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/>
    </style:style>
    <style:style style:name="ce4" style:family="table-cell" style:parent-style-name="Default">
      <style:table-cell-properties fo:background-color="#c0c0c0"/>
    </style:style>
  </office:automatic-styles>
  <office:body>
    <office:spreadsheet>
      <table:table table:name="Fundamental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table:style-name="ce1" office:value-type="string" table:number-columns-spanned="6" table:number-rows-spanned="1">
            <text:p>QUARTER 1</text:p>
          </table:table-cell>
          <table:covered-table-cell table:number-columns-repeated="5" table:style-name="ce4"/>
          <table:table-cell table:style-name="ce1" office:value-type="string" table:number-columns-spanned="6" table:number-rows-spanned="1">
            <text:p>QUARTER 2</text:p>
          </table:table-cell>
          <table:covered-table-cell table:number-columns-repeated="5" table:style-name="ce4"/>
          <table:table-cell table:style-name="ce1" office:value-type="string" table:number-columns-spanned="6" table:number-rows-spanned="1">
            <text:p>QUARTER 3</text:p>
          </table:table-cell>
          <table:covered-table-cell table:number-columns-repeated="5" table:style-name="ce4"/>
          <table:table-cell table:style-name="ce1" office:value-type="string" table:number-columns-spanned="6" table:number-rows-spanned="1">
            <text:p>QUARTER 4</text:p>
          </table:table-cell>
          <table:covered-table-cell table:number-columns-repeated="5" table:style-name="ce4"/>
        </table:table-row>
        <table:table-row table:style-name="ro2">
          <table:table-cell table:style-name="ce2" office:value-type="string">
            <text:p>ITERATIONS</text:p>
          </table:table-cell>
          <table:table-cell table:style-name="ce2" office:value-type="string">
            <text:p>RETURN</text:p>
          </table:table-cell>
          <table:table-cell table:style-name="ce2" office:value-type="string">
            <text:p>SIZE</text:p>
          </table:table-cell>
          <table:table-cell table:style-name="ce2" office:value-type="string">
            <text:p>RETURN:SIZE</text:p>
          </table:table-cell>
          <table:table-cell table:style-name="ce2" office:value-type="string">
            <text:p>HETEROGENEITY</text:p>
          </table:table-cell>
          <table:table-cell table:style-name="ce2" office:value-type="string">
            <text:p>INDICATOR MODE</text:p>
          </table:table-cell>
          <table:table-cell table:style-name="ce2" office:value-type="string">
            <text:p>ITERATIONS</text:p>
          </table:table-cell>
          <table:table-cell table:style-name="ce2" office:value-type="string">
            <text:p>RETURN</text:p>
          </table:table-cell>
          <table:table-cell table:style-name="ce2" office:value-type="string">
            <text:p>SIZE</text:p>
          </table:table-cell>
          <table:table-cell table:style-name="ce2" office:value-type="string">
            <text:p>RETURN:SIZE</text:p>
          </table:table-cell>
          <table:table-cell table:style-name="ce2" office:value-type="string">
            <text:p>HETEROGENEITY</text:p>
          </table:table-cell>
          <table:table-cell table:style-name="ce2" office:value-type="string">
            <text:p>INDICATOR MODE</text:p>
          </table:table-cell>
          <table:table-cell table:style-name="ce2" office:value-type="string">
            <text:p>ITERATIONS</text:p>
          </table:table-cell>
          <table:table-cell table:style-name="ce2" office:value-type="string">
            <text:p>RETURN</text:p>
          </table:table-cell>
          <table:table-cell table:style-name="ce2" office:value-type="string">
            <text:p>SIZE</text:p>
          </table:table-cell>
          <table:table-cell table:style-name="ce2" office:value-type="string">
            <text:p>RETURN:SIZE</text:p>
          </table:table-cell>
          <table:table-cell table:style-name="ce2" office:value-type="string">
            <text:p>HETEROGENEITY</text:p>
          </table:table-cell>
          <table:table-cell table:style-name="ce2" office:value-type="string">
            <text:p>INDICATOR MODE</text:p>
          </table:table-cell>
          <table:table-cell table:style-name="ce2" office:value-type="string">
            <text:p>ITERATIONS</text:p>
          </table:table-cell>
          <table:table-cell table:style-name="ce2" office:value-type="string">
            <text:p>RETURN</text:p>
          </table:table-cell>
          <table:table-cell table:style-name="ce2" office:value-type="string">
            <text:p>SIZE</text:p>
          </table:table-cell>
          <table:table-cell table:style-name="ce2" office:value-type="string">
            <text:p>RETURN:SIZE</text:p>
          </table:table-cell>
          <table:table-cell table:style-name="ce2" office:value-type="string">
            <text:p>HETEROGENEITY</text:p>
          </table:table-cell>
          <table:table-cell table:style-name="ce2" office:value-type="string">
            <text:p>INDICATOR MODE</text:p>
          </table:table-cell>
        </table:table-row>
        <table:table-row table:style-name="ro1"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</table:table-row>
        <table:table-row table:style-name="ro1">
          <table:table-cell table:style-name="ce3" office:value-type="float" office:value="0">
            <text:p>0</text:p>
          </table:table-cell>
          <table:table-cell office:value-type="float" office:value="7.5692625495141">
            <text:p>7.5692625495</text:p>
          </table:table-cell>
          <table:table-cell office:value-type="float" office:value="7.46666666666667">
            <text:p>7.4666666667</text:p>
          </table:table-cell>
          <table:table-cell office:value-type="float" office:value="1.03234248525406">
            <text:p>1.0323424853</text:p>
          </table:table-cell>
          <table:table-cell office:value-type="float" office:value="1.01111111111111">
            <text:p>1.0111111111</text:p>
          </table:table-cell>
          <table:table-cell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office:value-type="float" office:value="7.81252381708448">
            <text:p>7.8125238171</text:p>
          </table:table-cell>
          <table:table-cell office:value-type="float" office:value="7.8">
            <text:p>7.8</text:p>
          </table:table-cell>
          <table:table-cell office:value-type="float" office:value="1.02246171804177">
            <text:p>1.022461718</text:p>
          </table:table-cell>
          <table:table-cell office:value-type="float" office:value="1.02777777777778">
            <text:p>1.0277777778</text:p>
          </table:table-cell>
          <table:table-cell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float" office:value="18.1488823682023">
            <text:p>18.1488823682</text:p>
          </table:table-cell>
          <table:table-cell office:value-type="float" office:value="7.13333333333333">
            <text:p>7.1333333333</text:p>
          </table:table-cell>
          <table:table-cell office:value-type="float" office:value="2.59699215663755">
            <text:p>2.5969921566</text:p>
          </table:table-cell>
          <table:table-cell office:value-type="float" office:value="1.01666666666667">
            <text:p>1.0166666667</text:p>
          </table:table-cell>
          <table:table-cell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office:value-type="float" office:value="8.04812253873093">
            <text:p>8.0481225387</text:p>
          </table:table-cell>
          <table:table-cell office:value-type="float" office:value="7.6">
            <text:p>7.6</text:p>
          </table:table-cell>
          <table:table-cell office:value-type="float" office:value="1.0809162695478">
            <text:p>1.0809162695</text:p>
          </table:table-cell>
          <table:table-cell office:value-type="float" office:value="1.01666666666667">
            <text:p>1.01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5">
            <text:p>5</text:p>
          </table:table-cell>
          <table:table-cell office:value-type="float" office:value="7.94833751601191">
            <text:p>7.948337516</text:p>
          </table:table-cell>
          <table:table-cell office:value-type="float" office:value="9.73333333333333">
            <text:p>9.7333333333</text:p>
          </table:table-cell>
          <table:table-cell office:value-type="float" office:value="0.86424080921595">
            <text:p>0.8642408092</text:p>
          </table:table-cell>
          <table:table-cell office:value-type="float" office:value="1.05388888888889">
            <text:p>1.0538888889</text:p>
          </table:table-cell>
          <table:table-cell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office:value-type="float" office:value="8.50387589736842">
            <text:p>8.5038758974</text:p>
          </table:table-cell>
          <table:table-cell office:value-type="float" office:value="11.2">
            <text:p>11.2</text:p>
          </table:table-cell>
          <table:table-cell office:value-type="float" office:value="0.815269848339568">
            <text:p>0.8152698483</text:p>
          </table:table-cell>
          <table:table-cell office:value-type="float" office:value="1.06972222222222">
            <text:p>1.0697222222</text:p>
          </table:table-cell>
          <table:table-cell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office:value-type="float" office:value="18.579575309342">
            <text:p>18.5795753093</text:p>
          </table:table-cell>
          <table:table-cell office:value-type="float" office:value="8.66666666666667">
            <text:p>8.6666666667</text:p>
          </table:table-cell>
          <table:table-cell office:value-type="float" office:value="2.24433618666232">
            <text:p>2.2443361867</text:p>
          </table:table-cell>
          <table:table-cell office:value-type="float" office:value="1.05388888888889">
            <text:p>1.0538888889</text:p>
          </table:table-cell>
          <table:table-cell office:value-type="float" office:value="10">
            <text:p>10</text:p>
          </table:table-cell>
          <table:table-cell table:style-name="ce3" office:value-type="float" office:value="5">
            <text:p>5</text:p>
          </table:table-cell>
          <table:table-cell office:value-type="float" office:value="9.50943251071224">
            <text:p>9.5094325107</text:p>
          </table:table-cell>
          <table:table-cell office:value-type="float" office:value="11">
            <text:p>11</text:p>
          </table:table-cell>
          <table:table-cell office:value-type="float" office:value="0.931531723176455">
            <text:p>0.9315317232</text:p>
          </table:table-cell>
          <table:table-cell office:value-type="float" office:value="1.04277777777778">
            <text:p>1.0427777778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office:value-type="float" office:value="8.24175082154503">
            <text:p>8.2417508215</text:p>
          </table:table-cell>
          <table:table-cell office:value-type="float" office:value="12.5333333333333">
            <text:p>12.5333333333</text:p>
          </table:table-cell>
          <table:table-cell office:value-type="float" office:value="0.730217662644843">
            <text:p>0.7302176626</text:p>
          </table:table-cell>
          <table:table-cell office:value-type="float" office:value="1.07645743145743">
            <text:p>1.0764574315</text:p>
          </table:table-cell>
          <table:table-cell office:value-type="float" office:value="22">
            <text:p>22</text:p>
          </table:table-cell>
          <table:table-cell table:style-name="ce3" office:value-type="float" office:value="10">
            <text:p>10</text:p>
          </table:table-cell>
          <table:table-cell office:value-type="float" office:value="9.04523083494317">
            <text:p>9.0452308349</text:p>
          </table:table-cell>
          <table:table-cell office:value-type="float" office:value="13.3333333333333">
            <text:p>13.3333333333</text:p>
          </table:table-cell>
          <table:table-cell office:value-type="float" office:value="0.770344588320941">
            <text:p>0.7703445883</text:p>
          </table:table-cell>
          <table:table-cell office:value-type="float" office:value="1.08338744588745">
            <text:p>1.0833874459</text:p>
          </table:table-cell>
          <table:table-cell office:value-type="float" office:value="7">
            <text:p>7</text:p>
          </table:table-cell>
          <table:table-cell table:style-name="ce3" office:value-type="float" office:value="10">
            <text:p>10</text:p>
          </table:table-cell>
          <table:table-cell office:value-type="float" office:value="18.9361622972753">
            <text:p>18.9361622973</text:p>
          </table:table-cell>
          <table:table-cell office:value-type="float" office:value="11.4">
            <text:p>11.4</text:p>
          </table:table-cell>
          <table:table-cell office:value-type="float" office:value="1.87754075944966">
            <text:p>1.8775407594</text:p>
          </table:table-cell>
          <table:table-cell office:value-type="float" office:value="1.1059126984127">
            <text:p>1.1059126984</text:p>
          </table:table-cell>
          <table:table-cell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office:value-type="float" office:value="10.4829027771002">
            <text:p>10.4829027771</text:p>
          </table:table-cell>
          <table:table-cell office:value-type="float" office:value="14.3333333333333">
            <text:p>14.3333333333</text:p>
          </table:table-cell>
          <table:table-cell office:value-type="float" office:value="0.846064617317127">
            <text:p>0.8460646173</text:p>
          </table:table-cell>
          <table:table-cell office:value-type="float" office:value="1.09246031746032">
            <text:p>1.0924603175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3" office:value-type="float" office:value="15">
            <text:p>15</text:p>
          </table:table-cell>
          <table:table-cell office:value-type="float" office:value="8.59994781859487">
            <text:p>8.5999478186</text:p>
          </table:table-cell>
          <table:table-cell office:value-type="float" office:value="15.9333333333333">
            <text:p>15.9333333333</text:p>
          </table:table-cell>
          <table:table-cell office:value-type="float" office:value="0.646986562374369">
            <text:p>0.6469865624</text:p>
          </table:table-cell>
          <table:table-cell office:value-type="float" office:value="1.12066738816739">
            <text:p>1.1206673882</text:p>
          </table:table-cell>
          <table:table-cell office:value-type="float" office:value="21">
            <text:p>21</text:p>
          </table:table-cell>
          <table:table-cell table:style-name="ce3" office:value-type="float" office:value="15">
            <text:p>15</text:p>
          </table:table-cell>
          <table:table-cell office:value-type="float" office:value="9.44365515789039">
            <text:p>9.4436551579</text:p>
          </table:table-cell>
          <table:table-cell office:value-type="float" office:value="16.8666666666667">
            <text:p>16.8666666667</text:p>
          </table:table-cell>
          <table:table-cell office:value-type="float" office:value="0.631076497077511">
            <text:p>0.6310764971</text:p>
          </table:table-cell>
          <table:table-cell office:value-type="float" office:value="1.15032106782107">
            <text:p>1.1503210678</text:p>
          </table:table-cell>
          <table:table-cell office:value-type="float" office:value="22">
            <text:p>22</text:p>
          </table:table-cell>
          <table:table-cell table:style-name="ce3" office:value-type="float" office:value="15">
            <text:p>15</text:p>
          </table:table-cell>
          <table:table-cell office:value-type="float" office:value="19.1629416358078">
            <text:p>19.1629416358</text:p>
          </table:table-cell>
          <table:table-cell office:value-type="float" office:value="12.6666666666667">
            <text:p>12.6666666667</text:p>
          </table:table-cell>
          <table:table-cell office:value-type="float" office:value="1.60812603098122">
            <text:p>1.608126031</text:p>
          </table:table-cell>
          <table:table-cell office:value-type="float" office:value="1.12805555555556">
            <text:p>1.1280555556</text:p>
          </table:table-cell>
          <table:table-cell office:value-type="float" office:value="9">
            <text:p>9</text:p>
          </table:table-cell>
          <table:table-cell table:style-name="ce3" office:value-type="float" office:value="15">
            <text:p>15</text:p>
          </table:table-cell>
          <table:table-cell office:value-type="float" office:value="11.1129831709556">
            <text:p>11.112983171</text:p>
          </table:table-cell>
          <table:table-cell office:value-type="float" office:value="19">
            <text:p>19</text:p>
          </table:table-cell>
          <table:table-cell office:value-type="float" office:value="0.643308219302277">
            <text:p>0.6433082193</text:p>
          </table:table-cell>
          <table:table-cell office:value-type="float" office:value="1.14142255892256">
            <text:p>1.1414225589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3" office:value-type="float" office:value="20">
            <text:p>20</text:p>
          </table:table-cell>
          <table:table-cell office:value-type="float" office:value="8.88573784812973">
            <text:p>8.8857378481</text:p>
          </table:table-cell>
          <table:table-cell office:value-type="float" office:value="19.0666666666667">
            <text:p>19.0666666667</text:p>
          </table:table-cell>
          <table:table-cell office:value-type="float" office:value="0.602728521020484">
            <text:p>0.602728521</text:p>
          </table:table-cell>
          <table:table-cell office:value-type="float" office:value="1.21078282828283">
            <text:p>1.2107828283</text:p>
          </table:table-cell>
          <table:table-cell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office:value-type="float" office:value="9.72923393748263">
            <text:p>9.7292339375</text:p>
          </table:table-cell>
          <table:table-cell office:value-type="float" office:value="18.9333333333333">
            <text:p>18.9333333333</text:p>
          </table:table-cell>
          <table:table-cell office:value-type="float" office:value="0.612772917556589">
            <text:p>0.6127729176</text:p>
          </table:table-cell>
          <table:table-cell office:value-type="float" office:value="1.18172466422466">
            <text:p>1.1817246642</text:p>
          </table:table-cell>
          <table:table-cell office:value-type="float" office:value="22">
            <text:p>22</text:p>
          </table:table-cell>
          <table:table-cell table:style-name="ce3" office:value-type="float" office:value="20">
            <text:p>20</text:p>
          </table:table-cell>
          <table:table-cell office:value-type="float" office:value="19.4836366417685">
            <text:p>19.4836366418</text:p>
          </table:table-cell>
          <table:table-cell office:value-type="float" office:value="15.3333333333333">
            <text:p>15.3333333333</text:p>
          </table:table-cell>
          <table:table-cell office:value-type="float" office:value="1.41664090427556">
            <text:p>1.4166409043</text:p>
          </table:table-cell>
          <table:table-cell office:value-type="float" office:value="1.14243626743627">
            <text:p>1.1424362674</text:p>
          </table:table-cell>
          <table:table-cell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office:value-type="float" office:value="11.724141346601">
            <text:p>11.7241413466</text:p>
          </table:table-cell>
          <table:table-cell office:value-type="float" office:value="23.9333333333333">
            <text:p>23.9333333333</text:p>
          </table:table-cell>
          <table:table-cell office:value-type="float" office:value="0.587968639433694">
            <text:p>0.5879686394</text:p>
          </table:table-cell>
          <table:table-cell office:value-type="float" office:value="1.19716400801927">
            <text:p>1.19716400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style-name="ce3" office:value-type="float" office:value="25">
            <text:p>25</text:p>
          </table:table-cell>
          <table:table-cell office:value-type="float" office:value="9.03919049214951">
            <text:p>9.0391904921</text:p>
          </table:table-cell>
          <table:table-cell office:value-type="float" office:value="21.8666666666667">
            <text:p>21.8666666667</text:p>
          </table:table-cell>
          <table:table-cell office:value-type="float" office:value="0.503753831807743">
            <text:p>0.5037538318</text:p>
          </table:table-cell>
          <table:table-cell office:value-type="float" office:value="1.16677988677989">
            <text:p>1.1667798868</text:p>
          </table:table-cell>
          <table:table-cell office:value-type="float" office:value="15">
            <text:p>15</text:p>
          </table:table-cell>
          <table:table-cell table:style-name="ce3" office:value-type="float" office:value="25">
            <text:p>25</text:p>
          </table:table-cell>
          <table:table-cell office:value-type="float" office:value="10.0217813471067">
            <text:p>10.0217813471</text:p>
          </table:table-cell>
          <table:table-cell office:value-type="float" office:value="22">
            <text:p>22</text:p>
          </table:table-cell>
          <table:table-cell office:value-type="float" office:value="0.552358414369285">
            <text:p>0.5523584144</text:p>
          </table:table-cell>
          <table:table-cell office:value-type="float" office:value="1.28594646094646">
            <text:p>1.2859464609</text:p>
          </table:table-cell>
          <table:table-cell office:value-type="float" office:value="22">
            <text:p>22</text:p>
          </table:table-cell>
          <table:table-cell table:style-name="ce3" office:value-type="float" office:value="25">
            <text:p>25</text:p>
          </table:table-cell>
          <table:table-cell office:value-type="float" office:value="19.6858533037335">
            <text:p>19.6858533037</text:p>
          </table:table-cell>
          <table:table-cell office:value-type="float" office:value="16.1333333333333">
            <text:p>16.1333333333</text:p>
          </table:table-cell>
          <table:table-cell office:value-type="float" office:value="1.39561578951922">
            <text:p>1.3956157895</text:p>
          </table:table-cell>
          <table:table-cell office:value-type="float" office:value="1.16262506012506">
            <text:p>1.1626250601</text:p>
          </table:table-cell>
          <table:table-cell office:value-type="float" office:value="3">
            <text:p>3</text:p>
          </table:table-cell>
          <table:table-cell table:style-name="ce3" office:value-type="float" office:value="25">
            <text:p>25</text:p>
          </table:table-cell>
          <table:table-cell office:value-type="float" office:value="12.2084341149612">
            <text:p>12.208434115</text:p>
          </table:table-cell>
          <table:table-cell office:value-type="float" office:value="27.4">
            <text:p>27.4</text:p>
          </table:table-cell>
          <table:table-cell office:value-type="float" office:value="0.538550619031177">
            <text:p>0.538550619</text:p>
          </table:table-cell>
          <table:table-cell office:value-type="float" office:value="1.243129120335">
            <text:p>1.2431291203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3" office:value-type="float" office:value="30">
            <text:p>30</text:p>
          </table:table-cell>
          <table:table-cell office:value-type="float" office:value="9.15112824226863">
            <text:p>9.1511282423</text:p>
          </table:table-cell>
          <table:table-cell office:value-type="float" office:value="21.8">
            <text:p>21.8</text:p>
          </table:table-cell>
          <table:table-cell office:value-type="float" office:value="0.51503946299571">
            <text:p>0.515039463</text:p>
          </table:table-cell>
          <table:table-cell office:value-type="float" office:value="1.21534141784142">
            <text:p>1.2153414178</text:p>
          </table:table-cell>
          <table:table-cell office:value-type="float" office:value="22">
            <text:p>22</text:p>
          </table:table-cell>
          <table:table-cell table:style-name="ce3" office:value-type="float" office:value="30">
            <text:p>30</text:p>
          </table:table-cell>
          <table:table-cell office:value-type="float" office:value="10.2373041741823">
            <text:p>10.2373041742</text:p>
          </table:table-cell>
          <table:table-cell office:value-type="float" office:value="28.2666666666667">
            <text:p>28.2666666667</text:p>
          </table:table-cell>
          <table:table-cell office:value-type="float" office:value="0.473161584256411">
            <text:p>0.4731615843</text:p>
          </table:table-cell>
          <table:table-cell office:value-type="float" office:value="1.38891002646118">
            <text:p>1.3889100265</text:p>
          </table:table-cell>
          <table:table-cell office:value-type="float" office:value="22">
            <text:p>22</text:p>
          </table:table-cell>
          <table:table-cell table:style-name="ce3" office:value-type="float" office:value="30">
            <text:p>30</text:p>
          </table:table-cell>
          <table:table-cell office:value-type="float" office:value="19.8585010496896">
            <text:p>19.8585010497</text:p>
          </table:table-cell>
          <table:table-cell office:value-type="float" office:value="17.4">
            <text:p>17.4</text:p>
          </table:table-cell>
          <table:table-cell office:value-type="float" office:value="1.350075457334">
            <text:p>1.3500754573</text:p>
          </table:table-cell>
          <table:table-cell office:value-type="float" office:value="1.20571215821216">
            <text:p>1.2057121582</text:p>
          </table:table-cell>
          <table:table-cell office:value-type="float" office:value="9">
            <text:p>9</text:p>
          </table:table-cell>
          <table:table-cell table:style-name="ce3" office:value-type="float" office:value="30">
            <text:p>30</text:p>
          </table:table-cell>
          <table:table-cell office:value-type="float" office:value="12.5707479950363">
            <text:p>12.570747995</text:p>
          </table:table-cell>
          <table:table-cell office:value-type="float" office:value="31.2">
            <text:p>31.2</text:p>
          </table:table-cell>
          <table:table-cell office:value-type="float" office:value="0.486873101869807">
            <text:p>0.4868731019</text:p>
          </table:table-cell>
          <table:table-cell office:value-type="float" office:value="1.27763439175204">
            <text:p>1.2776343918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3" office:value-type="float" office:value="35">
            <text:p>35</text:p>
          </table:table-cell>
          <table:table-cell office:value-type="float" office:value="9.2769367076506">
            <text:p>9.2769367077</text:p>
          </table:table-cell>
          <table:table-cell office:value-type="float" office:value="24.8">
            <text:p>24.8</text:p>
          </table:table-cell>
          <table:table-cell office:value-type="float" office:value="0.47588294314239">
            <text:p>0.4758829431</text:p>
          </table:table-cell>
          <table:table-cell office:value-type="float" office:value="1.30060096765979">
            <text:p>1.3006009677</text:p>
          </table:table-cell>
          <table:table-cell office:value-type="float" office:value="21">
            <text:p>21</text:p>
          </table:table-cell>
          <table:table-cell table:style-name="ce3" office:value-type="float" office:value="35">
            <text:p>35</text:p>
          </table:table-cell>
          <table:table-cell office:value-type="float" office:value="10.3871266773892">
            <text:p>10.3871266774</text:p>
          </table:table-cell>
          <table:table-cell office:value-type="float" office:value="27.7333333333333">
            <text:p>27.7333333333</text:p>
          </table:table-cell>
          <table:table-cell office:value-type="float" office:value="0.476412109117439">
            <text:p>0.4764121091</text:p>
          </table:table-cell>
          <table:table-cell office:value-type="float" office:value="1.37704150424739">
            <text:p>1.3770415042</text:p>
          </table:table-cell>
          <table:table-cell office:value-type="float" office:value="22">
            <text:p>22</text:p>
          </table:table-cell>
          <table:table-cell table:style-name="ce3" office:value-type="float" office:value="35">
            <text:p>35</text:p>
          </table:table-cell>
          <table:table-cell office:value-type="float" office:value="19.9545245762884">
            <text:p>19.9545245763</text:p>
          </table:table-cell>
          <table:table-cell office:value-type="float" office:value="19.4">
            <text:p>19.4</text:p>
          </table:table-cell>
          <table:table-cell office:value-type="float" office:value="1.25622812923012">
            <text:p>1.2562281292</text:p>
          </table:table-cell>
          <table:table-cell office:value-type="float" office:value="1.25614417989418">
            <text:p>1.2561441799</text:p>
          </table:table-cell>
          <table:table-cell office:value-type="float" office:value="3">
            <text:p>3</text:p>
          </table:table-cell>
          <table:table-cell table:style-name="ce3" office:value-type="float" office:value="35">
            <text:p>35</text:p>
          </table:table-cell>
          <table:table-cell office:value-type="float" office:value="13.0108891906122">
            <text:p>13.0108891906</text:p>
          </table:table-cell>
          <table:table-cell office:value-type="float" office:value="38.1333333333333">
            <text:p>38.1333333333</text:p>
          </table:table-cell>
          <table:table-cell office:value-type="float" office:value="0.460951173719262">
            <text:p>0.4609511737</text:p>
          </table:table-cell>
          <table:table-cell office:value-type="float" office:value="1.40397574647575">
            <text:p>1.403975746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40">
            <text:p>40</text:p>
          </table:table-cell>
          <table:table-cell office:value-type="float" office:value="9.38454573948197">
            <text:p>9.3845457395</text:p>
          </table:table-cell>
          <table:table-cell office:value-type="float" office:value="27">
            <text:p>27</text:p>
          </table:table-cell>
          <table:table-cell office:value-type="float" office:value="0.457436010135393">
            <text:p>0.4574360101</text:p>
          </table:table-cell>
          <table:table-cell office:value-type="float" office:value="1.28530682280682">
            <text:p>1.2853068228</text:p>
          </table:table-cell>
          <table:table-cell office:value-type="float" office:value="3">
            <text:p>3</text:p>
          </table:table-cell>
          <table:table-cell table:style-name="ce3" office:value-type="float" office:value="40">
            <text:p>40</text:p>
          </table:table-cell>
          <table:table-cell office:value-type="float" office:value="10.5487577734055">
            <text:p>10.5487577734</text:p>
          </table:table-cell>
          <table:table-cell office:value-type="float" office:value="38.4666666666667">
            <text:p>38.4666666667</text:p>
          </table:table-cell>
          <table:table-cell office:value-type="float" office:value="0.387920494040832">
            <text:p>0.387920494</text:p>
          </table:table-cell>
          <table:table-cell office:value-type="float" office:value="1.53300475114542">
            <text:p>1.5330047511</text:p>
          </table:table-cell>
          <table:table-cell office:value-type="float" office:value="22">
            <text:p>22</text:p>
          </table:table-cell>
          <table:table-cell table:style-name="ce3" office:value-type="float" office:value="40">
            <text:p>40</text:p>
          </table:table-cell>
          <table:table-cell office:value-type="float" office:value="20.0611370746212">
            <text:p>20.0611370746</text:p>
          </table:table-cell>
          <table:table-cell office:value-type="float" office:value="20.4666666666667">
            <text:p>20.4666666667</text:p>
          </table:table-cell>
          <table:table-cell office:value-type="float" office:value="1.20072876233558">
            <text:p>1.2007287623</text:p>
          </table:table-cell>
          <table:table-cell office:value-type="float" office:value="1.2646164021164">
            <text:p>1.2646164021</text:p>
          </table:table-cell>
          <table:table-cell office:value-type="float" office:value="3">
            <text:p>3</text:p>
          </table:table-cell>
          <table:table-cell table:style-name="ce3" office:value-type="float" office:value="40">
            <text:p>40</text:p>
          </table:table-cell>
          <table:table-cell office:value-type="float" office:value="13.323948681039">
            <text:p>13.323948681</text:p>
          </table:table-cell>
          <table:table-cell office:value-type="float" office:value="43">
            <text:p>43</text:p>
          </table:table-cell>
          <table:table-cell office:value-type="float" office:value="0.388373023241009">
            <text:p>0.3883730232</text:p>
          </table:table-cell>
          <table:table-cell office:value-type="float" office:value="1.53255227200274">
            <text:p>1.53255227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45">
            <text:p>45</text:p>
          </table:table-cell>
          <table:table-cell office:value-type="float" office:value="9.46588937197651">
            <text:p>9.465889372</text:p>
          </table:table-cell>
          <table:table-cell office:value-type="float" office:value="27.4">
            <text:p>27.4</text:p>
          </table:table-cell>
          <table:table-cell office:value-type="float" office:value="0.462276561022525">
            <text:p>0.462276561</text:p>
          </table:table-cell>
          <table:table-cell office:value-type="float" office:value="1.34001661593767">
            <text:p>1.3400166159</text:p>
          </table:table-cell>
          <table:table-cell office:value-type="float" office:value="22">
            <text:p>22</text:p>
          </table:table-cell>
          <table:table-cell table:style-name="ce3" office:value-type="float" office:value="45">
            <text:p>45</text:p>
          </table:table-cell>
          <table:table-cell office:value-type="float" office:value="10.6306859882962">
            <text:p>10.6306859883</text:p>
          </table:table-cell>
          <table:table-cell office:value-type="float" office:value="41.8666666666667">
            <text:p>41.8666666667</text:p>
          </table:table-cell>
          <table:table-cell office:value-type="float" office:value="0.37865924945541">
            <text:p>0.3786592495</text:p>
          </table:table-cell>
          <table:table-cell office:value-type="float" office:value="1.57356365126102">
            <text:p>1.5735636513</text:p>
          </table:table-cell>
          <table:table-cell office:value-type="float" office:value="22">
            <text:p>22</text:p>
          </table:table-cell>
          <table:table-cell table:style-name="ce3" office:value-type="float" office:value="45">
            <text:p>45</text:p>
          </table:table-cell>
          <table:table-cell office:value-type="float" office:value="20.1485596836765">
            <text:p>20.1485596837</text:p>
          </table:table-cell>
          <table:table-cell office:value-type="float" office:value="20.4666666666667">
            <text:p>20.4666666667</text:p>
          </table:table-cell>
          <table:table-cell office:value-type="float" office:value="1.19651042315797">
            <text:p>1.1965104232</text:p>
          </table:table-cell>
          <table:table-cell office:value-type="float" office:value="1.24579365079365">
            <text:p>1.2457936508</text:p>
          </table:table-cell>
          <table:table-cell office:value-type="float" office:value="4">
            <text:p>4</text:p>
          </table:table-cell>
          <table:table-cell table:style-name="ce3" office:value-type="float" office:value="45">
            <text:p>45</text:p>
          </table:table-cell>
          <table:table-cell office:value-type="float" office:value="13.5817895809557">
            <text:p>13.581789581</text:p>
          </table:table-cell>
          <table:table-cell office:value-type="float" office:value="48.8666666666667">
            <text:p>48.8666666667</text:p>
          </table:table-cell>
          <table:table-cell office:value-type="float" office:value="0.356366028203285">
            <text:p>0.3563660282</text:p>
          </table:table-cell>
          <table:table-cell office:value-type="float" office:value="1.57679616695181">
            <text:p>1.57679616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3" office:value-type="float" office:value="50">
            <text:p>50</text:p>
          </table:table-cell>
          <table:table-cell office:value-type="float" office:value="9.54332214213355">
            <text:p>9.5433221421</text:p>
          </table:table-cell>
          <table:table-cell office:value-type="float" office:value="29.6666666666667">
            <text:p>29.6666666667</text:p>
          </table:table-cell>
          <table:table-cell office:value-type="float" office:value="0.432164267915711">
            <text:p>0.4321642679</text:p>
          </table:table-cell>
          <table:table-cell office:value-type="float" office:value="1.39589924568185">
            <text:p>1.3958992457</text:p>
          </table:table-cell>
          <table:table-cell office:value-type="float" office:value="22">
            <text:p>22</text:p>
          </table:table-cell>
          <table:table-cell table:style-name="ce3" office:value-type="float" office:value="50">
            <text:p>50</text:p>
          </table:table-cell>
          <table:table-cell office:value-type="float" office:value="10.7285757275542">
            <text:p>10.7285757276</text:p>
          </table:table-cell>
          <table:table-cell office:value-type="float" office:value="41.4">
            <text:p>41.4</text:p>
          </table:table-cell>
          <table:table-cell office:value-type="float" office:value="0.368577120446322">
            <text:p>0.3685771204</text:p>
          </table:table-cell>
          <table:table-cell office:value-type="float" office:value="1.60822039489155">
            <text:p>1.6082203949</text:p>
          </table:table-cell>
          <table:table-cell office:value-type="float" office:value="22">
            <text:p>22</text:p>
          </table:table-cell>
          <table:table-cell table:style-name="ce3" office:value-type="float" office:value="50">
            <text:p>50</text:p>
          </table:table-cell>
          <table:table-cell office:value-type="float" office:value="20.2582817376282">
            <text:p>20.2582817376</text:p>
          </table:table-cell>
          <table:table-cell office:value-type="float" office:value="20.2">
            <text:p>20.2</text:p>
          </table:table-cell>
          <table:table-cell office:value-type="float" office:value="1.21070268816432">
            <text:p>1.2107026882</text:p>
          </table:table-cell>
          <table:table-cell office:value-type="float" office:value="1.27511257261257">
            <text:p>1.2751125726</text:p>
          </table:table-cell>
          <table:table-cell office:value-type="float" office:value="4">
            <text:p>4</text:p>
          </table:table-cell>
          <table:table-cell table:style-name="ce3" office:value-type="float" office:value="50">
            <text:p>50</text:p>
          </table:table-cell>
          <table:table-cell office:value-type="float" office:value="13.7913782237527">
            <text:p>13.7913782238</text:p>
          </table:table-cell>
          <table:table-cell office:value-type="float" office:value="54.4666666666667">
            <text:p>54.4666666667</text:p>
          </table:table-cell>
          <table:table-cell office:value-type="float" office:value="0.329063171399831">
            <text:p>0.3290631714</text:p>
          </table:table-cell>
          <table:table-cell office:value-type="float" office:value="1.66011916758777">
            <text:p>1.660119167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55">
            <text:p>55</text:p>
          </table:table-cell>
          <table:table-cell office:value-type="float" office:value="9.57113528537781">
            <text:p>9.5711352854</text:p>
          </table:table-cell>
          <table:table-cell office:value-type="float" office:value="31.8666666666667">
            <text:p>31.8666666667</text:p>
          </table:table-cell>
          <table:table-cell office:value-type="float" office:value="0.420741209916171">
            <text:p>0.4207412099</text:p>
          </table:table-cell>
          <table:table-cell office:value-type="float" office:value="1.46338564356753">
            <text:p>1.4633856436</text:p>
          </table:table-cell>
          <table:table-cell office:value-type="float" office:value="22">
            <text:p>22</text:p>
          </table:table-cell>
          <table:table-cell table:style-name="ce3" office:value-type="float" office:value="55">
            <text:p>55</text:p>
          </table:table-cell>
          <table:table-cell office:value-type="float" office:value="10.8736065503304">
            <text:p>10.8736065503</text:p>
          </table:table-cell>
          <table:table-cell office:value-type="float" office:value="42.8666666666667">
            <text:p>42.8666666667</text:p>
          </table:table-cell>
          <table:table-cell office:value-type="float" office:value="0.358484801655209">
            <text:p>0.3584848017</text:p>
          </table:table-cell>
          <table:table-cell office:value-type="float" office:value="1.55572470300024">
            <text:p>1.555724703</text:p>
          </table:table-cell>
          <table:table-cell office:value-type="float" office:value="22">
            <text:p>22</text:p>
          </table:table-cell>
          <table:table-cell table:style-name="ce3" office:value-type="float" office:value="55">
            <text:p>55</text:p>
          </table:table-cell>
          <table:table-cell office:value-type="float" office:value="20.2959970944872">
            <text:p>20.2959970945</text:p>
          </table:table-cell>
          <table:table-cell office:value-type="float" office:value="20.2">
            <text:p>20.2</text:p>
          </table:table-cell>
          <table:table-cell office:value-type="float" office:value="1.22251468699775">
            <text:p>1.222514687</text:p>
          </table:table-cell>
          <table:table-cell office:value-type="float" office:value="1.25984959484959">
            <text:p>1.2598495948</text:p>
          </table:table-cell>
          <table:table-cell office:value-type="float" office:value="4">
            <text:p>4</text:p>
          </table:table-cell>
          <table:table-cell table:style-name="ce3" office:value-type="float" office:value="55">
            <text:p>55</text:p>
          </table:table-cell>
          <table:table-cell office:value-type="float" office:value="14.0254330901021">
            <text:p>14.0254330901</text:p>
          </table:table-cell>
          <table:table-cell office:value-type="float" office:value="57.2666666666667">
            <text:p>57.2666666667</text:p>
          </table:table-cell>
          <table:table-cell office:value-type="float" office:value="0.312484963923013">
            <text:p>0.3124849639</text:p>
          </table:table-cell>
          <table:table-cell office:value-type="float" office:value="1.69359713542043">
            <text:p>1.693597135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3" office:value-type="float" office:value="60">
            <text:p>60</text:p>
          </table:table-cell>
          <table:table-cell office:value-type="float" office:value="9.59334220829148">
            <text:p>9.5933422083</text:p>
          </table:table-cell>
          <table:table-cell office:value-type="float" office:value="30.2">
            <text:p>30.2</text:p>
          </table:table-cell>
          <table:table-cell office:value-type="float" office:value="0.427820490522593">
            <text:p>0.4278204905</text:p>
          </table:table-cell>
          <table:table-cell office:value-type="float" office:value="1.37266932745194">
            <text:p>1.3726693275</text:p>
          </table:table-cell>
          <table:table-cell office:value-type="float" office:value="22">
            <text:p>22</text:p>
          </table:table-cell>
          <table:table-cell table:style-name="ce3" office:value-type="float" office:value="60">
            <text:p>60</text:p>
          </table:table-cell>
          <table:table-cell office:value-type="float" office:value="10.9601127768819">
            <text:p>10.9601127769</text:p>
          </table:table-cell>
          <table:table-cell office:value-type="float" office:value="44.8">
            <text:p>44.8</text:p>
          </table:table-cell>
          <table:table-cell office:value-type="float" office:value="0.364059086296432">
            <text:p>0.3640590863</text:p>
          </table:table-cell>
          <table:table-cell office:value-type="float" office:value="1.65865623719844">
            <text:p>1.6586562372</text:p>
          </table:table-cell>
          <table:table-cell office:value-type="float" office:value="22">
            <text:p>22</text:p>
          </table:table-cell>
          <table:table-cell table:style-name="ce3" office:value-type="float" office:value="60">
            <text:p>60</text:p>
          </table:table-cell>
          <table:table-cell office:value-type="float" office:value="20.3898412873776">
            <text:p>20.3898412874</text:p>
          </table:table-cell>
          <table:table-cell office:value-type="float" office:value="21.8666666666667">
            <text:p>21.8666666667</text:p>
          </table:table-cell>
          <table:table-cell office:value-type="float" office:value="1.18879444702144">
            <text:p>1.188794447</text:p>
          </table:table-cell>
          <table:table-cell office:value-type="float" office:value="1.42383357383357">
            <text:p>1.4238335738</text:p>
          </table:table-cell>
          <table:table-cell office:value-type="float" office:value="4">
            <text:p>4</text:p>
          </table:table-cell>
          <table:table-cell table:style-name="ce3" office:value-type="float" office:value="60">
            <text:p>60</text:p>
          </table:table-cell>
          <table:table-cell office:value-type="float" office:value="14.2430529536146">
            <text:p>14.2430529536</text:p>
          </table:table-cell>
          <table:table-cell office:value-type="float" office:value="64.4666666666667">
            <text:p>64.4666666667</text:p>
          </table:table-cell>
          <table:table-cell office:value-type="float" office:value="0.288461688102955">
            <text:p>0.2884616881</text:p>
          </table:table-cell>
          <table:table-cell office:value-type="float" office:value="1.82666411332046">
            <text:p>1.826664113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65">
            <text:p>65</text:p>
          </table:table-cell>
          <table:table-cell office:value-type="float" office:value="9.63963983871049">
            <text:p>9.6396398387</text:p>
          </table:table-cell>
          <table:table-cell office:value-type="float" office:value="32.5333333333333">
            <text:p>32.5333333333</text:p>
          </table:table-cell>
          <table:table-cell office:value-type="float" office:value="0.418876340783214">
            <text:p>0.4188763408</text:p>
          </table:table-cell>
          <table:table-cell office:value-type="float" office:value="1.41202267780529">
            <text:p>1.4120226778</text:p>
          </table:table-cell>
          <table:table-cell office:value-type="float" office:value="22">
            <text:p>22</text:p>
          </table:table-cell>
          <table:table-cell table:style-name="ce3" office:value-type="float" office:value="65">
            <text:p>65</text:p>
          </table:table-cell>
          <table:table-cell office:value-type="float" office:value="11.0522196788065">
            <text:p>11.0522196788</text:p>
          </table:table-cell>
          <table:table-cell office:value-type="float" office:value="50.1333333333333">
            <text:p>50.1333333333</text:p>
          </table:table-cell>
          <table:table-cell office:value-type="float" office:value="0.35871143053186">
            <text:p>0.3587114305</text:p>
          </table:table-cell>
          <table:table-cell office:value-type="float" office:value="1.74384048499374">
            <text:p>1.743840485</text:p>
          </table:table-cell>
          <table:table-cell office:value-type="float" office:value="22">
            <text:p>22</text:p>
          </table:table-cell>
          <table:table-cell table:style-name="ce3" office:value-type="float" office:value="65">
            <text:p>65</text:p>
          </table:table-cell>
          <table:table-cell office:value-type="float" office:value="20.4156421408794">
            <text:p>20.4156421409</text:p>
          </table:table-cell>
          <table:table-cell office:value-type="float" office:value="20.6">
            <text:p>20.6</text:p>
          </table:table-cell>
          <table:table-cell office:value-type="float" office:value="1.24773988949595">
            <text:p>1.2477398895</text:p>
          </table:table-cell>
          <table:table-cell office:value-type="float" office:value="1.36959595959596">
            <text:p>1.3695959596</text:p>
          </table:table-cell>
          <table:table-cell office:value-type="float" office:value="4">
            <text:p>4</text:p>
          </table:table-cell>
          <table:table-cell table:style-name="ce3" office:value-type="float" office:value="65">
            <text:p>65</text:p>
          </table:table-cell>
          <table:table-cell office:value-type="float" office:value="14.3924584359682">
            <text:p>14.392458436</text:p>
          </table:table-cell>
          <table:table-cell office:value-type="float" office:value="63.2">
            <text:p>63.2</text:p>
          </table:table-cell>
          <table:table-cell office:value-type="float" office:value="0.291425691326162">
            <text:p>0.2914256913</text:p>
          </table:table-cell>
          <table:table-cell office:value-type="float" office:value="1.72996920964026">
            <text:p>1.729969209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70">
            <text:p>70</text:p>
          </table:table-cell>
          <table:table-cell office:value-type="float" office:value="9.69468372468426">
            <text:p>9.6946837247</text:p>
          </table:table-cell>
          <table:table-cell office:value-type="float" office:value="34.6666666666667">
            <text:p>34.6666666667</text:p>
          </table:table-cell>
          <table:table-cell office:value-type="float" office:value="0.407912769048359">
            <text:p>0.407912769</text:p>
          </table:table-cell>
          <table:table-cell office:value-type="float" office:value="1.43765442647022">
            <text:p>1.4376544265</text:p>
          </table:table-cell>
          <table:table-cell office:value-type="float" office:value="22">
            <text:p>22</text:p>
          </table:table-cell>
          <table:table-cell table:style-name="ce3" office:value-type="float" office:value="70">
            <text:p>70</text:p>
          </table:table-cell>
          <table:table-cell office:value-type="float" office:value="11.133333839983">
            <text:p>11.13333384</text:p>
          </table:table-cell>
          <table:table-cell office:value-type="float" office:value="52.4666666666667">
            <text:p>52.4666666667</text:p>
          </table:table-cell>
          <table:table-cell office:value-type="float" office:value="0.346745274013194">
            <text:p>0.346745274</text:p>
          </table:table-cell>
          <table:table-cell office:value-type="float" office:value="1.73849848136156">
            <text:p>1.7384984814</text:p>
          </table:table-cell>
          <table:table-cell office:value-type="float" office:value="22">
            <text:p>22</text:p>
          </table:table-cell>
          <table:table-cell table:style-name="ce3" office:value-type="float" office:value="70">
            <text:p>70</text:p>
          </table:table-cell>
          <table:table-cell office:value-type="float" office:value="20.4939563812735">
            <text:p>20.4939563813</text:p>
          </table:table-cell>
          <table:table-cell office:value-type="float" office:value="21.4666666666667">
            <text:p>21.4666666667</text:p>
          </table:table-cell>
          <table:table-cell office:value-type="float" office:value="1.1995013430738">
            <text:p>1.1995013431</text:p>
          </table:table-cell>
          <table:table-cell office:value-type="float" office:value="1.32231536981537">
            <text:p>1.3223153698</text:p>
          </table:table-cell>
          <table:table-cell office:value-type="float" office:value="4">
            <text:p>4</text:p>
          </table:table-cell>
          <table:table-cell table:style-name="ce3" office:value-type="float" office:value="70">
            <text:p>70</text:p>
          </table:table-cell>
          <table:table-cell office:value-type="float" office:value="14.4955939710961">
            <text:p>14.4955939711</text:p>
          </table:table-cell>
          <table:table-cell office:value-type="float" office:value="63.8666666666667">
            <text:p>63.8666666667</text:p>
          </table:table-cell>
          <table:table-cell office:value-type="float" office:value="0.295876855641494">
            <text:p>0.2958768556</text:p>
          </table:table-cell>
          <table:table-cell office:value-type="float" office:value="1.76331594830945">
            <text:p>1.763315948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75">
            <text:p>75</text:p>
          </table:table-cell>
          <table:table-cell office:value-type="float" office:value="9.73087784565858">
            <text:p>9.7308778457</text:p>
          </table:table-cell>
          <table:table-cell office:value-type="float" office:value="38.2">
            <text:p>38.2</text:p>
          </table:table-cell>
          <table:table-cell office:value-type="float" office:value="0.380489584469117">
            <text:p>0.3804895845</text:p>
          </table:table-cell>
          <table:table-cell office:value-type="float" office:value="1.56037425322642">
            <text:p>1.5603742532</text:p>
          </table:table-cell>
          <table:table-cell office:value-type="float" office:value="22">
            <text:p>22</text:p>
          </table:table-cell>
          <table:table-cell table:style-name="ce3" office:value-type="float" office:value="75">
            <text:p>75</text:p>
          </table:table-cell>
          <table:table-cell office:value-type="float" office:value="11.1735589548363">
            <text:p>11.1735589548</text:p>
          </table:table-cell>
          <table:table-cell office:value-type="float" office:value="51.8">
            <text:p>51.8</text:p>
          </table:table-cell>
          <table:table-cell office:value-type="float" office:value="0.353624532448923">
            <text:p>0.3536245324</text:p>
          </table:table-cell>
          <table:table-cell office:value-type="float" office:value="1.73886020412336">
            <text:p>1.7388602041</text:p>
          </table:table-cell>
          <table:table-cell office:value-type="float" office:value="22">
            <text:p>22</text:p>
          </table:table-cell>
          <table:table-cell table:style-name="ce3" office:value-type="float" office:value="75">
            <text:p>75</text:p>
          </table:table-cell>
          <table:table-cell office:value-type="float" office:value="20.6272199479763">
            <text:p>20.627219948</text:p>
          </table:table-cell>
          <table:table-cell office:value-type="float" office:value="24.2">
            <text:p>24.2</text:p>
          </table:table-cell>
          <table:table-cell office:value-type="float" office:value="1.09073113455755">
            <text:p>1.0907311346</text:p>
          </table:table-cell>
          <table:table-cell office:value-type="float" office:value="1.41074555074555">
            <text:p>1.4107455507</text:p>
          </table:table-cell>
          <table:table-cell office:value-type="float" office:value="4">
            <text:p>4</text:p>
          </table:table-cell>
          <table:table-cell table:style-name="ce3" office:value-type="float" office:value="75">
            <text:p>75</text:p>
          </table:table-cell>
          <table:table-cell office:value-type="float" office:value="14.6350184273389">
            <text:p>14.6350184273</text:p>
          </table:table-cell>
          <table:table-cell office:value-type="float" office:value="75.4666666666667">
            <text:p>75.4666666667</text:p>
          </table:table-cell>
          <table:table-cell office:value-type="float" office:value="0.27953982207736">
            <text:p>0.2795398221</text:p>
          </table:table-cell>
          <table:table-cell office:value-type="float" office:value="1.96073115653035">
            <text:p>1.960731156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80">
            <text:p>80</text:p>
          </table:table-cell>
          <table:table-cell office:value-type="float" office:value="9.79211281152995">
            <text:p>9.7921128115</text:p>
          </table:table-cell>
          <table:table-cell office:value-type="float" office:value="39.2666666666667">
            <text:p>39.2666666667</text:p>
          </table:table-cell>
          <table:table-cell office:value-type="float" office:value="0.384701555572302">
            <text:p>0.3847015556</text:p>
          </table:table-cell>
          <table:table-cell office:value-type="float" office:value="1.56988835782953">
            <text:p>1.5698883578</text:p>
          </table:table-cell>
          <table:table-cell office:value-type="float" office:value="22">
            <text:p>22</text:p>
          </table:table-cell>
          <table:table-cell table:style-name="ce3" office:value-type="float" office:value="80">
            <text:p>80</text:p>
          </table:table-cell>
          <table:table-cell office:value-type="float" office:value="11.2586536457788">
            <text:p>11.2586536458</text:p>
          </table:table-cell>
          <table:table-cell office:value-type="float" office:value="50">
            <text:p>50</text:p>
          </table:table-cell>
          <table:table-cell office:value-type="float" office:value="0.352597321582419">
            <text:p>0.3525973216</text:p>
          </table:table-cell>
          <table:table-cell office:value-type="float" office:value="1.70726436786086">
            <text:p>1.7072643679</text:p>
          </table:table-cell>
          <table:table-cell office:value-type="float" office:value="22">
            <text:p>22</text:p>
          </table:table-cell>
          <table:table-cell table:style-name="ce3" office:value-type="float" office:value="80">
            <text:p>80</text:p>
          </table:table-cell>
          <table:table-cell office:value-type="float" office:value="20.6327125142617">
            <text:p>20.6327125143</text:p>
          </table:table-cell>
          <table:table-cell office:value-type="float" office:value="24">
            <text:p>24</text:p>
          </table:table-cell>
          <table:table-cell office:value-type="float" office:value="1.11303805293033">
            <text:p>1.1130380529</text:p>
          </table:table-cell>
          <table:table-cell office:value-type="float" office:value="1.3945695045695">
            <text:p>1.3945695046</text:p>
          </table:table-cell>
          <table:table-cell office:value-type="float" office:value="8">
            <text:p>8</text:p>
          </table:table-cell>
          <table:table-cell table:style-name="ce3" office:value-type="float" office:value="80">
            <text:p>80</text:p>
          </table:table-cell>
          <table:table-cell office:value-type="float" office:value="14.7363893397334">
            <text:p>14.7363893397</text:p>
          </table:table-cell>
          <table:table-cell office:value-type="float" office:value="78.8666666666667">
            <text:p>78.8666666667</text:p>
          </table:table-cell>
          <table:table-cell office:value-type="float" office:value="0.260194569458528">
            <text:p>0.2601945695</text:p>
          </table:table-cell>
          <table:table-cell office:value-type="float" office:value="2.05669399700553">
            <text:p>2.05669399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85">
            <text:p>85</text:p>
          </table:table-cell>
          <table:table-cell office:value-type="float" office:value="9.83414289120361">
            <text:p>9.8341428912</text:p>
          </table:table-cell>
          <table:table-cell office:value-type="float" office:value="38">
            <text:p>38</text:p>
          </table:table-cell>
          <table:table-cell office:value-type="float" office:value="0.402082426740839">
            <text:p>0.4020824267</text:p>
          </table:table-cell>
          <table:table-cell office:value-type="float" office:value="1.50814388125921">
            <text:p>1.5081438813</text:p>
          </table:table-cell>
          <table:table-cell office:value-type="float" office:value="22">
            <text:p>22</text:p>
          </table:table-cell>
          <table:table-cell table:style-name="ce3" office:value-type="float" office:value="85">
            <text:p>85</text:p>
          </table:table-cell>
          <table:table-cell office:value-type="float" office:value="11.3342075054957">
            <text:p>11.3342075055</text:p>
          </table:table-cell>
          <table:table-cell office:value-type="float" office:value="54.4">
            <text:p>54.4</text:p>
          </table:table-cell>
          <table:table-cell office:value-type="float" office:value="0.341374822300284">
            <text:p>0.3413748223</text:p>
          </table:table-cell>
          <table:table-cell office:value-type="float" office:value="1.73433971107127">
            <text:p>1.7343397111</text:p>
          </table:table-cell>
          <table:table-cell office:value-type="float" office:value="22">
            <text:p>22</text:p>
          </table:table-cell>
          <table:table-cell table:style-name="ce3" office:value-type="float" office:value="85">
            <text:p>85</text:p>
          </table:table-cell>
          <table:table-cell office:value-type="float" office:value="20.6510543222282">
            <text:p>20.6510543222</text:p>
          </table:table-cell>
          <table:table-cell office:value-type="float" office:value="23.4666666666667">
            <text:p>23.4666666667</text:p>
          </table:table-cell>
          <table:table-cell office:value-type="float" office:value="1.10523566726085">
            <text:p>1.1052356673</text:p>
          </table:table-cell>
          <table:table-cell office:value-type="float" office:value="1.31498556998557">
            <text:p>1.31498557</text:p>
          </table:table-cell>
          <table:table-cell office:value-type="float" office:value="8">
            <text:p>8</text:p>
          </table:table-cell>
          <table:table-cell table:style-name="ce3" office:value-type="float" office:value="85">
            <text:p>85</text:p>
          </table:table-cell>
          <table:table-cell office:value-type="float" office:value="14.9157204427529">
            <text:p>14.9157204428</text:p>
          </table:table-cell>
          <table:table-cell office:value-type="float" office:value="74.2">
            <text:p>74.2</text:p>
          </table:table-cell>
          <table:table-cell office:value-type="float" office:value="0.255045099431802">
            <text:p>0.2550450994</text:p>
          </table:table-cell>
          <table:table-cell office:value-type="float" office:value="1.9855913243747">
            <text:p>1.985591324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90">
            <text:p>90</text:p>
          </table:table-cell>
          <table:table-cell office:value-type="float" office:value="9.86371777221148">
            <text:p>9.8637177722</text:p>
          </table:table-cell>
          <table:table-cell office:value-type="float" office:value="39">
            <text:p>39</text:p>
          </table:table-cell>
          <table:table-cell office:value-type="float" office:value="0.404327339442312">
            <text:p>0.4043273394</text:p>
          </table:table-cell>
          <table:table-cell office:value-type="float" office:value="1.51239830115991">
            <text:p>1.5123983012</text:p>
          </table:table-cell>
          <table:table-cell office:value-type="float" office:value="22">
            <text:p>22</text:p>
          </table:table-cell>
          <table:table-cell table:style-name="ce3" office:value-type="float" office:value="90">
            <text:p>90</text:p>
          </table:table-cell>
          <table:table-cell office:value-type="float" office:value="11.4009357607732">
            <text:p>11.4009357608</text:p>
          </table:table-cell>
          <table:table-cell office:value-type="float" office:value="60.4">
            <text:p>60.4</text:p>
          </table:table-cell>
          <table:table-cell office:value-type="float" office:value="0.344260309858422">
            <text:p>0.3442603099</text:p>
          </table:table-cell>
          <table:table-cell office:value-type="float" office:value="1.80248010695478">
            <text:p>1.802480107</text:p>
          </table:table-cell>
          <table:table-cell office:value-type="float" office:value="22">
            <text:p>22</text:p>
          </table:table-cell>
          <table:table-cell table:style-name="ce3" office:value-type="float" office:value="90">
            <text:p>90</text:p>
          </table:table-cell>
          <table:table-cell office:value-type="float" office:value="20.6907551013721">
            <text:p>20.6907551014</text:p>
          </table:table-cell>
          <table:table-cell office:value-type="float" office:value="24.2">
            <text:p>24.2</text:p>
          </table:table-cell>
          <table:table-cell office:value-type="float" office:value="1.09464987431595">
            <text:p>1.0946498743</text:p>
          </table:table-cell>
          <table:table-cell office:value-type="float" office:value="1.35527158027158">
            <text:p>1.3552715803</text:p>
          </table:table-cell>
          <table:table-cell office:value-type="float" office:value="3">
            <text:p>3</text:p>
          </table:table-cell>
          <table:table-cell table:style-name="ce3" office:value-type="float" office:value="90">
            <text:p>90</text:p>
          </table:table-cell>
          <table:table-cell office:value-type="float" office:value="14.9939226247483">
            <text:p>14.9939226247</text:p>
          </table:table-cell>
          <table:table-cell office:value-type="float" office:value="78.8666666666667">
            <text:p>78.8666666667</text:p>
          </table:table-cell>
          <table:table-cell office:value-type="float" office:value="0.260421502011828">
            <text:p>0.260421502</text:p>
          </table:table-cell>
          <table:table-cell office:value-type="float" office:value="1.98379158533591">
            <text:p>1.983791585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95">
            <text:p>95</text:p>
          </table:table-cell>
          <table:table-cell office:value-type="float" office:value="9.86740581542077">
            <text:p>9.8674058154</text:p>
          </table:table-cell>
          <table:table-cell office:value-type="float" office:value="36.6">
            <text:p>36.6</text:p>
          </table:table-cell>
          <table:table-cell office:value-type="float" office:value="0.410753855683167">
            <text:p>0.4107538557</text:p>
          </table:table-cell>
          <table:table-cell office:value-type="float" office:value="1.46120594773055">
            <text:p>1.4612059477</text:p>
          </table:table-cell>
          <table:table-cell office:value-type="float" office:value="17">
            <text:p>17</text:p>
          </table:table-cell>
          <table:table-cell table:style-name="ce3" office:value-type="float" office:value="95">
            <text:p>95</text:p>
          </table:table-cell>
          <table:table-cell office:value-type="float" office:value="11.4481185539444">
            <text:p>11.4481185539</text:p>
          </table:table-cell>
          <table:table-cell office:value-type="float" office:value="60.4666666666667">
            <text:p>60.4666666667</text:p>
          </table:table-cell>
          <table:table-cell office:value-type="float" office:value="0.350880744871514">
            <text:p>0.3508807449</text:p>
          </table:table-cell>
          <table:table-cell office:value-type="float" office:value="1.81017719700478">
            <text:p>1.810177197</text:p>
          </table:table-cell>
          <table:table-cell office:value-type="float" office:value="22">
            <text:p>22</text:p>
          </table:table-cell>
          <table:table-cell table:style-name="ce3" office:value-type="float" office:value="95">
            <text:p>95</text:p>
          </table:table-cell>
          <table:table-cell office:value-type="float" office:value="20.6907551013721">
            <text:p>20.6907551014</text:p>
          </table:table-cell>
          <table:table-cell office:value-type="float" office:value="22.6666666666667">
            <text:p>22.6666666667</text:p>
          </table:table-cell>
          <table:table-cell office:value-type="float" office:value="1.15359954681849">
            <text:p>1.1535995468</text:p>
          </table:table-cell>
          <table:table-cell office:value-type="float" office:value="1.32462232212232">
            <text:p>1.3246223221</text:p>
          </table:table-cell>
          <table:table-cell office:value-type="float" office:value="9">
            <text:p>9</text:p>
          </table:table-cell>
          <table:table-cell table:style-name="ce3" office:value-type="float" office:value="95">
            <text:p>95</text:p>
          </table:table-cell>
          <table:table-cell office:value-type="float" office:value="15.1422178041627">
            <text:p>15.1422178042</text:p>
          </table:table-cell>
          <table:table-cell office:value-type="float" office:value="78.7333333333333">
            <text:p>78.7333333333</text:p>
          </table:table-cell>
          <table:table-cell office:value-type="float" office:value="0.265825863614483">
            <text:p>0.2658258636</text:p>
          </table:table-cell>
          <table:table-cell office:value-type="float" office:value="1.90494513745133">
            <text:p>1.904945137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00">
            <text:p>100</text:p>
          </table:table-cell>
          <table:table-cell office:value-type="float" office:value="9.90495284509803">
            <text:p>9.9049528451</text:p>
          </table:table-cell>
          <table:table-cell office:value-type="float" office:value="33.6">
            <text:p>33.6</text:p>
          </table:table-cell>
          <table:table-cell office:value-type="float" office:value="0.409032965412453">
            <text:p>0.4090329654</text:p>
          </table:table-cell>
          <table:table-cell office:value-type="float" office:value="1.43086654086654">
            <text:p>1.4308665409</text:p>
          </table:table-cell>
          <table:table-cell office:value-type="float" office:value="22">
            <text:p>22</text:p>
          </table:table-cell>
          <table:table-cell table:style-name="ce3" office:value-type="float" office:value="100">
            <text:p>100</text:p>
          </table:table-cell>
          <table:table-cell office:value-type="float" office:value="11.4797370654378">
            <text:p>11.4797370654</text:p>
          </table:table-cell>
          <table:table-cell office:value-type="float" office:value="58.2">
            <text:p>58.2</text:p>
          </table:table-cell>
          <table:table-cell office:value-type="float" office:value="0.355827672603484">
            <text:p>0.3558276726</text:p>
          </table:table-cell>
          <table:table-cell office:value-type="float" office:value="1.72132765973692">
            <text:p>1.7213276597</text:p>
          </table:table-cell>
          <table:table-cell office:value-type="float" office:value="22">
            <text:p>22</text:p>
          </table:table-cell>
          <table:table-cell table:style-name="ce3" office:value-type="float" office:value="100">
            <text:p>100</text:p>
          </table:table-cell>
          <table:table-cell office:value-type="float" office:value="20.6971621772075">
            <text:p>20.6971621772</text:p>
          </table:table-cell>
          <table:table-cell office:value-type="float" office:value="21.6666666666667">
            <text:p>21.6666666667</text:p>
          </table:table-cell>
          <table:table-cell office:value-type="float" office:value="1.18851507755278">
            <text:p>1.1885150776</text:p>
          </table:table-cell>
          <table:table-cell office:value-type="float" office:value="1.27168590668591">
            <text:p>1.2716859067</text:p>
          </table:table-cell>
          <table:table-cell office:value-type="float" office:value="9">
            <text:p>9</text:p>
          </table:table-cell>
          <table:table-cell table:style-name="ce3" office:value-type="float" office:value="100">
            <text:p>100</text:p>
          </table:table-cell>
          <table:table-cell office:value-type="float" office:value="15.2170448580283">
            <text:p>15.217044858</text:p>
          </table:table-cell>
          <table:table-cell office:value-type="float" office:value="74.2">
            <text:p>74.2</text:p>
          </table:table-cell>
          <table:table-cell office:value-type="float" office:value="0.266908864144809">
            <text:p>0.2669088641</text:p>
          </table:table-cell>
          <table:table-cell office:value-type="float" office:value="1.87099823306022">
            <text:p>1.870998233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05">
            <text:p>105</text:p>
          </table:table-cell>
          <table:table-cell office:value-type="float" office:value="9.93509656648765">
            <text:p>9.9350965665</text:p>
          </table:table-cell>
          <table:table-cell office:value-type="float" office:value="37.3333333333333">
            <text:p>37.3333333333</text:p>
          </table:table-cell>
          <table:table-cell office:value-type="float" office:value="0.39941413634071">
            <text:p>0.3994141363</text:p>
          </table:table-cell>
          <table:table-cell office:value-type="float" office:value="1.58102163459749">
            <text:p>1.5810216346</text:p>
          </table:table-cell>
          <table:table-cell office:value-type="float" office:value="17">
            <text:p>17</text:p>
          </table:table-cell>
          <table:table-cell table:style-name="ce3" office:value-type="float" office:value="105">
            <text:p>105</text:p>
          </table:table-cell>
          <table:table-cell office:value-type="float" office:value="11.5022509164467">
            <text:p>11.5022509164</text:p>
          </table:table-cell>
          <table:table-cell office:value-type="float" office:value="55.8666666666667">
            <text:p>55.8666666667</text:p>
          </table:table-cell>
          <table:table-cell office:value-type="float" office:value="0.351907168491377">
            <text:p>0.3519071685</text:p>
          </table:table-cell>
          <table:table-cell office:value-type="float" office:value="1.69922132765439">
            <text:p>1.6992213277</text:p>
          </table:table-cell>
          <table:table-cell office:value-type="float" office:value="22">
            <text:p>22</text:p>
          </table:table-cell>
          <table:table-cell table:style-name="ce3" office:value-type="float" office:value="105">
            <text:p>105</text:p>
          </table:table-cell>
          <table:table-cell office:value-type="float" office:value="20.6971621772075">
            <text:p>20.6971621772</text:p>
          </table:table-cell>
          <table:table-cell office:value-type="float" office:value="20.9333333333333">
            <text:p>20.9333333333</text:p>
          </table:table-cell>
          <table:table-cell office:value-type="float" office:value="1.2050048382848">
            <text:p>1.2050048383</text:p>
          </table:table-cell>
          <table:table-cell office:value-type="float" office:value="1.27237614237614">
            <text:p>1.2723761424</text:p>
          </table:table-cell>
          <table:table-cell office:value-type="float" office:value="9">
            <text:p>9</text:p>
          </table:table-cell>
          <table:table-cell table:style-name="ce3" office:value-type="float" office:value="105">
            <text:p>105</text:p>
          </table:table-cell>
          <table:table-cell office:value-type="float" office:value="15.3090515974603">
            <text:p>15.3090515975</text:p>
          </table:table-cell>
          <table:table-cell office:value-type="float" office:value="75.2666666666667">
            <text:p>75.2666666667</text:p>
          </table:table-cell>
          <table:table-cell office:value-type="float" office:value="0.259345911153013">
            <text:p>0.2593459112</text:p>
          </table:table-cell>
          <table:table-cell office:value-type="float" office:value="1.94561734110034">
            <text:p>1.945617341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10">
            <text:p>110</text:p>
          </table:table-cell>
          <table:table-cell office:value-type="float" office:value="9.96860946647825">
            <text:p>9.9686094665</text:p>
          </table:table-cell>
          <table:table-cell office:value-type="float" office:value="39.1333333333333">
            <text:p>39.1333333333</text:p>
          </table:table-cell>
          <table:table-cell office:value-type="float" office:value="0.391050583507916">
            <text:p>0.3910505835</text:p>
          </table:table-cell>
          <table:table-cell office:value-type="float" office:value="1.60843587240646">
            <text:p>1.6084358724</text:p>
          </table:table-cell>
          <table:table-cell office:value-type="float" office:value="17">
            <text:p>17</text:p>
          </table:table-cell>
          <table:table-cell table:style-name="ce3" office:value-type="float" office:value="110">
            <text:p>110</text:p>
          </table:table-cell>
          <table:table-cell office:value-type="float" office:value="11.5527017468663">
            <text:p>11.5527017469</text:p>
          </table:table-cell>
          <table:table-cell office:value-type="float" office:value="55.6666666666667">
            <text:p>55.6666666667</text:p>
          </table:table-cell>
          <table:table-cell office:value-type="float" office:value="0.348893056378063">
            <text:p>0.3488930564</text:p>
          </table:table-cell>
          <table:table-cell office:value-type="float" office:value="1.69466807702102">
            <text:p>1.694668077</text:p>
          </table:table-cell>
          <table:table-cell office:value-type="float" office:value="22">
            <text:p>22</text:p>
          </table:table-cell>
          <table:table-cell table:style-name="ce3" office:value-type="float" office:value="110">
            <text:p>110</text:p>
          </table:table-cell>
          <table:table-cell office:value-type="float" office:value="20.7252648054155">
            <text:p>20.7252648054</text:p>
          </table:table-cell>
          <table:table-cell office:value-type="float" office:value="20.2666666666667">
            <text:p>20.2666666667</text:p>
          </table:table-cell>
          <table:table-cell office:value-type="float" office:value="1.22176009619355">
            <text:p>1.2217600962</text:p>
          </table:table-cell>
          <table:table-cell office:value-type="float" office:value="1.24664862914863">
            <text:p>1.2466486291</text:p>
          </table:table-cell>
          <table:table-cell office:value-type="float" office:value="9">
            <text:p>9</text:p>
          </table:table-cell>
          <table:table-cell table:style-name="ce3" office:value-type="float" office:value="110">
            <text:p>110</text:p>
          </table:table-cell>
          <table:table-cell office:value-type="float" office:value="15.3953350308219">
            <text:p>15.3953350308</text:p>
          </table:table-cell>
          <table:table-cell office:value-type="float" office:value="73.4666666666667">
            <text:p>73.4666666667</text:p>
          </table:table-cell>
          <table:table-cell office:value-type="float" office:value="0.268447006229433">
            <text:p>0.2684470062</text:p>
          </table:table-cell>
          <table:table-cell office:value-type="float" office:value="1.89629200701234">
            <text:p>1.89629200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15">
            <text:p>115</text:p>
          </table:table-cell>
          <table:table-cell office:value-type="float" office:value="9.97267371542623">
            <text:p>9.9726737154</text:p>
          </table:table-cell>
          <table:table-cell office:value-type="float" office:value="37">
            <text:p>37</text:p>
          </table:table-cell>
          <table:table-cell office:value-type="float" office:value="0.40271067959546">
            <text:p>0.4027106796</text:p>
          </table:table-cell>
          <table:table-cell office:value-type="float" office:value="1.50333094322258">
            <text:p>1.5033309432</text:p>
          </table:table-cell>
          <table:table-cell office:value-type="float" office:value="22">
            <text:p>22</text:p>
          </table:table-cell>
          <table:table-cell table:style-name="ce3" office:value-type="float" office:value="115">
            <text:p>115</text:p>
          </table:table-cell>
          <table:table-cell office:value-type="float" office:value="11.5876454743399">
            <text:p>11.5876454743</text:p>
          </table:table-cell>
          <table:table-cell office:value-type="float" office:value="60.0666666666667">
            <text:p>60.0666666667</text:p>
          </table:table-cell>
          <table:table-cell office:value-type="float" office:value="0.340893805359524">
            <text:p>0.3408938054</text:p>
          </table:table-cell>
          <table:table-cell office:value-type="float" office:value="1.79619529055449">
            <text:p>1.7961952906</text:p>
          </table:table-cell>
          <table:table-cell office:value-type="float" office:value="22">
            <text:p>22</text:p>
          </table:table-cell>
          <table:table-cell table:style-name="ce3" office:value-type="float" office:value="115">
            <text:p>115</text:p>
          </table:table-cell>
          <table:table-cell office:value-type="float" office:value="20.7252648054155">
            <text:p>20.7252648054</text:p>
          </table:table-cell>
          <table:table-cell office:value-type="float" office:value="19.4">
            <text:p>19.4</text:p>
          </table:table-cell>
          <table:table-cell office:value-type="float" office:value="1.24927606860793">
            <text:p>1.2492760686</text:p>
          </table:table-cell>
          <table:table-cell office:value-type="float" office:value="1.21805916305916">
            <text:p>1.2180591631</text:p>
          </table:table-cell>
          <table:table-cell office:value-type="float" office:value="9">
            <text:p>9</text:p>
          </table:table-cell>
          <table:table-cell table:style-name="ce3" office:value-type="float" office:value="115">
            <text:p>115</text:p>
          </table:table-cell>
          <table:table-cell office:value-type="float" office:value="15.4834399402869">
            <text:p>15.4834399403</text:p>
          </table:table-cell>
          <table:table-cell office:value-type="float" office:value="81.5333333333333">
            <text:p>81.5333333333</text:p>
          </table:table-cell>
          <table:table-cell office:value-type="float" office:value="0.267189287799489">
            <text:p>0.2671892878</text:p>
          </table:table-cell>
          <table:table-cell office:value-type="float" office:value="2.03297030970157">
            <text:p>2.032970309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20">
            <text:p>120</text:p>
          </table:table-cell>
          <table:table-cell office:value-type="float" office:value="9.99312885092514">
            <text:p>9.9931288509</text:p>
          </table:table-cell>
          <table:table-cell office:value-type="float" office:value="35.5333333333333">
            <text:p>35.5333333333</text:p>
          </table:table-cell>
          <table:table-cell office:value-type="float" office:value="0.399899827492111">
            <text:p>0.3998998275</text:p>
          </table:table-cell>
          <table:table-cell office:value-type="float" office:value="1.47453018873685">
            <text:p>1.4745301887</text:p>
          </table:table-cell>
          <table:table-cell office:value-type="float" office:value="17">
            <text:p>17</text:p>
          </table:table-cell>
          <table:table-cell table:style-name="ce3" office:value-type="float" office:value="120">
            <text:p>120</text:p>
          </table:table-cell>
          <table:table-cell office:value-type="float" office:value="11.6142801618071">
            <text:p>11.6142801618</text:p>
          </table:table-cell>
          <table:table-cell office:value-type="float" office:value="62.0666666666667">
            <text:p>62.0666666667</text:p>
          </table:table-cell>
          <table:table-cell office:value-type="float" office:value="0.332396141337343">
            <text:p>0.3323961413</text:p>
          </table:table-cell>
          <table:table-cell office:value-type="float" office:value="1.82437467821663">
            <text:p>1.8243746782</text:p>
          </table:table-cell>
          <table:table-cell office:value-type="float" office:value="22">
            <text:p>22</text:p>
          </table:table-cell>
          <table:table-cell table:style-name="ce3" office:value-type="float" office:value="120">
            <text:p>120</text:p>
          </table:table-cell>
          <table:table-cell office:value-type="float" office:value="20.7629193217655">
            <text:p>20.7629193218</text:p>
          </table:table-cell>
          <table:table-cell office:value-type="float" office:value="19.0666666666667">
            <text:p>19.0666666667</text:p>
          </table:table-cell>
          <table:table-cell office:value-type="float" office:value="1.26778119301877">
            <text:p>1.267781193</text:p>
          </table:table-cell>
          <table:table-cell office:value-type="float" office:value="1.20597162097162">
            <text:p>1.205971621</text:p>
          </table:table-cell>
          <table:table-cell office:value-type="float" office:value="9">
            <text:p>9</text:p>
          </table:table-cell>
          <table:table-cell table:style-name="ce3" office:value-type="float" office:value="120">
            <text:p>120</text:p>
          </table:table-cell>
          <table:table-cell office:value-type="float" office:value="15.5383866173726">
            <text:p>15.5383866174</text:p>
          </table:table-cell>
          <table:table-cell office:value-type="float" office:value="80.6">
            <text:p>80.6</text:p>
          </table:table-cell>
          <table:table-cell office:value-type="float" office:value="0.267788069260816">
            <text:p>0.2677880693</text:p>
          </table:table-cell>
          <table:table-cell office:value-type="float" office:value="1.99699653754726">
            <text:p>1.996996537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25">
            <text:p>125</text:p>
          </table:table-cell>
          <table:table-cell office:value-type="float" office:value="10.0124263322998">
            <text:p>10.0124263323</text:p>
          </table:table-cell>
          <table:table-cell office:value-type="float" office:value="34.8666666666667">
            <text:p>34.8666666667</text:p>
          </table:table-cell>
          <table:table-cell office:value-type="float" office:value="0.403814755121626">
            <text:p>0.4038147551</text:p>
          </table:table-cell>
          <table:table-cell office:value-type="float" office:value="1.4483103033877">
            <text:p>1.4483103034</text:p>
          </table:table-cell>
          <table:table-cell office:value-type="float" office:value="17">
            <text:p>17</text:p>
          </table:table-cell>
          <table:table-cell table:style-name="ce3" office:value-type="float" office:value="125">
            <text:p>125</text:p>
          </table:table-cell>
          <table:table-cell office:value-type="float" office:value="11.640017901126">
            <text:p>11.6400179011</text:p>
          </table:table-cell>
          <table:table-cell office:value-type="float" office:value="60">
            <text:p>60</text:p>
          </table:table-cell>
          <table:table-cell office:value-type="float" office:value="0.330649797186086">
            <text:p>0.3306497972</text:p>
          </table:table-cell>
          <table:table-cell office:value-type="float" office:value="1.76997560209517">
            <text:p>1.7699756021</text:p>
          </table:table-cell>
          <table:table-cell office:value-type="float" office:value="22">
            <text:p>22</text:p>
          </table:table-cell>
          <table:table-cell table:style-name="ce3" office:value-type="float" office:value="125">
            <text:p>125</text:p>
          </table:table-cell>
          <table:table-cell office:value-type="float" office:value="20.7983495957595">
            <text:p>20.7983495958</text:p>
          </table:table-cell>
          <table:table-cell office:value-type="float" office:value="20.1333333333333">
            <text:p>20.1333333333</text:p>
          </table:table-cell>
          <table:table-cell office:value-type="float" office:value="1.23389980484743">
            <text:p>1.2338998048</text:p>
          </table:table-cell>
          <table:table-cell office:value-type="float" office:value="1.23417989417989">
            <text:p>1.2341798942</text:p>
          </table:table-cell>
          <table:table-cell office:value-type="float" office:value="9">
            <text:p>9</text:p>
          </table:table-cell>
          <table:table-cell table:style-name="ce3" office:value-type="float" office:value="125">
            <text:p>125</text:p>
          </table:table-cell>
          <table:table-cell office:value-type="float" office:value="15.6038244070604">
            <text:p>15.6038244071</text:p>
          </table:table-cell>
          <table:table-cell office:value-type="float" office:value="80">
            <text:p>80</text:p>
          </table:table-cell>
          <table:table-cell office:value-type="float" office:value="0.260584809639456">
            <text:p>0.2605848096</text:p>
          </table:table-cell>
          <table:table-cell office:value-type="float" office:value="1.93074724458217">
            <text:p>1.930747244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30">
            <text:p>130</text:p>
          </table:table-cell>
          <table:table-cell office:value-type="float" office:value="10.0208694047831">
            <text:p>10.0208694048</text:p>
          </table:table-cell>
          <table:table-cell office:value-type="float" office:value="35.6">
            <text:p>35.6</text:p>
          </table:table-cell>
          <table:table-cell office:value-type="float" office:value="0.407877221623603">
            <text:p>0.4078772216</text:p>
          </table:table-cell>
          <table:table-cell office:value-type="float" office:value="1.4799398654894">
            <text:p>1.4799398655</text:p>
          </table:table-cell>
          <table:table-cell office:value-type="float" office:value="17">
            <text:p>17</text:p>
          </table:table-cell>
          <table:table-cell table:style-name="ce3" office:value-type="float" office:value="130">
            <text:p>130</text:p>
          </table:table-cell>
          <table:table-cell office:value-type="float" office:value="11.6798144820034">
            <text:p>11.679814482</text:p>
          </table:table-cell>
          <table:table-cell office:value-type="float" office:value="62.4">
            <text:p>62.4</text:p>
          </table:table-cell>
          <table:table-cell office:value-type="float" office:value="0.322040947544535">
            <text:p>0.3220409475</text:p>
          </table:table-cell>
          <table:table-cell office:value-type="float" office:value="1.79052690121343">
            <text:p>1.7905269012</text:p>
          </table:table-cell>
          <table:table-cell office:value-type="float" office:value="22">
            <text:p>22</text:p>
          </table:table-cell>
          <table:table-cell table:style-name="ce3" office:value-type="float" office:value="130">
            <text:p>130</text:p>
          </table:table-cell>
          <table:table-cell office:value-type="float" office:value="20.8159232593967">
            <text:p>20.8159232594</text:p>
          </table:table-cell>
          <table:table-cell office:value-type="float" office:value="20.6">
            <text:p>20.6</text:p>
          </table:table-cell>
          <table:table-cell office:value-type="float" office:value="1.24168888433079">
            <text:p>1.2416888843</text:p>
          </table:table-cell>
          <table:table-cell office:value-type="float" office:value="1.23421657046657">
            <text:p>1.2342165705</text:p>
          </table:table-cell>
          <table:table-cell office:value-type="float" office:value="9">
            <text:p>9</text:p>
          </table:table-cell>
          <table:table-cell table:style-name="ce3" office:value-type="float" office:value="130">
            <text:p>130</text:p>
          </table:table-cell>
          <table:table-cell office:value-type="float" office:value="15.7097846317054">
            <text:p>15.7097846317</text:p>
          </table:table-cell>
          <table:table-cell office:value-type="float" office:value="81.1333333333333">
            <text:p>81.1333333333</text:p>
          </table:table-cell>
          <table:table-cell office:value-type="float" office:value="0.256883060776824">
            <text:p>0.2568830608</text:p>
          </table:table-cell>
          <table:table-cell office:value-type="float" office:value="1.96454689396966">
            <text:p>1.96454689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35">
            <text:p>135</text:p>
          </table:table-cell>
          <table:table-cell office:value-type="float" office:value="10.029224028138">
            <text:p>10.0292240281</text:p>
          </table:table-cell>
          <table:table-cell office:value-type="float" office:value="38">
            <text:p>38</text:p>
          </table:table-cell>
          <table:table-cell office:value-type="float" office:value="0.409178792439292">
            <text:p>0.4091787924</text:p>
          </table:table-cell>
          <table:table-cell office:value-type="float" office:value="1.49057149821856">
            <text:p>1.4905714982</text:p>
          </table:table-cell>
          <table:table-cell office:value-type="float" office:value="17">
            <text:p>17</text:p>
          </table:table-cell>
          <table:table-cell table:style-name="ce3" office:value-type="float" office:value="135">
            <text:p>135</text:p>
          </table:table-cell>
          <table:table-cell office:value-type="float" office:value="11.7284087333741">
            <text:p>11.7284087334</text:p>
          </table:table-cell>
          <table:table-cell office:value-type="float" office:value="58.8">
            <text:p>58.8</text:p>
          </table:table-cell>
          <table:table-cell office:value-type="float" office:value="0.333750960743357">
            <text:p>0.3337509607</text:p>
          </table:table-cell>
          <table:table-cell office:value-type="float" office:value="1.73838875500645">
            <text:p>1.738388755</text:p>
          </table:table-cell>
          <table:table-cell office:value-type="float" office:value="22">
            <text:p>22</text:p>
          </table:table-cell>
          <table:table-cell table:style-name="ce3" office:value-type="float" office:value="135">
            <text:p>135</text:p>
          </table:table-cell>
          <table:table-cell office:value-type="float" office:value="20.8227383970996">
            <text:p>20.8227383971</text:p>
          </table:table-cell>
          <table:table-cell office:value-type="float" office:value="20.4666666666667">
            <text:p>20.4666666667</text:p>
          </table:table-cell>
          <table:table-cell office:value-type="float" office:value="1.25015787230511">
            <text:p>1.2501578723</text:p>
          </table:table-cell>
          <table:table-cell office:value-type="float" office:value="1.2269542032042">
            <text:p>1.2269542032</text:p>
          </table:table-cell>
          <table:table-cell office:value-type="float" office:value="9">
            <text:p>9</text:p>
          </table:table-cell>
          <table:table-cell table:style-name="ce3" office:value-type="float" office:value="135">
            <text:p>135</text:p>
          </table:table-cell>
          <table:table-cell office:value-type="float" office:value="15.732581587327">
            <text:p>15.7325815873</text:p>
          </table:table-cell>
          <table:table-cell office:value-type="float" office:value="80.5333333333333">
            <text:p>80.5333333333</text:p>
          </table:table-cell>
          <table:table-cell office:value-type="float" office:value="0.255877522076895">
            <text:p>0.2558775221</text:p>
          </table:table-cell>
          <table:table-cell office:value-type="float" office:value="1.96757680440126">
            <text:p>1.967576804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40">
            <text:p>140</text:p>
          </table:table-cell>
          <table:table-cell office:value-type="float" office:value="10.0484200162342">
            <text:p>10.0484200162</text:p>
          </table:table-cell>
          <table:table-cell office:value-type="float" office:value="38.6">
            <text:p>38.6</text:p>
          </table:table-cell>
          <table:table-cell office:value-type="float" office:value="0.408365150487228">
            <text:p>0.4083651505</text:p>
          </table:table-cell>
          <table:table-cell office:value-type="float" office:value="1.48846036588684">
            <text:p>1.4884603659</text:p>
          </table:table-cell>
          <table:table-cell office:value-type="float" office:value="22">
            <text:p>22</text:p>
          </table:table-cell>
          <table:table-cell table:style-name="ce3" office:value-type="float" office:value="140">
            <text:p>140</text:p>
          </table:table-cell>
          <table:table-cell office:value-type="float" office:value="11.7783544536726">
            <text:p>11.7783544537</text:p>
          </table:table-cell>
          <table:table-cell office:value-type="float" office:value="64.4666666666667">
            <text:p>64.4666666667</text:p>
          </table:table-cell>
          <table:table-cell office:value-type="float" office:value="0.302465057692127">
            <text:p>0.3024650577</text:p>
          </table:table-cell>
          <table:table-cell office:value-type="float" office:value="1.86132883937652">
            <text:p>1.8613288394</text:p>
          </table:table-cell>
          <table:table-cell office:value-type="float" office:value="22">
            <text:p>22</text:p>
          </table:table-cell>
          <table:table-cell table:style-name="ce3" office:value-type="float" office:value="140">
            <text:p>140</text:p>
          </table:table-cell>
          <table:table-cell office:value-type="float" office:value="20.8249104710872">
            <text:p>20.8249104711</text:p>
          </table:table-cell>
          <table:table-cell office:value-type="float" office:value="19.4666666666667">
            <text:p>19.4666666667</text:p>
          </table:table-cell>
          <table:table-cell office:value-type="float" office:value="1.27272264076437">
            <text:p>1.2727226408</text:p>
          </table:table-cell>
          <table:table-cell office:value-type="float" office:value="1.22948606948607">
            <text:p>1.2294860695</text:p>
          </table:table-cell>
          <table:table-cell office:value-type="float" office:value="9">
            <text:p>9</text:p>
          </table:table-cell>
          <table:table-cell table:style-name="ce3" office:value-type="float" office:value="140">
            <text:p>140</text:p>
          </table:table-cell>
          <table:table-cell office:value-type="float" office:value="15.7746694034611">
            <text:p>15.7746694035</text:p>
          </table:table-cell>
          <table:table-cell office:value-type="float" office:value="78.4">
            <text:p>78.4</text:p>
          </table:table-cell>
          <table:table-cell office:value-type="float" office:value="0.249541337907181">
            <text:p>0.2495413379</text:p>
          </table:table-cell>
          <table:table-cell office:value-type="float" office:value="1.95431515593696">
            <text:p>1.954315155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45">
            <text:p>145</text:p>
          </table:table-cell>
          <table:table-cell office:value-type="float" office:value="10.0751275330369">
            <text:p>10.075127533</text:p>
          </table:table-cell>
          <table:table-cell office:value-type="float" office:value="43.4666666666667">
            <text:p>43.4666666667</text:p>
          </table:table-cell>
          <table:table-cell office:value-type="float" office:value="0.396760231103907">
            <text:p>0.3967602311</text:p>
          </table:table-cell>
          <table:table-cell office:value-type="float" office:value="1.66426850440008">
            <text:p>1.6642685044</text:p>
          </table:table-cell>
          <table:table-cell office:value-type="float" office:value="22">
            <text:p>22</text:p>
          </table:table-cell>
          <table:table-cell table:style-name="ce3" office:value-type="float" office:value="145">
            <text:p>145</text:p>
          </table:table-cell>
          <table:table-cell office:value-type="float" office:value="11.8041731746598">
            <text:p>11.8041731747</text:p>
          </table:table-cell>
          <table:table-cell office:value-type="float" office:value="57.4666666666667">
            <text:p>57.4666666667</text:p>
          </table:table-cell>
          <table:table-cell office:value-type="float" office:value="0.312012890448244">
            <text:p>0.3120128904</text:p>
          </table:table-cell>
          <table:table-cell office:value-type="float" office:value="1.75704576467586">
            <text:p>1.7570457647</text:p>
          </table:table-cell>
          <table:table-cell office:value-type="float" office:value="22">
            <text:p>22</text:p>
          </table:table-cell>
          <table:table-cell table:style-name="ce3" office:value-type="float" office:value="145">
            <text:p>145</text:p>
          </table:table-cell>
          <table:table-cell office:value-type="float" office:value="20.8403692353294">
            <text:p>20.8403692353</text:p>
          </table:table-cell>
          <table:table-cell office:value-type="float" office:value="19.2">
            <text:p>19.2</text:p>
          </table:table-cell>
          <table:table-cell office:value-type="float" office:value="1.28359268181356">
            <text:p>1.2835926818</text:p>
          </table:table-cell>
          <table:table-cell office:value-type="float" office:value="1.22084970584971">
            <text:p>1.2208497058</text:p>
          </table:table-cell>
          <table:table-cell office:value-type="float" office:value="9">
            <text:p>9</text:p>
          </table:table-cell>
          <table:table-cell table:style-name="ce3" office:value-type="float" office:value="145">
            <text:p>145</text:p>
          </table:table-cell>
          <table:table-cell office:value-type="float" office:value="15.7954779829498">
            <text:p>15.7954779829</text:p>
          </table:table-cell>
          <table:table-cell office:value-type="float" office:value="76">
            <text:p>76</text:p>
          </table:table-cell>
          <table:table-cell office:value-type="float" office:value="0.258989510399346">
            <text:p>0.2589895104</text:p>
          </table:table-cell>
          <table:table-cell office:value-type="float" office:value="1.91115990337218">
            <text:p>1.911159903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50">
            <text:p>150</text:p>
          </table:table-cell>
          <table:table-cell office:value-type="float" office:value="10.0805762708184">
            <text:p>10.0805762708</text:p>
          </table:table-cell>
          <table:table-cell office:value-type="float" office:value="41.1333333333333">
            <text:p>41.1333333333</text:p>
          </table:table-cell>
          <table:table-cell office:value-type="float" office:value="0.39140644585996">
            <text:p>0.3914064459</text:p>
          </table:table-cell>
          <table:table-cell office:value-type="float" office:value="1.59592391268862">
            <text:p>1.5959239127</text:p>
          </table:table-cell>
          <table:table-cell office:value-type="float" office:value="22">
            <text:p>22</text:p>
          </table:table-cell>
          <table:table-cell table:style-name="ce3" office:value-type="float" office:value="150">
            <text:p>150</text:p>
          </table:table-cell>
          <table:table-cell office:value-type="float" office:value="11.8364309456348">
            <text:p>11.8364309456</text:p>
          </table:table-cell>
          <table:table-cell office:value-type="float" office:value="65">
            <text:p>65</text:p>
          </table:table-cell>
          <table:table-cell office:value-type="float" office:value="0.307495136885472">
            <text:p>0.3074951369</text:p>
          </table:table-cell>
          <table:table-cell office:value-type="float" office:value="1.85085339077498">
            <text:p>1.8508533908</text:p>
          </table:table-cell>
          <table:table-cell office:value-type="float" office:value="22">
            <text:p>22</text:p>
          </table:table-cell>
          <table:table-cell table:style-name="ce3" office:value-type="float" office:value="150">
            <text:p>150</text:p>
          </table:table-cell>
          <table:table-cell office:value-type="float" office:value="20.8403692353294">
            <text:p>20.8403692353</text:p>
          </table:table-cell>
          <table:table-cell office:value-type="float" office:value="18.8">
            <text:p>18.8</text:p>
          </table:table-cell>
          <table:table-cell office:value-type="float" office:value="1.30876297538876">
            <text:p>1.3087629754</text:p>
          </table:table-cell>
          <table:table-cell office:value-type="float" office:value="1.23890933140933">
            <text:p>1.2389093314</text:p>
          </table:table-cell>
          <table:table-cell office:value-type="float" office:value="9">
            <text:p>9</text:p>
          </table:table-cell>
          <table:table-cell table:style-name="ce3" office:value-type="float" office:value="150">
            <text:p>150</text:p>
          </table:table-cell>
          <table:table-cell office:value-type="float" office:value="15.8301967195888">
            <text:p>15.8301967196</text:p>
          </table:table-cell>
          <table:table-cell office:value-type="float" office:value="75.0666666666667">
            <text:p>75.0666666667</text:p>
          </table:table-cell>
          <table:table-cell office:value-type="float" office:value="0.263839531071369">
            <text:p>0.2638395311</text:p>
          </table:table-cell>
          <table:table-cell office:value-type="float" office:value="1.91742087812964">
            <text:p>1.917420878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55">
            <text:p>155</text:p>
          </table:table-cell>
          <table:table-cell office:value-type="float" office:value="10.0907881427376">
            <text:p>10.0907881427</text:p>
          </table:table-cell>
          <table:table-cell office:value-type="float" office:value="37.9333333333333">
            <text:p>37.9333333333</text:p>
          </table:table-cell>
          <table:table-cell office:value-type="float" office:value="0.409949773147811">
            <text:p>0.4099497731</text:p>
          </table:table-cell>
          <table:table-cell office:value-type="float" office:value="1.44668498570672">
            <text:p>1.4466849857</text:p>
          </table:table-cell>
          <table:table-cell office:value-type="float" office:value="22">
            <text:p>22</text:p>
          </table:table-cell>
          <table:table-cell table:style-name="ce3" office:value-type="float" office:value="155">
            <text:p>155</text:p>
          </table:table-cell>
          <table:table-cell office:value-type="float" office:value="11.8795048656939">
            <text:p>11.8795048657</text:p>
          </table:table-cell>
          <table:table-cell office:value-type="float" office:value="56.6666666666667">
            <text:p>56.6666666667</text:p>
          </table:table-cell>
          <table:table-cell office:value-type="float" office:value="0.306294215886694">
            <text:p>0.3062942159</text:p>
          </table:table-cell>
          <table:table-cell office:value-type="float" office:value="1.74812670864429">
            <text:p>1.7481267086</text:p>
          </table:table-cell>
          <table:table-cell office:value-type="float" office:value="22">
            <text:p>22</text:p>
          </table:table-cell>
          <table:table-cell table:style-name="ce3" office:value-type="float" office:value="155">
            <text:p>155</text:p>
          </table:table-cell>
          <table:table-cell office:value-type="float" office:value="20.8446562087121">
            <text:p>20.8446562087</text:p>
          </table:table-cell>
          <table:table-cell office:value-type="float" office:value="18.6666666666667">
            <text:p>18.6666666667</text:p>
          </table:table-cell>
          <table:table-cell office:value-type="float" office:value="1.31135711316809">
            <text:p>1.3113571132</text:p>
          </table:table-cell>
          <table:table-cell office:value-type="float" office:value="1.24963023088023">
            <text:p>1.2496302309</text:p>
          </table:table-cell>
          <table:table-cell office:value-type="float" office:value="9">
            <text:p>9</text:p>
          </table:table-cell>
          <table:table-cell table:style-name="ce3" office:value-type="float" office:value="155">
            <text:p>155</text:p>
          </table:table-cell>
          <table:table-cell office:value-type="float" office:value="15.8707775901222">
            <text:p>15.8707775901</text:p>
          </table:table-cell>
          <table:table-cell office:value-type="float" office:value="71.8666666666667">
            <text:p>71.8666666667</text:p>
          </table:table-cell>
          <table:table-cell office:value-type="float" office:value="0.265286082922166">
            <text:p>0.2652860829</text:p>
          </table:table-cell>
          <table:table-cell office:value-type="float" office:value="1.84188990442376">
            <text:p>1.841889904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60">
            <text:p>160</text:p>
          </table:table-cell>
          <table:table-cell office:value-type="float" office:value="10.1058023777612">
            <text:p>10.1058023778</text:p>
          </table:table-cell>
          <table:table-cell office:value-type="float" office:value="37.6">
            <text:p>37.6</text:p>
          </table:table-cell>
          <table:table-cell office:value-type="float" office:value="0.411752367169107">
            <text:p>0.4117523672</text:p>
          </table:table-cell>
          <table:table-cell office:value-type="float" office:value="1.46928580678581">
            <text:p>1.4692858068</text:p>
          </table:table-cell>
          <table:table-cell office:value-type="float" office:value="22">
            <text:p>22</text:p>
          </table:table-cell>
          <table:table-cell table:style-name="ce3" office:value-type="float" office:value="160">
            <text:p>160</text:p>
          </table:table-cell>
          <table:table-cell office:value-type="float" office:value="11.8914799066401">
            <text:p>11.8914799066</text:p>
          </table:table-cell>
          <table:table-cell office:value-type="float" office:value="57.5333333333333">
            <text:p>57.5333333333</text:p>
          </table:table-cell>
          <table:table-cell office:value-type="float" office:value="0.301874877036128">
            <text:p>0.301874877</text:p>
          </table:table-cell>
          <table:table-cell office:value-type="float" office:value="1.79611217003733">
            <text:p>1.79611217</text:p>
          </table:table-cell>
          <table:table-cell office:value-type="float" office:value="22">
            <text:p>22</text:p>
          </table:table-cell>
          <table:table-cell table:style-name="ce3" office:value-type="float" office:value="160">
            <text:p>160</text:p>
          </table:table-cell>
          <table:table-cell office:value-type="float" office:value="20.8446562087121">
            <text:p>20.8446562087</text:p>
          </table:table-cell>
          <table:table-cell office:value-type="float" office:value="18.2">
            <text:p>18.2</text:p>
          </table:table-cell>
          <table:table-cell office:value-type="float" office:value="1.32886278619384">
            <text:p>1.3288627862</text:p>
          </table:table-cell>
          <table:table-cell office:value-type="float" office:value="1.21047679172679">
            <text:p>1.2104767917</text:p>
          </table:table-cell>
          <table:table-cell office:value-type="float" office:value="9">
            <text:p>9</text:p>
          </table:table-cell>
          <table:table-cell table:style-name="ce3" office:value-type="float" office:value="160">
            <text:p>160</text:p>
          </table:table-cell>
          <table:table-cell office:value-type="float" office:value="15.9277911210602">
            <text:p>15.9277911211</text:p>
          </table:table-cell>
          <table:table-cell office:value-type="float" office:value="68.6666666666667">
            <text:p>68.6666666667</text:p>
          </table:table-cell>
          <table:table-cell office:value-type="float" office:value="0.273413034633709">
            <text:p>0.2734130346</text:p>
          </table:table-cell>
          <table:table-cell office:value-type="float" office:value="1.79641804125401">
            <text:p>1.796418041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65">
            <text:p>165</text:p>
          </table:table-cell>
          <table:table-cell office:value-type="float" office:value="10.1245088088738">
            <text:p>10.1245088089</text:p>
          </table:table-cell>
          <table:table-cell office:value-type="float" office:value="39.2666666666667">
            <text:p>39.2666666667</text:p>
          </table:table-cell>
          <table:table-cell office:value-type="float" office:value="0.411136199376725">
            <text:p>0.4111361994</text:p>
          </table:table-cell>
          <table:table-cell office:value-type="float" office:value="1.53838398930504">
            <text:p>1.5383839893</text:p>
          </table:table-cell>
          <table:table-cell office:value-type="float" office:value="22">
            <text:p>22</text:p>
          </table:table-cell>
          <table:table-cell table:style-name="ce3" office:value-type="float" office:value="165">
            <text:p>165</text:p>
          </table:table-cell>
          <table:table-cell office:value-type="float" office:value="11.904105751947">
            <text:p>11.9041057519</text:p>
          </table:table-cell>
          <table:table-cell office:value-type="float" office:value="59.2666666666667">
            <text:p>59.2666666667</text:p>
          </table:table-cell>
          <table:table-cell office:value-type="float" office:value="0.280766546231407">
            <text:p>0.2807665462</text:p>
          </table:table-cell>
          <table:table-cell office:value-type="float" office:value="1.88545086349266">
            <text:p>1.8854508635</text:p>
          </table:table-cell>
          <table:table-cell office:value-type="float" office:value="22">
            <text:p>22</text:p>
          </table:table-cell>
          <table:table-cell table:style-name="ce3" office:value-type="float" office:value="165">
            <text:p>165</text:p>
          </table:table-cell>
          <table:table-cell office:value-type="float" office:value="20.8446562087121">
            <text:p>20.8446562087</text:p>
          </table:table-cell>
          <table:table-cell office:value-type="float" office:value="17.8">
            <text:p>17.8</text:p>
          </table:table-cell>
          <table:table-cell office:value-type="float" office:value="1.35586621342519">
            <text:p>1.3558662134</text:p>
          </table:table-cell>
          <table:table-cell office:value-type="float" office:value="1.21228655603656">
            <text:p>1.212286556</text:p>
          </table:table-cell>
          <table:table-cell office:value-type="float" office:value="9">
            <text:p>9</text:p>
          </table:table-cell>
          <table:table-cell table:style-name="ce3" office:value-type="float" office:value="165">
            <text:p>165</text:p>
          </table:table-cell>
          <table:table-cell office:value-type="float" office:value="15.9512182451775">
            <text:p>15.9512182452</text:p>
          </table:table-cell>
          <table:table-cell office:value-type="float" office:value="71.9333333333333">
            <text:p>71.9333333333</text:p>
          </table:table-cell>
          <table:table-cell office:value-type="float" office:value="0.270436427327651">
            <text:p>0.2704364273</text:p>
          </table:table-cell>
          <table:table-cell office:value-type="float" office:value="1.87310555905417">
            <text:p>1.873105559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70">
            <text:p>170</text:p>
          </table:table-cell>
          <table:table-cell office:value-type="float" office:value="10.1363005577613">
            <text:p>10.1363005578</text:p>
          </table:table-cell>
          <table:table-cell office:value-type="float" office:value="36.2">
            <text:p>36.2</text:p>
          </table:table-cell>
          <table:table-cell office:value-type="float" office:value="0.410140152906012">
            <text:p>0.4101401529</text:p>
          </table:table-cell>
          <table:table-cell office:value-type="float" office:value="1.47396415675827">
            <text:p>1.4739641568</text:p>
          </table:table-cell>
          <table:table-cell office:value-type="float" office:value="15">
            <text:p>15</text:p>
          </table:table-cell>
          <table:table-cell table:style-name="ce3" office:value-type="float" office:value="170">
            <text:p>170</text:p>
          </table:table-cell>
          <table:table-cell office:value-type="float" office:value="11.91710918952">
            <text:p>11.9171091895</text:p>
          </table:table-cell>
          <table:table-cell office:value-type="float" office:value="61.6">
            <text:p>61.6</text:p>
          </table:table-cell>
          <table:table-cell office:value-type="float" office:value="0.268275670139218">
            <text:p>0.2682756701</text:p>
          </table:table-cell>
          <table:table-cell office:value-type="float" office:value="1.87517115965477">
            <text:p>1.8751711597</text:p>
          </table:table-cell>
          <table:table-cell office:value-type="float" office:value="22">
            <text:p>22</text:p>
          </table:table-cell>
          <table:table-cell table:style-name="ce3" office:value-type="float" office:value="170">
            <text:p>170</text:p>
          </table:table-cell>
          <table:table-cell office:value-type="float" office:value="20.8447960204757">
            <text:p>20.8447960205</text:p>
          </table:table-cell>
          <table:table-cell office:value-type="float" office:value="17.5333333333333">
            <text:p>17.5333333333</text:p>
          </table:table-cell>
          <table:table-cell office:value-type="float" office:value="1.35399533405218">
            <text:p>1.3539953341</text:p>
          </table:table-cell>
          <table:table-cell office:value-type="float" office:value="1.20016354016354">
            <text:p>1.2001635402</text:p>
          </table:table-cell>
          <table:table-cell office:value-type="float" office:value="9">
            <text:p>9</text:p>
          </table:table-cell>
          <table:table-cell table:style-name="ce3" office:value-type="float" office:value="170">
            <text:p>170</text:p>
          </table:table-cell>
          <table:table-cell office:value-type="float" office:value="15.9901961211327">
            <text:p>15.9901961211</text:p>
          </table:table-cell>
          <table:table-cell office:value-type="float" office:value="73.3333333333333">
            <text:p>73.3333333333</text:p>
          </table:table-cell>
          <table:table-cell office:value-type="float" office:value="0.265671064000814">
            <text:p>0.265671064</text:p>
          </table:table-cell>
          <table:table-cell office:value-type="float" office:value="1.88755048771266">
            <text:p>1.887550487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75">
            <text:p>175</text:p>
          </table:table-cell>
          <table:table-cell office:value-type="float" office:value="10.1378324925079">
            <text:p>10.1378324925</text:p>
          </table:table-cell>
          <table:table-cell office:value-type="float" office:value="34.4666666666667">
            <text:p>34.4666666667</text:p>
          </table:table-cell>
          <table:table-cell office:value-type="float" office:value="0.414652863944517">
            <text:p>0.4146528639</text:p>
          </table:table-cell>
          <table:table-cell office:value-type="float" office:value="1.52925944425944">
            <text:p>1.5292594443</text:p>
          </table:table-cell>
          <table:table-cell office:value-type="float" office:value="15">
            <text:p>15</text:p>
          </table:table-cell>
          <table:table-cell table:style-name="ce3" office:value-type="float" office:value="175">
            <text:p>175</text:p>
          </table:table-cell>
          <table:table-cell office:value-type="float" office:value="11.9408146007204">
            <text:p>11.9408146007</text:p>
          </table:table-cell>
          <table:table-cell office:value-type="float" office:value="56.3333333333333">
            <text:p>56.3333333333</text:p>
          </table:table-cell>
          <table:table-cell office:value-type="float" office:value="0.269236174738346">
            <text:p>0.2692361747</text:p>
          </table:table-cell>
          <table:table-cell office:value-type="float" office:value="1.78847176092828">
            <text:p>1.7884717609</text:p>
          </table:table-cell>
          <table:table-cell office:value-type="float" office:value="22">
            <text:p>22</text:p>
          </table:table-cell>
          <table:table-cell table:style-name="ce3" office:value-type="float" office:value="175">
            <text:p>175</text:p>
          </table:table-cell>
          <table:table-cell office:value-type="float" office:value="20.8447960204757">
            <text:p>20.8447960205</text:p>
          </table:table-cell>
          <table:table-cell office:value-type="float" office:value="17">
            <text:p>17</text:p>
          </table:table-cell>
          <table:table-cell office:value-type="float" office:value="1.37324928515699">
            <text:p>1.3732492852</text:p>
          </table:table-cell>
          <table:table-cell office:value-type="float" office:value="1.20941438191438">
            <text:p>1.2094143819</text:p>
          </table:table-cell>
          <table:table-cell office:value-type="float" office:value="9">
            <text:p>9</text:p>
          </table:table-cell>
          <table:table-cell table:style-name="ce3" office:value-type="float" office:value="175">
            <text:p>175</text:p>
          </table:table-cell>
          <table:table-cell office:value-type="float" office:value="16.0278752889219">
            <text:p>16.0278752889</text:p>
          </table:table-cell>
          <table:table-cell office:value-type="float" office:value="70.1333333333333">
            <text:p>70.1333333333</text:p>
          </table:table-cell>
          <table:table-cell office:value-type="float" office:value="0.272975656598879">
            <text:p>0.2729756566</text:p>
          </table:table-cell>
          <table:table-cell office:value-type="float" office:value="1.82782230487564">
            <text:p>1.8278223049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style-name="ce3" office:value-type="float" office:value="180">
            <text:p>180</text:p>
          </table:table-cell>
          <table:table-cell office:value-type="float" office:value="10.1416242007588">
            <text:p>10.1416242008</text:p>
          </table:table-cell>
          <table:table-cell office:value-type="float" office:value="35.2">
            <text:p>35.2</text:p>
          </table:table-cell>
          <table:table-cell office:value-type="float" office:value="0.41485846869706">
            <text:p>0.4148584687</text:p>
          </table:table-cell>
          <table:table-cell office:value-type="float" office:value="1.48221009783703">
            <text:p>1.4822100978</text:p>
          </table:table-cell>
          <table:table-cell office:value-type="float" office:value="15">
            <text:p>15</text:p>
          </table:table-cell>
          <table:table-cell table:style-name="ce3" office:value-type="float" office:value="180">
            <text:p>180</text:p>
          </table:table-cell>
          <table:table-cell office:value-type="float" office:value="11.9889386988933">
            <text:p>11.9889386989</text:p>
          </table:table-cell>
          <table:table-cell office:value-type="float" office:value="56.8">
            <text:p>56.8</text:p>
          </table:table-cell>
          <table:table-cell office:value-type="float" office:value="0.265881003657387">
            <text:p>0.2658810037</text:p>
          </table:table-cell>
          <table:table-cell office:value-type="float" office:value="1.83022738049131">
            <text:p>1.8302273805</text:p>
          </table:table-cell>
          <table:table-cell office:value-type="float" office:value="22">
            <text:p>22</text:p>
          </table:table-cell>
          <table:table-cell table:style-name="ce3" office:value-type="float" office:value="180">
            <text:p>180</text:p>
          </table:table-cell>
          <table:table-cell office:value-type="float" office:value="20.8447960204757">
            <text:p>20.8447960205</text:p>
          </table:table-cell>
          <table:table-cell office:value-type="float" office:value="16.7333333333333">
            <text:p>16.7333333333</text:p>
          </table:table-cell>
          <table:table-cell office:value-type="float" office:value="1.39614385740914">
            <text:p>1.3961438574</text:p>
          </table:table-cell>
          <table:table-cell office:value-type="float" office:value="1.20147787397787">
            <text:p>1.201477874</text:p>
          </table:table-cell>
          <table:table-cell office:value-type="float" office:value="4">
            <text:p>4</text:p>
          </table:table-cell>
          <table:table-cell table:style-name="ce3" office:value-type="float" office:value="180">
            <text:p>180</text:p>
          </table:table-cell>
          <table:table-cell office:value-type="float" office:value="16.055908448521">
            <text:p>16.0559084485</text:p>
          </table:table-cell>
          <table:table-cell office:value-type="float" office:value="71.0666666666667">
            <text:p>71.0666666667</text:p>
          </table:table-cell>
          <table:table-cell office:value-type="float" office:value="0.272220105629439">
            <text:p>0.2722201056</text:p>
          </table:table-cell>
          <table:table-cell office:value-type="float" office:value="1.88080590563232">
            <text:p>1.8808059056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3" office:value-type="float" office:value="185">
            <text:p>185</text:p>
          </table:table-cell>
          <table:table-cell office:value-type="float" office:value="10.1422954578891">
            <text:p>10.1422954579</text:p>
          </table:table-cell>
          <table:table-cell office:value-type="float" office:value="35.0666666666667">
            <text:p>35.0666666667</text:p>
          </table:table-cell>
          <table:table-cell office:value-type="float" office:value="0.416352724089809">
            <text:p>0.4163527241</text:p>
          </table:table-cell>
          <table:table-cell office:value-type="float" office:value="1.48104429840885">
            <text:p>1.4810442984</text:p>
          </table:table-cell>
          <table:table-cell office:value-type="float" office:value="22">
            <text:p>22</text:p>
          </table:table-cell>
          <table:table-cell table:style-name="ce3" office:value-type="float" office:value="185">
            <text:p>185</text:p>
          </table:table-cell>
          <table:table-cell office:value-type="float" office:value="12.0132970788345">
            <text:p>12.0132970788</text:p>
          </table:table-cell>
          <table:table-cell office:value-type="float" office:value="60.0666666666667">
            <text:p>60.0666666667</text:p>
          </table:table-cell>
          <table:table-cell office:value-type="float" office:value="0.272700814452887">
            <text:p>0.2727008145</text:p>
          </table:table-cell>
          <table:table-cell office:value-type="float" office:value="1.89491335026629">
            <text:p>1.8949133503</text:p>
          </table:table-cell>
          <table:table-cell office:value-type="float" office:value="22">
            <text:p>22</text:p>
          </table:table-cell>
          <table:table-cell table:style-name="ce3" office:value-type="float" office:value="185">
            <text:p>185</text:p>
          </table:table-cell>
          <table:table-cell office:value-type="float" office:value="20.8447960204757">
            <text:p>20.8447960205</text:p>
          </table:table-cell>
          <table:table-cell office:value-type="float" office:value="16.7333333333333">
            <text:p>16.7333333333</text:p>
          </table:table-cell>
          <table:table-cell office:value-type="float" office:value="1.39614385740914">
            <text:p>1.3961438574</text:p>
          </table:table-cell>
          <table:table-cell office:value-type="float" office:value="1.20147787397787">
            <text:p>1.201477874</text:p>
          </table:table-cell>
          <table:table-cell office:value-type="float" office:value="4">
            <text:p>4</text:p>
          </table:table-cell>
          <table:table-cell table:style-name="ce3" office:value-type="float" office:value="185">
            <text:p>185</text:p>
          </table:table-cell>
          <table:table-cell office:value-type="float" office:value="16.1109235327295">
            <text:p>16.1109235327</text:p>
          </table:table-cell>
          <table:table-cell office:value-type="float" office:value="74.0666666666667">
            <text:p>74.0666666667</text:p>
          </table:table-cell>
          <table:table-cell office:value-type="float" office:value="0.271060653633098">
            <text:p>0.2710606536</text:p>
          </table:table-cell>
          <table:table-cell office:value-type="float" office:value="1.87131669724462">
            <text:p>1.871316697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style-name="ce3" office:value-type="float" office:value="190">
            <text:p>190</text:p>
          </table:table-cell>
          <table:table-cell office:value-type="float" office:value="10.1476048128101">
            <text:p>10.1476048128</text:p>
          </table:table-cell>
          <table:table-cell office:value-type="float" office:value="33.7333333333333">
            <text:p>33.7333333333</text:p>
          </table:table-cell>
          <table:table-cell office:value-type="float" office:value="0.419102852485866">
            <text:p>0.4191028525</text:p>
          </table:table-cell>
          <table:table-cell office:value-type="float" office:value="1.41352380975665">
            <text:p>1.4135238098</text:p>
          </table:table-cell>
          <table:table-cell office:value-type="float" office:value="17">
            <text:p>17</text:p>
          </table:table-cell>
          <table:table-cell table:style-name="ce3" office:value-type="float" office:value="190">
            <text:p>190</text:p>
          </table:table-cell>
          <table:table-cell office:value-type="float" office:value="12.0581851272305">
            <text:p>12.0581851272</text:p>
          </table:table-cell>
          <table:table-cell office:value-type="float" office:value="60.2666666666667">
            <text:p>60.2666666667</text:p>
          </table:table-cell>
          <table:table-cell office:value-type="float" office:value="0.263137552458746">
            <text:p>0.2631375525</text:p>
          </table:table-cell>
          <table:table-cell office:value-type="float" office:value="1.90313359135418">
            <text:p>1.9031335914</text:p>
          </table:table-cell>
          <table:table-cell office:value-type="float" office:value="22">
            <text:p>22</text:p>
          </table:table-cell>
          <table:table-cell table:style-name="ce3" office:value-type="float" office:value="190">
            <text:p>190</text:p>
          </table:table-cell>
          <table:table-cell office:value-type="float" office:value="20.8447960204757">
            <text:p>20.8447960205</text:p>
          </table:table-cell>
          <table:table-cell office:value-type="float" office:value="16.6666666666667">
            <text:p>16.6666666667</text:p>
          </table:table-cell>
          <table:table-cell office:value-type="float" office:value="1.39856604761888">
            <text:p>1.3985660476</text:p>
          </table:table-cell>
          <table:table-cell office:value-type="float" office:value="1.20731120731121">
            <text:p>1.2073112073</text:p>
          </table:table-cell>
          <table:table-cell office:value-type="float" office:value="9">
            <text:p>9</text:p>
          </table:table-cell>
          <table:table-cell table:style-name="ce3" office:value-type="float" office:value="190">
            <text:p>190</text:p>
          </table:table-cell>
          <table:table-cell office:value-type="float" office:value="16.140560576327">
            <text:p>16.1405605763</text:p>
          </table:table-cell>
          <table:table-cell office:value-type="float" office:value="73.0666666666667">
            <text:p>73.0666666667</text:p>
          </table:table-cell>
          <table:table-cell office:value-type="float" office:value="0.274733862377763">
            <text:p>0.2747338624</text:p>
          </table:table-cell>
          <table:table-cell office:value-type="float" office:value="1.83152760462946">
            <text:p>1.831527604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95">
            <text:p>195</text:p>
          </table:table-cell>
          <table:table-cell office:value-type="float" office:value="10.1517315326656">
            <text:p>10.1517315327</text:p>
          </table:table-cell>
          <table:table-cell office:value-type="float" office:value="33.7333333333333">
            <text:p>33.7333333333</text:p>
          </table:table-cell>
          <table:table-cell office:value-type="float" office:value="0.417854241772599">
            <text:p>0.4178542418</text:p>
          </table:table-cell>
          <table:table-cell office:value-type="float" office:value="1.42773706027425">
            <text:p>1.4277370603</text:p>
          </table:table-cell>
          <table:table-cell office:value-type="float" office:value="16">
            <text:p>16</text:p>
          </table:table-cell>
          <table:table-cell table:style-name="ce3" office:value-type="float" office:value="195">
            <text:p>195</text:p>
          </table:table-cell>
          <table:table-cell office:value-type="float" office:value="12.1161830415575">
            <text:p>12.1161830416</text:p>
          </table:table-cell>
          <table:table-cell office:value-type="float" office:value="63.0666666666667">
            <text:p>63.0666666667</text:p>
          </table:table-cell>
          <table:table-cell office:value-type="float" office:value="0.252902680803508">
            <text:p>0.2529026808</text:p>
          </table:table-cell>
          <table:table-cell office:value-type="float" office:value="1.92512016160081">
            <text:p>1.9251201616</text:p>
          </table:table-cell>
          <table:table-cell office:value-type="float" office:value="22">
            <text:p>22</text:p>
          </table:table-cell>
          <table:table-cell table:style-name="ce3" office:value-type="float" office:value="195">
            <text:p>195</text:p>
          </table:table-cell>
          <table:table-cell office:value-type="float" office:value="20.8447960204757">
            <text:p>20.8447960205</text:p>
          </table:table-cell>
          <table:table-cell office:value-type="float" office:value="16.6">
            <text:p>16.6</text:p>
          </table:table-cell>
          <table:table-cell office:value-type="float" office:value="1.40152880583589">
            <text:p>1.4015288058</text:p>
          </table:table-cell>
          <table:table-cell office:value-type="float" office:value="1.1999037999038">
            <text:p>1.1999037999</text:p>
          </table:table-cell>
          <table:table-cell office:value-type="float" office:value="9">
            <text:p>9</text:p>
          </table:table-cell>
          <table:table-cell table:style-name="ce3" office:value-type="float" office:value="195">
            <text:p>195</text:p>
          </table:table-cell>
          <table:table-cell office:value-type="float" office:value="16.1910436369356">
            <text:p>16.1910436369</text:p>
          </table:table-cell>
          <table:table-cell office:value-type="float" office:value="72.4">
            <text:p>72.4</text:p>
          </table:table-cell>
          <table:table-cell office:value-type="float" office:value="0.282609524125514">
            <text:p>0.2826095241</text:p>
          </table:table-cell>
          <table:table-cell office:value-type="float" office:value="1.83496717132453">
            <text:p>1.83496717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3" office:value-type="float" office:value="200">
            <text:p>200</text:p>
          </table:table-cell>
          <table:table-cell office:value-type="float" office:value="10.1582414844136">
            <text:p>10.1582414844</text:p>
          </table:table-cell>
          <table:table-cell office:value-type="float" office:value="33.6">
            <text:p>33.6</text:p>
          </table:table-cell>
          <table:table-cell office:value-type="float" office:value="0.425043117864243">
            <text:p>0.4250431179</text:p>
          </table:table-cell>
          <table:table-cell office:value-type="float" office:value="1.40162462893194">
            <text:p>1.4016246289</text:p>
          </table:table-cell>
          <table:table-cell office:value-type="float" office:value="3">
            <text:p>3</text:p>
          </table:table-cell>
          <table:table-cell table:style-name="ce3" office:value-type="float" office:value="200">
            <text:p>200</text:p>
          </table:table-cell>
          <table:table-cell office:value-type="float" office:value="12.1275704556844">
            <text:p>12.1275704557</text:p>
          </table:table-cell>
          <table:table-cell office:value-type="float" office:value="63.4666666666667">
            <text:p>63.4666666667</text:p>
          </table:table-cell>
          <table:table-cell office:value-type="float" office:value="0.254634848679061">
            <text:p>0.2546348487</text:p>
          </table:table-cell>
          <table:table-cell office:value-type="float" office:value="1.9631477187285">
            <text:p>1.9631477187</text:p>
          </table:table-cell>
          <table:table-cell office:value-type="float" office:value="22">
            <text:p>22</text:p>
          </table:table-cell>
          <table:table-cell table:style-name="ce3" office:value-type="float" office:value="200">
            <text:p>200</text:p>
          </table:table-cell>
          <table:table-cell office:value-type="float" office:value="20.8460599884213">
            <text:p>20.8460599884</text:p>
          </table:table-cell>
          <table:table-cell office:value-type="float" office:value="16.5333333333333">
            <text:p>16.5333333333</text:p>
          </table:table-cell>
          <table:table-cell office:value-type="float" office:value="1.39868805144017">
            <text:p>1.3986880514</text:p>
          </table:table-cell>
          <table:table-cell office:value-type="float" office:value="1.19116041366041">
            <text:p>1.1911604137</text:p>
          </table:table-cell>
          <table:table-cell office:value-type="float" office:value="9">
            <text:p>9</text:p>
          </table:table-cell>
          <table:table-cell table:style-name="ce3" office:value-type="float" office:value="200">
            <text:p>200</text:p>
          </table:table-cell>
          <table:table-cell office:value-type="float" office:value="16.2249070462654">
            <text:p>16.2249070463</text:p>
          </table:table-cell>
          <table:table-cell office:value-type="float" office:value="72.6">
            <text:p>72.6</text:p>
          </table:table-cell>
          <table:table-cell office:value-type="float" office:value="0.285365186301566">
            <text:p>0.2853651863</text:p>
          </table:table-cell>
          <table:table-cell office:value-type="float" office:value="1.85472179545219">
            <text:p>1.854721795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3" office:value-type="float" office:value="205">
            <text:p>205</text:p>
          </table:table-cell>
          <table:table-cell office:value-type="float" office:value="10.1744319645655">
            <text:p>10.1744319646</text:p>
          </table:table-cell>
          <table:table-cell office:value-type="float" office:value="32.6">
            <text:p>32.6</text:p>
          </table:table-cell>
          <table:table-cell office:value-type="float" office:value="0.431270330331516">
            <text:p>0.4312703303</text:p>
          </table:table-cell>
          <table:table-cell office:value-type="float" office:value="1.36637047220639">
            <text:p>1.3663704722</text:p>
          </table:table-cell>
          <table:table-cell office:value-type="float" office:value="17">
            <text:p>17</text:p>
          </table:table-cell>
          <table:table-cell table:style-name="ce3" office:value-type="float" office:value="205">
            <text:p>205</text:p>
          </table:table-cell>
          <table:table-cell office:value-type="float" office:value="12.1387062156406">
            <text:p>12.1387062156</text:p>
          </table:table-cell>
          <table:table-cell office:value-type="float" office:value="60.8666666666667">
            <text:p>60.8666666667</text:p>
          </table:table-cell>
          <table:table-cell office:value-type="float" office:value="0.255485367355277">
            <text:p>0.2554853674</text:p>
          </table:table-cell>
          <table:table-cell office:value-type="float" office:value="1.89435423319694">
            <text:p>1.8943542332</text:p>
          </table:table-cell>
          <table:table-cell office:value-type="float" office:value="22">
            <text:p>22</text:p>
          </table:table-cell>
          <table:table-cell table:style-name="ce3" office:value-type="float" office:value="205">
            <text:p>205</text:p>
          </table:table-cell>
          <table:table-cell office:value-type="float" office:value="20.8742072785976">
            <text:p>20.8742072786</text:p>
          </table:table-cell>
          <table:table-cell office:value-type="float" office:value="16.8">
            <text:p>16.8</text:p>
          </table:table-cell>
          <table:table-cell office:value-type="float" office:value="1.39288773882297">
            <text:p>1.3928877388</text:p>
          </table:table-cell>
          <table:table-cell office:value-type="float" office:value="1.19481601731602">
            <text:p>1.1948160173</text:p>
          </table:table-cell>
          <table:table-cell office:value-type="float" office:value="9">
            <text:p>9</text:p>
          </table:table-cell>
          <table:table-cell table:style-name="ce3" office:value-type="float" office:value="205">
            <text:p>205</text:p>
          </table:table-cell>
          <table:table-cell office:value-type="float" office:value="16.2391690617714">
            <text:p>16.2391690618</text:p>
          </table:table-cell>
          <table:table-cell office:value-type="float" office:value="75.3333333333333">
            <text:p>75.3333333333</text:p>
          </table:table-cell>
          <table:table-cell office:value-type="float" office:value="0.293492843715998">
            <text:p>0.2934928437</text:p>
          </table:table-cell>
          <table:table-cell office:value-type="float" office:value="1.89163244380891">
            <text:p>1.891632443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3" office:value-type="float" office:value="210">
            <text:p>210</text:p>
          </table:table-cell>
          <table:table-cell office:value-type="float" office:value="10.1755266208124">
            <text:p>10.1755266208</text:p>
          </table:table-cell>
          <table:table-cell office:value-type="float" office:value="32.2666666666667">
            <text:p>32.2666666667</text:p>
          </table:table-cell>
          <table:table-cell office:value-type="float" office:value="0.431029753203676">
            <text:p>0.4310297532</text:p>
          </table:table-cell>
          <table:table-cell office:value-type="float" office:value="1.37950641034232">
            <text:p>1.3795064103</text:p>
          </table:table-cell>
          <table:table-cell office:value-type="float" office:value="16">
            <text:p>16</text:p>
          </table:table-cell>
          <table:table-cell table:style-name="ce3" office:value-type="float" office:value="210">
            <text:p>210</text:p>
          </table:table-cell>
          <table:table-cell office:value-type="float" office:value="12.1714369984627">
            <text:p>12.1714369985</text:p>
          </table:table-cell>
          <table:table-cell office:value-type="float" office:value="59.7333333333333">
            <text:p>59.7333333333</text:p>
          </table:table-cell>
          <table:table-cell office:value-type="float" office:value="0.258394326774147">
            <text:p>0.2583943268</text:p>
          </table:table-cell>
          <table:table-cell office:value-type="float" office:value="1.87150512061744">
            <text:p>1.8715051206</text:p>
          </table:table-cell>
          <table:table-cell office:value-type="float" office:value="22">
            <text:p>22</text:p>
          </table:table-cell>
          <table:table-cell table:style-name="ce3" office:value-type="float" office:value="210">
            <text:p>210</text:p>
          </table:table-cell>
          <table:table-cell office:value-type="float" office:value="20.8742072785976">
            <text:p>20.8742072786</text:p>
          </table:table-cell>
          <table:table-cell office:value-type="float" office:value="16.7333333333333">
            <text:p>16.7333333333</text:p>
          </table:table-cell>
          <table:table-cell office:value-type="float" office:value="1.39834954027632">
            <text:p>1.3983495403</text:p>
          </table:table-cell>
          <table:table-cell office:value-type="float" office:value="1.20037157287157">
            <text:p>1.2003715729</text:p>
          </table:table-cell>
          <table:table-cell office:value-type="float" office:value="9">
            <text:p>9</text:p>
          </table:table-cell>
          <table:table-cell table:style-name="ce3" office:value-type="float" office:value="210">
            <text:p>210</text:p>
          </table:table-cell>
          <table:table-cell office:value-type="float" office:value="16.2575919036113">
            <text:p>16.2575919036</text:p>
          </table:table-cell>
          <table:table-cell office:value-type="float" office:value="69.5333333333333">
            <text:p>69.5333333333</text:p>
          </table:table-cell>
          <table:table-cell office:value-type="float" office:value="0.296408123853142">
            <text:p>0.2964081239</text:p>
          </table:table-cell>
          <table:table-cell office:value-type="float" office:value="1.80651062776786">
            <text:p>1.806510627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3" office:value-type="float" office:value="215">
            <text:p>215</text:p>
          </table:table-cell>
          <table:table-cell office:value-type="float" office:value="10.1775107954197">
            <text:p>10.1775107954</text:p>
          </table:table-cell>
          <table:table-cell office:value-type="float" office:value="33.4666666666667">
            <text:p>33.4666666667</text:p>
          </table:table-cell>
          <table:table-cell office:value-type="float" office:value="0.43644895934687">
            <text:p>0.4364489593</text:p>
          </table:table-cell>
          <table:table-cell office:value-type="float" office:value="1.43637869927344">
            <text:p>1.4363786993</text:p>
          </table:table-cell>
          <table:table-cell office:value-type="float" office:value="16">
            <text:p>16</text:p>
          </table:table-cell>
          <table:table-cell table:style-name="ce3" office:value-type="float" office:value="215">
            <text:p>215</text:p>
          </table:table-cell>
          <table:table-cell office:value-type="float" office:value="12.1899311402113">
            <text:p>12.1899311402</text:p>
          </table:table-cell>
          <table:table-cell office:value-type="float" office:value="63.4">
            <text:p>63.4</text:p>
          </table:table-cell>
          <table:table-cell office:value-type="float" office:value="0.258605203791686">
            <text:p>0.2586052038</text:p>
          </table:table-cell>
          <table:table-cell office:value-type="float" office:value="1.93234499715092">
            <text:p>1.9323449972</text:p>
          </table:table-cell>
          <table:table-cell office:value-type="float" office:value="22">
            <text:p>22</text:p>
          </table:table-cell>
          <table:table-cell table:style-name="ce3" office:value-type="float" office:value="215">
            <text:p>215</text:p>
          </table:table-cell>
          <table:table-cell office:value-type="float" office:value="20.8742072785976">
            <text:p>20.8742072786</text:p>
          </table:table-cell>
          <table:table-cell office:value-type="float" office:value="16.7333333333333">
            <text:p>16.7333333333</text:p>
          </table:table-cell>
          <table:table-cell office:value-type="float" office:value="1.39834954027632">
            <text:p>1.3983495403</text:p>
          </table:table-cell>
          <table:table-cell office:value-type="float" office:value="1.20037157287157">
            <text:p>1.2003715729</text:p>
          </table:table-cell>
          <table:table-cell office:value-type="float" office:value="9">
            <text:p>9</text:p>
          </table:table-cell>
          <table:table-cell table:style-name="ce3" office:value-type="float" office:value="215">
            <text:p>215</text:p>
          </table:table-cell>
          <table:table-cell office:value-type="float" office:value="16.2699325265631">
            <text:p>16.2699325266</text:p>
          </table:table-cell>
          <table:table-cell office:value-type="float" office:value="68.6">
            <text:p>68.6</text:p>
          </table:table-cell>
          <table:table-cell office:value-type="float" office:value="0.29885858399675">
            <text:p>0.298858584</text:p>
          </table:table-cell>
          <table:table-cell office:value-type="float" office:value="1.77695016238271">
            <text:p>1.776950162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3" office:value-type="float" office:value="220">
            <text:p>220</text:p>
          </table:table-cell>
          <table:table-cell office:value-type="float" office:value="10.186277254237">
            <text:p>10.1862772542</text:p>
          </table:table-cell>
          <table:table-cell office:value-type="float" office:value="34.2666666666667">
            <text:p>34.2666666667</text:p>
          </table:table-cell>
          <table:table-cell office:value-type="float" office:value="0.426246236031154">
            <text:p>0.426246236</text:p>
          </table:table-cell>
          <table:table-cell office:value-type="float" office:value="1.48130961630962">
            <text:p>1.4813096163</text:p>
          </table:table-cell>
          <table:table-cell office:value-type="float" office:value="22">
            <text:p>22</text:p>
          </table:table-cell>
          <table:table-cell table:style-name="ce3" office:value-type="float" office:value="220">
            <text:p>220</text:p>
          </table:table-cell>
          <table:table-cell office:value-type="float" office:value="12.1975899234906">
            <text:p>12.1975899235</text:p>
          </table:table-cell>
          <table:table-cell office:value-type="float" office:value="67.7333333333333">
            <text:p>67.7333333333</text:p>
          </table:table-cell>
          <table:table-cell office:value-type="float" office:value="0.256051301520405">
            <text:p>0.2560513015</text:p>
          </table:table-cell>
          <table:table-cell office:value-type="float" office:value="2.02416134992222">
            <text:p>2.0241613499</text:p>
          </table:table-cell>
          <table:table-cell office:value-type="float" office:value="22">
            <text:p>22</text:p>
          </table:table-cell>
          <table:table-cell table:style-name="ce3" office:value-type="float" office:value="220">
            <text:p>220</text:p>
          </table:table-cell>
          <table:table-cell office:value-type="float" office:value="20.8742072785976">
            <text:p>20.8742072786</text:p>
          </table:table-cell>
          <table:table-cell office:value-type="float" office:value="16.6666666666667">
            <text:p>16.6666666667</text:p>
          </table:table-cell>
          <table:table-cell office:value-type="float" office:value="1.39991746294117">
            <text:p>1.3999174629</text:p>
          </table:table-cell>
          <table:table-cell office:value-type="float" office:value="1.19380591630592">
            <text:p>1.1938059163</text:p>
          </table:table-cell>
          <table:table-cell office:value-type="float" office:value="9">
            <text:p>9</text:p>
          </table:table-cell>
          <table:table-cell table:style-name="ce3" office:value-type="float" office:value="220">
            <text:p>220</text:p>
          </table:table-cell>
          <table:table-cell office:value-type="float" office:value="16.2992898791984">
            <text:p>16.2992898792</text:p>
          </table:table-cell>
          <table:table-cell office:value-type="float" office:value="68.3333333333333">
            <text:p>68.3333333333</text:p>
          </table:table-cell>
          <table:table-cell office:value-type="float" office:value="0.294638943894156">
            <text:p>0.2946389439</text:p>
          </table:table-cell>
          <table:table-cell office:value-type="float" office:value="1.81006457091166">
            <text:p>1.810064570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3" office:value-type="float" office:value="225">
            <text:p>225</text:p>
          </table:table-cell>
          <table:table-cell office:value-type="float" office:value="10.1902456034517">
            <text:p>10.1902456035</text:p>
          </table:table-cell>
          <table:table-cell office:value-type="float" office:value="33.6">
            <text:p>33.6</text:p>
          </table:table-cell>
          <table:table-cell office:value-type="float" office:value="0.430025846886824">
            <text:p>0.4300258469</text:p>
          </table:table-cell>
          <table:table-cell office:value-type="float" office:value="1.41345432345432">
            <text:p>1.4134543235</text:p>
          </table:table-cell>
          <table:table-cell office:value-type="float" office:value="22">
            <text:p>22</text:p>
          </table:table-cell>
          <table:table-cell table:style-name="ce3" office:value-type="float" office:value="225">
            <text:p>225</text:p>
          </table:table-cell>
          <table:table-cell office:value-type="float" office:value="12.2069723861198">
            <text:p>12.2069723861</text:p>
          </table:table-cell>
          <table:table-cell office:value-type="float" office:value="62.8666666666667">
            <text:p>62.8666666667</text:p>
          </table:table-cell>
          <table:table-cell office:value-type="float" office:value="0.26201043734334">
            <text:p>0.2620104373</text:p>
          </table:table-cell>
          <table:table-cell office:value-type="float" office:value="1.93973325536406">
            <text:p>1.9397332554</text:p>
          </table:table-cell>
          <table:table-cell office:value-type="float" office:value="22">
            <text:p>22</text:p>
          </table:table-cell>
          <table:table-cell table:style-name="ce3" office:value-type="float" office:value="225">
            <text:p>225</text:p>
          </table:table-cell>
          <table:table-cell office:value-type="float" office:value="20.8982279912153">
            <text:p>20.8982279912</text:p>
          </table:table-cell>
          <table:table-cell office:value-type="float" office:value="16.8666666666667">
            <text:p>16.8666666667</text:p>
          </table:table-cell>
          <table:table-cell office:value-type="float" office:value="1.37923778828979">
            <text:p>1.3792377883</text:p>
          </table:table-cell>
          <table:table-cell office:value-type="float" office:value="1.18019480519481">
            <text:p>1.1801948052</text:p>
          </table:table-cell>
          <table:table-cell office:value-type="float" office:value="9">
            <text:p>9</text:p>
          </table:table-cell>
          <table:table-cell table:style-name="ce3" office:value-type="float" office:value="225">
            <text:p>225</text:p>
          </table:table-cell>
          <table:table-cell office:value-type="float" office:value="16.3233580399922">
            <text:p>16.32335804</text:p>
          </table:table-cell>
          <table:table-cell office:value-type="float" office:value="69.6">
            <text:p>69.6</text:p>
          </table:table-cell>
          <table:table-cell office:value-type="float" office:value="0.292549179708017">
            <text:p>0.2925491797</text:p>
          </table:table-cell>
          <table:table-cell office:value-type="float" office:value="1.85049845298358">
            <text:p>1.85049845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3" office:value-type="float" office:value="230">
            <text:p>230</text:p>
          </table:table-cell>
          <table:table-cell office:value-type="float" office:value="10.2083902308373">
            <text:p>10.2083902308</text:p>
          </table:table-cell>
          <table:table-cell office:value-type="float" office:value="34.1333333333333">
            <text:p>34.1333333333</text:p>
          </table:table-cell>
          <table:table-cell office:value-type="float" office:value="0.425565899544581">
            <text:p>0.4255658995</text:p>
          </table:table-cell>
          <table:table-cell office:value-type="float" office:value="1.42402056277056">
            <text:p>1.4240205628</text:p>
          </table:table-cell>
          <table:table-cell office:value-type="float" office:value="22">
            <text:p>22</text:p>
          </table:table-cell>
          <table:table-cell table:style-name="ce3" office:value-type="float" office:value="230">
            <text:p>230</text:p>
          </table:table-cell>
          <table:table-cell office:value-type="float" office:value="12.2202872862255">
            <text:p>12.2202872862</text:p>
          </table:table-cell>
          <table:table-cell office:value-type="float" office:value="59.5333333333333">
            <text:p>59.5333333333</text:p>
          </table:table-cell>
          <table:table-cell office:value-type="float" office:value="0.276774800032998">
            <text:p>0.2767748</text:p>
          </table:table-cell>
          <table:table-cell office:value-type="float" office:value="1.88087704350767">
            <text:p>1.8808770435</text:p>
          </table:table-cell>
          <table:table-cell office:value-type="float" office:value="22">
            <text:p>22</text:p>
          </table:table-cell>
          <table:table-cell table:style-name="ce3" office:value-type="float" office:value="230">
            <text:p>230</text:p>
          </table:table-cell>
          <table:table-cell office:value-type="float" office:value="20.8982279912153">
            <text:p>20.8982279912</text:p>
          </table:table-cell>
          <table:table-cell office:value-type="float" office:value="16.7333333333333">
            <text:p>16.7333333333</text:p>
          </table:table-cell>
          <table:table-cell office:value-type="float" office:value="1.38773982383193">
            <text:p>1.3877398238</text:p>
          </table:table-cell>
          <table:table-cell office:value-type="float" office:value="1.17511544011544">
            <text:p>1.1751154401</text:p>
          </table:table-cell>
          <table:table-cell office:value-type="float" office:value="9">
            <text:p>9</text:p>
          </table:table-cell>
          <table:table-cell table:style-name="ce3" office:value-type="float" office:value="230">
            <text:p>230</text:p>
          </table:table-cell>
          <table:table-cell office:value-type="float" office:value="16.326593719749">
            <text:p>16.3265937197</text:p>
          </table:table-cell>
          <table:table-cell office:value-type="float" office:value="65">
            <text:p>65</text:p>
          </table:table-cell>
          <table:table-cell office:value-type="float" office:value="0.304704336217464">
            <text:p>0.3047043362</text:p>
          </table:table-cell>
          <table:table-cell office:value-type="float" office:value="1.7745216434752">
            <text:p>1.774521643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style-name="ce3" office:value-type="float" office:value="235">
            <text:p>235</text:p>
          </table:table-cell>
          <table:table-cell office:value-type="float" office:value="10.2162518226001">
            <text:p>10.2162518226</text:p>
          </table:table-cell>
          <table:table-cell office:value-type="float" office:value="33.5333333333333">
            <text:p>33.5333333333</text:p>
          </table:table-cell>
          <table:table-cell office:value-type="float" office:value="0.425617295662422">
            <text:p>0.4256172957</text:p>
          </table:table-cell>
          <table:table-cell office:value-type="float" office:value="1.43777477152477">
            <text:p>1.4377747715</text:p>
          </table:table-cell>
          <table:table-cell office:value-type="float" office:value="22">
            <text:p>22</text:p>
          </table:table-cell>
          <table:table-cell table:style-name="ce3" office:value-type="float" office:value="235">
            <text:p>235</text:p>
          </table:table-cell>
          <table:table-cell office:value-type="float" office:value="12.2327710066349">
            <text:p>12.2327710066</text:p>
          </table:table-cell>
          <table:table-cell office:value-type="float" office:value="58.8666666666667">
            <text:p>58.8666666667</text:p>
          </table:table-cell>
          <table:table-cell office:value-type="float" office:value="0.275860642219139">
            <text:p>0.2758606422</text:p>
          </table:table-cell>
          <table:table-cell office:value-type="float" office:value="1.85734269190848">
            <text:p>1.8573426919</text:p>
          </table:table-cell>
          <table:table-cell office:value-type="float" office:value="22">
            <text:p>22</text:p>
          </table:table-cell>
          <table:table-cell table:style-name="ce3" office:value-type="float" office:value="235">
            <text:p>235</text:p>
          </table:table-cell>
          <table:table-cell office:value-type="float" office:value="20.9225516854774">
            <text:p>20.9225516855</text:p>
          </table:table-cell>
          <table:table-cell office:value-type="float" office:value="16.9333333333333">
            <text:p>16.9333333333</text:p>
          </table:table-cell>
          <table:table-cell office:value-type="float" office:value="1.38719410865337">
            <text:p>1.3871941087</text:p>
          </table:table-cell>
          <table:table-cell office:value-type="float" office:value="1.22003126503127">
            <text:p>1.220031265</text:p>
          </table:table-cell>
          <table:table-cell office:value-type="float" office:value="9">
            <text:p>9</text:p>
          </table:table-cell>
          <table:table-cell table:style-name="ce3" office:value-type="float" office:value="235">
            <text:p>235</text:p>
          </table:table-cell>
          <table:table-cell office:value-type="float" office:value="16.3682495853184">
            <text:p>16.3682495853</text:p>
          </table:table-cell>
          <table:table-cell office:value-type="float" office:value="69.2">
            <text:p>69.2</text:p>
          </table:table-cell>
          <table:table-cell office:value-type="float" office:value="0.302491838689766">
            <text:p>0.3024918387</text:p>
          </table:table-cell>
          <table:table-cell office:value-type="float" office:value="1.86411999361367">
            <text:p>1.864119993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style-name="ce3" office:value-type="float" office:value="240">
            <text:p>240</text:p>
          </table:table-cell>
          <table:table-cell office:value-type="float" office:value="10.2237820627446">
            <text:p>10.2237820627</text:p>
          </table:table-cell>
          <table:table-cell office:value-type="float" office:value="34.4666666666667">
            <text:p>34.4666666667</text:p>
          </table:table-cell>
          <table:table-cell office:value-type="float" office:value="0.420565007148092">
            <text:p>0.4205650071</text:p>
          </table:table-cell>
          <table:table-cell office:value-type="float" office:value="1.45656116106116">
            <text:p>1.4565611611</text:p>
          </table:table-cell>
          <table:table-cell office:value-type="float" office:value="22">
            <text:p>22</text:p>
          </table:table-cell>
          <table:table-cell table:style-name="ce3" office:value-type="float" office:value="240">
            <text:p>240</text:p>
          </table:table-cell>
          <table:table-cell office:value-type="float" office:value="12.2412343130447">
            <text:p>12.241234313</text:p>
          </table:table-cell>
          <table:table-cell office:value-type="float" office:value="57.9333333333333">
            <text:p>57.9333333333</text:p>
          </table:table-cell>
          <table:table-cell office:value-type="float" office:value="0.278319069657028">
            <text:p>0.2783190697</text:p>
          </table:table-cell>
          <table:table-cell office:value-type="float" office:value="1.86093545927078">
            <text:p>1.8609354593</text:p>
          </table:table-cell>
          <table:table-cell office:value-type="float" office:value="22">
            <text:p>22</text:p>
          </table:table-cell>
          <table:table-cell table:style-name="ce3" office:value-type="float" office:value="240">
            <text:p>240</text:p>
          </table:table-cell>
          <table:table-cell office:value-type="float" office:value="20.9432221971309">
            <text:p>20.9432221971</text:p>
          </table:table-cell>
          <table:table-cell office:value-type="float" office:value="17.6">
            <text:p>17.6</text:p>
          </table:table-cell>
          <table:table-cell office:value-type="float" office:value="1.35649377475809">
            <text:p>1.3564937748</text:p>
          </table:table-cell>
          <table:table-cell office:value-type="float" office:value="1.24210798460798">
            <text:p>1.2421079846</text:p>
          </table:table-cell>
          <table:table-cell office:value-type="float" office:value="9">
            <text:p>9</text:p>
          </table:table-cell>
          <table:table-cell table:style-name="ce3" office:value-type="float" office:value="240">
            <text:p>240</text:p>
          </table:table-cell>
          <table:table-cell office:value-type="float" office:value="16.3726741478826">
            <text:p>16.3726741479</text:p>
          </table:table-cell>
          <table:table-cell office:value-type="float" office:value="67.3333333333333">
            <text:p>67.3333333333</text:p>
          </table:table-cell>
          <table:table-cell office:value-type="float" office:value="0.312139642777878">
            <text:p>0.3121396428</text:p>
          </table:table-cell>
          <table:table-cell office:value-type="float" office:value="1.80891510385648">
            <text:p>1.808915103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style-name="ce3" office:value-type="float" office:value="245">
            <text:p>245</text:p>
          </table:table-cell>
          <table:table-cell office:value-type="float" office:value="10.2237820627446">
            <text:p>10.2237820627</text:p>
          </table:table-cell>
          <table:table-cell office:value-type="float" office:value="33.8">
            <text:p>33.8</text:p>
          </table:table-cell>
          <table:table-cell office:value-type="float" office:value="0.429073098561423">
            <text:p>0.4290730986</text:p>
          </table:table-cell>
          <table:table-cell office:value-type="float" office:value="1.47387253106371">
            <text:p>1.4738725311</text:p>
          </table:table-cell>
          <table:table-cell office:value-type="float" office:value="17">
            <text:p>17</text:p>
          </table:table-cell>
          <table:table-cell table:style-name="ce3" office:value-type="float" office:value="245">
            <text:p>245</text:p>
          </table:table-cell>
          <table:table-cell office:value-type="float" office:value="12.2527244732059">
            <text:p>12.2527244732</text:p>
          </table:table-cell>
          <table:table-cell office:value-type="float" office:value="56.4666666666667">
            <text:p>56.4666666667</text:p>
          </table:table-cell>
          <table:table-cell office:value-type="float" office:value="0.282908828494718">
            <text:p>0.2829088285</text:p>
          </table:table-cell>
          <table:table-cell office:value-type="float" office:value="1.84328739713246">
            <text:p>1.8432873971</text:p>
          </table:table-cell>
          <table:table-cell office:value-type="float" office:value="22">
            <text:p>22</text:p>
          </table:table-cell>
          <table:table-cell table:style-name="ce3" office:value-type="float" office:value="245">
            <text:p>245</text:p>
          </table:table-cell>
          <table:table-cell office:value-type="float" office:value="20.9588614966045">
            <text:p>20.9588614966</text:p>
          </table:table-cell>
          <table:table-cell office:value-type="float" office:value="18.0666666666667">
            <text:p>18.0666666667</text:p>
          </table:table-cell>
          <table:table-cell office:value-type="float" office:value="1.33855236261769">
            <text:p>1.3385523626</text:p>
          </table:table-cell>
          <table:table-cell office:value-type="float" office:value="1.26016354016354">
            <text:p>1.2601635402</text:p>
          </table:table-cell>
          <table:table-cell office:value-type="float" office:value="9">
            <text:p>9</text:p>
          </table:table-cell>
          <table:table-cell table:style-name="ce3" office:value-type="float" office:value="245">
            <text:p>245</text:p>
          </table:table-cell>
          <table:table-cell office:value-type="float" office:value="16.3810818742832">
            <text:p>16.3810818743</text:p>
          </table:table-cell>
          <table:table-cell office:value-type="float" office:value="64.2666666666667">
            <text:p>64.2666666667</text:p>
          </table:table-cell>
          <table:table-cell office:value-type="float" office:value="0.320733916209644">
            <text:p>0.3207339162</text:p>
          </table:table-cell>
          <table:table-cell office:value-type="float" office:value="1.77377577452064">
            <text:p>1.773775774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250">
            <text:p>250</text:p>
          </table:table-cell>
          <table:table-cell office:value-type="float" office:value="10.2237820627446">
            <text:p>10.2237820627</text:p>
          </table:table-cell>
          <table:table-cell office:value-type="float" office:value="32.8">
            <text:p>32.8</text:p>
          </table:table-cell>
          <table:table-cell office:value-type="float" office:value="0.436178701061521">
            <text:p>0.4361787011</text:p>
          </table:table-cell>
          <table:table-cell office:value-type="float" office:value="1.4316777258689">
            <text:p>1.4316777259</text:p>
          </table:table-cell>
          <table:table-cell office:value-type="float" office:value="2">
            <text:p>2</text:p>
          </table:table-cell>
          <table:table-cell table:style-name="ce3" office:value-type="float" office:value="250">
            <text:p>250</text:p>
          </table:table-cell>
          <table:table-cell office:value-type="float" office:value="12.2548764767785">
            <text:p>12.2548764768</text:p>
          </table:table-cell>
          <table:table-cell office:value-type="float" office:value="53.7333333333333">
            <text:p>53.7333333333</text:p>
          </table:table-cell>
          <table:table-cell office:value-type="float" office:value="0.289044705772788">
            <text:p>0.2890447058</text:p>
          </table:table-cell>
          <table:table-cell office:value-type="float" office:value="1.77084607457672">
            <text:p>1.7708460746</text:p>
          </table:table-cell>
          <table:table-cell office:value-type="float" office:value="22">
            <text:p>22</text:p>
          </table:table-cell>
          <table:table-cell table:style-name="ce3" office:value-type="float" office:value="250">
            <text:p>250</text:p>
          </table:table-cell>
          <table:table-cell office:value-type="float" office:value="20.9588614966045">
            <text:p>20.9588614966</text:p>
          </table:table-cell>
          <table:table-cell office:value-type="float" office:value="17.8">
            <text:p>17.8</text:p>
          </table:table-cell>
          <table:table-cell office:value-type="float" office:value="1.35754667922503">
            <text:p>1.3575466792</text:p>
          </table:table-cell>
          <table:table-cell office:value-type="float" office:value="1.22127465127465">
            <text:p>1.2212746513</text:p>
          </table:table-cell>
          <table:table-cell office:value-type="float" office:value="9">
            <text:p>9</text:p>
          </table:table-cell>
          <table:table-cell table:style-name="ce3" office:value-type="float" office:value="250">
            <text:p>250</text:p>
          </table:table-cell>
          <table:table-cell office:value-type="float" office:value="16.4281033111215">
            <text:p>16.4281033111</text:p>
          </table:table-cell>
          <table:table-cell office:value-type="float" office:value="66.2">
            <text:p>66.2</text:p>
          </table:table-cell>
          <table:table-cell office:value-type="float" office:value="0.323483995081203">
            <text:p>0.3234839951</text:p>
          </table:table-cell>
          <table:table-cell office:value-type="float" office:value="1.81034630038494">
            <text:p>1.810346300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style-name="ce3" office:value-type="float" office:value="255">
            <text:p>255</text:p>
          </table:table-cell>
          <table:table-cell office:value-type="float" office:value="10.2257662373519">
            <text:p>10.2257662374</text:p>
          </table:table-cell>
          <table:table-cell office:value-type="float" office:value="32.1333333333333">
            <text:p>32.1333333333</text:p>
          </table:table-cell>
          <table:table-cell office:value-type="float" office:value="0.436813128538809">
            <text:p>0.4368131285</text:p>
          </table:table-cell>
          <table:table-cell office:value-type="float" office:value="1.43430860947805">
            <text:p>1.4343086095</text:p>
          </table:table-cell>
          <table:table-cell office:value-type="float" office:value="17">
            <text:p>17</text:p>
          </table:table-cell>
          <table:table-cell table:style-name="ce3" office:value-type="float" office:value="255">
            <text:p>255</text:p>
          </table:table-cell>
          <table:table-cell office:value-type="float" office:value="12.2769917675562">
            <text:p>12.2769917676</text:p>
          </table:table-cell>
          <table:table-cell office:value-type="float" office:value="53.5333333333333">
            <text:p>53.5333333333</text:p>
          </table:table-cell>
          <table:table-cell office:value-type="float" office:value="0.28734892987805">
            <text:p>0.2873489299</text:p>
          </table:table-cell>
          <table:table-cell office:value-type="float" office:value="1.77173646734355">
            <text:p>1.7717364673</text:p>
          </table:table-cell>
          <table:table-cell office:value-type="float" office:value="22">
            <text:p>22</text:p>
          </table:table-cell>
          <table:table-cell table:style-name="ce3" office:value-type="float" office:value="255">
            <text:p>255</text:p>
          </table:table-cell>
          <table:table-cell office:value-type="float" office:value="20.9698819323256">
            <text:p>20.9698819323</text:p>
          </table:table-cell>
          <table:table-cell office:value-type="float" office:value="18.1333333333333">
            <text:p>18.1333333333</text:p>
          </table:table-cell>
          <table:table-cell office:value-type="float" office:value="1.36017494818628">
            <text:p>1.3601749482</text:p>
          </table:table-cell>
          <table:table-cell office:value-type="float" office:value="1.24599687349687">
            <text:p>1.2459968735</text:p>
          </table:table-cell>
          <table:table-cell office:value-type="float" office:value="9">
            <text:p>9</text:p>
          </table:table-cell>
          <table:table-cell table:style-name="ce3" office:value-type="float" office:value="255">
            <text:p>255</text:p>
          </table:table-cell>
          <table:table-cell office:value-type="float" office:value="16.4446474872859">
            <text:p>16.4446474873</text:p>
          </table:table-cell>
          <table:table-cell office:value-type="float" office:value="65.5333333333333">
            <text:p>65.5333333333</text:p>
          </table:table-cell>
          <table:table-cell office:value-type="float" office:value="0.327717170351096">
            <text:p>0.3277171704</text:p>
          </table:table-cell>
          <table:table-cell office:value-type="float" office:value="1.74556590686921">
            <text:p>1.745565906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style-name="ce3" office:value-type="float" office:value="260">
            <text:p>260</text:p>
          </table:table-cell>
          <table:table-cell office:value-type="float" office:value="10.2257662373519">
            <text:p>10.2257662374</text:p>
          </table:table-cell>
          <table:table-cell office:value-type="float" office:value="31.5333333333333">
            <text:p>31.5333333333</text:p>
          </table:table-cell>
          <table:table-cell office:value-type="float" office:value="0.443236252488467">
            <text:p>0.4432362525</text:p>
          </table:table-cell>
          <table:table-cell office:value-type="float" office:value="1.41653129034708">
            <text:p>1.4165312903</text:p>
          </table:table-cell>
          <table:table-cell office:value-type="float" office:value="17">
            <text:p>17</text:p>
          </table:table-cell>
          <table:table-cell table:style-name="ce3" office:value-type="float" office:value="260">
            <text:p>260</text:p>
          </table:table-cell>
          <table:table-cell office:value-type="float" office:value="12.2840282128233">
            <text:p>12.2840282128</text:p>
          </table:table-cell>
          <table:table-cell office:value-type="float" office:value="55.2666666666667">
            <text:p>55.2666666667</text:p>
          </table:table-cell>
          <table:table-cell office:value-type="float" office:value="0.289776439013457">
            <text:p>0.289776439</text:p>
          </table:table-cell>
          <table:table-cell office:value-type="float" office:value="1.7899621419683">
            <text:p>1.789962142</text:p>
          </table:table-cell>
          <table:table-cell office:value-type="float" office:value="22">
            <text:p>22</text:p>
          </table:table-cell>
          <table:table-cell table:style-name="ce3" office:value-type="float" office:value="260">
            <text:p>260</text:p>
          </table:table-cell>
          <table:table-cell office:value-type="float" office:value="20.9698819323256">
            <text:p>20.9698819323</text:p>
          </table:table-cell>
          <table:table-cell office:value-type="float" office:value="16.8">
            <text:p>16.8</text:p>
          </table:table-cell>
          <table:table-cell office:value-type="float" office:value="1.41413897072969">
            <text:p>1.4141389707</text:p>
          </table:table-cell>
          <table:table-cell office:value-type="float" office:value="1.19522967772968">
            <text:p>1.1952296777</text:p>
          </table:table-cell>
          <table:table-cell office:value-type="float" office:value="9">
            <text:p>9</text:p>
          </table:table-cell>
          <table:table-cell table:style-name="ce3" office:value-type="float" office:value="260">
            <text:p>260</text:p>
          </table:table-cell>
          <table:table-cell office:value-type="float" office:value="16.4795611423882">
            <text:p>16.4795611424</text:p>
          </table:table-cell>
          <table:table-cell office:value-type="float" office:value="64.1333333333333">
            <text:p>64.1333333333</text:p>
          </table:table-cell>
          <table:table-cell office:value-type="float" office:value="0.331949035760781">
            <text:p>0.3319490358</text:p>
          </table:table-cell>
          <table:table-cell office:value-type="float" office:value="1.77219176602693">
            <text:p>1.77219176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style-name="ce3" office:value-type="float" office:value="265">
            <text:p>265</text:p>
          </table:table-cell>
          <table:table-cell office:value-type="float" office:value="10.2349800516039">
            <text:p>10.2349800516</text:p>
          </table:table-cell>
          <table:table-cell office:value-type="float" office:value="30.1333333333333">
            <text:p>30.1333333333</text:p>
          </table:table-cell>
          <table:table-cell office:value-type="float" office:value="0.440115624783228">
            <text:p>0.4401156248</text:p>
          </table:table-cell>
          <table:table-cell office:value-type="float" office:value="1.37953513835093">
            <text:p>1.3795351384</text:p>
          </table:table-cell>
          <table:table-cell office:value-type="float" office:value="22">
            <text:p>22</text:p>
          </table:table-cell>
          <table:table-cell table:style-name="ce3" office:value-type="float" office:value="265">
            <text:p>265</text:p>
          </table:table-cell>
          <table:table-cell office:value-type="float" office:value="12.2886978241845">
            <text:p>12.2886978242</text:p>
          </table:table-cell>
          <table:table-cell office:value-type="float" office:value="55.4">
            <text:p>55.4</text:p>
          </table:table-cell>
          <table:table-cell office:value-type="float" office:value="0.289663378512505">
            <text:p>0.2896633785</text:p>
          </table:table-cell>
          <table:table-cell office:value-type="float" office:value="1.76881690751828">
            <text:p>1.7688169075</text:p>
          </table:table-cell>
          <table:table-cell office:value-type="float" office:value="22">
            <text:p>22</text:p>
          </table:table-cell>
          <table:table-cell table:style-name="ce3" office:value-type="float" office:value="265">
            <text:p>265</text:p>
          </table:table-cell>
          <table:table-cell office:value-type="float" office:value="20.9698819323256">
            <text:p>20.9698819323</text:p>
          </table:table-cell>
          <table:table-cell office:value-type="float" office:value="16.6666666666667">
            <text:p>16.6666666667</text:p>
          </table:table-cell>
          <table:table-cell office:value-type="float" office:value="1.42776374105477">
            <text:p>1.4277637411</text:p>
          </table:table-cell>
          <table:table-cell office:value-type="float" office:value="1.19022967772968">
            <text:p>1.1902296777</text:p>
          </table:table-cell>
          <table:table-cell office:value-type="float" office:value="9">
            <text:p>9</text:p>
          </table:table-cell>
          <table:table-cell table:style-name="ce3" office:value-type="float" office:value="265">
            <text:p>265</text:p>
          </table:table-cell>
          <table:table-cell office:value-type="float" office:value="16.4865142202928">
            <text:p>16.4865142203</text:p>
          </table:table-cell>
          <table:table-cell office:value-type="float" office:value="63.8666666666667">
            <text:p>63.8666666667</text:p>
          </table:table-cell>
          <table:table-cell office:value-type="float" office:value="0.338730203988667">
            <text:p>0.338730204</text:p>
          </table:table-cell>
          <table:table-cell office:value-type="float" office:value="1.76319480743083">
            <text:p>1.763194807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style-name="ce3" office:value-type="float" office:value="270">
            <text:p>270</text:p>
          </table:table-cell>
          <table:table-cell office:value-type="float" office:value="10.2349800516039">
            <text:p>10.2349800516</text:p>
          </table:table-cell>
          <table:table-cell office:value-type="float" office:value="28.8666666666667">
            <text:p>28.8666666667</text:p>
          </table:table-cell>
          <table:table-cell office:value-type="float" office:value="0.452721594434218">
            <text:p>0.4527215944</text:p>
          </table:table-cell>
          <table:table-cell office:value-type="float" office:value="1.34830137211716">
            <text:p>1.3483013721</text:p>
          </table:table-cell>
          <table:table-cell office:value-type="float" office:value="22">
            <text:p>22</text:p>
          </table:table-cell>
          <table:table-cell table:style-name="ce3" office:value-type="float" office:value="270">
            <text:p>270</text:p>
          </table:table-cell>
          <table:table-cell office:value-type="float" office:value="12.3201584168176">
            <text:p>12.3201584168</text:p>
          </table:table-cell>
          <table:table-cell office:value-type="float" office:value="56.1333333333333">
            <text:p>56.1333333333</text:p>
          </table:table-cell>
          <table:table-cell office:value-type="float" office:value="0.285852530147521">
            <text:p>0.2858525301</text:p>
          </table:table-cell>
          <table:table-cell office:value-type="float" office:value="1.78287173951493">
            <text:p>1.7828717395</text:p>
          </table:table-cell>
          <table:table-cell office:value-type="float" office:value="22">
            <text:p>22</text:p>
          </table:table-cell>
          <table:table-cell table:style-name="ce3" office:value-type="float" office:value="270">
            <text:p>270</text:p>
          </table:table-cell>
          <table:table-cell office:value-type="float" office:value="20.9720540063132">
            <text:p>20.9720540063</text:p>
          </table:table-cell>
          <table:table-cell office:value-type="float" office:value="16.6666666666667">
            <text:p>16.6666666667</text:p>
          </table:table-cell>
          <table:table-cell office:value-type="float" office:value="1.4244918697059">
            <text:p>1.4244918697</text:p>
          </table:table-cell>
          <table:table-cell office:value-type="float" office:value="1.19161856661857">
            <text:p>1.1916185666</text:p>
          </table:table-cell>
          <table:table-cell office:value-type="float" office:value="9">
            <text:p>9</text:p>
          </table:table-cell>
          <table:table-cell table:style-name="ce3" office:value-type="float" office:value="270">
            <text:p>270</text:p>
          </table:table-cell>
          <table:table-cell office:value-type="float" office:value="16.4925675886304">
            <text:p>16.4925675886</text:p>
          </table:table-cell>
          <table:table-cell office:value-type="float" office:value="62.9333333333333">
            <text:p>62.9333333333</text:p>
          </table:table-cell>
          <table:table-cell office:value-type="float" office:value="0.339433660706263">
            <text:p>0.3394336607</text:p>
          </table:table-cell>
          <table:table-cell office:value-type="float" office:value="1.76985005319985">
            <text:p>1.769850053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style-name="ce3" office:value-type="float" office:value="275">
            <text:p>275</text:p>
          </table:table-cell>
          <table:table-cell office:value-type="float" office:value="10.2386592274685">
            <text:p>10.2386592275</text:p>
          </table:table-cell>
          <table:table-cell office:value-type="float" office:value="29.0666666666667">
            <text:p>29.0666666667</text:p>
          </table:table-cell>
          <table:table-cell office:value-type="float" office:value="0.453895700348877">
            <text:p>0.4538957003</text:p>
          </table:table-cell>
          <table:table-cell office:value-type="float" office:value="1.36898268398268">
            <text:p>1.368982684</text:p>
          </table:table-cell>
          <table:table-cell office:value-type="float" office:value="16">
            <text:p>16</text:p>
          </table:table-cell>
          <table:table-cell table:style-name="ce3" office:value-type="float" office:value="275">
            <text:p>275</text:p>
          </table:table-cell>
          <table:table-cell office:value-type="float" office:value="12.3221543154918">
            <text:p>12.3221543155</text:p>
          </table:table-cell>
          <table:table-cell office:value-type="float" office:value="53.4666666666667">
            <text:p>53.4666666667</text:p>
          </table:table-cell>
          <table:table-cell office:value-type="float" office:value="0.292564930880738">
            <text:p>0.2925649309</text:p>
          </table:table-cell>
          <table:table-cell office:value-type="float" office:value="1.74940422647129">
            <text:p>1.7494042265</text:p>
          </table:table-cell>
          <table:table-cell office:value-type="float" office:value="22">
            <text:p>22</text:p>
          </table:table-cell>
          <table:table-cell table:style-name="ce3" office:value-type="float" office:value="275">
            <text:p>275</text:p>
          </table:table-cell>
          <table:table-cell office:value-type="float" office:value="20.9734012534576">
            <text:p>20.9734012535</text:p>
          </table:table-cell>
          <table:table-cell office:value-type="float" office:value="16.8">
            <text:p>16.8</text:p>
          </table:table-cell>
          <table:table-cell office:value-type="float" office:value="1.40090780994073">
            <text:p>1.4009078099</text:p>
          </table:table-cell>
          <table:table-cell office:value-type="float" office:value="1.19161856661857">
            <text:p>1.1916185666</text:p>
          </table:table-cell>
          <table:table-cell office:value-type="float" office:value="9">
            <text:p>9</text:p>
          </table:table-cell>
          <table:table-cell table:style-name="ce3" office:value-type="float" office:value="275">
            <text:p>275</text:p>
          </table:table-cell>
          <table:table-cell office:value-type="float" office:value="16.5053754143497">
            <text:p>16.5053754143</text:p>
          </table:table-cell>
          <table:table-cell office:value-type="float" office:value="61.2">
            <text:p>61.2</text:p>
          </table:table-cell>
          <table:table-cell office:value-type="float" office:value="0.342305318268727">
            <text:p>0.3423053183</text:p>
          </table:table-cell>
          <table:table-cell office:value-type="float" office:value="1.74603085069785">
            <text:p>1.746030850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280">
            <text:p>280</text:p>
          </table:table-cell>
          <table:table-cell office:value-type="float" office:value="10.2386592274685">
            <text:p>10.2386592275</text:p>
          </table:table-cell>
          <table:table-cell office:value-type="float" office:value="28.6">
            <text:p>28.6</text:p>
          </table:table-cell>
          <table:table-cell office:value-type="float" office:value="0.458588775562818">
            <text:p>0.4585887756</text:p>
          </table:table-cell>
          <table:table-cell office:value-type="float" office:value="1.36326016576017">
            <text:p>1.3632601658</text:p>
          </table:table-cell>
          <table:table-cell office:value-type="float" office:value="2">
            <text:p>2</text:p>
          </table:table-cell>
          <table:table-cell table:style-name="ce3" office:value-type="float" office:value="280">
            <text:p>280</text:p>
          </table:table-cell>
          <table:table-cell office:value-type="float" office:value="12.3555687574596">
            <text:p>12.3555687575</text:p>
          </table:table-cell>
          <table:table-cell office:value-type="float" office:value="53.7333333333333">
            <text:p>53.7333333333</text:p>
          </table:table-cell>
          <table:table-cell office:value-type="float" office:value="0.292578580885622">
            <text:p>0.2925785809</text:p>
          </table:table-cell>
          <table:table-cell office:value-type="float" office:value="1.79346869418851">
            <text:p>1.7934686942</text:p>
          </table:table-cell>
          <table:table-cell office:value-type="float" office:value="22">
            <text:p>22</text:p>
          </table:table-cell>
          <table:table-cell table:style-name="ce3" office:value-type="float" office:value="280">
            <text:p>280</text:p>
          </table:table-cell>
          <table:table-cell office:value-type="float" office:value="20.9734012534576">
            <text:p>20.9734012535</text:p>
          </table:table-cell>
          <table:table-cell office:value-type="float" office:value="16.6">
            <text:p>16.6</text:p>
          </table:table-cell>
          <table:table-cell office:value-type="float" office:value="1.41967750691419">
            <text:p>1.4196775069</text:p>
          </table:table-cell>
          <table:table-cell office:value-type="float" office:value="1.19148629148629">
            <text:p>1.1914862915</text:p>
          </table:table-cell>
          <table:table-cell office:value-type="float" office:value="9">
            <text:p>9</text:p>
          </table:table-cell>
          <table:table-cell table:style-name="ce3" office:value-type="float" office:value="280">
            <text:p>280</text:p>
          </table:table-cell>
          <table:table-cell office:value-type="float" office:value="16.5310567855349">
            <text:p>16.5310567855</text:p>
          </table:table-cell>
          <table:table-cell office:value-type="float" office:value="60.2">
            <text:p>60.2</text:p>
          </table:table-cell>
          <table:table-cell office:value-type="float" office:value="0.346274086692053">
            <text:p>0.3462740867</text:p>
          </table:table-cell>
          <table:table-cell office:value-type="float" office:value="1.74637487706332">
            <text:p>1.746374877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style-name="ce3" office:value-type="float" office:value="285">
            <text:p>285</text:p>
          </table:table-cell>
          <table:table-cell office:value-type="float" office:value="10.2423384033331">
            <text:p>10.2423384033</text:p>
          </table:table-cell>
          <table:table-cell office:value-type="float" office:value="29.0666666666667">
            <text:p>29.0666666667</text:p>
          </table:table-cell>
          <table:table-cell office:value-type="float" office:value="0.45713012301738">
            <text:p>0.457130123</text:p>
          </table:table-cell>
          <table:table-cell office:value-type="float" office:value="1.37858067858068">
            <text:p>1.3785806786</text:p>
          </table:table-cell>
          <table:table-cell office:value-type="float" office:value="16">
            <text:p>16</text:p>
          </table:table-cell>
          <table:table-cell table:style-name="ce3" office:value-type="float" office:value="285">
            <text:p>285</text:p>
          </table:table-cell>
          <table:table-cell office:value-type="float" office:value="12.3559713172274">
            <text:p>12.3559713172</text:p>
          </table:table-cell>
          <table:table-cell office:value-type="float" office:value="54">
            <text:p>54</text:p>
          </table:table-cell>
          <table:table-cell office:value-type="float" office:value="0.293086737286248">
            <text:p>0.2930867373</text:p>
          </table:table-cell>
          <table:table-cell office:value-type="float" office:value="1.7939490961395">
            <text:p>1.7939490961</text:p>
          </table:table-cell>
          <table:table-cell office:value-type="float" office:value="22">
            <text:p>22</text:p>
          </table:table-cell>
          <table:table-cell table:style-name="ce3" office:value-type="float" office:value="285">
            <text:p>285</text:p>
          </table:table-cell>
          <table:table-cell office:value-type="float" office:value="20.9814523707304">
            <text:p>20.9814523707</text:p>
          </table:table-cell>
          <table:table-cell office:value-type="float" office:value="16.7333333333333">
            <text:p>16.7333333333</text:p>
          </table:table-cell>
          <table:table-cell office:value-type="float" office:value="1.41094843743626">
            <text:p>1.4109484374</text:p>
          </table:table-cell>
          <table:table-cell office:value-type="float" office:value="1.19910533910534">
            <text:p>1.1991053391</text:p>
          </table:table-cell>
          <table:table-cell office:value-type="float" office:value="9">
            <text:p>9</text:p>
          </table:table-cell>
          <table:table-cell table:style-name="ce3" office:value-type="float" office:value="285">
            <text:p>285</text:p>
          </table:table-cell>
          <table:table-cell office:value-type="float" office:value="16.5404309437211">
            <text:p>16.5404309437</text:p>
          </table:table-cell>
          <table:table-cell office:value-type="float" office:value="58.4">
            <text:p>58.4</text:p>
          </table:table-cell>
          <table:table-cell office:value-type="float" office:value="0.354693867392345">
            <text:p>0.3546938674</text:p>
          </table:table-cell>
          <table:table-cell office:value-type="float" office:value="1.69037300743441">
            <text:p>1.690373007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style-name="ce3" office:value-type="float" office:value="290">
            <text:p>290</text:p>
          </table:table-cell>
          <table:table-cell office:value-type="float" office:value="10.2462461059191">
            <text:p>10.2462461059</text:p>
          </table:table-cell>
          <table:table-cell office:value-type="float" office:value="28.6">
            <text:p>28.6</text:p>
          </table:table-cell>
          <table:table-cell office:value-type="float" office:value="0.465308840805913">
            <text:p>0.4653088408</text:p>
          </table:table-cell>
          <table:table-cell office:value-type="float" office:value="1.3566107966108">
            <text:p>1.3566107966</text:p>
          </table:table-cell>
          <table:table-cell office:value-type="float" office:value="3">
            <text:p>3</text:p>
          </table:table-cell>
          <table:table-cell table:style-name="ce3" office:value-type="float" office:value="290">
            <text:p>290</text:p>
          </table:table-cell>
          <table:table-cell office:value-type="float" office:value="12.3568095885025">
            <text:p>12.3568095885</text:p>
          </table:table-cell>
          <table:table-cell office:value-type="float" office:value="53">
            <text:p>53</text:p>
          </table:table-cell>
          <table:table-cell office:value-type="float" office:value="0.298428554932116">
            <text:p>0.2984285549</text:p>
          </table:table-cell>
          <table:table-cell office:value-type="float" office:value="1.7543797762838">
            <text:p>1.7543797763</text:p>
          </table:table-cell>
          <table:table-cell office:value-type="float" office:value="22">
            <text:p>22</text:p>
          </table:table-cell>
          <table:table-cell table:style-name="ce3" office:value-type="float" office:value="290">
            <text:p>290</text:p>
          </table:table-cell>
          <table:table-cell office:value-type="float" office:value="21.0278340393248">
            <text:p>21.0278340393</text:p>
          </table:table-cell>
          <table:table-cell office:value-type="float" office:value="17">
            <text:p>17</text:p>
          </table:table-cell>
          <table:table-cell office:value-type="float" office:value="1.38838925541327">
            <text:p>1.3883892554</text:p>
          </table:table-cell>
          <table:table-cell office:value-type="float" office:value="1.2028354978355">
            <text:p>1.2028354978</text:p>
          </table:table-cell>
          <table:table-cell office:value-type="float" office:value="9">
            <text:p>9</text:p>
          </table:table-cell>
          <table:table-cell table:style-name="ce3" office:value-type="float" office:value="290">
            <text:p>290</text:p>
          </table:table-cell>
          <table:table-cell office:value-type="float" office:value="16.5448874811656">
            <text:p>16.5448874812</text:p>
          </table:table-cell>
          <table:table-cell office:value-type="float" office:value="58.8666666666667">
            <text:p>58.8666666667</text:p>
          </table:table-cell>
          <table:table-cell office:value-type="float" office:value="0.35827572595287">
            <text:p>0.358275726</text:p>
          </table:table-cell>
          <table:table-cell office:value-type="float" office:value="1.70616271155745">
            <text:p>1.706162711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table:style-name="ce3" office:value-type="float" office:value="295">
            <text:p>295</text:p>
          </table:table-cell>
          <table:table-cell office:value-type="float" office:value="10.2462461059191">
            <text:p>10.2462461059</text:p>
          </table:table-cell>
          <table:table-cell office:value-type="float" office:value="28.2666666666667">
            <text:p>28.2666666667</text:p>
          </table:table-cell>
          <table:table-cell office:value-type="float" office:value="0.468716138996202">
            <text:p>0.468716139</text:p>
          </table:table-cell>
          <table:table-cell office:value-type="float" office:value="1.35727938727939">
            <text:p>1.3572793873</text:p>
          </table:table-cell>
          <table:table-cell office:value-type="float" office:value="3">
            <text:p>3</text:p>
          </table:table-cell>
          <table:table-cell table:style-name="ce3" office:value-type="float" office:value="295">
            <text:p>295</text:p>
          </table:table-cell>
          <table:table-cell office:value-type="float" office:value="12.3631202691891">
            <text:p>12.3631202692</text:p>
          </table:table-cell>
          <table:table-cell office:value-type="float" office:value="56.4666666666667">
            <text:p>56.4666666667</text:p>
          </table:table-cell>
          <table:table-cell office:value-type="float" office:value="0.29433290982146">
            <text:p>0.2943329098</text:p>
          </table:table-cell>
          <table:table-cell office:value-type="float" office:value="1.81575779460764">
            <text:p>1.8157577946</text:p>
          </table:table-cell>
          <table:table-cell office:value-type="float" office:value="22">
            <text:p>22</text:p>
          </table:table-cell>
          <table:table-cell table:style-name="ce3" office:value-type="float" office:value="295">
            <text:p>295</text:p>
          </table:table-cell>
          <table:table-cell office:value-type="float" office:value="21.0489835566589">
            <text:p>21.0489835567</text:p>
          </table:table-cell>
          <table:table-cell office:value-type="float" office:value="17.0666666666667">
            <text:p>17.0666666667</text:p>
          </table:table-cell>
          <table:table-cell office:value-type="float" office:value="1.36816355081091">
            <text:p>1.3681635508</text:p>
          </table:table-cell>
          <table:table-cell office:value-type="float" office:value="1.21561327561328">
            <text:p>1.2156132756</text:p>
          </table:table-cell>
          <table:table-cell office:value-type="float" office:value="9">
            <text:p>9</text:p>
          </table:table-cell>
          <table:table-cell table:style-name="ce3" office:value-type="float" office:value="295">
            <text:p>295</text:p>
          </table:table-cell>
          <table:table-cell office:value-type="float" office:value="16.5586232628071">
            <text:p>16.5586232628</text:p>
          </table:table-cell>
          <table:table-cell office:value-type="float" office:value="57.6">
            <text:p>57.6</text:p>
          </table:table-cell>
          <table:table-cell office:value-type="float" office:value="0.359913251345331">
            <text:p>0.3599132513</text:p>
          </table:table-cell>
          <table:table-cell office:value-type="float" office:value="1.70426786119511">
            <text:p>1.704267861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table:style-name="ce3" office:value-type="float" office:value="300">
            <text:p>300</text:p>
          </table:table-cell>
          <table:table-cell office:value-type="float" office:value="10.2462461059191">
            <text:p>10.2462461059</text:p>
          </table:table-cell>
          <table:table-cell office:value-type="float" office:value="27.4">
            <text:p>27.4</text:p>
          </table:table-cell>
          <table:table-cell office:value-type="float" office:value="0.47388514838755">
            <text:p>0.4738851484</text:p>
          </table:table-cell>
          <table:table-cell office:value-type="float" office:value="1.35725037489743">
            <text:p>1.3572503749</text:p>
          </table:table-cell>
          <table:table-cell office:value-type="float" office:value="3">
            <text:p>3</text:p>
          </table:table-cell>
          <table:table-cell table:style-name="ce3" office:value-type="float" office:value="300">
            <text:p>300</text:p>
          </table:table-cell>
          <table:table-cell office:value-type="float" office:value="12.3632409918991">
            <text:p>12.3632409919</text:p>
          </table:table-cell>
          <table:table-cell office:value-type="float" office:value="52.5333333333333">
            <text:p>52.5333333333</text:p>
          </table:table-cell>
          <table:table-cell office:value-type="float" office:value="0.300971524947079">
            <text:p>0.3009715249</text:p>
          </table:table-cell>
          <table:table-cell office:value-type="float" office:value="1.75373885932322">
            <text:p>1.7537388593</text:p>
          </table:table-cell>
          <table:table-cell office:value-type="float" office:value="22">
            <text:p>22</text:p>
          </table:table-cell>
          <table:table-cell table:style-name="ce3" office:value-type="float" office:value="300">
            <text:p>300</text:p>
          </table:table-cell>
          <table:table-cell office:value-type="float" office:value="21.0489835566589">
            <text:p>21.0489835567</text:p>
          </table:table-cell>
          <table:table-cell office:value-type="float" office:value="16.8">
            <text:p>16.8</text:p>
          </table:table-cell>
          <table:table-cell office:value-type="float" office:value="1.38112230308912">
            <text:p>1.3811223031</text:p>
          </table:table-cell>
          <table:table-cell office:value-type="float" office:value="1.18817821067821">
            <text:p>1.1881782107</text:p>
          </table:table-cell>
          <table:table-cell office:value-type="float" office:value="9">
            <text:p>9</text:p>
          </table:table-cell>
          <table:table-cell table:style-name="ce3" office:value-type="float" office:value="300">
            <text:p>300</text:p>
          </table:table-cell>
          <table:table-cell office:value-type="float" office:value="16.5672701485575">
            <text:p>16.5672701486</text:p>
          </table:table-cell>
          <table:table-cell office:value-type="float" office:value="56.3333333333333">
            <text:p>56.3333333333</text:p>
          </table:table-cell>
          <table:table-cell office:value-type="float" office:value="0.361079887335013">
            <text:p>0.3610798873</text:p>
          </table:table-cell>
          <table:table-cell office:value-type="float" office:value="1.67417469899668">
            <text:p>1.67417469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305">
            <text:p>305</text:p>
          </table:table-cell>
          <table:table-cell office:value-type="float" office:value="10.2462461059191">
            <text:p>10.2462461059</text:p>
          </table:table-cell>
          <table:table-cell office:value-type="float" office:value="27.2">
            <text:p>27.2</text:p>
          </table:table-cell>
          <table:table-cell office:value-type="float" office:value="0.475397032687904">
            <text:p>0.4753970327</text:p>
          </table:table-cell>
          <table:table-cell office:value-type="float" office:value="1.36331805449453">
            <text:p>1.3633180545</text:p>
          </table:table-cell>
          <table:table-cell office:value-type="float" office:value="3">
            <text:p>3</text:p>
          </table:table-cell>
          <table:table-cell table:style-name="ce3" office:value-type="float" office:value="305">
            <text:p>305</text:p>
          </table:table-cell>
          <table:table-cell office:value-type="float" office:value="12.3748853796656">
            <text:p>12.3748853797</text:p>
          </table:table-cell>
          <table:table-cell office:value-type="float" office:value="51.4">
            <text:p>51.4</text:p>
          </table:table-cell>
          <table:table-cell office:value-type="float" office:value="0.304177414514265">
            <text:p>0.3041774145</text:p>
          </table:table-cell>
          <table:table-cell office:value-type="float" office:value="1.73891320996971">
            <text:p>1.73891321</text:p>
          </table:table-cell>
          <table:table-cell office:value-type="float" office:value="22">
            <text:p>22</text:p>
          </table:table-cell>
          <table:table-cell table:style-name="ce3" office:value-type="float" office:value="305">
            <text:p>305</text:p>
          </table:table-cell>
          <table:table-cell office:value-type="float" office:value="21.0489835566589">
            <text:p>21.0489835567</text:p>
          </table:table-cell>
          <table:table-cell office:value-type="float" office:value="16.8">
            <text:p>16.8</text:p>
          </table:table-cell>
          <table:table-cell office:value-type="float" office:value="1.38112230308912">
            <text:p>1.3811223031</text:p>
          </table:table-cell>
          <table:table-cell office:value-type="float" office:value="1.18817821067821">
            <text:p>1.1881782107</text:p>
          </table:table-cell>
          <table:table-cell office:value-type="float" office:value="9">
            <text:p>9</text:p>
          </table:table-cell>
          <table:table-cell table:style-name="ce3" office:value-type="float" office:value="305">
            <text:p>305</text:p>
          </table:table-cell>
          <table:table-cell office:value-type="float" office:value="16.571726686002">
            <text:p>16.571726686</text:p>
          </table:table-cell>
          <table:table-cell office:value-type="float" office:value="58.4">
            <text:p>58.4</text:p>
          </table:table-cell>
          <table:table-cell office:value-type="float" office:value="0.368954414439317">
            <text:p>0.3689544144</text:p>
          </table:table-cell>
          <table:table-cell office:value-type="float" office:value="1.71729382839096">
            <text:p>1.717293828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310">
            <text:p>310</text:p>
          </table:table-cell>
          <table:table-cell office:value-type="float" office:value="10.2462461059191">
            <text:p>10.2462461059</text:p>
          </table:table-cell>
          <table:table-cell office:value-type="float" office:value="27">
            <text:p>27</text:p>
          </table:table-cell>
          <table:table-cell office:value-type="float" office:value="0.476817095258469">
            <text:p>0.4768170953</text:p>
          </table:table-cell>
          <table:table-cell office:value-type="float" office:value="1.36343127460775">
            <text:p>1.3634312746</text:p>
          </table:table-cell>
          <table:table-cell office:value-type="float" office:value="3">
            <text:p>3</text:p>
          </table:table-cell>
          <table:table-cell table:style-name="ce3" office:value-type="float" office:value="310">
            <text:p>310</text:p>
          </table:table-cell>
          <table:table-cell office:value-type="float" office:value="12.376409582659">
            <text:p>12.3764095827</text:p>
          </table:table-cell>
          <table:table-cell office:value-type="float" office:value="51.8">
            <text:p>51.8</text:p>
          </table:table-cell>
          <table:table-cell office:value-type="float" office:value="0.305740995260079">
            <text:p>0.3057409953</text:p>
          </table:table-cell>
          <table:table-cell office:value-type="float" office:value="1.74528568327098">
            <text:p>1.7452856833</text:p>
          </table:table-cell>
          <table:table-cell office:value-type="float" office:value="22">
            <text:p>22</text:p>
          </table:table-cell>
          <table:table-cell table:style-name="ce3" office:value-type="float" office:value="310">
            <text:p>310</text:p>
          </table:table-cell>
          <table:table-cell office:value-type="float" office:value="21.0763766427319">
            <text:p>21.0763766427</text:p>
          </table:table-cell>
          <table:table-cell office:value-type="float" office:value="16.9333333333333">
            <text:p>16.9333333333</text:p>
          </table:table-cell>
          <table:table-cell office:value-type="float" office:value="1.37423082188243">
            <text:p>1.3742308219</text:p>
          </table:table-cell>
          <table:table-cell office:value-type="float" office:value="1.2138924963925">
            <text:p>1.2138924964</text:p>
          </table:table-cell>
          <table:table-cell office:value-type="float" office:value="9">
            <text:p>9</text:p>
          </table:table-cell>
          <table:table-cell table:style-name="ce3" office:value-type="float" office:value="310">
            <text:p>310</text:p>
          </table:table-cell>
          <table:table-cell office:value-type="float" office:value="16.571726686002">
            <text:p>16.571726686</text:p>
          </table:table-cell>
          <table:table-cell office:value-type="float" office:value="54.0666666666667">
            <text:p>54.0666666667</text:p>
          </table:table-cell>
          <table:table-cell office:value-type="float" office:value="0.376243024261692">
            <text:p>0.3762430243</text:p>
          </table:table-cell>
          <table:table-cell office:value-type="float" office:value="1.63802974015618">
            <text:p>1.638029740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style-name="ce3" office:value-type="float" office:value="315">
            <text:p>315</text:p>
          </table:table-cell>
          <table:table-cell office:value-type="float" office:value="10.2462461059191">
            <text:p>10.2462461059</text:p>
          </table:table-cell>
          <table:table-cell office:value-type="float" office:value="26.5333333333333">
            <text:p>26.5333333333</text:p>
          </table:table-cell>
          <table:table-cell office:value-type="float" office:value="0.484046245354691">
            <text:p>0.4840462454</text:p>
          </table:table-cell>
          <table:table-cell office:value-type="float" office:value="1.36192172206878">
            <text:p>1.3619217221</text:p>
          </table:table-cell>
          <table:table-cell office:value-type="float" office:value="3">
            <text:p>3</text:p>
          </table:table-cell>
          <table:table-cell table:style-name="ce3" office:value-type="float" office:value="315">
            <text:p>315</text:p>
          </table:table-cell>
          <table:table-cell office:value-type="float" office:value="12.399083759554">
            <text:p>12.3990837596</text:p>
          </table:table-cell>
          <table:table-cell office:value-type="float" office:value="51.9333333333333">
            <text:p>51.9333333333</text:p>
          </table:table-cell>
          <table:table-cell office:value-type="float" office:value="0.30716325037752">
            <text:p>0.3071632504</text:p>
          </table:table-cell>
          <table:table-cell office:value-type="float" office:value="1.74387897708873">
            <text:p>1.7438789771</text:p>
          </table:table-cell>
          <table:table-cell office:value-type="float" office:value="22">
            <text:p>22</text:p>
          </table:table-cell>
          <table:table-cell table:style-name="ce3" office:value-type="float" office:value="315">
            <text:p>315</text:p>
          </table:table-cell>
          <table:table-cell office:value-type="float" office:value="21.0913091653384">
            <text:p>21.0913091653</text:p>
          </table:table-cell>
          <table:table-cell office:value-type="float" office:value="17">
            <text:p>17</text:p>
          </table:table-cell>
          <table:table-cell office:value-type="float" office:value="1.37829747524869">
            <text:p>1.3782974752</text:p>
          </table:table-cell>
          <table:table-cell office:value-type="float" office:value="1.22805916305916">
            <text:p>1.2280591631</text:p>
          </table:table-cell>
          <table:table-cell office:value-type="float" office:value="9">
            <text:p>9</text:p>
          </table:table-cell>
          <table:table-cell table:style-name="ce3" office:value-type="float" office:value="315">
            <text:p>315</text:p>
          </table:table-cell>
          <table:table-cell office:value-type="float" office:value="16.5777080037261">
            <text:p>16.5777080037</text:p>
          </table:table-cell>
          <table:table-cell office:value-type="float" office:value="56.6">
            <text:p>56.6</text:p>
          </table:table-cell>
          <table:table-cell office:value-type="float" office:value="0.373378542068322">
            <text:p>0.3733785421</text:p>
          </table:table-cell>
          <table:table-cell office:value-type="float" office:value="1.6803368178251">
            <text:p>1.680336817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style-name="ce3" office:value-type="float" office:value="320">
            <text:p>320</text:p>
          </table:table-cell>
          <table:table-cell office:value-type="float" office:value="10.2483933470372">
            <text:p>10.248393347</text:p>
          </table:table-cell>
          <table:table-cell office:value-type="float" office:value="26.2666666666667">
            <text:p>26.2666666667</text:p>
          </table:table-cell>
          <table:table-cell office:value-type="float" office:value="0.486485924613089">
            <text:p>0.4864859246</text:p>
          </table:table-cell>
          <table:table-cell office:value-type="float" office:value="1.36057562807563">
            <text:p>1.3605756281</text:p>
          </table:table-cell>
          <table:table-cell office:value-type="float" office:value="3">
            <text:p>3</text:p>
          </table:table-cell>
          <table:table-cell table:style-name="ce3" office:value-type="float" office:value="320">
            <text:p>320</text:p>
          </table:table-cell>
          <table:table-cell office:value-type="float" office:value="12.4150927749608">
            <text:p>12.415092775</text:p>
          </table:table-cell>
          <table:table-cell office:value-type="float" office:value="52.6666666666667">
            <text:p>52.6666666667</text:p>
          </table:table-cell>
          <table:table-cell office:value-type="float" office:value="0.303345825168169">
            <text:p>0.3033458252</text:p>
          </table:table-cell>
          <table:table-cell office:value-type="float" office:value="1.77604406930645">
            <text:p>1.7760440693</text:p>
          </table:table-cell>
          <table:table-cell office:value-type="float" office:value="22">
            <text:p>22</text:p>
          </table:table-cell>
          <table:table-cell table:style-name="ce3" office:value-type="float" office:value="320">
            <text:p>320</text:p>
          </table:table-cell>
          <table:table-cell office:value-type="float" office:value="21.0913091653384">
            <text:p>21.0913091653</text:p>
          </table:table-cell>
          <table:table-cell office:value-type="float" office:value="16.8">
            <text:p>16.8</text:p>
          </table:table-cell>
          <table:table-cell office:value-type="float" office:value="1.39964347036839">
            <text:p>1.3996434704</text:p>
          </table:table-cell>
          <table:table-cell office:value-type="float" office:value="1.22055916305916">
            <text:p>1.2205591631</text:p>
          </table:table-cell>
          <table:table-cell office:value-type="float" office:value="9">
            <text:p>9</text:p>
          </table:table-cell>
          <table:table-cell table:style-name="ce3" office:value-type="float" office:value="320">
            <text:p>320</text:p>
          </table:table-cell>
          <table:table-cell office:value-type="float" office:value="16.5851888759804">
            <text:p>16.585188876</text:p>
          </table:table-cell>
          <table:table-cell office:value-type="float" office:value="56.6666666666667">
            <text:p>56.6666666667</text:p>
          </table:table-cell>
          <table:table-cell office:value-type="float" office:value="0.371852045987791">
            <text:p>0.371852046</text:p>
          </table:table-cell>
          <table:table-cell office:value-type="float" office:value="1.69114873054166">
            <text:p>1.691148730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table:style-name="ce3" office:value-type="float" office:value="325">
            <text:p>325</text:p>
          </table:table-cell>
          <table:table-cell office:value-type="float" office:value="10.2543722025527">
            <text:p>10.2543722026</text:p>
          </table:table-cell>
          <table:table-cell office:value-type="float" office:value="26.8">
            <text:p>26.8</text:p>
          </table:table-cell>
          <table:table-cell office:value-type="float" office:value="0.47611591907071">
            <text:p>0.4761159191</text:p>
          </table:table-cell>
          <table:table-cell office:value-type="float" office:value="1.38266557516558">
            <text:p>1.3826655752</text:p>
          </table:table-cell>
          <table:table-cell office:value-type="float" office:value="3">
            <text:p>3</text:p>
          </table:table-cell>
          <table:table-cell table:style-name="ce3" office:value-type="float" office:value="325">
            <text:p>325</text:p>
          </table:table-cell>
          <table:table-cell office:value-type="float" office:value="12.4402497347303">
            <text:p>12.4402497347</text:p>
          </table:table-cell>
          <table:table-cell office:value-type="float" office:value="51.0666666666667">
            <text:p>51.0666666667</text:p>
          </table:table-cell>
          <table:table-cell office:value-type="float" office:value="0.308099925552807">
            <text:p>0.3080999256</text:p>
          </table:table-cell>
          <table:table-cell office:value-type="float" office:value="1.76112463718585">
            <text:p>1.7611246372</text:p>
          </table:table-cell>
          <table:table-cell office:value-type="float" office:value="22">
            <text:p>22</text:p>
          </table:table-cell>
          <table:table-cell table:style-name="ce3" office:value-type="float" office:value="325">
            <text:p>325</text:p>
          </table:table-cell>
          <table:table-cell office:value-type="float" office:value="21.1329215978606">
            <text:p>21.1329215979</text:p>
          </table:table-cell>
          <table:table-cell office:value-type="float" office:value="16.9333333333333">
            <text:p>16.9333333333</text:p>
          </table:table-cell>
          <table:table-cell office:value-type="float" office:value="1.37513131783722">
            <text:p>1.3751313178</text:p>
          </table:table-cell>
          <table:table-cell office:value-type="float" office:value="1.1907708032708">
            <text:p>1.1907708033</text:p>
          </table:table-cell>
          <table:table-cell office:value-type="float" office:value="9">
            <text:p>9</text:p>
          </table:table-cell>
          <table:table-cell table:style-name="ce3" office:value-type="float" office:value="325">
            <text:p>325</text:p>
          </table:table-cell>
          <table:table-cell office:value-type="float" office:value="16.5851888759804">
            <text:p>16.585188876</text:p>
          </table:table-cell>
          <table:table-cell office:value-type="float" office:value="55.8">
            <text:p>55.8</text:p>
          </table:table-cell>
          <table:table-cell office:value-type="float" office:value="0.374072019780964">
            <text:p>0.3740720198</text:p>
          </table:table-cell>
          <table:table-cell office:value-type="float" office:value="1.67156254613954">
            <text:p>1.671562546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table:style-name="ce3" office:value-type="float" office:value="330">
            <text:p>330</text:p>
          </table:table-cell>
          <table:table-cell office:value-type="float" office:value="10.2565693722591">
            <text:p>10.2565693723</text:p>
          </table:table-cell>
          <table:table-cell office:value-type="float" office:value="26.6666666666667">
            <text:p>26.6666666667</text:p>
          </table:table-cell>
          <table:table-cell office:value-type="float" office:value="0.475085780447209">
            <text:p>0.4750857804</text:p>
          </table:table-cell>
          <table:table-cell office:value-type="float" office:value="1.37993117993118">
            <text:p>1.3799311799</text:p>
          </table:table-cell>
          <table:table-cell office:value-type="float" office:value="3">
            <text:p>3</text:p>
          </table:table-cell>
          <table:table-cell table:style-name="ce3" office:value-type="float" office:value="330">
            <text:p>330</text:p>
          </table:table-cell>
          <table:table-cell office:value-type="float" office:value="12.4426481931724">
            <text:p>12.4426481932</text:p>
          </table:table-cell>
          <table:table-cell office:value-type="float" office:value="50.4666666666667">
            <text:p>50.4666666667</text:p>
          </table:table-cell>
          <table:table-cell office:value-type="float" office:value="0.310226380006798">
            <text:p>0.31022638</text:p>
          </table:table-cell>
          <table:table-cell office:value-type="float" office:value="1.74909552933294">
            <text:p>1.7490955293</text:p>
          </table:table-cell>
          <table:table-cell office:value-type="float" office:value="22">
            <text:p>22</text:p>
          </table:table-cell>
          <table:table-cell table:style-name="ce3" office:value-type="float" office:value="330">
            <text:p>330</text:p>
          </table:table-cell>
          <table:table-cell office:value-type="float" office:value="21.1329215978606">
            <text:p>21.1329215979</text:p>
          </table:table-cell>
          <table:table-cell office:value-type="float" office:value="16.8">
            <text:p>16.8</text:p>
          </table:table-cell>
          <table:table-cell office:value-type="float" office:value="1.38611159089925">
            <text:p>1.3861115909</text:p>
          </table:table-cell>
          <table:table-cell office:value-type="float" office:value="1.19234487734488">
            <text:p>1.1923448773</text:p>
          </table:table-cell>
          <table:table-cell office:value-type="float" office:value="4">
            <text:p>4</text:p>
          </table:table-cell>
          <table:table-cell table:style-name="ce3" office:value-type="float" office:value="330">
            <text:p>330</text:p>
          </table:table-cell>
          <table:table-cell office:value-type="float" office:value="16.5851888759804">
            <text:p>16.585188876</text:p>
          </table:table-cell>
          <table:table-cell office:value-type="float" office:value="54.4666666666667">
            <text:p>54.4666666667</text:p>
          </table:table-cell>
          <table:table-cell office:value-type="float" office:value="0.379280181882427">
            <text:p>0.3792801819</text:p>
          </table:table-cell>
          <table:table-cell office:value-type="float" office:value="1.65214350069346">
            <text:p>1.652143500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table:style-name="ce3" office:value-type="float" office:value="335">
            <text:p>335</text:p>
          </table:table-cell>
          <table:table-cell office:value-type="float" office:value="10.2565693722591">
            <text:p>10.2565693723</text:p>
          </table:table-cell>
          <table:table-cell office:value-type="float" office:value="26.1333333333333">
            <text:p>26.1333333333</text:p>
          </table:table-cell>
          <table:table-cell office:value-type="float" office:value="0.479197182802773">
            <text:p>0.4791971828</text:p>
          </table:table-cell>
          <table:table-cell office:value-type="float" office:value="1.3725699083052">
            <text:p>1.3725699083</text:p>
          </table:table-cell>
          <table:table-cell office:value-type="float" office:value="3">
            <text:p>3</text:p>
          </table:table-cell>
          <table:table-cell table:style-name="ce3" office:value-type="float" office:value="335">
            <text:p>335</text:p>
          </table:table-cell>
          <table:table-cell office:value-type="float" office:value="12.4503678207083">
            <text:p>12.4503678207</text:p>
          </table:table-cell>
          <table:table-cell office:value-type="float" office:value="49.4">
            <text:p>49.4</text:p>
          </table:table-cell>
          <table:table-cell office:value-type="float" office:value="0.313353175554687">
            <text:p>0.3133531756</text:p>
          </table:table-cell>
          <table:table-cell office:value-type="float" office:value="1.71602737428737">
            <text:p>1.7160273743</text:p>
          </table:table-cell>
          <table:table-cell office:value-type="float" office:value="22">
            <text:p>22</text:p>
          </table:table-cell>
          <table:table-cell table:style-name="ce3" office:value-type="float" office:value="335">
            <text:p>335</text:p>
          </table:table-cell>
          <table:table-cell office:value-type="float" office:value="21.1329215978606">
            <text:p>21.1329215979</text:p>
          </table:table-cell>
          <table:table-cell office:value-type="float" office:value="16.4">
            <text:p>16.4</text:p>
          </table:table-cell>
          <table:table-cell office:value-type="float" office:value="1.41240949113474">
            <text:p>1.4124094911</text:p>
          </table:table-cell>
          <table:table-cell office:value-type="float" office:value="1.17647186147186">
            <text:p>1.1764718615</text:p>
          </table:table-cell>
          <table:table-cell office:value-type="float" office:value="4">
            <text:p>4</text:p>
          </table:table-cell>
          <table:table-cell table:style-name="ce3" office:value-type="float" office:value="335">
            <text:p>335</text:p>
          </table:table-cell>
          <table:table-cell office:value-type="float" office:value="16.5945241023179">
            <text:p>16.5945241023</text:p>
          </table:table-cell>
          <table:table-cell office:value-type="float" office:value="55.1333333333333">
            <text:p>55.1333333333</text:p>
          </table:table-cell>
          <table:table-cell office:value-type="float" office:value="0.381722253570959">
            <text:p>0.3817222536</text:p>
          </table:table-cell>
          <table:table-cell office:value-type="float" office:value="1.6791197537385">
            <text:p>1.679119753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340">
            <text:p>340</text:p>
          </table:table-cell>
          <table:table-cell office:value-type="float" office:value="10.2565693722591">
            <text:p>10.2565693723</text:p>
          </table:table-cell>
          <table:table-cell office:value-type="float" office:value="25.9333333333333">
            <text:p>25.9333333333</text:p>
          </table:table-cell>
          <table:table-cell office:value-type="float" office:value="0.482212512596409">
            <text:p>0.4822125126</text:p>
          </table:table-cell>
          <table:table-cell office:value-type="float" office:value="1.38004345327875">
            <text:p>1.3800434533</text:p>
          </table:table-cell>
          <table:table-cell office:value-type="float" office:value="3">
            <text:p>3</text:p>
          </table:table-cell>
          <table:table-cell table:style-name="ce3" office:value-type="float" office:value="340">
            <text:p>340</text:p>
          </table:table-cell>
          <table:table-cell office:value-type="float" office:value="12.46256218646">
            <text:p>12.4625621865</text:p>
          </table:table-cell>
          <table:table-cell office:value-type="float" office:value="48.7333333333333">
            <text:p>48.7333333333</text:p>
          </table:table-cell>
          <table:table-cell office:value-type="float" office:value="0.315929197169178">
            <text:p>0.3159291972</text:p>
          </table:table-cell>
          <table:table-cell office:value-type="float" office:value="1.67424550951957">
            <text:p>1.6742455095</text:p>
          </table:table-cell>
          <table:table-cell office:value-type="float" office:value="22">
            <text:p>22</text:p>
          </table:table-cell>
          <table:table-cell table:style-name="ce3" office:value-type="float" office:value="340">
            <text:p>340</text:p>
          </table:table-cell>
          <table:table-cell office:value-type="float" office:value="21.1397367355635">
            <text:p>21.1397367356</text:p>
          </table:table-cell>
          <table:table-cell office:value-type="float" office:value="16.7333333333333">
            <text:p>16.7333333333</text:p>
          </table:table-cell>
          <table:table-cell office:value-type="float" office:value="1.39390599025143">
            <text:p>1.3939059903</text:p>
          </table:table-cell>
          <table:table-cell office:value-type="float" office:value="1.20039682539683">
            <text:p>1.2003968254</text:p>
          </table:table-cell>
          <table:table-cell office:value-type="float" office:value="4">
            <text:p>4</text:p>
          </table:table-cell>
          <table:table-cell table:style-name="ce3" office:value-type="float" office:value="340">
            <text:p>340</text:p>
          </table:table-cell>
          <table:table-cell office:value-type="float" office:value="16.5945241023179">
            <text:p>16.5945241023</text:p>
          </table:table-cell>
          <table:table-cell office:value-type="float" office:value="54.1333333333333">
            <text:p>54.1333333333</text:p>
          </table:table-cell>
          <table:table-cell office:value-type="float" office:value="0.38367435928029">
            <text:p>0.3836743593</text:p>
          </table:table-cell>
          <table:table-cell office:value-type="float" office:value="1.67433825156008">
            <text:p>1.674338251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345">
            <text:p>345</text:p>
          </table:table-cell>
          <table:table-cell office:value-type="float" office:value="10.2705014021761">
            <text:p>10.2705014022</text:p>
          </table:table-cell>
          <table:table-cell office:value-type="float" office:value="26.2">
            <text:p>26.2</text:p>
          </table:table-cell>
          <table:table-cell office:value-type="float" office:value="0.478592689695323">
            <text:p>0.4785926897</text:p>
          </table:table-cell>
          <table:table-cell office:value-type="float" office:value="1.39521541095071">
            <text:p>1.395215411</text:p>
          </table:table-cell>
          <table:table-cell office:value-type="float" office:value="3">
            <text:p>3</text:p>
          </table:table-cell>
          <table:table-cell table:style-name="ce3" office:value-type="float" office:value="345">
            <text:p>345</text:p>
          </table:table-cell>
          <table:table-cell office:value-type="float" office:value="12.4747838260556">
            <text:p>12.4747838261</text:p>
          </table:table-cell>
          <table:table-cell office:value-type="float" office:value="49.6666666666667">
            <text:p>49.6666666667</text:p>
          </table:table-cell>
          <table:table-cell office:value-type="float" office:value="0.317287580992304">
            <text:p>0.317287581</text:p>
          </table:table-cell>
          <table:table-cell office:value-type="float" office:value="1.71109640646018">
            <text:p>1.7110964065</text:p>
          </table:table-cell>
          <table:table-cell office:value-type="float" office:value="22">
            <text:p>22</text:p>
          </table:table-cell>
          <table:table-cell table:style-name="ce3" office:value-type="float" office:value="345">
            <text:p>345</text:p>
          </table:table-cell>
          <table:table-cell office:value-type="float" office:value="21.1397367355635">
            <text:p>21.1397367356</text:p>
          </table:table-cell>
          <table:table-cell office:value-type="float" office:value="16.6666666666667">
            <text:p>16.6666666667</text:p>
          </table:table-cell>
          <table:table-cell office:value-type="float" office:value="1.39529718551156">
            <text:p>1.3952971855</text:p>
          </table:table-cell>
          <table:table-cell office:value-type="float" office:value="1.19706349206349">
            <text:p>1.1970634921</text:p>
          </table:table-cell>
          <table:table-cell office:value-type="float" office:value="4">
            <text:p>4</text:p>
          </table:table-cell>
          <table:table-cell table:style-name="ce3" office:value-type="float" office:value="345">
            <text:p>345</text:p>
          </table:table-cell>
          <table:table-cell office:value-type="float" office:value="16.5945241023179">
            <text:p>16.5945241023</text:p>
          </table:table-cell>
          <table:table-cell office:value-type="float" office:value="53.5333333333333">
            <text:p>53.5333333333</text:p>
          </table:table-cell>
          <table:table-cell office:value-type="float" office:value="0.388241263377145">
            <text:p>0.3882412634</text:p>
          </table:table-cell>
          <table:table-cell office:value-type="float" office:value="1.66515154742601">
            <text:p>1.665151547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350">
            <text:p>350</text:p>
          </table:table-cell>
          <table:table-cell office:value-type="float" office:value="10.2705014021761">
            <text:p>10.2705014022</text:p>
          </table:table-cell>
          <table:table-cell office:value-type="float" office:value="26.0666666666667">
            <text:p>26.0666666667</text:p>
          </table:table-cell>
          <table:table-cell office:value-type="float" office:value="0.479040937831558">
            <text:p>0.4790409378</text:p>
          </table:table-cell>
          <table:table-cell office:value-type="float" office:value="1.39835266585267">
            <text:p>1.3983526659</text:p>
          </table:table-cell>
          <table:table-cell office:value-type="float" office:value="3">
            <text:p>3</text:p>
          </table:table-cell>
          <table:table-cell table:style-name="ce3" office:value-type="float" office:value="350">
            <text:p>350</text:p>
          </table:table-cell>
          <table:table-cell office:value-type="float" office:value="12.4762237575503">
            <text:p>12.4762237576</text:p>
          </table:table-cell>
          <table:table-cell office:value-type="float" office:value="49.6">
            <text:p>49.6</text:p>
          </table:table-cell>
          <table:table-cell office:value-type="float" office:value="0.311049820128807">
            <text:p>0.3110498201</text:p>
          </table:table-cell>
          <table:table-cell office:value-type="float" office:value="1.73851408681904">
            <text:p>1.7385140868</text:p>
          </table:table-cell>
          <table:table-cell office:value-type="float" office:value="5">
            <text:p>5</text:p>
          </table:table-cell>
          <table:table-cell table:style-name="ce3" office:value-type="float" office:value="350">
            <text:p>350</text:p>
          </table:table-cell>
          <table:table-cell office:value-type="float" office:value="21.1426280702543">
            <text:p>21.1426280703</text:p>
          </table:table-cell>
          <table:table-cell office:value-type="float" office:value="16.8">
            <text:p>16.8</text:p>
          </table:table-cell>
          <table:table-cell office:value-type="float" office:value="1.37671002759357">
            <text:p>1.3767100276</text:p>
          </table:table-cell>
          <table:table-cell office:value-type="float" office:value="1.19170634920635">
            <text:p>1.1917063492</text:p>
          </table:table-cell>
          <table:table-cell office:value-type="float" office:value="4">
            <text:p>4</text:p>
          </table:table-cell>
          <table:table-cell table:style-name="ce3" office:value-type="float" office:value="350">
            <text:p>350</text:p>
          </table:table-cell>
          <table:table-cell office:value-type="float" office:value="16.5945241023179">
            <text:p>16.5945241023</text:p>
          </table:table-cell>
          <table:table-cell office:value-type="float" office:value="52.7333333333333">
            <text:p>52.7333333333</text:p>
          </table:table-cell>
          <table:table-cell office:value-type="float" office:value="0.391175016604822">
            <text:p>0.3911750166</text:p>
          </table:table-cell>
          <table:table-cell office:value-type="float" office:value="1.65843869876636">
            <text:p>1.658438698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355">
            <text:p>355</text:p>
          </table:table-cell>
          <table:table-cell office:value-type="float" office:value="10.2764605141617">
            <text:p>10.2764605142</text:p>
          </table:table-cell>
          <table:table-cell office:value-type="float" office:value="26.8">
            <text:p>26.8</text:p>
          </table:table-cell>
          <table:table-cell office:value-type="float" office:value="0.47443136861326">
            <text:p>0.4744313686</text:p>
          </table:table-cell>
          <table:table-cell office:value-type="float" office:value="1.41423890923891">
            <text:p>1.4142389092</text:p>
          </table:table-cell>
          <table:table-cell office:value-type="float" office:value="3">
            <text:p>3</text:p>
          </table:table-cell>
          <table:table-cell table:style-name="ce3" office:value-type="float" office:value="355">
            <text:p>355</text:p>
          </table:table-cell>
          <table:table-cell office:value-type="float" office:value="12.4874750596654">
            <text:p>12.4874750597</text:p>
          </table:table-cell>
          <table:table-cell office:value-type="float" office:value="50.3333333333333">
            <text:p>50.3333333333</text:p>
          </table:table-cell>
          <table:table-cell office:value-type="float" office:value="0.313295504495789">
            <text:p>0.3132955045</text:p>
          </table:table-cell>
          <table:table-cell office:value-type="float" office:value="1.74099653415763">
            <text:p>1.7409965342</text:p>
          </table:table-cell>
          <table:table-cell office:value-type="float" office:value="5">
            <text:p>5</text:p>
          </table:table-cell>
          <table:table-cell table:style-name="ce3" office:value-type="float" office:value="355">
            <text:p>355</text:p>
          </table:table-cell>
          <table:table-cell office:value-type="float" office:value="21.1426280702543">
            <text:p>21.1426280703</text:p>
          </table:table-cell>
          <table:table-cell office:value-type="float" office:value="16.7333333333333">
            <text:p>16.7333333333</text:p>
          </table:table-cell>
          <table:table-cell office:value-type="float" office:value="1.38120865854194">
            <text:p>1.3812086585</text:p>
          </table:table-cell>
          <table:table-cell office:value-type="float" office:value="1.19230158730159">
            <text:p>1.1923015873</text:p>
          </table:table-cell>
          <table:table-cell office:value-type="float" office:value="4">
            <text:p>4</text:p>
          </table:table-cell>
          <table:table-cell table:style-name="ce3" office:value-type="float" office:value="355">
            <text:p>355</text:p>
          </table:table-cell>
          <table:table-cell office:value-type="float" office:value="16.6252313736066">
            <text:p>16.6252313736</text:p>
          </table:table-cell>
          <table:table-cell office:value-type="float" office:value="53.1333333333333">
            <text:p>53.1333333333</text:p>
          </table:table-cell>
          <table:table-cell office:value-type="float" office:value="0.396303504337982">
            <text:p>0.3963035043</text:p>
          </table:table-cell>
          <table:table-cell office:value-type="float" office:value="1.65469454331167">
            <text:p>1.654694543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360">
            <text:p>360</text:p>
          </table:table-cell>
          <table:table-cell office:value-type="float" office:value="10.2764605141617">
            <text:p>10.2764605142</text:p>
          </table:table-cell>
          <table:table-cell office:value-type="float" office:value="26.6">
            <text:p>26.6</text:p>
          </table:table-cell>
          <table:table-cell office:value-type="float" office:value="0.477263105557496">
            <text:p>0.4772631056</text:p>
          </table:table-cell>
          <table:table-cell office:value-type="float" office:value="1.37763958263958">
            <text:p>1.3776395826</text:p>
          </table:table-cell>
          <table:table-cell office:value-type="float" office:value="3">
            <text:p>3</text:p>
          </table:table-cell>
          <table:table-cell table:style-name="ce3" office:value-type="float" office:value="360">
            <text:p>360</text:p>
          </table:table-cell>
          <table:table-cell office:value-type="float" office:value="12.5029104201941">
            <text:p>12.5029104202</text:p>
          </table:table-cell>
          <table:table-cell office:value-type="float" office:value="50.2">
            <text:p>50.2</text:p>
          </table:table-cell>
          <table:table-cell office:value-type="float" office:value="0.317066875450707">
            <text:p>0.3170668755</text:p>
          </table:table-cell>
          <table:table-cell office:value-type="float" office:value="1.73321672937149">
            <text:p>1.7332167294</text:p>
          </table:table-cell>
          <table:table-cell office:value-type="float" office:value="22">
            <text:p>22</text:p>
          </table:table-cell>
          <table:table-cell table:style-name="ce3" office:value-type="float" office:value="360">
            <text:p>360</text:p>
          </table:table-cell>
          <table:table-cell office:value-type="float" office:value="21.1426280702543">
            <text:p>21.1426280703</text:p>
          </table:table-cell>
          <table:table-cell office:value-type="float" office:value="16.6666666666667">
            <text:p>16.6666666667</text:p>
          </table:table-cell>
          <table:table-cell office:value-type="float" office:value="1.38563903692837">
            <text:p>1.3856390369</text:p>
          </table:table-cell>
          <table:table-cell office:value-type="float" office:value="1.19289682539683">
            <text:p>1.1928968254</text:p>
          </table:table-cell>
          <table:table-cell office:value-type="float" office:value="4">
            <text:p>4</text:p>
          </table:table-cell>
          <table:table-cell table:style-name="ce3" office:value-type="float" office:value="360">
            <text:p>360</text:p>
          </table:table-cell>
          <table:table-cell office:value-type="float" office:value="16.6252313736066">
            <text:p>16.6252313736</text:p>
          </table:table-cell>
          <table:table-cell office:value-type="float" office:value="52.4666666666667">
            <text:p>52.4666666667</text:p>
          </table:table-cell>
          <table:table-cell office:value-type="float" office:value="0.399752909360734">
            <text:p>0.3997529094</text:p>
          </table:table-cell>
          <table:table-cell office:value-type="float" office:value="1.64483086014433">
            <text:p>1.644830860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table:style-name="ce3" office:value-type="float" office:value="365">
            <text:p>365</text:p>
          </table:table-cell>
          <table:table-cell office:value-type="float" office:value="10.2770473355615">
            <text:p>10.2770473356</text:p>
          </table:table-cell>
          <table:table-cell office:value-type="float" office:value="25.9333333333333">
            <text:p>25.9333333333</text:p>
          </table:table-cell>
          <table:table-cell office:value-type="float" office:value="0.483945623943195">
            <text:p>0.4839456239</text:p>
          </table:table-cell>
          <table:table-cell office:value-type="float" office:value="1.35564583564584">
            <text:p>1.3556458356</text:p>
          </table:table-cell>
          <table:table-cell office:value-type="float" office:value="22">
            <text:p>22</text:p>
          </table:table-cell>
          <table:table-cell table:style-name="ce3" office:value-type="float" office:value="365">
            <text:p>365</text:p>
          </table:table-cell>
          <table:table-cell office:value-type="float" office:value="12.5029104201941">
            <text:p>12.5029104202</text:p>
          </table:table-cell>
          <table:table-cell office:value-type="float" office:value="48.6666666666667">
            <text:p>48.6666666667</text:p>
          </table:table-cell>
          <table:table-cell office:value-type="float" office:value="0.321412676254033">
            <text:p>0.3214126763</text:p>
          </table:table-cell>
          <table:table-cell office:value-type="float" office:value="1.69960076269034">
            <text:p>1.6996007627</text:p>
          </table:table-cell>
          <table:table-cell office:value-type="float" office:value="22">
            <text:p>22</text:p>
          </table:table-cell>
          <table:table-cell table:style-name="ce3" office:value-type="float" office:value="365">
            <text:p>365</text:p>
          </table:table-cell>
          <table:table-cell office:value-type="float" office:value="21.1426280702543">
            <text:p>21.1426280703</text:p>
          </table:table-cell>
          <table:table-cell office:value-type="float" office:value="16.6666666666667">
            <text:p>16.6666666667</text:p>
          </table:table-cell>
          <table:table-cell office:value-type="float" office:value="1.38563903692837">
            <text:p>1.3856390369</text:p>
          </table:table-cell>
          <table:table-cell office:value-type="float" office:value="1.19289682539683">
            <text:p>1.1928968254</text:p>
          </table:table-cell>
          <table:table-cell office:value-type="float" office:value="4">
            <text:p>4</text:p>
          </table:table-cell>
          <table:table-cell table:style-name="ce3" office:value-type="float" office:value="365">
            <text:p>365</text:p>
          </table:table-cell>
          <table:table-cell office:value-type="float" office:value="16.6252313736066">
            <text:p>16.6252313736</text:p>
          </table:table-cell>
          <table:table-cell office:value-type="float" office:value="51.3333333333333">
            <text:p>51.3333333333</text:p>
          </table:table-cell>
          <table:table-cell office:value-type="float" office:value="0.403714549986454">
            <text:p>0.40371455</text:p>
          </table:table-cell>
          <table:table-cell office:value-type="float" office:value="1.62164938518654">
            <text:p>1.621649385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table:style-name="ce3" office:value-type="float" office:value="370">
            <text:p>370</text:p>
          </table:table-cell>
          <table:table-cell office:value-type="float" office:value="10.2847937388505">
            <text:p>10.2847937389</text:p>
          </table:table-cell>
          <table:table-cell office:value-type="float" office:value="25.8666666666667">
            <text:p>25.8666666667</text:p>
          </table:table-cell>
          <table:table-cell office:value-type="float" office:value="0.480493208407443">
            <text:p>0.4804932084</text:p>
          </table:table-cell>
          <table:table-cell office:value-type="float" office:value="1.36233775483775">
            <text:p>1.3623377548</text:p>
          </table:table-cell>
          <table:table-cell office:value-type="float" office:value="22">
            <text:p>22</text:p>
          </table:table-cell>
          <table:table-cell table:style-name="ce3" office:value-type="float" office:value="370">
            <text:p>370</text:p>
          </table:table-cell>
          <table:table-cell office:value-type="float" office:value="12.5202112305045">
            <text:p>12.5202112305</text:p>
          </table:table-cell>
          <table:table-cell office:value-type="float" office:value="49.2666666666667">
            <text:p>49.2666666667</text:p>
          </table:table-cell>
          <table:table-cell office:value-type="float" office:value="0.318686930460719">
            <text:p>0.3186869305</text:p>
          </table:table-cell>
          <table:table-cell office:value-type="float" office:value="1.71138694148739">
            <text:p>1.7113869415</text:p>
          </table:table-cell>
          <table:table-cell office:value-type="float" office:value="22">
            <text:p>22</text:p>
          </table:table-cell>
          <table:table-cell table:style-name="ce3" office:value-type="float" office:value="370">
            <text:p>370</text:p>
          </table:table-cell>
          <table:table-cell office:value-type="float" office:value="21.1426280702543">
            <text:p>21.1426280703</text:p>
          </table:table-cell>
          <table:table-cell office:value-type="float" office:value="16.6666666666667">
            <text:p>16.6666666667</text:p>
          </table:table-cell>
          <table:table-cell office:value-type="float" office:value="1.38563903692837">
            <text:p>1.3856390369</text:p>
          </table:table-cell>
          <table:table-cell office:value-type="float" office:value="1.19289682539683">
            <text:p>1.1928968254</text:p>
          </table:table-cell>
          <table:table-cell office:value-type="float" office:value="4">
            <text:p>4</text:p>
          </table:table-cell>
          <table:table-cell table:style-name="ce3" office:value-type="float" office:value="370">
            <text:p>370</text:p>
          </table:table-cell>
          <table:table-cell office:value-type="float" office:value="16.6252313736066">
            <text:p>16.6252313736</text:p>
          </table:table-cell>
          <table:table-cell office:value-type="float" office:value="50.8666666666667">
            <text:p>50.8666666667</text:p>
          </table:table-cell>
          <table:table-cell office:value-type="float" office:value="0.40570823209444">
            <text:p>0.4057082321</text:p>
          </table:table-cell>
          <table:table-cell office:value-type="float" office:value="1.60121586990008">
            <text:p>1.601215869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table:style-name="ce3" office:value-type="float" office:value="375">
            <text:p>375</text:p>
          </table:table-cell>
          <table:table-cell office:value-type="float" office:value="10.2929007504574">
            <text:p>10.2929007505</text:p>
          </table:table-cell>
          <table:table-cell office:value-type="float" office:value="26.4">
            <text:p>26.4</text:p>
          </table:table-cell>
          <table:table-cell office:value-type="float" office:value="0.474025815152458">
            <text:p>0.4740258152</text:p>
          </table:table-cell>
          <table:table-cell office:value-type="float" office:value="1.38713934213934">
            <text:p>1.3871393421</text:p>
          </table:table-cell>
          <table:table-cell office:value-type="float" office:value="22">
            <text:p>22</text:p>
          </table:table-cell>
          <table:table-cell table:style-name="ce3" office:value-type="float" office:value="375">
            <text:p>375</text:p>
          </table:table-cell>
          <table:table-cell office:value-type="float" office:value="12.5280515310184">
            <text:p>12.528051531</text:p>
          </table:table-cell>
          <table:table-cell office:value-type="float" office:value="49.0666666666667">
            <text:p>49.0666666667</text:p>
          </table:table-cell>
          <table:table-cell office:value-type="float" office:value="0.313286732288756">
            <text:p>0.3132867323</text:p>
          </table:table-cell>
          <table:table-cell office:value-type="float" office:value="1.71699863013078">
            <text:p>1.7169986301</text:p>
          </table:table-cell>
          <table:table-cell office:value-type="float" office:value="22">
            <text:p>22</text:p>
          </table:table-cell>
          <table:table-cell table:style-name="ce3" office:value-type="float" office:value="375">
            <text:p>375</text:p>
          </table:table-cell>
          <table:table-cell office:value-type="float" office:value="21.1524252614976">
            <text:p>21.1524252615</text:p>
          </table:table-cell>
          <table:table-cell office:value-type="float" office:value="16.6">
            <text:p>16.6</text:p>
          </table:table-cell>
          <table:table-cell office:value-type="float" office:value="1.3842547510535">
            <text:p>1.3842547511</text:p>
          </table:table-cell>
          <table:table-cell office:value-type="float" office:value="1.20484126984127">
            <text:p>1.2048412698</text:p>
          </table:table-cell>
          <table:table-cell office:value-type="float" office:value="4">
            <text:p>4</text:p>
          </table:table-cell>
          <table:table-cell table:style-name="ce3" office:value-type="float" office:value="375">
            <text:p>375</text:p>
          </table:table-cell>
          <table:table-cell office:value-type="float" office:value="16.6252313736066">
            <text:p>16.6252313736</text:p>
          </table:table-cell>
          <table:table-cell office:value-type="float" office:value="50.3333333333333">
            <text:p>50.3333333333</text:p>
          </table:table-cell>
          <table:table-cell office:value-type="float" office:value="0.410142236711764">
            <text:p>0.4101422367</text:p>
          </table:table-cell>
          <table:table-cell office:value-type="float" office:value="1.60302310749679">
            <text:p>1.603023107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table:style-name="ce3" office:value-type="float" office:value="380">
            <text:p>380</text:p>
          </table:table-cell>
          <table:table-cell office:value-type="float" office:value="10.2929007504574">
            <text:p>10.2929007505</text:p>
          </table:table-cell>
          <table:table-cell office:value-type="float" office:value="26.2">
            <text:p>26.2</text:p>
          </table:table-cell>
          <table:table-cell office:value-type="float" office:value="0.477159378451046">
            <text:p>0.4771593785</text:p>
          </table:table-cell>
          <table:table-cell office:value-type="float" office:value="1.3851023051023">
            <text:p>1.3851023051</text:p>
          </table:table-cell>
          <table:table-cell office:value-type="float" office:value="3">
            <text:p>3</text:p>
          </table:table-cell>
          <table:table-cell table:style-name="ce3" office:value-type="float" office:value="380">
            <text:p>380</text:p>
          </table:table-cell>
          <table:table-cell office:value-type="float" office:value="12.5325913097099">
            <text:p>12.5325913097</text:p>
          </table:table-cell>
          <table:table-cell office:value-type="float" office:value="49.0666666666667">
            <text:p>49.0666666667</text:p>
          </table:table-cell>
          <table:table-cell office:value-type="float" office:value="0.316362200617048">
            <text:p>0.3163622006</text:p>
          </table:table-cell>
          <table:table-cell office:value-type="float" office:value="1.72561386250762">
            <text:p>1.7256138625</text:p>
          </table:table-cell>
          <table:table-cell office:value-type="float" office:value="22">
            <text:p>22</text:p>
          </table:table-cell>
          <table:table-cell table:style-name="ce3" office:value-type="float" office:value="380">
            <text:p>380</text:p>
          </table:table-cell>
          <table:table-cell office:value-type="float" office:value="21.1524252614976">
            <text:p>21.1524252615</text:p>
          </table:table-cell>
          <table:table-cell office:value-type="float" office:value="16.6">
            <text:p>16.6</text:p>
          </table:table-cell>
          <table:table-cell office:value-type="float" office:value="1.3842547510535">
            <text:p>1.3842547511</text:p>
          </table:table-cell>
          <table:table-cell office:value-type="float" office:value="1.20484126984127">
            <text:p>1.2048412698</text:p>
          </table:table-cell>
          <table:table-cell office:value-type="float" office:value="4">
            <text:p>4</text:p>
          </table:table-cell>
          <table:table-cell table:style-name="ce3" office:value-type="float" office:value="380">
            <text:p>380</text:p>
          </table:table-cell>
          <table:table-cell office:value-type="float" office:value="16.6272813687067">
            <text:p>16.6272813687</text:p>
          </table:table-cell>
          <table:table-cell office:value-type="float" office:value="50.1333333333333">
            <text:p>50.1333333333</text:p>
          </table:table-cell>
          <table:table-cell office:value-type="float" office:value="0.407083182808858">
            <text:p>0.4070831828</text:p>
          </table:table-cell>
          <table:table-cell office:value-type="float" office:value="1.58186343885335">
            <text:p>1.581863438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table:style-name="ce3" office:value-type="float" office:value="385">
            <text:p>385</text:p>
          </table:table-cell>
          <table:table-cell office:value-type="float" office:value="10.3035833032388">
            <text:p>10.3035833032</text:p>
          </table:table-cell>
          <table:table-cell office:value-type="float" office:value="27.2">
            <text:p>27.2</text:p>
          </table:table-cell>
          <table:table-cell office:value-type="float" office:value="0.475828344269296">
            <text:p>0.4758283443</text:p>
          </table:table-cell>
          <table:table-cell office:value-type="float" office:value="1.41868816368816">
            <text:p>1.4186881637</text:p>
          </table:table-cell>
          <table:table-cell office:value-type="float" office:value="3">
            <text:p>3</text:p>
          </table:table-cell>
          <table:table-cell table:style-name="ce3" office:value-type="float" office:value="385">
            <text:p>385</text:p>
          </table:table-cell>
          <table:table-cell office:value-type="float" office:value="12.5325913097099">
            <text:p>12.5325913097</text:p>
          </table:table-cell>
          <table:table-cell office:value-type="float" office:value="48.0666666666667">
            <text:p>48.0666666667</text:p>
          </table:table-cell>
          <table:table-cell office:value-type="float" office:value="0.319460758535916">
            <text:p>0.3194607585</text:p>
          </table:table-cell>
          <table:table-cell office:value-type="float" office:value="1.68032412659331">
            <text:p>1.6803241266</text:p>
          </table:table-cell>
          <table:table-cell office:value-type="float" office:value="22">
            <text:p>22</text:p>
          </table:table-cell>
          <table:table-cell table:style-name="ce3" office:value-type="float" office:value="385">
            <text:p>385</text:p>
          </table:table-cell>
          <table:table-cell office:value-type="float" office:value="21.1524252614976">
            <text:p>21.1524252615</text:p>
          </table:table-cell>
          <table:table-cell office:value-type="float" office:value="16.4">
            <text:p>16.4</text:p>
          </table:table-cell>
          <table:table-cell office:value-type="float" office:value="1.39783311785">
            <text:p>1.3978331179</text:p>
          </table:table-cell>
          <table:table-cell office:value-type="float" office:value="1.19039682539683">
            <text:p>1.1903968254</text:p>
          </table:table-cell>
          <table:table-cell office:value-type="float" office:value="4">
            <text:p>4</text:p>
          </table:table-cell>
          <table:table-cell table:style-name="ce3" office:value-type="float" office:value="385">
            <text:p>385</text:p>
          </table:table-cell>
          <table:table-cell office:value-type="float" office:value="16.6305126081763">
            <text:p>16.6305126082</text:p>
          </table:table-cell>
          <table:table-cell office:value-type="float" office:value="49.9333333333333">
            <text:p>49.9333333333</text:p>
          </table:table-cell>
          <table:table-cell office:value-type="float" office:value="0.409137996439772">
            <text:p>0.4091379964</text:p>
          </table:table-cell>
          <table:table-cell office:value-type="float" office:value="1.62218014429496">
            <text:p>1.622180144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390">
            <text:p>390</text:p>
          </table:table-cell>
          <table:table-cell office:value-type="float" office:value="10.3035833032388">
            <text:p>10.3035833032</text:p>
          </table:table-cell>
          <table:table-cell office:value-type="float" office:value="26.4">
            <text:p>26.4</text:p>
          </table:table-cell>
          <table:table-cell office:value-type="float" office:value="0.479602729490036">
            <text:p>0.4796027295</text:p>
          </table:table-cell>
          <table:table-cell office:value-type="float" office:value="1.38144559144559">
            <text:p>1.3814455914</text:p>
          </table:table-cell>
          <table:table-cell office:value-type="float" office:value="3">
            <text:p>3</text:p>
          </table:table-cell>
          <table:table-cell table:style-name="ce3" office:value-type="float" office:value="390">
            <text:p>390</text:p>
          </table:table-cell>
          <table:table-cell office:value-type="float" office:value="12.5325913097099">
            <text:p>12.5325913097</text:p>
          </table:table-cell>
          <table:table-cell office:value-type="float" office:value="47">
            <text:p>47</text:p>
          </table:table-cell>
          <table:table-cell office:value-type="float" office:value="0.324845402016328">
            <text:p>0.324845402</text:p>
          </table:table-cell>
          <table:table-cell office:value-type="float" office:value="1.64549572136707">
            <text:p>1.6454957214</text:p>
          </table:table-cell>
          <table:table-cell office:value-type="float" office:value="22">
            <text:p>22</text:p>
          </table:table-cell>
          <table:table-cell table:style-name="ce3" office:value-type="float" office:value="390">
            <text:p>390</text:p>
          </table:table-cell>
          <table:table-cell office:value-type="float" office:value="21.1524252614976">
            <text:p>21.1524252615</text:p>
          </table:table-cell>
          <table:table-cell office:value-type="float" office:value="16.2666666666667">
            <text:p>16.2666666667</text:p>
          </table:table-cell>
          <table:table-cell office:value-type="float" office:value="1.41498255204994">
            <text:p>1.414982552</text:p>
          </table:table-cell>
          <table:table-cell office:value-type="float" office:value="1.18484126984127">
            <text:p>1.1848412698</text:p>
          </table:table-cell>
          <table:table-cell office:value-type="float" office:value="4">
            <text:p>4</text:p>
          </table:table-cell>
          <table:table-cell table:style-name="ce3" office:value-type="float" office:value="390">
            <text:p>390</text:p>
          </table:table-cell>
          <table:table-cell office:value-type="float" office:value="16.6305126081763">
            <text:p>16.6305126082</text:p>
          </table:table-cell>
          <table:table-cell office:value-type="float" office:value="48.4666666666667">
            <text:p>48.4666666667</text:p>
          </table:table-cell>
          <table:table-cell office:value-type="float" office:value="0.42160226578657">
            <text:p>0.4216022658</text:p>
          </table:table-cell>
          <table:table-cell office:value-type="float" office:value="1.56089942161382">
            <text:p>1.560899421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style-name="ce3" office:value-type="float" office:value="395">
            <text:p>395</text:p>
          </table:table-cell>
          <table:table-cell office:value-type="float" office:value="10.3055674778461">
            <text:p>10.3055674778</text:p>
          </table:table-cell>
          <table:table-cell office:value-type="float" office:value="26.2666666666667">
            <text:p>26.2666666667</text:p>
          </table:table-cell>
          <table:table-cell office:value-type="float" office:value="0.480340125447316">
            <text:p>0.4803401254</text:p>
          </table:table-cell>
          <table:table-cell office:value-type="float" office:value="1.37631738631739">
            <text:p>1.3763173863</text:p>
          </table:table-cell>
          <table:table-cell office:value-type="float" office:value="3">
            <text:p>3</text:p>
          </table:table-cell>
          <table:table-cell table:style-name="ce3" office:value-type="float" office:value="395">
            <text:p>395</text:p>
          </table:table-cell>
          <table:table-cell office:value-type="float" office:value="12.5422309604185">
            <text:p>12.5422309604</text:p>
          </table:table-cell>
          <table:table-cell office:value-type="float" office:value="47">
            <text:p>47</text:p>
          </table:table-cell>
          <table:table-cell office:value-type="float" office:value="0.324778227998227">
            <text:p>0.324778228</text:p>
          </table:table-cell>
          <table:table-cell office:value-type="float" office:value="1.64886244268288">
            <text:p>1.6488624427</text:p>
          </table:table-cell>
          <table:table-cell office:value-type="float" office:value="22">
            <text:p>22</text:p>
          </table:table-cell>
          <table:table-cell table:style-name="ce3" office:value-type="float" office:value="395">
            <text:p>395</text:p>
          </table:table-cell>
          <table:table-cell office:value-type="float" office:value="21.1524252614976">
            <text:p>21.1524252615</text:p>
          </table:table-cell>
          <table:table-cell office:value-type="float" office:value="16.2">
            <text:p>16.2</text:p>
          </table:table-cell>
          <table:table-cell office:value-type="float" office:value="1.41788595465772">
            <text:p>1.4178859547</text:p>
          </table:table-cell>
          <table:table-cell office:value-type="float" office:value="1.17928571428571">
            <text:p>1.1792857143</text:p>
          </table:table-cell>
          <table:table-cell office:value-type="float" office:value="4">
            <text:p>4</text:p>
          </table:table-cell>
          <table:table-cell table:style-name="ce3" office:value-type="float" office:value="395">
            <text:p>395</text:p>
          </table:table-cell>
          <table:table-cell office:value-type="float" office:value="16.6389607762909">
            <text:p>16.6389607763</text:p>
          </table:table-cell>
          <table:table-cell office:value-type="float" office:value="50.8">
            <text:p>50.8</text:p>
          </table:table-cell>
          <table:table-cell office:value-type="float" office:value="0.415442054102446">
            <text:p>0.4154420541</text:p>
          </table:table-cell>
          <table:table-cell office:value-type="float" office:value="1.60983992615572">
            <text:p>1.609839926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style-name="ce3" office:value-type="float" office:value="400">
            <text:p>400</text:p>
          </table:table-cell>
          <table:table-cell office:value-type="float" office:value="10.3066690780292">
            <text:p>10.306669078</text:p>
          </table:table-cell>
          <table:table-cell office:value-type="float" office:value="26.3333333333333">
            <text:p>26.3333333333</text:p>
          </table:table-cell>
          <table:table-cell office:value-type="float" office:value="0.478525060596695">
            <text:p>0.4785250606</text:p>
          </table:table-cell>
          <table:table-cell office:value-type="float" office:value="1.37405631405631">
            <text:p>1.3740563141</text:p>
          </table:table-cell>
          <table:table-cell office:value-type="float" office:value="3">
            <text:p>3</text:p>
          </table:table-cell>
          <table:table-cell table:style-name="ce3" office:value-type="float" office:value="400">
            <text:p>400</text:p>
          </table:table-cell>
          <table:table-cell office:value-type="float" office:value="12.5471735332522">
            <text:p>12.5471735333</text:p>
          </table:table-cell>
          <table:table-cell office:value-type="float" office:value="46.6666666666667">
            <text:p>46.6666666667</text:p>
          </table:table-cell>
          <table:table-cell office:value-type="float" office:value="0.327242722931797">
            <text:p>0.3272427229</text:p>
          </table:table-cell>
          <table:table-cell office:value-type="float" office:value="1.66652104159457">
            <text:p>1.6665210416</text:p>
          </table:table-cell>
          <table:table-cell office:value-type="float" office:value="22">
            <text:p>22</text:p>
          </table:table-cell>
          <table:table-cell table:style-name="ce3" office:value-type="float" office:value="400">
            <text:p>400</text:p>
          </table:table-cell>
          <table:table-cell office:value-type="float" office:value="21.1524252614976">
            <text:p>21.1524252615</text:p>
          </table:table-cell>
          <table:table-cell office:value-type="float" office:value="16.2">
            <text:p>16.2</text:p>
          </table:table-cell>
          <table:table-cell office:value-type="float" office:value="1.41788595465772">
            <text:p>1.4178859547</text:p>
          </table:table-cell>
          <table:table-cell office:value-type="float" office:value="1.17928571428571">
            <text:p>1.1792857143</text:p>
          </table:table-cell>
          <table:table-cell office:value-type="float" office:value="4">
            <text:p>4</text:p>
          </table:table-cell>
          <table:table-cell table:style-name="ce3" office:value-type="float" office:value="400">
            <text:p>400</text:p>
          </table:table-cell>
          <table:table-cell office:value-type="float" office:value="16.6584734971407">
            <text:p>16.6584734971</text:p>
          </table:table-cell>
          <table:table-cell office:value-type="float" office:value="51.8">
            <text:p>51.8</text:p>
          </table:table-cell>
          <table:table-cell office:value-type="float" office:value="0.404681485662213">
            <text:p>0.4046814857</text:p>
          </table:table-cell>
          <table:table-cell office:value-type="float" office:value="1.65887873086389">
            <text:p>1.658878730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405">
            <text:p>405</text:p>
          </table:table-cell>
          <table:table-cell office:value-type="float" office:value="10.3066690780292">
            <text:p>10.306669078</text:p>
          </table:table-cell>
          <table:table-cell office:value-type="float" office:value="26.1333333333333">
            <text:p>26.1333333333</text:p>
          </table:table-cell>
          <table:table-cell office:value-type="float" office:value="0.479778872558738">
            <text:p>0.4797788726</text:p>
          </table:table-cell>
          <table:table-cell office:value-type="float" office:value="1.36636400636401">
            <text:p>1.3663640064</text:p>
          </table:table-cell>
          <table:table-cell office:value-type="float" office:value="3">
            <text:p>3</text:p>
          </table:table-cell>
          <table:table-cell table:style-name="ce3" office:value-type="float" office:value="405">
            <text:p>405</text:p>
          </table:table-cell>
          <table:table-cell office:value-type="float" office:value="12.5471735332522">
            <text:p>12.5471735333</text:p>
          </table:table-cell>
          <table:table-cell office:value-type="float" office:value="45.8">
            <text:p>45.8</text:p>
          </table:table-cell>
          <table:table-cell office:value-type="float" office:value="0.329926722659448">
            <text:p>0.3299267227</text:p>
          </table:table-cell>
          <table:table-cell office:value-type="float" office:value="1.66248727035492">
            <text:p>1.6624872704</text:p>
          </table:table-cell>
          <table:table-cell office:value-type="float" office:value="22">
            <text:p>22</text:p>
          </table:table-cell>
          <table:table-cell table:style-name="ce3" office:value-type="float" office:value="405">
            <text:p>405</text:p>
          </table:table-cell>
          <table:table-cell office:value-type="float" office:value="21.1524252614976">
            <text:p>21.1524252615</text:p>
          </table:table-cell>
          <table:table-cell office:value-type="float" office:value="16">
            <text:p>16</text:p>
          </table:table-cell>
          <table:table-cell office:value-type="float" office:value="1.44099657237365">
            <text:p>1.4409965724</text:p>
          </table:table-cell>
          <table:table-cell office:value-type="float" office:value="1.17373015873016">
            <text:p>1.1737301587</text:p>
          </table:table-cell>
          <table:table-cell office:value-type="float" office:value="4">
            <text:p>4</text:p>
          </table:table-cell>
          <table:table-cell table:style-name="ce3" office:value-type="float" office:value="405">
            <text:p>405</text:p>
          </table:table-cell>
          <table:table-cell office:value-type="float" office:value="16.668280587221">
            <text:p>16.6682805872</text:p>
          </table:table-cell>
          <table:table-cell office:value-type="float" office:value="51.5333333333333">
            <text:p>51.5333333333</text:p>
          </table:table-cell>
          <table:table-cell office:value-type="float" office:value="0.409388702729312">
            <text:p>0.4093887027</text:p>
          </table:table-cell>
          <table:table-cell office:value-type="float" office:value="1.6327905233198">
            <text:p>1.632790523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style-name="ce3" office:value-type="float" office:value="410">
            <text:p>410</text:p>
          </table:table-cell>
          <table:table-cell office:value-type="float" office:value="10.308434235367">
            <text:p>10.3084342354</text:p>
          </table:table-cell>
          <table:table-cell office:value-type="float" office:value="25.7333333333333">
            <text:p>25.7333333333</text:p>
          </table:table-cell>
          <table:table-cell office:value-type="float" office:value="0.482685694978511">
            <text:p>0.482685695</text:p>
          </table:table-cell>
          <table:table-cell office:value-type="float" office:value="1.34825655825656">
            <text:p>1.3482565583</text:p>
          </table:table-cell>
          <table:table-cell office:value-type="float" office:value="3">
            <text:p>3</text:p>
          </table:table-cell>
          <table:table-cell table:style-name="ce3" office:value-type="float" office:value="410">
            <text:p>410</text:p>
          </table:table-cell>
          <table:table-cell office:value-type="float" office:value="12.5565954758303">
            <text:p>12.5565954758</text:p>
          </table:table-cell>
          <table:table-cell office:value-type="float" office:value="46.2666666666667">
            <text:p>46.2666666667</text:p>
          </table:table-cell>
          <table:table-cell office:value-type="float" office:value="0.331186558068567">
            <text:p>0.3311865581</text:p>
          </table:table-cell>
          <table:table-cell office:value-type="float" office:value="1.66791339880736">
            <text:p>1.6679133988</text:p>
          </table:table-cell>
          <table:table-cell office:value-type="float" office:value="22">
            <text:p>22</text:p>
          </table:table-cell>
          <table:table-cell table:style-name="ce3" office:value-type="float" office:value="410">
            <text:p>410</text:p>
          </table:table-cell>
          <table:table-cell office:value-type="float" office:value="21.1524252614976">
            <text:p>21.1524252615</text:p>
          </table:table-cell>
          <table:table-cell office:value-type="float" office:value="16">
            <text:p>16</text:p>
          </table:table-cell>
          <table:table-cell office:value-type="float" office:value="1.44099657237365">
            <text:p>1.4409965724</text:p>
          </table:table-cell>
          <table:table-cell office:value-type="float" office:value="1.17373015873016">
            <text:p>1.1737301587</text:p>
          </table:table-cell>
          <table:table-cell office:value-type="float" office:value="4">
            <text:p>4</text:p>
          </table:table-cell>
          <table:table-cell table:style-name="ce3" office:value-type="float" office:value="410">
            <text:p>410</text:p>
          </table:table-cell>
          <table:table-cell office:value-type="float" office:value="16.668280587221">
            <text:p>16.6682805872</text:p>
          </table:table-cell>
          <table:table-cell office:value-type="float" office:value="51.0666666666667">
            <text:p>51.0666666667</text:p>
          </table:table-cell>
          <table:table-cell office:value-type="float" office:value="0.411501405309067">
            <text:p>0.4115014053</text:p>
          </table:table-cell>
          <table:table-cell office:value-type="float" office:value="1.63289622062378">
            <text:p>1.632896220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style-name="ce3" office:value-type="float" office:value="415">
            <text:p>415</text:p>
          </table:table-cell>
          <table:table-cell office:value-type="float" office:value="10.308434235367">
            <text:p>10.3084342354</text:p>
          </table:table-cell>
          <table:table-cell office:value-type="float" office:value="25.2666666666667">
            <text:p>25.2666666667</text:p>
          </table:table-cell>
          <table:table-cell office:value-type="float" office:value="0.496575633847873">
            <text:p>0.4965756338</text:p>
          </table:table-cell>
          <table:table-cell office:value-type="float" office:value="1.35507076257076">
            <text:p>1.3550707626</text:p>
          </table:table-cell>
          <table:table-cell office:value-type="float" office:value="3">
            <text:p>3</text:p>
          </table:table-cell>
          <table:table-cell table:style-name="ce3" office:value-type="float" office:value="415">
            <text:p>415</text:p>
          </table:table-cell>
          <table:table-cell office:value-type="float" office:value="12.5574076067458">
            <text:p>12.5574076067</text:p>
          </table:table-cell>
          <table:table-cell office:value-type="float" office:value="45.3333333333333">
            <text:p>45.3333333333</text:p>
          </table:table-cell>
          <table:table-cell office:value-type="float" office:value="0.334866467579585">
            <text:p>0.3348664676</text:p>
          </table:table-cell>
          <table:table-cell office:value-type="float" office:value="1.64451970959324">
            <text:p>1.6445197096</text:p>
          </table:table-cell>
          <table:table-cell office:value-type="float" office:value="22">
            <text:p>22</text:p>
          </table:table-cell>
          <table:table-cell table:style-name="ce3" office:value-type="float" office:value="415">
            <text:p>415</text:p>
          </table:table-cell>
          <table:table-cell office:value-type="float" office:value="21.1524252614976">
            <text:p>21.1524252615</text:p>
          </table:table-cell>
          <table:table-cell office:value-type="float" office:value="15.9333333333333">
            <text:p>15.9333333333</text:p>
          </table:table-cell>
          <table:table-cell office:value-type="float" office:value="1.44833509657271">
            <text:p>1.4483350966</text:p>
          </table:table-cell>
          <table:table-cell office:value-type="float" office:value="1.17373015873016">
            <text:p>1.1737301587</text:p>
          </table:table-cell>
          <table:table-cell office:value-type="float" office:value="4">
            <text:p>4</text:p>
          </table:table-cell>
          <table:table-cell table:style-name="ce3" office:value-type="float" office:value="415">
            <text:p>415</text:p>
          </table:table-cell>
          <table:table-cell office:value-type="float" office:value="16.6743339555586">
            <text:p>16.6743339556</text:p>
          </table:table-cell>
          <table:table-cell office:value-type="float" office:value="50.4">
            <text:p>50.4</text:p>
          </table:table-cell>
          <table:table-cell office:value-type="float" office:value="0.415557177297515">
            <text:p>0.4155571773</text:p>
          </table:table-cell>
          <table:table-cell office:value-type="float" office:value="1.63241833956282">
            <text:p>1.632418339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style-name="ce3" office:value-type="float" office:value="420">
            <text:p>420</text:p>
          </table:table-cell>
          <table:table-cell office:value-type="float" office:value="10.3103101601289">
            <text:p>10.3103101601</text:p>
          </table:table-cell>
          <table:table-cell office:value-type="float" office:value="25.2">
            <text:p>25.2</text:p>
          </table:table-cell>
          <table:table-cell office:value-type="float" office:value="0.49578540795651">
            <text:p>0.495785408</text:p>
          </table:table-cell>
          <table:table-cell office:value-type="float" office:value="1.33883755133755">
            <text:p>1.3388375513</text:p>
          </table:table-cell>
          <table:table-cell office:value-type="float" office:value="3">
            <text:p>3</text:p>
          </table:table-cell>
          <table:table-cell table:style-name="ce3" office:value-type="float" office:value="420">
            <text:p>420</text:p>
          </table:table-cell>
          <table:table-cell office:value-type="float" office:value="12.5623501795796">
            <text:p>12.5623501796</text:p>
          </table:table-cell>
          <table:table-cell office:value-type="float" office:value="46.7333333333333">
            <text:p>46.7333333333</text:p>
          </table:table-cell>
          <table:table-cell office:value-type="float" office:value="0.334160975766979">
            <text:p>0.3341609758</text:p>
          </table:table-cell>
          <table:table-cell office:value-type="float" office:value="1.67011852311775">
            <text:p>1.6701185231</text:p>
          </table:table-cell>
          <table:table-cell office:value-type="float" office:value="22">
            <text:p>22</text:p>
          </table:table-cell>
          <table:table-cell table:style-name="ce3" office:value-type="float" office:value="420">
            <text:p>420</text:p>
          </table:table-cell>
          <table:table-cell office:value-type="float" office:value="21.154181559222">
            <text:p>21.1541815592</text:p>
          </table:table-cell>
          <table:table-cell office:value-type="float" office:value="16.0666666666667">
            <text:p>16.0666666667</text:p>
          </table:table-cell>
          <table:table-cell office:value-type="float" office:value="1.44516025504415">
            <text:p>1.445160255</text:p>
          </table:table-cell>
          <table:table-cell office:value-type="float" office:value="1.19896825396825">
            <text:p>1.198968254</text:p>
          </table:table-cell>
          <table:table-cell office:value-type="float" office:value="4">
            <text:p>4</text:p>
          </table:table-cell>
          <table:table-cell table:style-name="ce3" office:value-type="float" office:value="420">
            <text:p>420</text:p>
          </table:table-cell>
          <table:table-cell office:value-type="float" office:value="16.6743339555586">
            <text:p>16.6743339556</text:p>
          </table:table-cell>
          <table:table-cell office:value-type="float" office:value="49.4666666666667">
            <text:p>49.4666666667</text:p>
          </table:table-cell>
          <table:table-cell office:value-type="float" office:value="0.417511609042198">
            <text:p>0.417511609</text:p>
          </table:table-cell>
          <table:table-cell office:value-type="float" office:value="1.60331333345781">
            <text:p>1.603313333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style-name="ce3" office:value-type="float" office:value="425">
            <text:p>425</text:p>
          </table:table-cell>
          <table:table-cell office:value-type="float" office:value="10.3123932129459">
            <text:p>10.3123932129</text:p>
          </table:table-cell>
          <table:table-cell office:value-type="float" office:value="25.0666666666667">
            <text:p>25.0666666667</text:p>
          </table:table-cell>
          <table:table-cell office:value-type="float" office:value="0.497666666577979">
            <text:p>0.4976666666</text:p>
          </table:table-cell>
          <table:table-cell office:value-type="float" office:value="1.3391021016021">
            <text:p>1.3391021016</text:p>
          </table:table-cell>
          <table:table-cell office:value-type="float" office:value="3">
            <text:p>3</text:p>
          </table:table-cell>
          <table:table-cell table:style-name="ce3" office:value-type="float" office:value="425">
            <text:p>425</text:p>
          </table:table-cell>
          <table:table-cell office:value-type="float" office:value="12.5727304756726">
            <text:p>12.5727304757</text:p>
          </table:table-cell>
          <table:table-cell office:value-type="float" office:value="46.3333333333333">
            <text:p>46.3333333333</text:p>
          </table:table-cell>
          <table:table-cell office:value-type="float" office:value="0.333758394759643">
            <text:p>0.3337583948</text:p>
          </table:table-cell>
          <table:table-cell office:value-type="float" office:value="1.70515697523437">
            <text:p>1.7051569752</text:p>
          </table:table-cell>
          <table:table-cell office:value-type="float" office:value="22">
            <text:p>22</text:p>
          </table:table-cell>
          <table:table-cell table:style-name="ce3" office:value-type="float" office:value="425">
            <text:p>425</text:p>
          </table:table-cell>
          <table:table-cell office:value-type="float" office:value="21.154181559222">
            <text:p>21.1541815592</text:p>
          </table:table-cell>
          <table:table-cell office:value-type="float" office:value="16">
            <text:p>16</text:p>
          </table:table-cell>
          <table:table-cell office:value-type="float" office:value="1.45085852091209">
            <text:p>1.4508585209</text:p>
          </table:table-cell>
          <table:table-cell office:value-type="float" office:value="1.20452380952381">
            <text:p>1.2045238095</text:p>
          </table:table-cell>
          <table:table-cell office:value-type="float" office:value="4">
            <text:p>4</text:p>
          </table:table-cell>
          <table:table-cell table:style-name="ce3" office:value-type="float" office:value="425">
            <text:p>425</text:p>
          </table:table-cell>
          <table:table-cell office:value-type="float" office:value="16.6743339555586">
            <text:p>16.6743339556</text:p>
          </table:table-cell>
          <table:table-cell office:value-type="float" office:value="48.2">
            <text:p>48.2</text:p>
          </table:table-cell>
          <table:table-cell office:value-type="float" office:value="0.421085560510043">
            <text:p>0.4210855605</text:p>
          </table:table-cell>
          <table:table-cell office:value-type="float" office:value="1.59051822981132">
            <text:p>1.590518229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style-name="ce3" office:value-type="float" office:value="430">
            <text:p>430</text:p>
          </table:table-cell>
          <table:table-cell office:value-type="float" office:value="10.3157140941321">
            <text:p>10.3157140941</text:p>
          </table:table-cell>
          <table:table-cell office:value-type="float" office:value="25.1333333333333">
            <text:p>25.1333333333</text:p>
          </table:table-cell>
          <table:table-cell office:value-type="float" office:value="0.497261734531568">
            <text:p>0.4972617345</text:p>
          </table:table-cell>
          <table:table-cell office:value-type="float" office:value="1.33868543493544">
            <text:p>1.3386854349</text:p>
          </table:table-cell>
          <table:table-cell office:value-type="float" office:value="3">
            <text:p>3</text:p>
          </table:table-cell>
          <table:table-cell table:style-name="ce3" office:value-type="float" office:value="430">
            <text:p>430</text:p>
          </table:table-cell>
          <table:table-cell office:value-type="float" office:value="12.5786128118167">
            <text:p>12.5786128118</text:p>
          </table:table-cell>
          <table:table-cell office:value-type="float" office:value="45.9333333333333">
            <text:p>45.9333333333</text:p>
          </table:table-cell>
          <table:table-cell office:value-type="float" office:value="0.33446859221885">
            <text:p>0.3344685922</text:p>
          </table:table-cell>
          <table:table-cell office:value-type="float" office:value="1.71079952712693">
            <text:p>1.7107995271</text:p>
          </table:table-cell>
          <table:table-cell office:value-type="float" office:value="22">
            <text:p>22</text:p>
          </table:table-cell>
          <table:table-cell table:style-name="ce3" office:value-type="float" office:value="430">
            <text:p>430</text:p>
          </table:table-cell>
          <table:table-cell office:value-type="float" office:value="21.154181559222">
            <text:p>21.1541815592</text:p>
          </table:table-cell>
          <table:table-cell office:value-type="float" office:value="16">
            <text:p>16</text:p>
          </table:table-cell>
          <table:table-cell office:value-type="float" office:value="1.45085852091209">
            <text:p>1.4508585209</text:p>
          </table:table-cell>
          <table:table-cell office:value-type="float" office:value="1.20452380952381">
            <text:p>1.2045238095</text:p>
          </table:table-cell>
          <table:table-cell office:value-type="float" office:value="4">
            <text:p>4</text:p>
          </table:table-cell>
          <table:table-cell table:style-name="ce3" office:value-type="float" office:value="430">
            <text:p>430</text:p>
          </table:table-cell>
          <table:table-cell office:value-type="float" office:value="16.6774667825901">
            <text:p>16.6774667826</text:p>
          </table:table-cell>
          <table:table-cell office:value-type="float" office:value="47.7333333333333">
            <text:p>47.7333333333</text:p>
          </table:table-cell>
          <table:table-cell office:value-type="float" office:value="0.421849326057787">
            <text:p>0.4218493261</text:p>
          </table:table-cell>
          <table:table-cell office:value-type="float" office:value="1.55004172462217">
            <text:p>1.550041724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435">
            <text:p>435</text:p>
          </table:table-cell>
          <table:table-cell office:value-type="float" office:value="10.3165294422533">
            <text:p>10.3165294423</text:p>
          </table:table-cell>
          <table:table-cell office:value-type="float" office:value="25.2666666666667">
            <text:p>25.2666666667</text:p>
          </table:table-cell>
          <table:table-cell office:value-type="float" office:value="0.496395409371996">
            <text:p>0.4963954094</text:p>
          </table:table-cell>
          <table:table-cell office:value-type="float" office:value="1.34088189044071">
            <text:p>1.3408818904</text:p>
          </table:table-cell>
          <table:table-cell office:value-type="float" office:value="3">
            <text:p>3</text:p>
          </table:table-cell>
          <table:table-cell table:style-name="ce3" office:value-type="float" office:value="435">
            <text:p>435</text:p>
          </table:table-cell>
          <table:table-cell office:value-type="float" office:value="12.5930149587216">
            <text:p>12.5930149587</text:p>
          </table:table-cell>
          <table:table-cell office:value-type="float" office:value="48.2666666666667">
            <text:p>48.2666666667</text:p>
          </table:table-cell>
          <table:table-cell office:value-type="float" office:value="0.334727612502794">
            <text:p>0.3347276125</text:p>
          </table:table-cell>
          <table:table-cell office:value-type="float" office:value="1.70130998888739">
            <text:p>1.7013099889</text:p>
          </table:table-cell>
          <table:table-cell office:value-type="float" office:value="22">
            <text:p>22</text:p>
          </table:table-cell>
          <table:table-cell table:style-name="ce3" office:value-type="float" office:value="435">
            <text:p>435</text:p>
          </table:table-cell>
          <table:table-cell office:value-type="float" office:value="21.154181559222">
            <text:p>21.1541815592</text:p>
          </table:table-cell>
          <table:table-cell office:value-type="float" office:value="15.8666666666667">
            <text:p>15.8666666667</text:p>
          </table:table-cell>
          <table:table-cell office:value-type="float" office:value="1.45621416302639">
            <text:p>1.456214163</text:p>
          </table:table-cell>
          <table:table-cell office:value-type="float" office:value="1.19119047619048">
            <text:p>1.1911904762</text:p>
          </table:table-cell>
          <table:table-cell office:value-type="float" office:value="4">
            <text:p>4</text:p>
          </table:table-cell>
          <table:table-cell table:style-name="ce3" office:value-type="float" office:value="435">
            <text:p>435</text:p>
          </table:table-cell>
          <table:table-cell office:value-type="float" office:value="16.6781045046469">
            <text:p>16.6781045046</text:p>
          </table:table-cell>
          <table:table-cell office:value-type="float" office:value="47.5333333333333">
            <text:p>47.5333333333</text:p>
          </table:table-cell>
          <table:table-cell office:value-type="float" office:value="0.42366223877302">
            <text:p>0.4236622388</text:p>
          </table:table-cell>
          <table:table-cell office:value-type="float" office:value="1.56136743709339">
            <text:p>1.561367437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table:style-name="ce3" office:value-type="float" office:value="440">
            <text:p>440</text:p>
          </table:table-cell>
          <table:table-cell office:value-type="float" office:value="10.3202086181179">
            <text:p>10.3202086181</text:p>
          </table:table-cell>
          <table:table-cell office:value-type="float" office:value="27">
            <text:p>27</text:p>
          </table:table-cell>
          <table:table-cell office:value-type="float" office:value="0.492458898052081">
            <text:p>0.4924588981</text:p>
          </table:table-cell>
          <table:table-cell office:value-type="float" office:value="1.39155478780479">
            <text:p>1.3915547878</text:p>
          </table:table-cell>
          <table:table-cell office:value-type="float" office:value="3">
            <text:p>3</text:p>
          </table:table-cell>
          <table:table-cell table:style-name="ce3" office:value-type="float" office:value="440">
            <text:p>440</text:p>
          </table:table-cell>
          <table:table-cell office:value-type="float" office:value="12.6016389361464">
            <text:p>12.6016389361</text:p>
          </table:table-cell>
          <table:table-cell office:value-type="float" office:value="45.7333333333333">
            <text:p>45.7333333333</text:p>
          </table:table-cell>
          <table:table-cell office:value-type="float" office:value="0.338073235886349">
            <text:p>0.3380732359</text:p>
          </table:table-cell>
          <table:table-cell office:value-type="float" office:value="1.68136563155913">
            <text:p>1.6813656316</text:p>
          </table:table-cell>
          <table:table-cell office:value-type="float" office:value="22">
            <text:p>22</text:p>
          </table:table-cell>
          <table:table-cell table:style-name="ce3" office:value-type="float" office:value="440">
            <text:p>440</text:p>
          </table:table-cell>
          <table:table-cell office:value-type="float" office:value="21.154181559222">
            <text:p>21.1541815592</text:p>
          </table:table-cell>
          <table:table-cell office:value-type="float" office:value="15.8666666666667">
            <text:p>15.8666666667</text:p>
          </table:table-cell>
          <table:table-cell office:value-type="float" office:value="1.45621416302639">
            <text:p>1.456214163</text:p>
          </table:table-cell>
          <table:table-cell office:value-type="float" office:value="1.19119047619048">
            <text:p>1.1911904762</text:p>
          </table:table-cell>
          <table:table-cell office:value-type="float" office:value="4">
            <text:p>4</text:p>
          </table:table-cell>
          <table:table-cell table:style-name="ce3" office:value-type="float" office:value="440">
            <text:p>440</text:p>
          </table:table-cell>
          <table:table-cell office:value-type="float" office:value="16.6964797259627">
            <text:p>16.696479726</text:p>
          </table:table-cell>
          <table:table-cell office:value-type="float" office:value="47.4">
            <text:p>47.4</text:p>
          </table:table-cell>
          <table:table-cell office:value-type="float" office:value="0.425615242565587">
            <text:p>0.4256152426</text:p>
          </table:table-cell>
          <table:table-cell office:value-type="float" office:value="1.57508321173558">
            <text:p>1.575083211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445">
            <text:p>445</text:p>
          </table:table-cell>
          <table:table-cell office:value-type="float" office:value="10.3202086181179">
            <text:p>10.3202086181</text:p>
          </table:table-cell>
          <table:table-cell office:value-type="float" office:value="26.8666666666667">
            <text:p>26.8666666667</text:p>
          </table:table-cell>
          <table:table-cell office:value-type="float" office:value="0.493431952711451">
            <text:p>0.4934319527</text:p>
          </table:table-cell>
          <table:table-cell office:value-type="float" office:value="1.39599923224923">
            <text:p>1.3959992322</text:p>
          </table:table-cell>
          <table:table-cell office:value-type="float" office:value="3">
            <text:p>3</text:p>
          </table:table-cell>
          <table:table-cell table:style-name="ce3" office:value-type="float" office:value="445">
            <text:p>445</text:p>
          </table:table-cell>
          <table:table-cell office:value-type="float" office:value="12.6042768462538">
            <text:p>12.6042768463</text:p>
          </table:table-cell>
          <table:table-cell office:value-type="float" office:value="45.4">
            <text:p>45.4</text:p>
          </table:table-cell>
          <table:table-cell office:value-type="float" office:value="0.340471160497223">
            <text:p>0.3404711605</text:p>
          </table:table-cell>
          <table:table-cell office:value-type="float" office:value="1.67388601823586">
            <text:p>1.6738860182</text:p>
          </table:table-cell>
          <table:table-cell office:value-type="float" office:value="22">
            <text:p>22</text:p>
          </table:table-cell>
          <table:table-cell table:style-name="ce3" office:value-type="float" office:value="445">
            <text:p>445</text:p>
          </table:table-cell>
          <table:table-cell office:value-type="float" office:value="21.154181559222">
            <text:p>21.1541815592</text:p>
          </table:table-cell>
          <table:table-cell office:value-type="float" office:value="15.8666666666667">
            <text:p>15.8666666667</text:p>
          </table:table-cell>
          <table:table-cell office:value-type="float" office:value="1.45621416302639">
            <text:p>1.456214163</text:p>
          </table:table-cell>
          <table:table-cell office:value-type="float" office:value="1.19119047619048">
            <text:p>1.1911904762</text:p>
          </table:table-cell>
          <table:table-cell office:value-type="float" office:value="4">
            <text:p>4</text:p>
          </table:table-cell>
          <table:table-cell table:style-name="ce3" office:value-type="float" office:value="445">
            <text:p>445</text:p>
          </table:table-cell>
          <table:table-cell office:value-type="float" office:value="16.7027673085587">
            <text:p>16.7027673086</text:p>
          </table:table-cell>
          <table:table-cell office:value-type="float" office:value="46.8">
            <text:p>46.8</text:p>
          </table:table-cell>
          <table:table-cell office:value-type="float" office:value="0.428926717868991">
            <text:p>0.4289267179</text:p>
          </table:table-cell>
          <table:table-cell office:value-type="float" office:value="1.58948042698043">
            <text:p>1.58948042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450">
            <text:p>450</text:p>
          </table:table-cell>
          <table:table-cell office:value-type="float" office:value="10.3238877939825">
            <text:p>10.323887794</text:p>
          </table:table-cell>
          <table:table-cell office:value-type="float" office:value="26.8666666666667">
            <text:p>26.8666666667</text:p>
          </table:table-cell>
          <table:table-cell office:value-type="float" office:value="0.492353709488055">
            <text:p>0.4923537095</text:p>
          </table:table-cell>
          <table:table-cell office:value-type="float" office:value="1.40349923224923">
            <text:p>1.4034992322</text:p>
          </table:table-cell>
          <table:table-cell office:value-type="float" office:value="3">
            <text:p>3</text:p>
          </table:table-cell>
          <table:table-cell table:style-name="ce3" office:value-type="float" office:value="450">
            <text:p>450</text:p>
          </table:table-cell>
          <table:table-cell office:value-type="float" office:value="12.6090959702391">
            <text:p>12.6090959702</text:p>
          </table:table-cell>
          <table:table-cell office:value-type="float" office:value="49.8">
            <text:p>49.8</text:p>
          </table:table-cell>
          <table:table-cell office:value-type="float" office:value="0.340407534724107">
            <text:p>0.3404075347</text:p>
          </table:table-cell>
          <table:table-cell office:value-type="float" office:value="1.7915463314797">
            <text:p>1.7915463315</text:p>
          </table:table-cell>
          <table:table-cell office:value-type="float" office:value="22">
            <text:p>22</text:p>
          </table:table-cell>
          <table:table-cell table:style-name="ce3" office:value-type="float" office:value="450">
            <text:p>450</text:p>
          </table:table-cell>
          <table:table-cell office:value-type="float" office:value="21.154181559222">
            <text:p>21.1541815592</text:p>
          </table:table-cell>
          <table:table-cell office:value-type="float" office:value="15.8">
            <text:p>15.8</text:p>
          </table:table-cell>
          <table:table-cell office:value-type="float" office:value="1.45973761178579">
            <text:p>1.4597376118</text:p>
          </table:table-cell>
          <table:table-cell office:value-type="float" office:value="1.17452380952381">
            <text:p>1.1745238095</text:p>
          </table:table-cell>
          <table:table-cell office:value-type="float" office:value="4">
            <text:p>4</text:p>
          </table:table-cell>
          <table:table-cell table:style-name="ce3" office:value-type="float" office:value="450">
            <text:p>450</text:p>
          </table:table-cell>
          <table:table-cell office:value-type="float" office:value="16.7027673085587">
            <text:p>16.7027673086</text:p>
          </table:table-cell>
          <table:table-cell office:value-type="float" office:value="45.8">
            <text:p>45.8</text:p>
          </table:table-cell>
          <table:table-cell office:value-type="float" office:value="0.435625425698737">
            <text:p>0.4356254257</text:p>
          </table:table-cell>
          <table:table-cell office:value-type="float" office:value="1.56157036547903">
            <text:p>1.561570365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455">
            <text:p>455</text:p>
          </table:table-cell>
          <table:table-cell office:value-type="float" office:value="10.324106811252">
            <text:p>10.3241068113</text:p>
          </table:table-cell>
          <table:table-cell office:value-type="float" office:value="26.3333333333333">
            <text:p>26.3333333333</text:p>
          </table:table-cell>
          <table:table-cell office:value-type="float" office:value="0.489025651690043">
            <text:p>0.4890256517</text:p>
          </table:table-cell>
          <table:table-cell office:value-type="float" office:value="1.36706686831687">
            <text:p>1.3670668683</text:p>
          </table:table-cell>
          <table:table-cell office:value-type="float" office:value="3">
            <text:p>3</text:p>
          </table:table-cell>
          <table:table-cell table:style-name="ce3" office:value-type="float" office:value="455">
            <text:p>455</text:p>
          </table:table-cell>
          <table:table-cell office:value-type="float" office:value="12.6143817012875">
            <text:p>12.6143817013</text:p>
          </table:table-cell>
          <table:table-cell office:value-type="float" office:value="49.4">
            <text:p>49.4</text:p>
          </table:table-cell>
          <table:table-cell office:value-type="float" office:value="0.341916386134357">
            <text:p>0.3419163861</text:p>
          </table:table-cell>
          <table:table-cell office:value-type="float" office:value="1.77513351501826">
            <text:p>1.775133515</text:p>
          </table:table-cell>
          <table:table-cell office:value-type="float" office:value="22">
            <text:p>22</text:p>
          </table:table-cell>
          <table:table-cell table:style-name="ce3" office:value-type="float" office:value="455">
            <text:p>455</text:p>
          </table:table-cell>
          <table:table-cell office:value-type="float" office:value="21.154181559222">
            <text:p>21.1541815592</text:p>
          </table:table-cell>
          <table:table-cell office:value-type="float" office:value="15.7333333333333">
            <text:p>15.7333333333</text:p>
          </table:table-cell>
          <table:table-cell office:value-type="float" office:value="1.46543587765373">
            <text:p>1.4654358777</text:p>
          </table:table-cell>
          <table:table-cell office:value-type="float" office:value="1.1697619047619">
            <text:p>1.1697619048</text:p>
          </table:table-cell>
          <table:table-cell office:value-type="float" office:value="4">
            <text:p>4</text:p>
          </table:table-cell>
          <table:table-cell table:style-name="ce3" office:value-type="float" office:value="455">
            <text:p>455</text:p>
          </table:table-cell>
          <table:table-cell office:value-type="float" office:value="16.7027673085587">
            <text:p>16.7027673086</text:p>
          </table:table-cell>
          <table:table-cell office:value-type="float" office:value="45.1333333333333">
            <text:p>45.1333333333</text:p>
          </table:table-cell>
          <table:table-cell office:value-type="float" office:value="0.43878044375685">
            <text:p>0.4387804438</text:p>
          </table:table-cell>
          <table:table-cell office:value-type="float" office:value="1.53395945786813">
            <text:p>1.533959457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460">
            <text:p>460</text:p>
          </table:table-cell>
          <table:table-cell office:value-type="float" office:value="10.324106811252">
            <text:p>10.3241068113</text:p>
          </table:table-cell>
          <table:table-cell office:value-type="float" office:value="26">
            <text:p>26</text:p>
          </table:table-cell>
          <table:table-cell office:value-type="float" office:value="0.490242503892634">
            <text:p>0.4902425039</text:p>
          </table:table-cell>
          <table:table-cell office:value-type="float" office:value="1.36012242387242">
            <text:p>1.3601224239</text:p>
          </table:table-cell>
          <table:table-cell office:value-type="float" office:value="3">
            <text:p>3</text:p>
          </table:table-cell>
          <table:table-cell table:style-name="ce3" office:value-type="float" office:value="460">
            <text:p>460</text:p>
          </table:table-cell>
          <table:table-cell office:value-type="float" office:value="12.6143817012875">
            <text:p>12.6143817013</text:p>
          </table:table-cell>
          <table:table-cell office:value-type="float" office:value="47.6666666666667">
            <text:p>47.6666666667</text:p>
          </table:table-cell>
          <table:table-cell office:value-type="float" office:value="0.343956302149647">
            <text:p>0.3439563021</text:p>
          </table:table-cell>
          <table:table-cell office:value-type="float" office:value="1.72922865074955">
            <text:p>1.7292286507</text:p>
          </table:table-cell>
          <table:table-cell office:value-type="float" office:value="22">
            <text:p>22</text:p>
          </table:table-cell>
          <table:table-cell table:style-name="ce3" office:value-type="float" office:value="460">
            <text:p>460</text:p>
          </table:table-cell>
          <table:table-cell office:value-type="float" office:value="21.1753310765561">
            <text:p>21.1753310766</text:p>
          </table:table-cell>
          <table:table-cell office:value-type="float" office:value="16.0666666666667">
            <text:p>16.0666666667</text:p>
          </table:table-cell>
          <table:table-cell office:value-type="float" office:value="1.46441516895212">
            <text:p>1.464415169</text:p>
          </table:table-cell>
          <table:table-cell office:value-type="float" office:value="1.20972222222222">
            <text:p>1.2097222222</text:p>
          </table:table-cell>
          <table:table-cell office:value-type="float" office:value="4">
            <text:p>4</text:p>
          </table:table-cell>
          <table:table-cell table:style-name="ce3" office:value-type="float" office:value="460">
            <text:p>460</text:p>
          </table:table-cell>
          <table:table-cell office:value-type="float" office:value="16.7027673085587">
            <text:p>16.7027673086</text:p>
          </table:table-cell>
          <table:table-cell office:value-type="float" office:value="45.0666666666667">
            <text:p>45.0666666667</text:p>
          </table:table-cell>
          <table:table-cell office:value-type="float" office:value="0.439275426252409">
            <text:p>0.4392754263</text:p>
          </table:table-cell>
          <table:table-cell office:value-type="float" office:value="1.53469475198577">
            <text:p>1.53469475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465">
            <text:p>465</text:p>
          </table:table-cell>
          <table:table-cell office:value-type="float" office:value="10.324106811252">
            <text:p>10.3241068113</text:p>
          </table:table-cell>
          <table:table-cell office:value-type="float" office:value="25.4666666666667">
            <text:p>25.4666666667</text:p>
          </table:table-cell>
          <table:table-cell office:value-type="float" office:value="0.494317393446695">
            <text:p>0.4943173934</text:p>
          </table:table-cell>
          <table:table-cell office:value-type="float" office:value="1.34957130832131">
            <text:p>1.3495713083</text:p>
          </table:table-cell>
          <table:table-cell office:value-type="float" office:value="3">
            <text:p>3</text:p>
          </table:table-cell>
          <table:table-cell table:style-name="ce3" office:value-type="float" office:value="465">
            <text:p>465</text:p>
          </table:table-cell>
          <table:table-cell office:value-type="float" office:value="12.628931488922">
            <text:p>12.6289314889</text:p>
          </table:table-cell>
          <table:table-cell office:value-type="float" office:value="47.3333333333333">
            <text:p>47.3333333333</text:p>
          </table:table-cell>
          <table:table-cell office:value-type="float" office:value="0.346367875459619">
            <text:p>0.3463678755</text:p>
          </table:table-cell>
          <table:table-cell office:value-type="float" office:value="1.7139794705352">
            <text:p>1.7139794705</text:p>
          </table:table-cell>
          <table:table-cell office:value-type="float" office:value="22">
            <text:p>22</text:p>
          </table:table-cell>
          <table:table-cell table:style-name="ce3" office:value-type="float" office:value="465">
            <text:p>465</text:p>
          </table:table-cell>
          <table:table-cell office:value-type="float" office:value="21.1753310765561">
            <text:p>21.1753310766</text:p>
          </table:table-cell>
          <table:table-cell office:value-type="float" office:value="15.9333333333333">
            <text:p>15.9333333333</text:p>
          </table:table-cell>
          <table:table-cell office:value-type="float" office:value="1.46899872048549">
            <text:p>1.4689987205</text:p>
          </table:table-cell>
          <table:table-cell office:value-type="float" office:value="1.20712962962963">
            <text:p>1.2071296296</text:p>
          </table:table-cell>
          <table:table-cell office:value-type="float" office:value="4">
            <text:p>4</text:p>
          </table:table-cell>
          <table:table-cell table:style-name="ce3" office:value-type="float" office:value="465">
            <text:p>465</text:p>
          </table:table-cell>
          <table:table-cell office:value-type="float" office:value="16.7062271594835">
            <text:p>16.7062271595</text:p>
          </table:table-cell>
          <table:table-cell office:value-type="float" office:value="45">
            <text:p>45</text:p>
          </table:table-cell>
          <table:table-cell office:value-type="float" office:value="0.438308897024351">
            <text:p>0.438308897</text:p>
          </table:table-cell>
          <table:table-cell office:value-type="float" office:value="1.54414882865863">
            <text:p>1.544148828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470">
            <text:p>470</text:p>
          </table:table-cell>
          <table:table-cell office:value-type="float" office:value="10.324106811252">
            <text:p>10.3241068113</text:p>
          </table:table-cell>
          <table:table-cell office:value-type="float" office:value="25.2">
            <text:p>25.2</text:p>
          </table:table-cell>
          <table:table-cell office:value-type="float" office:value="0.497725128186402">
            <text:p>0.4977251282</text:p>
          </table:table-cell>
          <table:table-cell office:value-type="float" office:value="1.34022607022607">
            <text:p>1.3402260702</text:p>
          </table:table-cell>
          <table:table-cell office:value-type="float" office:value="22">
            <text:p>22</text:p>
          </table:table-cell>
          <table:table-cell table:style-name="ce3" office:value-type="float" office:value="470">
            <text:p>470</text:p>
          </table:table-cell>
          <table:table-cell office:value-type="float" office:value="12.628931488922">
            <text:p>12.6289314889</text:p>
          </table:table-cell>
          <table:table-cell office:value-type="float" office:value="46.2666666666667">
            <text:p>46.2666666667</text:p>
          </table:table-cell>
          <table:table-cell office:value-type="float" office:value="0.351435485155101">
            <text:p>0.3514354852</text:p>
          </table:table-cell>
          <table:table-cell office:value-type="float" office:value="1.69459897129015">
            <text:p>1.6945989713</text:p>
          </table:table-cell>
          <table:table-cell office:value-type="float" office:value="22">
            <text:p>22</text:p>
          </table:table-cell>
          <table:table-cell table:style-name="ce3" office:value-type="float" office:value="470">
            <text:p>470</text:p>
          </table:table-cell>
          <table:table-cell office:value-type="float" office:value="21.1753310765561">
            <text:p>21.1753310766</text:p>
          </table:table-cell>
          <table:table-cell office:value-type="float" office:value="15.9333333333333">
            <text:p>15.9333333333</text:p>
          </table:table-cell>
          <table:table-cell office:value-type="float" office:value="1.46899872048549">
            <text:p>1.4689987205</text:p>
          </table:table-cell>
          <table:table-cell office:value-type="float" office:value="1.20712962962963">
            <text:p>1.2071296296</text:p>
          </table:table-cell>
          <table:table-cell office:value-type="float" office:value="4">
            <text:p>4</text:p>
          </table:table-cell>
          <table:table-cell table:style-name="ce3" office:value-type="float" office:value="470">
            <text:p>470</text:p>
          </table:table-cell>
          <table:table-cell office:value-type="float" office:value="16.7136518543972">
            <text:p>16.7136518544</text:p>
          </table:table-cell>
          <table:table-cell office:value-type="float" office:value="44.7333333333333">
            <text:p>44.7333333333</text:p>
          </table:table-cell>
          <table:table-cell office:value-type="float" office:value="0.44309595578368">
            <text:p>0.4430959558</text:p>
          </table:table-cell>
          <table:table-cell office:value-type="float" office:value="1.55433029207539">
            <text:p>1.554330292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475">
            <text:p>475</text:p>
          </table:table-cell>
          <table:table-cell office:value-type="float" office:value="10.324106811252">
            <text:p>10.3241068113</text:p>
          </table:table-cell>
          <table:table-cell office:value-type="float" office:value="24.8">
            <text:p>24.8</text:p>
          </table:table-cell>
          <table:table-cell office:value-type="float" office:value="0.500802735881019">
            <text:p>0.5008027359</text:p>
          </table:table-cell>
          <table:table-cell office:value-type="float" office:value="1.33764504014504">
            <text:p>1.3376450401</text:p>
          </table:table-cell>
          <table:table-cell office:value-type="float" office:value="22">
            <text:p>22</text:p>
          </table:table-cell>
          <table:table-cell table:style-name="ce3" office:value-type="float" office:value="475">
            <text:p>475</text:p>
          </table:table-cell>
          <table:table-cell office:value-type="float" office:value="12.6305178164485">
            <text:p>12.6305178164</text:p>
          </table:table-cell>
          <table:table-cell office:value-type="float" office:value="45.6">
            <text:p>45.6</text:p>
          </table:table-cell>
          <table:table-cell office:value-type="float" office:value="0.353563304606454">
            <text:p>0.3535633046</text:p>
          </table:table-cell>
          <table:table-cell office:value-type="float" office:value="1.67528439697557">
            <text:p>1.675284397</text:p>
          </table:table-cell>
          <table:table-cell office:value-type="float" office:value="22">
            <text:p>22</text:p>
          </table:table-cell>
          <table:table-cell table:style-name="ce3" office:value-type="float" office:value="475">
            <text:p>475</text:p>
          </table:table-cell>
          <table:table-cell office:value-type="float" office:value="21.1753310765561">
            <text:p>21.1753310766</text:p>
          </table:table-cell>
          <table:table-cell office:value-type="float" office:value="15.8666666666667">
            <text:p>15.8666666667</text:p>
          </table:table-cell>
          <table:table-cell office:value-type="float" office:value="1.47614107623217">
            <text:p>1.4761410762</text:p>
          </table:table-cell>
          <table:table-cell office:value-type="float" office:value="1.20824074074074">
            <text:p>1.2082407407</text:p>
          </table:table-cell>
          <table:table-cell office:value-type="float" office:value="4">
            <text:p>4</text:p>
          </table:table-cell>
          <table:table-cell table:style-name="ce3" office:value-type="float" office:value="475">
            <text:p>475</text:p>
          </table:table-cell>
          <table:table-cell office:value-type="float" office:value="16.7231118309391">
            <text:p>16.7231118309</text:p>
          </table:table-cell>
          <table:table-cell office:value-type="float" office:value="45.3333333333333">
            <text:p>45.3333333333</text:p>
          </table:table-cell>
          <table:table-cell office:value-type="float" office:value="0.439408709517142">
            <text:p>0.4394087095</text:p>
          </table:table-cell>
          <table:table-cell office:value-type="float" office:value="1.58991119437539">
            <text:p>1.589911194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480">
            <text:p>480</text:p>
          </table:table-cell>
          <table:table-cell office:value-type="float" office:value="10.3306527446375">
            <text:p>10.3306527446</text:p>
          </table:table-cell>
          <table:table-cell office:value-type="float" office:value="24.8">
            <text:p>24.8</text:p>
          </table:table-cell>
          <table:table-cell office:value-type="float" office:value="0.500154895613424">
            <text:p>0.5001548956</text:p>
          </table:table-cell>
          <table:table-cell office:value-type="float" office:value="1.34031015281015">
            <text:p>1.3403101528</text:p>
          </table:table-cell>
          <table:table-cell office:value-type="float" office:value="22">
            <text:p>22</text:p>
          </table:table-cell>
          <table:table-cell table:style-name="ce3" office:value-type="float" office:value="480">
            <text:p>480</text:p>
          </table:table-cell>
          <table:table-cell office:value-type="float" office:value="12.6305178164485">
            <text:p>12.6305178164</text:p>
          </table:table-cell>
          <table:table-cell office:value-type="float" office:value="44.7333333333333">
            <text:p>44.7333333333</text:p>
          </table:table-cell>
          <table:table-cell office:value-type="float" office:value="0.35500927192503">
            <text:p>0.3550092719</text:p>
          </table:table-cell>
          <table:table-cell office:value-type="float" office:value="1.65787447846271">
            <text:p>1.6578744785</text:p>
          </table:table-cell>
          <table:table-cell office:value-type="float" office:value="22">
            <text:p>22</text:p>
          </table:table-cell>
          <table:table-cell table:style-name="ce3" office:value-type="float" office:value="480">
            <text:p>480</text:p>
          </table:table-cell>
          <table:table-cell office:value-type="float" office:value="21.1753310765561">
            <text:p>21.1753310766</text:p>
          </table:table-cell>
          <table:table-cell office:value-type="float" office:value="15.7333333333333">
            <text:p>15.7333333333</text:p>
          </table:table-cell>
          <table:table-cell office:value-type="float" office:value="1.47881048653571">
            <text:p>1.4788104865</text:p>
          </table:table-cell>
          <table:table-cell office:value-type="float" office:value="1.19712962962963">
            <text:p>1.1971296296</text:p>
          </table:table-cell>
          <table:table-cell office:value-type="float" office:value="4">
            <text:p>4</text:p>
          </table:table-cell>
          <table:table-cell table:style-name="ce3" office:value-type="float" office:value="480">
            <text:p>480</text:p>
          </table:table-cell>
          <table:table-cell office:value-type="float" office:value="16.7293994135351">
            <text:p>16.7293994135</text:p>
          </table:table-cell>
          <table:table-cell office:value-type="float" office:value="45.8">
            <text:p>45.8</text:p>
          </table:table-cell>
          <table:table-cell office:value-type="float" office:value="0.440050706372567">
            <text:p>0.4400507064</text:p>
          </table:table-cell>
          <table:table-cell office:value-type="float" office:value="1.60968232447985">
            <text:p>1.609682324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485">
            <text:p>485</text:p>
          </table:table-cell>
          <table:table-cell office:value-type="float" office:value="10.3346835807296">
            <text:p>10.3346835807</text:p>
          </table:table-cell>
          <table:table-cell office:value-type="float" office:value="24.8666666666667">
            <text:p>24.8666666667</text:p>
          </table:table-cell>
          <table:table-cell office:value-type="float" office:value="0.50062305496718">
            <text:p>0.500623055</text:p>
          </table:table-cell>
          <table:table-cell office:value-type="float" office:value="1.33834128834129">
            <text:p>1.3383412883</text:p>
          </table:table-cell>
          <table:table-cell office:value-type="float" office:value="22">
            <text:p>22</text:p>
          </table:table-cell>
          <table:table-cell table:style-name="ce3" office:value-type="float" office:value="485">
            <text:p>485</text:p>
          </table:table-cell>
          <table:table-cell office:value-type="float" office:value="12.6364001525927">
            <text:p>12.6364001526</text:p>
          </table:table-cell>
          <table:table-cell office:value-type="float" office:value="44.7333333333333">
            <text:p>44.7333333333</text:p>
          </table:table-cell>
          <table:table-cell office:value-type="float" office:value="0.357094632565303">
            <text:p>0.3570946326</text:p>
          </table:table-cell>
          <table:table-cell office:value-type="float" office:value="1.66592402151226">
            <text:p>1.6659240215</text:p>
          </table:table-cell>
          <table:table-cell office:value-type="float" office:value="22">
            <text:p>22</text:p>
          </table:table-cell>
          <table:table-cell table:style-name="ce3" office:value-type="float" office:value="485">
            <text:p>485</text:p>
          </table:table-cell>
          <table:table-cell office:value-type="float" office:value="21.1753310765561">
            <text:p>21.1753310766</text:p>
          </table:table-cell>
          <table:table-cell office:value-type="float" office:value="15.6666666666667">
            <text:p>15.6666666667</text:p>
          </table:table-cell>
          <table:table-cell office:value-type="float" office:value="1.48433818251887">
            <text:p>1.4843381825</text:p>
          </table:table-cell>
          <table:table-cell office:value-type="float" office:value="1.19157407407407">
            <text:p>1.1915740741</text:p>
          </table:table-cell>
          <table:table-cell office:value-type="float" office:value="4">
            <text:p>4</text:p>
          </table:table-cell>
          <table:table-cell table:style-name="ce3" office:value-type="float" office:value="485">
            <text:p>485</text:p>
          </table:table-cell>
          <table:table-cell office:value-type="float" office:value="16.7293994135351">
            <text:p>16.7293994135</text:p>
          </table:table-cell>
          <table:table-cell office:value-type="float" office:value="45.2666666666667">
            <text:p>45.2666666667</text:p>
          </table:table-cell>
          <table:table-cell office:value-type="float" office:value="0.445491313186282">
            <text:p>0.4454913132</text:p>
          </table:table-cell>
          <table:table-cell office:value-type="float" office:value="1.60370409734063">
            <text:p>1.603704097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490">
            <text:p>490</text:p>
          </table:table-cell>
          <table:table-cell office:value-type="float" office:value="10.3405754579229">
            <text:p>10.3405754579</text:p>
          </table:table-cell>
          <table:table-cell office:value-type="float" office:value="25.4">
            <text:p>25.4</text:p>
          </table:table-cell>
          <table:table-cell office:value-type="float" office:value="0.493375989925634">
            <text:p>0.4933759899</text:p>
          </table:table-cell>
          <table:table-cell office:value-type="float" office:value="1.35985773485773">
            <text:p>1.3598577349</text:p>
          </table:table-cell>
          <table:table-cell office:value-type="float" office:value="16">
            <text:p>16</text:p>
          </table:table-cell>
          <table:table-cell table:style-name="ce3" office:value-type="float" office:value="490">
            <text:p>490</text:p>
          </table:table-cell>
          <table:table-cell office:value-type="float" office:value="12.6364001525927">
            <text:p>12.6364001526</text:p>
          </table:table-cell>
          <table:table-cell office:value-type="float" office:value="44.4">
            <text:p>44.4</text:p>
          </table:table-cell>
          <table:table-cell office:value-type="float" office:value="0.35858773411941">
            <text:p>0.3585877341</text:p>
          </table:table-cell>
          <table:table-cell office:value-type="float" office:value="1.65892196855432">
            <text:p>1.6589219686</text:p>
          </table:table-cell>
          <table:table-cell office:value-type="float" office:value="22">
            <text:p>22</text:p>
          </table:table-cell>
          <table:table-cell table:style-name="ce3" office:value-type="float" office:value="490">
            <text:p>490</text:p>
          </table:table-cell>
          <table:table-cell office:value-type="float" office:value="21.1753310765561">
            <text:p>21.1753310766</text:p>
          </table:table-cell>
          <table:table-cell office:value-type="float" office:value="15.6">
            <text:p>15.6</text:p>
          </table:table-cell>
          <table:table-cell office:value-type="float" office:value="1.48592126678039">
            <text:p>1.4859212668</text:p>
          </table:table-cell>
          <table:table-cell office:value-type="float" office:value="1.18824074074074">
            <text:p>1.1882407407</text:p>
          </table:table-cell>
          <table:table-cell office:value-type="float" office:value="4">
            <text:p>4</text:p>
          </table:table-cell>
          <table:table-cell table:style-name="ce3" office:value-type="float" office:value="490">
            <text:p>490</text:p>
          </table:table-cell>
          <table:table-cell office:value-type="float" office:value="16.7368416657519">
            <text:p>16.7368416658</text:p>
          </table:table-cell>
          <table:table-cell office:value-type="float" office:value="44.6666666666667">
            <text:p>44.6666666667</text:p>
          </table:table-cell>
          <table:table-cell office:value-type="float" office:value="0.447663918707519">
            <text:p>0.4476639187</text:p>
          </table:table-cell>
          <table:table-cell office:value-type="float" office:value="1.58512674507773">
            <text:p>1.585126745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495">
            <text:p>495</text:p>
          </table:table-cell>
          <table:table-cell office:value-type="float" office:value="10.3405754579229">
            <text:p>10.3405754579</text:p>
          </table:table-cell>
          <table:table-cell office:value-type="float" office:value="25.2">
            <text:p>25.2</text:p>
          </table:table-cell>
          <table:table-cell office:value-type="float" office:value="0.500142108281884">
            <text:p>0.5001421083</text:p>
          </table:table-cell>
          <table:table-cell office:value-type="float" office:value="1.36271487771488">
            <text:p>1.3627148777</text:p>
          </table:table-cell>
          <table:table-cell office:value-type="float" office:value="22">
            <text:p>22</text:p>
          </table:table-cell>
          <table:table-cell table:style-name="ce3" office:value-type="float" office:value="495">
            <text:p>495</text:p>
          </table:table-cell>
          <table:table-cell office:value-type="float" office:value="12.6364001525927">
            <text:p>12.6364001526</text:p>
          </table:table-cell>
          <table:table-cell office:value-type="float" office:value="43.6666666666667">
            <text:p>43.6666666667</text:p>
          </table:table-cell>
          <table:table-cell office:value-type="float" office:value="0.359693693834692">
            <text:p>0.3596936938</text:p>
          </table:table-cell>
          <table:table-cell office:value-type="float" office:value="1.62601225394384">
            <text:p>1.6260122539</text:p>
          </table:table-cell>
          <table:table-cell office:value-type="float" office:value="22">
            <text:p>22</text:p>
          </table:table-cell>
          <table:table-cell table:style-name="ce3" office:value-type="float" office:value="495">
            <text:p>495</text:p>
          </table:table-cell>
          <table:table-cell office:value-type="float" office:value="21.1753310765561">
            <text:p>21.1753310766</text:p>
          </table:table-cell>
          <table:table-cell office:value-type="float" office:value="15.6">
            <text:p>15.6</text:p>
          </table:table-cell>
          <table:table-cell office:value-type="float" office:value="1.48592126678039">
            <text:p>1.4859212668</text:p>
          </table:table-cell>
          <table:table-cell office:value-type="float" office:value="1.18824074074074">
            <text:p>1.1882407407</text:p>
          </table:table-cell>
          <table:table-cell office:value-type="float" office:value="4">
            <text:p>4</text:p>
          </table:table-cell>
          <table:table-cell table:style-name="ce3" office:value-type="float" office:value="495">
            <text:p>495</text:p>
          </table:table-cell>
          <table:table-cell office:value-type="float" office:value="16.7520621315033">
            <text:p>16.7520621315</text:p>
          </table:table-cell>
          <table:table-cell office:value-type="float" office:value="44.4">
            <text:p>44.4</text:p>
          </table:table-cell>
          <table:table-cell office:value-type="float" office:value="0.446661598952245">
            <text:p>0.446661599</text:p>
          </table:table-cell>
          <table:table-cell office:value-type="float" office:value="1.56859539468673">
            <text:p>1.568595394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500">
            <text:p>500</text:p>
          </table:table-cell>
          <table:table-cell office:value-type="float" office:value="10.344483160509">
            <text:p>10.3444831605</text:p>
          </table:table-cell>
          <table:table-cell office:value-type="float" office:value="25">
            <text:p>25</text:p>
          </table:table-cell>
          <table:table-cell office:value-type="float" office:value="0.502470798689979">
            <text:p>0.5024707987</text:p>
          </table:table-cell>
          <table:table-cell office:value-type="float" office:value="1.34526177526178">
            <text:p>1.3452617753</text:p>
          </table:table-cell>
          <table:table-cell office:value-type="float" office:value="22">
            <text:p>22</text:p>
          </table:table-cell>
          <table:table-cell table:style-name="ce3" office:value-type="float" office:value="500">
            <text:p>500</text:p>
          </table:table-cell>
          <table:table-cell office:value-type="float" office:value="12.6372122835082">
            <text:p>12.6372122835</text:p>
          </table:table-cell>
          <table:table-cell office:value-type="float" office:value="43.1333333333333">
            <text:p>43.1333333333</text:p>
          </table:table-cell>
          <table:table-cell office:value-type="float" office:value="0.359925964618829">
            <text:p>0.3599259646</text:p>
          </table:table-cell>
          <table:table-cell office:value-type="float" office:value="1.65161023072788">
            <text:p>1.6516102307</text:p>
          </table:table-cell>
          <table:table-cell office:value-type="float" office:value="22">
            <text:p>22</text:p>
          </table:table-cell>
          <table:table-cell table:style-name="ce3" office:value-type="float" office:value="500">
            <text:p>500</text:p>
          </table:table-cell>
          <table:table-cell office:value-type="float" office:value="21.1753310765561">
            <text:p>21.1753310766</text:p>
          </table:table-cell>
          <table:table-cell office:value-type="float" office:value="15.6">
            <text:p>15.6</text:p>
          </table:table-cell>
          <table:table-cell office:value-type="float" office:value="1.48592126678039">
            <text:p>1.4859212668</text:p>
          </table:table-cell>
          <table:table-cell office:value-type="float" office:value="1.18824074074074">
            <text:p>1.1882407407</text:p>
          </table:table-cell>
          <table:table-cell office:value-type="float" office:value="4">
            <text:p>4</text:p>
          </table:table-cell>
          <table:table-cell table:style-name="ce3" office:value-type="float" office:value="500">
            <text:p>500</text:p>
          </table:table-cell>
          <table:table-cell office:value-type="float" office:value="16.7619064732936">
            <text:p>16.7619064733</text:p>
          </table:table-cell>
          <table:table-cell office:value-type="float" office:value="44.0666666666667">
            <text:p>44.0666666667</text:p>
          </table:table-cell>
          <table:table-cell office:value-type="float" office:value="0.446318684867977">
            <text:p>0.4463186849</text:p>
          </table:table-cell>
          <table:table-cell office:value-type="float" office:value="1.56958824428639">
            <text:p>1.569588244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505">
            <text:p>505</text:p>
          </table:table-cell>
          <table:table-cell office:value-type="float" office:value="10.344483160509">
            <text:p>10.3444831605</text:p>
          </table:table-cell>
          <table:table-cell office:value-type="float" office:value="24.3333333333333">
            <text:p>24.3333333333</text:p>
          </table:table-cell>
          <table:table-cell office:value-type="float" office:value="0.509463789809619">
            <text:p>0.5094637898</text:p>
          </table:table-cell>
          <table:table-cell office:value-type="float" office:value="1.32332445332445">
            <text:p>1.3233244533</text:p>
          </table:table-cell>
          <table:table-cell office:value-type="float" office:value="22">
            <text:p>22</text:p>
          </table:table-cell>
          <table:table-cell table:style-name="ce3" office:value-type="float" office:value="505">
            <text:p>505</text:p>
          </table:table-cell>
          <table:table-cell office:value-type="float" office:value="12.6372122835082">
            <text:p>12.6372122835</text:p>
          </table:table-cell>
          <table:table-cell office:value-type="float" office:value="42.6">
            <text:p>42.6</text:p>
          </table:table-cell>
          <table:table-cell office:value-type="float" office:value="0.36139499264754">
            <text:p>0.3613949926</text:p>
          </table:table-cell>
          <table:table-cell office:value-type="float" office:value="1.65063524424206">
            <text:p>1.6506352442</text:p>
          </table:table-cell>
          <table:table-cell office:value-type="float" office:value="22">
            <text:p>22</text:p>
          </table:table-cell>
          <table:table-cell table:style-name="ce3" office:value-type="float" office:value="505">
            <text:p>505</text:p>
          </table:table-cell>
          <table:table-cell office:value-type="float" office:value="21.1753310765561">
            <text:p>21.1753310766</text:p>
          </table:table-cell>
          <table:table-cell office:value-type="float" office:value="15.4666666666667">
            <text:p>15.4666666667</text:p>
          </table:table-cell>
          <table:table-cell office:value-type="float" office:value="1.49193652778172">
            <text:p>1.4919365278</text:p>
          </table:table-cell>
          <table:table-cell office:value-type="float" office:value="1.18268518518519">
            <text:p>1.1826851852</text:p>
          </table:table-cell>
          <table:table-cell office:value-type="float" office:value="4">
            <text:p>4</text:p>
          </table:table-cell>
          <table:table-cell table:style-name="ce3" office:value-type="float" office:value="505">
            <text:p>505</text:p>
          </table:table-cell>
          <table:table-cell office:value-type="float" office:value="16.7619064732936">
            <text:p>16.7619064733</text:p>
          </table:table-cell>
          <table:table-cell office:value-type="float" office:value="43.5333333333333">
            <text:p>43.5333333333</text:p>
          </table:table-cell>
          <table:table-cell office:value-type="float" office:value="0.454969519414337">
            <text:p>0.4549695194</text:p>
          </table:table-cell>
          <table:table-cell office:value-type="float" office:value="1.54734284168915">
            <text:p>1.547342841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510">
            <text:p>510</text:p>
          </table:table-cell>
          <table:table-cell office:value-type="float" office:value="10.345075919476">
            <text:p>10.3450759195</text:p>
          </table:table-cell>
          <table:table-cell office:value-type="float" office:value="24.2">
            <text:p>24.2</text:p>
          </table:table-cell>
          <table:table-cell office:value-type="float" office:value="0.511058062803061">
            <text:p>0.5110580628</text:p>
          </table:table-cell>
          <table:table-cell office:value-type="float" office:value="1.32360935360935">
            <text:p>1.3236093536</text:p>
          </table:table-cell>
          <table:table-cell office:value-type="float" office:value="22">
            <text:p>22</text:p>
          </table:table-cell>
          <table:table-cell table:style-name="ce3" office:value-type="float" office:value="510">
            <text:p>510</text:p>
          </table:table-cell>
          <table:table-cell office:value-type="float" office:value="12.6372122835082">
            <text:p>12.6372122835</text:p>
          </table:table-cell>
          <table:table-cell office:value-type="float" office:value="42.3333333333333">
            <text:p>42.3333333333</text:p>
          </table:table-cell>
          <table:table-cell office:value-type="float" office:value="0.364029188866816">
            <text:p>0.3640291889</text:p>
          </table:table-cell>
          <table:table-cell office:value-type="float" office:value="1.65008597325161">
            <text:p>1.6500859733</text:p>
          </table:table-cell>
          <table:table-cell office:value-type="float" office:value="22">
            <text:p>22</text:p>
          </table:table-cell>
          <table:table-cell table:style-name="ce3" office:value-type="float" office:value="510">
            <text:p>510</text:p>
          </table:table-cell>
          <table:table-cell office:value-type="float" office:value="21.1753310765561">
            <text:p>21.1753310766</text:p>
          </table:table-cell>
          <table:table-cell office:value-type="float" office:value="15.4666666666667">
            <text:p>15.4666666667</text:p>
          </table:table-cell>
          <table:table-cell office:value-type="float" office:value="1.49193652778172">
            <text:p>1.4919365278</text:p>
          </table:table-cell>
          <table:table-cell office:value-type="float" office:value="1.18268518518519">
            <text:p>1.1826851852</text:p>
          </table:table-cell>
          <table:table-cell office:value-type="float" office:value="4">
            <text:p>4</text:p>
          </table:table-cell>
          <table:table-cell table:style-name="ce3" office:value-type="float" office:value="510">
            <text:p>510</text:p>
          </table:table-cell>
          <table:table-cell office:value-type="float" office:value="16.7619064732936">
            <text:p>16.7619064733</text:p>
          </table:table-cell>
          <table:table-cell office:value-type="float" office:value="42.9333333333333">
            <text:p>42.9333333333</text:p>
          </table:table-cell>
          <table:table-cell office:value-type="float" office:value="0.458666296341046">
            <text:p>0.4586662963</text:p>
          </table:table-cell>
          <table:table-cell office:value-type="float" office:value="1.53755019768598">
            <text:p>1.537550197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515">
            <text:p>515</text:p>
          </table:table-cell>
          <table:table-cell office:value-type="float" office:value="10.3458817581452">
            <text:p>10.3458817581</text:p>
          </table:table-cell>
          <table:table-cell office:value-type="float" office:value="25.9333333333333">
            <text:p>25.9333333333</text:p>
          </table:table-cell>
          <table:table-cell office:value-type="float" office:value="0.500214446627253">
            <text:p>0.5002144466</text:p>
          </table:table-cell>
          <table:table-cell office:value-type="float" office:value="1.37777602027602">
            <text:p>1.3777760203</text:p>
          </table:table-cell>
          <table:table-cell office:value-type="float" office:value="22">
            <text:p>22</text:p>
          </table:table-cell>
          <table:table-cell table:style-name="ce3" office:value-type="float" office:value="515">
            <text:p>515</text:p>
          </table:table-cell>
          <table:table-cell office:value-type="float" office:value="12.6383960512669">
            <text:p>12.6383960513</text:p>
          </table:table-cell>
          <table:table-cell office:value-type="float" office:value="42.2666666666667">
            <text:p>42.2666666667</text:p>
          </table:table-cell>
          <table:table-cell office:value-type="float" office:value="0.355373483968165">
            <text:p>0.355373484</text:p>
          </table:table-cell>
          <table:table-cell office:value-type="float" office:value="1.65546254943314">
            <text:p>1.6554625494</text:p>
          </table:table-cell>
          <table:table-cell office:value-type="float" office:value="22">
            <text:p>22</text:p>
          </table:table-cell>
          <table:table-cell table:style-name="ce3" office:value-type="float" office:value="515">
            <text:p>515</text:p>
          </table:table-cell>
          <table:table-cell office:value-type="float" office:value="21.1753310765561">
            <text:p>21.1753310766</text:p>
          </table:table-cell>
          <table:table-cell office:value-type="float" office:value="15.4666666666667">
            <text:p>15.4666666667</text:p>
          </table:table-cell>
          <table:table-cell office:value-type="float" office:value="1.49193652778172">
            <text:p>1.4919365278</text:p>
          </table:table-cell>
          <table:table-cell office:value-type="float" office:value="1.18268518518519">
            <text:p>1.1826851852</text:p>
          </table:table-cell>
          <table:table-cell office:value-type="float" office:value="4">
            <text:p>4</text:p>
          </table:table-cell>
          <table:table-cell table:style-name="ce3" office:value-type="float" office:value="515">
            <text:p>515</text:p>
          </table:table-cell>
          <table:table-cell office:value-type="float" office:value="16.7619064732936">
            <text:p>16.7619064733</text:p>
          </table:table-cell>
          <table:table-cell office:value-type="float" office:value="42.6">
            <text:p>42.6</text:p>
          </table:table-cell>
          <table:table-cell office:value-type="float" office:value="0.461715811863687">
            <text:p>0.4617158119</text:p>
          </table:table-cell>
          <table:table-cell office:value-type="float" office:value="1.52466077716498">
            <text:p>1.524660777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520">
            <text:p>520</text:p>
          </table:table-cell>
          <table:table-cell office:value-type="float" office:value="10.3497894607313">
            <text:p>10.3497894607</text:p>
          </table:table-cell>
          <table:table-cell office:value-type="float" office:value="25.8">
            <text:p>25.8</text:p>
          </table:table-cell>
          <table:table-cell office:value-type="float" office:value="0.501887110049561">
            <text:p>0.50188711</text:p>
          </table:table-cell>
          <table:table-cell office:value-type="float" office:value="1.3516588041588">
            <text:p>1.3516588042</text:p>
          </table:table-cell>
          <table:table-cell office:value-type="float" office:value="22">
            <text:p>22</text:p>
          </table:table-cell>
          <table:table-cell table:style-name="ce3" office:value-type="float" office:value="520">
            <text:p>520</text:p>
          </table:table-cell>
          <table:table-cell office:value-type="float" office:value="12.6383960512669">
            <text:p>12.6383960513</text:p>
          </table:table-cell>
          <table:table-cell office:value-type="float" office:value="42.2">
            <text:p>42.2</text:p>
          </table:table-cell>
          <table:table-cell office:value-type="float" office:value="0.35578276165967">
            <text:p>0.3557827617</text:p>
          </table:table-cell>
          <table:table-cell office:value-type="float" office:value="1.64748869322399">
            <text:p>1.6474886932</text:p>
          </table:table-cell>
          <table:table-cell office:value-type="float" office:value="22">
            <text:p>22</text:p>
          </table:table-cell>
          <table:table-cell table:style-name="ce3" office:value-type="float" office:value="520">
            <text:p>520</text:p>
          </table:table-cell>
          <table:table-cell office:value-type="float" office:value="21.1753310765561">
            <text:p>21.1753310766</text:p>
          </table:table-cell>
          <table:table-cell office:value-type="float" office:value="15.3333333333333">
            <text:p>15.3333333333</text:p>
          </table:table-cell>
          <table:table-cell office:value-type="float" office:value="1.50622123927508">
            <text:p>1.5062212393</text:p>
          </table:table-cell>
          <table:table-cell office:value-type="float" office:value="1.18935185185185">
            <text:p>1.1893518519</text:p>
          </table:table-cell>
          <table:table-cell office:value-type="float" office:value="4">
            <text:p>4</text:p>
          </table:table-cell>
          <table:table-cell table:style-name="ce3" office:value-type="float" office:value="520">
            <text:p>520</text:p>
          </table:table-cell>
          <table:table-cell office:value-type="float" office:value="16.7619064732936">
            <text:p>16.7619064733</text:p>
          </table:table-cell>
          <table:table-cell office:value-type="float" office:value="42">
            <text:p>42</text:p>
          </table:table-cell>
          <table:table-cell office:value-type="float" office:value="0.466630676491416">
            <text:p>0.4666306765</text:p>
          </table:table-cell>
          <table:table-cell office:value-type="float" office:value="1.50151278385395">
            <text:p>1.501512783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525">
            <text:p>525</text:p>
          </table:table-cell>
          <table:table-cell office:value-type="float" office:value="10.3503286789142">
            <text:p>10.3503286789</text:p>
          </table:table-cell>
          <table:table-cell office:value-type="float" office:value="25.8">
            <text:p>25.8</text:p>
          </table:table-cell>
          <table:table-cell office:value-type="float" office:value="0.500270689824064">
            <text:p>0.5002706898</text:p>
          </table:table-cell>
          <table:table-cell office:value-type="float" office:value="1.34749213749214">
            <text:p>1.3474921375</text:p>
          </table:table-cell>
          <table:table-cell office:value-type="float" office:value="22">
            <text:p>22</text:p>
          </table:table-cell>
          <table:table-cell table:style-name="ce3" office:value-type="float" office:value="525">
            <text:p>525</text:p>
          </table:table-cell>
          <table:table-cell office:value-type="float" office:value="12.6383960512669">
            <text:p>12.6383960513</text:p>
          </table:table-cell>
          <table:table-cell office:value-type="float" office:value="41.4666666666667">
            <text:p>41.4666666667</text:p>
          </table:table-cell>
          <table:table-cell office:value-type="float" office:value="0.359512689739575">
            <text:p>0.3595126897</text:p>
          </table:table-cell>
          <table:table-cell office:value-type="float" office:value="1.64488457076692">
            <text:p>1.6448845708</text:p>
          </table:table-cell>
          <table:table-cell office:value-type="float" office:value="22">
            <text:p>22</text:p>
          </table:table-cell>
          <table:table-cell table:style-name="ce3" office:value-type="float" office:value="525">
            <text:p>525</text:p>
          </table:table-cell>
          <table:table-cell office:value-type="float" office:value="21.1753310765561">
            <text:p>21.1753310766</text:p>
          </table:table-cell>
          <table:table-cell office:value-type="float" office:value="15.3333333333333">
            <text:p>15.3333333333</text:p>
          </table:table-cell>
          <table:table-cell office:value-type="float" office:value="1.50622123927508">
            <text:p>1.5062212393</text:p>
          </table:table-cell>
          <table:table-cell office:value-type="float" office:value="1.18935185185185">
            <text:p>1.1893518519</text:p>
          </table:table-cell>
          <table:table-cell office:value-type="float" office:value="4">
            <text:p>4</text:p>
          </table:table-cell>
          <table:table-cell table:style-name="ce3" office:value-type="float" office:value="525">
            <text:p>525</text:p>
          </table:table-cell>
          <table:table-cell office:value-type="float" office:value="16.7619064732936">
            <text:p>16.7619064733</text:p>
          </table:table-cell>
          <table:table-cell office:value-type="float" office:value="41.6666666666667">
            <text:p>41.6666666667</text:p>
          </table:table-cell>
          <table:table-cell office:value-type="float" office:value="0.46915086603415">
            <text:p>0.469150866</text:p>
          </table:table-cell>
          <table:table-cell office:value-type="float" office:value="1.49004162228991">
            <text:p>1.490041622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530">
            <text:p>530</text:p>
          </table:table-cell>
          <table:table-cell office:value-type="float" office:value="10.350915500314">
            <text:p>10.3509155003</text:p>
          </table:table-cell>
          <table:table-cell office:value-type="float" office:value="26.4">
            <text:p>26.4</text:p>
          </table:table-cell>
          <table:table-cell office:value-type="float" office:value="0.493467231787282">
            <text:p>0.4934672318</text:p>
          </table:table-cell>
          <table:table-cell office:value-type="float" office:value="1.37341806341806">
            <text:p>1.3734180634</text:p>
          </table:table-cell>
          <table:table-cell office:value-type="float" office:value="22">
            <text:p>22</text:p>
          </table:table-cell>
          <table:table-cell table:style-name="ce3" office:value-type="float" office:value="530">
            <text:p>530</text:p>
          </table:table-cell>
          <table:table-cell office:value-type="float" office:value="12.6383960512669">
            <text:p>12.6383960513</text:p>
          </table:table-cell>
          <table:table-cell office:value-type="float" office:value="41.0666666666667">
            <text:p>41.0666666667</text:p>
          </table:table-cell>
          <table:table-cell office:value-type="float" office:value="0.362403447549579">
            <text:p>0.3624034475</text:p>
          </table:table-cell>
          <table:table-cell office:value-type="float" office:value="1.62485373014785">
            <text:p>1.6248537301</text:p>
          </table:table-cell>
          <table:table-cell office:value-type="float" office:value="22">
            <text:p>22</text:p>
          </table:table-cell>
          <table:table-cell table:style-name="ce3" office:value-type="float" office:value="530">
            <text:p>530</text:p>
          </table:table-cell>
          <table:table-cell office:value-type="float" office:value="21.1753310765561">
            <text:p>21.1753310766</text:p>
          </table:table-cell>
          <table:table-cell office:value-type="float" office:value="15.2666666666667">
            <text:p>15.2666666667</text:p>
          </table:table-cell>
          <table:table-cell office:value-type="float" office:value="1.50803885453831">
            <text:p>1.5080388545</text:p>
          </table:table-cell>
          <table:table-cell office:value-type="float" office:value="1.19685185185185">
            <text:p>1.1968518519</text:p>
          </table:table-cell>
          <table:table-cell office:value-type="float" office:value="4">
            <text:p>4</text:p>
          </table:table-cell>
          <table:table-cell table:style-name="ce3" office:value-type="float" office:value="530">
            <text:p>530</text:p>
          </table:table-cell>
          <table:table-cell office:value-type="float" office:value="16.7619064732936">
            <text:p>16.7619064733</text:p>
          </table:table-cell>
          <table:table-cell office:value-type="float" office:value="41.0666666666667">
            <text:p>41.0666666667</text:p>
          </table:table-cell>
          <table:table-cell office:value-type="float" office:value="0.476857742822724">
            <text:p>0.4768577428</text:p>
          </table:table-cell>
          <table:table-cell office:value-type="float" office:value="1.4969536914654">
            <text:p>1.496953691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535">
            <text:p>535</text:p>
          </table:table-cell>
          <table:table-cell office:value-type="float" office:value="10.3548232029">
            <text:p>10.3548232029</text:p>
          </table:table-cell>
          <table:table-cell office:value-type="float" office:value="26.5333333333333">
            <text:p>26.5333333333</text:p>
          </table:table-cell>
          <table:table-cell office:value-type="float" office:value="0.491037953433669">
            <text:p>0.4910379534</text:p>
          </table:table-cell>
          <table:table-cell office:value-type="float" office:value="1.37679468679469">
            <text:p>1.3767946868</text:p>
          </table:table-cell>
          <table:table-cell office:value-type="float" office:value="22">
            <text:p>22</text:p>
          </table:table-cell>
          <table:table-cell table:style-name="ce3" office:value-type="float" office:value="535">
            <text:p>535</text:p>
          </table:table-cell>
          <table:table-cell office:value-type="float" office:value="12.6388326164866">
            <text:p>12.6388326165</text:p>
          </table:table-cell>
          <table:table-cell office:value-type="float" office:value="41.2">
            <text:p>41.2</text:p>
          </table:table-cell>
          <table:table-cell office:value-type="float" office:value="0.358567687399756">
            <text:p>0.3585676874</text:p>
          </table:table-cell>
          <table:table-cell office:value-type="float" office:value="1.65566786226616">
            <text:p>1.6556678623</text:p>
          </table:table-cell>
          <table:table-cell office:value-type="float" office:value="22">
            <text:p>22</text:p>
          </table:table-cell>
          <table:table-cell table:style-name="ce3" office:value-type="float" office:value="535">
            <text:p>535</text:p>
          </table:table-cell>
          <table:table-cell office:value-type="float" office:value="21.1753310765561">
            <text:p>21.1753310766</text:p>
          </table:table-cell>
          <table:table-cell office:value-type="float" office:value="15.2">
            <text:p>15.2</text:p>
          </table:table-cell>
          <table:table-cell office:value-type="float" office:value="1.50988835018285">
            <text:p>1.5098883502</text:p>
          </table:table-cell>
          <table:table-cell office:value-type="float" office:value="1.19351851851852">
            <text:p>1.1935185185</text:p>
          </table:table-cell>
          <table:table-cell office:value-type="float" office:value="4">
            <text:p>4</text:p>
          </table:table-cell>
          <table:table-cell table:style-name="ce3" office:value-type="float" office:value="535">
            <text:p>535</text:p>
          </table:table-cell>
          <table:table-cell office:value-type="float" office:value="16.7619064732936">
            <text:p>16.7619064733</text:p>
          </table:table-cell>
          <table:table-cell office:value-type="float" office:value="40.8">
            <text:p>40.8</text:p>
          </table:table-cell>
          <table:table-cell office:value-type="float" office:value="0.47766377263165">
            <text:p>0.4776637726</text:p>
          </table:table-cell>
          <table:table-cell office:value-type="float" office:value="1.48964374994493">
            <text:p>1.489643749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540">
            <text:p>540</text:p>
          </table:table-cell>
          <table:table-cell office:value-type="float" office:value="10.3548232029">
            <text:p>10.3548232029</text:p>
          </table:table-cell>
          <table:table-cell office:value-type="float" office:value="26.2">
            <text:p>26.2</text:p>
          </table:table-cell>
          <table:table-cell office:value-type="float" office:value="0.492600643654537">
            <text:p>0.4926006437</text:p>
          </table:table-cell>
          <table:table-cell office:value-type="float" office:value="1.3629057979058">
            <text:p>1.3629057979</text:p>
          </table:table-cell>
          <table:table-cell office:value-type="float" office:value="22">
            <text:p>22</text:p>
          </table:table-cell>
          <table:table-cell table:style-name="ce3" office:value-type="float" office:value="540">
            <text:p>540</text:p>
          </table:table-cell>
          <table:table-cell office:value-type="float" office:value="12.6392081821824">
            <text:p>12.6392081822</text:p>
          </table:table-cell>
          <table:table-cell office:value-type="float" office:value="41.4666666666667">
            <text:p>41.4666666667</text:p>
          </table:table-cell>
          <table:table-cell office:value-type="float" office:value="0.360103805936539">
            <text:p>0.3601038059</text:p>
          </table:table-cell>
          <table:table-cell office:value-type="float" office:value="1.67011930951172">
            <text:p>1.6701193095</text:p>
          </table:table-cell>
          <table:table-cell office:value-type="float" office:value="22">
            <text:p>22</text:p>
          </table:table-cell>
          <table:table-cell table:style-name="ce3" office:value-type="float" office:value="540">
            <text:p>540</text:p>
          </table:table-cell>
          <table:table-cell office:value-type="float" office:value="21.1753310765561">
            <text:p>21.1753310766</text:p>
          </table:table-cell>
          <table:table-cell office:value-type="float" office:value="15.1333333333333">
            <text:p>15.1333333333</text:p>
          </table:table-cell>
          <table:table-cell office:value-type="float" office:value="1.51173784582738">
            <text:p>1.5117378458</text:p>
          </table:table-cell>
          <table:table-cell office:value-type="float" office:value="1.18796296296296">
            <text:p>1.187962963</text:p>
          </table:table-cell>
          <table:table-cell office:value-type="float" office:value="4">
            <text:p>4</text:p>
          </table:table-cell>
          <table:table-cell table:style-name="ce3" office:value-type="float" office:value="540">
            <text:p>540</text:p>
          </table:table-cell>
          <table:table-cell office:value-type="float" office:value="16.7681940558895">
            <text:p>16.7681940559</text:p>
          </table:table-cell>
          <table:table-cell office:value-type="float" office:value="40.8">
            <text:p>40.8</text:p>
          </table:table-cell>
          <table:table-cell office:value-type="float" office:value="0.473933375336245">
            <text:p>0.4739333753</text:p>
          </table:table-cell>
          <table:table-cell office:value-type="float" office:value="1.50526202056321">
            <text:p>1.505262020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545">
            <text:p>545</text:p>
          </table:table-cell>
          <table:table-cell office:value-type="float" office:value="10.3557505886345">
            <text:p>10.3557505886</text:p>
          </table:table-cell>
          <table:table-cell office:value-type="float" office:value="25.8666666666667">
            <text:p>25.8666666667</text:p>
          </table:table-cell>
          <table:table-cell office:value-type="float" office:value="0.49304297269935">
            <text:p>0.4930429727</text:p>
          </table:table-cell>
          <table:table-cell office:value-type="float" office:value="1.34563066563067">
            <text:p>1.3456306656</text:p>
          </table:table-cell>
          <table:table-cell office:value-type="float" office:value="22">
            <text:p>22</text:p>
          </table:table-cell>
          <table:table-cell table:style-name="ce3" office:value-type="float" office:value="545">
            <text:p>545</text:p>
          </table:table-cell>
          <table:table-cell office:value-type="float" office:value="12.6392081821824">
            <text:p>12.6392081822</text:p>
          </table:table-cell>
          <table:table-cell office:value-type="float" office:value="41.2666666666667">
            <text:p>41.2666666667</text:p>
          </table:table-cell>
          <table:table-cell office:value-type="float" office:value="0.361037718693515">
            <text:p>0.3610377187</text:p>
          </table:table-cell>
          <table:table-cell office:value-type="float" office:value="1.67483461871233">
            <text:p>1.6748346187</text:p>
          </table:table-cell>
          <table:table-cell office:value-type="float" office:value="22">
            <text:p>22</text:p>
          </table:table-cell>
          <table:table-cell table:style-name="ce3" office:value-type="float" office:value="545">
            <text:p>545</text:p>
          </table:table-cell>
          <table:table-cell office:value-type="float" office:value="21.1837326291074">
            <text:p>21.1837326291</text:p>
          </table:table-cell>
          <table:table-cell office:value-type="float" office:value="15.1333333333333">
            <text:p>15.1333333333</text:p>
          </table:table-cell>
          <table:table-cell office:value-type="float" office:value="1.50817292287952">
            <text:p>1.5081729229</text:p>
          </table:table-cell>
          <table:table-cell office:value-type="float" office:value="1.18962962962963">
            <text:p>1.1896296296</text:p>
          </table:table-cell>
          <table:table-cell office:value-type="float" office:value="4">
            <text:p>4</text:p>
          </table:table-cell>
          <table:table-cell table:style-name="ce3" office:value-type="float" office:value="545">
            <text:p>545</text:p>
          </table:table-cell>
          <table:table-cell office:value-type="float" office:value="16.7681940558895">
            <text:p>16.7681940559</text:p>
          </table:table-cell>
          <table:table-cell office:value-type="float" office:value="40.3333333333333">
            <text:p>40.3333333333</text:p>
          </table:table-cell>
          <table:table-cell office:value-type="float" office:value="0.477161637223457">
            <text:p>0.4771616372</text:p>
          </table:table-cell>
          <table:table-cell office:value-type="float" office:value="1.50417947234511">
            <text:p>1.5041794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550">
            <text:p>550</text:p>
          </table:table-cell>
          <table:table-cell office:value-type="float" office:value="10.3557505886345">
            <text:p>10.3557505886</text:p>
          </table:table-cell>
          <table:table-cell office:value-type="float" office:value="25.4666666666667">
            <text:p>25.4666666667</text:p>
          </table:table-cell>
          <table:table-cell office:value-type="float" office:value="0.498465379601739">
            <text:p>0.4984653796</text:p>
          </table:table-cell>
          <table:table-cell office:value-type="float" office:value="1.34092370592371">
            <text:p>1.3409237059</text:p>
          </table:table-cell>
          <table:table-cell office:value-type="float" office:value="22">
            <text:p>22</text:p>
          </table:table-cell>
          <table:table-cell table:style-name="ce3" office:value-type="float" office:value="550">
            <text:p>550</text:p>
          </table:table-cell>
          <table:table-cell office:value-type="float" office:value="12.6392081821824">
            <text:p>12.6392081822</text:p>
          </table:table-cell>
          <table:table-cell office:value-type="float" office:value="40.9333333333333">
            <text:p>40.9333333333</text:p>
          </table:table-cell>
          <table:table-cell office:value-type="float" office:value="0.364775098381238">
            <text:p>0.3647750984</text:p>
          </table:table-cell>
          <table:table-cell office:value-type="float" office:value="1.67297813037583">
            <text:p>1.6729781304</text:p>
          </table:table-cell>
          <table:table-cell office:value-type="float" office:value="22">
            <text:p>22</text:p>
          </table:table-cell>
          <table:table-cell table:style-name="ce3" office:value-type="float" office:value="550">
            <text:p>550</text:p>
          </table:table-cell>
          <table:table-cell office:value-type="float" office:value="21.1837326291074">
            <text:p>21.1837326291</text:p>
          </table:table-cell>
          <table:table-cell office:value-type="float" office:value="15">
            <text:p>15</text:p>
          </table:table-cell>
          <table:table-cell office:value-type="float" office:value="1.5208590677406">
            <text:p>1.5208590677</text:p>
          </table:table-cell>
          <table:table-cell office:value-type="float" office:value="1.17925925925926">
            <text:p>1.1792592593</text:p>
          </table:table-cell>
          <table:table-cell office:value-type="float" office:value="4">
            <text:p>4</text:p>
          </table:table-cell>
          <table:table-cell table:style-name="ce3" office:value-type="float" office:value="550">
            <text:p>550</text:p>
          </table:table-cell>
          <table:table-cell office:value-type="float" office:value="16.7681940558895">
            <text:p>16.7681940559</text:p>
          </table:table-cell>
          <table:table-cell office:value-type="float" office:value="40.0666666666667">
            <text:p>40.0666666667</text:p>
          </table:table-cell>
          <table:table-cell office:value-type="float" office:value="0.479797821472029">
            <text:p>0.4797978215</text:p>
          </table:table-cell>
          <table:table-cell office:value-type="float" office:value="1.49374361190925">
            <text:p>1.493743611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555">
            <text:p>555</text:p>
          </table:table-cell>
          <table:table-cell office:value-type="float" office:value="10.3557505886345">
            <text:p>10.3557505886</text:p>
          </table:table-cell>
          <table:table-cell office:value-type="float" office:value="25.4666666666667">
            <text:p>25.4666666667</text:p>
          </table:table-cell>
          <table:table-cell office:value-type="float" office:value="0.498465379601739">
            <text:p>0.4984653796</text:p>
          </table:table-cell>
          <table:table-cell office:value-type="float" office:value="1.34092370592371">
            <text:p>1.3409237059</text:p>
          </table:table-cell>
          <table:table-cell office:value-type="float" office:value="22">
            <text:p>22</text:p>
          </table:table-cell>
          <table:table-cell table:style-name="ce3" office:value-type="float" office:value="555">
            <text:p>555</text:p>
          </table:table-cell>
          <table:table-cell office:value-type="float" office:value="12.6433101454721">
            <text:p>12.6433101455</text:p>
          </table:table-cell>
          <table:table-cell office:value-type="float" office:value="40.6">
            <text:p>40.6</text:p>
          </table:table-cell>
          <table:table-cell office:value-type="float" office:value="0.371453201419055">
            <text:p>0.3714532014</text:p>
          </table:table-cell>
          <table:table-cell office:value-type="float" office:value="1.61817561795503">
            <text:p>1.618175618</text:p>
          </table:table-cell>
          <table:table-cell office:value-type="float" office:value="22">
            <text:p>22</text:p>
          </table:table-cell>
          <table:table-cell table:style-name="ce3" office:value-type="float" office:value="555">
            <text:p>555</text:p>
          </table:table-cell>
          <table:table-cell office:value-type="float" office:value="21.2028590532145">
            <text:p>21.2028590532</text:p>
          </table:table-cell>
          <table:table-cell office:value-type="float" office:value="15">
            <text:p>15</text:p>
          </table:table-cell>
          <table:table-cell office:value-type="float" office:value="1.52213416268107">
            <text:p>1.5221341627</text:p>
          </table:table-cell>
          <table:table-cell office:value-type="float" office:value="1.17925925925926">
            <text:p>1.1792592593</text:p>
          </table:table-cell>
          <table:table-cell office:value-type="float" office:value="4">
            <text:p>4</text:p>
          </table:table-cell>
          <table:table-cell table:style-name="ce3" office:value-type="float" office:value="555">
            <text:p>555</text:p>
          </table:table-cell>
          <table:table-cell office:value-type="float" office:value="16.7681940558895">
            <text:p>16.7681940559</text:p>
          </table:table-cell>
          <table:table-cell office:value-type="float" office:value="39.9333333333333">
            <text:p>39.9333333333</text:p>
          </table:table-cell>
          <table:table-cell office:value-type="float" office:value="0.480497027333942">
            <text:p>0.4804970273</text:p>
          </table:table-cell>
          <table:table-cell office:value-type="float" office:value="1.49369225803436">
            <text:p>1.493692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560">
            <text:p>560</text:p>
          </table:table-cell>
          <table:table-cell office:value-type="float" office:value="10.3557505886345">
            <text:p>10.3557505886</text:p>
          </table:table-cell>
          <table:table-cell office:value-type="float" office:value="25.2666666666667">
            <text:p>25.2666666667</text:p>
          </table:table-cell>
          <table:table-cell office:value-type="float" office:value="0.500957587842353">
            <text:p>0.5009575878</text:p>
          </table:table-cell>
          <table:table-cell office:value-type="float" office:value="1.33574814074814">
            <text:p>1.3357481407</text:p>
          </table:table-cell>
          <table:table-cell office:value-type="float" office:value="3">
            <text:p>3</text:p>
          </table:table-cell>
          <table:table-cell table:style-name="ce3" office:value-type="float" office:value="560">
            <text:p>560</text:p>
          </table:table-cell>
          <table:table-cell office:value-type="float" office:value="12.6448964729987">
            <text:p>12.644896473</text:p>
          </table:table-cell>
          <table:table-cell office:value-type="float" office:value="41.5333333333333">
            <text:p>41.5333333333</text:p>
          </table:table-cell>
          <table:table-cell office:value-type="float" office:value="0.36956661111935">
            <text:p>0.3695666111</text:p>
          </table:table-cell>
          <table:table-cell office:value-type="float" office:value="1.67797211231035">
            <text:p>1.6779721123</text:p>
          </table:table-cell>
          <table:table-cell office:value-type="float" office:value="22">
            <text:p>22</text:p>
          </table:table-cell>
          <table:table-cell table:style-name="ce3" office:value-type="float" office:value="560">
            <text:p>560</text:p>
          </table:table-cell>
          <table:table-cell office:value-type="float" office:value="21.2206382301773">
            <text:p>21.2206382302</text:p>
          </table:table-cell>
          <table:table-cell office:value-type="float" office:value="15.0666666666667">
            <text:p>15.0666666667</text:p>
          </table:table-cell>
          <table:table-cell office:value-type="float" office:value="1.51376221566001">
            <text:p>1.5137622157</text:p>
          </table:table-cell>
          <table:table-cell office:value-type="float" office:value="1.17925925925926">
            <text:p>1.1792592593</text:p>
          </table:table-cell>
          <table:table-cell office:value-type="float" office:value="4">
            <text:p>4</text:p>
          </table:table-cell>
          <table:table-cell table:style-name="ce3" office:value-type="float" office:value="560">
            <text:p>560</text:p>
          </table:table-cell>
          <table:table-cell office:value-type="float" office:value="16.7681940558895">
            <text:p>16.7681940559</text:p>
          </table:table-cell>
          <table:table-cell office:value-type="float" office:value="39.4666666666667">
            <text:p>39.4666666667</text:p>
          </table:table-cell>
          <table:table-cell office:value-type="float" office:value="0.485969075093513">
            <text:p>0.4859690751</text:p>
          </table:table-cell>
          <table:table-cell office:value-type="float" office:value="1.48175467870548">
            <text:p>1.481754678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565">
            <text:p>565</text:p>
          </table:table-cell>
          <table:table-cell office:value-type="float" office:value="10.3557505886345">
            <text:p>10.3557505886</text:p>
          </table:table-cell>
          <table:table-cell office:value-type="float" office:value="25.2">
            <text:p>25.2</text:p>
          </table:table-cell>
          <table:table-cell office:value-type="float" office:value="0.503496472549485">
            <text:p>0.5034964725</text:p>
          </table:table-cell>
          <table:table-cell office:value-type="float" office:value="1.33797036297036">
            <text:p>1.337970363</text:p>
          </table:table-cell>
          <table:table-cell office:value-type="float" office:value="3">
            <text:p>3</text:p>
          </table:table-cell>
          <table:table-cell table:style-name="ce3" office:value-type="float" office:value="565">
            <text:p>565</text:p>
          </table:table-cell>
          <table:table-cell office:value-type="float" office:value="12.6460802407574">
            <text:p>12.6460802408</text:p>
          </table:table-cell>
          <table:table-cell office:value-type="float" office:value="42.1333333333333">
            <text:p>42.1333333333</text:p>
          </table:table-cell>
          <table:table-cell office:value-type="float" office:value="0.37204531226626">
            <text:p>0.3720453123</text:p>
          </table:table-cell>
          <table:table-cell office:value-type="float" office:value="1.66904239279239">
            <text:p>1.6690423928</text:p>
          </table:table-cell>
          <table:table-cell office:value-type="float" office:value="22">
            <text:p>22</text:p>
          </table:table-cell>
          <table:table-cell table:style-name="ce3" office:value-type="float" office:value="565">
            <text:p>565</text:p>
          </table:table-cell>
          <table:table-cell office:value-type="float" office:value="21.2206382301773">
            <text:p>21.2206382302</text:p>
          </table:table-cell>
          <table:table-cell office:value-type="float" office:value="15">
            <text:p>15</text:p>
          </table:table-cell>
          <table:table-cell office:value-type="float" office:value="1.51587064936536">
            <text:p>1.5158706494</text:p>
          </table:table-cell>
          <table:table-cell office:value-type="float" office:value="1.17509259259259">
            <text:p>1.1750925926</text:p>
          </table:table-cell>
          <table:table-cell office:value-type="float" office:value="4">
            <text:p>4</text:p>
          </table:table-cell>
          <table:table-cell table:style-name="ce3" office:value-type="float" office:value="565">
            <text:p>565</text:p>
          </table:table-cell>
          <table:table-cell office:value-type="float" office:value="16.7709169071843">
            <text:p>16.7709169072</text:p>
          </table:table-cell>
          <table:table-cell office:value-type="float" office:value="39.9333333333333">
            <text:p>39.9333333333</text:p>
          </table:table-cell>
          <table:table-cell office:value-type="float" office:value="0.482847894804422">
            <text:p>0.4828478948</text:p>
          </table:table-cell>
          <table:table-cell office:value-type="float" office:value="1.49007271936048">
            <text:p>1.490072719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570">
            <text:p>570</text:p>
          </table:table-cell>
          <table:table-cell office:value-type="float" office:value="10.3557505886345">
            <text:p>10.3557505886</text:p>
          </table:table-cell>
          <table:table-cell office:value-type="float" office:value="24.9333333333333">
            <text:p>24.9333333333</text:p>
          </table:table-cell>
          <table:table-cell office:value-type="float" office:value="0.506363363275836">
            <text:p>0.5063633633</text:p>
          </table:table-cell>
          <table:table-cell office:value-type="float" office:value="1.33730380730381">
            <text:p>1.3373038073</text:p>
          </table:table-cell>
          <table:table-cell office:value-type="float" office:value="3">
            <text:p>3</text:p>
          </table:table-cell>
          <table:table-cell table:style-name="ce3" office:value-type="float" office:value="570">
            <text:p>570</text:p>
          </table:table-cell>
          <table:table-cell office:value-type="float" office:value="12.6641218349171">
            <text:p>12.6641218349</text:p>
          </table:table-cell>
          <table:table-cell office:value-type="float" office:value="44">
            <text:p>44</text:p>
          </table:table-cell>
          <table:table-cell office:value-type="float" office:value="0.362262663761635">
            <text:p>0.3622626638</text:p>
          </table:table-cell>
          <table:table-cell office:value-type="float" office:value="1.82374942552574">
            <text:p>1.8237494255</text:p>
          </table:table-cell>
          <table:table-cell office:value-type="float" office:value="22">
            <text:p>22</text:p>
          </table:table-cell>
          <table:table-cell table:style-name="ce3" office:value-type="float" office:value="570">
            <text:p>570</text:p>
          </table:table-cell>
          <table:table-cell office:value-type="float" office:value="21.2206382301773">
            <text:p>21.2206382302</text:p>
          </table:table-cell>
          <table:table-cell office:value-type="float" office:value="14.9333333333333">
            <text:p>14.9333333333</text:p>
          </table:table-cell>
          <table:table-cell office:value-type="float" office:value="1.51801606431302">
            <text:p>1.5180160643</text:p>
          </table:table-cell>
          <table:table-cell office:value-type="float" office:value="1.16953703703704">
            <text:p>1.169537037</text:p>
          </table:table-cell>
          <table:table-cell office:value-type="float" office:value="4">
            <text:p>4</text:p>
          </table:table-cell>
          <table:table-cell table:style-name="ce3" office:value-type="float" office:value="570">
            <text:p>570</text:p>
          </table:table-cell>
          <table:table-cell office:value-type="float" office:value="16.7709169071843">
            <text:p>16.7709169072</text:p>
          </table:table-cell>
          <table:table-cell office:value-type="float" office:value="39.6666666666667">
            <text:p>39.6666666667</text:p>
          </table:table-cell>
          <table:table-cell office:value-type="float" office:value="0.48541000412687">
            <text:p>0.4854100041</text:p>
          </table:table-cell>
          <table:table-cell office:value-type="float" office:value="1.48950880958604">
            <text:p>1.489508809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575">
            <text:p>575</text:p>
          </table:table-cell>
          <table:table-cell office:value-type="float" office:value="10.3557505886345">
            <text:p>10.3557505886</text:p>
          </table:table-cell>
          <table:table-cell office:value-type="float" office:value="24.8">
            <text:p>24.8</text:p>
          </table:table-cell>
          <table:table-cell office:value-type="float" office:value="0.509480302259861">
            <text:p>0.5094803023</text:p>
          </table:table-cell>
          <table:table-cell office:value-type="float" office:value="1.33813714063714">
            <text:p>1.3381371406</text:p>
          </table:table-cell>
          <table:table-cell office:value-type="float" office:value="3">
            <text:p>3</text:p>
          </table:table-cell>
          <table:table-cell table:style-name="ce3" office:value-type="float" office:value="575">
            <text:p>575</text:p>
          </table:table-cell>
          <table:table-cell office:value-type="float" office:value="12.6641218349171">
            <text:p>12.6641218349</text:p>
          </table:table-cell>
          <table:table-cell office:value-type="float" office:value="43.6666666666667">
            <text:p>43.6666666667</text:p>
          </table:table-cell>
          <table:table-cell office:value-type="float" office:value="0.36451205459908">
            <text:p>0.3645120546</text:p>
          </table:table-cell>
          <table:table-cell office:value-type="float" office:value="1.8128748534747">
            <text:p>1.8128748535</text:p>
          </table:table-cell>
          <table:table-cell office:value-type="float" office:value="22">
            <text:p>22</text:p>
          </table:table-cell>
          <table:table-cell table:style-name="ce3" office:value-type="float" office:value="575">
            <text:p>575</text:p>
          </table:table-cell>
          <table:table-cell office:value-type="float" office:value="21.2206382301773">
            <text:p>21.2206382302</text:p>
          </table:table-cell>
          <table:table-cell office:value-type="float" office:value="14.8666666666667">
            <text:p>14.8666666667</text:p>
          </table:table-cell>
          <table:table-cell office:value-type="float" office:value="1.52775564033122">
            <text:p>1.5277556403</text:p>
          </table:table-cell>
          <table:table-cell office:value-type="float" office:value="1.16953703703704">
            <text:p>1.169537037</text:p>
          </table:table-cell>
          <table:table-cell office:value-type="float" office:value="4">
            <text:p>4</text:p>
          </table:table-cell>
          <table:table-cell table:style-name="ce3" office:value-type="float" office:value="575">
            <text:p>575</text:p>
          </table:table-cell>
          <table:table-cell office:value-type="float" office:value="16.7748096900032">
            <text:p>16.77480969</text:p>
          </table:table-cell>
          <table:table-cell office:value-type="float" office:value="39.5333333333333">
            <text:p>39.5333333333</text:p>
          </table:table-cell>
          <table:table-cell office:value-type="float" office:value="0.490542085129014">
            <text:p>0.4905420851</text:p>
          </table:table-cell>
          <table:table-cell office:value-type="float" office:value="1.47985201757631">
            <text:p>1.479852017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580">
            <text:p>580</text:p>
          </table:table-cell>
          <table:table-cell office:value-type="float" office:value="10.3660299903755">
            <text:p>10.3660299904</text:p>
          </table:table-cell>
          <table:table-cell office:value-type="float" office:value="25.2666666666667">
            <text:p>25.2666666667</text:p>
          </table:table-cell>
          <table:table-cell office:value-type="float" office:value="0.503443758248581">
            <text:p>0.5034437582</text:p>
          </table:table-cell>
          <table:table-cell office:value-type="float" office:value="1.34770784770785">
            <text:p>1.3477078477</text:p>
          </table:table-cell>
          <table:table-cell office:value-type="float" office:value="3">
            <text:p>3</text:p>
          </table:table-cell>
          <table:table-cell table:style-name="ce3" office:value-type="float" office:value="580">
            <text:p>580</text:p>
          </table:table-cell>
          <table:table-cell office:value-type="float" office:value="12.6651660681576">
            <text:p>12.6651660682</text:p>
          </table:table-cell>
          <table:table-cell office:value-type="float" office:value="41.4">
            <text:p>41.4</text:p>
          </table:table-cell>
          <table:table-cell office:value-type="float" office:value="0.366365739990976">
            <text:p>0.36636574</text:p>
          </table:table-cell>
          <table:table-cell office:value-type="float" office:value="1.70218138028123">
            <text:p>1.7021813803</text:p>
          </table:table-cell>
          <table:table-cell office:value-type="float" office:value="35">
            <text:p>35</text:p>
          </table:table-cell>
          <table:table-cell table:style-name="ce3" office:value-type="float" office:value="580">
            <text:p>580</text:p>
          </table:table-cell>
          <table:table-cell office:value-type="float" office:value="21.2206382301773">
            <text:p>21.2206382302</text:p>
          </table:table-cell>
          <table:table-cell office:value-type="float" office:value="14.8666666666667">
            <text:p>14.8666666667</text:p>
          </table:table-cell>
          <table:table-cell office:value-type="float" office:value="1.52775564033122">
            <text:p>1.5277556403</text:p>
          </table:table-cell>
          <table:table-cell office:value-type="float" office:value="1.16953703703704">
            <text:p>1.169537037</text:p>
          </table:table-cell>
          <table:table-cell office:value-type="float" office:value="4">
            <text:p>4</text:p>
          </table:table-cell>
          <table:table-cell table:style-name="ce3" office:value-type="float" office:value="580">
            <text:p>580</text:p>
          </table:table-cell>
          <table:table-cell office:value-type="float" office:value="16.7748096900032">
            <text:p>16.77480969</text:p>
          </table:table-cell>
          <table:table-cell office:value-type="float" office:value="39.2666666666667">
            <text:p>39.2666666667</text:p>
          </table:table-cell>
          <table:table-cell office:value-type="float" office:value="0.493009680737139">
            <text:p>0.4930096807</text:p>
          </table:table-cell>
          <table:table-cell office:value-type="float" office:value="1.47363712136141">
            <text:p>1.4736371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585">
            <text:p>585</text:p>
          </table:table-cell>
          <table:table-cell office:value-type="float" office:value="10.3660299903755">
            <text:p>10.3660299904</text:p>
          </table:table-cell>
          <table:table-cell office:value-type="float" office:value="25.0666666666667">
            <text:p>25.0666666667</text:p>
          </table:table-cell>
          <table:table-cell office:value-type="float" office:value="0.505984148053009">
            <text:p>0.5059841481</text:p>
          </table:table-cell>
          <table:table-cell office:value-type="float" office:value="1.34184926184926">
            <text:p>1.3418492618</text:p>
          </table:table-cell>
          <table:table-cell office:value-type="float" office:value="3">
            <text:p>3</text:p>
          </table:table-cell>
          <table:table-cell table:style-name="ce3" office:value-type="float" office:value="585">
            <text:p>585</text:p>
          </table:table-cell>
          <table:table-cell office:value-type="float" office:value="12.6952310509439">
            <text:p>12.6952310509</text:p>
          </table:table-cell>
          <table:table-cell office:value-type="float" office:value="43.3333333333333">
            <text:p>43.3333333333</text:p>
          </table:table-cell>
          <table:table-cell office:value-type="float" office:value="0.366335103509032">
            <text:p>0.3663351035</text:p>
          </table:table-cell>
          <table:table-cell office:value-type="float" office:value="1.70004532189517">
            <text:p>1.7000453219</text:p>
          </table:table-cell>
          <table:table-cell office:value-type="float" office:value="22">
            <text:p>22</text:p>
          </table:table-cell>
          <table:table-cell table:style-name="ce3" office:value-type="float" office:value="585">
            <text:p>585</text:p>
          </table:table-cell>
          <table:table-cell office:value-type="float" office:value="21.2219854773216">
            <text:p>21.2219854773</text:p>
          </table:table-cell>
          <table:table-cell office:value-type="float" office:value="15.2">
            <text:p>15.2</text:p>
          </table:table-cell>
          <table:table-cell office:value-type="float" office:value="1.50392930451261">
            <text:p>1.5039293045</text:p>
          </table:table-cell>
          <table:table-cell office:value-type="float" office:value="1.19731481481481">
            <text:p>1.1973148148</text:p>
          </table:table-cell>
          <table:table-cell office:value-type="float" office:value="4">
            <text:p>4</text:p>
          </table:table-cell>
          <table:table-cell table:style-name="ce3" office:value-type="float" office:value="585">
            <text:p>585</text:p>
          </table:table-cell>
          <table:table-cell office:value-type="float" office:value="16.7769702755219">
            <text:p>16.7769702755</text:p>
          </table:table-cell>
          <table:table-cell office:value-type="float" office:value="38.7333333333333">
            <text:p>38.7333333333</text:p>
          </table:table-cell>
          <table:table-cell office:value-type="float" office:value="0.4976754688394">
            <text:p>0.4976754688</text:p>
          </table:table-cell>
          <table:table-cell office:value-type="float" office:value="1.46993429039465">
            <text:p>1.469934290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590">
            <text:p>590</text:p>
          </table:table-cell>
          <table:table-cell office:value-type="float" office:value="10.3660299903755">
            <text:p>10.3660299904</text:p>
          </table:table-cell>
          <table:table-cell office:value-type="float" office:value="24.8">
            <text:p>24.8</text:p>
          </table:table-cell>
          <table:table-cell office:value-type="float" office:value="0.508307358118417">
            <text:p>0.5083073581</text:p>
          </table:table-cell>
          <table:table-cell office:value-type="float" office:value="1.33432345432345">
            <text:p>1.3343234543</text:p>
          </table:table-cell>
          <table:table-cell office:value-type="float" office:value="3">
            <text:p>3</text:p>
          </table:table-cell>
          <table:table-cell table:style-name="ce3" office:value-type="float" office:value="590">
            <text:p>590</text:p>
          </table:table-cell>
          <table:table-cell office:value-type="float" office:value="12.6952310509439">
            <text:p>12.6952310509</text:p>
          </table:table-cell>
          <table:table-cell office:value-type="float" office:value="43.1333333333333">
            <text:p>43.1333333333</text:p>
          </table:table-cell>
          <table:table-cell office:value-type="float" office:value="0.367231162024303">
            <text:p>0.367231162</text:p>
          </table:table-cell>
          <table:table-cell office:value-type="float" office:value="1.69830386890371">
            <text:p>1.6983038689</text:p>
          </table:table-cell>
          <table:table-cell office:value-type="float" office:value="22">
            <text:p>22</text:p>
          </table:table-cell>
          <table:table-cell table:style-name="ce3" office:value-type="float" office:value="590">
            <text:p>590</text:p>
          </table:table-cell>
          <table:table-cell office:value-type="float" office:value="21.2219854773216">
            <text:p>21.2219854773</text:p>
          </table:table-cell>
          <table:table-cell office:value-type="float" office:value="15.2">
            <text:p>15.2</text:p>
          </table:table-cell>
          <table:table-cell office:value-type="float" office:value="1.50392930451261">
            <text:p>1.5039293045</text:p>
          </table:table-cell>
          <table:table-cell office:value-type="float" office:value="1.19731481481481">
            <text:p>1.1973148148</text:p>
          </table:table-cell>
          <table:table-cell office:value-type="float" office:value="4">
            <text:p>4</text:p>
          </table:table-cell>
          <table:table-cell table:style-name="ce3" office:value-type="float" office:value="590">
            <text:p>590</text:p>
          </table:table-cell>
          <table:table-cell office:value-type="float" office:value="16.7796931268166">
            <text:p>16.7796931268</text:p>
          </table:table-cell>
          <table:table-cell office:value-type="float" office:value="39">
            <text:p>39</text:p>
          </table:table-cell>
          <table:table-cell office:value-type="float" office:value="0.490132958080237">
            <text:p>0.4901329581</text:p>
          </table:table-cell>
          <table:table-cell office:value-type="float" office:value="1.48519852696323">
            <text:p>1.48519852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595">
            <text:p>595</text:p>
          </table:table-cell>
          <table:table-cell office:value-type="float" office:value="10.3667977352799">
            <text:p>10.3667977353</text:p>
          </table:table-cell>
          <table:table-cell office:value-type="float" office:value="24.8666666666667">
            <text:p>24.8666666667</text:p>
          </table:table-cell>
          <table:table-cell office:value-type="float" office:value="0.50788200978532">
            <text:p>0.5078820098</text:p>
          </table:table-cell>
          <table:table-cell office:value-type="float" office:value="1.34166611166611">
            <text:p>1.3416661117</text:p>
          </table:table-cell>
          <table:table-cell office:value-type="float" office:value="3">
            <text:p>3</text:p>
          </table:table-cell>
          <table:table-cell table:style-name="ce3" office:value-type="float" office:value="595">
            <text:p>595</text:p>
          </table:table-cell>
          <table:table-cell office:value-type="float" office:value="12.6952310509439">
            <text:p>12.6952310509</text:p>
          </table:table-cell>
          <table:table-cell office:value-type="float" office:value="42.3333333333333">
            <text:p>42.3333333333</text:p>
          </table:table-cell>
          <table:table-cell office:value-type="float" office:value="0.372459014444645">
            <text:p>0.3724590144</text:p>
          </table:table-cell>
          <table:table-cell office:value-type="float" office:value="1.68579671962025">
            <text:p>1.6857967196</text:p>
          </table:table-cell>
          <table:table-cell office:value-type="float" office:value="22">
            <text:p>22</text:p>
          </table:table-cell>
          <table:table-cell table:style-name="ce3" office:value-type="float" office:value="595">
            <text:p>595</text:p>
          </table:table-cell>
          <table:table-cell office:value-type="float" office:value="21.2219854773216">
            <text:p>21.2219854773</text:p>
          </table:table-cell>
          <table:table-cell office:value-type="float" office:value="15.1333333333333">
            <text:p>15.1333333333</text:p>
          </table:table-cell>
          <table:table-cell office:value-type="float" office:value="1.51126782871167">
            <text:p>1.5112678287</text:p>
          </table:table-cell>
          <table:table-cell office:value-type="float" office:value="1.20064814814815">
            <text:p>1.2006481481</text:p>
          </table:table-cell>
          <table:table-cell office:value-type="float" office:value="4">
            <text:p>4</text:p>
          </table:table-cell>
          <table:table-cell table:style-name="ce3" office:value-type="float" office:value="595">
            <text:p>595</text:p>
          </table:table-cell>
          <table:table-cell office:value-type="float" office:value="16.8019665108084">
            <text:p>16.8019665108</text:p>
          </table:table-cell>
          <table:table-cell office:value-type="float" office:value="39.4">
            <text:p>39.4</text:p>
          </table:table-cell>
          <table:table-cell office:value-type="float" office:value="0.484993792874922">
            <text:p>0.4849937929</text:p>
          </table:table-cell>
          <table:table-cell office:value-type="float" office:value="1.50531776445089">
            <text:p>1.505317764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600">
            <text:p>600</text:p>
          </table:table-cell>
          <table:table-cell office:value-type="float" office:value="10.3724610857518">
            <text:p>10.3724610858</text:p>
          </table:table-cell>
          <table:table-cell office:value-type="float" office:value="25.4666666666667">
            <text:p>25.4666666667</text:p>
          </table:table-cell>
          <table:table-cell office:value-type="float" office:value="0.499213005973195">
            <text:p>0.499213006</text:p>
          </table:table-cell>
          <table:table-cell office:value-type="float" office:value="1.36431401931402">
            <text:p>1.3643140193</text:p>
          </table:table-cell>
          <table:table-cell office:value-type="float" office:value="3">
            <text:p>3</text:p>
          </table:table-cell>
          <table:table-cell table:style-name="ce3" office:value-type="float" office:value="600">
            <text:p>600</text:p>
          </table:table-cell>
          <table:table-cell office:value-type="float" office:value="12.6970114176733">
            <text:p>12.6970114177</text:p>
          </table:table-cell>
          <table:table-cell office:value-type="float" office:value="41.8666666666667">
            <text:p>41.8666666667</text:p>
          </table:table-cell>
          <table:table-cell office:value-type="float" office:value="0.377454910781374">
            <text:p>0.3774549108</text:p>
          </table:table-cell>
          <table:table-cell office:value-type="float" office:value="1.69071627718687">
            <text:p>1.6907162772</text:p>
          </table:table-cell>
          <table:table-cell office:value-type="float" office:value="22">
            <text:p>22</text:p>
          </table:table-cell>
          <table:table-cell table:style-name="ce3" office:value-type="float" office:value="600">
            <text:p>600</text:p>
          </table:table-cell>
          <table:table-cell office:value-type="float" office:value="21.2219854773216">
            <text:p>21.2219854773</text:p>
          </table:table-cell>
          <table:table-cell office:value-type="float" office:value="15.0666666666667">
            <text:p>15.0666666667</text:p>
          </table:table-cell>
          <table:table-cell office:value-type="float" office:value="1.51423058692868">
            <text:p>1.5142305869</text:p>
          </table:table-cell>
          <table:table-cell office:value-type="float" office:value="1.1812037037037">
            <text:p>1.1812037037</text:p>
          </table:table-cell>
          <table:table-cell office:value-type="float" office:value="4">
            <text:p>4</text:p>
          </table:table-cell>
          <table:table-cell table:style-name="ce3" office:value-type="float" office:value="600">
            <text:p>600</text:p>
          </table:table-cell>
          <table:table-cell office:value-type="float" office:value="16.8019665108084">
            <text:p>16.8019665108</text:p>
          </table:table-cell>
          <table:table-cell office:value-type="float" office:value="39.2666666666667">
            <text:p>39.2666666667</text:p>
          </table:table-cell>
          <table:table-cell office:value-type="float" office:value="0.486838199137208">
            <text:p>0.4868381991</text:p>
          </table:table-cell>
          <table:table-cell office:value-type="float" office:value="1.50274695835067">
            <text:p>1.502746958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605">
            <text:p>605</text:p>
          </table:table-cell>
          <table:table-cell office:value-type="float" office:value="10.3899724655852">
            <text:p>10.3899724656</text:p>
          </table:table-cell>
          <table:table-cell office:value-type="float" office:value="25.6">
            <text:p>25.6</text:p>
          </table:table-cell>
          <table:table-cell office:value-type="float" office:value="0.491332437106957">
            <text:p>0.4913324371</text:p>
          </table:table-cell>
          <table:table-cell office:value-type="float" office:value="1.36346745846746">
            <text:p>1.3634674585</text:p>
          </table:table-cell>
          <table:table-cell office:value-type="float" office:value="3">
            <text:p>3</text:p>
          </table:table-cell>
          <table:table-cell table:style-name="ce3" office:value-type="float" office:value="605">
            <text:p>605</text:p>
          </table:table-cell>
          <table:table-cell office:value-type="float" office:value="12.7050008278238">
            <text:p>12.7050008278</text:p>
          </table:table-cell>
          <table:table-cell office:value-type="float" office:value="41.1333333333333">
            <text:p>41.1333333333</text:p>
          </table:table-cell>
          <table:table-cell office:value-type="float" office:value="0.382529533053064">
            <text:p>0.3825295331</text:p>
          </table:table-cell>
          <table:table-cell office:value-type="float" office:value="1.65995449811626">
            <text:p>1.6599544981</text:p>
          </table:table-cell>
          <table:table-cell office:value-type="float" office:value="22">
            <text:p>22</text:p>
          </table:table-cell>
          <table:table-cell table:style-name="ce3" office:value-type="float" office:value="605">
            <text:p>605</text:p>
          </table:table-cell>
          <table:table-cell office:value-type="float" office:value="21.2219854773216">
            <text:p>21.2219854773</text:p>
          </table:table-cell>
          <table:table-cell office:value-type="float" office:value="15.0666666666667">
            <text:p>15.0666666667</text:p>
          </table:table-cell>
          <table:table-cell office:value-type="float" office:value="1.51423058692868">
            <text:p>1.5142305869</text:p>
          </table:table-cell>
          <table:table-cell office:value-type="float" office:value="1.1812037037037">
            <text:p>1.1812037037</text:p>
          </table:table-cell>
          <table:table-cell office:value-type="float" office:value="4">
            <text:p>4</text:p>
          </table:table-cell>
          <table:table-cell table:style-name="ce3" office:value-type="float" office:value="605">
            <text:p>605</text:p>
          </table:table-cell>
          <table:table-cell office:value-type="float" office:value="16.8045600282212">
            <text:p>16.8045600282</text:p>
          </table:table-cell>
          <table:table-cell office:value-type="float" office:value="39.1333333333333">
            <text:p>39.1333333333</text:p>
          </table:table-cell>
          <table:table-cell office:value-type="float" office:value="0.489241575508694">
            <text:p>0.4892415755</text:p>
          </table:table-cell>
          <table:table-cell office:value-type="float" office:value="1.4979898282259">
            <text:p>1.497989828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610">
            <text:p>610</text:p>
          </table:table-cell>
          <table:table-cell office:value-type="float" office:value="10.3899724655852">
            <text:p>10.3899724656</text:p>
          </table:table-cell>
          <table:table-cell office:value-type="float" office:value="25.4666666666667">
            <text:p>25.4666666667</text:p>
          </table:table-cell>
          <table:table-cell office:value-type="float" office:value="0.492574590284226">
            <text:p>0.4925745903</text:p>
          </table:table-cell>
          <table:table-cell office:value-type="float" office:value="1.36605098605099">
            <text:p>1.3660509861</text:p>
          </table:table-cell>
          <table:table-cell office:value-type="float" office:value="3">
            <text:p>3</text:p>
          </table:table-cell>
          <table:table-cell table:style-name="ce3" office:value-type="float" office:value="610">
            <text:p>610</text:p>
          </table:table-cell>
          <table:table-cell office:value-type="float" office:value="12.7050008278238">
            <text:p>12.7050008278</text:p>
          </table:table-cell>
          <table:table-cell office:value-type="float" office:value="40.2">
            <text:p>40.2</text:p>
          </table:table-cell>
          <table:table-cell office:value-type="float" office:value="0.384121829897921">
            <text:p>0.3841218299</text:p>
          </table:table-cell>
          <table:table-cell office:value-type="float" office:value="1.6317066348684">
            <text:p>1.6317066349</text:p>
          </table:table-cell>
          <table:table-cell office:value-type="float" office:value="22">
            <text:p>22</text:p>
          </table:table-cell>
          <table:table-cell table:style-name="ce3" office:value-type="float" office:value="610">
            <text:p>610</text:p>
          </table:table-cell>
          <table:table-cell office:value-type="float" office:value="21.2219854773216">
            <text:p>21.2219854773</text:p>
          </table:table-cell>
          <table:table-cell office:value-type="float" office:value="15.0666666666667">
            <text:p>15.0666666667</text:p>
          </table:table-cell>
          <table:table-cell office:value-type="float" office:value="1.51423058692868">
            <text:p>1.5142305869</text:p>
          </table:table-cell>
          <table:table-cell office:value-type="float" office:value="1.1812037037037">
            <text:p>1.1812037037</text:p>
          </table:table-cell>
          <table:table-cell office:value-type="float" office:value="4">
            <text:p>4</text:p>
          </table:table-cell>
          <table:table-cell table:style-name="ce3" office:value-type="float" office:value="610">
            <text:p>610</text:p>
          </table:table-cell>
          <table:table-cell office:value-type="float" office:value="16.8045600282212">
            <text:p>16.8045600282</text:p>
          </table:table-cell>
          <table:table-cell office:value-type="float" office:value="38.8">
            <text:p>38.8</text:p>
          </table:table-cell>
          <table:table-cell office:value-type="float" office:value="0.492445955952262">
            <text:p>0.492445956</text:p>
          </table:table-cell>
          <table:table-cell office:value-type="float" office:value="1.49645261543868">
            <text:p>1.496452615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615">
            <text:p>615</text:p>
          </table:table-cell>
          <table:table-cell office:value-type="float" office:value="10.3944193863542">
            <text:p>10.3944193864</text:p>
          </table:table-cell>
          <table:table-cell office:value-type="float" office:value="25.4666666666667">
            <text:p>25.4666666667</text:p>
          </table:table-cell>
          <table:table-cell office:value-type="float" office:value="0.492311974024051">
            <text:p>0.492311974</text:p>
          </table:table-cell>
          <table:table-cell office:value-type="float" office:value="1.36114357864358">
            <text:p>1.3611435786</text:p>
          </table:table-cell>
          <table:table-cell office:value-type="float" office:value="3">
            <text:p>3</text:p>
          </table:table-cell>
          <table:table-cell table:style-name="ce3" office:value-type="float" office:value="615">
            <text:p>615</text:p>
          </table:table-cell>
          <table:table-cell office:value-type="float" office:value="12.7050008278238">
            <text:p>12.7050008278</text:p>
          </table:table-cell>
          <table:table-cell office:value-type="float" office:value="39.6">
            <text:p>39.6</text:p>
          </table:table-cell>
          <table:table-cell office:value-type="float" office:value="0.386194728305587">
            <text:p>0.3861947283</text:p>
          </table:table-cell>
          <table:table-cell office:value-type="float" office:value="1.62479041383453">
            <text:p>1.6247904138</text:p>
          </table:table-cell>
          <table:table-cell office:value-type="float" office:value="22">
            <text:p>22</text:p>
          </table:table-cell>
          <table:table-cell table:style-name="ce3" office:value-type="float" office:value="615">
            <text:p>615</text:p>
          </table:table-cell>
          <table:table-cell office:value-type="float" office:value="21.2219854773216">
            <text:p>21.2219854773</text:p>
          </table:table-cell>
          <table:table-cell office:value-type="float" office:value="15">
            <text:p>15</text:p>
          </table:table-cell>
          <table:table-cell office:value-type="float" office:value="1.51637600187634">
            <text:p>1.5163760019</text:p>
          </table:table-cell>
          <table:table-cell office:value-type="float" office:value="1.18231481481481">
            <text:p>1.1823148148</text:p>
          </table:table-cell>
          <table:table-cell office:value-type="float" office:value="4">
            <text:p>4</text:p>
          </table:table-cell>
          <table:table-cell table:style-name="ce3" office:value-type="float" office:value="615">
            <text:p>615</text:p>
          </table:table-cell>
          <table:table-cell office:value-type="float" office:value="16.8120738589592">
            <text:p>16.812073859</text:p>
          </table:table-cell>
          <table:table-cell office:value-type="float" office:value="38.2666666666667">
            <text:p>38.2666666667</text:p>
          </table:table-cell>
          <table:table-cell office:value-type="float" office:value="0.498753348349107">
            <text:p>0.4987533483</text:p>
          </table:table-cell>
          <table:table-cell office:value-type="float" office:value="1.47793436955202">
            <text:p>1.4779343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620">
            <text:p>620</text:p>
          </table:table-cell>
          <table:table-cell office:value-type="float" office:value="10.4003425167024">
            <text:p>10.4003425167</text:p>
          </table:table-cell>
          <table:table-cell office:value-type="float" office:value="25.7333333333333">
            <text:p>25.7333333333</text:p>
          </table:table-cell>
          <table:table-cell office:value-type="float" office:value="0.481985519526787">
            <text:p>0.4819855195</text:p>
          </table:table-cell>
          <table:table-cell office:value-type="float" office:value="1.35771719021719">
            <text:p>1.3577171902</text:p>
          </table:table-cell>
          <table:table-cell office:value-type="float" office:value="3">
            <text:p>3</text:p>
          </table:table-cell>
          <table:table-cell table:style-name="ce3" office:value-type="float" office:value="620">
            <text:p>620</text:p>
          </table:table-cell>
          <table:table-cell office:value-type="float" office:value="12.7050008278238">
            <text:p>12.7050008278</text:p>
          </table:table-cell>
          <table:table-cell office:value-type="float" office:value="39.2">
            <text:p>39.2</text:p>
          </table:table-cell>
          <table:table-cell office:value-type="float" office:value="0.388763638396398">
            <text:p>0.3887636384</text:p>
          </table:table-cell>
          <table:table-cell office:value-type="float" office:value="1.5973872859167">
            <text:p>1.5973872859</text:p>
          </table:table-cell>
          <table:table-cell office:value-type="float" office:value="22">
            <text:p>22</text:p>
          </table:table-cell>
          <table:table-cell table:style-name="ce3" office:value-type="float" office:value="620">
            <text:p>620</text:p>
          </table:table-cell>
          <table:table-cell office:value-type="float" office:value="21.2219854773216">
            <text:p>21.2219854773</text:p>
          </table:table-cell>
          <table:table-cell office:value-type="float" office:value="15">
            <text:p>15</text:p>
          </table:table-cell>
          <table:table-cell office:value-type="float" office:value="1.51637600187634">
            <text:p>1.5163760019</text:p>
          </table:table-cell>
          <table:table-cell office:value-type="float" office:value="1.18231481481481">
            <text:p>1.1823148148</text:p>
          </table:table-cell>
          <table:table-cell office:value-type="float" office:value="4">
            <text:p>4</text:p>
          </table:table-cell>
          <table:table-cell table:style-name="ce3" office:value-type="float" office:value="620">
            <text:p>620</text:p>
          </table:table-cell>
          <table:table-cell office:value-type="float" office:value="16.814796710254">
            <text:p>16.8147967103</text:p>
          </table:table-cell>
          <table:table-cell office:value-type="float" office:value="38.5333333333333">
            <text:p>38.5333333333</text:p>
          </table:table-cell>
          <table:table-cell office:value-type="float" office:value="0.497757960825223">
            <text:p>0.4977579608</text:p>
          </table:table-cell>
          <table:table-cell office:value-type="float" office:value="1.48053909325968">
            <text:p>1.480539093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625">
            <text:p>625</text:p>
          </table:table-cell>
          <table:table-cell office:value-type="float" office:value="10.4003425167024">
            <text:p>10.4003425167</text:p>
          </table:table-cell>
          <table:table-cell office:value-type="float" office:value="25.2666666666667">
            <text:p>25.2666666667</text:p>
          </table:table-cell>
          <table:table-cell office:value-type="float" office:value="0.487101026227551">
            <text:p>0.4871010262</text:p>
          </table:table-cell>
          <table:table-cell office:value-type="float" office:value="1.34223591223591">
            <text:p>1.3422359122</text:p>
          </table:table-cell>
          <table:table-cell office:value-type="float" office:value="3">
            <text:p>3</text:p>
          </table:table-cell>
          <table:table-cell table:style-name="ce3" office:value-type="float" office:value="625">
            <text:p>625</text:p>
          </table:table-cell>
          <table:table-cell office:value-type="float" office:value="12.7050008278238">
            <text:p>12.7050008278</text:p>
          </table:table-cell>
          <table:table-cell office:value-type="float" office:value="39">
            <text:p>39</text:p>
          </table:table-cell>
          <table:table-cell office:value-type="float" office:value="0.389823541779822">
            <text:p>0.3898235418</text:p>
          </table:table-cell>
          <table:table-cell office:value-type="float" office:value="1.5949808688044">
            <text:p>1.5949808688</text:p>
          </table:table-cell>
          <table:table-cell office:value-type="float" office:value="22">
            <text:p>22</text:p>
          </table:table-cell>
          <table:table-cell table:style-name="ce3" office:value-type="float" office:value="625">
            <text:p>625</text:p>
          </table:table-cell>
          <table:table-cell office:value-type="float" office:value="21.2219854773216">
            <text:p>21.2219854773</text:p>
          </table:table-cell>
          <table:table-cell office:value-type="float" office:value="14.9333333333333">
            <text:p>14.9333333333</text:p>
          </table:table-cell>
          <table:table-cell office:value-type="float" office:value="1.51996249866536">
            <text:p>1.5199624987</text:p>
          </table:table-cell>
          <table:table-cell office:value-type="float" office:value="1.18350529100529">
            <text:p>1.183505291</text:p>
          </table:table-cell>
          <table:table-cell office:value-type="float" office:value="4">
            <text:p>4</text:p>
          </table:table-cell>
          <table:table-cell table:style-name="ce3" office:value-type="float" office:value="625">
            <text:p>625</text:p>
          </table:table-cell>
          <table:table-cell office:value-type="float" office:value="16.814796710254">
            <text:p>16.8147967103</text:p>
          </table:table-cell>
          <table:table-cell office:value-type="float" office:value="38.2">
            <text:p>38.2</text:p>
          </table:table-cell>
          <table:table-cell office:value-type="float" office:value="0.500761632358921">
            <text:p>0.5007616324</text:p>
          </table:table-cell>
          <table:table-cell office:value-type="float" office:value="1.48390128662188">
            <text:p>1.483901286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630">
            <text:p>630</text:p>
          </table:table-cell>
          <table:table-cell office:value-type="float" office:value="10.4003425167024">
            <text:p>10.4003425167</text:p>
          </table:table-cell>
          <table:table-cell office:value-type="float" office:value="25.1333333333333">
            <text:p>25.1333333333</text:p>
          </table:table-cell>
          <table:table-cell office:value-type="float" office:value="0.488661545109476">
            <text:p>0.4886615451</text:p>
          </table:table-cell>
          <table:table-cell office:value-type="float" office:value="1.33390257890258">
            <text:p>1.3339025789</text:p>
          </table:table-cell>
          <table:table-cell office:value-type="float" office:value="3">
            <text:p>3</text:p>
          </table:table-cell>
          <table:table-cell table:style-name="ce3" office:value-type="float" office:value="630">
            <text:p>630</text:p>
          </table:table-cell>
          <table:table-cell office:value-type="float" office:value="12.7050008278238">
            <text:p>12.7050008278</text:p>
          </table:table-cell>
          <table:table-cell office:value-type="float" office:value="37.9333333333333">
            <text:p>37.9333333333</text:p>
          </table:table-cell>
          <table:table-cell office:value-type="float" office:value="0.394005931103915">
            <text:p>0.3940059311</text:p>
          </table:table-cell>
          <table:table-cell office:value-type="float" office:value="1.59948398823399">
            <text:p>1.5994839882</text:p>
          </table:table-cell>
          <table:table-cell office:value-type="float" office:value="22">
            <text:p>22</text:p>
          </table:table-cell>
          <table:table-cell table:style-name="ce3" office:value-type="float" office:value="630">
            <text:p>630</text:p>
          </table:table-cell>
          <table:table-cell office:value-type="float" office:value="21.2219854773216">
            <text:p>21.2219854773</text:p>
          </table:table-cell>
          <table:table-cell office:value-type="float" office:value="14.9333333333333">
            <text:p>14.9333333333</text:p>
          </table:table-cell>
          <table:table-cell office:value-type="float" office:value="1.51996249866536">
            <text:p>1.5199624987</text:p>
          </table:table-cell>
          <table:table-cell office:value-type="float" office:value="1.18350529100529">
            <text:p>1.183505291</text:p>
          </table:table-cell>
          <table:table-cell office:value-type="float" office:value="4">
            <text:p>4</text:p>
          </table:table-cell>
          <table:table-cell table:style-name="ce3" office:value-type="float" office:value="630">
            <text:p>630</text:p>
          </table:table-cell>
          <table:table-cell office:value-type="float" office:value="16.814796710254">
            <text:p>16.8147967103</text:p>
          </table:table-cell>
          <table:table-cell office:value-type="float" office:value="37.6">
            <text:p>37.6</text:p>
          </table:table-cell>
          <table:table-cell office:value-type="float" office:value="0.50434299776365">
            <text:p>0.5043429978</text:p>
          </table:table-cell>
          <table:table-cell office:value-type="float" office:value="1.46230173850917">
            <text:p>1.462301738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635">
            <text:p>635</text:p>
          </table:table-cell>
          <table:table-cell office:value-type="float" office:value="10.4003425167024">
            <text:p>10.4003425167</text:p>
          </table:table-cell>
          <table:table-cell office:value-type="float" office:value="25.0666666666667">
            <text:p>25.0666666667</text:p>
          </table:table-cell>
          <table:table-cell office:value-type="float" office:value="0.492093174712951">
            <text:p>0.4920931747</text:p>
          </table:table-cell>
          <table:table-cell office:value-type="float" office:value="1.33723591223591">
            <text:p>1.3372359122</text:p>
          </table:table-cell>
          <table:table-cell office:value-type="float" office:value="3">
            <text:p>3</text:p>
          </table:table-cell>
          <table:table-cell table:style-name="ce3" office:value-type="float" office:value="635">
            <text:p>635</text:p>
          </table:table-cell>
          <table:table-cell office:value-type="float" office:value="12.7050008278238">
            <text:p>12.7050008278</text:p>
          </table:table-cell>
          <table:table-cell office:value-type="float" office:value="37.8">
            <text:p>37.8</text:p>
          </table:table-cell>
          <table:table-cell office:value-type="float" office:value="0.395044227008364">
            <text:p>0.395044227</text:p>
          </table:table-cell>
          <table:table-cell office:value-type="float" office:value="1.59488081363081">
            <text:p>1.5948808136</text:p>
          </table:table-cell>
          <table:table-cell office:value-type="float" office:value="22">
            <text:p>22</text:p>
          </table:table-cell>
          <table:table-cell table:style-name="ce3" office:value-type="float" office:value="635">
            <text:p>635</text:p>
          </table:table-cell>
          <table:table-cell office:value-type="float" office:value="21.2219854773216">
            <text:p>21.2219854773</text:p>
          </table:table-cell>
          <table:table-cell office:value-type="float" office:value="14.9333333333333">
            <text:p>14.9333333333</text:p>
          </table:table-cell>
          <table:table-cell office:value-type="float" office:value="1.51996249866536">
            <text:p>1.5199624987</text:p>
          </table:table-cell>
          <table:table-cell office:value-type="float" office:value="1.18350529100529">
            <text:p>1.183505291</text:p>
          </table:table-cell>
          <table:table-cell office:value-type="float" office:value="4">
            <text:p>4</text:p>
          </table:table-cell>
          <table:table-cell table:style-name="ce3" office:value-type="float" office:value="635">
            <text:p>635</text:p>
          </table:table-cell>
          <table:table-cell office:value-type="float" office:value="16.814796710254">
            <text:p>16.8147967103</text:p>
          </table:table-cell>
          <table:table-cell office:value-type="float" office:value="37.6">
            <text:p>37.6</text:p>
          </table:table-cell>
          <table:table-cell office:value-type="float" office:value="0.50434299776365">
            <text:p>0.5043429978</text:p>
          </table:table-cell>
          <table:table-cell office:value-type="float" office:value="1.46230173850917">
            <text:p>1.462301738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640">
            <text:p>640</text:p>
          </table:table-cell>
          <table:table-cell office:value-type="float" office:value="10.4042502192884">
            <text:p>10.4042502193</text:p>
          </table:table-cell>
          <table:table-cell office:value-type="float" office:value="25.0666666666667">
            <text:p>25.0666666667</text:p>
          </table:table-cell>
          <table:table-cell office:value-type="float" office:value="0.491460494693625">
            <text:p>0.4914604947</text:p>
          </table:table-cell>
          <table:table-cell office:value-type="float" office:value="1.33985495985496">
            <text:p>1.3398549599</text:p>
          </table:table-cell>
          <table:table-cell office:value-type="float" office:value="3">
            <text:p>3</text:p>
          </table:table-cell>
          <table:table-cell table:style-name="ce3" office:value-type="float" office:value="640">
            <text:p>640</text:p>
          </table:table-cell>
          <table:table-cell office:value-type="float" office:value="12.7143338438346">
            <text:p>12.7143338438</text:p>
          </table:table-cell>
          <table:table-cell office:value-type="float" office:value="37.8666666666667">
            <text:p>37.8666666667</text:p>
          </table:table-cell>
          <table:table-cell office:value-type="float" office:value="0.39255332102996">
            <text:p>0.392553321</text:p>
          </table:table-cell>
          <table:table-cell office:value-type="float" office:value="1.61167973366503">
            <text:p>1.6116797337</text:p>
          </table:table-cell>
          <table:table-cell office:value-type="float" office:value="22">
            <text:p>22</text:p>
          </table:table-cell>
          <table:table-cell table:style-name="ce3" office:value-type="float" office:value="640">
            <text:p>640</text:p>
          </table:table-cell>
          <table:table-cell office:value-type="float" office:value="21.2219854773216">
            <text:p>21.2219854773</text:p>
          </table:table-cell>
          <table:table-cell office:value-type="float" office:value="14.9333333333333">
            <text:p>14.9333333333</text:p>
          </table:table-cell>
          <table:table-cell office:value-type="float" office:value="1.51996249866536">
            <text:p>1.5199624987</text:p>
          </table:table-cell>
          <table:table-cell office:value-type="float" office:value="1.18350529100529">
            <text:p>1.183505291</text:p>
          </table:table-cell>
          <table:table-cell office:value-type="float" office:value="4">
            <text:p>4</text:p>
          </table:table-cell>
          <table:table-cell table:style-name="ce3" office:value-type="float" office:value="640">
            <text:p>640</text:p>
          </table:table-cell>
          <table:table-cell office:value-type="float" office:value="16.814796710254">
            <text:p>16.8147967103</text:p>
          </table:table-cell>
          <table:table-cell office:value-type="float" office:value="37.0666666666667">
            <text:p>37.0666666667</text:p>
          </table:table-cell>
          <table:table-cell office:value-type="float" office:value="0.510355098923706">
            <text:p>0.5103550989</text:p>
          </table:table-cell>
          <table:table-cell office:value-type="float" office:value="1.45193882141251">
            <text:p>1.4519388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645">
            <text:p>645</text:p>
          </table:table-cell>
          <table:table-cell office:value-type="float" office:value="10.4042502192884">
            <text:p>10.4042502193</text:p>
          </table:table-cell>
          <table:table-cell office:value-type="float" office:value="24.9333333333333">
            <text:p>24.9333333333</text:p>
          </table:table-cell>
          <table:table-cell office:value-type="float" office:value="0.492786748815286">
            <text:p>0.4927867488</text:p>
          </table:table-cell>
          <table:table-cell office:value-type="float" office:value="1.33808728308728">
            <text:p>1.3380872831</text:p>
          </table:table-cell>
          <table:table-cell office:value-type="float" office:value="3">
            <text:p>3</text:p>
          </table:table-cell>
          <table:table-cell table:style-name="ce3" office:value-type="float" office:value="645">
            <text:p>645</text:p>
          </table:table-cell>
          <table:table-cell office:value-type="float" office:value="12.7143338438346">
            <text:p>12.7143338438</text:p>
          </table:table-cell>
          <table:table-cell office:value-type="float" office:value="37.8">
            <text:p>37.8</text:p>
          </table:table-cell>
          <table:table-cell office:value-type="float" office:value="0.393525318846121">
            <text:p>0.3935253188</text:p>
          </table:table-cell>
          <table:table-cell office:value-type="float" office:value="1.60834640033169">
            <text:p>1.6083464003</text:p>
          </table:table-cell>
          <table:table-cell office:value-type="float" office:value="22">
            <text:p>22</text:p>
          </table:table-cell>
          <table:table-cell table:style-name="ce3" office:value-type="float" office:value="645">
            <text:p>645</text:p>
          </table:table-cell>
          <table:table-cell office:value-type="float" office:value="21.2219854773216">
            <text:p>21.2219854773</text:p>
          </table:table-cell>
          <table:table-cell office:value-type="float" office:value="14.8666666666667">
            <text:p>14.8666666667</text:p>
          </table:table-cell>
          <table:table-cell office:value-type="float" office:value="1.52439287705179">
            <text:p>1.5243928771</text:p>
          </table:table-cell>
          <table:table-cell office:value-type="float" office:value="1.18509259259259">
            <text:p>1.1850925926</text:p>
          </table:table-cell>
          <table:table-cell office:value-type="float" office:value="4">
            <text:p>4</text:p>
          </table:table-cell>
          <table:table-cell table:style-name="ce3" office:value-type="float" office:value="645">
            <text:p>645</text:p>
          </table:table-cell>
          <table:table-cell office:value-type="float" office:value="16.814796710254">
            <text:p>16.8147967103</text:p>
          </table:table-cell>
          <table:table-cell office:value-type="float" office:value="36.8">
            <text:p>36.8</text:p>
          </table:table-cell>
          <table:table-cell office:value-type="float" office:value="0.514180417244908">
            <text:p>0.5141804172</text:p>
          </table:table-cell>
          <table:table-cell office:value-type="float" office:value="1.449861315585">
            <text:p>1.449861315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650">
            <text:p>650</text:p>
          </table:table-cell>
          <table:table-cell office:value-type="float" office:value="10.4042502192884">
            <text:p>10.4042502193</text:p>
          </table:table-cell>
          <table:table-cell office:value-type="float" office:value="24.8666666666667">
            <text:p>24.8666666667</text:p>
          </table:table-cell>
          <table:table-cell office:value-type="float" office:value="0.493099156041555">
            <text:p>0.493099156</text:p>
          </table:table-cell>
          <table:table-cell office:value-type="float" office:value="1.34043771043771">
            <text:p>1.3404377104</text:p>
          </table:table-cell>
          <table:table-cell office:value-type="float" office:value="3">
            <text:p>3</text:p>
          </table:table-cell>
          <table:table-cell table:style-name="ce3" office:value-type="float" office:value="650">
            <text:p>650</text:p>
          </table:table-cell>
          <table:table-cell office:value-type="float" office:value="12.7157062348602">
            <text:p>12.7157062349</text:p>
          </table:table-cell>
          <table:table-cell office:value-type="float" office:value="37.7333333333333">
            <text:p>37.7333333333</text:p>
          </table:table-cell>
          <table:table-cell office:value-type="float" office:value="0.394215537052687">
            <text:p>0.3942155371</text:p>
          </table:table-cell>
          <table:table-cell office:value-type="float" office:value="1.61399963598493">
            <text:p>1.613999636</text:p>
          </table:table-cell>
          <table:table-cell office:value-type="float" office:value="22">
            <text:p>22</text:p>
          </table:table-cell>
          <table:table-cell table:style-name="ce3" office:value-type="float" office:value="650">
            <text:p>650</text:p>
          </table:table-cell>
          <table:table-cell office:value-type="float" office:value="21.2219854773216">
            <text:p>21.2219854773</text:p>
          </table:table-cell>
          <table:table-cell office:value-type="float" office:value="14.8666666666667">
            <text:p>14.8666666667</text:p>
          </table:table-cell>
          <table:table-cell office:value-type="float" office:value="1.52439287705179">
            <text:p>1.5243928771</text:p>
          </table:table-cell>
          <table:table-cell office:value-type="float" office:value="1.18509259259259">
            <text:p>1.1850925926</text:p>
          </table:table-cell>
          <table:table-cell office:value-type="float" office:value="4">
            <text:p>4</text:p>
          </table:table-cell>
          <table:table-cell table:style-name="ce3" office:value-type="float" office:value="650">
            <text:p>650</text:p>
          </table:table-cell>
          <table:table-cell office:value-type="float" office:value="16.814796710254">
            <text:p>16.8147967103</text:p>
          </table:table-cell>
          <table:table-cell office:value-type="float" office:value="36.6666666666667">
            <text:p>36.6666666667</text:p>
          </table:table-cell>
          <table:table-cell office:value-type="float" office:value="0.515861458520527">
            <text:p>0.5158614585</text:p>
          </table:table-cell>
          <table:table-cell office:value-type="float" office:value="1.44799165746534">
            <text:p>1.447991657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655">
            <text:p>655</text:p>
          </table:table-cell>
          <table:table-cell office:value-type="float" office:value="10.4099135697603">
            <text:p>10.4099135698</text:p>
          </table:table-cell>
          <table:table-cell office:value-type="float" office:value="24.8">
            <text:p>24.8</text:p>
          </table:table-cell>
          <table:table-cell office:value-type="float" office:value="0.492691058553538">
            <text:p>0.4926910586</text:p>
          </table:table-cell>
          <table:table-cell office:value-type="float" office:value="1.30839466089466">
            <text:p>1.3083946609</text:p>
          </table:table-cell>
          <table:table-cell office:value-type="float" office:value="3">
            <text:p>3</text:p>
          </table:table-cell>
          <table:table-cell table:style-name="ce3" office:value-type="float" office:value="655">
            <text:p>655</text:p>
          </table:table-cell>
          <table:table-cell office:value-type="float" office:value="12.7157062348602">
            <text:p>12.7157062349</text:p>
          </table:table-cell>
          <table:table-cell office:value-type="float" office:value="37.6">
            <text:p>37.6</text:p>
          </table:table-cell>
          <table:table-cell office:value-type="float" office:value="0.394884642102323">
            <text:p>0.3948846421</text:p>
          </table:table-cell>
          <table:table-cell office:value-type="float" office:value="1.62276795100325">
            <text:p>1.622767951</text:p>
          </table:table-cell>
          <table:table-cell office:value-type="float" office:value="22">
            <text:p>22</text:p>
          </table:table-cell>
          <table:table-cell table:style-name="ce3" office:value-type="float" office:value="655">
            <text:p>655</text:p>
          </table:table-cell>
          <table:table-cell office:value-type="float" office:value="21.2219854773216">
            <text:p>21.2219854773</text:p>
          </table:table-cell>
          <table:table-cell office:value-type="float" office:value="14.8666666666667">
            <text:p>14.8666666667</text:p>
          </table:table-cell>
          <table:table-cell office:value-type="float" office:value="1.52439287705179">
            <text:p>1.5243928771</text:p>
          </table:table-cell>
          <table:table-cell office:value-type="float" office:value="1.18509259259259">
            <text:p>1.1850925926</text:p>
          </table:table-cell>
          <table:table-cell office:value-type="float" office:value="4">
            <text:p>4</text:p>
          </table:table-cell>
          <table:table-cell table:style-name="ce3" office:value-type="float" office:value="655">
            <text:p>655</text:p>
          </table:table-cell>
          <table:table-cell office:value-type="float" office:value="16.8237527210625">
            <text:p>16.8237527211</text:p>
          </table:table-cell>
          <table:table-cell office:value-type="float" office:value="36.6666666666667">
            <text:p>36.6666666667</text:p>
          </table:table-cell>
          <table:table-cell office:value-type="float" office:value="0.516405255173922">
            <text:p>0.5164052552</text:p>
          </table:table-cell>
          <table:table-cell office:value-type="float" office:value="1.43647791321166">
            <text:p>1.436477913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660">
            <text:p>660</text:p>
          </table:table-cell>
          <table:table-cell office:value-type="float" office:value="10.4099135697603">
            <text:p>10.4099135698</text:p>
          </table:table-cell>
          <table:table-cell office:value-type="float" office:value="24.6">
            <text:p>24.6</text:p>
          </table:table-cell>
          <table:table-cell office:value-type="float" office:value="0.501032266708804">
            <text:p>0.5010322667</text:p>
          </table:table-cell>
          <table:table-cell office:value-type="float" office:value="1.30561688311688">
            <text:p>1.3056168831</text:p>
          </table:table-cell>
          <table:table-cell office:value-type="float" office:value="3">
            <text:p>3</text:p>
          </table:table-cell>
          <table:table-cell table:style-name="ce3" office:value-type="float" office:value="660">
            <text:p>660</text:p>
          </table:table-cell>
          <table:table-cell office:value-type="float" office:value="12.7157062348602">
            <text:p>12.7157062349</text:p>
          </table:table-cell>
          <table:table-cell office:value-type="float" office:value="37.0666666666667">
            <text:p>37.0666666667</text:p>
          </table:table-cell>
          <table:table-cell office:value-type="float" office:value="0.39786370115248">
            <text:p>0.3978637012</text:p>
          </table:table-cell>
          <table:table-cell office:value-type="float" office:value="1.59454987278517">
            <text:p>1.5945498728</text:p>
          </table:table-cell>
          <table:table-cell office:value-type="float" office:value="22">
            <text:p>22</text:p>
          </table:table-cell>
          <table:table-cell table:style-name="ce3" office:value-type="float" office:value="660">
            <text:p>660</text:p>
          </table:table-cell>
          <table:table-cell office:value-type="float" office:value="21.2219854773216">
            <text:p>21.2219854773</text:p>
          </table:table-cell>
          <table:table-cell office:value-type="float" office:value="14.8666666666667">
            <text:p>14.8666666667</text:p>
          </table:table-cell>
          <table:table-cell office:value-type="float" office:value="1.52439287705179">
            <text:p>1.5243928771</text:p>
          </table:table-cell>
          <table:table-cell office:value-type="float" office:value="1.18509259259259">
            <text:p>1.1850925926</text:p>
          </table:table-cell>
          <table:table-cell office:value-type="float" office:value="4">
            <text:p>4</text:p>
          </table:table-cell>
          <table:table-cell table:style-name="ce3" office:value-type="float" office:value="660">
            <text:p>660</text:p>
          </table:table-cell>
          <table:table-cell office:value-type="float" office:value="16.8298060894001">
            <text:p>16.8298060894</text:p>
          </table:table-cell>
          <table:table-cell office:value-type="float" office:value="37">
            <text:p>37</text:p>
          </table:table-cell>
          <table:table-cell office:value-type="float" office:value="0.514277297364696">
            <text:p>0.5142772974</text:p>
          </table:table-cell>
          <table:table-cell office:value-type="float" office:value="1.46716283258079">
            <text:p>1.467162832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665">
            <text:p>665</text:p>
          </table:table-cell>
          <table:table-cell office:value-type="float" office:value="10.4099135697603">
            <text:p>10.4099135698</text:p>
          </table:table-cell>
          <table:table-cell office:value-type="float" office:value="24.4">
            <text:p>24.4</text:p>
          </table:table-cell>
          <table:table-cell office:value-type="float" office:value="0.502370217855072">
            <text:p>0.5023702179</text:p>
          </table:table-cell>
          <table:table-cell office:value-type="float" office:value="1.29814213564214">
            <text:p>1.2981421356</text:p>
          </table:table-cell>
          <table:table-cell office:value-type="float" office:value="3">
            <text:p>3</text:p>
          </table:table-cell>
          <table:table-cell table:style-name="ce3" office:value-type="float" office:value="665">
            <text:p>665</text:p>
          </table:table-cell>
          <table:table-cell office:value-type="float" office:value="12.7157062348602">
            <text:p>12.7157062349</text:p>
          </table:table-cell>
          <table:table-cell office:value-type="float" office:value="36.8">
            <text:p>36.8</text:p>
          </table:table-cell>
          <table:table-cell office:value-type="float" office:value="0.399804003653427">
            <text:p>0.3998040037</text:p>
          </table:table-cell>
          <table:table-cell office:value-type="float" office:value="1.59691382691383">
            <text:p>1.5969138269</text:p>
          </table:table-cell>
          <table:table-cell office:value-type="float" office:value="22">
            <text:p>22</text:p>
          </table:table-cell>
          <table:table-cell table:style-name="ce3" office:value-type="float" office:value="665">
            <text:p>665</text:p>
          </table:table-cell>
          <table:table-cell office:value-type="float" office:value="21.2219854773216">
            <text:p>21.2219854773</text:p>
          </table:table-cell>
          <table:table-cell office:value-type="float" office:value="14.8">
            <text:p>14.8</text:p>
          </table:table-cell>
          <table:table-cell office:value-type="float" office:value="1.5300046896746">
            <text:p>1.5300046897</text:p>
          </table:table-cell>
          <table:table-cell office:value-type="float" office:value="1.17953703703704">
            <text:p>1.179537037</text:p>
          </table:table-cell>
          <table:table-cell office:value-type="float" office:value="4">
            <text:p>4</text:p>
          </table:table-cell>
          <table:table-cell table:style-name="ce3" office:value-type="float" office:value="665">
            <text:p>665</text:p>
          </table:table-cell>
          <table:table-cell office:value-type="float" office:value="16.8323996068129">
            <text:p>16.8323996068</text:p>
          </table:table-cell>
          <table:table-cell office:value-type="float" office:value="38.4666666666667">
            <text:p>38.4666666667</text:p>
          </table:table-cell>
          <table:table-cell office:value-type="float" office:value="0.504761414409776">
            <text:p>0.5047614144</text:p>
          </table:table-cell>
          <table:table-cell office:value-type="float" office:value="1.52036796078592">
            <text:p>1.520367960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float" office:value="670">
            <text:p>670</text:p>
          </table:table-cell>
          <table:table-cell office:value-type="float" office:value="10.4099135697603">
            <text:p>10.4099135698</text:p>
          </table:table-cell>
          <table:table-cell office:value-type="float" office:value="24.2">
            <text:p>24.2</text:p>
          </table:table-cell>
          <table:table-cell office:value-type="float" office:value="0.504638172534604">
            <text:p>0.5046381725</text:p>
          </table:table-cell>
          <table:table-cell office:value-type="float" office:value="1.31386724386724">
            <text:p>1.3138672439</text:p>
          </table:table-cell>
          <table:table-cell office:value-type="float" office:value="3">
            <text:p>3</text:p>
          </table:table-cell>
          <table:table-cell table:style-name="ce3" office:value-type="float" office:value="670">
            <text:p>670</text:p>
          </table:table-cell>
          <table:table-cell office:value-type="float" office:value="12.7157062348602">
            <text:p>12.7157062349</text:p>
          </table:table-cell>
          <table:table-cell office:value-type="float" office:value="36.5333333333333">
            <text:p>36.5333333333</text:p>
          </table:table-cell>
          <table:table-cell office:value-type="float" office:value="0.400822392625183">
            <text:p>0.4008223926</text:p>
          </table:table-cell>
          <table:table-cell office:value-type="float" office:value="1.5865330965331">
            <text:p>1.5865330965</text:p>
          </table:table-cell>
          <table:table-cell office:value-type="float" office:value="22">
            <text:p>22</text:p>
          </table:table-cell>
          <table:table-cell table:style-name="ce3" office:value-type="float" office:value="670">
            <text:p>670</text:p>
          </table:table-cell>
          <table:table-cell office:value-type="float" office:value="21.2219854773216">
            <text:p>21.2219854773</text:p>
          </table:table-cell>
          <table:table-cell office:value-type="float" office:value="14.6666666666667">
            <text:p>14.6666666667</text:p>
          </table:table-cell>
          <table:table-cell office:value-type="float" office:value="1.54763986527092">
            <text:p>1.5476398653</text:p>
          </table:table-cell>
          <table:table-cell office:value-type="float" office:value="1.18">
            <text:p>1.18</text:p>
          </table:table-cell>
          <table:table-cell office:value-type="float" office:value="4">
            <text:p>4</text:p>
          </table:table-cell>
          <table:table-cell table:style-name="ce3" office:value-type="float" office:value="670">
            <text:p>670</text:p>
          </table:table-cell>
          <table:table-cell office:value-type="float" office:value="16.8323996068129">
            <text:p>16.8323996068</text:p>
          </table:table-cell>
          <table:table-cell office:value-type="float" office:value="38.3333333333333">
            <text:p>38.3333333333</text:p>
          </table:table-cell>
          <table:table-cell office:value-type="float" office:value="0.505385165248418">
            <text:p>0.5053851652</text:p>
          </table:table-cell>
          <table:table-cell office:value-type="float" office:value="1.51653024148767">
            <text:p>1.516530241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style-name="ce3" office:value-type="float" office:value="675">
            <text:p>675</text:p>
          </table:table-cell>
          <table:table-cell office:value-type="float" office:value="10.4099135697603">
            <text:p>10.4099135698</text:p>
          </table:table-cell>
          <table:table-cell office:value-type="float" office:value="24.1333333333333">
            <text:p>24.1333333333</text:p>
          </table:table-cell>
          <table:table-cell office:value-type="float" office:value="0.505438498297675">
            <text:p>0.5054384983</text:p>
          </table:table-cell>
          <table:table-cell office:value-type="float" office:value="1.30730158730159">
            <text:p>1.3073015873</text:p>
          </table:table-cell>
          <table:table-cell office:value-type="float" office:value="22">
            <text:p>22</text:p>
          </table:table-cell>
          <table:table-cell table:style-name="ce3" office:value-type="float" office:value="675">
            <text:p>675</text:p>
          </table:table-cell>
          <table:table-cell office:value-type="float" office:value="12.7244039460727">
            <text:p>12.7244039461</text:p>
          </table:table-cell>
          <table:table-cell office:value-type="float" office:value="37.2">
            <text:p>37.2</text:p>
          </table:table-cell>
          <table:table-cell office:value-type="float" office:value="0.397451685083478">
            <text:p>0.3974516851</text:p>
          </table:table-cell>
          <table:table-cell office:value-type="float" office:value="1.61567025567026">
            <text:p>1.6156702557</text:p>
          </table:table-cell>
          <table:table-cell office:value-type="float" office:value="22">
            <text:p>22</text:p>
          </table:table-cell>
          <table:table-cell table:style-name="ce3" office:value-type="float" office:value="675">
            <text:p>675</text:p>
          </table:table-cell>
          <table:table-cell office:value-type="float" office:value="21.2219854773216">
            <text:p>21.2219854773</text:p>
          </table:table-cell>
          <table:table-cell office:value-type="float" office:value="14.6">
            <text:p>14.6</text:p>
          </table:table-cell>
          <table:table-cell office:value-type="float" office:value="1.55015839586166">
            <text:p>1.5501583959</text:p>
          </table:table-cell>
          <table:table-cell office:value-type="float" office:value="1.18666666666667">
            <text:p>1.1866666667</text:p>
          </table:table-cell>
          <table:table-cell office:value-type="float" office:value="4">
            <text:p>4</text:p>
          </table:table-cell>
          <table:table-cell table:style-name="ce3" office:value-type="float" office:value="675">
            <text:p>675</text:p>
          </table:table-cell>
          <table:table-cell office:value-type="float" office:value="16.8323996068129">
            <text:p>16.8323996068</text:p>
          </table:table-cell>
          <table:table-cell office:value-type="float" office:value="37.9333333333333">
            <text:p>37.9333333333</text:p>
          </table:table-cell>
          <table:table-cell office:value-type="float" office:value="0.508522377367158">
            <text:p>0.5085223774</text:p>
          </table:table-cell>
          <table:table-cell office:value-type="float" office:value="1.49895966391709">
            <text:p>1.498959663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style-name="ce3" office:value-type="float" office:value="680">
            <text:p>680</text:p>
          </table:table-cell>
          <table:table-cell office:value-type="float" office:value="10.4102718644387">
            <text:p>10.4102718644</text:p>
          </table:table-cell>
          <table:table-cell office:value-type="float" office:value="24.1333333333333">
            <text:p>24.1333333333</text:p>
          </table:table-cell>
          <table:table-cell office:value-type="float" office:value="0.505607500273856">
            <text:p>0.5056075003</text:p>
          </table:table-cell>
          <table:table-cell office:value-type="float" office:value="1.31940476190476">
            <text:p>1.3194047619</text:p>
          </table:table-cell>
          <table:table-cell office:value-type="float" office:value="22">
            <text:p>22</text:p>
          </table:table-cell>
          <table:table-cell table:style-name="ce3" office:value-type="float" office:value="680">
            <text:p>680</text:p>
          </table:table-cell>
          <table:table-cell office:value-type="float" office:value="12.7244039460727">
            <text:p>12.7244039461</text:p>
          </table:table-cell>
          <table:table-cell office:value-type="float" office:value="36.9333333333333">
            <text:p>36.9333333333</text:p>
          </table:table-cell>
          <table:table-cell office:value-type="float" office:value="0.398758174192896">
            <text:p>0.3987581742</text:p>
          </table:table-cell>
          <table:table-cell office:value-type="float" office:value="1.60200503200503">
            <text:p>1.602005032</text:p>
          </table:table-cell>
          <table:table-cell office:value-type="float" office:value="22">
            <text:p>22</text:p>
          </table:table-cell>
          <table:table-cell table:style-name="ce3" office:value-type="float" office:value="680">
            <text:p>680</text:p>
          </table:table-cell>
          <table:table-cell office:value-type="float" office:value="21.2219854773216">
            <text:p>21.2219854773</text:p>
          </table:table-cell>
          <table:table-cell office:value-type="float" office:value="14.6">
            <text:p>14.6</text:p>
          </table:table-cell>
          <table:table-cell office:value-type="float" office:value="1.55015839586166">
            <text:p>1.5501583959</text:p>
          </table:table-cell>
          <table:table-cell office:value-type="float" office:value="1.18666666666667">
            <text:p>1.1866666667</text:p>
          </table:table-cell>
          <table:table-cell office:value-type="float" office:value="4">
            <text:p>4</text:p>
          </table:table-cell>
          <table:table-cell table:style-name="ce3" office:value-type="float" office:value="680">
            <text:p>680</text:p>
          </table:table-cell>
          <table:table-cell office:value-type="float" office:value="16.8323996068129">
            <text:p>16.8323996068</text:p>
          </table:table-cell>
          <table:table-cell office:value-type="float" office:value="37.2666666666667">
            <text:p>37.2666666667</text:p>
          </table:table-cell>
          <table:table-cell office:value-type="float" office:value="0.512537700643341">
            <text:p>0.5125377006</text:p>
          </table:table-cell>
          <table:table-cell office:value-type="float" office:value="1.48044340893025">
            <text:p>1.480443408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style-name="ce3" office:value-type="float" office:value="685">
            <text:p>685</text:p>
          </table:table-cell>
          <table:table-cell office:value-type="float" office:value="10.4147187852076">
            <text:p>10.4147187852</text:p>
          </table:table-cell>
          <table:table-cell office:value-type="float" office:value="24.3333333333333">
            <text:p>24.3333333333</text:p>
          </table:table-cell>
          <table:table-cell office:value-type="float" office:value="0.498995714102368">
            <text:p>0.4989957141</text:p>
          </table:table-cell>
          <table:table-cell office:value-type="float" office:value="1.32585978835979">
            <text:p>1.3258597884</text:p>
          </table:table-cell>
          <table:table-cell office:value-type="float" office:value="22">
            <text:p>22</text:p>
          </table:table-cell>
          <table:table-cell table:style-name="ce3" office:value-type="float" office:value="685">
            <text:p>685</text:p>
          </table:table-cell>
          <table:table-cell office:value-type="float" office:value="12.7303435991969">
            <text:p>12.7303435992</text:p>
          </table:table-cell>
          <table:table-cell office:value-type="float" office:value="37">
            <text:p>37</text:p>
          </table:table-cell>
          <table:table-cell office:value-type="float" office:value="0.398004664006817">
            <text:p>0.398004664</text:p>
          </table:table-cell>
          <table:table-cell office:value-type="float" office:value="1.61989824989825">
            <text:p>1.6198982499</text:p>
          </table:table-cell>
          <table:table-cell office:value-type="float" office:value="22">
            <text:p>22</text:p>
          </table:table-cell>
          <table:table-cell table:style-name="ce3" office:value-type="float" office:value="685">
            <text:p>685</text:p>
          </table:table-cell>
          <table:table-cell office:value-type="float" office:value="21.2219854773216">
            <text:p>21.2219854773</text:p>
          </table:table-cell>
          <table:table-cell office:value-type="float" office:value="14.6">
            <text:p>14.6</text:p>
          </table:table-cell>
          <table:table-cell office:value-type="float" office:value="1.55015839586166">
            <text:p>1.5501583959</text:p>
          </table:table-cell>
          <table:table-cell office:value-type="float" office:value="1.18666666666667">
            <text:p>1.1866666667</text:p>
          </table:table-cell>
          <table:table-cell office:value-type="float" office:value="4">
            <text:p>4</text:p>
          </table:table-cell>
          <table:table-cell table:style-name="ce3" office:value-type="float" office:value="685">
            <text:p>685</text:p>
          </table:table-cell>
          <table:table-cell office:value-type="float" office:value="16.8329661878667">
            <text:p>16.8329661879</text:p>
          </table:table-cell>
          <table:table-cell office:value-type="float" office:value="36.8666666666667">
            <text:p>36.8666666667</text:p>
          </table:table-cell>
          <table:table-cell office:value-type="float" office:value="0.514017668242366">
            <text:p>0.5140176682</text:p>
          </table:table-cell>
          <table:table-cell office:value-type="float" office:value="1.46664049887734">
            <text:p>1.466640498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style-name="ce3" office:value-type="float" office:value="690">
            <text:p>690</text:p>
          </table:table-cell>
          <table:table-cell office:value-type="float" office:value="10.4147187852076">
            <text:p>10.4147187852</text:p>
          </table:table-cell>
          <table:table-cell office:value-type="float" office:value="24.2666666666667">
            <text:p>24.2666666667</text:p>
          </table:table-cell>
          <table:table-cell office:value-type="float" office:value="0.499786633571577">
            <text:p>0.4997866336</text:p>
          </table:table-cell>
          <table:table-cell office:value-type="float" office:value="1.32282948532949">
            <text:p>1.3228294853</text:p>
          </table:table-cell>
          <table:table-cell office:value-type="float" office:value="22">
            <text:p>22</text:p>
          </table:table-cell>
          <table:table-cell table:style-name="ce3" office:value-type="float" office:value="690">
            <text:p>690</text:p>
          </table:table-cell>
          <table:table-cell office:value-type="float" office:value="12.7303435991969">
            <text:p>12.7303435992</text:p>
          </table:table-cell>
          <table:table-cell office:value-type="float" office:value="36.9333333333333">
            <text:p>36.9333333333</text:p>
          </table:table-cell>
          <table:table-cell office:value-type="float" office:value="0.398709581726213">
            <text:p>0.3987095817</text:p>
          </table:table-cell>
          <table:table-cell office:value-type="float" office:value="1.61686794686795">
            <text:p>1.6168679469</text:p>
          </table:table-cell>
          <table:table-cell office:value-type="float" office:value="22">
            <text:p>22</text:p>
          </table:table-cell>
          <table:table-cell table:style-name="ce3" office:value-type="float" office:value="690">
            <text:p>690</text:p>
          </table:table-cell>
          <table:table-cell office:value-type="float" office:value="21.2219854773216">
            <text:p>21.2219854773</text:p>
          </table:table-cell>
          <table:table-cell office:value-type="float" office:value="14.5333333333333">
            <text:p>14.5333333333</text:p>
          </table:table-cell>
          <table:table-cell office:value-type="float" office:value="1.55749692006072">
            <text:p>1.5574969201</text:p>
          </table:table-cell>
          <table:table-cell office:value-type="float" office:value="1.18777777777778">
            <text:p>1.1877777778</text:p>
          </table:table-cell>
          <table:table-cell office:value-type="float" office:value="4">
            <text:p>4</text:p>
          </table:table-cell>
          <table:table-cell table:style-name="ce3" office:value-type="float" office:value="690">
            <text:p>690</text:p>
          </table:table-cell>
          <table:table-cell office:value-type="float" office:value="16.8356890391614">
            <text:p>16.8356890392</text:p>
          </table:table-cell>
          <table:table-cell office:value-type="float" office:value="37.0666666666667">
            <text:p>37.0666666667</text:p>
          </table:table-cell>
          <table:table-cell office:value-type="float" office:value="0.514764680173992">
            <text:p>0.5147646802</text:p>
          </table:table-cell>
          <table:table-cell office:value-type="float" office:value="1.47043726571759">
            <text:p>1.470437265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style-name="ce3" office:value-type="float" office:value="695">
            <text:p>695</text:p>
          </table:table-cell>
          <table:table-cell office:value-type="float" office:value="10.4147187852076">
            <text:p>10.4147187852</text:p>
          </table:table-cell>
          <table:table-cell office:value-type="float" office:value="24.0666666666667">
            <text:p>24.0666666667</text:p>
          </table:table-cell>
          <table:table-cell office:value-type="float" office:value="0.505182521144461">
            <text:p>0.5051825211</text:p>
          </table:table-cell>
          <table:table-cell office:value-type="float" office:value="1.31027537277537">
            <text:p>1.3102753728</text:p>
          </table:table-cell>
          <table:table-cell office:value-type="float" office:value="22">
            <text:p>22</text:p>
          </table:table-cell>
          <table:table-cell table:style-name="ce3" office:value-type="float" office:value="695">
            <text:p>695</text:p>
          </table:table-cell>
          <table:table-cell office:value-type="float" office:value="12.7303435991969">
            <text:p>12.7303435992</text:p>
          </table:table-cell>
          <table:table-cell office:value-type="float" office:value="36.8">
            <text:p>36.8</text:p>
          </table:table-cell>
          <table:table-cell office:value-type="float" office:value="0.400328455309986">
            <text:p>0.4003284553</text:p>
          </table:table-cell>
          <table:table-cell office:value-type="float" office:value="1.61978817478817">
            <text:p>1.6197881748</text:p>
          </table:table-cell>
          <table:table-cell office:value-type="float" office:value="22">
            <text:p>22</text:p>
          </table:table-cell>
          <table:table-cell table:style-name="ce3" office:value-type="float" office:value="695">
            <text:p>695</text:p>
          </table:table-cell>
          <table:table-cell office:value-type="float" office:value="21.2219854773216">
            <text:p>21.2219854773</text:p>
          </table:table-cell>
          <table:table-cell office:value-type="float" office:value="14.5333333333333">
            <text:p>14.5333333333</text:p>
          </table:table-cell>
          <table:table-cell office:value-type="float" office:value="1.55749692006072">
            <text:p>1.5574969201</text:p>
          </table:table-cell>
          <table:table-cell office:value-type="float" office:value="1.18777777777778">
            <text:p>1.1877777778</text:p>
          </table:table-cell>
          <table:table-cell office:value-type="float" office:value="4">
            <text:p>4</text:p>
          </table:table-cell>
          <table:table-cell table:style-name="ce3" office:value-type="float" office:value="695">
            <text:p>695</text:p>
          </table:table-cell>
          <table:table-cell office:value-type="float" office:value="16.8356890391614">
            <text:p>16.8356890392</text:p>
          </table:table-cell>
          <table:table-cell office:value-type="float" office:value="36.7333333333333">
            <text:p>36.7333333333</text:p>
          </table:table-cell>
          <table:table-cell office:value-type="float" office:value="0.51776456518457">
            <text:p>0.5177645652</text:p>
          </table:table-cell>
          <table:table-cell office:value-type="float" office:value="1.46202456730489">
            <text:p>1.462024567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style-name="ce3" office:value-type="float" office:value="700">
            <text:p>700</text:p>
          </table:table-cell>
          <table:table-cell office:value-type="float" office:value="10.4147187852076">
            <text:p>10.4147187852</text:p>
          </table:table-cell>
          <table:table-cell office:value-type="float" office:value="23.8666666666667">
            <text:p>23.8666666667</text:p>
          </table:table-cell>
          <table:table-cell office:value-type="float" office:value="0.509306767236911">
            <text:p>0.5093067672</text:p>
          </table:table-cell>
          <table:table-cell office:value-type="float" office:value="1.3045214045214">
            <text:p>1.3045214045</text:p>
          </table:table-cell>
          <table:table-cell office:value-type="float" office:value="22">
            <text:p>22</text:p>
          </table:table-cell>
          <table:table-cell table:style-name="ce3" office:value-type="float" office:value="700">
            <text:p>700</text:p>
          </table:table-cell>
          <table:table-cell office:value-type="float" office:value="12.7303435991969">
            <text:p>12.7303435992</text:p>
          </table:table-cell>
          <table:table-cell office:value-type="float" office:value="36.4">
            <text:p>36.4</text:p>
          </table:table-cell>
          <table:table-cell office:value-type="float" office:value="0.403235190851327">
            <text:p>0.4032351909</text:p>
          </table:table-cell>
          <table:table-cell office:value-type="float" office:value="1.60699319199319">
            <text:p>1.606993192</text:p>
          </table:table-cell>
          <table:table-cell office:value-type="float" office:value="22">
            <text:p>22</text:p>
          </table:table-cell>
          <table:table-cell table:style-name="ce3" office:value-type="float" office:value="700">
            <text:p>700</text:p>
          </table:table-cell>
          <table:table-cell office:value-type="float" office:value="21.2219854773216">
            <text:p>21.2219854773</text:p>
          </table:table-cell>
          <table:table-cell office:value-type="float" office:value="14.4666666666667">
            <text:p>14.4666666667</text:p>
          </table:table-cell>
          <table:table-cell office:value-type="float" office:value="1.55997203788874">
            <text:p>1.5599720379</text:p>
          </table:table-cell>
          <table:table-cell office:value-type="float" office:value="1.18361111111111">
            <text:p>1.1836111111</text:p>
          </table:table-cell>
          <table:table-cell office:value-type="float" office:value="4">
            <text:p>4</text:p>
          </table:table-cell>
          <table:table-cell table:style-name="ce3" office:value-type="float" office:value="700">
            <text:p>700</text:p>
          </table:table-cell>
          <table:table-cell office:value-type="float" office:value="16.8382825565742">
            <text:p>16.8382825566</text:p>
          </table:table-cell>
          <table:table-cell office:value-type="float" office:value="36.6">
            <text:p>36.6</text:p>
          </table:table-cell>
          <table:table-cell office:value-type="float" office:value="0.51582545845592">
            <text:p>0.5158254585</text:p>
          </table:table-cell>
          <table:table-cell office:value-type="float" office:value="1.46750519921741">
            <text:p>1.467505199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style-name="ce3" office:value-type="float" office:value="705">
            <text:p>705</text:p>
          </table:table-cell>
          <table:table-cell office:value-type="float" office:value="10.4147187852076">
            <text:p>10.4147187852</text:p>
          </table:table-cell>
          <table:table-cell office:value-type="float" office:value="23.8">
            <text:p>23.8</text:p>
          </table:table-cell>
          <table:table-cell office:value-type="float" office:value="0.509678588343938">
            <text:p>0.5096785883</text:p>
          </table:table-cell>
          <table:table-cell office:value-type="float" office:value="1.29725644725645">
            <text:p>1.2972564473</text:p>
          </table:table-cell>
          <table:table-cell office:value-type="float" office:value="22">
            <text:p>22</text:p>
          </table:table-cell>
          <table:table-cell table:style-name="ce3" office:value-type="float" office:value="705">
            <text:p>705</text:p>
          </table:table-cell>
          <table:table-cell office:value-type="float" office:value="12.7323319988077">
            <text:p>12.7323319988</text:p>
          </table:table-cell>
          <table:table-cell office:value-type="float" office:value="36.4">
            <text:p>36.4</text:p>
          </table:table-cell>
          <table:table-cell office:value-type="float" office:value="0.403370357022131">
            <text:p>0.403370357</text:p>
          </table:table-cell>
          <table:table-cell office:value-type="float" office:value="1.58807784807785">
            <text:p>1.5880778481</text:p>
          </table:table-cell>
          <table:table-cell office:value-type="float" office:value="22">
            <text:p>22</text:p>
          </table:table-cell>
          <table:table-cell table:style-name="ce3" office:value-type="float" office:value="705">
            <text:p>705</text:p>
          </table:table-cell>
          <table:table-cell office:value-type="float" office:value="21.2219854773216">
            <text:p>21.2219854773</text:p>
          </table:table-cell>
          <table:table-cell office:value-type="float" office:value="14.4666666666667">
            <text:p>14.4666666667</text:p>
          </table:table-cell>
          <table:table-cell office:value-type="float" office:value="1.55997203788874">
            <text:p>1.5599720379</text:p>
          </table:table-cell>
          <table:table-cell office:value-type="float" office:value="1.18361111111111">
            <text:p>1.1836111111</text:p>
          </table:table-cell>
          <table:table-cell office:value-type="float" office:value="4">
            <text:p>4</text:p>
          </table:table-cell>
          <table:table-cell table:style-name="ce3" office:value-type="float" office:value="705">
            <text:p>705</text:p>
          </table:table-cell>
          <table:table-cell office:value-type="float" office:value="16.8382825565742">
            <text:p>16.8382825566</text:p>
          </table:table-cell>
          <table:table-cell office:value-type="float" office:value="36.4">
            <text:p>36.4</text:p>
          </table:table-cell>
          <table:table-cell office:value-type="float" office:value="0.517574122608612">
            <text:p>0.5175741226</text:p>
          </table:table-cell>
          <table:table-cell office:value-type="float" office:value="1.46469228749145">
            <text:p>1.464692287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style-name="ce3" office:value-type="float" office:value="710">
            <text:p>710</text:p>
          </table:table-cell>
          <table:table-cell office:value-type="float" office:value="10.4186264877937">
            <text:p>10.4186264878</text:p>
          </table:table-cell>
          <table:table-cell office:value-type="float" office:value="23.8666666666667">
            <text:p>23.8666666667</text:p>
          </table:table-cell>
          <table:table-cell office:value-type="float" office:value="0.50473593058911">
            <text:p>0.5047359306</text:p>
          </table:table-cell>
          <table:table-cell office:value-type="float" office:value="1.30558978058978">
            <text:p>1.3055897806</text:p>
          </table:table-cell>
          <table:table-cell office:value-type="float" office:value="22">
            <text:p>22</text:p>
          </table:table-cell>
          <table:table-cell table:style-name="ce3" office:value-type="float" office:value="710">
            <text:p>710</text:p>
          </table:table-cell>
          <table:table-cell office:value-type="float" office:value="12.7333002346215">
            <text:p>12.7333002346</text:p>
          </table:table-cell>
          <table:table-cell office:value-type="float" office:value="35.8666666666667">
            <text:p>35.8666666667</text:p>
          </table:table-cell>
          <table:table-cell office:value-type="float" office:value="0.409616608240258">
            <text:p>0.4096166082</text:p>
          </table:table-cell>
          <table:table-cell office:value-type="float" office:value="1.58213832463832">
            <text:p>1.5821383246</text:p>
          </table:table-cell>
          <table:table-cell office:value-type="float" office:value="22">
            <text:p>22</text:p>
          </table:table-cell>
          <table:table-cell table:style-name="ce3" office:value-type="float" office:value="710">
            <text:p>710</text:p>
          </table:table-cell>
          <table:table-cell office:value-type="float" office:value="21.2219854773216">
            <text:p>21.2219854773</text:p>
          </table:table-cell>
          <table:table-cell office:value-type="float" office:value="14.4666666666667">
            <text:p>14.4666666667</text:p>
          </table:table-cell>
          <table:table-cell office:value-type="float" office:value="1.55997203788874">
            <text:p>1.5599720379</text:p>
          </table:table-cell>
          <table:table-cell office:value-type="float" office:value="1.18361111111111">
            <text:p>1.1836111111</text:p>
          </table:table-cell>
          <table:table-cell office:value-type="float" office:value="4">
            <text:p>4</text:p>
          </table:table-cell>
          <table:table-cell table:style-name="ce3" office:value-type="float" office:value="710">
            <text:p>710</text:p>
          </table:table-cell>
          <table:table-cell office:value-type="float" office:value="16.8382825565742">
            <text:p>16.8382825566</text:p>
          </table:table-cell>
          <table:table-cell office:value-type="float" office:value="36.2">
            <text:p>36.2</text:p>
          </table:table-cell>
          <table:table-cell office:value-type="float" office:value="0.520891530572541">
            <text:p>0.5208915306</text:p>
          </table:table-cell>
          <table:table-cell office:value-type="float" office:value="1.46508468897081">
            <text:p>1.46508468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style-name="ce3" office:value-type="float" office:value="715">
            <text:p>715</text:p>
          </table:table-cell>
          <table:table-cell office:value-type="float" office:value="10.4186264877937">
            <text:p>10.4186264878</text:p>
          </table:table-cell>
          <table:table-cell office:value-type="float" office:value="23.7333333333333">
            <text:p>23.7333333333</text:p>
          </table:table-cell>
          <table:table-cell office:value-type="float" office:value="0.505790356233371">
            <text:p>0.5057903562</text:p>
          </table:table-cell>
          <table:table-cell office:value-type="float" office:value="1.30836755836756">
            <text:p>1.3083675584</text:p>
          </table:table-cell>
          <table:table-cell office:value-type="float" office:value="22">
            <text:p>22</text:p>
          </table:table-cell>
          <table:table-cell table:style-name="ce3" office:value-type="float" office:value="715">
            <text:p>715</text:p>
          </table:table-cell>
          <table:table-cell office:value-type="float" office:value="12.7368638852422">
            <text:p>12.7368638852</text:p>
          </table:table-cell>
          <table:table-cell office:value-type="float" office:value="36.6">
            <text:p>36.6</text:p>
          </table:table-cell>
          <table:table-cell office:value-type="float" office:value="0.406864090486843">
            <text:p>0.4068640905</text:p>
          </table:table-cell>
          <table:table-cell office:value-type="float" office:value="1.62219326969327">
            <text:p>1.6221932697</text:p>
          </table:table-cell>
          <table:table-cell office:value-type="float" office:value="22">
            <text:p>22</text:p>
          </table:table-cell>
          <table:table-cell table:style-name="ce3" office:value-type="float" office:value="715">
            <text:p>715</text:p>
          </table:table-cell>
          <table:table-cell office:value-type="float" office:value="21.2411119014287">
            <text:p>21.2411119014</text:p>
          </table:table-cell>
          <table:table-cell office:value-type="float" office:value="14.7333333333333">
            <text:p>14.7333333333</text:p>
          </table:table-cell>
          <table:table-cell office:value-type="float" office:value="1.53432301005509">
            <text:p>1.5343230101</text:p>
          </table:table-cell>
          <table:table-cell office:value-type="float" office:value="1.20027777777778">
            <text:p>1.2002777778</text:p>
          </table:table-cell>
          <table:table-cell office:value-type="float" office:value="4">
            <text:p>4</text:p>
          </table:table-cell>
          <table:table-cell table:style-name="ce3" office:value-type="float" office:value="715">
            <text:p>715</text:p>
          </table:table-cell>
          <table:table-cell office:value-type="float" office:value="16.840876073987">
            <text:p>16.840876074</text:p>
          </table:table-cell>
          <table:table-cell office:value-type="float" office:value="36.2666666666667">
            <text:p>36.2666666667</text:p>
          </table:table-cell>
          <table:table-cell office:value-type="float" office:value="0.520260226621651">
            <text:p>0.5202602266</text:p>
          </table:table-cell>
          <table:table-cell office:value-type="float" office:value="1.47312390465709">
            <text:p>1.473123904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style-name="ce3" office:value-type="float" office:value="720">
            <text:p>720</text:p>
          </table:table-cell>
          <table:table-cell office:value-type="float" office:value="10.4186264877937">
            <text:p>10.4186264878</text:p>
          </table:table-cell>
          <table:table-cell office:value-type="float" office:value="23.6666666666667">
            <text:p>23.6666666667</text:p>
          </table:table-cell>
          <table:table-cell office:value-type="float" office:value="0.506709248776157">
            <text:p>0.5067092488</text:p>
          </table:table-cell>
          <table:table-cell office:value-type="float" office:value="1.312812002812">
            <text:p>1.3128120028</text:p>
          </table:table-cell>
          <table:table-cell office:value-type="float" office:value="22">
            <text:p>22</text:p>
          </table:table-cell>
          <table:table-cell table:style-name="ce3" office:value-type="float" office:value="720">
            <text:p>720</text:p>
          </table:table-cell>
          <table:table-cell office:value-type="float" office:value="12.7368638852422">
            <text:p>12.7368638852</text:p>
          </table:table-cell>
          <table:table-cell office:value-type="float" office:value="36.2">
            <text:p>36.2</text:p>
          </table:table-cell>
          <table:table-cell office:value-type="float" office:value="0.408057859590489">
            <text:p>0.4080578596</text:p>
          </table:table-cell>
          <table:table-cell office:value-type="float" office:value="1.60608215858216">
            <text:p>1.6060821586</text:p>
          </table:table-cell>
          <table:table-cell office:value-type="float" office:value="22">
            <text:p>22</text:p>
          </table:table-cell>
          <table:table-cell table:style-name="ce3" office:value-type="float" office:value="720">
            <text:p>720</text:p>
          </table:table-cell>
          <table:table-cell office:value-type="float" office:value="21.2411119014287">
            <text:p>21.2411119014</text:p>
          </table:table-cell>
          <table:table-cell office:value-type="float" office:value="14.7333333333333">
            <text:p>14.7333333333</text:p>
          </table:table-cell>
          <table:table-cell office:value-type="float" office:value="1.53432301005509">
            <text:p>1.5343230101</text:p>
          </table:table-cell>
          <table:table-cell office:value-type="float" office:value="1.20027777777778">
            <text:p>1.2002777778</text:p>
          </table:table-cell>
          <table:table-cell office:value-type="float" office:value="4">
            <text:p>4</text:p>
          </table:table-cell>
          <table:table-cell table:style-name="ce3" office:value-type="float" office:value="720">
            <text:p>720</text:p>
          </table:table-cell>
          <table:table-cell office:value-type="float" office:value="16.8449225803114">
            <text:p>16.8449225803</text:p>
          </table:table-cell>
          <table:table-cell office:value-type="float" office:value="36.4">
            <text:p>36.4</text:p>
          </table:table-cell>
          <table:table-cell office:value-type="float" office:value="0.517723973639528">
            <text:p>0.5177239736</text:p>
          </table:table-cell>
          <table:table-cell office:value-type="float" office:value="1.48379379032697">
            <text:p>1.483793790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style-name="ce3" office:value-type="float" office:value="725">
            <text:p>725</text:p>
          </table:table-cell>
          <table:table-cell office:value-type="float" office:value="10.4186264877937">
            <text:p>10.4186264878</text:p>
          </table:table-cell>
          <table:table-cell office:value-type="float" office:value="23.6666666666667">
            <text:p>23.6666666667</text:p>
          </table:table-cell>
          <table:table-cell office:value-type="float" office:value="0.506709248776157">
            <text:p>0.5067092488</text:p>
          </table:table-cell>
          <table:table-cell office:value-type="float" office:value="1.312812002812">
            <text:p>1.3128120028</text:p>
          </table:table-cell>
          <table:table-cell office:value-type="float" office:value="22">
            <text:p>22</text:p>
          </table:table-cell>
          <table:table-cell table:style-name="ce3" office:value-type="float" office:value="725">
            <text:p>725</text:p>
          </table:table-cell>
          <table:table-cell office:value-type="float" office:value="12.7382076867519">
            <text:p>12.7382076868</text:p>
          </table:table-cell>
          <table:table-cell office:value-type="float" office:value="36.2">
            <text:p>36.2</text:p>
          </table:table-cell>
          <table:table-cell office:value-type="float" office:value="0.411064077359069">
            <text:p>0.4110640774</text:p>
          </table:table-cell>
          <table:table-cell office:value-type="float" office:value="1.60463693713694">
            <text:p>1.6046369371</text:p>
          </table:table-cell>
          <table:table-cell office:value-type="float" office:value="22">
            <text:p>22</text:p>
          </table:table-cell>
          <table:table-cell table:style-name="ce3" office:value-type="float" office:value="725">
            <text:p>725</text:p>
          </table:table-cell>
          <table:table-cell office:value-type="float" office:value="21.2411119014287">
            <text:p>21.2411119014</text:p>
          </table:table-cell>
          <table:table-cell office:value-type="float" office:value="14.7333333333333">
            <text:p>14.7333333333</text:p>
          </table:table-cell>
          <table:table-cell office:value-type="float" office:value="1.53432301005509">
            <text:p>1.5343230101</text:p>
          </table:table-cell>
          <table:table-cell office:value-type="float" office:value="1.20027777777778">
            <text:p>1.2002777778</text:p>
          </table:table-cell>
          <table:table-cell office:value-type="float" office:value="4">
            <text:p>4</text:p>
          </table:table-cell>
          <table:table-cell table:style-name="ce3" office:value-type="float" office:value="725">
            <text:p>725</text:p>
          </table:table-cell>
          <table:table-cell office:value-type="float" office:value="16.8449225803114">
            <text:p>16.8449225803</text:p>
          </table:table-cell>
          <table:table-cell office:value-type="float" office:value="36.2666666666667">
            <text:p>36.2666666667</text:p>
          </table:table-cell>
          <table:table-cell office:value-type="float" office:value="0.518858936249636">
            <text:p>0.5188589362</text:p>
          </table:table-cell>
          <table:table-cell office:value-type="float" office:value="1.48341289103303">
            <text:p>1.48341289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style-name="ce3" office:value-type="float" office:value="730">
            <text:p>730</text:p>
          </table:table-cell>
          <table:table-cell office:value-type="float" office:value="10.4225341903797">
            <text:p>10.4225341904</text:p>
          </table:table-cell>
          <table:table-cell office:value-type="float" office:value="23.6666666666667">
            <text:p>23.6666666667</text:p>
          </table:table-cell>
          <table:table-cell office:value-type="float" office:value="0.506947505996295">
            <text:p>0.506947506</text:p>
          </table:table-cell>
          <table:table-cell office:value-type="float" office:value="1.30144836644837">
            <text:p>1.3014483664</text:p>
          </table:table-cell>
          <table:table-cell office:value-type="float" office:value="22">
            <text:p>22</text:p>
          </table:table-cell>
          <table:table-cell table:style-name="ce3" office:value-type="float" office:value="730">
            <text:p>730</text:p>
          </table:table-cell>
          <table:table-cell office:value-type="float" office:value="12.7382076867519">
            <text:p>12.7382076868</text:p>
          </table:table-cell>
          <table:table-cell office:value-type="float" office:value="36">
            <text:p>36</text:p>
          </table:table-cell>
          <table:table-cell office:value-type="float" office:value="0.412635620998816">
            <text:p>0.412635621</text:p>
          </table:table-cell>
          <table:table-cell office:value-type="float" office:value="1.59248899248899">
            <text:p>1.5924889925</text:p>
          </table:table-cell>
          <table:table-cell office:value-type="float" office:value="22">
            <text:p>22</text:p>
          </table:table-cell>
          <table:table-cell table:style-name="ce3" office:value-type="float" office:value="730">
            <text:p>730</text:p>
          </table:table-cell>
          <table:table-cell office:value-type="float" office:value="21.2411119014287">
            <text:p>21.2411119014</text:p>
          </table:table-cell>
          <table:table-cell office:value-type="float" office:value="14.5333333333333">
            <text:p>14.5333333333</text:p>
          </table:table-cell>
          <table:table-cell office:value-type="float" office:value="1.55170372526339">
            <text:p>1.5517037253</text:p>
          </table:table-cell>
          <table:table-cell office:value-type="float" office:value="1.18361111111111">
            <text:p>1.1836111111</text:p>
          </table:table-cell>
          <table:table-cell office:value-type="float" office:value="4">
            <text:p>4</text:p>
          </table:table-cell>
          <table:table-cell table:style-name="ce3" office:value-type="float" office:value="730">
            <text:p>730</text:p>
          </table:table-cell>
          <table:table-cell office:value-type="float" office:value="16.8449225803114">
            <text:p>16.8449225803</text:p>
          </table:table-cell>
          <table:table-cell office:value-type="float" office:value="36.0666666666667">
            <text:p>36.0666666667</text:p>
          </table:table-cell>
          <table:table-cell office:value-type="float" office:value="0.522181775801677">
            <text:p>0.5221817758</text:p>
          </table:table-cell>
          <table:table-cell office:value-type="float" office:value="1.47765531527545">
            <text:p>1.477655315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style-name="ce3" office:value-type="float" office:value="735">
            <text:p>735</text:p>
          </table:table-cell>
          <table:table-cell office:value-type="float" office:value="10.4225341903797">
            <text:p>10.4225341904</text:p>
          </table:table-cell>
          <table:table-cell office:value-type="float" office:value="23.6666666666667">
            <text:p>23.6666666667</text:p>
          </table:table-cell>
          <table:table-cell office:value-type="float" office:value="0.506947505996295">
            <text:p>0.506947506</text:p>
          </table:table-cell>
          <table:table-cell office:value-type="float" office:value="1.30144836644837">
            <text:p>1.3014483664</text:p>
          </table:table-cell>
          <table:table-cell office:value-type="float" office:value="22">
            <text:p>22</text:p>
          </table:table-cell>
          <table:table-cell table:style-name="ce3" office:value-type="float" office:value="735">
            <text:p>735</text:p>
          </table:table-cell>
          <table:table-cell office:value-type="float" office:value="12.753868480469">
            <text:p>12.7538684805</text:p>
          </table:table-cell>
          <table:table-cell office:value-type="float" office:value="37.5333333333333">
            <text:p>37.5333333333</text:p>
          </table:table-cell>
          <table:table-cell office:value-type="float" office:value="0.405053402469567">
            <text:p>0.4050534025</text:p>
          </table:table-cell>
          <table:table-cell office:value-type="float" office:value="1.64703722203722">
            <text:p>1.647037222</text:p>
          </table:table-cell>
          <table:table-cell office:value-type="float" office:value="22">
            <text:p>22</text:p>
          </table:table-cell>
          <table:table-cell table:style-name="ce3" office:value-type="float" office:value="735">
            <text:p>735</text:p>
          </table:table-cell>
          <table:table-cell office:value-type="float" office:value="21.2411119014287">
            <text:p>21.2411119014</text:p>
          </table:table-cell>
          <table:table-cell office:value-type="float" office:value="14.5333333333333">
            <text:p>14.5333333333</text:p>
          </table:table-cell>
          <table:table-cell office:value-type="float" office:value="1.55170372526339">
            <text:p>1.5517037253</text:p>
          </table:table-cell>
          <table:table-cell office:value-type="float" office:value="1.18361111111111">
            <text:p>1.1836111111</text:p>
          </table:table-cell>
          <table:table-cell office:value-type="float" office:value="4">
            <text:p>4</text:p>
          </table:table-cell>
          <table:table-cell table:style-name="ce3" office:value-type="float" office:value="735">
            <text:p>735</text:p>
          </table:table-cell>
          <table:table-cell office:value-type="float" office:value="16.8493791177558">
            <text:p>16.8493791178</text:p>
          </table:table-cell>
          <table:table-cell office:value-type="float" office:value="36.0666666666667">
            <text:p>36.0666666667</text:p>
          </table:table-cell>
          <table:table-cell office:value-type="float" office:value="0.522185359412807">
            <text:p>0.5221853594</text:p>
          </table:table-cell>
          <table:table-cell office:value-type="float" office:value="1.47185463447477">
            <text:p>1.471854634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style-name="ce3" office:value-type="float" office:value="740">
            <text:p>740</text:p>
          </table:table-cell>
          <table:table-cell office:value-type="float" office:value="10.4225341903797">
            <text:p>10.4225341904</text:p>
          </table:table-cell>
          <table:table-cell office:value-type="float" office:value="23.6">
            <text:p>23.6</text:p>
          </table:table-cell>
          <table:table-cell office:value-type="float" office:value="0.507355602333276">
            <text:p>0.5073556023</text:p>
          </table:table-cell>
          <table:table-cell office:value-type="float" office:value="1.30315776815777">
            <text:p>1.3031577682</text:p>
          </table:table-cell>
          <table:table-cell office:value-type="float" office:value="22">
            <text:p>22</text:p>
          </table:table-cell>
          <table:table-cell table:style-name="ce3" office:value-type="float" office:value="740">
            <text:p>740</text:p>
          </table:table-cell>
          <table:table-cell office:value-type="float" office:value="12.753868480469">
            <text:p>12.7538684805</text:p>
          </table:table-cell>
          <table:table-cell office:value-type="float" office:value="37.4666666666667">
            <text:p>37.4666666667</text:p>
          </table:table-cell>
          <table:table-cell office:value-type="float" office:value="0.405391843060853">
            <text:p>0.4053918431</text:p>
          </table:table-cell>
          <table:table-cell office:value-type="float" office:value="1.644814999815">
            <text:p>1.6448149998</text:p>
          </table:table-cell>
          <table:table-cell office:value-type="float" office:value="22">
            <text:p>22</text:p>
          </table:table-cell>
          <table:table-cell table:style-name="ce3" office:value-type="float" office:value="740">
            <text:p>740</text:p>
          </table:table-cell>
          <table:table-cell office:value-type="float" office:value="21.2411119014287">
            <text:p>21.2411119014</text:p>
          </table:table-cell>
          <table:table-cell office:value-type="float" office:value="14.5333333333333">
            <text:p>14.5333333333</text:p>
          </table:table-cell>
          <table:table-cell office:value-type="float" office:value="1.55170372526339">
            <text:p>1.5517037253</text:p>
          </table:table-cell>
          <table:table-cell office:value-type="float" office:value="1.18361111111111">
            <text:p>1.1836111111</text:p>
          </table:table-cell>
          <table:table-cell office:value-type="float" office:value="4">
            <text:p>4</text:p>
          </table:table-cell>
          <table:table-cell table:style-name="ce3" office:value-type="float" office:value="740">
            <text:p>740</text:p>
          </table:table-cell>
          <table:table-cell office:value-type="float" office:value="16.8521199859047">
            <text:p>16.8521199859</text:p>
          </table:table-cell>
          <table:table-cell office:value-type="float" office:value="36.4">
            <text:p>36.4</text:p>
          </table:table-cell>
          <table:table-cell office:value-type="float" office:value="0.522228787114931">
            <text:p>0.5222287871</text:p>
          </table:table-cell>
          <table:table-cell office:value-type="float" office:value="1.47466608228622">
            <text:p>1.474666082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style-name="ce3" office:value-type="float" office:value="745">
            <text:p>745</text:p>
          </table:table-cell>
          <table:table-cell office:value-type="float" office:value="10.4328859883239">
            <text:p>10.4328859883</text:p>
          </table:table-cell>
          <table:table-cell office:value-type="float" office:value="24">
            <text:p>24</text:p>
          </table:table-cell>
          <table:table-cell office:value-type="float" office:value="0.494348668872827">
            <text:p>0.4943486689</text:p>
          </table:table-cell>
          <table:table-cell office:value-type="float" office:value="1.30844877344877">
            <text:p>1.3084487734</text:p>
          </table:table-cell>
          <table:table-cell office:value-type="float" office:value="22">
            <text:p>22</text:p>
          </table:table-cell>
          <table:table-cell table:style-name="ce3" office:value-type="float" office:value="745">
            <text:p>745</text:p>
          </table:table-cell>
          <table:table-cell office:value-type="float" office:value="12.753868480469">
            <text:p>12.7538684805</text:p>
          </table:table-cell>
          <table:table-cell office:value-type="float" office:value="36.9333333333333">
            <text:p>36.9333333333</text:p>
          </table:table-cell>
          <table:table-cell office:value-type="float" office:value="0.407145601633498">
            <text:p>0.4071456016</text:p>
          </table:table-cell>
          <table:table-cell office:value-type="float" office:value="1.61336200836201">
            <text:p>1.6133620084</text:p>
          </table:table-cell>
          <table:table-cell office:value-type="float" office:value="22">
            <text:p>22</text:p>
          </table:table-cell>
          <table:table-cell table:style-name="ce3" office:value-type="float" office:value="745">
            <text:p>745</text:p>
          </table:table-cell>
          <table:table-cell office:value-type="float" office:value="21.2411119014287">
            <text:p>21.2411119014</text:p>
          </table:table-cell>
          <table:table-cell office:value-type="float" office:value="14.4666666666667">
            <text:p>14.4666666667</text:p>
          </table:table-cell>
          <table:table-cell office:value-type="float" office:value="1.55915530370608">
            <text:p>1.5591553037</text:p>
          </table:table-cell>
          <table:table-cell office:value-type="float" office:value="1.17805555555556">
            <text:p>1.1780555556</text:p>
          </table:table-cell>
          <table:table-cell office:value-type="float" office:value="4">
            <text:p>4</text:p>
          </table:table-cell>
          <table:table-cell table:style-name="ce3" office:value-type="float" office:value="745">
            <text:p>745</text:p>
          </table:table-cell>
          <table:table-cell office:value-type="float" office:value="16.8521199859047">
            <text:p>16.8521199859</text:p>
          </table:table-cell>
          <table:table-cell office:value-type="float" office:value="36.3333333333333">
            <text:p>36.3333333333</text:p>
          </table:table-cell>
          <table:table-cell office:value-type="float" office:value="0.522560380078917">
            <text:p>0.5225603801</text:p>
          </table:table-cell>
          <table:table-cell office:value-type="float" office:value="1.47573820704255">
            <text:p>1.47573820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style-name="ce3" office:value-type="float" office:value="750">
            <text:p>750</text:p>
          </table:table-cell>
          <table:table-cell office:value-type="float" office:value="10.4328859883239">
            <text:p>10.4328859883</text:p>
          </table:table-cell>
          <table:table-cell office:value-type="float" office:value="23.8">
            <text:p>23.8</text:p>
          </table:table-cell>
          <table:table-cell office:value-type="float" office:value="0.498561316909635">
            <text:p>0.4985613169</text:p>
          </table:table-cell>
          <table:table-cell office:value-type="float" office:value="1.30030062530063">
            <text:p>1.3003006253</text:p>
          </table:table-cell>
          <table:table-cell office:value-type="float" office:value="22">
            <text:p>22</text:p>
          </table:table-cell>
          <table:table-cell table:style-name="ce3" office:value-type="float" office:value="750">
            <text:p>750</text:p>
          </table:table-cell>
          <table:table-cell office:value-type="float" office:value="12.753868480469">
            <text:p>12.7538684805</text:p>
          </table:table-cell>
          <table:table-cell office:value-type="float" office:value="36">
            <text:p>36</text:p>
          </table:table-cell>
          <table:table-cell office:value-type="float" office:value="0.413308908883686">
            <text:p>0.4133089089</text:p>
          </table:table-cell>
          <table:table-cell office:value-type="float" office:value="1.60005883005883">
            <text:p>1.6000588301</text:p>
          </table:table-cell>
          <table:table-cell office:value-type="float" office:value="22">
            <text:p>22</text:p>
          </table:table-cell>
          <table:table-cell table:style-name="ce3" office:value-type="float" office:value="750">
            <text:p>750</text:p>
          </table:table-cell>
          <table:table-cell office:value-type="float" office:value="21.2411119014287">
            <text:p>21.2411119014</text:p>
          </table:table-cell>
          <table:table-cell office:value-type="float" office:value="14.4666666666667">
            <text:p>14.4666666667</text:p>
          </table:table-cell>
          <table:table-cell office:value-type="float" office:value="1.55915530370608">
            <text:p>1.5591553037</text:p>
          </table:table-cell>
          <table:table-cell office:value-type="float" office:value="1.17805555555556">
            <text:p>1.1780555556</text:p>
          </table:table-cell>
          <table:table-cell office:value-type="float" office:value="4">
            <text:p>4</text:p>
          </table:table-cell>
          <table:table-cell table:style-name="ce3" office:value-type="float" office:value="750">
            <text:p>750</text:p>
          </table:table-cell>
          <table:table-cell office:value-type="float" office:value="16.8522493197867">
            <text:p>16.8522493198</text:p>
          </table:table-cell>
          <table:table-cell office:value-type="float" office:value="36.8">
            <text:p>36.8</text:p>
          </table:table-cell>
          <table:table-cell office:value-type="float" office:value="0.521276775507531">
            <text:p>0.5212767755</text:p>
          </table:table-cell>
          <table:table-cell office:value-type="float" office:value="1.48167074672509">
            <text:p>1.481670746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style-name="ce3" office:value-type="float" office:value="755">
            <text:p>755</text:p>
          </table:table-cell>
          <table:table-cell office:value-type="float" office:value="10.4377654926007">
            <text:p>10.4377654926</text:p>
          </table:table-cell>
          <table:table-cell office:value-type="float" office:value="24.1333333333333">
            <text:p>24.1333333333</text:p>
          </table:table-cell>
          <table:table-cell office:value-type="float" office:value="0.495961535786038">
            <text:p>0.4959615358</text:p>
          </table:table-cell>
          <table:table-cell office:value-type="float" office:value="1.31696729196729">
            <text:p>1.316967292</text:p>
          </table:table-cell>
          <table:table-cell office:value-type="float" office:value="22">
            <text:p>22</text:p>
          </table:table-cell>
          <table:table-cell table:style-name="ce3" office:value-type="float" office:value="755">
            <text:p>755</text:p>
          </table:table-cell>
          <table:table-cell office:value-type="float" office:value="12.753868480469">
            <text:p>12.7538684805</text:p>
          </table:table-cell>
          <table:table-cell office:value-type="float" office:value="35.8666666666667">
            <text:p>35.8666666667</text:p>
          </table:table-cell>
          <table:table-cell office:value-type="float" office:value="0.414175631796722">
            <text:p>0.4141756318</text:p>
          </table:table-cell>
          <table:table-cell office:value-type="float" office:value="1.59666444666445">
            <text:p>1.5966644467</text:p>
          </table:table-cell>
          <table:table-cell office:value-type="float" office:value="22">
            <text:p>22</text:p>
          </table:table-cell>
          <table:table-cell table:style-name="ce3" office:value-type="float" office:value="755">
            <text:p>755</text:p>
          </table:table-cell>
          <table:table-cell office:value-type="float" office:value="21.2440032361196">
            <text:p>21.2440032361</text:p>
          </table:table-cell>
          <table:table-cell office:value-type="float" office:value="14.7333333333333">
            <text:p>14.7333333333</text:p>
          </table:table-cell>
          <table:table-cell office:value-type="float" office:value="1.53832577431309">
            <text:p>1.5383257743</text:p>
          </table:table-cell>
          <table:table-cell office:value-type="float" office:value="1.18638888888889">
            <text:p>1.1863888889</text:p>
          </table:table-cell>
          <table:table-cell office:value-type="float" office:value="4">
            <text:p>4</text:p>
          </table:table-cell>
          <table:table-cell table:style-name="ce3" office:value-type="float" office:value="755">
            <text:p>755</text:p>
          </table:table-cell>
          <table:table-cell office:value-type="float" office:value="16.8550497800227">
            <text:p>16.85504978</text:p>
          </table:table-cell>
          <table:table-cell office:value-type="float" office:value="36.8666666666667">
            <text:p>36.8666666667</text:p>
          </table:table-cell>
          <table:table-cell office:value-type="float" office:value="0.516141170579462">
            <text:p>0.5161411706</text:p>
          </table:table-cell>
          <table:table-cell office:value-type="float" office:value="1.48398556153991">
            <text:p>1.483985561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style-name="ce3" office:value-type="float" office:value="760">
            <text:p>760</text:p>
          </table:table-cell>
          <table:table-cell office:value-type="float" office:value="10.4377654926007">
            <text:p>10.4377654926</text:p>
          </table:table-cell>
          <table:table-cell office:value-type="float" office:value="23.7333333333333">
            <text:p>23.7333333333</text:p>
          </table:table-cell>
          <table:table-cell office:value-type="float" office:value="0.50148794277293">
            <text:p>0.5014879428</text:p>
          </table:table-cell>
          <table:table-cell office:value-type="float" office:value="1.31193722943723">
            <text:p>1.3119372294</text:p>
          </table:table-cell>
          <table:table-cell office:value-type="float" office:value="22">
            <text:p>22</text:p>
          </table:table-cell>
          <table:table-cell table:style-name="ce3" office:value-type="float" office:value="760">
            <text:p>760</text:p>
          </table:table-cell>
          <table:table-cell office:value-type="float" office:value="12.753868480469">
            <text:p>12.7538684805</text:p>
          </table:table-cell>
          <table:table-cell office:value-type="float" office:value="35.8">
            <text:p>35.8</text:p>
          </table:table-cell>
          <table:table-cell office:value-type="float" office:value="0.415003108124721">
            <text:p>0.4150031081</text:p>
          </table:table-cell>
          <table:table-cell office:value-type="float" office:value="1.59296074296074">
            <text:p>1.592960743</text:p>
          </table:table-cell>
          <table:table-cell office:value-type="float" office:value="22">
            <text:p>22</text:p>
          </table:table-cell>
          <table:table-cell table:style-name="ce3" office:value-type="float" office:value="760">
            <text:p>760</text:p>
          </table:table-cell>
          <table:table-cell office:value-type="float" office:value="21.2440032361196">
            <text:p>21.2440032361</text:p>
          </table:table-cell>
          <table:table-cell office:value-type="float" office:value="14.7333333333333">
            <text:p>14.7333333333</text:p>
          </table:table-cell>
          <table:table-cell office:value-type="float" office:value="1.53832577431309">
            <text:p>1.5383257743</text:p>
          </table:table-cell>
          <table:table-cell office:value-type="float" office:value="1.18638888888889">
            <text:p>1.1863888889</text:p>
          </table:table-cell>
          <table:table-cell office:value-type="float" office:value="4">
            <text:p>4</text:p>
          </table:table-cell>
          <table:table-cell table:style-name="ce3" office:value-type="float" office:value="760">
            <text:p>760</text:p>
          </table:table-cell>
          <table:table-cell office:value-type="float" office:value="16.8791750957964">
            <text:p>16.8791750958</text:p>
          </table:table-cell>
          <table:table-cell office:value-type="float" office:value="37.9333333333333">
            <text:p>37.9333333333</text:p>
          </table:table-cell>
          <table:table-cell office:value-type="float" office:value="0.508965887103691">
            <text:p>0.5089658871</text:p>
          </table:table-cell>
          <table:table-cell office:value-type="float" office:value="1.50722330333028">
            <text:p>1.507223303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style-name="ce3" office:value-type="float" office:value="765">
            <text:p>765</text:p>
          </table:table-cell>
          <table:table-cell office:value-type="float" office:value="10.4506162439355">
            <text:p>10.4506162439</text:p>
          </table:table-cell>
          <table:table-cell office:value-type="float" office:value="25.0666666666667">
            <text:p>25.0666666667</text:p>
          </table:table-cell>
          <table:table-cell office:value-type="float" office:value="0.490236548555517">
            <text:p>0.4902365486</text:p>
          </table:table-cell>
          <table:table-cell office:value-type="float" office:value="1.39954184704185">
            <text:p>1.399541847</text:p>
          </table:table-cell>
          <table:table-cell office:value-type="float" office:value="22">
            <text:p>22</text:p>
          </table:table-cell>
          <table:table-cell table:style-name="ce3" office:value-type="float" office:value="765">
            <text:p>765</text:p>
          </table:table-cell>
          <table:table-cell office:value-type="float" office:value="12.753868480469">
            <text:p>12.7538684805</text:p>
          </table:table-cell>
          <table:table-cell office:value-type="float" office:value="35.3333333333333">
            <text:p>35.3333333333</text:p>
          </table:table-cell>
          <table:table-cell office:value-type="float" office:value="0.417184168389622">
            <text:p>0.4171841684</text:p>
          </table:table-cell>
          <table:table-cell office:value-type="float" office:value="1.57637954637955">
            <text:p>1.5763795464</text:p>
          </table:table-cell>
          <table:table-cell office:value-type="float" office:value="22">
            <text:p>22</text:p>
          </table:table-cell>
          <table:table-cell table:style-name="ce3" office:value-type="float" office:value="765">
            <text:p>765</text:p>
          </table:table-cell>
          <table:table-cell office:value-type="float" office:value="21.2440032361196">
            <text:p>21.2440032361</text:p>
          </table:table-cell>
          <table:table-cell office:value-type="float" office:value="14.7333333333333">
            <text:p>14.7333333333</text:p>
          </table:table-cell>
          <table:table-cell office:value-type="float" office:value="1.53832577431309">
            <text:p>1.5383257743</text:p>
          </table:table-cell>
          <table:table-cell office:value-type="float" office:value="1.18638888888889">
            <text:p>1.1863888889</text:p>
          </table:table-cell>
          <table:table-cell office:value-type="float" office:value="4">
            <text:p>4</text:p>
          </table:table-cell>
          <table:table-cell table:style-name="ce3" office:value-type="float" office:value="765">
            <text:p>765</text:p>
          </table:table-cell>
          <table:table-cell office:value-type="float" office:value="16.8820976475473">
            <text:p>16.8820976475</text:p>
          </table:table-cell>
          <table:table-cell office:value-type="float" office:value="37.4">
            <text:p>37.4</text:p>
          </table:table-cell>
          <table:table-cell office:value-type="float" office:value="0.517611300077078">
            <text:p>0.5176113001</text:p>
          </table:table-cell>
          <table:table-cell office:value-type="float" office:value="1.49332049317747">
            <text:p>1.493320493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style-name="ce3" office:value-type="float" office:value="770">
            <text:p>770</text:p>
          </table:table-cell>
          <table:table-cell office:value-type="float" office:value="10.4534830014564">
            <text:p>10.4534830015</text:p>
          </table:table-cell>
          <table:table-cell office:value-type="float" office:value="25.2">
            <text:p>25.2</text:p>
          </table:table-cell>
          <table:table-cell office:value-type="float" office:value="0.487695315506276">
            <text:p>0.4876953155</text:p>
          </table:table-cell>
          <table:table-cell office:value-type="float" office:value="1.40250481000481">
            <text:p>1.40250481</text:p>
          </table:table-cell>
          <table:table-cell office:value-type="float" office:value="22">
            <text:p>22</text:p>
          </table:table-cell>
          <table:table-cell table:style-name="ce3" office:value-type="float" office:value="770">
            <text:p>770</text:p>
          </table:table-cell>
          <table:table-cell office:value-type="float" office:value="12.753868480469">
            <text:p>12.7538684805</text:p>
          </table:table-cell>
          <table:table-cell office:value-type="float" office:value="35">
            <text:p>35</text:p>
          </table:table-cell>
          <table:table-cell office:value-type="float" office:value="0.419034263911839">
            <text:p>0.4190342639</text:p>
          </table:table-cell>
          <table:table-cell office:value-type="float" office:value="1.57257612757613">
            <text:p>1.5725761276</text:p>
          </table:table-cell>
          <table:table-cell office:value-type="float" office:value="22">
            <text:p>22</text:p>
          </table:table-cell>
          <table:table-cell table:style-name="ce3" office:value-type="float" office:value="770">
            <text:p>770</text:p>
          </table:table-cell>
          <table:table-cell office:value-type="float" office:value="21.2440032361196">
            <text:p>21.2440032361</text:p>
          </table:table-cell>
          <table:table-cell office:value-type="float" office:value="14.7333333333333">
            <text:p>14.7333333333</text:p>
          </table:table-cell>
          <table:table-cell office:value-type="float" office:value="1.53832577431309">
            <text:p>1.5383257743</text:p>
          </table:table-cell>
          <table:table-cell office:value-type="float" office:value="1.18638888888889">
            <text:p>1.1863888889</text:p>
          </table:table-cell>
          <table:table-cell office:value-type="float" office:value="4">
            <text:p>4</text:p>
          </table:table-cell>
          <table:table-cell table:style-name="ce3" office:value-type="float" office:value="770">
            <text:p>770</text:p>
          </table:table-cell>
          <table:table-cell office:value-type="float" office:value="16.8820976475473">
            <text:p>16.8820976475</text:p>
          </table:table-cell>
          <table:table-cell office:value-type="float" office:value="37">
            <text:p>37</text:p>
          </table:table-cell>
          <table:table-cell office:value-type="float" office:value="0.519998053262641">
            <text:p>0.5199980533</text:p>
          </table:table-cell>
          <table:table-cell office:value-type="float" office:value="1.48622845478109">
            <text:p>1.486228454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style-name="ce3" office:value-type="float" office:value="775">
            <text:p>775</text:p>
          </table:table-cell>
          <table:table-cell office:value-type="float" office:value="10.459245230138">
            <text:p>10.4592452301</text:p>
          </table:table-cell>
          <table:table-cell office:value-type="float" office:value="24.9333333333333">
            <text:p>24.9333333333</text:p>
          </table:table-cell>
          <table:table-cell office:value-type="float" office:value="0.49003789409159">
            <text:p>0.4900378941</text:p>
          </table:table-cell>
          <table:table-cell office:value-type="float" office:value="1.36587662337662">
            <text:p>1.3658766234</text:p>
          </table:table-cell>
          <table:table-cell office:value-type="float" office:value="22">
            <text:p>22</text:p>
          </table:table-cell>
          <table:table-cell table:style-name="ce3" office:value-type="float" office:value="775">
            <text:p>775</text:p>
          </table:table-cell>
          <table:table-cell office:value-type="float" office:value="12.7621981399625">
            <text:p>12.76219814</text:p>
          </table:table-cell>
          <table:table-cell office:value-type="float" office:value="35.1333333333333">
            <text:p>35.1333333333</text:p>
          </table:table-cell>
          <table:table-cell office:value-type="float" office:value="0.419188030741515">
            <text:p>0.4191880307</text:p>
          </table:table-cell>
          <table:table-cell office:value-type="float" office:value="1.57669904169904">
            <text:p>1.5766990417</text:p>
          </table:table-cell>
          <table:table-cell office:value-type="float" office:value="22">
            <text:p>22</text:p>
          </table:table-cell>
          <table:table-cell table:style-name="ce3" office:value-type="float" office:value="775">
            <text:p>775</text:p>
          </table:table-cell>
          <table:table-cell office:value-type="float" office:value="21.2495134539801">
            <text:p>21.249513454</text:p>
          </table:table-cell>
          <table:table-cell office:value-type="float" office:value="14.9333333333333">
            <text:p>14.9333333333</text:p>
          </table:table-cell>
          <table:table-cell office:value-type="float" office:value="1.53908578383741">
            <text:p>1.5390857838</text:p>
          </table:table-cell>
          <table:table-cell office:value-type="float" office:value="1.19638888888889">
            <text:p>1.1963888889</text:p>
          </table:table-cell>
          <table:table-cell office:value-type="float" office:value="4">
            <text:p>4</text:p>
          </table:table-cell>
          <table:table-cell table:style-name="ce3" office:value-type="float" office:value="775">
            <text:p>775</text:p>
          </table:table-cell>
          <table:table-cell office:value-type="float" office:value="16.8941852862672">
            <text:p>16.8941852863</text:p>
          </table:table-cell>
          <table:table-cell office:value-type="float" office:value="37.8">
            <text:p>37.8</text:p>
          </table:table-cell>
          <table:table-cell office:value-type="float" office:value="0.506416046622345">
            <text:p>0.5064160466</text:p>
          </table:table-cell>
          <table:table-cell office:value-type="float" office:value="1.52284018612966">
            <text:p>1.522840186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style-name="ce3" office:value-type="float" office:value="780">
            <text:p>780</text:p>
          </table:table-cell>
          <table:table-cell office:value-type="float" office:value="10.4753167349681">
            <text:p>10.475316735</text:p>
          </table:table-cell>
          <table:table-cell office:value-type="float" office:value="25">
            <text:p>25</text:p>
          </table:table-cell>
          <table:table-cell office:value-type="float" office:value="0.485245062045092">
            <text:p>0.485245062</text:p>
          </table:table-cell>
          <table:table-cell office:value-type="float" office:value="1.34882515632516">
            <text:p>1.3488251563</text:p>
          </table:table-cell>
          <table:table-cell office:value-type="float" office:value="22">
            <text:p>22</text:p>
          </table:table-cell>
          <table:table-cell table:style-name="ce3" office:value-type="float" office:value="780">
            <text:p>780</text:p>
          </table:table-cell>
          <table:table-cell office:value-type="float" office:value="12.7621981399625">
            <text:p>12.76219814</text:p>
          </table:table-cell>
          <table:table-cell office:value-type="float" office:value="35.0666666666667">
            <text:p>35.0666666667</text:p>
          </table:table-cell>
          <table:table-cell office:value-type="float" office:value="0.419492156415858">
            <text:p>0.4194921564</text:p>
          </table:table-cell>
          <table:table-cell office:value-type="float" office:value="1.57431808931809">
            <text:p>1.5743180893</text:p>
          </table:table-cell>
          <table:table-cell office:value-type="float" office:value="22">
            <text:p>22</text:p>
          </table:table-cell>
          <table:table-cell table:style-name="ce3" office:value-type="float" office:value="780">
            <text:p>780</text:p>
          </table:table-cell>
          <table:table-cell office:value-type="float" office:value="21.2495134539801">
            <text:p>21.249513454</text:p>
          </table:table-cell>
          <table:table-cell office:value-type="float" office:value="14.8666666666667">
            <text:p>14.8666666667</text:p>
          </table:table-cell>
          <table:table-cell office:value-type="float" office:value="1.54093484555379">
            <text:p>1.5409348456</text:p>
          </table:table-cell>
          <table:table-cell office:value-type="float" office:value="1.19222222222222">
            <text:p>1.1922222222</text:p>
          </table:table-cell>
          <table:table-cell office:value-type="float" office:value="4">
            <text:p>4</text:p>
          </table:table-cell>
          <table:table-cell table:style-name="ce3" office:value-type="float" office:value="780">
            <text:p>780</text:p>
          </table:table-cell>
          <table:table-cell office:value-type="float" office:value="16.8950081326173">
            <text:p>16.8950081326</text:p>
          </table:table-cell>
          <table:table-cell office:value-type="float" office:value="37.2666666666667">
            <text:p>37.2666666667</text:p>
          </table:table-cell>
          <table:table-cell office:value-type="float" office:value="0.511102302337144">
            <text:p>0.5111023023</text:p>
          </table:table-cell>
          <table:table-cell office:value-type="float" office:value="1.50145490474438">
            <text:p>1.501454904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style-name="ce3" office:value-type="float" office:value="785">
            <text:p>785</text:p>
          </table:table-cell>
          <table:table-cell office:value-type="float" office:value="10.4755357522376">
            <text:p>10.4755357522</text:p>
          </table:table-cell>
          <table:table-cell office:value-type="float" office:value="24.8">
            <text:p>24.8</text:p>
          </table:table-cell>
          <table:table-cell office:value-type="float" office:value="0.487790240024757">
            <text:p>0.48779024</text:p>
          </table:table-cell>
          <table:table-cell office:value-type="float" office:value="1.32549182299182">
            <text:p>1.325491823</text:p>
          </table:table-cell>
          <table:table-cell office:value-type="float" office:value="22">
            <text:p>22</text:p>
          </table:table-cell>
          <table:table-cell table:style-name="ce3" office:value-type="float" office:value="785">
            <text:p>785</text:p>
          </table:table-cell>
          <table:table-cell office:value-type="float" office:value="12.7621981399625">
            <text:p>12.76219814</text:p>
          </table:table-cell>
          <table:table-cell office:value-type="float" office:value="34.7333333333333">
            <text:p>34.7333333333</text:p>
          </table:table-cell>
          <table:table-cell office:value-type="float" office:value="0.422189139721186">
            <text:p>0.4221891397</text:p>
          </table:table-cell>
          <table:table-cell office:value-type="float" office:value="1.5569696044696">
            <text:p>1.5569696045</text:p>
          </table:table-cell>
          <table:table-cell office:value-type="float" office:value="22">
            <text:p>22</text:p>
          </table:table-cell>
          <table:table-cell table:style-name="ce3" office:value-type="float" office:value="785">
            <text:p>785</text:p>
          </table:table-cell>
          <table:table-cell office:value-type="float" office:value="21.2495134539801">
            <text:p>21.249513454</text:p>
          </table:table-cell>
          <table:table-cell office:value-type="float" office:value="14.8666666666667">
            <text:p>14.8666666667</text:p>
          </table:table-cell>
          <table:table-cell office:value-type="float" office:value="1.54093484555379">
            <text:p>1.5409348456</text:p>
          </table:table-cell>
          <table:table-cell office:value-type="float" office:value="1.19222222222222">
            <text:p>1.1922222222</text:p>
          </table:table-cell>
          <table:table-cell office:value-type="float" office:value="4">
            <text:p>4</text:p>
          </table:table-cell>
          <table:table-cell table:style-name="ce3" office:value-type="float" office:value="785">
            <text:p>785</text:p>
          </table:table-cell>
          <table:table-cell office:value-type="float" office:value="16.8950081326173">
            <text:p>16.8950081326</text:p>
          </table:table-cell>
          <table:table-cell office:value-type="float" office:value="36.9333333333333">
            <text:p>36.9333333333</text:p>
          </table:table-cell>
          <table:table-cell office:value-type="float" office:value="0.51634408897592">
            <text:p>0.516344089</text:p>
          </table:table-cell>
          <table:table-cell office:value-type="float" office:value="1.48042926371874">
            <text:p>1.480429263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style-name="ce3" office:value-type="float" office:value="790">
            <text:p>790</text:p>
          </table:table-cell>
          <table:table-cell office:value-type="float" office:value="10.479881997159">
            <text:p>10.4798819972</text:p>
          </table:table-cell>
          <table:table-cell office:value-type="float" office:value="25.4666666666667">
            <text:p>25.4666666667</text:p>
          </table:table-cell>
          <table:table-cell office:value-type="float" office:value="0.481718157911929">
            <text:p>0.4817181579</text:p>
          </table:table-cell>
          <table:table-cell office:value-type="float" office:value="1.34792448292448">
            <text:p>1.3479244829</text:p>
          </table:table-cell>
          <table:table-cell office:value-type="float" office:value="22">
            <text:p>22</text:p>
          </table:table-cell>
          <table:table-cell table:style-name="ce3" office:value-type="float" office:value="790">
            <text:p>790</text:p>
          </table:table-cell>
          <table:table-cell office:value-type="float" office:value="12.7621981399625">
            <text:p>12.76219814</text:p>
          </table:table-cell>
          <table:table-cell office:value-type="float" office:value="34.5333333333333">
            <text:p>34.5333333333</text:p>
          </table:table-cell>
          <table:table-cell office:value-type="float" office:value="0.423950627995528">
            <text:p>0.423950628</text:p>
          </table:table-cell>
          <table:table-cell office:value-type="float" office:value="1.5482659007659">
            <text:p>1.5482659008</text:p>
          </table:table-cell>
          <table:table-cell office:value-type="float" office:value="22">
            <text:p>22</text:p>
          </table:table-cell>
          <table:table-cell table:style-name="ce3" office:value-type="float" office:value="790">
            <text:p>790</text:p>
          </table:table-cell>
          <table:table-cell office:value-type="float" office:value="21.2495134539801">
            <text:p>21.249513454</text:p>
          </table:table-cell>
          <table:table-cell office:value-type="float" office:value="14.8">
            <text:p>14.8</text:p>
          </table:table-cell>
          <table:table-cell office:value-type="float" office:value="1.54536522394022">
            <text:p>1.5453652239</text:p>
          </table:table-cell>
          <table:table-cell office:value-type="float" office:value="1.19281746031746">
            <text:p>1.1928174603</text:p>
          </table:table-cell>
          <table:table-cell office:value-type="float" office:value="4">
            <text:p>4</text:p>
          </table:table-cell>
          <table:table-cell table:style-name="ce3" office:value-type="float" office:value="790">
            <text:p>790</text:p>
          </table:table-cell>
          <table:table-cell office:value-type="float" office:value="16.9031596854121">
            <text:p>16.9031596854</text:p>
          </table:table-cell>
          <table:table-cell office:value-type="float" office:value="39.3333333333333">
            <text:p>39.3333333333</text:p>
          </table:table-cell>
          <table:table-cell office:value-type="float" office:value="0.50223841001099">
            <text:p>0.50223841</text:p>
          </table:table-cell>
          <table:table-cell office:value-type="float" office:value="1.53689518211257">
            <text:p>1.536895182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795">
            <text:p>795</text:p>
          </table:table-cell>
          <table:table-cell office:value-type="float" office:value="10.4806878358283">
            <text:p>10.4806878358</text:p>
          </table:table-cell>
          <table:table-cell office:value-type="float" office:value="26.3333333333333">
            <text:p>26.3333333333</text:p>
          </table:table-cell>
          <table:table-cell office:value-type="float" office:value="0.474175935687853">
            <text:p>0.4741759357</text:p>
          </table:table-cell>
          <table:table-cell office:value-type="float" office:value="1.37932641432641">
            <text:p>1.3793264143</text:p>
          </table:table-cell>
          <table:table-cell office:value-type="float" office:value="22">
            <text:p>22</text:p>
          </table:table-cell>
          <table:table-cell table:style-name="ce3" office:value-type="float" office:value="795">
            <text:p>795</text:p>
          </table:table-cell>
          <table:table-cell office:value-type="float" office:value="12.7621981399625">
            <text:p>12.76219814</text:p>
          </table:table-cell>
          <table:table-cell office:value-type="float" office:value="34.4">
            <text:p>34.4</text:p>
          </table:table-cell>
          <table:table-cell office:value-type="float" office:value="0.425355735331002">
            <text:p>0.4253557353</text:p>
          </table:table-cell>
          <table:table-cell office:value-type="float" office:value="1.5465564990565">
            <text:p>1.5465564991</text:p>
          </table:table-cell>
          <table:table-cell office:value-type="float" office:value="22">
            <text:p>22</text:p>
          </table:table-cell>
          <table:table-cell table:style-name="ce3" office:value-type="float" office:value="795">
            <text:p>795</text:p>
          </table:table-cell>
          <table:table-cell office:value-type="float" office:value="21.2495134539801">
            <text:p>21.249513454</text:p>
          </table:table-cell>
          <table:table-cell office:value-type="float" office:value="14.6666666666667">
            <text:p>14.6666666667</text:p>
          </table:table-cell>
          <table:table-cell office:value-type="float" office:value="1.55002807522498">
            <text:p>1.5500280752</text:p>
          </table:table-cell>
          <table:table-cell office:value-type="float" office:value="1.18448412698413">
            <text:p>1.184484127</text:p>
          </table:table-cell>
          <table:table-cell office:value-type="float" office:value="4">
            <text:p>4</text:p>
          </table:table-cell>
          <table:table-cell table:style-name="ce3" office:value-type="float" office:value="795">
            <text:p>795</text:p>
          </table:table-cell>
          <table:table-cell office:value-type="float" office:value="16.9080373907016">
            <text:p>16.9080373907</text:p>
          </table:table-cell>
          <table:table-cell office:value-type="float" office:value="39.5333333333333">
            <text:p>39.5333333333</text:p>
          </table:table-cell>
          <table:table-cell office:value-type="float" office:value="0.497648938896284">
            <text:p>0.4976489389</text:p>
          </table:table-cell>
          <table:table-cell office:value-type="float" office:value="1.55020104291843">
            <text:p>1.550201042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800">
            <text:p>800</text:p>
          </table:table-cell>
          <table:table-cell office:value-type="float" office:value="10.4835545933492">
            <text:p>10.4835545933</text:p>
          </table:table-cell>
          <table:table-cell office:value-type="float" office:value="26.7333333333333">
            <text:p>26.7333333333</text:p>
          </table:table-cell>
          <table:table-cell office:value-type="float" office:value="0.470918000639166">
            <text:p>0.4709180006</text:p>
          </table:table-cell>
          <table:table-cell office:value-type="float" office:value="1.41287342287342">
            <text:p>1.4128734229</text:p>
          </table:table-cell>
          <table:table-cell office:value-type="float" office:value="22">
            <text:p>22</text:p>
          </table:table-cell>
          <table:table-cell table:style-name="ce3" office:value-type="float" office:value="800">
            <text:p>800</text:p>
          </table:table-cell>
          <table:table-cell office:value-type="float" office:value="12.7621981399625">
            <text:p>12.76219814</text:p>
          </table:table-cell>
          <table:table-cell office:value-type="float" office:value="34.3333333333333">
            <text:p>34.3333333333</text:p>
          </table:table-cell>
          <table:table-cell office:value-type="float" office:value="0.426436844249959">
            <text:p>0.4264368442</text:p>
          </table:table-cell>
          <table:table-cell office:value-type="float" office:value="1.54803798053798">
            <text:p>1.5480379805</text:p>
          </table:table-cell>
          <table:table-cell office:value-type="float" office:value="22">
            <text:p>22</text:p>
          </table:table-cell>
          <table:table-cell table:style-name="ce3" office:value-type="float" office:value="800">
            <text:p>800</text:p>
          </table:table-cell>
          <table:table-cell office:value-type="float" office:value="21.2495134539801">
            <text:p>21.249513454</text:p>
          </table:table-cell>
          <table:table-cell office:value-type="float" office:value="14.6">
            <text:p>14.6</text:p>
          </table:table-cell>
          <table:table-cell office:value-type="float" office:value="1.55302562247947">
            <text:p>1.5530256225</text:p>
          </table:table-cell>
          <table:table-cell office:value-type="float" office:value="1.19420634920635">
            <text:p>1.1942063492</text:p>
          </table:table-cell>
          <table:table-cell office:value-type="float" office:value="4">
            <text:p>4</text:p>
          </table:table-cell>
          <table:table-cell table:style-name="ce3" office:value-type="float" office:value="800">
            <text:p>800</text:p>
          </table:table-cell>
          <table:table-cell office:value-type="float" office:value="16.9106309081144">
            <text:p>16.9106309081</text:p>
          </table:table-cell>
          <table:table-cell office:value-type="float" office:value="39.3333333333333">
            <text:p>39.3333333333</text:p>
          </table:table-cell>
          <table:table-cell office:value-type="float" office:value="0.49846210931153">
            <text:p>0.4984621093</text:p>
          </table:table-cell>
          <table:table-cell office:value-type="float" office:value="1.52634573156312">
            <text:p>1.526345731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805">
            <text:p>805</text:p>
          </table:table-cell>
          <table:table-cell office:value-type="float" office:value="10.4835545933492">
            <text:p>10.4835545933</text:p>
          </table:table-cell>
          <table:table-cell office:value-type="float" office:value="25.4">
            <text:p>25.4</text:p>
          </table:table-cell>
          <table:table-cell office:value-type="float" office:value="0.480400179733972">
            <text:p>0.4804001797</text:p>
          </table:table-cell>
          <table:table-cell office:value-type="float" office:value="1.38460613460613">
            <text:p>1.3846061346</text:p>
          </table:table-cell>
          <table:table-cell office:value-type="float" office:value="22">
            <text:p>22</text:p>
          </table:table-cell>
          <table:table-cell table:style-name="ce3" office:value-type="float" office:value="805">
            <text:p>805</text:p>
          </table:table-cell>
          <table:table-cell office:value-type="float" office:value="12.7621981399625">
            <text:p>12.76219814</text:p>
          </table:table-cell>
          <table:table-cell office:value-type="float" office:value="34.0666666666667">
            <text:p>34.0666666667</text:p>
          </table:table-cell>
          <table:table-cell office:value-type="float" office:value="0.428054420625407">
            <text:p>0.4280544206</text:p>
          </table:table-cell>
          <table:table-cell office:value-type="float" office:value="1.53887131387131">
            <text:p>1.5388713139</text:p>
          </table:table-cell>
          <table:table-cell office:value-type="float" office:value="22">
            <text:p>22</text:p>
          </table:table-cell>
          <table:table-cell table:style-name="ce3" office:value-type="float" office:value="805">
            <text:p>805</text:p>
          </table:table-cell>
          <table:table-cell office:value-type="float" office:value="21.2495134539801">
            <text:p>21.249513454</text:p>
          </table:table-cell>
          <table:table-cell office:value-type="float" office:value="14.6">
            <text:p>14.6</text:p>
          </table:table-cell>
          <table:table-cell office:value-type="float" office:value="1.55302562247947">
            <text:p>1.5530256225</text:p>
          </table:table-cell>
          <table:table-cell office:value-type="float" office:value="1.19420634920635">
            <text:p>1.1942063492</text:p>
          </table:table-cell>
          <table:table-cell office:value-type="float" office:value="4">
            <text:p>4</text:p>
          </table:table-cell>
          <table:table-cell table:style-name="ce3" office:value-type="float" office:value="805">
            <text:p>805</text:p>
          </table:table-cell>
          <table:table-cell office:value-type="float" office:value="16.9106309081144">
            <text:p>16.9106309081</text:p>
          </table:table-cell>
          <table:table-cell office:value-type="float" office:value="38.8666666666667">
            <text:p>38.8666666667</text:p>
          </table:table-cell>
          <table:table-cell office:value-type="float" office:value="0.501993339651647">
            <text:p>0.5019933397</text:p>
          </table:table-cell>
          <table:table-cell office:value-type="float" office:value="1.52217906489646">
            <text:p>1.522179064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810">
            <text:p>810</text:p>
          </table:table-cell>
          <table:table-cell office:value-type="float" office:value="10.4835545933492">
            <text:p>10.4835545933</text:p>
          </table:table-cell>
          <table:table-cell office:value-type="float" office:value="25.3333333333333">
            <text:p>25.3333333333</text:p>
          </table:table-cell>
          <table:table-cell office:value-type="float" office:value="0.481820792622975">
            <text:p>0.4818207926</text:p>
          </table:table-cell>
          <table:table-cell office:value-type="float" office:value="1.37111407111407">
            <text:p>1.3711140711</text:p>
          </table:table-cell>
          <table:table-cell office:value-type="float" office:value="22">
            <text:p>22</text:p>
          </table:table-cell>
          <table:table-cell table:style-name="ce3" office:value-type="float" office:value="810">
            <text:p>810</text:p>
          </table:table-cell>
          <table:table-cell office:value-type="float" office:value="12.7671407127963">
            <text:p>12.7671407128</text:p>
          </table:table-cell>
          <table:table-cell office:value-type="float" office:value="35.0666666666667">
            <text:p>35.0666666667</text:p>
          </table:table-cell>
          <table:table-cell office:value-type="float" office:value="0.425190526653905">
            <text:p>0.4251905267</text:p>
          </table:table-cell>
          <table:table-cell office:value-type="float" office:value="1.55433972345737">
            <text:p>1.5543397235</text:p>
          </table:table-cell>
          <table:table-cell office:value-type="float" office:value="22">
            <text:p>22</text:p>
          </table:table-cell>
          <table:table-cell table:style-name="ce3" office:value-type="float" office:value="810">
            <text:p>810</text:p>
          </table:table-cell>
          <table:table-cell office:value-type="float" office:value="21.2495134539801">
            <text:p>21.249513454</text:p>
          </table:table-cell>
          <table:table-cell office:value-type="float" office:value="14.5333333333333">
            <text:p>14.5333333333</text:p>
          </table:table-cell>
          <table:table-cell office:value-type="float" office:value="1.55554415307021">
            <text:p>1.5555441531</text:p>
          </table:table-cell>
          <table:table-cell office:value-type="float" office:value="1.19050264550265">
            <text:p>1.1905026455</text:p>
          </table:table-cell>
          <table:table-cell office:value-type="float" office:value="4">
            <text:p>4</text:p>
          </table:table-cell>
          <table:table-cell table:style-name="ce3" office:value-type="float" office:value="810">
            <text:p>810</text:p>
          </table:table-cell>
          <table:table-cell office:value-type="float" office:value="16.9106309081144">
            <text:p>16.9106309081</text:p>
          </table:table-cell>
          <table:table-cell office:value-type="float" office:value="37.6666666666667">
            <text:p>37.6666666667</text:p>
          </table:table-cell>
          <table:table-cell office:value-type="float" office:value="0.515065917577066">
            <text:p>0.5150659176</text:p>
          </table:table-cell>
          <table:table-cell office:value-type="float" office:value="1.48902551152551">
            <text:p>1.489025511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815">
            <text:p>815</text:p>
          </table:table-cell>
          <table:table-cell office:value-type="float" office:value="10.4880015141181">
            <text:p>10.4880015141</text:p>
          </table:table-cell>
          <table:table-cell office:value-type="float" office:value="25.4666666666667">
            <text:p>25.4666666667</text:p>
          </table:table-cell>
          <table:table-cell office:value-type="float" office:value="0.482400673374536">
            <text:p>0.4824006734</text:p>
          </table:table-cell>
          <table:table-cell office:value-type="float" office:value="1.33760998260998">
            <text:p>1.3376099826</text:p>
          </table:table-cell>
          <table:table-cell office:value-type="float" office:value="22">
            <text:p>22</text:p>
          </table:table-cell>
          <table:table-cell table:style-name="ce3" office:value-type="float" office:value="815">
            <text:p>815</text:p>
          </table:table-cell>
          <table:table-cell office:value-type="float" office:value="12.7675162784921">
            <text:p>12.7675162785</text:p>
          </table:table-cell>
          <table:table-cell office:value-type="float" office:value="35.8666666666667">
            <text:p>35.8666666667</text:p>
          </table:table-cell>
          <table:table-cell office:value-type="float" office:value="0.418221738358597">
            <text:p>0.4182217384</text:p>
          </table:table-cell>
          <table:table-cell office:value-type="float" office:value="1.59756927168692">
            <text:p>1.5975692717</text:p>
          </table:table-cell>
          <table:table-cell office:value-type="float" office:value="22">
            <text:p>22</text:p>
          </table:table-cell>
          <table:table-cell table:style-name="ce3" office:value-type="float" office:value="815">
            <text:p>815</text:p>
          </table:table-cell>
          <table:table-cell office:value-type="float" office:value="21.2495134539801">
            <text:p>21.249513454</text:p>
          </table:table-cell>
          <table:table-cell office:value-type="float" office:value="14.5333333333333">
            <text:p>14.5333333333</text:p>
          </table:table-cell>
          <table:table-cell office:value-type="float" office:value="1.55554415307021">
            <text:p>1.5555441531</text:p>
          </table:table-cell>
          <table:table-cell office:value-type="float" office:value="1.19050264550265">
            <text:p>1.1905026455</text:p>
          </table:table-cell>
          <table:table-cell office:value-type="float" office:value="4">
            <text:p>4</text:p>
          </table:table-cell>
          <table:table-cell table:style-name="ce3" office:value-type="float" office:value="815">
            <text:p>815</text:p>
          </table:table-cell>
          <table:table-cell office:value-type="float" office:value="16.9114512078984">
            <text:p>16.9114512079</text:p>
          </table:table-cell>
          <table:table-cell office:value-type="float" office:value="37.4666666666667">
            <text:p>37.4666666667</text:p>
          </table:table-cell>
          <table:table-cell office:value-type="float" office:value="0.517368548449272">
            <text:p>0.5173685484</text:p>
          </table:table-cell>
          <table:table-cell office:value-type="float" office:value="1.46431619306619">
            <text:p>1.464316193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820">
            <text:p>820</text:p>
          </table:table-cell>
          <table:table-cell office:value-type="float" office:value="10.4880015141181">
            <text:p>10.4880015141</text:p>
          </table:table-cell>
          <table:table-cell office:value-type="float" office:value="25.4">
            <text:p>25.4</text:p>
          </table:table-cell>
          <table:table-cell office:value-type="float" office:value="0.482943701326387">
            <text:p>0.4829437013</text:p>
          </table:table-cell>
          <table:table-cell office:value-type="float" office:value="1.35389786139786">
            <text:p>1.3538978614</text:p>
          </table:table-cell>
          <table:table-cell office:value-type="float" office:value="22">
            <text:p>22</text:p>
          </table:table-cell>
          <table:table-cell table:style-name="ce3" office:value-type="float" office:value="820">
            <text:p>820</text:p>
          </table:table-cell>
          <table:table-cell office:value-type="float" office:value="12.7675162784921">
            <text:p>12.7675162785</text:p>
          </table:table-cell>
          <table:table-cell office:value-type="float" office:value="35.8666666666667">
            <text:p>35.8666666667</text:p>
          </table:table-cell>
          <table:table-cell office:value-type="float" office:value="0.418221738358597">
            <text:p>0.4182217384</text:p>
          </table:table-cell>
          <table:table-cell office:value-type="float" office:value="1.59756927168692">
            <text:p>1.5975692717</text:p>
          </table:table-cell>
          <table:table-cell office:value-type="float" office:value="22">
            <text:p>22</text:p>
          </table:table-cell>
          <table:table-cell table:style-name="ce3" office:value-type="float" office:value="820">
            <text:p>820</text:p>
          </table:table-cell>
          <table:table-cell office:value-type="float" office:value="21.2495134539801">
            <text:p>21.249513454</text:p>
          </table:table-cell>
          <table:table-cell office:value-type="float" office:value="14.4">
            <text:p>14.4</text:p>
          </table:table-cell>
          <table:table-cell office:value-type="float" office:value="1.57319725384096">
            <text:p>1.5731972538</text:p>
          </table:table-cell>
          <table:table-cell office:value-type="float" office:value="1.17661375661376">
            <text:p>1.1766137566</text:p>
          </table:table-cell>
          <table:table-cell office:value-type="float" office:value="4">
            <text:p>4</text:p>
          </table:table-cell>
          <table:table-cell table:style-name="ce3" office:value-type="float" office:value="820">
            <text:p>820</text:p>
          </table:table-cell>
          <table:table-cell office:value-type="float" office:value="16.9114512078984">
            <text:p>16.9114512079</text:p>
          </table:table-cell>
          <table:table-cell office:value-type="float" office:value="37.2666666666667">
            <text:p>37.2666666667</text:p>
          </table:table-cell>
          <table:table-cell office:value-type="float" office:value="0.518917948916843">
            <text:p>0.5189179489</text:p>
          </table:table-cell>
          <table:table-cell office:value-type="float" office:value="1.46592513967514">
            <text:p>1.465925139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825">
            <text:p>825</text:p>
          </table:table-cell>
          <table:table-cell office:value-type="float" office:value="10.4880015141181">
            <text:p>10.4880015141</text:p>
          </table:table-cell>
          <table:table-cell office:value-type="float" office:value="25.1333333333333">
            <text:p>25.1333333333</text:p>
          </table:table-cell>
          <table:table-cell office:value-type="float" office:value="0.484828826241089">
            <text:p>0.4848288262</text:p>
          </table:table-cell>
          <table:table-cell office:value-type="float" office:value="1.3471151996152">
            <text:p>1.3471151996</text:p>
          </table:table-cell>
          <table:table-cell office:value-type="float" office:value="3">
            <text:p>3</text:p>
          </table:table-cell>
          <table:table-cell table:style-name="ce3" office:value-type="float" office:value="825">
            <text:p>825</text:p>
          </table:table-cell>
          <table:table-cell office:value-type="float" office:value="12.7675162784921">
            <text:p>12.7675162785</text:p>
          </table:table-cell>
          <table:table-cell office:value-type="float" office:value="35.5333333333333">
            <text:p>35.5333333333</text:p>
          </table:table-cell>
          <table:table-cell office:value-type="float" office:value="0.419311101036699">
            <text:p>0.419311101</text:p>
          </table:table-cell>
          <table:table-cell office:value-type="float" office:value="1.59146594146594">
            <text:p>1.5914659415</text:p>
          </table:table-cell>
          <table:table-cell office:value-type="float" office:value="22">
            <text:p>22</text:p>
          </table:table-cell>
          <table:table-cell table:style-name="ce3" office:value-type="float" office:value="825">
            <text:p>825</text:p>
          </table:table-cell>
          <table:table-cell office:value-type="float" office:value="21.2495134539801">
            <text:p>21.249513454</text:p>
          </table:table-cell>
          <table:table-cell office:value-type="float" office:value="14.4">
            <text:p>14.4</text:p>
          </table:table-cell>
          <table:table-cell office:value-type="float" office:value="1.57319725384096">
            <text:p>1.5731972538</text:p>
          </table:table-cell>
          <table:table-cell office:value-type="float" office:value="1.17661375661376">
            <text:p>1.1766137566</text:p>
          </table:table-cell>
          <table:table-cell office:value-type="float" office:value="4">
            <text:p>4</text:p>
          </table:table-cell>
          <table:table-cell table:style-name="ce3" office:value-type="float" office:value="825">
            <text:p>825</text:p>
          </table:table-cell>
          <table:table-cell office:value-type="float" office:value="16.9114512078984">
            <text:p>16.9114512079</text:p>
          </table:table-cell>
          <table:table-cell office:value-type="float" office:value="37.0666666666667">
            <text:p>37.0666666667</text:p>
          </table:table-cell>
          <table:table-cell office:value-type="float" office:value="0.522364187646786">
            <text:p>0.5223641876</text:p>
          </table:table-cell>
          <table:table-cell office:value-type="float" office:value="1.46596398971399">
            <text:p>1.465963989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830">
            <text:p>830</text:p>
          </table:table-cell>
          <table:table-cell office:value-type="float" office:value="10.4880015141181">
            <text:p>10.4880015141</text:p>
          </table:table-cell>
          <table:table-cell office:value-type="float" office:value="24.8">
            <text:p>24.8</text:p>
          </table:table-cell>
          <table:table-cell office:value-type="float" office:value="0.490008759679648">
            <text:p>0.4900087597</text:p>
          </table:table-cell>
          <table:table-cell office:value-type="float" office:value="1.32489297739298">
            <text:p>1.3248929774</text:p>
          </table:table-cell>
          <table:table-cell office:value-type="float" office:value="3">
            <text:p>3</text:p>
          </table:table-cell>
          <table:table-cell table:style-name="ce3" office:value-type="float" office:value="830">
            <text:p>830</text:p>
          </table:table-cell>
          <table:table-cell office:value-type="float" office:value="12.7850645523742">
            <text:p>12.7850645524</text:p>
          </table:table-cell>
          <table:table-cell office:value-type="float" office:value="35.6666666666667">
            <text:p>35.6666666667</text:p>
          </table:table-cell>
          <table:table-cell office:value-type="float" office:value="0.419662492737397">
            <text:p>0.4196624927</text:p>
          </table:table-cell>
          <table:table-cell office:value-type="float" office:value="1.59262145262145">
            <text:p>1.5926214526</text:p>
          </table:table-cell>
          <table:table-cell office:value-type="float" office:value="22">
            <text:p>22</text:p>
          </table:table-cell>
          <table:table-cell table:style-name="ce3" office:value-type="float" office:value="830">
            <text:p>830</text:p>
          </table:table-cell>
          <table:table-cell office:value-type="float" office:value="21.2495134539801">
            <text:p>21.249513454</text:p>
          </table:table-cell>
          <table:table-cell office:value-type="float" office:value="14.4">
            <text:p>14.4</text:p>
          </table:table-cell>
          <table:table-cell office:value-type="float" office:value="1.57319725384096">
            <text:p>1.5731972538</text:p>
          </table:table-cell>
          <table:table-cell office:value-type="float" office:value="1.17661375661376">
            <text:p>1.1766137566</text:p>
          </table:table-cell>
          <table:table-cell office:value-type="float" office:value="4">
            <text:p>4</text:p>
          </table:table-cell>
          <table:table-cell table:style-name="ce3" office:value-type="float" office:value="830">
            <text:p>830</text:p>
          </table:table-cell>
          <table:table-cell office:value-type="float" office:value="16.9114512078984">
            <text:p>16.9114512079</text:p>
          </table:table-cell>
          <table:table-cell office:value-type="float" office:value="36.3333333333333">
            <text:p>36.3333333333</text:p>
          </table:table-cell>
          <table:table-cell office:value-type="float" office:value="0.528550987660875">
            <text:p>0.5285509877</text:p>
          </table:table-cell>
          <table:table-cell office:value-type="float" office:value="1.45698098198098">
            <text:p>1.45698098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835">
            <text:p>835</text:p>
          </table:table-cell>
          <table:table-cell office:value-type="float" office:value="10.4899856887255">
            <text:p>10.4899856887</text:p>
          </table:table-cell>
          <table:table-cell office:value-type="float" office:value="24.8">
            <text:p>24.8</text:p>
          </table:table-cell>
          <table:table-cell office:value-type="float" office:value="0.488713080986044">
            <text:p>0.488713081</text:p>
          </table:table-cell>
          <table:table-cell office:value-type="float" office:value="1.32703944203944">
            <text:p>1.327039442</text:p>
          </table:table-cell>
          <table:table-cell office:value-type="float" office:value="3">
            <text:p>3</text:p>
          </table:table-cell>
          <table:table-cell table:style-name="ce3" office:value-type="float" office:value="835">
            <text:p>835</text:p>
          </table:table-cell>
          <table:table-cell office:value-type="float" office:value="12.7850645523742">
            <text:p>12.7850645524</text:p>
          </table:table-cell>
          <table:table-cell office:value-type="float" office:value="34.8">
            <text:p>34.8</text:p>
          </table:table-cell>
          <table:table-cell office:value-type="float" office:value="0.423318926114831">
            <text:p>0.4233189261</text:p>
          </table:table-cell>
          <table:table-cell office:value-type="float" office:value="1.58298631651573">
            <text:p>1.5829863165</text:p>
          </table:table-cell>
          <table:table-cell office:value-type="float" office:value="22">
            <text:p>22</text:p>
          </table:table-cell>
          <table:table-cell table:style-name="ce3" office:value-type="float" office:value="835">
            <text:p>835</text:p>
          </table:table-cell>
          <table:table-cell office:value-type="float" office:value="21.2495134539801">
            <text:p>21.249513454</text:p>
          </table:table-cell>
          <table:table-cell office:value-type="float" office:value="14.4">
            <text:p>14.4</text:p>
          </table:table-cell>
          <table:table-cell office:value-type="float" office:value="1.57319725384096">
            <text:p>1.5731972538</text:p>
          </table:table-cell>
          <table:table-cell office:value-type="float" office:value="1.17661375661376">
            <text:p>1.1766137566</text:p>
          </table:table-cell>
          <table:table-cell office:value-type="float" office:value="4">
            <text:p>4</text:p>
          </table:table-cell>
          <table:table-cell table:style-name="ce3" office:value-type="float" office:value="835">
            <text:p>835</text:p>
          </table:table-cell>
          <table:table-cell office:value-type="float" office:value="16.9114512078984">
            <text:p>16.9114512079</text:p>
          </table:table-cell>
          <table:table-cell office:value-type="float" office:value="36.1333333333333">
            <text:p>36.1333333333</text:p>
          </table:table-cell>
          <table:table-cell office:value-type="float" office:value="0.530036197860379">
            <text:p>0.5300361979</text:p>
          </table:table-cell>
          <table:table-cell office:value-type="float" office:value="1.44168686433392">
            <text:p>1.441686864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840">
            <text:p>840</text:p>
          </table:table-cell>
          <table:table-cell office:value-type="float" office:value="10.4899856887255">
            <text:p>10.4899856887</text:p>
          </table:table-cell>
          <table:table-cell office:value-type="float" office:value="24.2666666666667">
            <text:p>24.2666666667</text:p>
          </table:table-cell>
          <table:table-cell office:value-type="float" office:value="0.494942019224793">
            <text:p>0.4949420192</text:p>
          </table:table-cell>
          <table:table-cell office:value-type="float" office:value="1.29885762385762">
            <text:p>1.2988576239</text:p>
          </table:table-cell>
          <table:table-cell office:value-type="float" office:value="3">
            <text:p>3</text:p>
          </table:table-cell>
          <table:table-cell table:style-name="ce3" office:value-type="float" office:value="840">
            <text:p>840</text:p>
          </table:table-cell>
          <table:table-cell office:value-type="float" office:value="12.7850645523742">
            <text:p>12.7850645524</text:p>
          </table:table-cell>
          <table:table-cell office:value-type="float" office:value="34.7333333333333">
            <text:p>34.7333333333</text:p>
          </table:table-cell>
          <table:table-cell office:value-type="float" office:value="0.423604464173308">
            <text:p>0.4236044642</text:p>
          </table:table-cell>
          <table:table-cell office:value-type="float" office:value="1.58060536413478">
            <text:p>1.5806053641</text:p>
          </table:table-cell>
          <table:table-cell office:value-type="float" office:value="22">
            <text:p>22</text:p>
          </table:table-cell>
          <table:table-cell table:style-name="ce3" office:value-type="float" office:value="840">
            <text:p>840</text:p>
          </table:table-cell>
          <table:table-cell office:value-type="float" office:value="21.2495134539801">
            <text:p>21.249513454</text:p>
          </table:table-cell>
          <table:table-cell office:value-type="float" office:value="14.2666666666667">
            <text:p>14.2666666667</text:p>
          </table:table-cell>
          <table:table-cell office:value-type="float" office:value="1.57914207338709">
            <text:p>1.5791420734</text:p>
          </table:table-cell>
          <table:table-cell office:value-type="float" office:value="1.16874338624339">
            <text:p>1.1687433862</text:p>
          </table:table-cell>
          <table:table-cell office:value-type="float" office:value="4">
            <text:p>4</text:p>
          </table:table-cell>
          <table:table-cell table:style-name="ce3" office:value-type="float" office:value="840">
            <text:p>840</text:p>
          </table:table-cell>
          <table:table-cell office:value-type="float" office:value="16.9114512078984">
            <text:p>16.9114512079</text:p>
          </table:table-cell>
          <table:table-cell office:value-type="float" office:value="36">
            <text:p>36</text:p>
          </table:table-cell>
          <table:table-cell office:value-type="float" office:value="0.531452184008226">
            <text:p>0.531452184</text:p>
          </table:table-cell>
          <table:table-cell office:value-type="float" office:value="1.43432818986999">
            <text:p>1.434328189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845">
            <text:p>845</text:p>
          </table:table-cell>
          <table:table-cell office:value-type="float" office:value="10.4899856887255">
            <text:p>10.4899856887</text:p>
          </table:table-cell>
          <table:table-cell office:value-type="float" office:value="24.2666666666667">
            <text:p>24.2666666667</text:p>
          </table:table-cell>
          <table:table-cell office:value-type="float" office:value="0.494942019224793">
            <text:p>0.4949420192</text:p>
          </table:table-cell>
          <table:table-cell office:value-type="float" office:value="1.29885762385762">
            <text:p>1.2988576239</text:p>
          </table:table-cell>
          <table:table-cell office:value-type="float" office:value="3">
            <text:p>3</text:p>
          </table:table-cell>
          <table:table-cell table:style-name="ce3" office:value-type="float" office:value="845">
            <text:p>845</text:p>
          </table:table-cell>
          <table:table-cell office:value-type="float" office:value="12.7890037686907">
            <text:p>12.7890037687</text:p>
          </table:table-cell>
          <table:table-cell office:value-type="float" office:value="35">
            <text:p>35</text:p>
          </table:table-cell>
          <table:table-cell office:value-type="float" office:value="0.422525771938158">
            <text:p>0.4225257719</text:p>
          </table:table-cell>
          <table:table-cell office:value-type="float" office:value="1.595713589243">
            <text:p>1.5957135892</text:p>
          </table:table-cell>
          <table:table-cell office:value-type="float" office:value="22">
            <text:p>22</text:p>
          </table:table-cell>
          <table:table-cell table:style-name="ce3" office:value-type="float" office:value="845">
            <text:p>845</text:p>
          </table:table-cell>
          <table:table-cell office:value-type="float" office:value="21.2495134539801">
            <text:p>21.249513454</text:p>
          </table:table-cell>
          <table:table-cell office:value-type="float" office:value="14.2666666666667">
            <text:p>14.2666666667</text:p>
          </table:table-cell>
          <table:table-cell office:value-type="float" office:value="1.57914207338709">
            <text:p>1.5791420734</text:p>
          </table:table-cell>
          <table:table-cell office:value-type="float" office:value="1.16874338624339">
            <text:p>1.1687433862</text:p>
          </table:table-cell>
          <table:table-cell office:value-type="float" office:value="4">
            <text:p>4</text:p>
          </table:table-cell>
          <table:table-cell table:style-name="ce3" office:value-type="float" office:value="845">
            <text:p>845</text:p>
          </table:table-cell>
          <table:table-cell office:value-type="float" office:value="16.9189075992097">
            <text:p>16.9189075992</text:p>
          </table:table-cell>
          <table:table-cell office:value-type="float" office:value="36.4666666666667">
            <text:p>36.4666666667</text:p>
          </table:table-cell>
          <table:table-cell office:value-type="float" office:value="0.529249227377193">
            <text:p>0.5292492274</text:p>
          </table:table-cell>
          <table:table-cell office:value-type="float" office:value="1.4525440018358">
            <text:p>1.452544001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850">
            <text:p>850</text:p>
          </table:table-cell>
          <table:table-cell office:value-type="float" office:value="10.4899856887255">
            <text:p>10.4899856887</text:p>
          </table:table-cell>
          <table:table-cell office:value-type="float" office:value="24.2">
            <text:p>24.2</text:p>
          </table:table-cell>
          <table:table-cell office:value-type="float" office:value="0.496661708511481">
            <text:p>0.4966617085</text:p>
          </table:table-cell>
          <table:table-cell office:value-type="float" office:value="1.29409571909572">
            <text:p>1.2940957191</text:p>
          </table:table-cell>
          <table:table-cell office:value-type="float" office:value="3">
            <text:p>3</text:p>
          </table:table-cell>
          <table:table-cell table:style-name="ce3" office:value-type="float" office:value="850">
            <text:p>850</text:p>
          </table:table-cell>
          <table:table-cell office:value-type="float" office:value="12.7890037686907">
            <text:p>12.7890037687</text:p>
          </table:table-cell>
          <table:table-cell office:value-type="float" office:value="34.8">
            <text:p>34.8</text:p>
          </table:table-cell>
          <table:table-cell office:value-type="float" office:value="0.424118191718682">
            <text:p>0.4241181917</text:p>
          </table:table-cell>
          <table:table-cell office:value-type="float" office:value="1.59150724003665">
            <text:p>1.59150724</text:p>
          </table:table-cell>
          <table:table-cell office:value-type="float" office:value="22">
            <text:p>22</text:p>
          </table:table-cell>
          <table:table-cell table:style-name="ce3" office:value-type="float" office:value="850">
            <text:p>850</text:p>
          </table:table-cell>
          <table:table-cell office:value-type="float" office:value="21.2495134539801">
            <text:p>21.249513454</text:p>
          </table:table-cell>
          <table:table-cell office:value-type="float" office:value="14.2666666666667">
            <text:p>14.2666666667</text:p>
          </table:table-cell>
          <table:table-cell office:value-type="float" office:value="1.57914207338709">
            <text:p>1.5791420734</text:p>
          </table:table-cell>
          <table:table-cell office:value-type="float" office:value="1.16874338624339">
            <text:p>1.1687433862</text:p>
          </table:table-cell>
          <table:table-cell office:value-type="float" office:value="4">
            <text:p>4</text:p>
          </table:table-cell>
          <table:table-cell table:style-name="ce3" office:value-type="float" office:value="850">
            <text:p>850</text:p>
          </table:table-cell>
          <table:table-cell office:value-type="float" office:value="16.9217069063812">
            <text:p>16.9217069064</text:p>
          </table:table-cell>
          <table:table-cell office:value-type="float" office:value="37.1333333333333">
            <text:p>37.1333333333</text:p>
          </table:table-cell>
          <table:table-cell office:value-type="float" office:value="0.528664128646026">
            <text:p>0.5286641286</text:p>
          </table:table-cell>
          <table:table-cell office:value-type="float" office:value="1.49071536750716">
            <text:p>1.490715367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855">
            <text:p>855</text:p>
          </table:table-cell>
          <table:table-cell office:value-type="float" office:value="10.4936648645901">
            <text:p>10.4936648646</text:p>
          </table:table-cell>
          <table:table-cell office:value-type="float" office:value="24.3333333333333">
            <text:p>24.3333333333</text:p>
          </table:table-cell>
          <table:table-cell office:value-type="float" office:value="0.487254257285776">
            <text:p>0.4872542573</text:p>
          </table:table-cell>
          <table:table-cell office:value-type="float" office:value="1.31270683020683">
            <text:p>1.3127068302</text:p>
          </table:table-cell>
          <table:table-cell office:value-type="float" office:value="3">
            <text:p>3</text:p>
          </table:table-cell>
          <table:table-cell table:style-name="ce3" office:value-type="float" office:value="855">
            <text:p>855</text:p>
          </table:table-cell>
          <table:table-cell office:value-type="float" office:value="12.7890037686907">
            <text:p>12.7890037687</text:p>
          </table:table-cell>
          <table:table-cell office:value-type="float" office:value="34.7333333333333">
            <text:p>34.7333333333</text:p>
          </table:table-cell>
          <table:table-cell office:value-type="float" office:value="0.424396960772332">
            <text:p>0.4243969608</text:p>
          </table:table-cell>
          <table:table-cell office:value-type="float" office:value="1.57372946225887">
            <text:p>1.5737294623</text:p>
          </table:table-cell>
          <table:table-cell office:value-type="float" office:value="22">
            <text:p>22</text:p>
          </table:table-cell>
          <table:table-cell table:style-name="ce3" office:value-type="float" office:value="855">
            <text:p>855</text:p>
          </table:table-cell>
          <table:table-cell office:value-type="float" office:value="21.2708072620382">
            <text:p>21.270807262</text:p>
          </table:table-cell>
          <table:table-cell office:value-type="float" office:value="14.3333333333333">
            <text:p>14.3333333333</text:p>
          </table:table-cell>
          <table:table-cell office:value-type="float" office:value="1.56743977558949">
            <text:p>1.5674397756</text:p>
          </table:table-cell>
          <table:table-cell office:value-type="float" office:value="1.16874338624339">
            <text:p>1.1687433862</text:p>
          </table:table-cell>
          <table:table-cell office:value-type="float" office:value="4">
            <text:p>4</text:p>
          </table:table-cell>
          <table:table-cell table:style-name="ce3" office:value-type="float" office:value="855">
            <text:p>855</text:p>
          </table:table-cell>
          <table:table-cell office:value-type="float" office:value="16.9252986346634">
            <text:p>16.9252986347</text:p>
          </table:table-cell>
          <table:table-cell office:value-type="float" office:value="37">
            <text:p>37</text:p>
          </table:table-cell>
          <table:table-cell office:value-type="float" office:value="0.525837531500792">
            <text:p>0.5258375315</text:p>
          </table:table-cell>
          <table:table-cell office:value-type="float" office:value="1.48407893376547">
            <text:p>1.484078933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860">
            <text:p>860</text:p>
          </table:table-cell>
          <table:table-cell office:value-type="float" office:value="10.4936648645901">
            <text:p>10.4936648646</text:p>
          </table:table-cell>
          <table:table-cell office:value-type="float" office:value="23.9333333333333">
            <text:p>23.9333333333</text:p>
          </table:table-cell>
          <table:table-cell office:value-type="float" office:value="0.493819384216421">
            <text:p>0.4938193842</text:p>
          </table:table-cell>
          <table:table-cell office:value-type="float" office:value="1.29781431531432">
            <text:p>1.2978143153</text:p>
          </table:table-cell>
          <table:table-cell office:value-type="float" office:value="3">
            <text:p>3</text:p>
          </table:table-cell>
          <table:table-cell table:style-name="ce3" office:value-type="float" office:value="860">
            <text:p>860</text:p>
          </table:table-cell>
          <table:table-cell office:value-type="float" office:value="12.7890037686907">
            <text:p>12.7890037687</text:p>
          </table:table-cell>
          <table:table-cell office:value-type="float" office:value="34.2">
            <text:p>34.2</text:p>
          </table:table-cell>
          <table:table-cell office:value-type="float" office:value="0.427446519648919">
            <text:p>0.4274465196</text:p>
          </table:table-cell>
          <table:table-cell office:value-type="float" office:value="1.56030848780849">
            <text:p>1.5603084878</text:p>
          </table:table-cell>
          <table:table-cell office:value-type="float" office:value="22">
            <text:p>22</text:p>
          </table:table-cell>
          <table:table-cell table:style-name="ce3" office:value-type="float" office:value="860">
            <text:p>860</text:p>
          </table:table-cell>
          <table:table-cell office:value-type="float" office:value="21.2708072620382">
            <text:p>21.270807262</text:p>
          </table:table-cell>
          <table:table-cell office:value-type="float" office:value="14.2666666666667">
            <text:p>14.2666666667</text:p>
          </table:table-cell>
          <table:table-cell office:value-type="float" office:value="1.57192217597314">
            <text:p>1.571922176</text:p>
          </table:table-cell>
          <table:table-cell office:value-type="float" office:value="1.16318783068783">
            <text:p>1.1631878307</text:p>
          </table:table-cell>
          <table:table-cell office:value-type="float" office:value="4">
            <text:p>4</text:p>
          </table:table-cell>
          <table:table-cell table:style-name="ce3" office:value-type="float" office:value="860">
            <text:p>860</text:p>
          </table:table-cell>
          <table:table-cell office:value-type="float" office:value="16.9252986346634">
            <text:p>16.9252986347</text:p>
          </table:table-cell>
          <table:table-cell office:value-type="float" office:value="36.4666666666667">
            <text:p>36.4666666667</text:p>
          </table:table-cell>
          <table:table-cell office:value-type="float" office:value="0.530433723619901">
            <text:p>0.5304337236</text:p>
          </table:table-cell>
          <table:table-cell office:value-type="float" office:value="1.47833333777219">
            <text:p>1.478333337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865">
            <text:p>865</text:p>
          </table:table-cell>
          <table:table-cell office:value-type="float" office:value="10.4936648645901">
            <text:p>10.4936648646</text:p>
          </table:table-cell>
          <table:table-cell office:value-type="float" office:value="23.9333333333333">
            <text:p>23.9333333333</text:p>
          </table:table-cell>
          <table:table-cell office:value-type="float" office:value="0.493819384216421">
            <text:p>0.4938193842</text:p>
          </table:table-cell>
          <table:table-cell office:value-type="float" office:value="1.29781431531432">
            <text:p>1.2978143153</text:p>
          </table:table-cell>
          <table:table-cell office:value-type="float" office:value="3">
            <text:p>3</text:p>
          </table:table-cell>
          <table:table-cell table:style-name="ce3" office:value-type="float" office:value="865">
            <text:p>865</text:p>
          </table:table-cell>
          <table:table-cell office:value-type="float" office:value="12.7890037686907">
            <text:p>12.7890037687</text:p>
          </table:table-cell>
          <table:table-cell office:value-type="float" office:value="34.0666666666667">
            <text:p>34.0666666667</text:p>
          </table:table-cell>
          <table:table-cell office:value-type="float" office:value="0.429688688955108">
            <text:p>0.429688689</text:p>
          </table:table-cell>
          <table:table-cell office:value-type="float" office:value="1.56263172013172">
            <text:p>1.5626317201</text:p>
          </table:table-cell>
          <table:table-cell office:value-type="float" office:value="22">
            <text:p>22</text:p>
          </table:table-cell>
          <table:table-cell table:style-name="ce3" office:value-type="float" office:value="865">
            <text:p>865</text:p>
          </table:table-cell>
          <table:table-cell office:value-type="float" office:value="21.2708072620382">
            <text:p>21.270807262</text:p>
          </table:table-cell>
          <table:table-cell office:value-type="float" office:value="14.2666666666667">
            <text:p>14.2666666667</text:p>
          </table:table-cell>
          <table:table-cell office:value-type="float" office:value="1.57192217597314">
            <text:p>1.571922176</text:p>
          </table:table-cell>
          <table:table-cell office:value-type="float" office:value="1.16318783068783">
            <text:p>1.1631878307</text:p>
          </table:table-cell>
          <table:table-cell office:value-type="float" office:value="4">
            <text:p>4</text:p>
          </table:table-cell>
          <table:table-cell table:style-name="ce3" office:value-type="float" office:value="865">
            <text:p>865</text:p>
          </table:table-cell>
          <table:table-cell office:value-type="float" office:value="16.9252986346634">
            <text:p>16.9252986347</text:p>
          </table:table-cell>
          <table:table-cell office:value-type="float" office:value="36">
            <text:p>36</text:p>
          </table:table-cell>
          <table:table-cell office:value-type="float" office:value="0.534502714424646">
            <text:p>0.5345027144</text:p>
          </table:table-cell>
          <table:table-cell office:value-type="float" office:value="1.45573413142299">
            <text:p>1.455734131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870">
            <text:p>870</text:p>
          </table:table-cell>
          <table:table-cell office:value-type="float" office:value="10.5069273066926">
            <text:p>10.5069273067</text:p>
          </table:table-cell>
          <table:table-cell office:value-type="float" office:value="24.3333333333333">
            <text:p>24.3333333333</text:p>
          </table:table-cell>
          <table:table-cell office:value-type="float" office:value="0.483829566699212">
            <text:p>0.4838295667</text:p>
          </table:table-cell>
          <table:table-cell office:value-type="float" office:value="1.30317626817627">
            <text:p>1.3031762682</text:p>
          </table:table-cell>
          <table:table-cell office:value-type="float" office:value="22">
            <text:p>22</text:p>
          </table:table-cell>
          <table:table-cell table:style-name="ce3" office:value-type="float" office:value="870">
            <text:p>870</text:p>
          </table:table-cell>
          <table:table-cell office:value-type="float" office:value="12.7936642700923">
            <text:p>12.7936642701</text:p>
          </table:table-cell>
          <table:table-cell office:value-type="float" office:value="34.3333333333333">
            <text:p>34.3333333333</text:p>
          </table:table-cell>
          <table:table-cell office:value-type="float" office:value="0.42279442083362">
            <text:p>0.4227944208</text:p>
          </table:table-cell>
          <table:table-cell office:value-type="float" office:value="1.5685841010841">
            <text:p>1.5685841011</text:p>
          </table:table-cell>
          <table:table-cell office:value-type="float" office:value="22">
            <text:p>22</text:p>
          </table:table-cell>
          <table:table-cell table:style-name="ce3" office:value-type="float" office:value="870">
            <text:p>870</text:p>
          </table:table-cell>
          <table:table-cell office:value-type="float" office:value="21.2708072620382">
            <text:p>21.270807262</text:p>
          </table:table-cell>
          <table:table-cell office:value-type="float" office:value="14.2666666666667">
            <text:p>14.2666666667</text:p>
          </table:table-cell>
          <table:table-cell office:value-type="float" office:value="1.57192217597314">
            <text:p>1.571922176</text:p>
          </table:table-cell>
          <table:table-cell office:value-type="float" office:value="1.16318783068783">
            <text:p>1.1631878307</text:p>
          </table:table-cell>
          <table:table-cell office:value-type="float" office:value="4">
            <text:p>4</text:p>
          </table:table-cell>
          <table:table-cell table:style-name="ce3" office:value-type="float" office:value="870">
            <text:p>870</text:p>
          </table:table-cell>
          <table:table-cell office:value-type="float" office:value="16.9252986346634">
            <text:p>16.9252986347</text:p>
          </table:table-cell>
          <table:table-cell office:value-type="float" office:value="35.8666666666667">
            <text:p>35.8666666667</text:p>
          </table:table-cell>
          <table:table-cell office:value-type="float" office:value="0.535020606902586">
            <text:p>0.5350206069</text:p>
          </table:table-cell>
          <table:table-cell office:value-type="float" office:value="1.45979458893933">
            <text:p>1.459794588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875">
            <text:p>875</text:p>
          </table:table-cell>
          <table:table-cell office:value-type="float" office:value="10.5069273066926">
            <text:p>10.5069273067</text:p>
          </table:table-cell>
          <table:table-cell office:value-type="float" office:value="24.2666666666667">
            <text:p>24.2666666667</text:p>
          </table:table-cell>
          <table:table-cell office:value-type="float" office:value="0.48715566538187">
            <text:p>0.4871556654</text:p>
          </table:table-cell>
          <table:table-cell office:value-type="float" office:value="1.30317626817627">
            <text:p>1.3031762682</text:p>
          </table:table-cell>
          <table:table-cell office:value-type="float" office:value="22">
            <text:p>22</text:p>
          </table:table-cell>
          <table:table-cell table:style-name="ce3" office:value-type="float" office:value="875">
            <text:p>875</text:p>
          </table:table-cell>
          <table:table-cell office:value-type="float" office:value="12.7936642700923">
            <text:p>12.7936642701</text:p>
          </table:table-cell>
          <table:table-cell office:value-type="float" office:value="33.8">
            <text:p>33.8</text:p>
          </table:table-cell>
          <table:table-cell office:value-type="float" office:value="0.425378917638426">
            <text:p>0.4253789176</text:p>
          </table:table-cell>
          <table:table-cell office:value-type="float" office:value="1.54870398120398">
            <text:p>1.5487039812</text:p>
          </table:table-cell>
          <table:table-cell office:value-type="float" office:value="22">
            <text:p>22</text:p>
          </table:table-cell>
          <table:table-cell table:style-name="ce3" office:value-type="float" office:value="875">
            <text:p>875</text:p>
          </table:table-cell>
          <table:table-cell office:value-type="float" office:value="21.2708072620382">
            <text:p>21.270807262</text:p>
          </table:table-cell>
          <table:table-cell office:value-type="float" office:value="14.2666666666667">
            <text:p>14.2666666667</text:p>
          </table:table-cell>
          <table:table-cell office:value-type="float" office:value="1.57192217597314">
            <text:p>1.571922176</text:p>
          </table:table-cell>
          <table:table-cell office:value-type="float" office:value="1.16318783068783">
            <text:p>1.1631878307</text:p>
          </table:table-cell>
          <table:table-cell office:value-type="float" office:value="4">
            <text:p>4</text:p>
          </table:table-cell>
          <table:table-cell table:style-name="ce3" office:value-type="float" office:value="875">
            <text:p>875</text:p>
          </table:table-cell>
          <table:table-cell office:value-type="float" office:value="16.9259363567202">
            <text:p>16.9259363567</text:p>
          </table:table-cell>
          <table:table-cell office:value-type="float" office:value="35.4">
            <text:p>35.4</text:p>
          </table:table-cell>
          <table:table-cell office:value-type="float" office:value="0.540059493047875">
            <text:p>0.540059493</text:p>
          </table:table-cell>
          <table:table-cell office:value-type="float" office:value="1.43926704458825">
            <text:p>1.439267044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880">
            <text:p>880</text:p>
          </table:table-cell>
          <table:table-cell office:value-type="float" office:value="10.5069273066926">
            <text:p>10.5069273067</text:p>
          </table:table-cell>
          <table:table-cell office:value-type="float" office:value="24.2">
            <text:p>24.2</text:p>
          </table:table-cell>
          <table:table-cell office:value-type="float" office:value="0.488221580731502">
            <text:p>0.4882215807</text:p>
          </table:table-cell>
          <table:table-cell office:value-type="float" office:value="1.29984293484293">
            <text:p>1.2998429348</text:p>
          </table:table-cell>
          <table:table-cell office:value-type="float" office:value="22">
            <text:p>22</text:p>
          </table:table-cell>
          <table:table-cell table:style-name="ce3" office:value-type="float" office:value="880">
            <text:p>880</text:p>
          </table:table-cell>
          <table:table-cell office:value-type="float" office:value="12.80214644936">
            <text:p>12.8021464494</text:p>
          </table:table-cell>
          <table:table-cell office:value-type="float" office:value="33.6666666666667">
            <text:p>33.6666666667</text:p>
          </table:table-cell>
          <table:table-cell office:value-type="float" office:value="0.427275056817873">
            <text:p>0.4272750568</text:p>
          </table:table-cell>
          <table:table-cell office:value-type="float" office:value="1.54712990712991">
            <text:p>1.5471299071</text:p>
          </table:table-cell>
          <table:table-cell office:value-type="float" office:value="22">
            <text:p>22</text:p>
          </table:table-cell>
          <table:table-cell table:style-name="ce3" office:value-type="float" office:value="880">
            <text:p>880</text:p>
          </table:table-cell>
          <table:table-cell office:value-type="float" office:value="21.2708072620382">
            <text:p>21.270807262</text:p>
          </table:table-cell>
          <table:table-cell office:value-type="float" office:value="14.2666666666667">
            <text:p>14.2666666667</text:p>
          </table:table-cell>
          <table:table-cell office:value-type="float" office:value="1.57192217597314">
            <text:p>1.571922176</text:p>
          </table:table-cell>
          <table:table-cell office:value-type="float" office:value="1.16318783068783">
            <text:p>1.1631878307</text:p>
          </table:table-cell>
          <table:table-cell office:value-type="float" office:value="4">
            <text:p>4</text:p>
          </table:table-cell>
          <table:table-cell table:style-name="ce3" office:value-type="float" office:value="880">
            <text:p>880</text:p>
          </table:table-cell>
          <table:table-cell office:value-type="float" office:value="16.9259363567202">
            <text:p>16.9259363567</text:p>
          </table:table-cell>
          <table:table-cell office:value-type="float" office:value="35.2666666666667">
            <text:p>35.2666666667</text:p>
          </table:table-cell>
          <table:table-cell office:value-type="float" office:value="0.541504774205069">
            <text:p>0.5415047742</text:p>
          </table:table-cell>
          <table:table-cell office:value-type="float" office:value="1.43413883946005">
            <text:p>1.434138839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885">
            <text:p>885</text:p>
          </table:table-cell>
          <table:table-cell office:value-type="float" office:value="10.5069273066926">
            <text:p>10.5069273067</text:p>
          </table:table-cell>
          <table:table-cell office:value-type="float" office:value="23.9333333333333">
            <text:p>23.9333333333</text:p>
          </table:table-cell>
          <table:table-cell office:value-type="float" office:value="0.491803801808928">
            <text:p>0.4918038018</text:p>
          </table:table-cell>
          <table:table-cell office:value-type="float" office:value="1.29187997187997">
            <text:p>1.2918799719</text:p>
          </table:table-cell>
          <table:table-cell office:value-type="float" office:value="22">
            <text:p>22</text:p>
          </table:table-cell>
          <table:table-cell table:style-name="ce3" office:value-type="float" office:value="885">
            <text:p>885</text:p>
          </table:table-cell>
          <table:table-cell office:value-type="float" office:value="12.8063043818809">
            <text:p>12.8063043819</text:p>
          </table:table-cell>
          <table:table-cell office:value-type="float" office:value="34.6">
            <text:p>34.6</text:p>
          </table:table-cell>
          <table:table-cell office:value-type="float" office:value="0.424915814061869">
            <text:p>0.4249158141</text:p>
          </table:table-cell>
          <table:table-cell office:value-type="float" office:value="1.57485662485662">
            <text:p>1.5748566249</text:p>
          </table:table-cell>
          <table:table-cell office:value-type="float" office:value="22">
            <text:p>22</text:p>
          </table:table-cell>
          <table:table-cell table:style-name="ce3" office:value-type="float" office:value="885">
            <text:p>885</text:p>
          </table:table-cell>
          <table:table-cell office:value-type="float" office:value="21.2708072620382">
            <text:p>21.270807262</text:p>
          </table:table-cell>
          <table:table-cell office:value-type="float" office:value="14.2">
            <text:p>14.2</text:p>
          </table:table-cell>
          <table:table-cell office:value-type="float" office:value="1.57632834548122">
            <text:p>1.5763283455</text:p>
          </table:table-cell>
          <table:table-cell office:value-type="float" office:value="1.15902116402116">
            <text:p>1.159021164</text:p>
          </table:table-cell>
          <table:table-cell office:value-type="float" office:value="4">
            <text:p>4</text:p>
          </table:table-cell>
          <table:table-cell table:style-name="ce3" office:value-type="float" office:value="885">
            <text:p>885</text:p>
          </table:table-cell>
          <table:table-cell office:value-type="float" office:value="16.9259363567202">
            <text:p>16.9259363567</text:p>
          </table:table-cell>
          <table:table-cell office:value-type="float" office:value="35">
            <text:p>35</text:p>
          </table:table-cell>
          <table:table-cell office:value-type="float" office:value="0.544712086807908">
            <text:p>0.5447120868</text:p>
          </table:table-cell>
          <table:table-cell office:value-type="float" office:value="1.43040064782712">
            <text:p>1.430400647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890">
            <text:p>890</text:p>
          </table:table-cell>
          <table:table-cell office:value-type="float" office:value="10.5082621294669">
            <text:p>10.5082621295</text:p>
          </table:table-cell>
          <table:table-cell office:value-type="float" office:value="24">
            <text:p>24</text:p>
          </table:table-cell>
          <table:table-cell office:value-type="float" office:value="0.486765673847667">
            <text:p>0.4867656738</text:p>
          </table:table-cell>
          <table:table-cell office:value-type="float" office:value="1.29882441632442">
            <text:p>1.2988244163</text:p>
          </table:table-cell>
          <table:table-cell office:value-type="float" office:value="22">
            <text:p>22</text:p>
          </table:table-cell>
          <table:table-cell table:style-name="ce3" office:value-type="float" office:value="890">
            <text:p>890</text:p>
          </table:table-cell>
          <table:table-cell office:value-type="float" office:value="12.8072726176948">
            <text:p>12.8072726177</text:p>
          </table:table-cell>
          <table:table-cell office:value-type="float" office:value="34.4666666666667">
            <text:p>34.4666666667</text:p>
          </table:table-cell>
          <table:table-cell office:value-type="float" office:value="0.425265036791203">
            <text:p>0.4252650368</text:p>
          </table:table-cell>
          <table:table-cell office:value-type="float" office:value="1.60064306064306">
            <text:p>1.6006430606</text:p>
          </table:table-cell>
          <table:table-cell office:value-type="float" office:value="22">
            <text:p>22</text:p>
          </table:table-cell>
          <table:table-cell table:style-name="ce3" office:value-type="float" office:value="890">
            <text:p>890</text:p>
          </table:table-cell>
          <table:table-cell office:value-type="float" office:value="21.2708072620382">
            <text:p>21.270807262</text:p>
          </table:table-cell>
          <table:table-cell office:value-type="float" office:value="14.2">
            <text:p>14.2</text:p>
          </table:table-cell>
          <table:table-cell office:value-type="float" office:value="1.57632834548122">
            <text:p>1.5763283455</text:p>
          </table:table-cell>
          <table:table-cell office:value-type="float" office:value="1.15902116402116">
            <text:p>1.159021164</text:p>
          </table:table-cell>
          <table:table-cell office:value-type="float" office:value="4">
            <text:p>4</text:p>
          </table:table-cell>
          <table:table-cell table:style-name="ce3" office:value-type="float" office:value="890">
            <text:p>890</text:p>
          </table:table-cell>
          <table:table-cell office:value-type="float" office:value="16.9259363567202">
            <text:p>16.9259363567</text:p>
          </table:table-cell>
          <table:table-cell office:value-type="float" office:value="34.7333333333333">
            <text:p>34.7333333333</text:p>
          </table:table-cell>
          <table:table-cell office:value-type="float" office:value="0.547243413587935">
            <text:p>0.5472434136</text:p>
          </table:table-cell>
          <table:table-cell office:value-type="float" office:value="1.43596230838878">
            <text:p>1.435962308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895">
            <text:p>895</text:p>
          </table:table-cell>
          <table:table-cell office:value-type="float" office:value="10.5135440300585">
            <text:p>10.5135440301</text:p>
          </table:table-cell>
          <table:table-cell office:value-type="float" office:value="24.6666666666667">
            <text:p>24.6666666667</text:p>
          </table:table-cell>
          <table:table-cell office:value-type="float" office:value="0.476927775281919">
            <text:p>0.4769277753</text:p>
          </table:table-cell>
          <table:table-cell office:value-type="float" office:value="1.31811013061013">
            <text:p>1.3181101306</text:p>
          </table:table-cell>
          <table:table-cell office:value-type="float" office:value="22">
            <text:p>22</text:p>
          </table:table-cell>
          <table:table-cell table:style-name="ce3" office:value-type="float" office:value="895">
            <text:p>895</text:p>
          </table:table-cell>
          <table:table-cell office:value-type="float" office:value="12.8072726176948">
            <text:p>12.8072726177</text:p>
          </table:table-cell>
          <table:table-cell office:value-type="float" office:value="34.3333333333333">
            <text:p>34.3333333333</text:p>
          </table:table-cell>
          <table:table-cell office:value-type="float" office:value="0.426871576795789">
            <text:p>0.4268715768</text:p>
          </table:table-cell>
          <table:table-cell office:value-type="float" office:value="1.59285085285085">
            <text:p>1.5928508529</text:p>
          </table:table-cell>
          <table:table-cell office:value-type="float" office:value="22">
            <text:p>22</text:p>
          </table:table-cell>
          <table:table-cell table:style-name="ce3" office:value-type="float" office:value="895">
            <text:p>895</text:p>
          </table:table-cell>
          <table:table-cell office:value-type="float" office:value="21.2708072620382">
            <text:p>21.270807262</text:p>
          </table:table-cell>
          <table:table-cell office:value-type="float" office:value="14.1333333333333">
            <text:p>14.1333333333</text:p>
          </table:table-cell>
          <table:table-cell office:value-type="float" office:value="1.58194015810403">
            <text:p>1.5819401581</text:p>
          </table:table-cell>
          <table:table-cell office:value-type="float" office:value="1.15425925925926">
            <text:p>1.1542592593</text:p>
          </table:table-cell>
          <table:table-cell office:value-type="float" office:value="4">
            <text:p>4</text:p>
          </table:table-cell>
          <table:table-cell table:style-name="ce3" office:value-type="float" office:value="895">
            <text:p>895</text:p>
          </table:table-cell>
          <table:table-cell office:value-type="float" office:value="16.9280969422389">
            <text:p>16.9280969422</text:p>
          </table:table-cell>
          <table:table-cell office:value-type="float" office:value="35.2">
            <text:p>35.2</text:p>
          </table:table-cell>
          <table:table-cell office:value-type="float" office:value="0.544618844645931">
            <text:p>0.5446188446</text:p>
          </table:table-cell>
          <table:table-cell office:value-type="float" office:value="1.45177786538081">
            <text:p>1.451777865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900">
            <text:p>900</text:p>
          </table:table-cell>
          <table:table-cell office:value-type="float" office:value="10.5155282046658">
            <text:p>10.5155282047</text:p>
          </table:table-cell>
          <table:table-cell office:value-type="float" office:value="24.6666666666667">
            <text:p>24.6666666667</text:p>
          </table:table-cell>
          <table:table-cell office:value-type="float" office:value="0.475395578716643">
            <text:p>0.4753955787</text:p>
          </table:table-cell>
          <table:table-cell office:value-type="float" office:value="1.30497881747882">
            <text:p>1.3049788175</text:p>
          </table:table-cell>
          <table:table-cell office:value-type="float" office:value="22">
            <text:p>22</text:p>
          </table:table-cell>
          <table:table-cell table:style-name="ce3" office:value-type="float" office:value="900">
            <text:p>900</text:p>
          </table:table-cell>
          <table:table-cell office:value-type="float" office:value="12.8160384651033">
            <text:p>12.8160384651</text:p>
          </table:table-cell>
          <table:table-cell office:value-type="float" office:value="35.3333333333333">
            <text:p>35.3333333333</text:p>
          </table:table-cell>
          <table:table-cell office:value-type="float" office:value="0.423778429470414">
            <text:p>0.4237784295</text:p>
          </table:table-cell>
          <table:table-cell office:value-type="float" office:value="1.61944786694787">
            <text:p>1.6194478669</text:p>
          </table:table-cell>
          <table:table-cell office:value-type="float" office:value="22">
            <text:p>22</text:p>
          </table:table-cell>
          <table:table-cell table:style-name="ce3" office:value-type="float" office:value="900">
            <text:p>900</text:p>
          </table:table-cell>
          <table:table-cell office:value-type="float" office:value="21.2708072620382">
            <text:p>21.270807262</text:p>
          </table:table-cell>
          <table:table-cell office:value-type="float" office:value="14.1333333333333">
            <text:p>14.1333333333</text:p>
          </table:table-cell>
          <table:table-cell office:value-type="float" office:value="1.58194015810403">
            <text:p>1.5819401581</text:p>
          </table:table-cell>
          <table:table-cell office:value-type="float" office:value="1.15425925925926">
            <text:p>1.1542592593</text:p>
          </table:table-cell>
          <table:table-cell office:value-type="float" office:value="4">
            <text:p>4</text:p>
          </table:table-cell>
          <table:table-cell table:style-name="ce3" office:value-type="float" office:value="900">
            <text:p>900</text:p>
          </table:table-cell>
          <table:table-cell office:value-type="float" office:value="16.9308197935337">
            <text:p>16.9308197935</text:p>
          </table:table-cell>
          <table:table-cell office:value-type="float" office:value="35">
            <text:p>35</text:p>
          </table:table-cell>
          <table:table-cell office:value-type="float" office:value="0.544318803852901">
            <text:p>0.5443188039</text:p>
          </table:table-cell>
          <table:table-cell office:value-type="float" office:value="1.44257304242598">
            <text:p>1.442573042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905">
            <text:p>905</text:p>
          </table:table-cell>
          <table:table-cell office:value-type="float" office:value="10.5168630274401">
            <text:p>10.5168630274</text:p>
          </table:table-cell>
          <table:table-cell office:value-type="float" office:value="24.6666666666667">
            <text:p>24.6666666667</text:p>
          </table:table-cell>
          <table:table-cell office:value-type="float" office:value="0.47635181347929">
            <text:p>0.4763518135</text:p>
          </table:table-cell>
          <table:table-cell office:value-type="float" office:value="1.30626308876309">
            <text:p>1.3062630888</text:p>
          </table:table-cell>
          <table:table-cell office:value-type="float" office:value="22">
            <text:p>22</text:p>
          </table:table-cell>
          <table:table-cell table:style-name="ce3" office:value-type="float" office:value="905">
            <text:p>905</text:p>
          </table:table-cell>
          <table:table-cell office:value-type="float" office:value="12.8160384651033">
            <text:p>12.8160384651</text:p>
          </table:table-cell>
          <table:table-cell office:value-type="float" office:value="35.2666666666667">
            <text:p>35.2666666667</text:p>
          </table:table-cell>
          <table:table-cell office:value-type="float" office:value="0.42388094507436">
            <text:p>0.4238809451</text:p>
          </table:table-cell>
          <table:table-cell office:value-type="float" office:value="1.60337643837644">
            <text:p>1.6033764384</text:p>
          </table:table-cell>
          <table:table-cell office:value-type="float" office:value="22">
            <text:p>22</text:p>
          </table:table-cell>
          <table:table-cell table:style-name="ce3" office:value-type="float" office:value="905">
            <text:p>905</text:p>
          </table:table-cell>
          <table:table-cell office:value-type="float" office:value="21.2708072620382">
            <text:p>21.270807262</text:p>
          </table:table-cell>
          <table:table-cell office:value-type="float" office:value="14.1333333333333">
            <text:p>14.1333333333</text:p>
          </table:table-cell>
          <table:table-cell office:value-type="float" office:value="1.58194015810403">
            <text:p>1.5819401581</text:p>
          </table:table-cell>
          <table:table-cell office:value-type="float" office:value="1.15425925925926">
            <text:p>1.1542592593</text:p>
          </table:table-cell>
          <table:table-cell office:value-type="float" office:value="4">
            <text:p>4</text:p>
          </table:table-cell>
          <table:table-cell table:style-name="ce3" office:value-type="float" office:value="905">
            <text:p>905</text:p>
          </table:table-cell>
          <table:table-cell office:value-type="float" office:value="16.9308197935337">
            <text:p>16.9308197935</text:p>
          </table:table-cell>
          <table:table-cell office:value-type="float" office:value="34.9333333333333">
            <text:p>34.9333333333</text:p>
          </table:table-cell>
          <table:table-cell office:value-type="float" office:value="0.544647032900056">
            <text:p>0.5446470329</text:p>
          </table:table-cell>
          <table:table-cell office:value-type="float" office:value="1.44035082020376">
            <text:p>1.440350820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910">
            <text:p>910</text:p>
          </table:table-cell>
          <table:table-cell office:value-type="float" office:value="10.5218184492786">
            <text:p>10.5218184493</text:p>
          </table:table-cell>
          <table:table-cell office:value-type="float" office:value="24.8666666666667">
            <text:p>24.8666666667</text:p>
          </table:table-cell>
          <table:table-cell office:value-type="float" office:value="0.472465869079184">
            <text:p>0.4724658691</text:p>
          </table:table-cell>
          <table:table-cell office:value-type="float" office:value="1.30785039035039">
            <text:p>1.3078503904</text:p>
          </table:table-cell>
          <table:table-cell office:value-type="float" office:value="22">
            <text:p>22</text:p>
          </table:table-cell>
          <table:table-cell table:style-name="ce3" office:value-type="float" office:value="910">
            <text:p>910</text:p>
          </table:table-cell>
          <table:table-cell office:value-type="float" office:value="12.8170067009172">
            <text:p>12.8170067009</text:p>
          </table:table-cell>
          <table:table-cell office:value-type="float" office:value="36.2">
            <text:p>36.2</text:p>
          </table:table-cell>
          <table:table-cell office:value-type="float" office:value="0.419178875533658">
            <text:p>0.4191788755</text:p>
          </table:table-cell>
          <table:table-cell office:value-type="float" office:value="1.63444786694787">
            <text:p>1.6344478669</text:p>
          </table:table-cell>
          <table:table-cell office:value-type="float" office:value="22">
            <text:p>22</text:p>
          </table:table-cell>
          <table:table-cell table:style-name="ce3" office:value-type="float" office:value="910">
            <text:p>910</text:p>
          </table:table-cell>
          <table:table-cell office:value-type="float" office:value="21.2708072620382">
            <text:p>21.270807262</text:p>
          </table:table-cell>
          <table:table-cell office:value-type="float" office:value="14.1333333333333">
            <text:p>14.1333333333</text:p>
          </table:table-cell>
          <table:table-cell office:value-type="float" office:value="1.58194015810403">
            <text:p>1.5819401581</text:p>
          </table:table-cell>
          <table:table-cell office:value-type="float" office:value="1.15425925925926">
            <text:p>1.1542592593</text:p>
          </table:table-cell>
          <table:table-cell office:value-type="float" office:value="4">
            <text:p>4</text:p>
          </table:table-cell>
          <table:table-cell table:style-name="ce3" office:value-type="float" office:value="910">
            <text:p>910</text:p>
          </table:table-cell>
          <table:table-cell office:value-type="float" office:value="16.9336191007051">
            <text:p>16.9336191007</text:p>
          </table:table-cell>
          <table:table-cell office:value-type="float" office:value="35.2666666666667">
            <text:p>35.2666666667</text:p>
          </table:table-cell>
          <table:table-cell office:value-type="float" office:value="0.540766528766208">
            <text:p>0.5407665288</text:p>
          </table:table-cell>
          <table:table-cell office:value-type="float" office:value="1.46086768079415">
            <text:p>1.460867680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915">
            <text:p>915</text:p>
          </table:table-cell>
          <table:table-cell office:value-type="float" office:value="10.5218184492786">
            <text:p>10.5218184493</text:p>
          </table:table-cell>
          <table:table-cell office:value-type="float" office:value="24.8">
            <text:p>24.8</text:p>
          </table:table-cell>
          <table:table-cell office:value-type="float" office:value="0.473278024739509">
            <text:p>0.4732780247</text:p>
          </table:table-cell>
          <table:table-cell office:value-type="float" office:value="1.30906251156251">
            <text:p>1.3090625116</text:p>
          </table:table-cell>
          <table:table-cell office:value-type="float" office:value="22">
            <text:p>22</text:p>
          </table:table-cell>
          <table:table-cell table:style-name="ce3" office:value-type="float" office:value="915">
            <text:p>915</text:p>
          </table:table-cell>
          <table:table-cell office:value-type="float" office:value="12.8178188318327">
            <text:p>12.8178188318</text:p>
          </table:table-cell>
          <table:table-cell office:value-type="float" office:value="36.0666666666667">
            <text:p>36.0666666667</text:p>
          </table:table-cell>
          <table:table-cell office:value-type="float" office:value="0.418775510713503">
            <text:p>0.4187755107</text:p>
          </table:table-cell>
          <table:table-cell office:value-type="float" office:value="1.61783836533836">
            <text:p>1.6178383653</text:p>
          </table:table-cell>
          <table:table-cell office:value-type="float" office:value="22">
            <text:p>22</text:p>
          </table:table-cell>
          <table:table-cell table:style-name="ce3" office:value-type="float" office:value="915">
            <text:p>915</text:p>
          </table:table-cell>
          <table:table-cell office:value-type="float" office:value="21.2776223997411">
            <text:p>21.2776223997</text:p>
          </table:table-cell>
          <table:table-cell office:value-type="float" office:value="14.4">
            <text:p>14.4</text:p>
          </table:table-cell>
          <table:table-cell office:value-type="float" office:value="1.56882335734565">
            <text:p>1.5688233573</text:p>
          </table:table-cell>
          <table:table-cell office:value-type="float" office:value="1.17092592592593">
            <text:p>1.1709259259</text:p>
          </table:table-cell>
          <table:table-cell office:value-type="float" office:value="4">
            <text:p>4</text:p>
          </table:table-cell>
          <table:table-cell table:style-name="ce3" office:value-type="float" office:value="915">
            <text:p>915</text:p>
          </table:table-cell>
          <table:table-cell office:value-type="float" office:value="16.9336191007051">
            <text:p>16.9336191007</text:p>
          </table:table-cell>
          <table:table-cell office:value-type="float" office:value="34.4">
            <text:p>34.4</text:p>
          </table:table-cell>
          <table:table-cell office:value-type="float" office:value="0.549703938671793">
            <text:p>0.5497039387</text:p>
          </table:table-cell>
          <table:table-cell office:value-type="float" office:value="1.43580108072755">
            <text:p>1.435801080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920">
            <text:p>920</text:p>
          </table:table-cell>
          <table:table-cell office:value-type="float" office:value="10.5218184492786">
            <text:p>10.5218184493</text:p>
          </table:table-cell>
          <table:table-cell office:value-type="float" office:value="24.6666666666667">
            <text:p>24.6666666667</text:p>
          </table:table-cell>
          <table:table-cell office:value-type="float" office:value="0.475018959543695">
            <text:p>0.4750189595</text:p>
          </table:table-cell>
          <table:table-cell office:value-type="float" office:value="1.30712648462648">
            <text:p>1.3071264846</text:p>
          </table:table-cell>
          <table:table-cell office:value-type="float" office:value="22">
            <text:p>22</text:p>
          </table:table-cell>
          <table:table-cell table:style-name="ce3" office:value-type="float" office:value="920">
            <text:p>920</text:p>
          </table:table-cell>
          <table:table-cell office:value-type="float" office:value="12.8178188318327">
            <text:p>12.8178188318</text:p>
          </table:table-cell>
          <table:table-cell office:value-type="float" office:value="35.8">
            <text:p>35.8</text:p>
          </table:table-cell>
          <table:table-cell office:value-type="float" office:value="0.419442231059814">
            <text:p>0.4194422311</text:p>
          </table:table-cell>
          <table:table-cell office:value-type="float" office:value="1.60393780511428">
            <text:p>1.6039378051</text:p>
          </table:table-cell>
          <table:table-cell office:value-type="float" office:value="22">
            <text:p>22</text:p>
          </table:table-cell>
          <table:table-cell table:style-name="ce3" office:value-type="float" office:value="920">
            <text:p>920</text:p>
          </table:table-cell>
          <table:table-cell office:value-type="float" office:value="21.2776223997411">
            <text:p>21.2776223997</text:p>
          </table:table-cell>
          <table:table-cell office:value-type="float" office:value="14.3333333333333">
            <text:p>14.3333333333</text:p>
          </table:table-cell>
          <table:table-cell office:value-type="float" office:value="1.57132119159125">
            <text:p>1.5713211916</text:p>
          </table:table-cell>
          <table:table-cell office:value-type="float" office:value="1.16675925925926">
            <text:p>1.1667592593</text:p>
          </table:table-cell>
          <table:table-cell office:value-type="float" office:value="4">
            <text:p>4</text:p>
          </table:table-cell>
          <table:table-cell table:style-name="ce3" office:value-type="float" office:value="920">
            <text:p>920</text:p>
          </table:table-cell>
          <table:table-cell office:value-type="float" office:value="16.9336191007051">
            <text:p>16.9336191007</text:p>
          </table:table-cell>
          <table:table-cell office:value-type="float" office:value="34.3333333333333">
            <text:p>34.3333333333</text:p>
          </table:table-cell>
          <table:table-cell office:value-type="float" office:value="0.550181490923649">
            <text:p>0.5501814909</text:p>
          </table:table-cell>
          <table:table-cell office:value-type="float" office:value="1.43371774739422">
            <text:p>1.433717747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925">
            <text:p>925</text:p>
          </table:table-cell>
          <table:table-cell office:value-type="float" office:value="10.5275525897309">
            <text:p>10.5275525897</text:p>
          </table:table-cell>
          <table:table-cell office:value-type="float" office:value="25.0666666666667">
            <text:p>25.0666666667</text:p>
          </table:table-cell>
          <table:table-cell office:value-type="float" office:value="0.47175142439713">
            <text:p>0.4717514244</text:p>
          </table:table-cell>
          <table:table-cell office:value-type="float" office:value="1.32286722536723">
            <text:p>1.3228672254</text:p>
          </table:table-cell>
          <table:table-cell office:value-type="float" office:value="22">
            <text:p>22</text:p>
          </table:table-cell>
          <table:table-cell table:style-name="ce3" office:value-type="float" office:value="925">
            <text:p>925</text:p>
          </table:table-cell>
          <table:table-cell office:value-type="float" office:value="12.822056778214">
            <text:p>12.8220567782</text:p>
          </table:table-cell>
          <table:table-cell office:value-type="float" office:value="35.4">
            <text:p>35.4</text:p>
          </table:table-cell>
          <table:table-cell office:value-type="float" office:value="0.421456450856274">
            <text:p>0.4214564509</text:p>
          </table:table-cell>
          <table:table-cell office:value-type="float" office:value="1.5804477004477">
            <text:p>1.5804477004</text:p>
          </table:table-cell>
          <table:table-cell office:value-type="float" office:value="22">
            <text:p>22</text:p>
          </table:table-cell>
          <table:table-cell table:style-name="ce3" office:value-type="float" office:value="925">
            <text:p>925</text:p>
          </table:table-cell>
          <table:table-cell office:value-type="float" office:value="21.2776223997411">
            <text:p>21.2776223997</text:p>
          </table:table-cell>
          <table:table-cell office:value-type="float" office:value="14.3333333333333">
            <text:p>14.3333333333</text:p>
          </table:table-cell>
          <table:table-cell office:value-type="float" office:value="1.57132119159125">
            <text:p>1.5713211916</text:p>
          </table:table-cell>
          <table:table-cell office:value-type="float" office:value="1.16675925925926">
            <text:p>1.1667592593</text:p>
          </table:table-cell>
          <table:table-cell office:value-type="float" office:value="4">
            <text:p>4</text:p>
          </table:table-cell>
          <table:table-cell table:style-name="ce3" office:value-type="float" office:value="925">
            <text:p>925</text:p>
          </table:table-cell>
          <table:table-cell office:value-type="float" office:value="16.9497764168855">
            <text:p>16.9497764169</text:p>
          </table:table-cell>
          <table:table-cell office:value-type="float" office:value="35.0666666666667">
            <text:p>35.0666666667</text:p>
          </table:table-cell>
          <table:table-cell office:value-type="float" office:value="0.539651751303981">
            <text:p>0.5396517513</text:p>
          </table:table-cell>
          <table:table-cell office:value-type="float" office:value="1.46564585196938">
            <text:p>1.46564585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930">
            <text:p>930</text:p>
          </table:table-cell>
          <table:table-cell office:value-type="float" office:value="10.5275525897309">
            <text:p>10.5275525897</text:p>
          </table:table-cell>
          <table:table-cell office:value-type="float" office:value="24.9333333333333">
            <text:p>24.9333333333</text:p>
          </table:table-cell>
          <table:table-cell office:value-type="float" office:value="0.472915073989475">
            <text:p>0.472915074</text:p>
          </table:table-cell>
          <table:table-cell office:value-type="float" office:value="1.31276621526622">
            <text:p>1.3127662153</text:p>
          </table:table-cell>
          <table:table-cell office:value-type="float" office:value="22">
            <text:p>22</text:p>
          </table:table-cell>
          <table:table-cell table:style-name="ce3" office:value-type="float" office:value="930">
            <text:p>930</text:p>
          </table:table-cell>
          <table:table-cell office:value-type="float" office:value="12.822056778214">
            <text:p>12.8220567782</text:p>
          </table:table-cell>
          <table:table-cell office:value-type="float" office:value="35.1333333333333">
            <text:p>35.1333333333</text:p>
          </table:table-cell>
          <table:table-cell office:value-type="float" office:value="0.423428071164186">
            <text:p>0.4234280712</text:p>
          </table:table-cell>
          <table:table-cell office:value-type="float" office:value="1.58527574277574">
            <text:p>1.5852757428</text:p>
          </table:table-cell>
          <table:table-cell office:value-type="float" office:value="22">
            <text:p>22</text:p>
          </table:table-cell>
          <table:table-cell table:style-name="ce3" office:value-type="float" office:value="930">
            <text:p>930</text:p>
          </table:table-cell>
          <table:table-cell office:value-type="float" office:value="21.2776223997411">
            <text:p>21.2776223997</text:p>
          </table:table-cell>
          <table:table-cell office:value-type="float" office:value="14.3333333333333">
            <text:p>14.3333333333</text:p>
          </table:table-cell>
          <table:table-cell office:value-type="float" office:value="1.57132119159125">
            <text:p>1.5713211916</text:p>
          </table:table-cell>
          <table:table-cell office:value-type="float" office:value="1.16675925925926">
            <text:p>1.1667592593</text:p>
          </table:table-cell>
          <table:table-cell office:value-type="float" office:value="4">
            <text:p>4</text:p>
          </table:table-cell>
          <table:table-cell table:style-name="ce3" office:value-type="float" office:value="930">
            <text:p>930</text:p>
          </table:table-cell>
          <table:table-cell office:value-type="float" office:value="16.9497764168855">
            <text:p>16.9497764169</text:p>
          </table:table-cell>
          <table:table-cell office:value-type="float" office:value="35">
            <text:p>35</text:p>
          </table:table-cell>
          <table:table-cell office:value-type="float" office:value="0.540299885947042">
            <text:p>0.5402998859</text:p>
          </table:table-cell>
          <table:table-cell office:value-type="float" office:value="1.47120140752494">
            <text:p>1.471201407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935">
            <text:p>935</text:p>
          </table:table-cell>
          <table:table-cell office:value-type="float" office:value="10.5275525897309">
            <text:p>10.5275525897</text:p>
          </table:table-cell>
          <table:table-cell office:value-type="float" office:value="24.4666666666667">
            <text:p>24.4666666667</text:p>
          </table:table-cell>
          <table:table-cell office:value-type="float" office:value="0.478072507507164">
            <text:p>0.4780725075</text:p>
          </table:table-cell>
          <table:table-cell office:value-type="float" office:value="1.29529146779147">
            <text:p>1.2952914678</text:p>
          </table:table-cell>
          <table:table-cell office:value-type="float" office:value="22">
            <text:p>22</text:p>
          </table:table-cell>
          <table:table-cell table:style-name="ce3" office:value-type="float" office:value="935">
            <text:p>935</text:p>
          </table:table-cell>
          <table:table-cell office:value-type="float" office:value="12.822056778214">
            <text:p>12.8220567782</text:p>
          </table:table-cell>
          <table:table-cell office:value-type="float" office:value="35.1333333333333">
            <text:p>35.1333333333</text:p>
          </table:table-cell>
          <table:table-cell office:value-type="float" office:value="0.423428071164186">
            <text:p>0.4234280712</text:p>
          </table:table-cell>
          <table:table-cell office:value-type="float" office:value="1.58527574277574">
            <text:p>1.5852757428</text:p>
          </table:table-cell>
          <table:table-cell office:value-type="float" office:value="22">
            <text:p>22</text:p>
          </table:table-cell>
          <table:table-cell table:style-name="ce3" office:value-type="float" office:value="935">
            <text:p>935</text:p>
          </table:table-cell>
          <table:table-cell office:value-type="float" office:value="21.2776223997411">
            <text:p>21.2776223997</text:p>
          </table:table-cell>
          <table:table-cell office:value-type="float" office:value="14.2666666666667">
            <text:p>14.2666666667</text:p>
          </table:table-cell>
          <table:table-cell office:value-type="float" office:value="1.57429480378839">
            <text:p>1.5742948038</text:p>
          </table:table-cell>
          <table:table-cell office:value-type="float" office:value="1.16259259259259">
            <text:p>1.1625925926</text:p>
          </table:table-cell>
          <table:table-cell office:value-type="float" office:value="4">
            <text:p>4</text:p>
          </table:table-cell>
          <table:table-cell table:style-name="ce3" office:value-type="float" office:value="935">
            <text:p>935</text:p>
          </table:table-cell>
          <table:table-cell office:value-type="float" office:value="16.9519370024042">
            <text:p>16.9519370024</text:p>
          </table:table-cell>
          <table:table-cell office:value-type="float" office:value="35">
            <text:p>35</text:p>
          </table:table-cell>
          <table:table-cell office:value-type="float" office:value="0.540331198780646">
            <text:p>0.5403311988</text:p>
          </table:table-cell>
          <table:table-cell office:value-type="float" office:value="1.47120140752494">
            <text:p>1.471201407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940">
            <text:p>940</text:p>
          </table:table-cell>
          <table:table-cell office:value-type="float" office:value="10.5297299900243">
            <text:p>10.52972999</text:p>
          </table:table-cell>
          <table:table-cell office:value-type="float" office:value="25.3333333333333">
            <text:p>25.3333333333</text:p>
          </table:table-cell>
          <table:table-cell office:value-type="float" office:value="0.474025743936252">
            <text:p>0.4740257439</text:p>
          </table:table-cell>
          <table:table-cell office:value-type="float" office:value="1.32900358900359">
            <text:p>1.329003589</text:p>
          </table:table-cell>
          <table:table-cell office:value-type="float" office:value="22">
            <text:p>22</text:p>
          </table:table-cell>
          <table:table-cell table:style-name="ce3" office:value-type="float" office:value="940">
            <text:p>940</text:p>
          </table:table-cell>
          <table:table-cell office:value-type="float" office:value="12.8259959945305">
            <text:p>12.8259959945</text:p>
          </table:table-cell>
          <table:table-cell office:value-type="float" office:value="35">
            <text:p>35</text:p>
          </table:table-cell>
          <table:table-cell office:value-type="float" office:value="0.423545361240383">
            <text:p>0.4235453612</text:p>
          </table:table-cell>
          <table:table-cell office:value-type="float" office:value="1.58047817922818">
            <text:p>1.5804781792</text:p>
          </table:table-cell>
          <table:table-cell office:value-type="float" office:value="22">
            <text:p>22</text:p>
          </table:table-cell>
          <table:table-cell table:style-name="ce3" office:value-type="float" office:value="940">
            <text:p>940</text:p>
          </table:table-cell>
          <table:table-cell office:value-type="float" office:value="21.2776223997411">
            <text:p>21.2776223997</text:p>
          </table:table-cell>
          <table:table-cell office:value-type="float" office:value="14.2666666666667">
            <text:p>14.2666666667</text:p>
          </table:table-cell>
          <table:table-cell office:value-type="float" office:value="1.57429480378839">
            <text:p>1.5742948038</text:p>
          </table:table-cell>
          <table:table-cell office:value-type="float" office:value="1.16259259259259">
            <text:p>1.1625925926</text:p>
          </table:table-cell>
          <table:table-cell office:value-type="float" office:value="4">
            <text:p>4</text:p>
          </table:table-cell>
          <table:table-cell table:style-name="ce3" office:value-type="float" office:value="940">
            <text:p>940</text:p>
          </table:table-cell>
          <table:table-cell office:value-type="float" office:value="16.9519370024042">
            <text:p>16.9519370024</text:p>
          </table:table-cell>
          <table:table-cell office:value-type="float" office:value="34.8">
            <text:p>34.8</text:p>
          </table:table-cell>
          <table:table-cell office:value-type="float" office:value="0.541734954730618">
            <text:p>0.5417349547</text:p>
          </table:table-cell>
          <table:table-cell office:value-type="float" office:value="1.46316721949075">
            <text:p>1.463167219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945">
            <text:p>945</text:p>
          </table:table-cell>
          <table:table-cell office:value-type="float" office:value="10.5297299900243">
            <text:p>10.52972999</text:p>
          </table:table-cell>
          <table:table-cell office:value-type="float" office:value="25.0666666666667">
            <text:p>25.0666666667</text:p>
          </table:table-cell>
          <table:table-cell office:value-type="float" office:value="0.476963567534451">
            <text:p>0.4769635675</text:p>
          </table:table-cell>
          <table:table-cell office:value-type="float" office:value="1.31789247789248">
            <text:p>1.3178924779</text:p>
          </table:table-cell>
          <table:table-cell office:value-type="float" office:value="22">
            <text:p>22</text:p>
          </table:table-cell>
          <table:table-cell table:style-name="ce3" office:value-type="float" office:value="945">
            <text:p>945</text:p>
          </table:table-cell>
          <table:table-cell office:value-type="float" office:value="12.8259959945305">
            <text:p>12.8259959945</text:p>
          </table:table-cell>
          <table:table-cell office:value-type="float" office:value="34.6666666666667">
            <text:p>34.6666666667</text:p>
          </table:table-cell>
          <table:table-cell office:value-type="float" office:value="0.426166693406018">
            <text:p>0.4261666934</text:p>
          </table:table-cell>
          <table:table-cell office:value-type="float" office:value="1.58049260924261">
            <text:p>1.5804926092</text:p>
          </table:table-cell>
          <table:table-cell office:value-type="float" office:value="22">
            <text:p>22</text:p>
          </table:table-cell>
          <table:table-cell table:style-name="ce3" office:value-type="float" office:value="945">
            <text:p>945</text:p>
          </table:table-cell>
          <table:table-cell office:value-type="float" office:value="21.2776223997411">
            <text:p>21.2776223997</text:p>
          </table:table-cell>
          <table:table-cell office:value-type="float" office:value="14.2666666666667">
            <text:p>14.2666666667</text:p>
          </table:table-cell>
          <table:table-cell office:value-type="float" office:value="1.57429480378839">
            <text:p>1.5742948038</text:p>
          </table:table-cell>
          <table:table-cell office:value-type="float" office:value="1.16259259259259">
            <text:p>1.1625925926</text:p>
          </table:table-cell>
          <table:table-cell office:value-type="float" office:value="4">
            <text:p>4</text:p>
          </table:table-cell>
          <table:table-cell table:style-name="ce3" office:value-type="float" office:value="945">
            <text:p>945</text:p>
          </table:table-cell>
          <table:table-cell office:value-type="float" office:value="16.9545305198169">
            <text:p>16.9545305198</text:p>
          </table:table-cell>
          <table:table-cell office:value-type="float" office:value="34.5333333333333">
            <text:p>34.5333333333</text:p>
          </table:table-cell>
          <table:table-cell office:value-type="float" office:value="0.544217921264887">
            <text:p>0.5442179213</text:p>
          </table:table-cell>
          <table:table-cell office:value-type="float" office:value="1.45070870578223">
            <text:p>1.450708705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950">
            <text:p>950</text:p>
          </table:table-cell>
          <table:table-cell office:value-type="float" office:value="10.5319995104999">
            <text:p>10.5319995105</text:p>
          </table:table-cell>
          <table:table-cell office:value-type="float" office:value="24.6">
            <text:p>24.6</text:p>
          </table:table-cell>
          <table:table-cell office:value-type="float" office:value="0.480837658396143">
            <text:p>0.4808376584</text:p>
          </table:table-cell>
          <table:table-cell office:value-type="float" office:value="1.29281672031672">
            <text:p>1.2928167203</text:p>
          </table:table-cell>
          <table:table-cell office:value-type="float" office:value="22">
            <text:p>22</text:p>
          </table:table-cell>
          <table:table-cell table:style-name="ce3" office:value-type="float" office:value="950">
            <text:p>950</text:p>
          </table:table-cell>
          <table:table-cell office:value-type="float" office:value="12.8259959945305">
            <text:p>12.8259959945</text:p>
          </table:table-cell>
          <table:table-cell office:value-type="float" office:value="34.4666666666667">
            <text:p>34.4666666667</text:p>
          </table:table-cell>
          <table:table-cell office:value-type="float" office:value="0.426961051274032">
            <text:p>0.4269610513</text:p>
          </table:table-cell>
          <table:table-cell office:value-type="float" office:value="1.56906403781404">
            <text:p>1.5690640378</text:p>
          </table:table-cell>
          <table:table-cell office:value-type="float" office:value="22">
            <text:p>22</text:p>
          </table:table-cell>
          <table:table-cell table:style-name="ce3" office:value-type="float" office:value="950">
            <text:p>950</text:p>
          </table:table-cell>
          <table:table-cell office:value-type="float" office:value="21.2776223997411">
            <text:p>21.2776223997</text:p>
          </table:table-cell>
          <table:table-cell office:value-type="float" office:value="14.2666666666667">
            <text:p>14.2666666667</text:p>
          </table:table-cell>
          <table:table-cell office:value-type="float" office:value="1.57429480378839">
            <text:p>1.5742948038</text:p>
          </table:table-cell>
          <table:table-cell office:value-type="float" office:value="1.16259259259259">
            <text:p>1.1625925926</text:p>
          </table:table-cell>
          <table:table-cell office:value-type="float" office:value="4">
            <text:p>4</text:p>
          </table:table-cell>
          <table:table-cell table:style-name="ce3" office:value-type="float" office:value="950">
            <text:p>950</text:p>
          </table:table-cell>
          <table:table-cell office:value-type="float" office:value="16.9545305198169">
            <text:p>16.9545305198</text:p>
          </table:table-cell>
          <table:table-cell office:value-type="float" office:value="34.4">
            <text:p>34.4</text:p>
          </table:table-cell>
          <table:table-cell office:value-type="float" office:value="0.54563103419094">
            <text:p>0.5456310342</text:p>
          </table:table-cell>
          <table:table-cell office:value-type="float" office:value="1.45397210904564">
            <text:p>1.45397210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955">
            <text:p>955</text:p>
          </table:table-cell>
          <table:table-cell office:value-type="float" office:value="10.5382139790423">
            <text:p>10.538213979</text:p>
          </table:table-cell>
          <table:table-cell office:value-type="float" office:value="24.7333333333333">
            <text:p>24.7333333333</text:p>
          </table:table-cell>
          <table:table-cell office:value-type="float" office:value="0.476774839312328">
            <text:p>0.4767748393</text:p>
          </table:table-cell>
          <table:table-cell office:value-type="float" office:value="1.31419117919118">
            <text:p>1.3141911792</text:p>
          </table:table-cell>
          <table:table-cell office:value-type="float" office:value="22">
            <text:p>22</text:p>
          </table:table-cell>
          <table:table-cell table:style-name="ce3" office:value-type="float" office:value="955">
            <text:p>955</text:p>
          </table:table-cell>
          <table:table-cell office:value-type="float" office:value="12.833495122958">
            <text:p>12.833495123</text:p>
          </table:table-cell>
          <table:table-cell office:value-type="float" office:value="34.2666666666667">
            <text:p>34.2666666667</text:p>
          </table:table-cell>
          <table:table-cell office:value-type="float" office:value="0.429157311703523">
            <text:p>0.4291573117</text:p>
          </table:table-cell>
          <table:table-cell office:value-type="float" office:value="1.56616055241055">
            <text:p>1.5661605524</text:p>
          </table:table-cell>
          <table:table-cell office:value-type="float" office:value="22">
            <text:p>22</text:p>
          </table:table-cell>
          <table:table-cell table:style-name="ce3" office:value-type="float" office:value="955">
            <text:p>955</text:p>
          </table:table-cell>
          <table:table-cell office:value-type="float" office:value="21.2776223997411">
            <text:p>21.2776223997</text:p>
          </table:table-cell>
          <table:table-cell office:value-type="float" office:value="14.2666666666667">
            <text:p>14.2666666667</text:p>
          </table:table-cell>
          <table:table-cell office:value-type="float" office:value="1.57429480378839">
            <text:p>1.5742948038</text:p>
          </table:table-cell>
          <table:table-cell office:value-type="float" office:value="1.16259259259259">
            <text:p>1.1625925926</text:p>
          </table:table-cell>
          <table:table-cell office:value-type="float" office:value="4">
            <text:p>4</text:p>
          </table:table-cell>
          <table:table-cell table:style-name="ce3" office:value-type="float" office:value="955">
            <text:p>955</text:p>
          </table:table-cell>
          <table:table-cell office:value-type="float" office:value="16.9545305198169">
            <text:p>16.9545305198</text:p>
          </table:table-cell>
          <table:table-cell office:value-type="float" office:value="34.4">
            <text:p>34.4</text:p>
          </table:table-cell>
          <table:table-cell office:value-type="float" office:value="0.54563103419094">
            <text:p>0.5456310342</text:p>
          </table:table-cell>
          <table:table-cell office:value-type="float" office:value="1.45397210904564">
            <text:p>1.45397210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960">
            <text:p>960</text:p>
          </table:table-cell>
          <table:table-cell office:value-type="float" office:value="10.5382139790423">
            <text:p>10.538213979</text:p>
          </table:table-cell>
          <table:table-cell office:value-type="float" office:value="24.6666666666667">
            <text:p>24.6666666667</text:p>
          </table:table-cell>
          <table:table-cell office:value-type="float" office:value="0.477085496275668">
            <text:p>0.4770854963</text:p>
          </table:table-cell>
          <table:table-cell office:value-type="float" office:value="1.31162707662708">
            <text:p>1.3116270766</text:p>
          </table:table-cell>
          <table:table-cell office:value-type="float" office:value="22">
            <text:p>22</text:p>
          </table:table-cell>
          <table:table-cell table:style-name="ce3" office:value-type="float" office:value="960">
            <text:p>960</text:p>
          </table:table-cell>
          <table:table-cell office:value-type="float" office:value="12.833495122958">
            <text:p>12.833495123</text:p>
          </table:table-cell>
          <table:table-cell office:value-type="float" office:value="33.8">
            <text:p>33.8</text:p>
          </table:table-cell>
          <table:table-cell office:value-type="float" office:value="0.431729960327425">
            <text:p>0.4317299603</text:p>
          </table:table-cell>
          <table:table-cell office:value-type="float" office:value="1.55343508343508">
            <text:p>1.5534350834</text:p>
          </table:table-cell>
          <table:table-cell office:value-type="float" office:value="22">
            <text:p>22</text:p>
          </table:table-cell>
          <table:table-cell table:style-name="ce3" office:value-type="float" office:value="960">
            <text:p>960</text:p>
          </table:table-cell>
          <table:table-cell office:value-type="float" office:value="21.2776223997411">
            <text:p>21.2776223997</text:p>
          </table:table-cell>
          <table:table-cell office:value-type="float" office:value="14.2666666666667">
            <text:p>14.2666666667</text:p>
          </table:table-cell>
          <table:table-cell office:value-type="float" office:value="1.57429480378839">
            <text:p>1.5742948038</text:p>
          </table:table-cell>
          <table:table-cell office:value-type="float" office:value="1.16259259259259">
            <text:p>1.1625925926</text:p>
          </table:table-cell>
          <table:table-cell office:value-type="float" office:value="4">
            <text:p>4</text:p>
          </table:table-cell>
          <table:table-cell table:style-name="ce3" office:value-type="float" office:value="960">
            <text:p>960</text:p>
          </table:table-cell>
          <table:table-cell office:value-type="float" office:value="16.9545305198169">
            <text:p>16.9545305198</text:p>
          </table:table-cell>
          <table:table-cell office:value-type="float" office:value="34">
            <text:p>34</text:p>
          </table:table-cell>
          <table:table-cell office:value-type="float" office:value="0.549450781263077">
            <text:p>0.5494507813</text:p>
          </table:table-cell>
          <table:table-cell office:value-type="float" office:value="1.43789053539054">
            <text:p>1.437890535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965">
            <text:p>965</text:p>
          </table:table-cell>
          <table:table-cell office:value-type="float" office:value="10.5389817239467">
            <text:p>10.5389817239</text:p>
          </table:table-cell>
          <table:table-cell office:value-type="float" office:value="24.6666666666667">
            <text:p>24.6666666667</text:p>
          </table:table-cell>
          <table:table-cell office:value-type="float" office:value="0.477926394826438">
            <text:p>0.4779263948</text:p>
          </table:table-cell>
          <table:table-cell office:value-type="float" office:value="1.3196176971177">
            <text:p>1.3196176971</text:p>
          </table:table-cell>
          <table:table-cell office:value-type="float" office:value="22">
            <text:p>22</text:p>
          </table:table-cell>
          <table:table-cell table:style-name="ce3" office:value-type="float" office:value="965">
            <text:p>965</text:p>
          </table:table-cell>
          <table:table-cell office:value-type="float" office:value="12.833495122958">
            <text:p>12.833495123</text:p>
          </table:table-cell>
          <table:table-cell office:value-type="float" office:value="33.6666666666667">
            <text:p>33.6666666667</text:p>
          </table:table-cell>
          <table:table-cell office:value-type="float" office:value="0.432646919375184">
            <text:p>0.4326469194</text:p>
          </table:table-cell>
          <table:table-cell office:value-type="float" office:value="1.55013838013838">
            <text:p>1.5501383801</text:p>
          </table:table-cell>
          <table:table-cell office:value-type="float" office:value="22">
            <text:p>22</text:p>
          </table:table-cell>
          <table:table-cell table:style-name="ce3" office:value-type="float" office:value="965">
            <text:p>965</text:p>
          </table:table-cell>
          <table:table-cell office:value-type="float" office:value="21.2776223997411">
            <text:p>21.2776223997</text:p>
          </table:table-cell>
          <table:table-cell office:value-type="float" office:value="14.2">
            <text:p>14.2</text:p>
          </table:table-cell>
          <table:table-cell office:value-type="float" office:value="1.57997251094102">
            <text:p>1.5799725109</text:p>
          </table:table-cell>
          <table:table-cell office:value-type="float" office:value="1.16481481481481">
            <text:p>1.1648148148</text:p>
          </table:table-cell>
          <table:table-cell office:value-type="float" office:value="4">
            <text:p>4</text:p>
          </table:table-cell>
          <table:table-cell table:style-name="ce3" office:value-type="float" office:value="965">
            <text:p>965</text:p>
          </table:table-cell>
          <table:table-cell office:value-type="float" office:value="16.9545305198169">
            <text:p>16.9545305198</text:p>
          </table:table-cell>
          <table:table-cell office:value-type="float" office:value="33.9333333333333">
            <text:p>33.9333333333</text:p>
          </table:table-cell>
          <table:table-cell office:value-type="float" office:value="0.550163703482834">
            <text:p>0.5501637035</text:p>
          </table:table-cell>
          <table:table-cell office:value-type="float" office:value="1.43991073741074">
            <text:p>1.439910737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970">
            <text:p>970</text:p>
          </table:table-cell>
          <table:table-cell office:value-type="float" office:value="10.5404010696283">
            <text:p>10.5404010696</text:p>
          </table:table-cell>
          <table:table-cell office:value-type="float" office:value="25.3333333333333">
            <text:p>25.3333333333</text:p>
          </table:table-cell>
          <table:table-cell office:value-type="float" office:value="0.471753338948198">
            <text:p>0.4717533389</text:p>
          </table:table-cell>
          <table:table-cell office:value-type="float" office:value="1.35665473415473">
            <text:p>1.3566547342</text:p>
          </table:table-cell>
          <table:table-cell office:value-type="float" office:value="22">
            <text:p>22</text:p>
          </table:table-cell>
          <table:table-cell table:style-name="ce3" office:value-type="float" office:value="970">
            <text:p>970</text:p>
          </table:table-cell>
          <table:table-cell office:value-type="float" office:value="12.833495122958">
            <text:p>12.833495123</text:p>
          </table:table-cell>
          <table:table-cell office:value-type="float" office:value="33.4666666666667">
            <text:p>33.4666666667</text:p>
          </table:table-cell>
          <table:table-cell office:value-type="float" office:value="0.434157651534753">
            <text:p>0.4341576515</text:p>
          </table:table-cell>
          <table:table-cell office:value-type="float" office:value="1.55107633107633">
            <text:p>1.5510763311</text:p>
          </table:table-cell>
          <table:table-cell office:value-type="float" office:value="22">
            <text:p>22</text:p>
          </table:table-cell>
          <table:table-cell table:style-name="ce3" office:value-type="float" office:value="970">
            <text:p>970</text:p>
          </table:table-cell>
          <table:table-cell office:value-type="float" office:value="21.2776223997411">
            <text:p>21.2776223997</text:p>
          </table:table-cell>
          <table:table-cell office:value-type="float" office:value="14.2">
            <text:p>14.2</text:p>
          </table:table-cell>
          <table:table-cell office:value-type="float" office:value="1.57997251094102">
            <text:p>1.5799725109</text:p>
          </table:table-cell>
          <table:table-cell office:value-type="float" office:value="1.16481481481481">
            <text:p>1.1648148148</text:p>
          </table:table-cell>
          <table:table-cell office:value-type="float" office:value="4">
            <text:p>4</text:p>
          </table:table-cell>
          <table:table-cell table:style-name="ce3" office:value-type="float" office:value="970">
            <text:p>970</text:p>
          </table:table-cell>
          <table:table-cell office:value-type="float" office:value="16.9545305198169">
            <text:p>16.9545305198</text:p>
          </table:table-cell>
          <table:table-cell office:value-type="float" office:value="33.7333333333333">
            <text:p>33.7333333333</text:p>
          </table:table-cell>
          <table:table-cell office:value-type="float" office:value="0.552167252561151">
            <text:p>0.5521672526</text:p>
          </table:table-cell>
          <table:table-cell office:value-type="float" office:value="1.4314491989492">
            <text:p>1.431449198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975">
            <text:p>975</text:p>
          </table:table-cell>
          <table:table-cell office:value-type="float" office:value="10.5440802454929">
            <text:p>10.5440802455</text:p>
          </table:table-cell>
          <table:table-cell office:value-type="float" office:value="25.4666666666667">
            <text:p>25.4666666667</text:p>
          </table:table-cell>
          <table:table-cell office:value-type="float" office:value="0.471639680196302">
            <text:p>0.4716396802</text:p>
          </table:table-cell>
          <table:table-cell office:value-type="float" office:value="1.3590071040071">
            <text:p>1.359007104</text:p>
          </table:table-cell>
          <table:table-cell office:value-type="float" office:value="22">
            <text:p>22</text:p>
          </table:table-cell>
          <table:table-cell table:style-name="ce3" office:value-type="float" office:value="975">
            <text:p>975</text:p>
          </table:table-cell>
          <table:table-cell office:value-type="float" office:value="12.833495122958">
            <text:p>12.833495123</text:p>
          </table:table-cell>
          <table:table-cell office:value-type="float" office:value="33.4">
            <text:p>33.4</text:p>
          </table:table-cell>
          <table:table-cell office:value-type="float" office:value="0.434755109984526">
            <text:p>0.43475511</text:p>
          </table:table-cell>
          <table:table-cell office:value-type="float" office:value="1.54851222851223">
            <text:p>1.5485122285</text:p>
          </table:table-cell>
          <table:table-cell office:value-type="float" office:value="22">
            <text:p>22</text:p>
          </table:table-cell>
          <table:table-cell table:style-name="ce3" office:value-type="float" office:value="975">
            <text:p>975</text:p>
          </table:table-cell>
          <table:table-cell office:value-type="float" office:value="21.2776223997411">
            <text:p>21.2776223997</text:p>
          </table:table-cell>
          <table:table-cell office:value-type="float" office:value="14.2">
            <text:p>14.2</text:p>
          </table:table-cell>
          <table:table-cell office:value-type="float" office:value="1.57997251094102">
            <text:p>1.5799725109</text:p>
          </table:table-cell>
          <table:table-cell office:value-type="float" office:value="1.16481481481481">
            <text:p>1.1648148148</text:p>
          </table:table-cell>
          <table:table-cell office:value-type="float" office:value="4">
            <text:p>4</text:p>
          </table:table-cell>
          <table:table-cell table:style-name="ce3" office:value-type="float" office:value="975">
            <text:p>975</text:p>
          </table:table-cell>
          <table:table-cell office:value-type="float" office:value="16.9545305198169">
            <text:p>16.9545305198</text:p>
          </table:table-cell>
          <table:table-cell office:value-type="float" office:value="33.4666666666667">
            <text:p>33.4666666667</text:p>
          </table:table-cell>
          <table:table-cell office:value-type="float" office:value="0.555646592265543">
            <text:p>0.5556465923</text:p>
          </table:table-cell>
          <table:table-cell office:value-type="float" office:value="1.41644822769823">
            <text:p>1.416448227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980">
            <text:p>980</text:p>
          </table:table-cell>
          <table:table-cell office:value-type="float" office:value="10.5440802454929">
            <text:p>10.5440802455</text:p>
          </table:table-cell>
          <table:table-cell office:value-type="float" office:value="25.2666666666667">
            <text:p>25.2666666667</text:p>
          </table:table-cell>
          <table:table-cell office:value-type="float" office:value="0.472879524026446">
            <text:p>0.472879524</text:p>
          </table:table-cell>
          <table:table-cell office:value-type="float" office:value="1.36041736041736">
            <text:p>1.3604173604</text:p>
          </table:table-cell>
          <table:table-cell office:value-type="float" office:value="22">
            <text:p>22</text:p>
          </table:table-cell>
          <table:table-cell table:style-name="ce3" office:value-type="float" office:value="980">
            <text:p>980</text:p>
          </table:table-cell>
          <table:table-cell office:value-type="float" office:value="12.833495122958">
            <text:p>12.833495123</text:p>
          </table:table-cell>
          <table:table-cell office:value-type="float" office:value="33.2">
            <text:p>33.2</text:p>
          </table:table-cell>
          <table:table-cell office:value-type="float" office:value="0.436672645152778">
            <text:p>0.4366726452</text:p>
          </table:table-cell>
          <table:table-cell office:value-type="float" office:value="1.54062081437081">
            <text:p>1.5406208144</text:p>
          </table:table-cell>
          <table:table-cell office:value-type="float" office:value="22">
            <text:p>22</text:p>
          </table:table-cell>
          <table:table-cell table:style-name="ce3" office:value-type="float" office:value="980">
            <text:p>980</text:p>
          </table:table-cell>
          <table:table-cell office:value-type="float" office:value="21.2776223997411">
            <text:p>21.2776223997</text:p>
          </table:table-cell>
          <table:table-cell office:value-type="float" office:value="14.2">
            <text:p>14.2</text:p>
          </table:table-cell>
          <table:table-cell office:value-type="float" office:value="1.57997251094102">
            <text:p>1.5799725109</text:p>
          </table:table-cell>
          <table:table-cell office:value-type="float" office:value="1.16481481481481">
            <text:p>1.1648148148</text:p>
          </table:table-cell>
          <table:table-cell office:value-type="float" office:value="4">
            <text:p>4</text:p>
          </table:table-cell>
          <table:table-cell table:style-name="ce3" office:value-type="float" office:value="980">
            <text:p>980</text:p>
          </table:table-cell>
          <table:table-cell office:value-type="float" office:value="16.9545305198169">
            <text:p>16.9545305198</text:p>
          </table:table-cell>
          <table:table-cell office:value-type="float" office:value="33.4">
            <text:p>33.4</text:p>
          </table:table-cell>
          <table:table-cell office:value-type="float" office:value="0.557870277643249">
            <text:p>0.5578702776</text:p>
          </table:table-cell>
          <table:table-cell office:value-type="float" office:value="1.41737415362415">
            <text:p>1.417374153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985">
            <text:p>985</text:p>
          </table:table-cell>
          <table:table-cell office:value-type="float" office:value="10.5440802454929">
            <text:p>10.5440802455</text:p>
          </table:table-cell>
          <table:table-cell office:value-type="float" office:value="25.0666666666667">
            <text:p>25.0666666667</text:p>
          </table:table-cell>
          <table:table-cell office:value-type="float" office:value="0.474081151435966">
            <text:p>0.4740811514</text:p>
          </table:table-cell>
          <table:table-cell office:value-type="float" office:value="1.33912106412106">
            <text:p>1.3391210641</text:p>
          </table:table-cell>
          <table:table-cell office:value-type="float" office:value="22">
            <text:p>22</text:p>
          </table:table-cell>
          <table:table-cell table:style-name="ce3" office:value-type="float" office:value="985">
            <text:p>985</text:p>
          </table:table-cell>
          <table:table-cell office:value-type="float" office:value="12.833495122958">
            <text:p>12.833495123</text:p>
          </table:table-cell>
          <table:table-cell office:value-type="float" office:value="33.1333333333333">
            <text:p>33.1333333333</text:p>
          </table:table-cell>
          <table:table-cell office:value-type="float" office:value="0.436973786459928">
            <text:p>0.4369737865</text:p>
          </table:table-cell>
          <table:table-cell office:value-type="float" office:value="1.54300176675177">
            <text:p>1.5430017668</text:p>
          </table:table-cell>
          <table:table-cell office:value-type="float" office:value="22">
            <text:p>22</text:p>
          </table:table-cell>
          <table:table-cell table:style-name="ce3" office:value-type="float" office:value="985">
            <text:p>985</text:p>
          </table:table-cell>
          <table:table-cell office:value-type="float" office:value="21.2776223997411">
            <text:p>21.2776223997</text:p>
          </table:table-cell>
          <table:table-cell office:value-type="float" office:value="14.2">
            <text:p>14.2</text:p>
          </table:table-cell>
          <table:table-cell office:value-type="float" office:value="1.57997251094102">
            <text:p>1.5799725109</text:p>
          </table:table-cell>
          <table:table-cell office:value-type="float" office:value="1.16481481481481">
            <text:p>1.1648148148</text:p>
          </table:table-cell>
          <table:table-cell office:value-type="float" office:value="4">
            <text:p>4</text:p>
          </table:table-cell>
          <table:table-cell table:style-name="ce3" office:value-type="float" office:value="985">
            <text:p>985</text:p>
          </table:table-cell>
          <table:table-cell office:value-type="float" office:value="16.9561077284235">
            <text:p>16.9561077284</text:p>
          </table:table-cell>
          <table:table-cell office:value-type="float" office:value="33.4666666666667">
            <text:p>33.4666666667</text:p>
          </table:table-cell>
          <table:table-cell office:value-type="float" office:value="0.555928430814768">
            <text:p>0.5559284308</text:p>
          </table:table-cell>
          <table:table-cell office:value-type="float" office:value="1.43085123210123">
            <text:p>1.430851232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990">
            <text:p>990</text:p>
          </table:table-cell>
          <table:table-cell office:value-type="float" office:value="10.5456121802395">
            <text:p>10.5456121802</text:p>
          </table:table-cell>
          <table:table-cell office:value-type="float" office:value="25.3333333333333">
            <text:p>25.3333333333</text:p>
          </table:table-cell>
          <table:table-cell office:value-type="float" office:value="0.47372647734933">
            <text:p>0.4737264773</text:p>
          </table:table-cell>
          <table:table-cell office:value-type="float" office:value="1.32825406075406">
            <text:p>1.3282540608</text:p>
          </table:table-cell>
          <table:table-cell office:value-type="float" office:value="22">
            <text:p>22</text:p>
          </table:table-cell>
          <table:table-cell table:style-name="ce3" office:value-type="float" office:value="990">
            <text:p>990</text:p>
          </table:table-cell>
          <table:table-cell office:value-type="float" office:value="12.833495122958">
            <text:p>12.833495123</text:p>
          </table:table-cell>
          <table:table-cell office:value-type="float" office:value="33.0666666666667">
            <text:p>33.0666666667</text:p>
          </table:table-cell>
          <table:table-cell office:value-type="float" office:value="0.437492677508281">
            <text:p>0.4374926775</text:p>
          </table:table-cell>
          <table:table-cell office:value-type="float" office:value="1.54043766418766">
            <text:p>1.5404376642</text:p>
          </table:table-cell>
          <table:table-cell office:value-type="float" office:value="22">
            <text:p>22</text:p>
          </table:table-cell>
          <table:table-cell table:style-name="ce3" office:value-type="float" office:value="990">
            <text:p>990</text:p>
          </table:table-cell>
          <table:table-cell office:value-type="float" office:value="21.2776223997411">
            <text:p>21.2776223997</text:p>
          </table:table-cell>
          <table:table-cell office:value-type="float" office:value="14.1333333333333">
            <text:p>14.1333333333</text:p>
          </table:table-cell>
          <table:table-cell office:value-type="float" office:value="1.58997958939429">
            <text:p>1.5899795894</text:p>
          </table:table-cell>
          <table:table-cell office:value-type="float" office:value="1.15648148148148">
            <text:p>1.1564814815</text:p>
          </table:table-cell>
          <table:table-cell office:value-type="float" office:value="4">
            <text:p>4</text:p>
          </table:table-cell>
          <table:table-cell table:style-name="ce3" office:value-type="float" office:value="990">
            <text:p>990</text:p>
          </table:table-cell>
          <table:table-cell office:value-type="float" office:value="16.9561077284235">
            <text:p>16.9561077284</text:p>
          </table:table-cell>
          <table:table-cell office:value-type="float" office:value="33.4666666666667">
            <text:p>33.4666666667</text:p>
          </table:table-cell>
          <table:table-cell office:value-type="float" office:value="0.555928430814768">
            <text:p>0.5559284308</text:p>
          </table:table-cell>
          <table:table-cell office:value-type="float" office:value="1.43085123210123">
            <text:p>1.430851232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995">
            <text:p>995</text:p>
          </table:table-cell>
          <table:table-cell office:value-type="float" office:value="10.5456121802395">
            <text:p>10.5456121802</text:p>
          </table:table-cell>
          <table:table-cell office:value-type="float" office:value="25.0666666666667">
            <text:p>25.0666666667</text:p>
          </table:table-cell>
          <table:table-cell office:value-type="float" office:value="0.476694557125768">
            <text:p>0.4766945571</text:p>
          </table:table-cell>
          <table:table-cell office:value-type="float" office:value="1.32258658008658">
            <text:p>1.3225865801</text:p>
          </table:table-cell>
          <table:table-cell office:value-type="float" office:value="22">
            <text:p>22</text:p>
          </table:table-cell>
          <table:table-cell table:style-name="ce3" office:value-type="float" office:value="995">
            <text:p>995</text:p>
          </table:table-cell>
          <table:table-cell office:value-type="float" office:value="12.833495122958">
            <text:p>12.833495123</text:p>
          </table:table-cell>
          <table:table-cell office:value-type="float" office:value="32.7333333333333">
            <text:p>32.7333333333</text:p>
          </table:table-cell>
          <table:table-cell office:value-type="float" office:value="0.441314748032871">
            <text:p>0.441314748</text:p>
          </table:table-cell>
          <table:table-cell office:value-type="float" office:value="1.53845048470048">
            <text:p>1.5384504847</text:p>
          </table:table-cell>
          <table:table-cell office:value-type="float" office:value="22">
            <text:p>22</text:p>
          </table:table-cell>
          <table:table-cell table:style-name="ce3" office:value-type="float" office:value="995">
            <text:p>995</text:p>
          </table:table-cell>
          <table:table-cell office:value-type="float" office:value="21.2776223997411">
            <text:p>21.2776223997</text:p>
          </table:table-cell>
          <table:table-cell office:value-type="float" office:value="14.1333333333333">
            <text:p>14.1333333333</text:p>
          </table:table-cell>
          <table:table-cell office:value-type="float" office:value="1.58997958939429">
            <text:p>1.5899795894</text:p>
          </table:table-cell>
          <table:table-cell office:value-type="float" office:value="1.15648148148148">
            <text:p>1.1564814815</text:p>
          </table:table-cell>
          <table:table-cell office:value-type="float" office:value="4">
            <text:p>4</text:p>
          </table:table-cell>
          <table:table-cell table:style-name="ce3" office:value-type="float" office:value="995">
            <text:p>995</text:p>
          </table:table-cell>
          <table:table-cell office:value-type="float" office:value="16.9561077284235">
            <text:p>16.9561077284</text:p>
          </table:table-cell>
          <table:table-cell office:value-type="float" office:value="33.3333333333333">
            <text:p>33.3333333333</text:p>
          </table:table-cell>
          <table:table-cell office:value-type="float" office:value="0.558300310983544">
            <text:p>0.558300311</text:p>
          </table:table-cell>
          <table:table-cell office:value-type="float" office:value="1.42365426240426">
            <text:p>1.423654262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000">
            <text:p>1000</text:p>
          </table:table-cell>
          <table:table-cell office:value-type="float" office:value="10.5456121802395">
            <text:p>10.5456121802</text:p>
          </table:table-cell>
          <table:table-cell office:value-type="float" office:value="24.7333333333333">
            <text:p>24.7333333333</text:p>
          </table:table-cell>
          <table:table-cell office:value-type="float" office:value="0.47812085188145">
            <text:p>0.4781208519</text:p>
          </table:table-cell>
          <table:table-cell office:value-type="float" office:value="1.30743506493506">
            <text:p>1.3074350649</text:p>
          </table:table-cell>
          <table:table-cell office:value-type="float" office:value="22">
            <text:p>22</text:p>
          </table:table-cell>
          <table:table-cell table:style-name="ce3" office:value-type="float" office:value="1000">
            <text:p>1000</text:p>
          </table:table-cell>
          <table:table-cell office:value-type="float" office:value="12.833495122958">
            <text:p>12.833495123</text:p>
          </table:table-cell>
          <table:table-cell office:value-type="float" office:value="32.5333333333333">
            <text:p>32.5333333333</text:p>
          </table:table-cell>
          <table:table-cell office:value-type="float" office:value="0.444065774467343">
            <text:p>0.4440657745</text:p>
          </table:table-cell>
          <table:table-cell office:value-type="float" office:value="1.53733937358937">
            <text:p>1.5373393736</text:p>
          </table:table-cell>
          <table:table-cell office:value-type="float" office:value="22">
            <text:p>22</text:p>
          </table:table-cell>
          <table:table-cell table:style-name="ce3" office:value-type="float" office:value="1000">
            <text:p>1000</text:p>
          </table:table-cell>
          <table:table-cell office:value-type="float" office:value="21.2776223997411">
            <text:p>21.2776223997</text:p>
          </table:table-cell>
          <table:table-cell office:value-type="float" office:value="14.1333333333333">
            <text:p>14.1333333333</text:p>
          </table:table-cell>
          <table:table-cell office:value-type="float" office:value="1.58997958939429">
            <text:p>1.5899795894</text:p>
          </table:table-cell>
          <table:table-cell office:value-type="float" office:value="1.15648148148148">
            <text:p>1.1564814815</text:p>
          </table:table-cell>
          <table:table-cell office:value-type="float" office:value="4">
            <text:p>4</text:p>
          </table:table-cell>
          <table:table-cell table:style-name="ce3" office:value-type="float" office:value="1000">
            <text:p>1000</text:p>
          </table:table-cell>
          <table:table-cell office:value-type="float" office:value="16.961169384265">
            <text:p>16.9611693843</text:p>
          </table:table-cell>
          <table:table-cell office:value-type="float" office:value="33.8">
            <text:p>33.8</text:p>
          </table:table-cell>
          <table:table-cell office:value-type="float" office:value="0.549738971358493">
            <text:p>0.5497389714</text:p>
          </table:table-cell>
          <table:table-cell office:value-type="float" office:value="1.44645826395826">
            <text:p>1.44645826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005">
            <text:p>1005</text:p>
          </table:table-cell>
          <table:table-cell office:value-type="float" office:value="10.5515353105877">
            <text:p>10.5515353106</text:p>
          </table:table-cell>
          <table:table-cell office:value-type="float" office:value="24.9333333333333">
            <text:p>24.9333333333</text:p>
          </table:table-cell>
          <table:table-cell office:value-type="float" office:value="0.473645686155699">
            <text:p>0.4736456862</text:p>
          </table:table-cell>
          <table:table-cell office:value-type="float" office:value="1.3157683982684">
            <text:p>1.3157683983</text:p>
          </table:table-cell>
          <table:table-cell office:value-type="float" office:value="22">
            <text:p>22</text:p>
          </table:table-cell>
          <table:table-cell table:style-name="ce3" office:value-type="float" office:value="1005">
            <text:p>1005</text:p>
          </table:table-cell>
          <table:table-cell office:value-type="float" office:value="12.833495122958">
            <text:p>12.833495123</text:p>
          </table:table-cell>
          <table:table-cell office:value-type="float" office:value="32.4666666666667">
            <text:p>32.4666666667</text:p>
          </table:table-cell>
          <table:table-cell office:value-type="float" office:value="0.444390534700545">
            <text:p>0.4443905347</text:p>
          </table:table-cell>
          <table:table-cell office:value-type="float" office:value="1.53477527102527">
            <text:p>1.534775271</text:p>
          </table:table-cell>
          <table:table-cell office:value-type="float" office:value="22">
            <text:p>22</text:p>
          </table:table-cell>
          <table:table-cell table:style-name="ce3" office:value-type="float" office:value="1005">
            <text:p>1005</text:p>
          </table:table-cell>
          <table:table-cell office:value-type="float" office:value="21.2776223997411">
            <text:p>21.2776223997</text:p>
          </table:table-cell>
          <table:table-cell office:value-type="float" office:value="14.1333333333333">
            <text:p>14.1333333333</text:p>
          </table:table-cell>
          <table:table-cell office:value-type="float" office:value="1.58997958939429">
            <text:p>1.5899795894</text:p>
          </table:table-cell>
          <table:table-cell office:value-type="float" office:value="1.15648148148148">
            <text:p>1.1564814815</text:p>
          </table:table-cell>
          <table:table-cell office:value-type="float" office:value="4">
            <text:p>4</text:p>
          </table:table-cell>
          <table:table-cell table:style-name="ce3" office:value-type="float" office:value="1005">
            <text:p>1005</text:p>
          </table:table-cell>
          <table:table-cell office:value-type="float" office:value="16.9796289144492">
            <text:p>16.9796289144</text:p>
          </table:table-cell>
          <table:table-cell office:value-type="float" office:value="33.9333333333333">
            <text:p>33.9333333333</text:p>
          </table:table-cell>
          <table:table-cell office:value-type="float" office:value="0.548862046867765">
            <text:p>0.5488620469</text:p>
          </table:table-cell>
          <table:table-cell office:value-type="float" office:value="1.44454587079587">
            <text:p>1.444545870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010">
            <text:p>1010</text:p>
          </table:table-cell>
          <table:table-cell office:value-type="float" office:value="10.5515353105877">
            <text:p>10.5515353106</text:p>
          </table:table-cell>
          <table:table-cell office:value-type="float" office:value="24.6666666666667">
            <text:p>24.6666666667</text:p>
          </table:table-cell>
          <table:table-cell office:value-type="float" office:value="0.475662879015056">
            <text:p>0.475662879</text:p>
          </table:table-cell>
          <table:table-cell office:value-type="float" office:value="1.30206469456469">
            <text:p>1.3020646946</text:p>
          </table:table-cell>
          <table:table-cell office:value-type="float" office:value="22">
            <text:p>22</text:p>
          </table:table-cell>
          <table:table-cell table:style-name="ce3" office:value-type="float" office:value="1010">
            <text:p>1010</text:p>
          </table:table-cell>
          <table:table-cell office:value-type="float" office:value="12.833495122958">
            <text:p>12.833495123</text:p>
          </table:table-cell>
          <table:table-cell office:value-type="float" office:value="32.3333333333333">
            <text:p>32.3333333333</text:p>
          </table:table-cell>
          <table:table-cell office:value-type="float" office:value="0.445868358417262">
            <text:p>0.4458683584</text:p>
          </table:table-cell>
          <table:table-cell office:value-type="float" office:value="1.52918086543086">
            <text:p>1.5291808654</text:p>
          </table:table-cell>
          <table:table-cell office:value-type="float" office:value="22">
            <text:p>22</text:p>
          </table:table-cell>
          <table:table-cell table:style-name="ce3" office:value-type="float" office:value="1010">
            <text:p>1010</text:p>
          </table:table-cell>
          <table:table-cell office:value-type="float" office:value="21.2776223997411">
            <text:p>21.2776223997</text:p>
          </table:table-cell>
          <table:table-cell office:value-type="float" office:value="14.1333333333333">
            <text:p>14.1333333333</text:p>
          </table:table-cell>
          <table:table-cell office:value-type="float" office:value="1.58997958939429">
            <text:p>1.5899795894</text:p>
          </table:table-cell>
          <table:table-cell office:value-type="float" office:value="1.15648148148148">
            <text:p>1.1564814815</text:p>
          </table:table-cell>
          <table:table-cell office:value-type="float" office:value="4">
            <text:p>4</text:p>
          </table:table-cell>
          <table:table-cell table:style-name="ce3" office:value-type="float" office:value="1010">
            <text:p>1010</text:p>
          </table:table-cell>
          <table:table-cell office:value-type="float" office:value="16.9796289144492">
            <text:p>16.9796289144</text:p>
          </table:table-cell>
          <table:table-cell office:value-type="float" office:value="33.8666666666667">
            <text:p>33.8666666667</text:p>
          </table:table-cell>
          <table:table-cell office:value-type="float" office:value="0.549744410864457">
            <text:p>0.5497444109</text:p>
          </table:table-cell>
          <table:table-cell office:value-type="float" office:value="1.43722263847264">
            <text:p>1.437222638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015">
            <text:p>1015</text:p>
          </table:table-cell>
          <table:table-cell office:value-type="float" office:value="10.553519485195">
            <text:p>10.5535194852</text:p>
          </table:table-cell>
          <table:table-cell office:value-type="float" office:value="24.7333333333333">
            <text:p>24.7333333333</text:p>
          </table:table-cell>
          <table:table-cell office:value-type="float" office:value="0.474523468010091">
            <text:p>0.474523468</text:p>
          </table:table-cell>
          <table:table-cell office:value-type="float" office:value="1.31060966810967">
            <text:p>1.3106096681</text:p>
          </table:table-cell>
          <table:table-cell office:value-type="float" office:value="22">
            <text:p>22</text:p>
          </table:table-cell>
          <table:table-cell table:style-name="ce3" office:value-type="float" office:value="1015">
            <text:p>1015</text:p>
          </table:table-cell>
          <table:table-cell office:value-type="float" office:value="12.833495122958">
            <text:p>12.833495123</text:p>
          </table:table-cell>
          <table:table-cell office:value-type="float" office:value="32.3333333333333">
            <text:p>32.3333333333</text:p>
          </table:table-cell>
          <table:table-cell office:value-type="float" office:value="0.445868358417262">
            <text:p>0.4458683584</text:p>
          </table:table-cell>
          <table:table-cell office:value-type="float" office:value="1.52918086543086">
            <text:p>1.5291808654</text:p>
          </table:table-cell>
          <table:table-cell office:value-type="float" office:value="22">
            <text:p>22</text:p>
          </table:table-cell>
          <table:table-cell table:style-name="ce3" office:value-type="float" office:value="1015">
            <text:p>1015</text:p>
          </table:table-cell>
          <table:table-cell office:value-type="float" office:value="21.2776223997411">
            <text:p>21.2776223997</text:p>
          </table:table-cell>
          <table:table-cell office:value-type="float" office:value="14.1333333333333">
            <text:p>14.1333333333</text:p>
          </table:table-cell>
          <table:table-cell office:value-type="float" office:value="1.58997958939429">
            <text:p>1.5899795894</text:p>
          </table:table-cell>
          <table:table-cell office:value-type="float" office:value="1.15648148148148">
            <text:p>1.1564814815</text:p>
          </table:table-cell>
          <table:table-cell office:value-type="float" office:value="4">
            <text:p>4</text:p>
          </table:table-cell>
          <table:table-cell table:style-name="ce3" office:value-type="float" office:value="1015">
            <text:p>1015</text:p>
          </table:table-cell>
          <table:table-cell office:value-type="float" office:value="16.9796289144492">
            <text:p>16.9796289144</text:p>
          </table:table-cell>
          <table:table-cell office:value-type="float" office:value="33.8">
            <text:p>33.8</text:p>
          </table:table-cell>
          <table:table-cell office:value-type="float" office:value="0.550185921436928">
            <text:p>0.5501859214</text:p>
          </table:table-cell>
          <table:table-cell office:value-type="float" office:value="1.43761946386946">
            <text:p>1.437619463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020">
            <text:p>1020</text:p>
          </table:table-cell>
          <table:table-cell office:value-type="float" office:value="10.553519485195">
            <text:p>10.5535194852</text:p>
          </table:table-cell>
          <table:table-cell office:value-type="float" office:value="24.6">
            <text:p>24.6</text:p>
          </table:table-cell>
          <table:table-cell office:value-type="float" office:value="0.47566694757034">
            <text:p>0.4756669476</text:p>
          </table:table-cell>
          <table:table-cell office:value-type="float" office:value="1.29864538239538">
            <text:p>1.2986453824</text:p>
          </table:table-cell>
          <table:table-cell office:value-type="float" office:value="22">
            <text:p>22</text:p>
          </table:table-cell>
          <table:table-cell table:style-name="ce3" office:value-type="float" office:value="1020">
            <text:p>1020</text:p>
          </table:table-cell>
          <table:table-cell office:value-type="float" office:value="12.833495122958">
            <text:p>12.833495123</text:p>
          </table:table-cell>
          <table:table-cell office:value-type="float" office:value="32.3333333333333">
            <text:p>32.3333333333</text:p>
          </table:table-cell>
          <table:table-cell office:value-type="float" office:value="0.445868358417262">
            <text:p>0.4458683584</text:p>
          </table:table-cell>
          <table:table-cell office:value-type="float" office:value="1.52918086543086">
            <text:p>1.5291808654</text:p>
          </table:table-cell>
          <table:table-cell office:value-type="float" office:value="22">
            <text:p>22</text:p>
          </table:table-cell>
          <table:table-cell table:style-name="ce3" office:value-type="float" office:value="1020">
            <text:p>1020</text:p>
          </table:table-cell>
          <table:table-cell office:value-type="float" office:value="21.2776223997411">
            <text:p>21.2776223997</text:p>
          </table:table-cell>
          <table:table-cell office:value-type="float" office:value="14.1333333333333">
            <text:p>14.1333333333</text:p>
          </table:table-cell>
          <table:table-cell office:value-type="float" office:value="1.58997958939429">
            <text:p>1.5899795894</text:p>
          </table:table-cell>
          <table:table-cell office:value-type="float" office:value="1.15648148148148">
            <text:p>1.1564814815</text:p>
          </table:table-cell>
          <table:table-cell office:value-type="float" office:value="4">
            <text:p>4</text:p>
          </table:table-cell>
          <table:table-cell table:style-name="ce3" office:value-type="float" office:value="1020">
            <text:p>1020</text:p>
          </table:table-cell>
          <table:table-cell office:value-type="float" office:value="16.9796289144492">
            <text:p>16.9796289144</text:p>
          </table:table-cell>
          <table:table-cell office:value-type="float" office:value="33.4666666666667">
            <text:p>33.4666666667</text:p>
          </table:table-cell>
          <table:table-cell office:value-type="float" office:value="0.553892266096213">
            <text:p>0.5538922661</text:p>
          </table:table-cell>
          <table:table-cell office:value-type="float" office:value="1.42568043068043">
            <text:p>1.425680430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025">
            <text:p>1025</text:p>
          </table:table-cell>
          <table:table-cell office:value-type="float" office:value="10.5549388308766">
            <text:p>10.5549388309</text:p>
          </table:table-cell>
          <table:table-cell office:value-type="float" office:value="25.2">
            <text:p>25.2</text:p>
          </table:table-cell>
          <table:table-cell office:value-type="float" office:value="0.472379371764128">
            <text:p>0.4723793718</text:p>
          </table:table-cell>
          <table:table-cell office:value-type="float" office:value="1.31443662818663">
            <text:p>1.3144366282</text:p>
          </table:table-cell>
          <table:table-cell office:value-type="float" office:value="22">
            <text:p>22</text:p>
          </table:table-cell>
          <table:table-cell table:style-name="ce3" office:value-type="float" office:value="1025">
            <text:p>1025</text:p>
          </table:table-cell>
          <table:table-cell office:value-type="float" office:value="12.833495122958">
            <text:p>12.833495123</text:p>
          </table:table-cell>
          <table:table-cell office:value-type="float" office:value="32.2">
            <text:p>32.2</text:p>
          </table:table-cell>
          <table:table-cell office:value-type="float" office:value="0.446355700553858">
            <text:p>0.4463557006</text:p>
          </table:table-cell>
          <table:table-cell office:value-type="float" office:value="1.52441896066896">
            <text:p>1.5244189607</text:p>
          </table:table-cell>
          <table:table-cell office:value-type="float" office:value="22">
            <text:p>22</text:p>
          </table:table-cell>
          <table:table-cell table:style-name="ce3" office:value-type="float" office:value="1025">
            <text:p>1025</text:p>
          </table:table-cell>
          <table:table-cell office:value-type="float" office:value="21.2776223997411">
            <text:p>21.2776223997</text:p>
          </table:table-cell>
          <table:table-cell office:value-type="float" office:value="14.1333333333333">
            <text:p>14.1333333333</text:p>
          </table:table-cell>
          <table:table-cell office:value-type="float" office:value="1.58997958939429">
            <text:p>1.5899795894</text:p>
          </table:table-cell>
          <table:table-cell office:value-type="float" office:value="1.15648148148148">
            <text:p>1.1564814815</text:p>
          </table:table-cell>
          <table:table-cell office:value-type="float" office:value="4">
            <text:p>4</text:p>
          </table:table-cell>
          <table:table-cell table:style-name="ce3" office:value-type="float" office:value="1025">
            <text:p>1025</text:p>
          </table:table-cell>
          <table:table-cell office:value-type="float" office:value="16.9796289144492">
            <text:p>16.9796289144</text:p>
          </table:table-cell>
          <table:table-cell office:value-type="float" office:value="33.3333333333333">
            <text:p>33.3333333333</text:p>
          </table:table-cell>
          <table:table-cell office:value-type="float" office:value="0.556296292419168">
            <text:p>0.5562962924</text:p>
          </table:table-cell>
          <table:table-cell office:value-type="float" office:value="1.4284077034077">
            <text:p>1.428407703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030">
            <text:p>1030</text:p>
          </table:table-cell>
          <table:table-cell office:value-type="float" office:value="10.5549388308766">
            <text:p>10.5549388309</text:p>
          </table:table-cell>
          <table:table-cell office:value-type="float" office:value="24.8666666666667">
            <text:p>24.8666666667</text:p>
          </table:table-cell>
          <table:table-cell office:value-type="float" office:value="0.478643447617261">
            <text:p>0.4786434476</text:p>
          </table:table-cell>
          <table:table-cell office:value-type="float" office:value="1.31588564213564">
            <text:p>1.3158856421</text:p>
          </table:table-cell>
          <table:table-cell office:value-type="float" office:value="22">
            <text:p>22</text:p>
          </table:table-cell>
          <table:table-cell table:style-name="ce3" office:value-type="float" office:value="1030">
            <text:p>1030</text:p>
          </table:table-cell>
          <table:table-cell office:value-type="float" office:value="12.833495122958">
            <text:p>12.833495123</text:p>
          </table:table-cell>
          <table:table-cell office:value-type="float" office:value="32.0666666666667">
            <text:p>32.0666666667</text:p>
          </table:table-cell>
          <table:table-cell office:value-type="float" office:value="0.448312341258834">
            <text:p>0.4483123413</text:p>
          </table:table-cell>
          <table:table-cell office:value-type="float" office:value="1.5267926980427">
            <text:p>1.526792698</text:p>
          </table:table-cell>
          <table:table-cell office:value-type="float" office:value="22">
            <text:p>22</text:p>
          </table:table-cell>
          <table:table-cell table:style-name="ce3" office:value-type="float" office:value="1030">
            <text:p>1030</text:p>
          </table:table-cell>
          <table:table-cell office:value-type="float" office:value="21.2776223997411">
            <text:p>21.2776223997</text:p>
          </table:table-cell>
          <table:table-cell office:value-type="float" office:value="14.1333333333333">
            <text:p>14.1333333333</text:p>
          </table:table-cell>
          <table:table-cell office:value-type="float" office:value="1.58997958939429">
            <text:p>1.5899795894</text:p>
          </table:table-cell>
          <table:table-cell office:value-type="float" office:value="1.15648148148148">
            <text:p>1.1564814815</text:p>
          </table:table-cell>
          <table:table-cell office:value-type="float" office:value="4">
            <text:p>4</text:p>
          </table:table-cell>
          <table:table-cell table:style-name="ce3" office:value-type="float" office:value="1030">
            <text:p>1030</text:p>
          </table:table-cell>
          <table:table-cell office:value-type="float" office:value="16.9871427451872">
            <text:p>16.9871427452</text:p>
          </table:table-cell>
          <table:table-cell office:value-type="float" office:value="34.6">
            <text:p>34.6</text:p>
          </table:table-cell>
          <table:table-cell office:value-type="float" office:value="0.551787999649557">
            <text:p>0.5517879996</text:p>
          </table:table-cell>
          <table:table-cell office:value-type="float" office:value="1.46100871350871">
            <text:p>1.461008713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035">
            <text:p>1035</text:p>
          </table:table-cell>
          <table:table-cell office:value-type="float" office:value="10.5549388308766">
            <text:p>10.5549388309</text:p>
          </table:table-cell>
          <table:table-cell office:value-type="float" office:value="24.5333333333333">
            <text:p>24.5333333333</text:p>
          </table:table-cell>
          <table:table-cell office:value-type="float" office:value="0.480227200357326">
            <text:p>0.4802272004</text:p>
          </table:table-cell>
          <table:table-cell office:value-type="float" office:value="1.2954310966811">
            <text:p>1.2954310967</text:p>
          </table:table-cell>
          <table:table-cell office:value-type="float" office:value="22">
            <text:p>22</text:p>
          </table:table-cell>
          <table:table-cell table:style-name="ce3" office:value-type="float" office:value="1035">
            <text:p>1035</text:p>
          </table:table-cell>
          <table:table-cell office:value-type="float" office:value="12.833495122958">
            <text:p>12.833495123</text:p>
          </table:table-cell>
          <table:table-cell office:value-type="float" office:value="32">
            <text:p>32</text:p>
          </table:table-cell>
          <table:table-cell office:value-type="float" office:value="0.44862346526762">
            <text:p>0.4486234653</text:p>
          </table:table-cell>
          <table:table-cell office:value-type="float" office:value="1.52422859547859">
            <text:p>1.5242285955</text:p>
          </table:table-cell>
          <table:table-cell office:value-type="float" office:value="22">
            <text:p>22</text:p>
          </table:table-cell>
          <table:table-cell table:style-name="ce3" office:value-type="float" office:value="1035">
            <text:p>1035</text:p>
          </table:table-cell>
          <table:table-cell office:value-type="float" office:value="21.2776223997411">
            <text:p>21.2776223997</text:p>
          </table:table-cell>
          <table:table-cell office:value-type="float" office:value="14.1333333333333">
            <text:p>14.1333333333</text:p>
          </table:table-cell>
          <table:table-cell office:value-type="float" office:value="1.58997958939429">
            <text:p>1.5899795894</text:p>
          </table:table-cell>
          <table:table-cell office:value-type="float" office:value="1.15648148148148">
            <text:p>1.1564814815</text:p>
          </table:table-cell>
          <table:table-cell office:value-type="float" office:value="4">
            <text:p>4</text:p>
          </table:table-cell>
          <table:table-cell table:style-name="ce3" office:value-type="float" office:value="1035">
            <text:p>1035</text:p>
          </table:table-cell>
          <table:table-cell office:value-type="float" office:value="16.9871427451872">
            <text:p>16.9871427452</text:p>
          </table:table-cell>
          <table:table-cell office:value-type="float" office:value="34.4">
            <text:p>34.4</text:p>
          </table:table-cell>
          <table:table-cell office:value-type="float" office:value="0.553165946507972">
            <text:p>0.5531659465</text:p>
          </table:table-cell>
          <table:table-cell office:value-type="float" office:value="1.44272439978322">
            <text:p>1.442724399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040">
            <text:p>1040</text:p>
          </table:table-cell>
          <table:table-cell office:value-type="float" office:value="10.5549388308766">
            <text:p>10.5549388309</text:p>
          </table:table-cell>
          <table:table-cell office:value-type="float" office:value="24.5333333333333">
            <text:p>24.5333333333</text:p>
          </table:table-cell>
          <table:table-cell office:value-type="float" office:value="0.480227200357326">
            <text:p>0.4802272004</text:p>
          </table:table-cell>
          <table:table-cell office:value-type="float" office:value="1.2954310966811">
            <text:p>1.2954310967</text:p>
          </table:table-cell>
          <table:table-cell office:value-type="float" office:value="22">
            <text:p>22</text:p>
          </table:table-cell>
          <table:table-cell table:style-name="ce3" office:value-type="float" office:value="1040">
            <text:p>1040</text:p>
          </table:table-cell>
          <table:table-cell office:value-type="float" office:value="12.833495122958">
            <text:p>12.833495123</text:p>
          </table:table-cell>
          <table:table-cell office:value-type="float" office:value="31.9333333333333">
            <text:p>31.9333333333</text:p>
          </table:table-cell>
          <table:table-cell office:value-type="float" office:value="0.449085689956687">
            <text:p>0.44908569</text:p>
          </table:table-cell>
          <table:table-cell office:value-type="float" office:value="1.52145081770082">
            <text:p>1.5214508177</text:p>
          </table:table-cell>
          <table:table-cell office:value-type="float" office:value="22">
            <text:p>22</text:p>
          </table:table-cell>
          <table:table-cell table:style-name="ce3" office:value-type="float" office:value="1040">
            <text:p>1040</text:p>
          </table:table-cell>
          <table:table-cell office:value-type="float" office:value="21.2776223997411">
            <text:p>21.2776223997</text:p>
          </table:table-cell>
          <table:table-cell office:value-type="float" office:value="14.1333333333333">
            <text:p>14.1333333333</text:p>
          </table:table-cell>
          <table:table-cell office:value-type="float" office:value="1.58997958939429">
            <text:p>1.5899795894</text:p>
          </table:table-cell>
          <table:table-cell office:value-type="float" office:value="1.15648148148148">
            <text:p>1.1564814815</text:p>
          </table:table-cell>
          <table:table-cell office:value-type="float" office:value="4">
            <text:p>4</text:p>
          </table:table-cell>
          <table:table-cell table:style-name="ce3" office:value-type="float" office:value="1040">
            <text:p>1040</text:p>
          </table:table-cell>
          <table:table-cell office:value-type="float" office:value="16.9871427451872">
            <text:p>16.9871427452</text:p>
          </table:table-cell>
          <table:table-cell office:value-type="float" office:value="34.2">
            <text:p>34.2</text:p>
          </table:table-cell>
          <table:table-cell office:value-type="float" office:value="0.5547937370654">
            <text:p>0.5547937371</text:p>
          </table:table-cell>
          <table:table-cell office:value-type="float" office:value="1.43862776112776">
            <text:p>1.438627761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045">
            <text:p>1045</text:p>
          </table:table-cell>
          <table:table-cell office:value-type="float" office:value="10.5549388308766">
            <text:p>10.5549388309</text:p>
          </table:table-cell>
          <table:table-cell office:value-type="float" office:value="24.3333333333333">
            <text:p>24.3333333333</text:p>
          </table:table-cell>
          <table:table-cell office:value-type="float" office:value="0.481779129690738">
            <text:p>0.4817791297</text:p>
          </table:table-cell>
          <table:table-cell office:value-type="float" office:value="1.28684523809524">
            <text:p>1.2868452381</text:p>
          </table:table-cell>
          <table:table-cell office:value-type="float" office:value="22">
            <text:p>22</text:p>
          </table:table-cell>
          <table:table-cell table:style-name="ce3" office:value-type="float" office:value="1045">
            <text:p>1045</text:p>
          </table:table-cell>
          <table:table-cell office:value-type="float" office:value="12.8480449105925">
            <text:p>12.8480449106</text:p>
          </table:table-cell>
          <table:table-cell office:value-type="float" office:value="32.5333333333333">
            <text:p>32.5333333333</text:p>
          </table:table-cell>
          <table:table-cell office:value-type="float" office:value="0.445240851204787">
            <text:p>0.4452408512</text:p>
          </table:table-cell>
          <table:table-cell office:value-type="float" office:value="1.54715788840789">
            <text:p>1.5471578884</text:p>
          </table:table-cell>
          <table:table-cell office:value-type="float" office:value="22">
            <text:p>22</text:p>
          </table:table-cell>
          <table:table-cell table:style-name="ce3" office:value-type="float" office:value="1045">
            <text:p>1045</text:p>
          </table:table-cell>
          <table:table-cell office:value-type="float" office:value="21.2776223997411">
            <text:p>21.2776223997</text:p>
          </table:table-cell>
          <table:table-cell office:value-type="float" office:value="14.1333333333333">
            <text:p>14.1333333333</text:p>
          </table:table-cell>
          <table:table-cell office:value-type="float" office:value="1.58997958939429">
            <text:p>1.5899795894</text:p>
          </table:table-cell>
          <table:table-cell office:value-type="float" office:value="1.15648148148148">
            <text:p>1.1564814815</text:p>
          </table:table-cell>
          <table:table-cell office:value-type="float" office:value="4">
            <text:p>4</text:p>
          </table:table-cell>
          <table:table-cell table:style-name="ce3" office:value-type="float" office:value="1045">
            <text:p>1045</text:p>
          </table:table-cell>
          <table:table-cell office:value-type="float" office:value="16.9991879813503">
            <text:p>16.9991879814</text:p>
          </table:table-cell>
          <table:table-cell office:value-type="float" office:value="34.2666666666667">
            <text:p>34.2666666667</text:p>
          </table:table-cell>
          <table:table-cell office:value-type="float" office:value="0.556374515621233">
            <text:p>0.5563745156</text:p>
          </table:table-cell>
          <table:table-cell office:value-type="float" office:value="1.45598887223887">
            <text:p>1.455988872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050">
            <text:p>1050</text:p>
          </table:table-cell>
          <table:table-cell office:value-type="float" office:value="10.5549388308766">
            <text:p>10.5549388309</text:p>
          </table:table-cell>
          <table:table-cell office:value-type="float" office:value="24.2">
            <text:p>24.2</text:p>
          </table:table-cell>
          <table:table-cell office:value-type="float" office:value="0.482941509541876">
            <text:p>0.4829415095</text:p>
          </table:table-cell>
          <table:table-cell office:value-type="float" office:value="1.29155904280904">
            <text:p>1.2915590428</text:p>
          </table:table-cell>
          <table:table-cell office:value-type="float" office:value="22">
            <text:p>22</text:p>
          </table:table-cell>
          <table:table-cell table:style-name="ce3" office:value-type="float" office:value="1050">
            <text:p>1050</text:p>
          </table:table-cell>
          <table:table-cell office:value-type="float" office:value="12.8480449105925">
            <text:p>12.8480449106</text:p>
          </table:table-cell>
          <table:table-cell office:value-type="float" office:value="32.4">
            <text:p>32.4</text:p>
          </table:table-cell>
          <table:table-cell office:value-type="float" office:value="0.446413910400931">
            <text:p>0.4464139104</text:p>
          </table:table-cell>
          <table:table-cell office:value-type="float" office:value="1.55049899174899">
            <text:p>1.5504989917</text:p>
          </table:table-cell>
          <table:table-cell office:value-type="float" office:value="22">
            <text:p>22</text:p>
          </table:table-cell>
          <table:table-cell table:style-name="ce3" office:value-type="float" office:value="1050">
            <text:p>1050</text:p>
          </table:table-cell>
          <table:table-cell office:value-type="float" office:value="21.2776223997411">
            <text:p>21.2776223997</text:p>
          </table:table-cell>
          <table:table-cell office:value-type="float" office:value="14.1333333333333">
            <text:p>14.1333333333</text:p>
          </table:table-cell>
          <table:table-cell office:value-type="float" office:value="1.58997958939429">
            <text:p>1.5899795894</text:p>
          </table:table-cell>
          <table:table-cell office:value-type="float" office:value="1.15648148148148">
            <text:p>1.1564814815</text:p>
          </table:table-cell>
          <table:table-cell office:value-type="float" office:value="4">
            <text:p>4</text:p>
          </table:table-cell>
          <table:table-cell table:style-name="ce3" office:value-type="float" office:value="1050">
            <text:p>1050</text:p>
          </table:table-cell>
          <table:table-cell office:value-type="float" office:value="16.9991879813503">
            <text:p>16.9991879814</text:p>
          </table:table-cell>
          <table:table-cell office:value-type="float" office:value="34.2666666666667">
            <text:p>34.2666666667</text:p>
          </table:table-cell>
          <table:table-cell office:value-type="float" office:value="0.556374515621233">
            <text:p>0.5563745156</text:p>
          </table:table-cell>
          <table:table-cell office:value-type="float" office:value="1.45598887223887">
            <text:p>1.455988872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055">
            <text:p>1055</text:p>
          </table:table-cell>
          <table:table-cell office:value-type="float" office:value="10.5549388308766">
            <text:p>10.5549388309</text:p>
          </table:table-cell>
          <table:table-cell office:value-type="float" office:value="24.2">
            <text:p>24.2</text:p>
          </table:table-cell>
          <table:table-cell office:value-type="float" office:value="0.482941509541876">
            <text:p>0.4829415095</text:p>
          </table:table-cell>
          <table:table-cell office:value-type="float" office:value="1.29155904280904">
            <text:p>1.2915590428</text:p>
          </table:table-cell>
          <table:table-cell office:value-type="float" office:value="22">
            <text:p>22</text:p>
          </table:table-cell>
          <table:table-cell table:style-name="ce3" office:value-type="float" office:value="1055">
            <text:p>1055</text:p>
          </table:table-cell>
          <table:table-cell office:value-type="float" office:value="12.8480449105925">
            <text:p>12.8480449106</text:p>
          </table:table-cell>
          <table:table-cell office:value-type="float" office:value="32.1333333333333">
            <text:p>32.1333333333</text:p>
          </table:table-cell>
          <table:table-cell office:value-type="float" office:value="0.449218871328959">
            <text:p>0.4492188713</text:p>
          </table:table-cell>
          <table:table-cell office:value-type="float" office:value="1.53927965552966">
            <text:p>1.5392796555</text:p>
          </table:table-cell>
          <table:table-cell office:value-type="float" office:value="22">
            <text:p>22</text:p>
          </table:table-cell>
          <table:table-cell table:style-name="ce3" office:value-type="float" office:value="1055">
            <text:p>1055</text:p>
          </table:table-cell>
          <table:table-cell office:value-type="float" office:value="21.2776223997411">
            <text:p>21.2776223997</text:p>
          </table:table-cell>
          <table:table-cell office:value-type="float" office:value="14.1333333333333">
            <text:p>14.1333333333</text:p>
          </table:table-cell>
          <table:table-cell office:value-type="float" office:value="1.58997958939429">
            <text:p>1.5899795894</text:p>
          </table:table-cell>
          <table:table-cell office:value-type="float" office:value="1.15648148148148">
            <text:p>1.1564814815</text:p>
          </table:table-cell>
          <table:table-cell office:value-type="float" office:value="4">
            <text:p>4</text:p>
          </table:table-cell>
          <table:table-cell table:style-name="ce3" office:value-type="float" office:value="1055">
            <text:p>1055</text:p>
          </table:table-cell>
          <table:table-cell office:value-type="float" office:value="16.9991879813503">
            <text:p>16.9991879814</text:p>
          </table:table-cell>
          <table:table-cell office:value-type="float" office:value="34.1333333333333">
            <text:p>34.1333333333</text:p>
          </table:table-cell>
          <table:table-cell office:value-type="float" office:value="0.557515637435528">
            <text:p>0.5575156374</text:p>
          </table:table-cell>
          <table:table-cell office:value-type="float" office:value="1.45488997113997">
            <text:p>1.454889971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060">
            <text:p>1060</text:p>
          </table:table-cell>
          <table:table-cell office:value-type="float" office:value="10.5555315898436">
            <text:p>10.5555315898</text:p>
          </table:table-cell>
          <table:table-cell office:value-type="float" office:value="24.0666666666667">
            <text:p>24.0666666667</text:p>
          </table:table-cell>
          <table:table-cell office:value-type="float" office:value="0.485262111744805">
            <text:p>0.4852621117</text:p>
          </table:table-cell>
          <table:table-cell office:value-type="float" office:value="1.30034872534873">
            <text:p>1.3003487253</text:p>
          </table:table-cell>
          <table:table-cell office:value-type="float" office:value="22">
            <text:p>22</text:p>
          </table:table-cell>
          <table:table-cell table:style-name="ce3" office:value-type="float" office:value="1060">
            <text:p>1060</text:p>
          </table:table-cell>
          <table:table-cell office:value-type="float" office:value="12.8486988326683">
            <text:p>12.8486988327</text:p>
          </table:table-cell>
          <table:table-cell office:value-type="float" office:value="32.5333333333333">
            <text:p>32.5333333333</text:p>
          </table:table-cell>
          <table:table-cell office:value-type="float" office:value="0.447640373121151">
            <text:p>0.4476403731</text:p>
          </table:table-cell>
          <table:table-cell office:value-type="float" office:value="1.54555393680394">
            <text:p>1.5455539368</text:p>
          </table:table-cell>
          <table:table-cell office:value-type="float" office:value="22">
            <text:p>22</text:p>
          </table:table-cell>
          <table:table-cell table:style-name="ce3" office:value-type="float" office:value="1060">
            <text:p>1060</text:p>
          </table:table-cell>
          <table:table-cell office:value-type="float" office:value="21.2776223997411">
            <text:p>21.2776223997</text:p>
          </table:table-cell>
          <table:table-cell office:value-type="float" office:value="14.1333333333333">
            <text:p>14.1333333333</text:p>
          </table:table-cell>
          <table:table-cell office:value-type="float" office:value="1.58997958939429">
            <text:p>1.5899795894</text:p>
          </table:table-cell>
          <table:table-cell office:value-type="float" office:value="1.15648148148148">
            <text:p>1.1564814815</text:p>
          </table:table-cell>
          <table:table-cell office:value-type="float" office:value="4">
            <text:p>4</text:p>
          </table:table-cell>
          <table:table-cell table:style-name="ce3" office:value-type="float" office:value="1060">
            <text:p>1060</text:p>
          </table:table-cell>
          <table:table-cell office:value-type="float" office:value="16.9991879813503">
            <text:p>16.9991879814</text:p>
          </table:table-cell>
          <table:table-cell office:value-type="float" office:value="34.0666666666667">
            <text:p>34.0666666667</text:p>
          </table:table-cell>
          <table:table-cell office:value-type="float" office:value="0.558208250298318">
            <text:p>0.5582082503</text:p>
          </table:table-cell>
          <table:table-cell office:value-type="float" office:value="1.45232586857587">
            <text:p>1.452325868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065">
            <text:p>1065</text:p>
          </table:table-cell>
          <table:table-cell office:value-type="float" office:value="10.5555315898436">
            <text:p>10.5555315898</text:p>
          </table:table-cell>
          <table:table-cell office:value-type="float" office:value="24.0666666666667">
            <text:p>24.0666666667</text:p>
          </table:table-cell>
          <table:table-cell office:value-type="float" office:value="0.485262111744805">
            <text:p>0.4852621117</text:p>
          </table:table-cell>
          <table:table-cell office:value-type="float" office:value="1.30034872534873">
            <text:p>1.3003487253</text:p>
          </table:table-cell>
          <table:table-cell office:value-type="float" office:value="22">
            <text:p>22</text:p>
          </table:table-cell>
          <table:table-cell table:style-name="ce3" office:value-type="float" office:value="1065">
            <text:p>1065</text:p>
          </table:table-cell>
          <table:table-cell office:value-type="float" office:value="12.8502851601949">
            <text:p>12.8502851602</text:p>
          </table:table-cell>
          <table:table-cell office:value-type="float" office:value="32.7333333333333">
            <text:p>32.7333333333</text:p>
          </table:table-cell>
          <table:table-cell office:value-type="float" office:value="0.444825638141237">
            <text:p>0.4448256381</text:p>
          </table:table-cell>
          <table:table-cell office:value-type="float" office:value="1.55555393680394">
            <text:p>1.5555539368</text:p>
          </table:table-cell>
          <table:table-cell office:value-type="float" office:value="22">
            <text:p>22</text:p>
          </table:table-cell>
          <table:table-cell table:style-name="ce3" office:value-type="float" office:value="1065">
            <text:p>1065</text:p>
          </table:table-cell>
          <table:table-cell office:value-type="float" office:value="21.2776223997411">
            <text:p>21.2776223997</text:p>
          </table:table-cell>
          <table:table-cell office:value-type="float" office:value="14.1333333333333">
            <text:p>14.1333333333</text:p>
          </table:table-cell>
          <table:table-cell office:value-type="float" office:value="1.58997958939429">
            <text:p>1.5899795894</text:p>
          </table:table-cell>
          <table:table-cell office:value-type="float" office:value="1.15648148148148">
            <text:p>1.1564814815</text:p>
          </table:table-cell>
          <table:table-cell office:value-type="float" office:value="4">
            <text:p>4</text:p>
          </table:table-cell>
          <table:table-cell table:style-name="ce3" office:value-type="float" office:value="1065">
            <text:p>1065</text:p>
          </table:table-cell>
          <table:table-cell office:value-type="float" office:value="17.0055437541744">
            <text:p>17.0055437542</text:p>
          </table:table-cell>
          <table:table-cell office:value-type="float" office:value="34.2">
            <text:p>34.2</text:p>
          </table:table-cell>
          <table:table-cell office:value-type="float" office:value="0.548799806194602">
            <text:p>0.5487998062</text:p>
          </table:table-cell>
          <table:table-cell office:value-type="float" office:value="1.46324467199467">
            <text:p>1.46324467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070">
            <text:p>1070</text:p>
          </table:table-cell>
          <table:table-cell office:value-type="float" office:value="10.5594392924296">
            <text:p>10.5594392924</text:p>
          </table:table-cell>
          <table:table-cell office:value-type="float" office:value="24.1333333333333">
            <text:p>24.1333333333</text:p>
          </table:table-cell>
          <table:table-cell office:value-type="float" office:value="0.485030689042693">
            <text:p>0.485030689</text:p>
          </table:table-cell>
          <table:table-cell office:value-type="float" office:value="1.29892015392015">
            <text:p>1.2989201539</text:p>
          </table:table-cell>
          <table:table-cell office:value-type="float" office:value="22">
            <text:p>22</text:p>
          </table:table-cell>
          <table:table-cell table:style-name="ce3" office:value-type="float" office:value="1070">
            <text:p>1070</text:p>
          </table:table-cell>
          <table:table-cell office:value-type="float" office:value="12.8546336781595">
            <text:p>12.8546336782</text:p>
          </table:table-cell>
          <table:table-cell office:value-type="float" office:value="32.8">
            <text:p>32.8</text:p>
          </table:table-cell>
          <table:table-cell office:value-type="float" office:value="0.443417300834996">
            <text:p>0.4434173008</text:p>
          </table:table-cell>
          <table:table-cell office:value-type="float" office:value="1.56198454323454">
            <text:p>1.5619845432</text:p>
          </table:table-cell>
          <table:table-cell office:value-type="float" office:value="22">
            <text:p>22</text:p>
          </table:table-cell>
          <table:table-cell table:style-name="ce3" office:value-type="float" office:value="1070">
            <text:p>1070</text:p>
          </table:table-cell>
          <table:table-cell office:value-type="float" office:value="21.2776223997411">
            <text:p>21.2776223997</text:p>
          </table:table-cell>
          <table:table-cell office:value-type="float" office:value="14.1333333333333">
            <text:p>14.1333333333</text:p>
          </table:table-cell>
          <table:table-cell office:value-type="float" office:value="1.58997958939429">
            <text:p>1.5899795894</text:p>
          </table:table-cell>
          <table:table-cell office:value-type="float" office:value="1.15648148148148">
            <text:p>1.1564814815</text:p>
          </table:table-cell>
          <table:table-cell office:value-type="float" office:value="4">
            <text:p>4</text:p>
          </table:table-cell>
          <table:table-cell table:style-name="ce3" office:value-type="float" office:value="1070">
            <text:p>1070</text:p>
          </table:table-cell>
          <table:table-cell office:value-type="float" office:value="17.0055437541744">
            <text:p>17.0055437542</text:p>
          </table:table-cell>
          <table:table-cell office:value-type="float" office:value="33.7333333333333">
            <text:p>33.7333333333</text:p>
          </table:table-cell>
          <table:table-cell office:value-type="float" office:value="0.552431544226705">
            <text:p>0.5524315442</text:p>
          </table:table-cell>
          <table:table-cell office:value-type="float" office:value="1.45879731379731">
            <text:p>1.458797313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075">
            <text:p>1075</text:p>
          </table:table-cell>
          <table:table-cell office:value-type="float" office:value="10.5594392924296">
            <text:p>10.5594392924</text:p>
          </table:table-cell>
          <table:table-cell office:value-type="float" office:value="24.1333333333333">
            <text:p>24.1333333333</text:p>
          </table:table-cell>
          <table:table-cell office:value-type="float" office:value="0.485030689042693">
            <text:p>0.485030689</text:p>
          </table:table-cell>
          <table:table-cell office:value-type="float" office:value="1.29892015392015">
            <text:p>1.2989201539</text:p>
          </table:table-cell>
          <table:table-cell office:value-type="float" office:value="22">
            <text:p>22</text:p>
          </table:table-cell>
          <table:table-cell table:style-name="ce3" office:value-type="float" office:value="1075">
            <text:p>1075</text:p>
          </table:table-cell>
          <table:table-cell office:value-type="float" office:value="12.8599194092079">
            <text:p>12.8599194092</text:p>
          </table:table-cell>
          <table:table-cell office:value-type="float" office:value="34.4">
            <text:p>34.4</text:p>
          </table:table-cell>
          <table:table-cell office:value-type="float" office:value="0.440119096715847">
            <text:p>0.4401190967</text:p>
          </table:table-cell>
          <table:table-cell office:value-type="float" office:value="1.61636285011285">
            <text:p>1.6163628501</text:p>
          </table:table-cell>
          <table:table-cell office:value-type="float" office:value="22">
            <text:p>22</text:p>
          </table:table-cell>
          <table:table-cell table:style-name="ce3" office:value-type="float" office:value="1075">
            <text:p>1075</text:p>
          </table:table-cell>
          <table:table-cell office:value-type="float" office:value="21.2776223997411">
            <text:p>21.2776223997</text:p>
          </table:table-cell>
          <table:table-cell office:value-type="float" office:value="14.1333333333333">
            <text:p>14.1333333333</text:p>
          </table:table-cell>
          <table:table-cell office:value-type="float" office:value="1.58997958939429">
            <text:p>1.5899795894</text:p>
          </table:table-cell>
          <table:table-cell office:value-type="float" office:value="1.15648148148148">
            <text:p>1.1564814815</text:p>
          </table:table-cell>
          <table:table-cell office:value-type="float" office:value="4">
            <text:p>4</text:p>
          </table:table-cell>
          <table:table-cell table:style-name="ce3" office:value-type="float" office:value="1075">
            <text:p>1075</text:p>
          </table:table-cell>
          <table:table-cell office:value-type="float" office:value="17.011597122512">
            <text:p>17.0115971225</text:p>
          </table:table-cell>
          <table:table-cell office:value-type="float" office:value="33.6666666666667">
            <text:p>33.6666666667</text:p>
          </table:table-cell>
          <table:table-cell office:value-type="float" office:value="0.555809877277927">
            <text:p>0.5558098773</text:p>
          </table:table-cell>
          <table:table-cell office:value-type="float" office:value="1.46063492063492">
            <text:p>1.460634920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080">
            <text:p>1080</text:p>
          </table:table-cell>
          <table:table-cell office:value-type="float" office:value="10.5616424843064">
            <text:p>10.5616424843</text:p>
          </table:table-cell>
          <table:table-cell office:value-type="float" office:value="24.1333333333333">
            <text:p>24.1333333333</text:p>
          </table:table-cell>
          <table:table-cell office:value-type="float" office:value="0.486371628828309">
            <text:p>0.4863716288</text:p>
          </table:table-cell>
          <table:table-cell office:value-type="float" office:value="1.29310004810005">
            <text:p>1.2931000481</text:p>
          </table:table-cell>
          <table:table-cell office:value-type="float" office:value="22">
            <text:p>22</text:p>
          </table:table-cell>
          <table:table-cell table:style-name="ce3" office:value-type="float" office:value="1080">
            <text:p>1080</text:p>
          </table:table-cell>
          <table:table-cell office:value-type="float" office:value="12.8599194092079">
            <text:p>12.8599194092</text:p>
          </table:table-cell>
          <table:table-cell office:value-type="float" office:value="33.4">
            <text:p>33.4</text:p>
          </table:table-cell>
          <table:table-cell office:value-type="float" office:value="0.442876703504082">
            <text:p>0.4428767035</text:p>
          </table:table-cell>
          <table:table-cell office:value-type="float" office:value="1.55908945829998">
            <text:p>1.5590894583</text:p>
          </table:table-cell>
          <table:table-cell office:value-type="float" office:value="22">
            <text:p>22</text:p>
          </table:table-cell>
          <table:table-cell table:style-name="ce3" office:value-type="float" office:value="1080">
            <text:p>1080</text:p>
          </table:table-cell>
          <table:table-cell office:value-type="float" office:value="21.2776223997411">
            <text:p>21.2776223997</text:p>
          </table:table-cell>
          <table:table-cell office:value-type="float" office:value="14.1333333333333">
            <text:p>14.1333333333</text:p>
          </table:table-cell>
          <table:table-cell office:value-type="float" office:value="1.58997958939429">
            <text:p>1.5899795894</text:p>
          </table:table-cell>
          <table:table-cell office:value-type="float" office:value="1.15648148148148">
            <text:p>1.1564814815</text:p>
          </table:table-cell>
          <table:table-cell office:value-type="float" office:value="4">
            <text:p>4</text:p>
          </table:table-cell>
          <table:table-cell table:style-name="ce3" office:value-type="float" office:value="1080">
            <text:p>1080</text:p>
          </table:table-cell>
          <table:table-cell office:value-type="float" office:value="17.011597122512">
            <text:p>17.0115971225</text:p>
          </table:table-cell>
          <table:table-cell office:value-type="float" office:value="33.6">
            <text:p>33.6</text:p>
          </table:table-cell>
          <table:table-cell office:value-type="float" office:value="0.55604295344551">
            <text:p>0.5560429534</text:p>
          </table:table-cell>
          <table:table-cell office:value-type="float" office:value="1.46365079365079">
            <text:p>1.463650793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085">
            <text:p>1085</text:p>
          </table:table-cell>
          <table:table-cell office:value-type="float" office:value="10.5616424843064">
            <text:p>10.5616424843</text:p>
          </table:table-cell>
          <table:table-cell office:value-type="float" office:value="24.0666666666667">
            <text:p>24.0666666667</text:p>
          </table:table-cell>
          <table:table-cell office:value-type="float" office:value="0.487056727402961">
            <text:p>0.4870567274</text:p>
          </table:table-cell>
          <table:table-cell office:value-type="float" office:value="1.28939634439634">
            <text:p>1.2893963444</text:p>
          </table:table-cell>
          <table:table-cell office:value-type="float" office:value="22">
            <text:p>22</text:p>
          </table:table-cell>
          <table:table-cell table:style-name="ce3" office:value-type="float" office:value="1085">
            <text:p>1085</text:p>
          </table:table-cell>
          <table:table-cell office:value-type="float" office:value="12.8599194092079">
            <text:p>12.8599194092</text:p>
          </table:table-cell>
          <table:table-cell office:value-type="float" office:value="33.3333333333333">
            <text:p>33.3333333333</text:p>
          </table:table-cell>
          <table:table-cell office:value-type="float" office:value="0.443496526631832">
            <text:p>0.4434965266</text:p>
          </table:table-cell>
          <table:table-cell office:value-type="float" office:value="1.56085713506766">
            <text:p>1.5608571351</text:p>
          </table:table-cell>
          <table:table-cell office:value-type="float" office:value="22">
            <text:p>22</text:p>
          </table:table-cell>
          <table:table-cell table:style-name="ce3" office:value-type="float" office:value="1085">
            <text:p>1085</text:p>
          </table:table-cell>
          <table:table-cell office:value-type="float" office:value="21.2776223997411">
            <text:p>21.2776223997</text:p>
          </table:table-cell>
          <table:table-cell office:value-type="float" office:value="14.1333333333333">
            <text:p>14.1333333333</text:p>
          </table:table-cell>
          <table:table-cell office:value-type="float" office:value="1.58997958939429">
            <text:p>1.5899795894</text:p>
          </table:table-cell>
          <table:table-cell office:value-type="float" office:value="1.15648148148148">
            <text:p>1.1564814815</text:p>
          </table:table-cell>
          <table:table-cell office:value-type="float" office:value="4">
            <text:p>4</text:p>
          </table:table-cell>
          <table:table-cell table:style-name="ce3" office:value-type="float" office:value="1085">
            <text:p>1085</text:p>
          </table:table-cell>
          <table:table-cell office:value-type="float" office:value="17.011597122512">
            <text:p>17.0115971225</text:p>
          </table:table-cell>
          <table:table-cell office:value-type="float" office:value="33.1333333333333">
            <text:p>33.1333333333</text:p>
          </table:table-cell>
          <table:table-cell office:value-type="float" office:value="0.559756435682108">
            <text:p>0.5597564357</text:p>
          </table:table-cell>
          <table:table-cell office:value-type="float" office:value="1.43283846872082">
            <text:p>1.432838468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090">
            <text:p>1090</text:p>
          </table:table-cell>
          <table:table-cell office:value-type="float" office:value="10.5655501868925">
            <text:p>10.5655501869</text:p>
          </table:table-cell>
          <table:table-cell office:value-type="float" office:value="24.2">
            <text:p>24.2</text:p>
          </table:table-cell>
          <table:table-cell office:value-type="float" office:value="0.480009793383148">
            <text:p>0.4800097934</text:p>
          </table:table-cell>
          <table:table-cell office:value-type="float" office:value="1.30018278018278">
            <text:p>1.3001827802</text:p>
          </table:table-cell>
          <table:table-cell office:value-type="float" office:value="22">
            <text:p>22</text:p>
          </table:table-cell>
          <table:table-cell table:style-name="ce3" office:value-type="float" office:value="1090">
            <text:p>1090</text:p>
          </table:table-cell>
          <table:table-cell office:value-type="float" office:value="12.8599194092079">
            <text:p>12.8599194092</text:p>
          </table:table-cell>
          <table:table-cell office:value-type="float" office:value="33.2666666666667">
            <text:p>33.2666666667</text:p>
          </table:table-cell>
          <table:table-cell office:value-type="float" office:value="0.443826246246442">
            <text:p>0.4438262462</text:p>
          </table:table-cell>
          <table:table-cell office:value-type="float" office:value="1.55807935728988">
            <text:p>1.5580793573</text:p>
          </table:table-cell>
          <table:table-cell office:value-type="float" office:value="22">
            <text:p>22</text:p>
          </table:table-cell>
          <table:table-cell table:style-name="ce3" office:value-type="float" office:value="1090">
            <text:p>1090</text:p>
          </table:table-cell>
          <table:table-cell office:value-type="float" office:value="21.2776223997411">
            <text:p>21.2776223997</text:p>
          </table:table-cell>
          <table:table-cell office:value-type="float" office:value="14.1333333333333">
            <text:p>14.1333333333</text:p>
          </table:table-cell>
          <table:table-cell office:value-type="float" office:value="1.58997958939429">
            <text:p>1.5899795894</text:p>
          </table:table-cell>
          <table:table-cell office:value-type="float" office:value="1.15648148148148">
            <text:p>1.1564814815</text:p>
          </table:table-cell>
          <table:table-cell office:value-type="float" office:value="4">
            <text:p>4</text:p>
          </table:table-cell>
          <table:table-cell table:style-name="ce3" office:value-type="float" office:value="1090">
            <text:p>1090</text:p>
          </table:table-cell>
          <table:table-cell office:value-type="float" office:value="17.011597122512">
            <text:p>17.0115971225</text:p>
          </table:table-cell>
          <table:table-cell office:value-type="float" office:value="33.0666666666667">
            <text:p>33.0666666667</text:p>
          </table:table-cell>
          <table:table-cell office:value-type="float" office:value="0.56010013938952">
            <text:p>0.5601001394</text:p>
          </table:table-cell>
          <table:table-cell office:value-type="float" office:value="1.43418650793651">
            <text:p>1.434186507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095">
            <text:p>1095</text:p>
          </table:table-cell>
          <table:table-cell office:value-type="float" office:value="10.5655501868925">
            <text:p>10.5655501869</text:p>
          </table:table-cell>
          <table:table-cell office:value-type="float" office:value="24.2">
            <text:p>24.2</text:p>
          </table:table-cell>
          <table:table-cell office:value-type="float" office:value="0.480009793383148">
            <text:p>0.4800097934</text:p>
          </table:table-cell>
          <table:table-cell office:value-type="float" office:value="1.30018278018278">
            <text:p>1.3001827802</text:p>
          </table:table-cell>
          <table:table-cell office:value-type="float" office:value="22">
            <text:p>22</text:p>
          </table:table-cell>
          <table:table-cell table:style-name="ce3" office:value-type="float" office:value="1095">
            <text:p>1095</text:p>
          </table:table-cell>
          <table:table-cell office:value-type="float" office:value="12.8599194092079">
            <text:p>12.8599194092</text:p>
          </table:table-cell>
          <table:table-cell office:value-type="float" office:value="33">
            <text:p>33</text:p>
          </table:table-cell>
          <table:table-cell office:value-type="float" office:value="0.444464081706128">
            <text:p>0.4444640817</text:p>
          </table:table-cell>
          <table:table-cell office:value-type="float" office:value="1.55106181343023">
            <text:p>1.5510618134</text:p>
          </table:table-cell>
          <table:table-cell office:value-type="float" office:value="22">
            <text:p>22</text:p>
          </table:table-cell>
          <table:table-cell table:style-name="ce3" office:value-type="float" office:value="1095">
            <text:p>1095</text:p>
          </table:table-cell>
          <table:table-cell office:value-type="float" office:value="21.2776223997411">
            <text:p>21.2776223997</text:p>
          </table:table-cell>
          <table:table-cell office:value-type="float" office:value="14.1333333333333">
            <text:p>14.1333333333</text:p>
          </table:table-cell>
          <table:table-cell office:value-type="float" office:value="1.58997958939429">
            <text:p>1.5899795894</text:p>
          </table:table-cell>
          <table:table-cell office:value-type="float" office:value="1.15648148148148">
            <text:p>1.1564814815</text:p>
          </table:table-cell>
          <table:table-cell office:value-type="float" office:value="4">
            <text:p>4</text:p>
          </table:table-cell>
          <table:table-cell table:style-name="ce3" office:value-type="float" office:value="1095">
            <text:p>1095</text:p>
          </table:table-cell>
          <table:table-cell office:value-type="float" office:value="17.011597122512">
            <text:p>17.0115971225</text:p>
          </table:table-cell>
          <table:table-cell office:value-type="float" office:value="33.0666666666667">
            <text:p>33.0666666667</text:p>
          </table:table-cell>
          <table:table-cell office:value-type="float" office:value="0.56010013938952">
            <text:p>0.5601001394</text:p>
          </table:table-cell>
          <table:table-cell office:value-type="float" office:value="1.43418650793651">
            <text:p>1.434186507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100">
            <text:p>1100</text:p>
          </table:table-cell>
          <table:table-cell office:value-type="float" office:value="10.5655501868925">
            <text:p>10.5655501869</text:p>
          </table:table-cell>
          <table:table-cell office:value-type="float" office:value="24.2">
            <text:p>24.2</text:p>
          </table:table-cell>
          <table:table-cell office:value-type="float" office:value="0.480009793383148">
            <text:p>0.4800097934</text:p>
          </table:table-cell>
          <table:table-cell office:value-type="float" office:value="1.30018278018278">
            <text:p>1.3001827802</text:p>
          </table:table-cell>
          <table:table-cell office:value-type="float" office:value="22">
            <text:p>22</text:p>
          </table:table-cell>
          <table:table-cell table:style-name="ce3" office:value-type="float" office:value="1100">
            <text:p>1100</text:p>
          </table:table-cell>
          <table:table-cell office:value-type="float" office:value="12.8599194092079">
            <text:p>12.8599194092</text:p>
          </table:table-cell>
          <table:table-cell office:value-type="float" office:value="32.9333333333333">
            <text:p>32.9333333333</text:p>
          </table:table-cell>
          <table:table-cell office:value-type="float" office:value="0.444646650551473">
            <text:p>0.4446466506</text:p>
          </table:table-cell>
          <table:table-cell office:value-type="float" office:value="1.54117345617346">
            <text:p>1.5411734562</text:p>
          </table:table-cell>
          <table:table-cell office:value-type="float" office:value="22">
            <text:p>22</text:p>
          </table:table-cell>
          <table:table-cell table:style-name="ce3" office:value-type="float" office:value="1100">
            <text:p>1100</text:p>
          </table:table-cell>
          <table:table-cell office:value-type="float" office:value="21.2776223997411">
            <text:p>21.2776223997</text:p>
          </table:table-cell>
          <table:table-cell office:value-type="float" office:value="14.1333333333333">
            <text:p>14.1333333333</text:p>
          </table:table-cell>
          <table:table-cell office:value-type="float" office:value="1.58997958939429">
            <text:p>1.5899795894</text:p>
          </table:table-cell>
          <table:table-cell office:value-type="float" office:value="1.15648148148148">
            <text:p>1.1564814815</text:p>
          </table:table-cell>
          <table:table-cell office:value-type="float" office:value="4">
            <text:p>4</text:p>
          </table:table-cell>
          <table:table-cell table:style-name="ce3" office:value-type="float" office:value="1100">
            <text:p>1100</text:p>
          </table:table-cell>
          <table:table-cell office:value-type="float" office:value="17.011597122512">
            <text:p>17.0115971225</text:p>
          </table:table-cell>
          <table:table-cell office:value-type="float" office:value="33">
            <text:p>33</text:p>
          </table:table-cell>
          <table:table-cell office:value-type="float" office:value="0.560716885165948">
            <text:p>0.5607168852</text:p>
          </table:table-cell>
          <table:table-cell office:value-type="float" office:value="1.43529761904762">
            <text:p>1.43529761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105">
            <text:p>1105</text:p>
          </table:table-cell>
          <table:table-cell office:value-type="float" office:value="10.567082121639">
            <text:p>10.5670821216</text:p>
          </table:table-cell>
          <table:table-cell office:value-type="float" office:value="24.7333333333333">
            <text:p>24.7333333333</text:p>
          </table:table-cell>
          <table:table-cell office:value-type="float" office:value="0.47410476383789">
            <text:p>0.4741047638</text:p>
          </table:table-cell>
          <table:table-cell office:value-type="float" office:value="1.32109187109187">
            <text:p>1.3210918711</text:p>
          </table:table-cell>
          <table:table-cell office:value-type="float" office:value="22">
            <text:p>22</text:p>
          </table:table-cell>
          <table:table-cell table:style-name="ce3" office:value-type="float" office:value="1105">
            <text:p>1105</text:p>
          </table:table-cell>
          <table:table-cell office:value-type="float" office:value="12.8602949749037">
            <text:p>12.8602949749</text:p>
          </table:table-cell>
          <table:table-cell office:value-type="float" office:value="32.8">
            <text:p>32.8</text:p>
          </table:table-cell>
          <table:table-cell office:value-type="float" office:value="0.445719357516236">
            <text:p>0.4457193575</text:p>
          </table:table-cell>
          <table:table-cell office:value-type="float" office:value="1.53604525104525">
            <text:p>1.536045251</text:p>
          </table:table-cell>
          <table:table-cell office:value-type="float" office:value="22">
            <text:p>22</text:p>
          </table:table-cell>
          <table:table-cell table:style-name="ce3" office:value-type="float" office:value="1105">
            <text:p>1105</text:p>
          </table:table-cell>
          <table:table-cell office:value-type="float" office:value="21.2776223997411">
            <text:p>21.2776223997</text:p>
          </table:table-cell>
          <table:table-cell office:value-type="float" office:value="14.1333333333333">
            <text:p>14.1333333333</text:p>
          </table:table-cell>
          <table:table-cell office:value-type="float" office:value="1.58997958939429">
            <text:p>1.5899795894</text:p>
          </table:table-cell>
          <table:table-cell office:value-type="float" office:value="1.15648148148148">
            <text:p>1.1564814815</text:p>
          </table:table-cell>
          <table:table-cell office:value-type="float" office:value="4">
            <text:p>4</text:p>
          </table:table-cell>
          <table:table-cell table:style-name="ce3" office:value-type="float" office:value="1105">
            <text:p>1105</text:p>
          </table:table-cell>
          <table:table-cell office:value-type="float" office:value="17.011597122512">
            <text:p>17.0115971225</text:p>
          </table:table-cell>
          <table:table-cell office:value-type="float" office:value="32.8666666666667">
            <text:p>32.8666666667</text:p>
          </table:table-cell>
          <table:table-cell office:value-type="float" office:value="0.56148516404134">
            <text:p>0.561485164</text:p>
          </table:table-cell>
          <table:table-cell office:value-type="float" office:value="1.42534391534392">
            <text:p>1.425343915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110">
            <text:p>1110</text:p>
          </table:table-cell>
          <table:table-cell office:value-type="float" office:value="10.567082121639">
            <text:p>10.5670821216</text:p>
          </table:table-cell>
          <table:table-cell office:value-type="float" office:value="24.4666666666667">
            <text:p>24.4666666667</text:p>
          </table:table-cell>
          <table:table-cell office:value-type="float" office:value="0.478513304454288">
            <text:p>0.4785133045</text:p>
          </table:table-cell>
          <table:table-cell office:value-type="float" office:value="1.31064814814815">
            <text:p>1.3106481481</text:p>
          </table:table-cell>
          <table:table-cell office:value-type="float" office:value="22">
            <text:p>22</text:p>
          </table:table-cell>
          <table:table-cell table:style-name="ce3" office:value-type="float" office:value="1110">
            <text:p>1110</text:p>
          </table:table-cell>
          <table:table-cell office:value-type="float" office:value="12.8706848228798">
            <text:p>12.8706848229</text:p>
          </table:table-cell>
          <table:table-cell office:value-type="float" office:value="32.5333333333333">
            <text:p>32.5333333333</text:p>
          </table:table-cell>
          <table:table-cell office:value-type="float" office:value="0.447485367013085">
            <text:p>0.447485367</text:p>
          </table:table-cell>
          <table:table-cell office:value-type="float" office:value="1.53055907055907">
            <text:p>1.5305590706</text:p>
          </table:table-cell>
          <table:table-cell office:value-type="float" office:value="22">
            <text:p>22</text:p>
          </table:table-cell>
          <table:table-cell table:style-name="ce3" office:value-type="float" office:value="1110">
            <text:p>1110</text:p>
          </table:table-cell>
          <table:table-cell office:value-type="float" office:value="21.2776223997411">
            <text:p>21.2776223997</text:p>
          </table:table-cell>
          <table:table-cell office:value-type="float" office:value="14.1333333333333">
            <text:p>14.1333333333</text:p>
          </table:table-cell>
          <table:table-cell office:value-type="float" office:value="1.58997958939429">
            <text:p>1.5899795894</text:p>
          </table:table-cell>
          <table:table-cell office:value-type="float" office:value="1.15648148148148">
            <text:p>1.1564814815</text:p>
          </table:table-cell>
          <table:table-cell office:value-type="float" office:value="4">
            <text:p>4</text:p>
          </table:table-cell>
          <table:table-cell table:style-name="ce3" office:value-type="float" office:value="1110">
            <text:p>1110</text:p>
          </table:table-cell>
          <table:table-cell office:value-type="float" office:value="17.011597122512">
            <text:p>17.0115971225</text:p>
          </table:table-cell>
          <table:table-cell office:value-type="float" office:value="32.7333333333333">
            <text:p>32.7333333333</text:p>
          </table:table-cell>
          <table:table-cell office:value-type="float" office:value="0.563812357752559">
            <text:p>0.5638123578</text:p>
          </table:table-cell>
          <table:table-cell office:value-type="float" office:value="1.42312169312169">
            <text:p>1.423121693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115">
            <text:p>1115</text:p>
          </table:table-cell>
          <table:table-cell office:value-type="float" office:value="10.567082121639">
            <text:p>10.5670821216</text:p>
          </table:table-cell>
          <table:table-cell office:value-type="float" office:value="24.2">
            <text:p>24.2</text:p>
          </table:table-cell>
          <table:table-cell office:value-type="float" office:value="0.481232047619106">
            <text:p>0.4812320476</text:p>
          </table:table-cell>
          <table:table-cell office:value-type="float" office:value="1.29755050505051">
            <text:p>1.2975505051</text:p>
          </table:table-cell>
          <table:table-cell office:value-type="float" office:value="22">
            <text:p>22</text:p>
          </table:table-cell>
          <table:table-cell table:style-name="ce3" office:value-type="float" office:value="1115">
            <text:p>1115</text:p>
          </table:table-cell>
          <table:table-cell office:value-type="float" office:value="12.8706848228798">
            <text:p>12.8706848229</text:p>
          </table:table-cell>
          <table:table-cell office:value-type="float" office:value="32.2">
            <text:p>32.2</text:p>
          </table:table-cell>
          <table:table-cell office:value-type="float" office:value="0.448583874472363">
            <text:p>0.4485838745</text:p>
          </table:table-cell>
          <table:table-cell office:value-type="float" office:value="1.52737725237725">
            <text:p>1.5273772524</text:p>
          </table:table-cell>
          <table:table-cell office:value-type="float" office:value="22">
            <text:p>22</text:p>
          </table:table-cell>
          <table:table-cell table:style-name="ce3" office:value-type="float" office:value="1115">
            <text:p>1115</text:p>
          </table:table-cell>
          <table:table-cell office:value-type="float" office:value="21.2776223997411">
            <text:p>21.2776223997</text:p>
          </table:table-cell>
          <table:table-cell office:value-type="float" office:value="14.0666666666667">
            <text:p>14.0666666667</text:p>
          </table:table-cell>
          <table:table-cell office:value-type="float" office:value="1.59354648851988">
            <text:p>1.5935464885</text:p>
          </table:table-cell>
          <table:table-cell office:value-type="float" office:value="1.15277777777778">
            <text:p>1.1527777778</text:p>
          </table:table-cell>
          <table:table-cell office:value-type="float" office:value="4">
            <text:p>4</text:p>
          </table:table-cell>
          <table:table-cell table:style-name="ce3" office:value-type="float" office:value="1115">
            <text:p>1115</text:p>
          </table:table-cell>
          <table:table-cell office:value-type="float" office:value="17.011597122512">
            <text:p>17.0115971225</text:p>
          </table:table-cell>
          <table:table-cell office:value-type="float" office:value="32.7333333333333">
            <text:p>32.7333333333</text:p>
          </table:table-cell>
          <table:table-cell office:value-type="float" office:value="0.563812357752559">
            <text:p>0.5638123578</text:p>
          </table:table-cell>
          <table:table-cell office:value-type="float" office:value="1.42312169312169">
            <text:p>1.423121693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120">
            <text:p>1120</text:p>
          </table:table-cell>
          <table:table-cell office:value-type="float" office:value="10.567082121639">
            <text:p>10.5670821216</text:p>
          </table:table-cell>
          <table:table-cell office:value-type="float" office:value="23.8666666666667">
            <text:p>23.8666666667</text:p>
          </table:table-cell>
          <table:table-cell office:value-type="float" office:value="0.485669383811119">
            <text:p>0.4856693838</text:p>
          </table:table-cell>
          <table:table-cell office:value-type="float" office:value="1.27473905723906">
            <text:p>1.2747390572</text:p>
          </table:table-cell>
          <table:table-cell office:value-type="float" office:value="22">
            <text:p>22</text:p>
          </table:table-cell>
          <table:table-cell table:style-name="ce3" office:value-type="float" office:value="1120">
            <text:p>1120</text:p>
          </table:table-cell>
          <table:table-cell office:value-type="float" office:value="12.8706848228798">
            <text:p>12.8706848229</text:p>
          </table:table-cell>
          <table:table-cell office:value-type="float" office:value="32">
            <text:p>32</text:p>
          </table:table-cell>
          <table:table-cell office:value-type="float" office:value="0.451197019656104">
            <text:p>0.4511970197</text:p>
          </table:table-cell>
          <table:table-cell office:value-type="float" office:value="1.51756243756244">
            <text:p>1.5175624376</text:p>
          </table:table-cell>
          <table:table-cell office:value-type="float" office:value="22">
            <text:p>22</text:p>
          </table:table-cell>
          <table:table-cell table:style-name="ce3" office:value-type="float" office:value="1120">
            <text:p>1120</text:p>
          </table:table-cell>
          <table:table-cell office:value-type="float" office:value="21.2776223997411">
            <text:p>21.2776223997</text:p>
          </table:table-cell>
          <table:table-cell office:value-type="float" office:value="14.0666666666667">
            <text:p>14.0666666667</text:p>
          </table:table-cell>
          <table:table-cell office:value-type="float" office:value="1.59354648851988">
            <text:p>1.5935464885</text:p>
          </table:table-cell>
          <table:table-cell office:value-type="float" office:value="1.15277777777778">
            <text:p>1.1527777778</text:p>
          </table:table-cell>
          <table:table-cell office:value-type="float" office:value="4">
            <text:p>4</text:p>
          </table:table-cell>
          <table:table-cell table:style-name="ce3" office:value-type="float" office:value="1120">
            <text:p>1120</text:p>
          </table:table-cell>
          <table:table-cell office:value-type="float" office:value="17.0175802725628">
            <text:p>17.0175802726</text:p>
          </table:table-cell>
          <table:table-cell office:value-type="float" office:value="32.6666666666667">
            <text:p>32.6666666667</text:p>
          </table:table-cell>
          <table:table-cell office:value-type="float" office:value="0.562399634226196">
            <text:p>0.5623996342</text:p>
          </table:table-cell>
          <table:table-cell office:value-type="float" office:value="1.44067155067155">
            <text:p>1.440671550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125">
            <text:p>1125</text:p>
          </table:table-cell>
          <table:table-cell office:value-type="float" office:value="10.567082121639">
            <text:p>10.5670821216</text:p>
          </table:table-cell>
          <table:table-cell office:value-type="float" office:value="23.8666666666667">
            <text:p>23.8666666667</text:p>
          </table:table-cell>
          <table:table-cell office:value-type="float" office:value="0.485669383811119">
            <text:p>0.4856693838</text:p>
          </table:table-cell>
          <table:table-cell office:value-type="float" office:value="1.27473905723906">
            <text:p>1.2747390572</text:p>
          </table:table-cell>
          <table:table-cell office:value-type="float" office:value="22">
            <text:p>22</text:p>
          </table:table-cell>
          <table:table-cell table:style-name="ce3" office:value-type="float" office:value="1125">
            <text:p>1125</text:p>
          </table:table-cell>
          <table:table-cell office:value-type="float" office:value="12.8785069805197">
            <text:p>12.8785069805</text:p>
          </table:table-cell>
          <table:table-cell office:value-type="float" office:value="32.3333333333333">
            <text:p>32.3333333333</text:p>
          </table:table-cell>
          <table:table-cell office:value-type="float" office:value="0.446923150035424">
            <text:p>0.44692315</text:p>
          </table:table-cell>
          <table:table-cell office:value-type="float" office:value="1.54675435675436">
            <text:p>1.5467543568</text:p>
          </table:table-cell>
          <table:table-cell office:value-type="float" office:value="22">
            <text:p>22</text:p>
          </table:table-cell>
          <table:table-cell table:style-name="ce3" office:value-type="float" office:value="1125">
            <text:p>1125</text:p>
          </table:table-cell>
          <table:table-cell office:value-type="float" office:value="21.2776223997411">
            <text:p>21.2776223997</text:p>
          </table:table-cell>
          <table:table-cell office:value-type="float" office:value="14.0666666666667">
            <text:p>14.0666666667</text:p>
          </table:table-cell>
          <table:table-cell office:value-type="float" office:value="1.59354648851988">
            <text:p>1.5935464885</text:p>
          </table:table-cell>
          <table:table-cell office:value-type="float" office:value="1.15277777777778">
            <text:p>1.1527777778</text:p>
          </table:table-cell>
          <table:table-cell office:value-type="float" office:value="4">
            <text:p>4</text:p>
          </table:table-cell>
          <table:table-cell table:style-name="ce3" office:value-type="float" office:value="1125">
            <text:p>1125</text:p>
          </table:table-cell>
          <table:table-cell office:value-type="float" office:value="17.0175802725628">
            <text:p>17.0175802726</text:p>
          </table:table-cell>
          <table:table-cell office:value-type="float" office:value="32.5333333333333">
            <text:p>32.5333333333</text:p>
          </table:table-cell>
          <table:table-cell office:value-type="float" office:value="0.563465949043353">
            <text:p>0.563465949</text:p>
          </table:table-cell>
          <table:table-cell office:value-type="float" office:value="1.43169719169719">
            <text:p>1.431697191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130">
            <text:p>1130</text:p>
          </table:table-cell>
          <table:table-cell office:value-type="float" office:value="10.567082121639">
            <text:p>10.5670821216</text:p>
          </table:table-cell>
          <table:table-cell office:value-type="float" office:value="23.8666666666667">
            <text:p>23.8666666667</text:p>
          </table:table-cell>
          <table:table-cell office:value-type="float" office:value="0.485669383811119">
            <text:p>0.4856693838</text:p>
          </table:table-cell>
          <table:table-cell office:value-type="float" office:value="1.27473905723906">
            <text:p>1.2747390572</text:p>
          </table:table-cell>
          <table:table-cell office:value-type="float" office:value="22">
            <text:p>22</text:p>
          </table:table-cell>
          <table:table-cell table:style-name="ce3" office:value-type="float" office:value="1130">
            <text:p>1130</text:p>
          </table:table-cell>
          <table:table-cell office:value-type="float" office:value="12.8785069805197">
            <text:p>12.8785069805</text:p>
          </table:table-cell>
          <table:table-cell office:value-type="float" office:value="32.3333333333333">
            <text:p>32.3333333333</text:p>
          </table:table-cell>
          <table:table-cell office:value-type="float" office:value="0.446923150035424">
            <text:p>0.44692315</text:p>
          </table:table-cell>
          <table:table-cell office:value-type="float" office:value="1.54675435675436">
            <text:p>1.5467543568</text:p>
          </table:table-cell>
          <table:table-cell office:value-type="float" office:value="22">
            <text:p>22</text:p>
          </table:table-cell>
          <table:table-cell table:style-name="ce3" office:value-type="float" office:value="1130">
            <text:p>1130</text:p>
          </table:table-cell>
          <table:table-cell office:value-type="float" office:value="21.2776223997411">
            <text:p>21.2776223997</text:p>
          </table:table-cell>
          <table:table-cell office:value-type="float" office:value="14.0666666666667">
            <text:p>14.0666666667</text:p>
          </table:table-cell>
          <table:table-cell office:value-type="float" office:value="1.59354648851988">
            <text:p>1.5935464885</text:p>
          </table:table-cell>
          <table:table-cell office:value-type="float" office:value="1.15277777777778">
            <text:p>1.1527777778</text:p>
          </table:table-cell>
          <table:table-cell office:value-type="float" office:value="4">
            <text:p>4</text:p>
          </table:table-cell>
          <table:table-cell table:style-name="ce3" office:value-type="float" office:value="1130">
            <text:p>1130</text:p>
          </table:table-cell>
          <table:table-cell office:value-type="float" office:value="17.0175802725628">
            <text:p>17.0175802726</text:p>
          </table:table-cell>
          <table:table-cell office:value-type="float" office:value="32.4666666666667">
            <text:p>32.4666666667</text:p>
          </table:table-cell>
          <table:table-cell office:value-type="float" office:value="0.564498094180386">
            <text:p>0.5644980942</text:p>
          </table:table-cell>
          <table:table-cell office:value-type="float" office:value="1.42891941391941">
            <text:p>1.428919413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135">
            <text:p>1135</text:p>
          </table:table-cell>
          <table:table-cell office:value-type="float" office:value="10.567082121639">
            <text:p>10.5670821216</text:p>
          </table:table-cell>
          <table:table-cell office:value-type="float" office:value="23.8">
            <text:p>23.8</text:p>
          </table:table-cell>
          <table:table-cell office:value-type="float" office:value="0.486718398084962">
            <text:p>0.4867183981</text:p>
          </table:table-cell>
          <table:table-cell office:value-type="float" office:value="1.27499158249158">
            <text:p>1.2749915825</text:p>
          </table:table-cell>
          <table:table-cell office:value-type="float" office:value="22">
            <text:p>22</text:p>
          </table:table-cell>
          <table:table-cell table:style-name="ce3" office:value-type="float" office:value="1135">
            <text:p>1135</text:p>
          </table:table-cell>
          <table:table-cell office:value-type="float" office:value="12.8824461968362">
            <text:p>12.8824461968</text:p>
          </table:table-cell>
          <table:table-cell office:value-type="float" office:value="33">
            <text:p>33</text:p>
          </table:table-cell>
          <table:table-cell office:value-type="float" office:value="0.444297819288123">
            <text:p>0.4442978193</text:p>
          </table:table-cell>
          <table:table-cell office:value-type="float" office:value="1.57239538239538">
            <text:p>1.5723953824</text:p>
          </table:table-cell>
          <table:table-cell office:value-type="float" office:value="22">
            <text:p>22</text:p>
          </table:table-cell>
          <table:table-cell table:style-name="ce3" office:value-type="float" office:value="1135">
            <text:p>1135</text:p>
          </table:table-cell>
          <table:table-cell office:value-type="float" office:value="21.2776223997411">
            <text:p>21.2776223997</text:p>
          </table:table-cell>
          <table:table-cell office:value-type="float" office:value="14.0666666666667">
            <text:p>14.0666666667</text:p>
          </table:table-cell>
          <table:table-cell office:value-type="float" office:value="1.59354648851988">
            <text:p>1.5935464885</text:p>
          </table:table-cell>
          <table:table-cell office:value-type="float" office:value="1.15277777777778">
            <text:p>1.1527777778</text:p>
          </table:table-cell>
          <table:table-cell office:value-type="float" office:value="4">
            <text:p>4</text:p>
          </table:table-cell>
          <table:table-cell table:style-name="ce3" office:value-type="float" office:value="1135">
            <text:p>1135</text:p>
          </table:table-cell>
          <table:table-cell office:value-type="float" office:value="17.0175802725628">
            <text:p>17.0175802726</text:p>
          </table:table-cell>
          <table:table-cell office:value-type="float" office:value="32.4666666666667">
            <text:p>32.4666666667</text:p>
          </table:table-cell>
          <table:table-cell office:value-type="float" office:value="0.564498094180386">
            <text:p>0.5644980942</text:p>
          </table:table-cell>
          <table:table-cell office:value-type="float" office:value="1.42891941391941">
            <text:p>1.428919413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140">
            <text:p>1140</text:p>
          </table:table-cell>
          <table:table-cell office:value-type="float" office:value="10.567082121639">
            <text:p>10.5670821216</text:p>
          </table:table-cell>
          <table:table-cell office:value-type="float" office:value="23.7333333333333">
            <text:p>23.7333333333</text:p>
          </table:table-cell>
          <table:table-cell office:value-type="float" office:value="0.489362597709343">
            <text:p>0.4893625977</text:p>
          </table:table-cell>
          <table:table-cell office:value-type="float" office:value="1.27578523328523">
            <text:p>1.2757852333</text:p>
          </table:table-cell>
          <table:table-cell office:value-type="float" office:value="22">
            <text:p>22</text:p>
          </table:table-cell>
          <table:table-cell table:style-name="ce3" office:value-type="float" office:value="1140">
            <text:p>1140</text:p>
          </table:table-cell>
          <table:table-cell office:value-type="float" office:value="12.8824461968362">
            <text:p>12.8824461968</text:p>
          </table:table-cell>
          <table:table-cell office:value-type="float" office:value="32.8">
            <text:p>32.8</text:p>
          </table:table-cell>
          <table:table-cell office:value-type="float" office:value="0.446168483966606">
            <text:p>0.446168484</text:p>
          </table:table-cell>
          <table:table-cell office:value-type="float" office:value="1.55797230547231">
            <text:p>1.5579723055</text:p>
          </table:table-cell>
          <table:table-cell office:value-type="float" office:value="22">
            <text:p>22</text:p>
          </table:table-cell>
          <table:table-cell table:style-name="ce3" office:value-type="float" office:value="1140">
            <text:p>1140</text:p>
          </table:table-cell>
          <table:table-cell office:value-type="float" office:value="21.2776223997411">
            <text:p>21.2776223997</text:p>
          </table:table-cell>
          <table:table-cell office:value-type="float" office:value="14">
            <text:p>14</text:p>
          </table:table-cell>
          <table:table-cell office:value-type="float" office:value="1.59714612433747">
            <text:p>1.5971461243</text:p>
          </table:table-cell>
          <table:table-cell office:value-type="float" office:value="1.14861111111111">
            <text:p>1.1486111111</text:p>
          </table:table-cell>
          <table:table-cell office:value-type="float" office:value="4">
            <text:p>4</text:p>
          </table:table-cell>
          <table:table-cell table:style-name="ce3" office:value-type="float" office:value="1140">
            <text:p>1140</text:p>
          </table:table-cell>
          <table:table-cell office:value-type="float" office:value="17.0175802725628">
            <text:p>17.0175802726</text:p>
          </table:table-cell>
          <table:table-cell office:value-type="float" office:value="32.4">
            <text:p>32.4</text:p>
          </table:table-cell>
          <table:table-cell office:value-type="float" office:value="0.565244437568371">
            <text:p>0.5652444376</text:p>
          </table:table-cell>
          <table:table-cell office:value-type="float" office:value="1.43001831501832">
            <text:p>1.43001831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145">
            <text:p>1145</text:p>
          </table:table-cell>
          <table:table-cell office:value-type="float" office:value="10.567082121639">
            <text:p>10.5670821216</text:p>
          </table:table-cell>
          <table:table-cell office:value-type="float" office:value="23.6">
            <text:p>23.6</text:p>
          </table:table-cell>
          <table:table-cell office:value-type="float" office:value="0.490597028537207">
            <text:p>0.4905970285</text:p>
          </table:table-cell>
          <table:table-cell office:value-type="float" office:value="1.26985930735931">
            <text:p>1.2698593074</text:p>
          </table:table-cell>
          <table:table-cell office:value-type="float" office:value="22">
            <text:p>22</text:p>
          </table:table-cell>
          <table:table-cell table:style-name="ce3" office:value-type="float" office:value="1145">
            <text:p>1145</text:p>
          </table:table-cell>
          <table:table-cell office:value-type="float" office:value="12.8925147036304">
            <text:p>12.8925147036</text:p>
          </table:table-cell>
          <table:table-cell office:value-type="float" office:value="33.3333333333333">
            <text:p>33.3333333333</text:p>
          </table:table-cell>
          <table:table-cell office:value-type="float" office:value="0.441553720268395">
            <text:p>0.4415537203</text:p>
          </table:table-cell>
          <table:table-cell office:value-type="float" office:value="1.59413780663781">
            <text:p>1.5941378066</text:p>
          </table:table-cell>
          <table:table-cell office:value-type="float" office:value="22">
            <text:p>22</text:p>
          </table:table-cell>
          <table:table-cell table:style-name="ce3" office:value-type="float" office:value="1145">
            <text:p>1145</text:p>
          </table:table-cell>
          <table:table-cell office:value-type="float" office:value="21.2776223997411">
            <text:p>21.2776223997</text:p>
          </table:table-cell>
          <table:table-cell office:value-type="float" office:value="14">
            <text:p>14</text:p>
          </table:table-cell>
          <table:table-cell office:value-type="float" office:value="1.59714612433747">
            <text:p>1.5971461243</text:p>
          </table:table-cell>
          <table:table-cell office:value-type="float" office:value="1.14861111111111">
            <text:p>1.1486111111</text:p>
          </table:table-cell>
          <table:table-cell office:value-type="float" office:value="4">
            <text:p>4</text:p>
          </table:table-cell>
          <table:table-cell table:style-name="ce3" office:value-type="float" office:value="1145">
            <text:p>1145</text:p>
          </table:table-cell>
          <table:table-cell office:value-type="float" office:value="17.0175802725628">
            <text:p>17.0175802726</text:p>
          </table:table-cell>
          <table:table-cell office:value-type="float" office:value="32.3333333333333">
            <text:p>32.3333333333</text:p>
          </table:table-cell>
          <table:table-cell office:value-type="float" office:value="0.566409762723086">
            <text:p>0.5664097627</text:p>
          </table:table-cell>
          <table:table-cell office:value-type="float" office:value="1.42724053724054">
            <text:p>1.427240537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150">
            <text:p>1150</text:p>
          </table:table-cell>
          <table:table-cell office:value-type="float" office:value="10.567082121639">
            <text:p>10.5670821216</text:p>
          </table:table-cell>
          <table:table-cell office:value-type="float" office:value="23.6">
            <text:p>23.6</text:p>
          </table:table-cell>
          <table:table-cell office:value-type="float" office:value="0.490597028537207">
            <text:p>0.4905970285</text:p>
          </table:table-cell>
          <table:table-cell office:value-type="float" office:value="1.26985930735931">
            <text:p>1.2698593074</text:p>
          </table:table-cell>
          <table:table-cell office:value-type="float" office:value="22">
            <text:p>22</text:p>
          </table:table-cell>
          <table:table-cell table:style-name="ce3" office:value-type="float" office:value="1150">
            <text:p>1150</text:p>
          </table:table-cell>
          <table:table-cell office:value-type="float" office:value="12.8925147036304">
            <text:p>12.8925147036</text:p>
          </table:table-cell>
          <table:table-cell office:value-type="float" office:value="33.3333333333333">
            <text:p>33.3333333333</text:p>
          </table:table-cell>
          <table:table-cell office:value-type="float" office:value="0.441553720268395">
            <text:p>0.4415537203</text:p>
          </table:table-cell>
          <table:table-cell office:value-type="float" office:value="1.59413780663781">
            <text:p>1.5941378066</text:p>
          </table:table-cell>
          <table:table-cell office:value-type="float" office:value="22">
            <text:p>22</text:p>
          </table:table-cell>
          <table:table-cell table:style-name="ce3" office:value-type="float" office:value="1150">
            <text:p>1150</text:p>
          </table:table-cell>
          <table:table-cell office:value-type="float" office:value="21.2776223997411">
            <text:p>21.2776223997</text:p>
          </table:table-cell>
          <table:table-cell office:value-type="float" office:value="14">
            <text:p>14</text:p>
          </table:table-cell>
          <table:table-cell office:value-type="float" office:value="1.59714612433747">
            <text:p>1.5971461243</text:p>
          </table:table-cell>
          <table:table-cell office:value-type="float" office:value="1.14861111111111">
            <text:p>1.1486111111</text:p>
          </table:table-cell>
          <table:table-cell office:value-type="float" office:value="4">
            <text:p>4</text:p>
          </table:table-cell>
          <table:table-cell table:style-name="ce3" office:value-type="float" office:value="1150">
            <text:p>1150</text:p>
          </table:table-cell>
          <table:table-cell office:value-type="float" office:value="17.0175802725628">
            <text:p>17.0175802726</text:p>
          </table:table-cell>
          <table:table-cell office:value-type="float" office:value="32.2">
            <text:p>32.2</text:p>
          </table:table-cell>
          <table:table-cell office:value-type="float" office:value="0.568004286016697">
            <text:p>0.568004286</text:p>
          </table:table-cell>
          <table:table-cell office:value-type="float" office:value="1.42434580039843">
            <text:p>1.424345800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155">
            <text:p>1155</text:p>
          </table:table-cell>
          <table:table-cell office:value-type="float" office:value="10.567082121639">
            <text:p>10.5670821216</text:p>
          </table:table-cell>
          <table:table-cell office:value-type="float" office:value="23.4666666666667">
            <text:p>23.4666666667</text:p>
          </table:table-cell>
          <table:table-cell office:value-type="float" office:value="0.492622235880879">
            <text:p>0.4926222359</text:p>
          </table:table-cell>
          <table:table-cell office:value-type="float" office:value="1.26235930735931">
            <text:p>1.2623593074</text:p>
          </table:table-cell>
          <table:table-cell office:value-type="float" office:value="22">
            <text:p>22</text:p>
          </table:table-cell>
          <table:table-cell table:style-name="ce3" office:value-type="float" office:value="1155">
            <text:p>1155</text:p>
          </table:table-cell>
          <table:table-cell office:value-type="float" office:value="12.8925147036304">
            <text:p>12.8925147036</text:p>
          </table:table-cell>
          <table:table-cell office:value-type="float" office:value="33.2">
            <text:p>33.2</text:p>
          </table:table-cell>
          <table:table-cell office:value-type="float" office:value="0.443241412870294">
            <text:p>0.4432414129</text:p>
          </table:table-cell>
          <table:table-cell office:value-type="float" office:value="1.58182299182299">
            <text:p>1.5818229918</text:p>
          </table:table-cell>
          <table:table-cell office:value-type="float" office:value="22">
            <text:p>22</text:p>
          </table:table-cell>
          <table:table-cell table:style-name="ce3" office:value-type="float" office:value="1155">
            <text:p>1155</text:p>
          </table:table-cell>
          <table:table-cell office:value-type="float" office:value="21.2776223997411">
            <text:p>21.2776223997</text:p>
          </table:table-cell>
          <table:table-cell office:value-type="float" office:value="14">
            <text:p>14</text:p>
          </table:table-cell>
          <table:table-cell office:value-type="float" office:value="1.59714612433747">
            <text:p>1.5971461243</text:p>
          </table:table-cell>
          <table:table-cell office:value-type="float" office:value="1.14861111111111">
            <text:p>1.1486111111</text:p>
          </table:table-cell>
          <table:table-cell office:value-type="float" office:value="4">
            <text:p>4</text:p>
          </table:table-cell>
          <table:table-cell table:style-name="ce3" office:value-type="float" office:value="1155">
            <text:p>1155</text:p>
          </table:table-cell>
          <table:table-cell office:value-type="float" office:value="17.0175802725628">
            <text:p>17.0175802726</text:p>
          </table:table-cell>
          <table:table-cell office:value-type="float" office:value="32.0666666666667">
            <text:p>32.0666666667</text:p>
          </table:table-cell>
          <table:table-cell office:value-type="float" office:value="0.568970329106347">
            <text:p>0.5689703291</text:p>
          </table:table-cell>
          <table:table-cell office:value-type="float" office:value="1.42785007390271">
            <text:p>1.427850073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160">
            <text:p>1160</text:p>
          </table:table-cell>
          <table:table-cell office:value-type="float" office:value="10.567082121639">
            <text:p>10.5670821216</text:p>
          </table:table-cell>
          <table:table-cell office:value-type="float" office:value="23.3333333333333">
            <text:p>23.3333333333</text:p>
          </table:table-cell>
          <table:table-cell office:value-type="float" office:value="0.49639460070001">
            <text:p>0.4963946007</text:p>
          </table:table-cell>
          <table:table-cell office:value-type="float" office:value="1.25458152958153">
            <text:p>1.2545815296</text:p>
          </table:table-cell>
          <table:table-cell office:value-type="float" office:value="22">
            <text:p>22</text:p>
          </table:table-cell>
          <table:table-cell table:style-name="ce3" office:value-type="float" office:value="1160">
            <text:p>1160</text:p>
          </table:table-cell>
          <table:table-cell office:value-type="float" office:value="12.8925147036304">
            <text:p>12.8925147036</text:p>
          </table:table-cell>
          <table:table-cell office:value-type="float" office:value="32.9333333333333">
            <text:p>32.9333333333</text:p>
          </table:table-cell>
          <table:table-cell office:value-type="float" office:value="0.444647471451063">
            <text:p>0.4446474715</text:p>
          </table:table-cell>
          <table:table-cell office:value-type="float" office:value="1.57712907462907">
            <text:p>1.5771290746</text:p>
          </table:table-cell>
          <table:table-cell office:value-type="float" office:value="22">
            <text:p>22</text:p>
          </table:table-cell>
          <table:table-cell table:style-name="ce3" office:value-type="float" office:value="1160">
            <text:p>1160</text:p>
          </table:table-cell>
          <table:table-cell office:value-type="float" office:value="21.2776223997411">
            <text:p>21.2776223997</text:p>
          </table:table-cell>
          <table:table-cell office:value-type="float" office:value="14">
            <text:p>14</text:p>
          </table:table-cell>
          <table:table-cell office:value-type="float" office:value="1.59714612433747">
            <text:p>1.5971461243</text:p>
          </table:table-cell>
          <table:table-cell office:value-type="float" office:value="1.14861111111111">
            <text:p>1.1486111111</text:p>
          </table:table-cell>
          <table:table-cell office:value-type="float" office:value="4">
            <text:p>4</text:p>
          </table:table-cell>
          <table:table-cell table:style-name="ce3" office:value-type="float" office:value="1160">
            <text:p>1160</text:p>
          </table:table-cell>
          <table:table-cell office:value-type="float" office:value="17.0250049674765">
            <text:p>17.0250049675</text:p>
          </table:table-cell>
          <table:table-cell office:value-type="float" office:value="31.8">
            <text:p>31.8</text:p>
          </table:table-cell>
          <table:table-cell office:value-type="float" office:value="0.572766608030987">
            <text:p>0.572766608</text:p>
          </table:table-cell>
          <table:table-cell office:value-type="float" office:value="1.41554238159501">
            <text:p>1.415542381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165">
            <text:p>1165</text:p>
          </table:table-cell>
          <table:table-cell office:value-type="float" office:value="10.567082121639">
            <text:p>10.5670821216</text:p>
          </table:table-cell>
          <table:table-cell office:value-type="float" office:value="23.2666666666667">
            <text:p>23.2666666667</text:p>
          </table:table-cell>
          <table:table-cell office:value-type="float" office:value="0.498968736575658">
            <text:p>0.4989687366</text:p>
          </table:table-cell>
          <table:table-cell office:value-type="float" office:value="1.24981962481962">
            <text:p>1.2498196248</text:p>
          </table:table-cell>
          <table:table-cell office:value-type="float" office:value="22">
            <text:p>22</text:p>
          </table:table-cell>
          <table:table-cell table:style-name="ce3" office:value-type="float" office:value="1165">
            <text:p>1165</text:p>
          </table:table-cell>
          <table:table-cell office:value-type="float" office:value="12.8925147036304">
            <text:p>12.8925147036</text:p>
          </table:table-cell>
          <table:table-cell office:value-type="float" office:value="32.3333333333333">
            <text:p>32.3333333333</text:p>
          </table:table-cell>
          <table:table-cell office:value-type="float" office:value="0.449282998745597">
            <text:p>0.4492829987</text:p>
          </table:table-cell>
          <table:table-cell office:value-type="float" office:value="1.5609151959152">
            <text:p>1.5609151959</text:p>
          </table:table-cell>
          <table:table-cell office:value-type="float" office:value="22">
            <text:p>22</text:p>
          </table:table-cell>
          <table:table-cell table:style-name="ce3" office:value-type="float" office:value="1165">
            <text:p>1165</text:p>
          </table:table-cell>
          <table:table-cell office:value-type="float" office:value="21.2776223997411">
            <text:p>21.2776223997</text:p>
          </table:table-cell>
          <table:table-cell office:value-type="float" office:value="14">
            <text:p>14</text:p>
          </table:table-cell>
          <table:table-cell office:value-type="float" office:value="1.59714612433747">
            <text:p>1.5971461243</text:p>
          </table:table-cell>
          <table:table-cell office:value-type="float" office:value="1.14861111111111">
            <text:p>1.1486111111</text:p>
          </table:table-cell>
          <table:table-cell office:value-type="float" office:value="4">
            <text:p>4</text:p>
          </table:table-cell>
          <table:table-cell table:style-name="ce3" office:value-type="float" office:value="1165">
            <text:p>1165</text:p>
          </table:table-cell>
          <table:table-cell office:value-type="float" office:value="17.0250049674765">
            <text:p>17.0250049675</text:p>
          </table:table-cell>
          <table:table-cell office:value-type="float" office:value="31.8">
            <text:p>31.8</text:p>
          </table:table-cell>
          <table:table-cell office:value-type="float" office:value="0.572766608030987">
            <text:p>0.572766608</text:p>
          </table:table-cell>
          <table:table-cell office:value-type="float" office:value="1.41554238159501">
            <text:p>1.415542381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170">
            <text:p>1170</text:p>
          </table:table-cell>
          <table:table-cell office:value-type="float" office:value="10.567082121639">
            <text:p>10.5670821216</text:p>
          </table:table-cell>
          <table:table-cell office:value-type="float" office:value="23.2666666666667">
            <text:p>23.2666666667</text:p>
          </table:table-cell>
          <table:table-cell office:value-type="float" office:value="0.498968736575658">
            <text:p>0.4989687366</text:p>
          </table:table-cell>
          <table:table-cell office:value-type="float" office:value="1.24981962481962">
            <text:p>1.2498196248</text:p>
          </table:table-cell>
          <table:table-cell office:value-type="float" office:value="22">
            <text:p>22</text:p>
          </table:table-cell>
          <table:table-cell table:style-name="ce3" office:value-type="float" office:value="1170">
            <text:p>1170</text:p>
          </table:table-cell>
          <table:table-cell office:value-type="float" office:value="12.8925147036304">
            <text:p>12.8925147036</text:p>
          </table:table-cell>
          <table:table-cell office:value-type="float" office:value="32.2666666666667">
            <text:p>32.2666666667</text:p>
          </table:table-cell>
          <table:table-cell office:value-type="float" office:value="0.45023230452071">
            <text:p>0.4502323045</text:p>
          </table:table-cell>
          <table:table-cell office:value-type="float" office:value="1.55758186258186">
            <text:p>1.5575818626</text:p>
          </table:table-cell>
          <table:table-cell office:value-type="float" office:value="22">
            <text:p>22</text:p>
          </table:table-cell>
          <table:table-cell table:style-name="ce3" office:value-type="float" office:value="1170">
            <text:p>1170</text:p>
          </table:table-cell>
          <table:table-cell office:value-type="float" office:value="21.2860239522925">
            <text:p>21.2860239523</text:p>
          </table:table-cell>
          <table:table-cell office:value-type="float" office:value="14.2">
            <text:p>14.2</text:p>
          </table:table-cell>
          <table:table-cell office:value-type="float" office:value="1.57529660009286">
            <text:p>1.5752966001</text:p>
          </table:table-cell>
          <table:table-cell office:value-type="float" office:value="1.16027777777778">
            <text:p>1.1602777778</text:p>
          </table:table-cell>
          <table:table-cell office:value-type="float" office:value="4">
            <text:p>4</text:p>
          </table:table-cell>
          <table:table-cell table:style-name="ce3" office:value-type="float" office:value="1170">
            <text:p>1170</text:p>
          </table:table-cell>
          <table:table-cell office:value-type="float" office:value="17.0250049674765">
            <text:p>17.0250049675</text:p>
          </table:table-cell>
          <table:table-cell office:value-type="float" office:value="31.7333333333333">
            <text:p>31.7333333333</text:p>
          </table:table-cell>
          <table:table-cell office:value-type="float" office:value="0.573839428796215">
            <text:p>0.5738394288</text:p>
          </table:table-cell>
          <table:table-cell office:value-type="float" office:value="1.41220904826168">
            <text:p>1.412209048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175">
            <text:p>1175</text:p>
          </table:table-cell>
          <table:table-cell office:value-type="float" office:value="10.567082121639">
            <text:p>10.5670821216</text:p>
          </table:table-cell>
          <table:table-cell office:value-type="float" office:value="23.2666666666667">
            <text:p>23.2666666667</text:p>
          </table:table-cell>
          <table:table-cell office:value-type="float" office:value="0.498968736575658">
            <text:p>0.4989687366</text:p>
          </table:table-cell>
          <table:table-cell office:value-type="float" office:value="1.24981962481962">
            <text:p>1.2498196248</text:p>
          </table:table-cell>
          <table:table-cell office:value-type="float" office:value="22">
            <text:p>22</text:p>
          </table:table-cell>
          <table:table-cell table:style-name="ce3" office:value-type="float" office:value="1175">
            <text:p>1175</text:p>
          </table:table-cell>
          <table:table-cell office:value-type="float" office:value="12.8925147036304">
            <text:p>12.8925147036</text:p>
          </table:table-cell>
          <table:table-cell office:value-type="float" office:value="32.1333333333333">
            <text:p>32.1333333333</text:p>
          </table:table-cell>
          <table:table-cell office:value-type="float" office:value="0.451230076532279">
            <text:p>0.4512300765</text:p>
          </table:table-cell>
          <table:table-cell office:value-type="float" office:value="1.55115828615829">
            <text:p>1.5511582862</text:p>
          </table:table-cell>
          <table:table-cell office:value-type="float" office:value="22">
            <text:p>22</text:p>
          </table:table-cell>
          <table:table-cell table:style-name="ce3" office:value-type="float" office:value="1175">
            <text:p>1175</text:p>
          </table:table-cell>
          <table:table-cell office:value-type="float" office:value="21.2860239522925">
            <text:p>21.2860239523</text:p>
          </table:table-cell>
          <table:table-cell office:value-type="float" office:value="14.2">
            <text:p>14.2</text:p>
          </table:table-cell>
          <table:table-cell office:value-type="float" office:value="1.57529660009286">
            <text:p>1.5752966001</text:p>
          </table:table-cell>
          <table:table-cell office:value-type="float" office:value="1.16027777777778">
            <text:p>1.1602777778</text:p>
          </table:table-cell>
          <table:table-cell office:value-type="float" office:value="4">
            <text:p>4</text:p>
          </table:table-cell>
          <table:table-cell table:style-name="ce3" office:value-type="float" office:value="1175">
            <text:p>1175</text:p>
          </table:table-cell>
          <table:table-cell office:value-type="float" office:value="17.0250049674765">
            <text:p>17.0250049675</text:p>
          </table:table-cell>
          <table:table-cell office:value-type="float" office:value="31.6">
            <text:p>31.6</text:p>
          </table:table-cell>
          <table:table-cell office:value-type="float" office:value="0.575618757388207">
            <text:p>0.5756187574</text:p>
          </table:table-cell>
          <table:table-cell office:value-type="float" office:value="1.40649476254739">
            <text:p>1.406494762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180">
            <text:p>1180</text:p>
          </table:table-cell>
          <table:table-cell office:value-type="float" office:value="10.567082121639">
            <text:p>10.5670821216</text:p>
          </table:table-cell>
          <table:table-cell office:value-type="float" office:value="23.2">
            <text:p>23.2</text:p>
          </table:table-cell>
          <table:table-cell office:value-type="float" office:value="0.499863827050587">
            <text:p>0.4998638271</text:p>
          </table:table-cell>
          <table:table-cell office:value-type="float" office:value="1.24611592111592">
            <text:p>1.2461159211</text:p>
          </table:table-cell>
          <table:table-cell office:value-type="float" office:value="22">
            <text:p>22</text:p>
          </table:table-cell>
          <table:table-cell table:style-name="ce3" office:value-type="float" office:value="1180">
            <text:p>1180</text:p>
          </table:table-cell>
          <table:table-cell office:value-type="float" office:value="12.8925147036304">
            <text:p>12.8925147036</text:p>
          </table:table-cell>
          <table:table-cell office:value-type="float" office:value="32.0666666666667">
            <text:p>32.0666666667</text:p>
          </table:table-cell>
          <table:table-cell office:value-type="float" office:value="0.452059344215114">
            <text:p>0.4520593442</text:p>
          </table:table-cell>
          <table:table-cell office:value-type="float" office:value="1.54838050838051">
            <text:p>1.5483805084</text:p>
          </table:table-cell>
          <table:table-cell office:value-type="float" office:value="22">
            <text:p>22</text:p>
          </table:table-cell>
          <table:table-cell table:style-name="ce3" office:value-type="float" office:value="1180">
            <text:p>1180</text:p>
          </table:table-cell>
          <table:table-cell office:value-type="float" office:value="21.2860239522925">
            <text:p>21.2860239523</text:p>
          </table:table-cell>
          <table:table-cell office:value-type="float" office:value="14.2">
            <text:p>14.2</text:p>
          </table:table-cell>
          <table:table-cell office:value-type="float" office:value="1.57529660009286">
            <text:p>1.5752966001</text:p>
          </table:table-cell>
          <table:table-cell office:value-type="float" office:value="1.16027777777778">
            <text:p>1.1602777778</text:p>
          </table:table-cell>
          <table:table-cell office:value-type="float" office:value="4">
            <text:p>4</text:p>
          </table:table-cell>
          <table:table-cell table:style-name="ce3" office:value-type="float" office:value="1180">
            <text:p>1180</text:p>
          </table:table-cell>
          <table:table-cell office:value-type="float" office:value="17.030321336184">
            <text:p>17.0303213362</text:p>
          </table:table-cell>
          <table:table-cell office:value-type="float" office:value="32.7333333333333">
            <text:p>32.7333333333</text:p>
          </table:table-cell>
          <table:table-cell office:value-type="float" office:value="0.560284010981068">
            <text:p>0.560284011</text:p>
          </table:table-cell>
          <table:table-cell office:value-type="float" office:value="1.44585373690637">
            <text:p>1.445853736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185">
            <text:p>1185</text:p>
          </table:table-cell>
          <table:table-cell office:value-type="float" office:value="10.567082121639">
            <text:p>10.5670821216</text:p>
          </table:table-cell>
          <table:table-cell office:value-type="float" office:value="23.2">
            <text:p>23.2</text:p>
          </table:table-cell>
          <table:table-cell office:value-type="float" office:value="0.499863827050587">
            <text:p>0.4998638271</text:p>
          </table:table-cell>
          <table:table-cell office:value-type="float" office:value="1.24611592111592">
            <text:p>1.2461159211</text:p>
          </table:table-cell>
          <table:table-cell office:value-type="float" office:value="22">
            <text:p>22</text:p>
          </table:table-cell>
          <table:table-cell table:style-name="ce3" office:value-type="float" office:value="1185">
            <text:p>1185</text:p>
          </table:table-cell>
          <table:table-cell office:value-type="float" office:value="12.8925147036304">
            <text:p>12.8925147036</text:p>
          </table:table-cell>
          <table:table-cell office:value-type="float" office:value="31.9333333333333">
            <text:p>31.9333333333</text:p>
          </table:table-cell>
          <table:table-cell office:value-type="float" office:value="0.452933876127601">
            <text:p>0.4529338761</text:p>
          </table:table-cell>
          <table:table-cell office:value-type="float" office:value="1.5377355977356">
            <text:p>1.5377355977</text:p>
          </table:table-cell>
          <table:table-cell office:value-type="float" office:value="22">
            <text:p>22</text:p>
          </table:table-cell>
          <table:table-cell table:style-name="ce3" office:value-type="float" office:value="1185">
            <text:p>1185</text:p>
          </table:table-cell>
          <table:table-cell office:value-type="float" office:value="21.2860239522925">
            <text:p>21.2860239523</text:p>
          </table:table-cell>
          <table:table-cell office:value-type="float" office:value="14.2">
            <text:p>14.2</text:p>
          </table:table-cell>
          <table:table-cell office:value-type="float" office:value="1.57529660009286">
            <text:p>1.5752966001</text:p>
          </table:table-cell>
          <table:table-cell office:value-type="float" office:value="1.16027777777778">
            <text:p>1.1602777778</text:p>
          </table:table-cell>
          <table:table-cell office:value-type="float" office:value="4">
            <text:p>4</text:p>
          </table:table-cell>
          <table:table-cell table:style-name="ce3" office:value-type="float" office:value="1185">
            <text:p>1185</text:p>
          </table:table-cell>
          <table:table-cell office:value-type="float" office:value="17.030321336184">
            <text:p>17.0303213362</text:p>
          </table:table-cell>
          <table:table-cell office:value-type="float" office:value="32.6666666666667">
            <text:p>32.6666666667</text:p>
          </table:table-cell>
          <table:table-cell office:value-type="float" office:value="0.561196208927564">
            <text:p>0.5611962089</text:p>
          </table:table-cell>
          <table:table-cell office:value-type="float" office:value="1.44658633763897">
            <text:p>1.446586337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190">
            <text:p>1190</text:p>
          </table:table-cell>
          <table:table-cell office:value-type="float" office:value="10.567082121639">
            <text:p>10.5670821216</text:p>
          </table:table-cell>
          <table:table-cell office:value-type="float" office:value="23.0666666666667">
            <text:p>23.0666666667</text:p>
          </table:table-cell>
          <table:table-cell office:value-type="float" office:value="0.501270658141745">
            <text:p>0.5012706581</text:p>
          </table:table-cell>
          <table:table-cell office:value-type="float" office:value="1.24765993265993">
            <text:p>1.2476599327</text:p>
          </table:table-cell>
          <table:table-cell office:value-type="float" office:value="22">
            <text:p>22</text:p>
          </table:table-cell>
          <table:table-cell table:style-name="ce3" office:value-type="float" office:value="1190">
            <text:p>1190</text:p>
          </table:table-cell>
          <table:table-cell office:value-type="float" office:value="12.8925147036304">
            <text:p>12.8925147036</text:p>
          </table:table-cell>
          <table:table-cell office:value-type="float" office:value="31.7333333333333">
            <text:p>31.7333333333</text:p>
          </table:table-cell>
          <table:table-cell office:value-type="float" office:value="0.45400384126694">
            <text:p>0.4540038413</text:p>
          </table:table-cell>
          <table:table-cell office:value-type="float" office:value="1.52806365203424">
            <text:p>1.528063652</text:p>
          </table:table-cell>
          <table:table-cell office:value-type="float" office:value="22">
            <text:p>22</text:p>
          </table:table-cell>
          <table:table-cell table:style-name="ce3" office:value-type="float" office:value="1190">
            <text:p>1190</text:p>
          </table:table-cell>
          <table:table-cell office:value-type="float" office:value="21.2860239522925">
            <text:p>21.2860239523</text:p>
          </table:table-cell>
          <table:table-cell office:value-type="float" office:value="14.2">
            <text:p>14.2</text:p>
          </table:table-cell>
          <table:table-cell office:value-type="float" office:value="1.57529660009286">
            <text:p>1.5752966001</text:p>
          </table:table-cell>
          <table:table-cell office:value-type="float" office:value="1.16027777777778">
            <text:p>1.1602777778</text:p>
          </table:table-cell>
          <table:table-cell office:value-type="float" office:value="4">
            <text:p>4</text:p>
          </table:table-cell>
          <table:table-cell table:style-name="ce3" office:value-type="float" office:value="1190">
            <text:p>1190</text:p>
          </table:table-cell>
          <table:table-cell office:value-type="float" office:value="17.0538897776596">
            <text:p>17.0538897777</text:p>
          </table:table-cell>
          <table:table-cell office:value-type="float" office:value="32.3333333333333">
            <text:p>32.3333333333</text:p>
          </table:table-cell>
          <table:table-cell office:value-type="float" office:value="0.563161768983535">
            <text:p>0.563161769</text:p>
          </table:table-cell>
          <table:table-cell office:value-type="float" office:value="1.4308964719491">
            <text:p>1.430896471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195">
            <text:p>1195</text:p>
          </table:table-cell>
          <table:table-cell office:value-type="float" office:value="10.567082121639">
            <text:p>10.5670821216</text:p>
          </table:table-cell>
          <table:table-cell office:value-type="float" office:value="23.0666666666667">
            <text:p>23.0666666667</text:p>
          </table:table-cell>
          <table:table-cell office:value-type="float" office:value="0.501270658141745">
            <text:p>0.5012706581</text:p>
          </table:table-cell>
          <table:table-cell office:value-type="float" office:value="1.24765993265993">
            <text:p>1.2476599327</text:p>
          </table:table-cell>
          <table:table-cell office:value-type="float" office:value="22">
            <text:p>22</text:p>
          </table:table-cell>
          <table:table-cell table:style-name="ce3" office:value-type="float" office:value="1195">
            <text:p>1195</text:p>
          </table:table-cell>
          <table:table-cell office:value-type="float" office:value="12.8925147036304">
            <text:p>12.8925147036</text:p>
          </table:table-cell>
          <table:table-cell office:value-type="float" office:value="31.7333333333333">
            <text:p>31.7333333333</text:p>
          </table:table-cell>
          <table:table-cell office:value-type="float" office:value="0.45400384126694">
            <text:p>0.4540038413</text:p>
          </table:table-cell>
          <table:table-cell office:value-type="float" office:value="1.52806365203424">
            <text:p>1.528063652</text:p>
          </table:table-cell>
          <table:table-cell office:value-type="float" office:value="22">
            <text:p>22</text:p>
          </table:table-cell>
          <table:table-cell table:style-name="ce3" office:value-type="float" office:value="1195">
            <text:p>1195</text:p>
          </table:table-cell>
          <table:table-cell office:value-type="float" office:value="21.3025975363524">
            <text:p>21.3025975364</text:p>
          </table:table-cell>
          <table:table-cell office:value-type="float" office:value="14.2666666666667">
            <text:p>14.2666666667</text:p>
          </table:table-cell>
          <table:table-cell office:value-type="float" office:value="1.57251891925584">
            <text:p>1.5725189193</text:p>
          </table:table-cell>
          <table:table-cell office:value-type="float" office:value="1.16027777777778">
            <text:p>1.1602777778</text:p>
          </table:table-cell>
          <table:table-cell office:value-type="float" office:value="4">
            <text:p>4</text:p>
          </table:table-cell>
          <table:table-cell table:style-name="ce3" office:value-type="float" office:value="1195">
            <text:p>1195</text:p>
          </table:table-cell>
          <table:table-cell office:value-type="float" office:value="17.0564832950724">
            <text:p>17.0564832951</text:p>
          </table:table-cell>
          <table:table-cell office:value-type="float" office:value="31.9333333333333">
            <text:p>31.9333333333</text:p>
          </table:table-cell>
          <table:table-cell office:value-type="float" office:value="0.56728856077979">
            <text:p>0.5672885608</text:p>
          </table:table-cell>
          <table:table-cell office:value-type="float" office:value="1.4245472655999">
            <text:p>1.424547265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200">
            <text:p>1200</text:p>
          </table:table-cell>
          <table:table-cell office:value-type="float" office:value="10.567082121639">
            <text:p>10.5670821216</text:p>
          </table:table-cell>
          <table:table-cell office:value-type="float" office:value="23.0666666666667">
            <text:p>23.0666666667</text:p>
          </table:table-cell>
          <table:table-cell office:value-type="float" office:value="0.501270658141745">
            <text:p>0.5012706581</text:p>
          </table:table-cell>
          <table:table-cell office:value-type="float" office:value="1.24765993265993">
            <text:p>1.2476599327</text:p>
          </table:table-cell>
          <table:table-cell office:value-type="float" office:value="22">
            <text:p>22</text:p>
          </table:table-cell>
          <table:table-cell table:style-name="ce3" office:value-type="float" office:value="1200">
            <text:p>1200</text:p>
          </table:table-cell>
          <table:table-cell office:value-type="float" office:value="12.8925147036304">
            <text:p>12.8925147036</text:p>
          </table:table-cell>
          <table:table-cell office:value-type="float" office:value="31.7333333333333">
            <text:p>31.7333333333</text:p>
          </table:table-cell>
          <table:table-cell office:value-type="float" office:value="0.45400384126694">
            <text:p>0.4540038413</text:p>
          </table:table-cell>
          <table:table-cell office:value-type="float" office:value="1.52806365203424">
            <text:p>1.528063652</text:p>
          </table:table-cell>
          <table:table-cell office:value-type="float" office:value="22">
            <text:p>22</text:p>
          </table:table-cell>
          <table:table-cell table:style-name="ce3" office:value-type="float" office:value="1200">
            <text:p>1200</text:p>
          </table:table-cell>
          <table:table-cell office:value-type="float" office:value="21.3025975363524">
            <text:p>21.3025975364</text:p>
          </table:table-cell>
          <table:table-cell office:value-type="float" office:value="14.1333333333333">
            <text:p>14.1333333333</text:p>
          </table:table-cell>
          <table:table-cell office:value-type="float" office:value="1.58527514075544">
            <text:p>1.5852751408</text:p>
          </table:table-cell>
          <table:table-cell office:value-type="float" office:value="1.14694444444444">
            <text:p>1.1469444444</text:p>
          </table:table-cell>
          <table:table-cell office:value-type="float" office:value="4">
            <text:p>4</text:p>
          </table:table-cell>
          <table:table-cell table:style-name="ce3" office:value-type="float" office:value="1200">
            <text:p>1200</text:p>
          </table:table-cell>
          <table:table-cell office:value-type="float" office:value="17.0564832950724">
            <text:p>17.0564832951</text:p>
          </table:table-cell>
          <table:table-cell office:value-type="float" office:value="31.8">
            <text:p>31.8</text:p>
          </table:table-cell>
          <table:table-cell office:value-type="float" office:value="0.569013382815813">
            <text:p>0.5690133828</text:p>
          </table:table-cell>
          <table:table-cell office:value-type="float" office:value="1.41883297988561">
            <text:p>1.418832979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205">
            <text:p>1205</text:p>
          </table:table-cell>
          <table:table-cell office:value-type="float" office:value="10.567082121639">
            <text:p>10.5670821216</text:p>
          </table:table-cell>
          <table:table-cell office:value-type="float" office:value="23">
            <text:p>23</text:p>
          </table:table-cell>
          <table:table-cell office:value-type="float" office:value="0.502317933685514">
            <text:p>0.5023179337</text:p>
          </table:table-cell>
          <table:table-cell office:value-type="float" office:value="1.2443265993266">
            <text:p>1.2443265993</text:p>
          </table:table-cell>
          <table:table-cell office:value-type="float" office:value="22">
            <text:p>22</text:p>
          </table:table-cell>
          <table:table-cell table:style-name="ce3" office:value-type="float" office:value="1205">
            <text:p>1205</text:p>
          </table:table-cell>
          <table:table-cell office:value-type="float" office:value="12.8925147036304">
            <text:p>12.8925147036</text:p>
          </table:table-cell>
          <table:table-cell office:value-type="float" office:value="31.7333333333333">
            <text:p>31.7333333333</text:p>
          </table:table-cell>
          <table:table-cell office:value-type="float" office:value="0.45400384126694">
            <text:p>0.4540038413</text:p>
          </table:table-cell>
          <table:table-cell office:value-type="float" office:value="1.52806365203424">
            <text:p>1.528063652</text:p>
          </table:table-cell>
          <table:table-cell office:value-type="float" office:value="22">
            <text:p>22</text:p>
          </table:table-cell>
          <table:table-cell table:style-name="ce3" office:value-type="float" office:value="1205">
            <text:p>1205</text:p>
          </table:table-cell>
          <table:table-cell office:value-type="float" office:value="21.3025975363524">
            <text:p>21.3025975364</text:p>
          </table:table-cell>
          <table:table-cell office:value-type="float" office:value="14.1333333333333">
            <text:p>14.1333333333</text:p>
          </table:table-cell>
          <table:table-cell office:value-type="float" office:value="1.58527514075544">
            <text:p>1.5852751408</text:p>
          </table:table-cell>
          <table:table-cell office:value-type="float" office:value="1.14694444444444">
            <text:p>1.1469444444</text:p>
          </table:table-cell>
          <table:table-cell office:value-type="float" office:value="4">
            <text:p>4</text:p>
          </table:table-cell>
          <table:table-cell table:style-name="ce3" office:value-type="float" office:value="1205">
            <text:p>1205</text:p>
          </table:table-cell>
          <table:table-cell office:value-type="float" office:value="17.0573061414224">
            <text:p>17.0573061414</text:p>
          </table:table-cell>
          <table:table-cell office:value-type="float" office:value="32.4">
            <text:p>32.4</text:p>
          </table:table-cell>
          <table:table-cell office:value-type="float" office:value="0.564134591831864">
            <text:p>0.5641345918</text:p>
          </table:table-cell>
          <table:table-cell office:value-type="float" office:value="1.44669622774886">
            <text:p>1.446696227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210">
            <text:p>1210</text:p>
          </table:table-cell>
          <table:table-cell office:value-type="float" office:value="10.567082121639">
            <text:p>10.5670821216</text:p>
          </table:table-cell>
          <table:table-cell office:value-type="float" office:value="23">
            <text:p>23</text:p>
          </table:table-cell>
          <table:table-cell office:value-type="float" office:value="0.502317933685514">
            <text:p>0.5023179337</text:p>
          </table:table-cell>
          <table:table-cell office:value-type="float" office:value="1.2443265993266">
            <text:p>1.2443265993</text:p>
          </table:table-cell>
          <table:table-cell office:value-type="float" office:value="22">
            <text:p>22</text:p>
          </table:table-cell>
          <table:table-cell table:style-name="ce3" office:value-type="float" office:value="1210">
            <text:p>1210</text:p>
          </table:table-cell>
          <table:table-cell office:value-type="float" office:value="12.8925147036304">
            <text:p>12.8925147036</text:p>
          </table:table-cell>
          <table:table-cell office:value-type="float" office:value="31.6">
            <text:p>31.6</text:p>
          </table:table-cell>
          <table:table-cell office:value-type="float" office:value="0.455336297683307">
            <text:p>0.4553362977</text:p>
          </table:table-cell>
          <table:table-cell office:value-type="float" office:value="1.52133288280347">
            <text:p>1.5213328828</text:p>
          </table:table-cell>
          <table:table-cell office:value-type="float" office:value="22">
            <text:p>22</text:p>
          </table:table-cell>
          <table:table-cell table:style-name="ce3" office:value-type="float" office:value="1210">
            <text:p>1210</text:p>
          </table:table-cell>
          <table:table-cell office:value-type="float" office:value="21.3025975363524">
            <text:p>21.3025975364</text:p>
          </table:table-cell>
          <table:table-cell office:value-type="float" office:value="14.1333333333333">
            <text:p>14.1333333333</text:p>
          </table:table-cell>
          <table:table-cell office:value-type="float" office:value="1.58527514075544">
            <text:p>1.5852751408</text:p>
          </table:table-cell>
          <table:table-cell office:value-type="float" office:value="1.14694444444444">
            <text:p>1.1469444444</text:p>
          </table:table-cell>
          <table:table-cell office:value-type="float" office:value="4">
            <text:p>4</text:p>
          </table:table-cell>
          <table:table-cell table:style-name="ce3" office:value-type="float" office:value="1210">
            <text:p>1210</text:p>
          </table:table-cell>
          <table:table-cell office:value-type="float" office:value="17.0632156677785">
            <text:p>17.0632156678</text:p>
          </table:table-cell>
          <table:table-cell office:value-type="float" office:value="33.2">
            <text:p>33.2</text:p>
          </table:table-cell>
          <table:table-cell office:value-type="float" office:value="0.55476972154862">
            <text:p>0.5547697215</text:p>
          </table:table-cell>
          <table:table-cell office:value-type="float" office:value="1.45780733885997">
            <text:p>1.457807338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215">
            <text:p>1215</text:p>
          </table:table-cell>
          <table:table-cell office:value-type="float" office:value="10.567082121639">
            <text:p>10.5670821216</text:p>
          </table:table-cell>
          <table:table-cell office:value-type="float" office:value="23">
            <text:p>23</text:p>
          </table:table-cell>
          <table:table-cell office:value-type="float" office:value="0.502317933685514">
            <text:p>0.5023179337</text:p>
          </table:table-cell>
          <table:table-cell office:value-type="float" office:value="1.2443265993266">
            <text:p>1.2443265993</text:p>
          </table:table-cell>
          <table:table-cell office:value-type="float" office:value="22">
            <text:p>22</text:p>
          </table:table-cell>
          <table:table-cell table:style-name="ce3" office:value-type="float" office:value="1215">
            <text:p>1215</text:p>
          </table:table-cell>
          <table:table-cell office:value-type="float" office:value="12.8925147036304">
            <text:p>12.8925147036</text:p>
          </table:table-cell>
          <table:table-cell office:value-type="float" office:value="31.2">
            <text:p>31.2</text:p>
          </table:table-cell>
          <table:table-cell office:value-type="float" office:value="0.457840318969782">
            <text:p>0.457840319</text:p>
          </table:table-cell>
          <table:table-cell office:value-type="float" office:value="1.52011294261294">
            <text:p>1.5201129426</text:p>
          </table:table-cell>
          <table:table-cell office:value-type="float" office:value="22">
            <text:p>22</text:p>
          </table:table-cell>
          <table:table-cell table:style-name="ce3" office:value-type="float" office:value="1215">
            <text:p>1215</text:p>
          </table:table-cell>
          <table:table-cell office:value-type="float" office:value="21.3025975363524">
            <text:p>21.3025975364</text:p>
          </table:table-cell>
          <table:table-cell office:value-type="float" office:value="14.1333333333333">
            <text:p>14.1333333333</text:p>
          </table:table-cell>
          <table:table-cell office:value-type="float" office:value="1.58527514075544">
            <text:p>1.5852751408</text:p>
          </table:table-cell>
          <table:table-cell office:value-type="float" office:value="1.14694444444444">
            <text:p>1.1469444444</text:p>
          </table:table-cell>
          <table:table-cell office:value-type="float" office:value="4">
            <text:p>4</text:p>
          </table:table-cell>
          <table:table-cell table:style-name="ce3" office:value-type="float" office:value="1215">
            <text:p>1215</text:p>
          </table:table-cell>
          <table:table-cell office:value-type="float" office:value="17.0632156677785">
            <text:p>17.0632156678</text:p>
          </table:table-cell>
          <table:table-cell office:value-type="float" office:value="33">
            <text:p>33</text:p>
          </table:table-cell>
          <table:table-cell office:value-type="float" office:value="0.556911697276263">
            <text:p>0.5569116973</text:p>
          </table:table-cell>
          <table:table-cell office:value-type="float" office:value="1.44309427414691">
            <text:p>1.443094274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220">
            <text:p>1220</text:p>
          </table:table-cell>
          <table:table-cell office:value-type="float" office:value="10.567082121639">
            <text:p>10.5670821216</text:p>
          </table:table-cell>
          <table:table-cell office:value-type="float" office:value="23">
            <text:p>23</text:p>
          </table:table-cell>
          <table:table-cell office:value-type="float" office:value="0.502317933685514">
            <text:p>0.5023179337</text:p>
          </table:table-cell>
          <table:table-cell office:value-type="float" office:value="1.2443265993266">
            <text:p>1.2443265993</text:p>
          </table:table-cell>
          <table:table-cell office:value-type="float" office:value="22">
            <text:p>22</text:p>
          </table:table-cell>
          <table:table-cell table:style-name="ce3" office:value-type="float" office:value="1220">
            <text:p>1220</text:p>
          </table:table-cell>
          <table:table-cell office:value-type="float" office:value="12.8925147036304">
            <text:p>12.8925147036</text:p>
          </table:table-cell>
          <table:table-cell office:value-type="float" office:value="30.9333333333333">
            <text:p>30.9333333333</text:p>
          </table:table-cell>
          <table:table-cell office:value-type="float" office:value="0.461696681259432">
            <text:p>0.4616966813</text:p>
          </table:table-cell>
          <table:table-cell office:value-type="float" office:value="1.50994810744811">
            <text:p>1.5099481074</text:p>
          </table:table-cell>
          <table:table-cell office:value-type="float" office:value="22">
            <text:p>22</text:p>
          </table:table-cell>
          <table:table-cell table:style-name="ce3" office:value-type="float" office:value="1220">
            <text:p>1220</text:p>
          </table:table-cell>
          <table:table-cell office:value-type="float" office:value="21.3025975363524">
            <text:p>21.3025975364</text:p>
          </table:table-cell>
          <table:table-cell office:value-type="float" office:value="14.1333333333333">
            <text:p>14.1333333333</text:p>
          </table:table-cell>
          <table:table-cell office:value-type="float" office:value="1.58527514075544">
            <text:p>1.5852751408</text:p>
          </table:table-cell>
          <table:table-cell office:value-type="float" office:value="1.14694444444444">
            <text:p>1.1469444444</text:p>
          </table:table-cell>
          <table:table-cell office:value-type="float" office:value="4">
            <text:p>4</text:p>
          </table:table-cell>
          <table:table-cell table:style-name="ce3" office:value-type="float" office:value="1220">
            <text:p>1220</text:p>
          </table:table-cell>
          <table:table-cell office:value-type="float" office:value="17.0716987174038">
            <text:p>17.0716987174</text:p>
          </table:table-cell>
          <table:table-cell office:value-type="float" office:value="34.2666666666667">
            <text:p>34.2666666667</text:p>
          </table:table-cell>
          <table:table-cell office:value-type="float" office:value="0.549294941859465">
            <text:p>0.5492949419</text:p>
          </table:table-cell>
          <table:table-cell office:value-type="float" office:value="1.51993188098451">
            <text:p>1.51993188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225">
            <text:p>1225</text:p>
          </table:table-cell>
          <table:table-cell office:value-type="float" office:value="10.5685014673207">
            <text:p>10.5685014673</text:p>
          </table:table-cell>
          <table:table-cell office:value-type="float" office:value="23.2">
            <text:p>23.2</text:p>
          </table:table-cell>
          <table:table-cell office:value-type="float" office:value="0.498964014930775">
            <text:p>0.4989640149</text:p>
          </table:table-cell>
          <table:table-cell office:value-type="float" office:value="1.25988215488215">
            <text:p>1.2598821549</text:p>
          </table:table-cell>
          <table:table-cell office:value-type="float" office:value="22">
            <text:p>22</text:p>
          </table:table-cell>
          <table:table-cell table:style-name="ce3" office:value-type="float" office:value="1225">
            <text:p>1225</text:p>
          </table:table-cell>
          <table:table-cell office:value-type="float" office:value="12.8925147036304">
            <text:p>12.8925147036</text:p>
          </table:table-cell>
          <table:table-cell office:value-type="float" office:value="30.6">
            <text:p>30.6</text:p>
          </table:table-cell>
          <table:table-cell office:value-type="float" office:value="0.463256754309301">
            <text:p>0.4632567543</text:p>
          </table:table-cell>
          <table:table-cell office:value-type="float" office:value="1.49770757020757">
            <text:p>1.4977075702</text:p>
          </table:table-cell>
          <table:table-cell office:value-type="float" office:value="22">
            <text:p>22</text:p>
          </table:table-cell>
          <table:table-cell table:style-name="ce3" office:value-type="float" office:value="1225">
            <text:p>1225</text:p>
          </table:table-cell>
          <table:table-cell office:value-type="float" office:value="21.3025975363524">
            <text:p>21.3025975364</text:p>
          </table:table-cell>
          <table:table-cell office:value-type="float" office:value="14.1333333333333">
            <text:p>14.1333333333</text:p>
          </table:table-cell>
          <table:table-cell office:value-type="float" office:value="1.58527514075544">
            <text:p>1.5852751408</text:p>
          </table:table-cell>
          <table:table-cell office:value-type="float" office:value="1.14694444444444">
            <text:p>1.1469444444</text:p>
          </table:table-cell>
          <table:table-cell office:value-type="float" office:value="4">
            <text:p>4</text:p>
          </table:table-cell>
          <table:table-cell table:style-name="ce3" office:value-type="float" office:value="1225">
            <text:p>1225</text:p>
          </table:table-cell>
          <table:table-cell office:value-type="float" office:value="17.0716987174038">
            <text:p>17.0716987174</text:p>
          </table:table-cell>
          <table:table-cell office:value-type="float" office:value="33.5333333333333">
            <text:p>33.5333333333</text:p>
          </table:table-cell>
          <table:table-cell office:value-type="float" office:value="0.553091003325076">
            <text:p>0.5530910033</text:p>
          </table:table-cell>
          <table:table-cell office:value-type="float" office:value="1.49913823019086">
            <text:p>1.499138230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230">
            <text:p>1230</text:p>
          </table:table-cell>
          <table:table-cell office:value-type="float" office:value="10.5685014673207">
            <text:p>10.5685014673</text:p>
          </table:table-cell>
          <table:table-cell office:value-type="float" office:value="23.2">
            <text:p>23.2</text:p>
          </table:table-cell>
          <table:table-cell office:value-type="float" office:value="0.498964014930775">
            <text:p>0.4989640149</text:p>
          </table:table-cell>
          <table:table-cell office:value-type="float" office:value="1.25988215488215">
            <text:p>1.2598821549</text:p>
          </table:table-cell>
          <table:table-cell office:value-type="float" office:value="22">
            <text:p>22</text:p>
          </table:table-cell>
          <table:table-cell table:style-name="ce3" office:value-type="float" office:value="1230">
            <text:p>1230</text:p>
          </table:table-cell>
          <table:table-cell office:value-type="float" office:value="12.8925147036304">
            <text:p>12.8925147036</text:p>
          </table:table-cell>
          <table:table-cell office:value-type="float" office:value="30.6">
            <text:p>30.6</text:p>
          </table:table-cell>
          <table:table-cell office:value-type="float" office:value="0.463256754309301">
            <text:p>0.4632567543</text:p>
          </table:table-cell>
          <table:table-cell office:value-type="float" office:value="1.49770757020757">
            <text:p>1.4977075702</text:p>
          </table:table-cell>
          <table:table-cell office:value-type="float" office:value="22">
            <text:p>22</text:p>
          </table:table-cell>
          <table:table-cell table:style-name="ce3" office:value-type="float" office:value="1230">
            <text:p>1230</text:p>
          </table:table-cell>
          <table:table-cell office:value-type="float" office:value="21.3025975363524">
            <text:p>21.3025975364</text:p>
          </table:table-cell>
          <table:table-cell office:value-type="float" office:value="14.1333333333333">
            <text:p>14.1333333333</text:p>
          </table:table-cell>
          <table:table-cell office:value-type="float" office:value="1.58527514075544">
            <text:p>1.5852751408</text:p>
          </table:table-cell>
          <table:table-cell office:value-type="float" office:value="1.14694444444444">
            <text:p>1.1469444444</text:p>
          </table:table-cell>
          <table:table-cell office:value-type="float" office:value="4">
            <text:p>4</text:p>
          </table:table-cell>
          <table:table-cell table:style-name="ce3" office:value-type="float" office:value="1230">
            <text:p>1230</text:p>
          </table:table-cell>
          <table:table-cell office:value-type="float" office:value="17.0986474136925">
            <text:p>17.0986474137</text:p>
          </table:table-cell>
          <table:table-cell office:value-type="float" office:value="34.4">
            <text:p>34.4</text:p>
          </table:table-cell>
          <table:table-cell office:value-type="float" office:value="0.549570979414608">
            <text:p>0.5495709794</text:p>
          </table:table-cell>
          <table:table-cell office:value-type="float" office:value="1.52096362701626">
            <text:p>1.52096362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235">
            <text:p>1235</text:p>
          </table:table-cell>
          <table:table-cell office:value-type="float" office:value="10.5685014673207">
            <text:p>10.5685014673</text:p>
          </table:table-cell>
          <table:table-cell office:value-type="float" office:value="23.2">
            <text:p>23.2</text:p>
          </table:table-cell>
          <table:table-cell office:value-type="float" office:value="0.498964014930775">
            <text:p>0.4989640149</text:p>
          </table:table-cell>
          <table:table-cell office:value-type="float" office:value="1.25988215488215">
            <text:p>1.2598821549</text:p>
          </table:table-cell>
          <table:table-cell office:value-type="float" office:value="22">
            <text:p>22</text:p>
          </table:table-cell>
          <table:table-cell table:style-name="ce3" office:value-type="float" office:value="1235">
            <text:p>1235</text:p>
          </table:table-cell>
          <table:table-cell office:value-type="float" office:value="12.8925147036304">
            <text:p>12.8925147036</text:p>
          </table:table-cell>
          <table:table-cell office:value-type="float" office:value="30.6">
            <text:p>30.6</text:p>
          </table:table-cell>
          <table:table-cell office:value-type="float" office:value="0.463256754309301">
            <text:p>0.4632567543</text:p>
          </table:table-cell>
          <table:table-cell office:value-type="float" office:value="1.49770757020757">
            <text:p>1.4977075702</text:p>
          </table:table-cell>
          <table:table-cell office:value-type="float" office:value="22">
            <text:p>22</text:p>
          </table:table-cell>
          <table:table-cell table:style-name="ce3" office:value-type="float" office:value="1235">
            <text:p>1235</text:p>
          </table:table-cell>
          <table:table-cell office:value-type="float" office:value="21.3025975363524">
            <text:p>21.3025975364</text:p>
          </table:table-cell>
          <table:table-cell office:value-type="float" office:value="14.1333333333333">
            <text:p>14.1333333333</text:p>
          </table:table-cell>
          <table:table-cell office:value-type="float" office:value="1.58527514075544">
            <text:p>1.5852751408</text:p>
          </table:table-cell>
          <table:table-cell office:value-type="float" office:value="1.14694444444444">
            <text:p>1.1469444444</text:p>
          </table:table-cell>
          <table:table-cell office:value-type="float" office:value="4">
            <text:p>4</text:p>
          </table:table-cell>
          <table:table-cell table:style-name="ce3" office:value-type="float" office:value="1235">
            <text:p>1235</text:p>
          </table:table-cell>
          <table:table-cell office:value-type="float" office:value="17.0986474136925">
            <text:p>17.0986474137</text:p>
          </table:table-cell>
          <table:table-cell office:value-type="float" office:value="33.7333333333333">
            <text:p>33.7333333333</text:p>
          </table:table-cell>
          <table:table-cell office:value-type="float" office:value="0.55227862180508">
            <text:p>0.5522786218</text:p>
          </table:table-cell>
          <table:table-cell office:value-type="float" office:value="1.4891056701583">
            <text:p>1.489105670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240">
            <text:p>1240</text:p>
          </table:table-cell>
          <table:table-cell office:value-type="float" office:value="10.5685014673207">
            <text:p>10.5685014673</text:p>
          </table:table-cell>
          <table:table-cell office:value-type="float" office:value="23.2">
            <text:p>23.2</text:p>
          </table:table-cell>
          <table:table-cell office:value-type="float" office:value="0.498964014930775">
            <text:p>0.4989640149</text:p>
          </table:table-cell>
          <table:table-cell office:value-type="float" office:value="1.25988215488215">
            <text:p>1.2598821549</text:p>
          </table:table-cell>
          <table:table-cell office:value-type="float" office:value="22">
            <text:p>22</text:p>
          </table:table-cell>
          <table:table-cell table:style-name="ce3" office:value-type="float" office:value="1240">
            <text:p>1240</text:p>
          </table:table-cell>
          <table:table-cell office:value-type="float" office:value="12.8925147036304">
            <text:p>12.8925147036</text:p>
          </table:table-cell>
          <table:table-cell office:value-type="float" office:value="30.5333333333333">
            <text:p>30.5333333333</text:p>
          </table:table-cell>
          <table:table-cell office:value-type="float" office:value="0.463796436076855">
            <text:p>0.4637964361</text:p>
          </table:table-cell>
          <table:table-cell office:value-type="float" office:value="1.49492979242979">
            <text:p>1.4949297924</text:p>
          </table:table-cell>
          <table:table-cell office:value-type="float" office:value="22">
            <text:p>22</text:p>
          </table:table-cell>
          <table:table-cell table:style-name="ce3" office:value-type="float" office:value="1240">
            <text:p>1240</text:p>
          </table:table-cell>
          <table:table-cell office:value-type="float" office:value="21.3025975363524">
            <text:p>21.3025975364</text:p>
          </table:table-cell>
          <table:table-cell office:value-type="float" office:value="14.1333333333333">
            <text:p>14.1333333333</text:p>
          </table:table-cell>
          <table:table-cell office:value-type="float" office:value="1.58527514075544">
            <text:p>1.5852751408</text:p>
          </table:table-cell>
          <table:table-cell office:value-type="float" office:value="1.14694444444444">
            <text:p>1.1469444444</text:p>
          </table:table-cell>
          <table:table-cell office:value-type="float" office:value="4">
            <text:p>4</text:p>
          </table:table-cell>
          <table:table-cell table:style-name="ce3" office:value-type="float" office:value="1240">
            <text:p>1240</text:p>
          </table:table-cell>
          <table:table-cell office:value-type="float" office:value="17.0986474136925">
            <text:p>17.0986474137</text:p>
          </table:table-cell>
          <table:table-cell office:value-type="float" office:value="33.6666666666667">
            <text:p>33.6666666667</text:p>
          </table:table-cell>
          <table:table-cell office:value-type="float" office:value="0.552720767217982">
            <text:p>0.5527207672</text:p>
          </table:table-cell>
          <table:table-cell office:value-type="float" office:value="1.4854019664546">
            <text:p>1.485401966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245">
            <text:p>1245</text:p>
          </table:table-cell>
          <table:table-cell office:value-type="float" office:value="10.5685014673207">
            <text:p>10.5685014673</text:p>
          </table:table-cell>
          <table:table-cell office:value-type="float" office:value="23.2">
            <text:p>23.2</text:p>
          </table:table-cell>
          <table:table-cell office:value-type="float" office:value="0.498964014930775">
            <text:p>0.4989640149</text:p>
          </table:table-cell>
          <table:table-cell office:value-type="float" office:value="1.25988215488215">
            <text:p>1.2598821549</text:p>
          </table:table-cell>
          <table:table-cell office:value-type="float" office:value="22">
            <text:p>22</text:p>
          </table:table-cell>
          <table:table-cell table:style-name="ce3" office:value-type="float" office:value="1245">
            <text:p>1245</text:p>
          </table:table-cell>
          <table:table-cell office:value-type="float" office:value="12.8925147036304">
            <text:p>12.8925147036</text:p>
          </table:table-cell>
          <table:table-cell office:value-type="float" office:value="30.5333333333333">
            <text:p>30.5333333333</text:p>
          </table:table-cell>
          <table:table-cell office:value-type="float" office:value="0.463796436076855">
            <text:p>0.4637964361</text:p>
          </table:table-cell>
          <table:table-cell office:value-type="float" office:value="1.49492979242979">
            <text:p>1.4949297924</text:p>
          </table:table-cell>
          <table:table-cell office:value-type="float" office:value="22">
            <text:p>22</text:p>
          </table:table-cell>
          <table:table-cell table:style-name="ce3" office:value-type="float" office:value="1245">
            <text:p>1245</text:p>
          </table:table-cell>
          <table:table-cell office:value-type="float" office:value="21.3025975363524">
            <text:p>21.3025975364</text:p>
          </table:table-cell>
          <table:table-cell office:value-type="float" office:value="14.1333333333333">
            <text:p>14.1333333333</text:p>
          </table:table-cell>
          <table:table-cell office:value-type="float" office:value="1.58527514075544">
            <text:p>1.5852751408</text:p>
          </table:table-cell>
          <table:table-cell office:value-type="float" office:value="1.14694444444444">
            <text:p>1.1469444444</text:p>
          </table:table-cell>
          <table:table-cell office:value-type="float" office:value="4">
            <text:p>4</text:p>
          </table:table-cell>
          <table:table-cell table:style-name="ce3" office:value-type="float" office:value="1245">
            <text:p>1245</text:p>
          </table:table-cell>
          <table:table-cell office:value-type="float" office:value="17.0986474136925">
            <text:p>17.0986474137</text:p>
          </table:table-cell>
          <table:table-cell office:value-type="float" office:value="33.2">
            <text:p>33.2</text:p>
          </table:table-cell>
          <table:table-cell office:value-type="float" office:value="0.555836576767503">
            <text:p>0.5558365768</text:p>
          </table:table-cell>
          <table:table-cell office:value-type="float" office:value="1.44770965876229">
            <text:p>1.447709658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250">
            <text:p>1250</text:p>
          </table:table-cell>
          <table:table-cell office:value-type="float" office:value="10.5685014673207">
            <text:p>10.5685014673</text:p>
          </table:table-cell>
          <table:table-cell office:value-type="float" office:value="23.1333333333333">
            <text:p>23.1333333333</text:p>
          </table:table-cell>
          <table:table-cell office:value-type="float" office:value="0.499589410214207">
            <text:p>0.4995894102</text:p>
          </table:table-cell>
          <table:table-cell office:value-type="float" office:value="1.25654882154882">
            <text:p>1.2565488215</text:p>
          </table:table-cell>
          <table:table-cell office:value-type="float" office:value="22">
            <text:p>22</text:p>
          </table:table-cell>
          <table:table-cell table:style-name="ce3" office:value-type="float" office:value="1250">
            <text:p>1250</text:p>
          </table:table-cell>
          <table:table-cell office:value-type="float" office:value="12.8925147036304">
            <text:p>12.8925147036</text:p>
          </table:table-cell>
          <table:table-cell office:value-type="float" office:value="30.4">
            <text:p>30.4</text:p>
          </table:table-cell>
          <table:table-cell office:value-type="float" office:value="0.464642196448824">
            <text:p>0.4646421964</text:p>
          </table:table-cell>
          <table:table-cell office:value-type="float" office:value="1.49456349206349">
            <text:p>1.4945634921</text:p>
          </table:table-cell>
          <table:table-cell office:value-type="float" office:value="22">
            <text:p>22</text:p>
          </table:table-cell>
          <table:table-cell table:style-name="ce3" office:value-type="float" office:value="1250">
            <text:p>1250</text:p>
          </table:table-cell>
          <table:table-cell office:value-type="float" office:value="21.3039447834968">
            <text:p>21.3039447835</text:p>
          </table:table-cell>
          <table:table-cell office:value-type="float" office:value="14.2">
            <text:p>14.2</text:p>
          </table:table-cell>
          <table:table-cell office:value-type="float" office:value="1.58231852019809">
            <text:p>1.5823185202</text:p>
          </table:table-cell>
          <table:table-cell office:value-type="float" office:value="1.14694444444444">
            <text:p>1.1469444444</text:p>
          </table:table-cell>
          <table:table-cell office:value-type="float" office:value="4">
            <text:p>4</text:p>
          </table:table-cell>
          <table:table-cell table:style-name="ce3" office:value-type="float" office:value="1250">
            <text:p>1250</text:p>
          </table:table-cell>
          <table:table-cell office:value-type="float" office:value="17.0986474136925">
            <text:p>17.0986474137</text:p>
          </table:table-cell>
          <table:table-cell office:value-type="float" office:value="33.2">
            <text:p>33.2</text:p>
          </table:table-cell>
          <table:table-cell office:value-type="float" office:value="0.555836576767503">
            <text:p>0.5558365768</text:p>
          </table:table-cell>
          <table:table-cell office:value-type="float" office:value="1.44770965876229">
            <text:p>1.447709658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255">
            <text:p>1255</text:p>
          </table:table-cell>
          <table:table-cell office:value-type="float" office:value="10.5685014673207">
            <text:p>10.5685014673</text:p>
          </table:table-cell>
          <table:table-cell office:value-type="float" office:value="23.1333333333333">
            <text:p>23.1333333333</text:p>
          </table:table-cell>
          <table:table-cell office:value-type="float" office:value="0.499589410214207">
            <text:p>0.4995894102</text:p>
          </table:table-cell>
          <table:table-cell office:value-type="float" office:value="1.25654882154882">
            <text:p>1.2565488215</text:p>
          </table:table-cell>
          <table:table-cell office:value-type="float" office:value="22">
            <text:p>22</text:p>
          </table:table-cell>
          <table:table-cell table:style-name="ce3" office:value-type="float" office:value="1255">
            <text:p>1255</text:p>
          </table:table-cell>
          <table:table-cell office:value-type="float" office:value="12.8925147036304">
            <text:p>12.8925147036</text:p>
          </table:table-cell>
          <table:table-cell office:value-type="float" office:value="30.3333333333333">
            <text:p>30.3333333333</text:p>
          </table:table-cell>
          <table:table-cell office:value-type="float" office:value="0.46510442113789">
            <text:p>0.4651044211</text:p>
          </table:table-cell>
          <table:table-cell office:value-type="float" office:value="1.49248015873016">
            <text:p>1.4924801587</text:p>
          </table:table-cell>
          <table:table-cell office:value-type="float" office:value="22">
            <text:p>22</text:p>
          </table:table-cell>
          <table:table-cell table:style-name="ce3" office:value-type="float" office:value="1255">
            <text:p>1255</text:p>
          </table:table-cell>
          <table:table-cell office:value-type="float" office:value="21.3039447834968">
            <text:p>21.3039447835</text:p>
          </table:table-cell>
          <table:table-cell office:value-type="float" office:value="14.2">
            <text:p>14.2</text:p>
          </table:table-cell>
          <table:table-cell office:value-type="float" office:value="1.58231852019809">
            <text:p>1.5823185202</text:p>
          </table:table-cell>
          <table:table-cell office:value-type="float" office:value="1.14694444444444">
            <text:p>1.1469444444</text:p>
          </table:table-cell>
          <table:table-cell office:value-type="float" office:value="4">
            <text:p>4</text:p>
          </table:table-cell>
          <table:table-cell table:style-name="ce3" office:value-type="float" office:value="1255">
            <text:p>1255</text:p>
          </table:table-cell>
          <table:table-cell office:value-type="float" office:value="17.0986474136925">
            <text:p>17.0986474137</text:p>
          </table:table-cell>
          <table:table-cell office:value-type="float" office:value="33.1333333333333">
            <text:p>33.1333333333</text:p>
          </table:table-cell>
          <table:table-cell office:value-type="float" office:value="0.556251583167018">
            <text:p>0.5562515832</text:p>
          </table:table-cell>
          <table:table-cell office:value-type="float" office:value="1.44514555619819">
            <text:p>1.445145556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260">
            <text:p>1260</text:p>
          </table:table-cell>
          <table:table-cell office:value-type="float" office:value="10.5685014673207">
            <text:p>10.5685014673</text:p>
          </table:table-cell>
          <table:table-cell office:value-type="float" office:value="23.1333333333333">
            <text:p>23.1333333333</text:p>
          </table:table-cell>
          <table:table-cell office:value-type="float" office:value="0.499589410214207">
            <text:p>0.4995894102</text:p>
          </table:table-cell>
          <table:table-cell office:value-type="float" office:value="1.25654882154882">
            <text:p>1.2565488215</text:p>
          </table:table-cell>
          <table:table-cell office:value-type="float" office:value="22">
            <text:p>22</text:p>
          </table:table-cell>
          <table:table-cell table:style-name="ce3" office:value-type="float" office:value="1260">
            <text:p>1260</text:p>
          </table:table-cell>
          <table:table-cell office:value-type="float" office:value="12.8925147036304">
            <text:p>12.8925147036</text:p>
          </table:table-cell>
          <table:table-cell office:value-type="float" office:value="30.3333333333333">
            <text:p>30.3333333333</text:p>
          </table:table-cell>
          <table:table-cell office:value-type="float" office:value="0.46510442113789">
            <text:p>0.4651044211</text:p>
          </table:table-cell>
          <table:table-cell office:value-type="float" office:value="1.49248015873016">
            <text:p>1.4924801587</text:p>
          </table:table-cell>
          <table:table-cell office:value-type="float" office:value="22">
            <text:p>22</text:p>
          </table:table-cell>
          <table:table-cell table:style-name="ce3" office:value-type="float" office:value="1260">
            <text:p>1260</text:p>
          </table:table-cell>
          <table:table-cell office:value-type="float" office:value="21.3039447834968">
            <text:p>21.3039447835</text:p>
          </table:table-cell>
          <table:table-cell office:value-type="float" office:value="14.2">
            <text:p>14.2</text:p>
          </table:table-cell>
          <table:table-cell office:value-type="float" office:value="1.58231852019809">
            <text:p>1.5823185202</text:p>
          </table:table-cell>
          <table:table-cell office:value-type="float" office:value="1.14694444444444">
            <text:p>1.1469444444</text:p>
          </table:table-cell>
          <table:table-cell office:value-type="float" office:value="4">
            <text:p>4</text:p>
          </table:table-cell>
          <table:table-cell table:style-name="ce3" office:value-type="float" office:value="1260">
            <text:p>1260</text:p>
          </table:table-cell>
          <table:table-cell office:value-type="float" office:value="17.1090837961814">
            <text:p>17.1090837962</text:p>
          </table:table-cell>
          <table:table-cell office:value-type="float" office:value="33.6666666666667">
            <text:p>33.6666666667</text:p>
          </table:table-cell>
          <table:table-cell office:value-type="float" office:value="0.553357522807942">
            <text:p>0.5533575228</text:p>
          </table:table-cell>
          <table:table-cell office:value-type="float" office:value="1.4784544695071">
            <text:p>1.478454469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265">
            <text:p>1265</text:p>
          </table:table-cell>
          <table:table-cell office:value-type="float" office:value="10.5688785321317">
            <text:p>10.5688785321</text:p>
          </table:table-cell>
          <table:table-cell office:value-type="float" office:value="22.9333333333333">
            <text:p>22.9333333333</text:p>
          </table:table-cell>
          <table:table-cell office:value-type="float" office:value="0.503315597648962">
            <text:p>0.5033155976</text:p>
          </table:table-cell>
          <table:table-cell office:value-type="float" office:value="1.25601972101972">
            <text:p>1.256019721</text:p>
          </table:table-cell>
          <table:table-cell office:value-type="float" office:value="3">
            <text:p>3</text:p>
          </table:table-cell>
          <table:table-cell table:style-name="ce3" office:value-type="float" office:value="1265">
            <text:p>1265</text:p>
          </table:table-cell>
          <table:table-cell office:value-type="float" office:value="12.9082415171433">
            <text:p>12.9082415171</text:p>
          </table:table-cell>
          <table:table-cell office:value-type="float" office:value="30.4666666666667">
            <text:p>30.4666666667</text:p>
          </table:table-cell>
          <table:table-cell office:value-type="float" office:value="0.464441000407042">
            <text:p>0.4644410004</text:p>
          </table:table-cell>
          <table:table-cell office:value-type="float" office:value="1.49803571428571">
            <text:p>1.4980357143</text:p>
          </table:table-cell>
          <table:table-cell office:value-type="float" office:value="22">
            <text:p>22</text:p>
          </table:table-cell>
          <table:table-cell table:style-name="ce3" office:value-type="float" office:value="1265">
            <text:p>1265</text:p>
          </table:table-cell>
          <table:table-cell office:value-type="float" office:value="21.3039447834968">
            <text:p>21.3039447835</text:p>
          </table:table-cell>
          <table:table-cell office:value-type="float" office:value="14.2">
            <text:p>14.2</text:p>
          </table:table-cell>
          <table:table-cell office:value-type="float" office:value="1.58231852019809">
            <text:p>1.5823185202</text:p>
          </table:table-cell>
          <table:table-cell office:value-type="float" office:value="1.14694444444444">
            <text:p>1.1469444444</text:p>
          </table:table-cell>
          <table:table-cell office:value-type="float" office:value="4">
            <text:p>4</text:p>
          </table:table-cell>
          <table:table-cell table:style-name="ce3" office:value-type="float" office:value="1265">
            <text:p>1265</text:p>
          </table:table-cell>
          <table:table-cell office:value-type="float" office:value="17.1090837961814">
            <text:p>17.1090837962</text:p>
          </table:table-cell>
          <table:table-cell office:value-type="float" office:value="33.6666666666667">
            <text:p>33.6666666667</text:p>
          </table:table-cell>
          <table:table-cell office:value-type="float" office:value="0.553357522807942">
            <text:p>0.5533575228</text:p>
          </table:table-cell>
          <table:table-cell office:value-type="float" office:value="1.4784544695071">
            <text:p>1.478454469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270">
            <text:p>1270</text:p>
          </table:table-cell>
          <table:table-cell office:value-type="float" office:value="10.5688785321317">
            <text:p>10.5688785321</text:p>
          </table:table-cell>
          <table:table-cell office:value-type="float" office:value="22.9333333333333">
            <text:p>22.9333333333</text:p>
          </table:table-cell>
          <table:table-cell office:value-type="float" office:value="0.503315597648962">
            <text:p>0.5033155976</text:p>
          </table:table-cell>
          <table:table-cell office:value-type="float" office:value="1.25601972101972">
            <text:p>1.256019721</text:p>
          </table:table-cell>
          <table:table-cell office:value-type="float" office:value="3">
            <text:p>3</text:p>
          </table:table-cell>
          <table:table-cell table:style-name="ce3" office:value-type="float" office:value="1270">
            <text:p>1270</text:p>
          </table:table-cell>
          <table:table-cell office:value-type="float" office:value="12.9082415171433">
            <text:p>12.9082415171</text:p>
          </table:table-cell>
          <table:table-cell office:value-type="float" office:value="30.4">
            <text:p>30.4</text:p>
          </table:table-cell>
          <table:table-cell office:value-type="float" office:value="0.464807068801698">
            <text:p>0.4648070688</text:p>
          </table:table-cell>
          <table:table-cell office:value-type="float" office:value="1.49547161172161">
            <text:p>1.4954716117</text:p>
          </table:table-cell>
          <table:table-cell office:value-type="float" office:value="22">
            <text:p>22</text:p>
          </table:table-cell>
          <table:table-cell table:style-name="ce3" office:value-type="float" office:value="1270">
            <text:p>1270</text:p>
          </table:table-cell>
          <table:table-cell office:value-type="float" office:value="21.3039447834968">
            <text:p>21.3039447835</text:p>
          </table:table-cell>
          <table:table-cell office:value-type="float" office:value="14.2">
            <text:p>14.2</text:p>
          </table:table-cell>
          <table:table-cell office:value-type="float" office:value="1.58231852019809">
            <text:p>1.5823185202</text:p>
          </table:table-cell>
          <table:table-cell office:value-type="float" office:value="1.14694444444444">
            <text:p>1.1469444444</text:p>
          </table:table-cell>
          <table:table-cell office:value-type="float" office:value="4">
            <text:p>4</text:p>
          </table:table-cell>
          <table:table-cell table:style-name="ce3" office:value-type="float" office:value="1270">
            <text:p>1270</text:p>
          </table:table-cell>
          <table:table-cell office:value-type="float" office:value="17.1090837961814">
            <text:p>17.1090837962</text:p>
          </table:table-cell>
          <table:table-cell office:value-type="float" office:value="33.4666666666667">
            <text:p>33.4666666667</text:p>
          </table:table-cell>
          <table:table-cell office:value-type="float" office:value="0.556152196046501">
            <text:p>0.556152196</text:p>
          </table:table-cell>
          <table:table-cell office:value-type="float" office:value="1.47359488464752">
            <text:p>1.473594884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275">
            <text:p>1275</text:p>
          </table:table-cell>
          <table:table-cell office:value-type="float" office:value="10.570862706739">
            <text:p>10.5708627067</text:p>
          </table:table-cell>
          <table:table-cell office:value-type="float" office:value="23.4666666666667">
            <text:p>23.4666666667</text:p>
          </table:table-cell>
          <table:table-cell office:value-type="float" office:value="0.496988768215888">
            <text:p>0.4969887682</text:p>
          </table:table-cell>
          <table:table-cell office:value-type="float" office:value="1.27619066119066">
            <text:p>1.2761906612</text:p>
          </table:table-cell>
          <table:table-cell office:value-type="float" office:value="3">
            <text:p>3</text:p>
          </table:table-cell>
          <table:table-cell table:style-name="ce3" office:value-type="float" office:value="1275">
            <text:p>1275</text:p>
          </table:table-cell>
          <table:table-cell office:value-type="float" office:value="12.9082415171433">
            <text:p>12.9082415171</text:p>
          </table:table-cell>
          <table:table-cell office:value-type="float" office:value="30.3333333333333">
            <text:p>30.3333333333</text:p>
          </table:table-cell>
          <table:table-cell office:value-type="float" office:value="0.465438262925674">
            <text:p>0.4654382629</text:p>
          </table:table-cell>
          <table:table-cell office:value-type="float" office:value="1.49244130869131">
            <text:p>1.4924413087</text:p>
          </table:table-cell>
          <table:table-cell office:value-type="float" office:value="22">
            <text:p>22</text:p>
          </table:table-cell>
          <table:table-cell table:style-name="ce3" office:value-type="float" office:value="1275">
            <text:p>1275</text:p>
          </table:table-cell>
          <table:table-cell office:value-type="float" office:value="21.3051503763996">
            <text:p>21.3051503764</text:p>
          </table:table-cell>
          <table:table-cell office:value-type="float" office:value="14.7333333333333">
            <text:p>14.7333333333</text:p>
          </table:table-cell>
          <table:table-cell office:value-type="float" office:value="1.56933686281638">
            <text:p>1.5693368628</text:p>
          </table:table-cell>
          <table:table-cell office:value-type="float" office:value="1.17118686868687">
            <text:p>1.1711868687</text:p>
          </table:table-cell>
          <table:table-cell office:value-type="float" office:value="4">
            <text:p>4</text:p>
          </table:table-cell>
          <table:table-cell table:style-name="ce3" office:value-type="float" office:value="1275">
            <text:p>1275</text:p>
          </table:table-cell>
          <table:table-cell office:value-type="float" office:value="17.1090837961814">
            <text:p>17.1090837962</text:p>
          </table:table-cell>
          <table:table-cell office:value-type="float" office:value="32.5333333333333">
            <text:p>32.5333333333</text:p>
          </table:table-cell>
          <table:table-cell office:value-type="float" office:value="0.563014186032553">
            <text:p>0.563014186</text:p>
          </table:table-cell>
          <table:table-cell office:value-type="float" office:value="1.44001938607202">
            <text:p>1.440019386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280">
            <text:p>1280</text:p>
          </table:table-cell>
          <table:table-cell office:value-type="float" office:value="10.5761897550067">
            <text:p>10.576189755</text:p>
          </table:table-cell>
          <table:table-cell office:value-type="float" office:value="23.5333333333333">
            <text:p>23.5333333333</text:p>
          </table:table-cell>
          <table:table-cell office:value-type="float" office:value="0.494482609983125">
            <text:p>0.49448261</text:p>
          </table:table-cell>
          <table:table-cell office:value-type="float" office:value="1.29322917822918">
            <text:p>1.2932291782</text:p>
          </table:table-cell>
          <table:table-cell office:value-type="float" office:value="3">
            <text:p>3</text:p>
          </table:table-cell>
          <table:table-cell table:style-name="ce3" office:value-type="float" office:value="1280">
            <text:p>1280</text:p>
          </table:table-cell>
          <table:table-cell office:value-type="float" office:value="12.9082415171433">
            <text:p>12.9082415171</text:p>
          </table:table-cell>
          <table:table-cell office:value-type="float" office:value="30.2">
            <text:p>30.2</text:p>
          </table:table-cell>
          <table:table-cell office:value-type="float" office:value="0.467240671313166">
            <text:p>0.4672406713</text:p>
          </table:table-cell>
          <table:table-cell office:value-type="float" office:value="1.48953532578533">
            <text:p>1.4895353258</text:p>
          </table:table-cell>
          <table:table-cell office:value-type="float" office:value="22">
            <text:p>22</text:p>
          </table:table-cell>
          <table:table-cell table:style-name="ce3" office:value-type="float" office:value="1280">
            <text:p>1280</text:p>
          </table:table-cell>
          <table:table-cell office:value-type="float" office:value="21.3051503763996">
            <text:p>21.3051503764</text:p>
          </table:table-cell>
          <table:table-cell office:value-type="float" office:value="14.7333333333333">
            <text:p>14.7333333333</text:p>
          </table:table-cell>
          <table:table-cell office:value-type="float" office:value="1.56933686281638">
            <text:p>1.5693368628</text:p>
          </table:table-cell>
          <table:table-cell office:value-type="float" office:value="1.17118686868687">
            <text:p>1.1711868687</text:p>
          </table:table-cell>
          <table:table-cell office:value-type="float" office:value="4">
            <text:p>4</text:p>
          </table:table-cell>
          <table:table-cell table:style-name="ce3" office:value-type="float" office:value="1280">
            <text:p>1280</text:p>
          </table:table-cell>
          <table:table-cell office:value-type="float" office:value="17.1090837961814">
            <text:p>17.1090837962</text:p>
          </table:table-cell>
          <table:table-cell office:value-type="float" office:value="32.4">
            <text:p>32.4</text:p>
          </table:table-cell>
          <table:table-cell office:value-type="float" office:value="0.565119902132062">
            <text:p>0.5651199021</text:p>
          </table:table-cell>
          <table:table-cell office:value-type="float" office:value="1.43298234903498">
            <text:p>1.43298234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285">
            <text:p>1285</text:p>
          </table:table-cell>
          <table:table-cell office:value-type="float" office:value="10.5761897550067">
            <text:p>10.576189755</text:p>
          </table:table-cell>
          <table:table-cell office:value-type="float" office:value="23.5333333333333">
            <text:p>23.5333333333</text:p>
          </table:table-cell>
          <table:table-cell office:value-type="float" office:value="0.494482609983125">
            <text:p>0.49448261</text:p>
          </table:table-cell>
          <table:table-cell office:value-type="float" office:value="1.29322917822918">
            <text:p>1.2932291782</text:p>
          </table:table-cell>
          <table:table-cell office:value-type="float" office:value="3">
            <text:p>3</text:p>
          </table:table-cell>
          <table:table-cell table:style-name="ce3" office:value-type="float" office:value="1285">
            <text:p>1285</text:p>
          </table:table-cell>
          <table:table-cell office:value-type="float" office:value="12.9082415171433">
            <text:p>12.9082415171</text:p>
          </table:table-cell>
          <table:table-cell office:value-type="float" office:value="30.2">
            <text:p>30.2</text:p>
          </table:table-cell>
          <table:table-cell office:value-type="float" office:value="0.467240671313166">
            <text:p>0.4672406713</text:p>
          </table:table-cell>
          <table:table-cell office:value-type="float" office:value="1.48953532578533">
            <text:p>1.4895353258</text:p>
          </table:table-cell>
          <table:table-cell office:value-type="float" office:value="22">
            <text:p>22</text:p>
          </table:table-cell>
          <table:table-cell table:style-name="ce3" office:value-type="float" office:value="1285">
            <text:p>1285</text:p>
          </table:table-cell>
          <table:table-cell office:value-type="float" office:value="21.3051503763996">
            <text:p>21.3051503764</text:p>
          </table:table-cell>
          <table:table-cell office:value-type="float" office:value="14.5333333333333">
            <text:p>14.5333333333</text:p>
          </table:table-cell>
          <table:table-cell office:value-type="float" office:value="1.57274349591504">
            <text:p>1.5727434959</text:p>
          </table:table-cell>
          <table:table-cell office:value-type="float" office:value="1.15805555555556">
            <text:p>1.1580555556</text:p>
          </table:table-cell>
          <table:table-cell office:value-type="float" office:value="4">
            <text:p>4</text:p>
          </table:table-cell>
          <table:table-cell table:style-name="ce3" office:value-type="float" office:value="1285">
            <text:p>1285</text:p>
          </table:table-cell>
          <table:table-cell office:value-type="float" office:value="17.1090837961814">
            <text:p>17.1090837962</text:p>
          </table:table-cell>
          <table:table-cell office:value-type="float" office:value="32.2666666666667">
            <text:p>32.2666666667</text:p>
          </table:table-cell>
          <table:table-cell office:value-type="float" office:value="0.566528723051217">
            <text:p>0.5665287231</text:p>
          </table:table-cell>
          <table:table-cell office:value-type="float" office:value="1.42822044427308">
            <text:p>1.428220444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290">
            <text:p>1290</text:p>
          </table:table-cell>
          <table:table-cell office:value-type="float" office:value="10.5767765764064">
            <text:p>10.5767765764</text:p>
          </table:table-cell>
          <table:table-cell office:value-type="float" office:value="24.7333333333333">
            <text:p>24.7333333333</text:p>
          </table:table-cell>
          <table:table-cell office:value-type="float" office:value="0.486954738703474">
            <text:p>0.4869547387</text:p>
          </table:table-cell>
          <table:table-cell office:value-type="float" office:value="1.33465774965775">
            <text:p>1.3346577497</text:p>
          </table:table-cell>
          <table:table-cell office:value-type="float" office:value="3">
            <text:p>3</text:p>
          </table:table-cell>
          <table:table-cell table:style-name="ce3" office:value-type="float" office:value="1290">
            <text:p>1290</text:p>
          </table:table-cell>
          <table:table-cell office:value-type="float" office:value="12.9082415171433">
            <text:p>12.9082415171</text:p>
          </table:table-cell>
          <table:table-cell office:value-type="float" office:value="30.1333333333333">
            <text:p>30.1333333333</text:p>
          </table:table-cell>
          <table:table-cell office:value-type="float" office:value="0.468071808397011">
            <text:p>0.4680718084</text:p>
          </table:table-cell>
          <table:table-cell office:value-type="float" office:value="1.48583162208162">
            <text:p>1.4858316221</text:p>
          </table:table-cell>
          <table:table-cell office:value-type="float" office:value="22">
            <text:p>22</text:p>
          </table:table-cell>
          <table:table-cell table:style-name="ce3" office:value-type="float" office:value="1290">
            <text:p>1290</text:p>
          </table:table-cell>
          <table:table-cell office:value-type="float" office:value="21.3051503763996">
            <text:p>21.3051503764</text:p>
          </table:table-cell>
          <table:table-cell office:value-type="float" office:value="14.5333333333333">
            <text:p>14.5333333333</text:p>
          </table:table-cell>
          <table:table-cell office:value-type="float" office:value="1.57274349591504">
            <text:p>1.5727434959</text:p>
          </table:table-cell>
          <table:table-cell office:value-type="float" office:value="1.15805555555556">
            <text:p>1.1580555556</text:p>
          </table:table-cell>
          <table:table-cell office:value-type="float" office:value="4">
            <text:p>4</text:p>
          </table:table-cell>
          <table:table-cell table:style-name="ce3" office:value-type="float" office:value="1290">
            <text:p>1290</text:p>
          </table:table-cell>
          <table:table-cell office:value-type="float" office:value="17.1120096826171">
            <text:p>17.1120096826</text:p>
          </table:table-cell>
          <table:table-cell office:value-type="float" office:value="33.1333333333333">
            <text:p>33.1333333333</text:p>
          </table:table-cell>
          <table:table-cell office:value-type="float" office:value="0.563065609800596">
            <text:p>0.5630656098</text:p>
          </table:table-cell>
          <table:table-cell office:value-type="float" office:value="1.46533888139151">
            <text:p>1.465338881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295">
            <text:p>1295</text:p>
          </table:table-cell>
          <table:table-cell office:value-type="float" office:value="10.5767765764064">
            <text:p>10.5767765764</text:p>
          </table:table-cell>
          <table:table-cell office:value-type="float" office:value="24">
            <text:p>24</text:p>
          </table:table-cell>
          <table:table-cell office:value-type="float" office:value="0.490267246628491">
            <text:p>0.4902672466</text:p>
          </table:table-cell>
          <table:table-cell office:value-type="float" office:value="1.29430421430421">
            <text:p>1.2943042143</text:p>
          </table:table-cell>
          <table:table-cell office:value-type="float" office:value="3">
            <text:p>3</text:p>
          </table:table-cell>
          <table:table-cell table:style-name="ce3" office:value-type="float" office:value="1295">
            <text:p>1295</text:p>
          </table:table-cell>
          <table:table-cell office:value-type="float" office:value="12.9082415171433">
            <text:p>12.9082415171</text:p>
          </table:table-cell>
          <table:table-cell office:value-type="float" office:value="30.1333333333333">
            <text:p>30.1333333333</text:p>
          </table:table-cell>
          <table:table-cell office:value-type="float" office:value="0.468071808397011">
            <text:p>0.4680718084</text:p>
          </table:table-cell>
          <table:table-cell office:value-type="float" office:value="1.48583162208162">
            <text:p>1.4858316221</text:p>
          </table:table-cell>
          <table:table-cell office:value-type="float" office:value="22">
            <text:p>22</text:p>
          </table:table-cell>
          <table:table-cell table:style-name="ce3" office:value-type="float" office:value="1295">
            <text:p>1295</text:p>
          </table:table-cell>
          <table:table-cell office:value-type="float" office:value="21.3051503763996">
            <text:p>21.3051503764</text:p>
          </table:table-cell>
          <table:table-cell office:value-type="float" office:value="14.5333333333333">
            <text:p>14.5333333333</text:p>
          </table:table-cell>
          <table:table-cell office:value-type="float" office:value="1.57274349591504">
            <text:p>1.5727434959</text:p>
          </table:table-cell>
          <table:table-cell office:value-type="float" office:value="1.15805555555556">
            <text:p>1.1580555556</text:p>
          </table:table-cell>
          <table:table-cell office:value-type="float" office:value="4">
            <text:p>4</text:p>
          </table:table-cell>
          <table:table-cell table:style-name="ce3" office:value-type="float" office:value="1295">
            <text:p>1295</text:p>
          </table:table-cell>
          <table:table-cell office:value-type="float" office:value="17.1120096826171">
            <text:p>17.1120096826</text:p>
          </table:table-cell>
          <table:table-cell office:value-type="float" office:value="33.1333333333333">
            <text:p>33.1333333333</text:p>
          </table:table-cell>
          <table:table-cell office:value-type="float" office:value="0.563065609800596">
            <text:p>0.5630656098</text:p>
          </table:table-cell>
          <table:table-cell office:value-type="float" office:value="1.46533888139151">
            <text:p>1.465338881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300">
            <text:p>1300</text:p>
          </table:table-cell>
          <table:table-cell office:value-type="float" office:value="10.5767765764064">
            <text:p>10.5767765764</text:p>
          </table:table-cell>
          <table:table-cell office:value-type="float" office:value="23.9333333333333">
            <text:p>23.9333333333</text:p>
          </table:table-cell>
          <table:table-cell office:value-type="float" office:value="0.491189180854444">
            <text:p>0.4911891809</text:p>
          </table:table-cell>
          <table:table-cell office:value-type="float" office:value="1.2957856957857">
            <text:p>1.2957856958</text:p>
          </table:table-cell>
          <table:table-cell office:value-type="float" office:value="3">
            <text:p>3</text:p>
          </table:table-cell>
          <table:table-cell table:style-name="ce3" office:value-type="float" office:value="1300">
            <text:p>1300</text:p>
          </table:table-cell>
          <table:table-cell office:value-type="float" office:value="12.9082415171433">
            <text:p>12.9082415171</text:p>
          </table:table-cell>
          <table:table-cell office:value-type="float" office:value="30.1333333333333">
            <text:p>30.1333333333</text:p>
          </table:table-cell>
          <table:table-cell office:value-type="float" office:value="0.468071808397011">
            <text:p>0.4680718084</text:p>
          </table:table-cell>
          <table:table-cell office:value-type="float" office:value="1.48583162208162">
            <text:p>1.4858316221</text:p>
          </table:table-cell>
          <table:table-cell office:value-type="float" office:value="22">
            <text:p>22</text:p>
          </table:table-cell>
          <table:table-cell table:style-name="ce3" office:value-type="float" office:value="1300">
            <text:p>1300</text:p>
          </table:table-cell>
          <table:table-cell office:value-type="float" office:value="21.3051503763996">
            <text:p>21.3051503764</text:p>
          </table:table-cell>
          <table:table-cell office:value-type="float" office:value="14.4666666666667">
            <text:p>14.4666666667</text:p>
          </table:table-cell>
          <table:table-cell office:value-type="float" office:value="1.57417208398867">
            <text:p>1.574172084</text:p>
          </table:table-cell>
          <table:table-cell office:value-type="float" office:value="1.15527777777778">
            <text:p>1.1552777778</text:p>
          </table:table-cell>
          <table:table-cell office:value-type="float" office:value="4">
            <text:p>4</text:p>
          </table:table-cell>
          <table:table-cell table:style-name="ce3" office:value-type="float" office:value="1300">
            <text:p>1300</text:p>
          </table:table-cell>
          <table:table-cell office:value-type="float" office:value="17.1120096826171">
            <text:p>17.1120096826</text:p>
          </table:table-cell>
          <table:table-cell office:value-type="float" office:value="33.0666666666667">
            <text:p>33.0666666667</text:p>
          </table:table-cell>
          <table:table-cell office:value-type="float" office:value="0.563845785927982">
            <text:p>0.5638457859</text:p>
          </table:table-cell>
          <table:table-cell office:value-type="float" office:value="1.48068279673543">
            <text:p>1.480682796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305">
            <text:p>1305</text:p>
          </table:table-cell>
          <table:table-cell office:value-type="float" office:value="10.5767765764064">
            <text:p>10.5767765764</text:p>
          </table:table-cell>
          <table:table-cell office:value-type="float" office:value="23.8666666666667">
            <text:p>23.8666666667</text:p>
          </table:table-cell>
          <table:table-cell office:value-type="float" office:value="0.491557882513786">
            <text:p>0.4915578825</text:p>
          </table:table-cell>
          <table:table-cell office:value-type="float" office:value="1.29245236245236">
            <text:p>1.2924523625</text:p>
          </table:table-cell>
          <table:table-cell office:value-type="float" office:value="3">
            <text:p>3</text:p>
          </table:table-cell>
          <table:table-cell table:style-name="ce3" office:value-type="float" office:value="1305">
            <text:p>1305</text:p>
          </table:table-cell>
          <table:table-cell office:value-type="float" office:value="12.9082415171433">
            <text:p>12.9082415171</text:p>
          </table:table-cell>
          <table:table-cell office:value-type="float" office:value="30.1333333333333">
            <text:p>30.1333333333</text:p>
          </table:table-cell>
          <table:table-cell office:value-type="float" office:value="0.468071808397011">
            <text:p>0.4680718084</text:p>
          </table:table-cell>
          <table:table-cell office:value-type="float" office:value="1.48583162208162">
            <text:p>1.4858316221</text:p>
          </table:table-cell>
          <table:table-cell office:value-type="float" office:value="22">
            <text:p>22</text:p>
          </table:table-cell>
          <table:table-cell table:style-name="ce3" office:value-type="float" office:value="1305">
            <text:p>1305</text:p>
          </table:table-cell>
          <table:table-cell office:value-type="float" office:value="21.3051503763996">
            <text:p>21.3051503764</text:p>
          </table:table-cell>
          <table:table-cell office:value-type="float" office:value="14.3333333333333">
            <text:p>14.3333333333</text:p>
          </table:table-cell>
          <table:table-cell office:value-type="float" office:value="1.57766418816866">
            <text:p>1.5776641882</text:p>
          </table:table-cell>
          <table:table-cell office:value-type="float" office:value="1.15300505050505">
            <text:p>1.1530050505</text:p>
          </table:table-cell>
          <table:table-cell office:value-type="float" office:value="4">
            <text:p>4</text:p>
          </table:table-cell>
          <table:table-cell table:style-name="ce3" office:value-type="float" office:value="1305">
            <text:p>1305</text:p>
          </table:table-cell>
          <table:table-cell office:value-type="float" office:value="17.1120096826171">
            <text:p>17.1120096826</text:p>
          </table:table-cell>
          <table:table-cell office:value-type="float" office:value="32.9333333333333">
            <text:p>32.9333333333</text:p>
          </table:table-cell>
          <table:table-cell office:value-type="float" office:value="0.565854733594458">
            <text:p>0.5658547336</text:p>
          </table:table-cell>
          <table:table-cell office:value-type="float" office:value="1.4630240665767">
            <text:p>1.463024066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310">
            <text:p>1310</text:p>
          </table:table-cell>
          <table:table-cell office:value-type="float" office:value="10.5767765764064">
            <text:p>10.5767765764</text:p>
          </table:table-cell>
          <table:table-cell office:value-type="float" office:value="23.4666666666667">
            <text:p>23.4666666667</text:p>
          </table:table-cell>
          <table:table-cell office:value-type="float" office:value="0.494769155030634">
            <text:p>0.494769155</text:p>
          </table:table-cell>
          <table:table-cell office:value-type="float" office:value="1.27245236245236">
            <text:p>1.2724523625</text:p>
          </table:table-cell>
          <table:table-cell office:value-type="float" office:value="22">
            <text:p>22</text:p>
          </table:table-cell>
          <table:table-cell table:style-name="ce3" office:value-type="float" office:value="1310">
            <text:p>1310</text:p>
          </table:table-cell>
          <table:table-cell office:value-type="float" office:value="12.9082415171433">
            <text:p>12.9082415171</text:p>
          </table:table-cell>
          <table:table-cell office:value-type="float" office:value="30.0666666666667">
            <text:p>30.0666666667</text:p>
          </table:table-cell>
          <table:table-cell office:value-type="float" office:value="0.468579128177694">
            <text:p>0.4685791282</text:p>
          </table:table-cell>
          <table:table-cell office:value-type="float" office:value="1.48810434935435">
            <text:p>1.4881043494</text:p>
          </table:table-cell>
          <table:table-cell office:value-type="float" office:value="22">
            <text:p>22</text:p>
          </table:table-cell>
          <table:table-cell table:style-name="ce3" office:value-type="float" office:value="1310">
            <text:p>1310</text:p>
          </table:table-cell>
          <table:table-cell office:value-type="float" office:value="21.3051503763996">
            <text:p>21.3051503764</text:p>
          </table:table-cell>
          <table:table-cell office:value-type="float" office:value="14.3333333333333">
            <text:p>14.3333333333</text:p>
          </table:table-cell>
          <table:table-cell office:value-type="float" office:value="1.57766418816866">
            <text:p>1.5776641882</text:p>
          </table:table-cell>
          <table:table-cell office:value-type="float" office:value="1.15300505050505">
            <text:p>1.1530050505</text:p>
          </table:table-cell>
          <table:table-cell office:value-type="float" office:value="4">
            <text:p>4</text:p>
          </table:table-cell>
          <table:table-cell table:style-name="ce3" office:value-type="float" office:value="1310">
            <text:p>1310</text:p>
          </table:table-cell>
          <table:table-cell office:value-type="float" office:value="17.1120096826171">
            <text:p>17.1120096826</text:p>
          </table:table-cell>
          <table:table-cell office:value-type="float" office:value="32.8666666666667">
            <text:p>32.8666666667</text:p>
          </table:table-cell>
          <table:table-cell office:value-type="float" office:value="0.566372928591152">
            <text:p>0.5663729286</text:p>
          </table:table-cell>
          <table:table-cell office:value-type="float" office:value="1.46126968061179">
            <text:p>1.461269680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315">
            <text:p>1315</text:p>
          </table:table-cell>
          <table:table-cell office:value-type="float" office:value="10.5767765764064">
            <text:p>10.5767765764</text:p>
          </table:table-cell>
          <table:table-cell office:value-type="float" office:value="23.4">
            <text:p>23.4</text:p>
          </table:table-cell>
          <table:table-cell office:value-type="float" office:value="0.495388206937156">
            <text:p>0.4953882069</text:p>
          </table:table-cell>
          <table:table-cell office:value-type="float" office:value="1.26625578125578">
            <text:p>1.2662557813</text:p>
          </table:table-cell>
          <table:table-cell office:value-type="float" office:value="22">
            <text:p>22</text:p>
          </table:table-cell>
          <table:table-cell table:style-name="ce3" office:value-type="float" office:value="1315">
            <text:p>1315</text:p>
          </table:table-cell>
          <table:table-cell office:value-type="float" office:value="12.9082415171433">
            <text:p>12.9082415171</text:p>
          </table:table-cell>
          <table:table-cell office:value-type="float" office:value="30.0666666666667">
            <text:p>30.0666666667</text:p>
          </table:table-cell>
          <table:table-cell office:value-type="float" office:value="0.468579128177694">
            <text:p>0.4685791282</text:p>
          </table:table-cell>
          <table:table-cell office:value-type="float" office:value="1.48810434935435">
            <text:p>1.4881043494</text:p>
          </table:table-cell>
          <table:table-cell office:value-type="float" office:value="22">
            <text:p>22</text:p>
          </table:table-cell>
          <table:table-cell table:style-name="ce3" office:value-type="float" office:value="1315">
            <text:p>1315</text:p>
          </table:table-cell>
          <table:table-cell office:value-type="float" office:value="21.3051503763996">
            <text:p>21.3051503764</text:p>
          </table:table-cell>
          <table:table-cell office:value-type="float" office:value="14.3333333333333">
            <text:p>14.3333333333</text:p>
          </table:table-cell>
          <table:table-cell office:value-type="float" office:value="1.57766418816866">
            <text:p>1.5776641882</text:p>
          </table:table-cell>
          <table:table-cell office:value-type="float" office:value="1.15300505050505">
            <text:p>1.1530050505</text:p>
          </table:table-cell>
          <table:table-cell office:value-type="float" office:value="4">
            <text:p>4</text:p>
          </table:table-cell>
          <table:table-cell table:style-name="ce3" office:value-type="float" office:value="1315">
            <text:p>1315</text:p>
          </table:table-cell>
          <table:table-cell office:value-type="float" office:value="17.1120096826171">
            <text:p>17.1120096826</text:p>
          </table:table-cell>
          <table:table-cell office:value-type="float" office:value="32.2666666666667">
            <text:p>32.2666666667</text:p>
          </table:table-cell>
          <table:table-cell office:value-type="float" office:value="0.56926821113678">
            <text:p>0.5692682111</text:p>
          </table:table-cell>
          <table:table-cell office:value-type="float" office:value="1.42918278602489">
            <text:p>1.42918278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320">
            <text:p>1320</text:p>
          </table:table-cell>
          <table:table-cell office:value-type="float" office:value="10.5767765764064">
            <text:p>10.5767765764</text:p>
          </table:table-cell>
          <table:table-cell office:value-type="float" office:value="23.4">
            <text:p>23.4</text:p>
          </table:table-cell>
          <table:table-cell office:value-type="float" office:value="0.495388206937156">
            <text:p>0.4953882069</text:p>
          </table:table-cell>
          <table:table-cell office:value-type="float" office:value="1.26625578125578">
            <text:p>1.2662557813</text:p>
          </table:table-cell>
          <table:table-cell office:value-type="float" office:value="22">
            <text:p>22</text:p>
          </table:table-cell>
          <table:table-cell table:style-name="ce3" office:value-type="float" office:value="1320">
            <text:p>1320</text:p>
          </table:table-cell>
          <table:table-cell office:value-type="float" office:value="12.9082415171433">
            <text:p>12.9082415171</text:p>
          </table:table-cell>
          <table:table-cell office:value-type="float" office:value="30">
            <text:p>30</text:p>
          </table:table-cell>
          <table:table-cell office:value-type="float" office:value="0.469047203299587">
            <text:p>0.4690472033</text:p>
          </table:table-cell>
          <table:table-cell office:value-type="float" office:value="1.49143768268768">
            <text:p>1.4914376827</text:p>
          </table:table-cell>
          <table:table-cell office:value-type="float" office:value="22">
            <text:p>22</text:p>
          </table:table-cell>
          <table:table-cell table:style-name="ce3" office:value-type="float" office:value="1320">
            <text:p>1320</text:p>
          </table:table-cell>
          <table:table-cell office:value-type="float" office:value="21.3073776343638">
            <text:p>21.3073776344</text:p>
          </table:table-cell>
          <table:table-cell office:value-type="float" office:value="14.4666666666667">
            <text:p>14.4666666667</text:p>
          </table:table-cell>
          <table:table-cell office:value-type="float" office:value="1.55814476496027">
            <text:p>1.558144765</text:p>
          </table:table-cell>
          <table:table-cell office:value-type="float" office:value="1.1522113997114">
            <text:p>1.1522113997</text:p>
          </table:table-cell>
          <table:table-cell office:value-type="float" office:value="4">
            <text:p>4</text:p>
          </table:table-cell>
          <table:table-cell table:style-name="ce3" office:value-type="float" office:value="1320">
            <text:p>1320</text:p>
          </table:table-cell>
          <table:table-cell office:value-type="float" office:value="17.1120096826171">
            <text:p>17.1120096826</text:p>
          </table:table-cell>
          <table:table-cell office:value-type="float" office:value="32.2666666666667">
            <text:p>32.2666666667</text:p>
          </table:table-cell>
          <table:table-cell office:value-type="float" office:value="0.56926821113678">
            <text:p>0.5692682111</text:p>
          </table:table-cell>
          <table:table-cell office:value-type="float" office:value="1.42918278602489">
            <text:p>1.42918278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325">
            <text:p>1325</text:p>
          </table:table-cell>
          <table:table-cell office:value-type="float" office:value="10.5767765764064">
            <text:p>10.5767765764</text:p>
          </table:table-cell>
          <table:table-cell office:value-type="float" office:value="23.3333333333333">
            <text:p>23.3333333333</text:p>
          </table:table-cell>
          <table:table-cell office:value-type="float" office:value="0.49618032650375">
            <text:p>0.4961803265</text:p>
          </table:table-cell>
          <table:table-cell office:value-type="float" office:value="1.26292244792245">
            <text:p>1.2629224479</text:p>
          </table:table-cell>
          <table:table-cell office:value-type="float" office:value="22">
            <text:p>22</text:p>
          </table:table-cell>
          <table:table-cell table:style-name="ce3" office:value-type="float" office:value="1325">
            <text:p>1325</text:p>
          </table:table-cell>
          <table:table-cell office:value-type="float" office:value="12.9115975280762">
            <text:p>12.9115975281</text:p>
          </table:table-cell>
          <table:table-cell office:value-type="float" office:value="30.1333333333333">
            <text:p>30.1333333333</text:p>
          </table:table-cell>
          <table:table-cell office:value-type="float" office:value="0.46876428261616">
            <text:p>0.4687642826</text:p>
          </table:table-cell>
          <table:table-cell office:value-type="float" office:value="1.49202172827173">
            <text:p>1.4920217283</text:p>
          </table:table-cell>
          <table:table-cell office:value-type="float" office:value="22">
            <text:p>22</text:p>
          </table:table-cell>
          <table:table-cell table:style-name="ce3" office:value-type="float" office:value="1325">
            <text:p>1325</text:p>
          </table:table-cell>
          <table:table-cell office:value-type="float" office:value="21.3073776343638">
            <text:p>21.3073776344</text:p>
          </table:table-cell>
          <table:table-cell office:value-type="float" office:value="14.4">
            <text:p>14.4</text:p>
          </table:table-cell>
          <table:table-cell office:value-type="float" office:value="1.56030986955187">
            <text:p>1.5603098696</text:p>
          </table:table-cell>
          <table:table-cell office:value-type="float" office:value="1.1491810966811">
            <text:p>1.1491810967</text:p>
          </table:table-cell>
          <table:table-cell office:value-type="float" office:value="4">
            <text:p>4</text:p>
          </table:table-cell>
          <table:table-cell table:style-name="ce3" office:value-type="float" office:value="1325">
            <text:p>1325</text:p>
          </table:table-cell>
          <table:table-cell office:value-type="float" office:value="17.1266635673147">
            <text:p>17.1266635673</text:p>
          </table:table-cell>
          <table:table-cell office:value-type="float" office:value="32.9333333333333">
            <text:p>32.9333333333</text:p>
          </table:table-cell>
          <table:table-cell office:value-type="float" office:value="0.567653087253162">
            <text:p>0.5676530873</text:p>
          </table:table-cell>
          <table:table-cell office:value-type="float" office:value="1.45461013645224">
            <text:p>1.454610136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330">
            <text:p>1330</text:p>
          </table:table-cell>
          <table:table-cell office:value-type="float" office:value="10.5767765764064">
            <text:p>10.5767765764</text:p>
          </table:table-cell>
          <table:table-cell office:value-type="float" office:value="23.2666666666667">
            <text:p>23.2666666667</text:p>
          </table:table-cell>
          <table:table-cell office:value-type="float" office:value="0.496886417952787">
            <text:p>0.496886418</text:p>
          </table:table-cell>
          <table:table-cell office:value-type="float" office:value="1.25125578125578">
            <text:p>1.2512557813</text:p>
          </table:table-cell>
          <table:table-cell office:value-type="float" office:value="22">
            <text:p>22</text:p>
          </table:table-cell>
          <table:table-cell table:style-name="ce3" office:value-type="float" office:value="1330">
            <text:p>1330</text:p>
          </table:table-cell>
          <table:table-cell office:value-type="float" office:value="12.9115975280762">
            <text:p>12.9115975281</text:p>
          </table:table-cell>
          <table:table-cell office:value-type="float" office:value="30.1333333333333">
            <text:p>30.1333333333</text:p>
          </table:table-cell>
          <table:table-cell office:value-type="float" office:value="0.46876428261616">
            <text:p>0.4687642826</text:p>
          </table:table-cell>
          <table:table-cell office:value-type="float" office:value="1.49202172827173">
            <text:p>1.4920217283</text:p>
          </table:table-cell>
          <table:table-cell office:value-type="float" office:value="22">
            <text:p>22</text:p>
          </table:table-cell>
          <table:table-cell table:style-name="ce3" office:value-type="float" office:value="1330">
            <text:p>1330</text:p>
          </table:table-cell>
          <table:table-cell office:value-type="float" office:value="21.3073776343638">
            <text:p>21.3073776344</text:p>
          </table:table-cell>
          <table:table-cell office:value-type="float" office:value="14.3333333333333">
            <text:p>14.3333333333</text:p>
          </table:table-cell>
          <table:table-cell office:value-type="float" office:value="1.56285151407243">
            <text:p>1.5628515141</text:p>
          </table:table-cell>
          <table:table-cell office:value-type="float" office:value="1.14948412698413">
            <text:p>1.149484127</text:p>
          </table:table-cell>
          <table:table-cell office:value-type="float" office:value="4">
            <text:p>4</text:p>
          </table:table-cell>
          <table:table-cell table:style-name="ce3" office:value-type="float" office:value="1330">
            <text:p>1330</text:p>
          </table:table-cell>
          <table:table-cell office:value-type="float" office:value="17.1266635673147">
            <text:p>17.1266635673</text:p>
          </table:table-cell>
          <table:table-cell office:value-type="float" office:value="32.9333333333333">
            <text:p>32.9333333333</text:p>
          </table:table-cell>
          <table:table-cell office:value-type="float" office:value="0.567653087253162">
            <text:p>0.5676530873</text:p>
          </table:table-cell>
          <table:table-cell office:value-type="float" office:value="1.45461013645224">
            <text:p>1.454610136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335">
            <text:p>1335</text:p>
          </table:table-cell>
          <table:table-cell office:value-type="float" office:value="10.5767765764064">
            <text:p>10.5767765764</text:p>
          </table:table-cell>
          <table:table-cell office:value-type="float" office:value="23.1333333333333">
            <text:p>23.1333333333</text:p>
          </table:table-cell>
          <table:table-cell office:value-type="float" office:value="0.49837893785929">
            <text:p>0.4983789379</text:p>
          </table:table-cell>
          <table:table-cell office:value-type="float" office:value="1.25753653753654">
            <text:p>1.2575365375</text:p>
          </table:table-cell>
          <table:table-cell office:value-type="float" office:value="22">
            <text:p>22</text:p>
          </table:table-cell>
          <table:table-cell table:style-name="ce3" office:value-type="float" office:value="1335">
            <text:p>1335</text:p>
          </table:table-cell>
          <table:table-cell office:value-type="float" office:value="12.9115975280762">
            <text:p>12.9115975281</text:p>
          </table:table-cell>
          <table:table-cell office:value-type="float" office:value="30.1333333333333">
            <text:p>30.1333333333</text:p>
          </table:table-cell>
          <table:table-cell office:value-type="float" office:value="0.46876428261616">
            <text:p>0.4687642826</text:p>
          </table:table-cell>
          <table:table-cell office:value-type="float" office:value="1.49202172827173">
            <text:p>1.4920217283</text:p>
          </table:table-cell>
          <table:table-cell office:value-type="float" office:value="22">
            <text:p>22</text:p>
          </table:table-cell>
          <table:table-cell table:style-name="ce3" office:value-type="float" office:value="1335">
            <text:p>1335</text:p>
          </table:table-cell>
          <table:table-cell office:value-type="float" office:value="21.3073776343638">
            <text:p>21.3073776344</text:p>
          </table:table-cell>
          <table:table-cell office:value-type="float" office:value="14.3333333333333">
            <text:p>14.3333333333</text:p>
          </table:table-cell>
          <table:table-cell office:value-type="float" office:value="1.56285151407243">
            <text:p>1.5628515141</text:p>
          </table:table-cell>
          <table:table-cell office:value-type="float" office:value="1.14948412698413">
            <text:p>1.149484127</text:p>
          </table:table-cell>
          <table:table-cell office:value-type="float" office:value="4">
            <text:p>4</text:p>
          </table:table-cell>
          <table:table-cell table:style-name="ce3" office:value-type="float" office:value="1335">
            <text:p>1335</text:p>
          </table:table-cell>
          <table:table-cell office:value-type="float" office:value="17.1327169356522">
            <text:p>17.1327169357</text:p>
          </table:table-cell>
          <table:table-cell office:value-type="float" office:value="34.2666666666667">
            <text:p>34.2666666667</text:p>
          </table:table-cell>
          <table:table-cell office:value-type="float" office:value="0.56543582726383">
            <text:p>0.5654358273</text:p>
          </table:table-cell>
          <table:table-cell office:value-type="float" office:value="1.50589218773429">
            <text:p>1.505892187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340">
            <text:p>1340</text:p>
          </table:table-cell>
          <table:table-cell office:value-type="float" office:value="10.5767765764064">
            <text:p>10.5767765764</text:p>
          </table:table-cell>
          <table:table-cell office:value-type="float" office:value="23.1333333333333">
            <text:p>23.1333333333</text:p>
          </table:table-cell>
          <table:table-cell office:value-type="float" office:value="0.49837893785929">
            <text:p>0.4983789379</text:p>
          </table:table-cell>
          <table:table-cell office:value-type="float" office:value="1.25753653753654">
            <text:p>1.2575365375</text:p>
          </table:table-cell>
          <table:table-cell office:value-type="float" office:value="22">
            <text:p>22</text:p>
          </table:table-cell>
          <table:table-cell table:style-name="ce3" office:value-type="float" office:value="1340">
            <text:p>1340</text:p>
          </table:table-cell>
          <table:table-cell office:value-type="float" office:value="12.9115975280762">
            <text:p>12.9115975281</text:p>
          </table:table-cell>
          <table:table-cell office:value-type="float" office:value="30.1333333333333">
            <text:p>30.1333333333</text:p>
          </table:table-cell>
          <table:table-cell office:value-type="float" office:value="0.46876428261616">
            <text:p>0.4687642826</text:p>
          </table:table-cell>
          <table:table-cell office:value-type="float" office:value="1.49202172827173">
            <text:p>1.4920217283</text:p>
          </table:table-cell>
          <table:table-cell office:value-type="float" office:value="22">
            <text:p>22</text:p>
          </table:table-cell>
          <table:table-cell table:style-name="ce3" office:value-type="float" office:value="1340">
            <text:p>1340</text:p>
          </table:table-cell>
          <table:table-cell office:value-type="float" office:value="21.3073776343638">
            <text:p>21.3073776344</text:p>
          </table:table-cell>
          <table:table-cell office:value-type="float" office:value="14.2666666666667">
            <text:p>14.2666666667</text:p>
          </table:table-cell>
          <table:table-cell office:value-type="float" office:value="1.56587728135882">
            <text:p>1.5658772814</text:p>
          </table:table-cell>
          <table:table-cell office:value-type="float" office:value="1.14615079365079">
            <text:p>1.1461507937</text:p>
          </table:table-cell>
          <table:table-cell office:value-type="float" office:value="4">
            <text:p>4</text:p>
          </table:table-cell>
          <table:table-cell table:style-name="ce3" office:value-type="float" office:value="1340">
            <text:p>1340</text:p>
          </table:table-cell>
          <table:table-cell office:value-type="float" office:value="17.1327169356522">
            <text:p>17.1327169357</text:p>
          </table:table-cell>
          <table:table-cell office:value-type="float" office:value="34.1333333333333">
            <text:p>34.1333333333</text:p>
          </table:table-cell>
          <table:table-cell office:value-type="float" office:value="0.566945711018341">
            <text:p>0.566945711</text:p>
          </table:table-cell>
          <table:table-cell office:value-type="float" office:value="1.50675197609408">
            <text:p>1.506751976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345">
            <text:p>1345</text:p>
          </table:table-cell>
          <table:table-cell office:value-type="float" office:value="10.5767765764064">
            <text:p>10.5767765764</text:p>
          </table:table-cell>
          <table:table-cell office:value-type="float" office:value="23.1333333333333">
            <text:p>23.1333333333</text:p>
          </table:table-cell>
          <table:table-cell office:value-type="float" office:value="0.49837893785929">
            <text:p>0.4983789379</text:p>
          </table:table-cell>
          <table:table-cell office:value-type="float" office:value="1.25753653753654">
            <text:p>1.2575365375</text:p>
          </table:table-cell>
          <table:table-cell office:value-type="float" office:value="22">
            <text:p>22</text:p>
          </table:table-cell>
          <table:table-cell table:style-name="ce3" office:value-type="float" office:value="1345">
            <text:p>1345</text:p>
          </table:table-cell>
          <table:table-cell office:value-type="float" office:value="12.9115975280762">
            <text:p>12.9115975281</text:p>
          </table:table-cell>
          <table:table-cell office:value-type="float" office:value="30.1333333333333">
            <text:p>30.1333333333</text:p>
          </table:table-cell>
          <table:table-cell office:value-type="float" office:value="0.46876428261616">
            <text:p>0.4687642826</text:p>
          </table:table-cell>
          <table:table-cell office:value-type="float" office:value="1.49202172827173">
            <text:p>1.4920217283</text:p>
          </table:table-cell>
          <table:table-cell office:value-type="float" office:value="22">
            <text:p>22</text:p>
          </table:table-cell>
          <table:table-cell table:style-name="ce3" office:value-type="float" office:value="1345">
            <text:p>1345</text:p>
          </table:table-cell>
          <table:table-cell office:value-type="float" office:value="21.3073776343638">
            <text:p>21.3073776344</text:p>
          </table:table-cell>
          <table:table-cell office:value-type="float" office:value="14.2666666666667">
            <text:p>14.2666666667</text:p>
          </table:table-cell>
          <table:table-cell office:value-type="float" office:value="1.56587728135882">
            <text:p>1.5658772814</text:p>
          </table:table-cell>
          <table:table-cell office:value-type="float" office:value="1.14615079365079">
            <text:p>1.1461507937</text:p>
          </table:table-cell>
          <table:table-cell office:value-type="float" office:value="4">
            <text:p>4</text:p>
          </table:table-cell>
          <table:table-cell table:style-name="ce3" office:value-type="float" office:value="1345">
            <text:p>1345</text:p>
          </table:table-cell>
          <table:table-cell office:value-type="float" office:value="17.1327169356522">
            <text:p>17.1327169357</text:p>
          </table:table-cell>
          <table:table-cell office:value-type="float" office:value="34">
            <text:p>34</text:p>
          </table:table-cell>
          <table:table-cell office:value-type="float" office:value="0.567105447108637">
            <text:p>0.5671054471</text:p>
          </table:table-cell>
          <table:table-cell office:value-type="float" office:value="1.49081791016002">
            <text:p>1.490817910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350">
            <text:p>1350</text:p>
          </table:table-cell>
          <table:table-cell office:value-type="float" office:value="10.5767765764064">
            <text:p>10.5767765764</text:p>
          </table:table-cell>
          <table:table-cell office:value-type="float" office:value="23">
            <text:p>23</text:p>
          </table:table-cell>
          <table:table-cell office:value-type="float" office:value="0.500347041889156">
            <text:p>0.5003470419</text:p>
          </table:table-cell>
          <table:table-cell office:value-type="float" office:value="1.26282754282754">
            <text:p>1.2628275428</text:p>
          </table:table-cell>
          <table:table-cell office:value-type="float" office:value="3">
            <text:p>3</text:p>
          </table:table-cell>
          <table:table-cell table:style-name="ce3" office:value-type="float" office:value="1350">
            <text:p>1350</text:p>
          </table:table-cell>
          <table:table-cell office:value-type="float" office:value="12.9115975280762">
            <text:p>12.9115975281</text:p>
          </table:table-cell>
          <table:table-cell office:value-type="float" office:value="30.0666666666667">
            <text:p>30.0666666667</text:p>
          </table:table-cell>
          <table:table-cell office:value-type="float" office:value="0.469129403617652">
            <text:p>0.4691294036</text:p>
          </table:table-cell>
          <table:table-cell office:value-type="float" office:value="1.48411574536574">
            <text:p>1.4841157454</text:p>
          </table:table-cell>
          <table:table-cell office:value-type="float" office:value="22">
            <text:p>22</text:p>
          </table:table-cell>
          <table:table-cell table:style-name="ce3" office:value-type="float" office:value="1350">
            <text:p>1350</text:p>
          </table:table-cell>
          <table:table-cell office:value-type="float" office:value="21.3073776343638">
            <text:p>21.3073776344</text:p>
          </table:table-cell>
          <table:table-cell office:value-type="float" office:value="14.2666666666667">
            <text:p>14.2666666667</text:p>
          </table:table-cell>
          <table:table-cell office:value-type="float" office:value="1.56587728135882">
            <text:p>1.5658772814</text:p>
          </table:table-cell>
          <table:table-cell office:value-type="float" office:value="1.14615079365079">
            <text:p>1.1461507937</text:p>
          </table:table-cell>
          <table:table-cell office:value-type="float" office:value="4">
            <text:p>4</text:p>
          </table:table-cell>
          <table:table-cell table:style-name="ce3" office:value-type="float" office:value="1350">
            <text:p>1350</text:p>
          </table:table-cell>
          <table:table-cell office:value-type="float" office:value="17.1327169356522">
            <text:p>17.1327169357</text:p>
          </table:table-cell>
          <table:table-cell office:value-type="float" office:value="33.2">
            <text:p>33.2</text:p>
          </table:table-cell>
          <table:table-cell office:value-type="float" office:value="0.569471756637415">
            <text:p>0.5694717566</text:p>
          </table:table-cell>
          <table:table-cell office:value-type="float" office:value="1.47758530942741">
            <text:p>1.477585309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355">
            <text:p>1355</text:p>
          </table:table-cell>
          <table:table-cell office:value-type="float" office:value="10.5767765764064">
            <text:p>10.5767765764</text:p>
          </table:table-cell>
          <table:table-cell office:value-type="float" office:value="23">
            <text:p>23</text:p>
          </table:table-cell>
          <table:table-cell office:value-type="float" office:value="0.500347041889156">
            <text:p>0.5003470419</text:p>
          </table:table-cell>
          <table:table-cell office:value-type="float" office:value="1.26282754282754">
            <text:p>1.2628275428</text:p>
          </table:table-cell>
          <table:table-cell office:value-type="float" office:value="3">
            <text:p>3</text:p>
          </table:table-cell>
          <table:table-cell table:style-name="ce3" office:value-type="float" office:value="1355">
            <text:p>1355</text:p>
          </table:table-cell>
          <table:table-cell office:value-type="float" office:value="12.9115975280762">
            <text:p>12.9115975281</text:p>
          </table:table-cell>
          <table:table-cell office:value-type="float" office:value="30">
            <text:p>30</text:p>
          </table:table-cell>
          <table:table-cell office:value-type="float" office:value="0.469749226745403">
            <text:p>0.4697492267</text:p>
          </table:table-cell>
          <table:table-cell office:value-type="float" office:value="1.4853977966478">
            <text:p>1.4853977966</text:p>
          </table:table-cell>
          <table:table-cell office:value-type="float" office:value="22">
            <text:p>22</text:p>
          </table:table-cell>
          <table:table-cell table:style-name="ce3" office:value-type="float" office:value="1355">
            <text:p>1355</text:p>
          </table:table-cell>
          <table:table-cell office:value-type="float" office:value="21.3073776343638">
            <text:p>21.3073776344</text:p>
          </table:table-cell>
          <table:table-cell office:value-type="float" office:value="14.2666666666667">
            <text:p>14.2666666667</text:p>
          </table:table-cell>
          <table:table-cell office:value-type="float" office:value="1.56587728135882">
            <text:p>1.5658772814</text:p>
          </table:table-cell>
          <table:table-cell office:value-type="float" office:value="1.14615079365079">
            <text:p>1.1461507937</text:p>
          </table:table-cell>
          <table:table-cell office:value-type="float" office:value="4">
            <text:p>4</text:p>
          </table:table-cell>
          <table:table-cell table:style-name="ce3" office:value-type="float" office:value="1355">
            <text:p>1355</text:p>
          </table:table-cell>
          <table:table-cell office:value-type="float" office:value="17.1333546577091">
            <text:p>17.1333546577</text:p>
          </table:table-cell>
          <table:table-cell office:value-type="float" office:value="34.2">
            <text:p>34.2</text:p>
          </table:table-cell>
          <table:table-cell office:value-type="float" office:value="0.568053332283738">
            <text:p>0.5680533323</text:p>
          </table:table-cell>
          <table:table-cell office:value-type="float" office:value="1.51604684788895">
            <text:p>1.516046847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360">
            <text:p>1360</text:p>
          </table:table-cell>
          <table:table-cell office:value-type="float" office:value="10.5767765764064">
            <text:p>10.5767765764</text:p>
          </table:table-cell>
          <table:table-cell office:value-type="float" office:value="23">
            <text:p>23</text:p>
          </table:table-cell>
          <table:table-cell office:value-type="float" office:value="0.500347041889156">
            <text:p>0.5003470419</text:p>
          </table:table-cell>
          <table:table-cell office:value-type="float" office:value="1.26282754282754">
            <text:p>1.2628275428</text:p>
          </table:table-cell>
          <table:table-cell office:value-type="float" office:value="3">
            <text:p>3</text:p>
          </table:table-cell>
          <table:table-cell table:style-name="ce3" office:value-type="float" office:value="1360">
            <text:p>1360</text:p>
          </table:table-cell>
          <table:table-cell office:value-type="float" office:value="12.9127812958349">
            <text:p>12.9127812958</text:p>
          </table:table-cell>
          <table:table-cell office:value-type="float" office:value="30.6666666666667">
            <text:p>30.6666666667</text:p>
          </table:table-cell>
          <table:table-cell office:value-type="float" office:value="0.465451297963086">
            <text:p>0.465451298</text:p>
          </table:table-cell>
          <table:table-cell office:value-type="float" office:value="1.50863011988012">
            <text:p>1.5086301199</text:p>
          </table:table-cell>
          <table:table-cell office:value-type="float" office:value="22">
            <text:p>22</text:p>
          </table:table-cell>
          <table:table-cell table:style-name="ce3" office:value-type="float" office:value="1360">
            <text:p>1360</text:p>
          </table:table-cell>
          <table:table-cell office:value-type="float" office:value="21.3073776343638">
            <text:p>21.3073776344</text:p>
          </table:table-cell>
          <table:table-cell office:value-type="float" office:value="14.2">
            <text:p>14.2</text:p>
          </table:table-cell>
          <table:table-cell office:value-type="float" office:value="1.57155980482872">
            <text:p>1.5715598048</text:p>
          </table:table-cell>
          <table:table-cell office:value-type="float" office:value="1.14694444444444">
            <text:p>1.1469444444</text:p>
          </table:table-cell>
          <table:table-cell office:value-type="float" office:value="4">
            <text:p>4</text:p>
          </table:table-cell>
          <table:table-cell table:style-name="ce3" office:value-type="float" office:value="1360">
            <text:p>1360</text:p>
          </table:table-cell>
          <table:table-cell office:value-type="float" office:value="17.1333546577091">
            <text:p>17.1333546577</text:p>
          </table:table-cell>
          <table:table-cell office:value-type="float" office:value="34.2">
            <text:p>34.2</text:p>
          </table:table-cell>
          <table:table-cell office:value-type="float" office:value="0.568053332283738">
            <text:p>0.5680533323</text:p>
          </table:table-cell>
          <table:table-cell office:value-type="float" office:value="1.51604684788895">
            <text:p>1.516046847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365">
            <text:p>1365</text:p>
          </table:table-cell>
          <table:table-cell office:value-type="float" office:value="10.5767765764064">
            <text:p>10.5767765764</text:p>
          </table:table-cell>
          <table:table-cell office:value-type="float" office:value="23">
            <text:p>23</text:p>
          </table:table-cell>
          <table:table-cell office:value-type="float" office:value="0.500347041889156">
            <text:p>0.5003470419</text:p>
          </table:table-cell>
          <table:table-cell office:value-type="float" office:value="1.26282754282754">
            <text:p>1.2628275428</text:p>
          </table:table-cell>
          <table:table-cell office:value-type="float" office:value="3">
            <text:p>3</text:p>
          </table:table-cell>
          <table:table-cell table:style-name="ce3" office:value-type="float" office:value="1365">
            <text:p>1365</text:p>
          </table:table-cell>
          <table:table-cell office:value-type="float" office:value="12.9127812958349">
            <text:p>12.9127812958</text:p>
          </table:table-cell>
          <table:table-cell office:value-type="float" office:value="30.6">
            <text:p>30.6</text:p>
          </table:table-cell>
          <table:table-cell office:value-type="float" office:value="0.465958617743769">
            <text:p>0.4659586177</text:p>
          </table:table-cell>
          <table:table-cell office:value-type="float" office:value="1.50654678654679">
            <text:p>1.5065467865</text:p>
          </table:table-cell>
          <table:table-cell office:value-type="float" office:value="22">
            <text:p>22</text:p>
          </table:table-cell>
          <table:table-cell table:style-name="ce3" office:value-type="float" office:value="1365">
            <text:p>1365</text:p>
          </table:table-cell>
          <table:table-cell office:value-type="float" office:value="21.3073776343638">
            <text:p>21.3073776344</text:p>
          </table:table-cell>
          <table:table-cell office:value-type="float" office:value="14.2">
            <text:p>14.2</text:p>
          </table:table-cell>
          <table:table-cell office:value-type="float" office:value="1.57155980482872">
            <text:p>1.5715598048</text:p>
          </table:table-cell>
          <table:table-cell office:value-type="float" office:value="1.14694444444444">
            <text:p>1.1469444444</text:p>
          </table:table-cell>
          <table:table-cell office:value-type="float" office:value="4">
            <text:p>4</text:p>
          </table:table-cell>
          <table:table-cell table:style-name="ce3" office:value-type="float" office:value="1365">
            <text:p>1365</text:p>
          </table:table-cell>
          <table:table-cell office:value-type="float" office:value="17.1333546577091">
            <text:p>17.1333546577</text:p>
          </table:table-cell>
          <table:table-cell office:value-type="float" office:value="34.0666666666667">
            <text:p>34.0666666667</text:p>
          </table:table-cell>
          <table:table-cell office:value-type="float" office:value="0.570216842140581">
            <text:p>0.5702168421</text:p>
          </table:table-cell>
          <table:table-cell office:value-type="float" office:value="1.51330514514725">
            <text:p>1.513305145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370">
            <text:p>1370</text:p>
          </table:table-cell>
          <table:table-cell office:value-type="float" office:value="10.5767765764064">
            <text:p>10.5767765764</text:p>
          </table:table-cell>
          <table:table-cell office:value-type="float" office:value="23">
            <text:p>23</text:p>
          </table:table-cell>
          <table:table-cell office:value-type="float" office:value="0.500347041889156">
            <text:p>0.5003470419</text:p>
          </table:table-cell>
          <table:table-cell office:value-type="float" office:value="1.26282754282754">
            <text:p>1.2628275428</text:p>
          </table:table-cell>
          <table:table-cell office:value-type="float" office:value="3">
            <text:p>3</text:p>
          </table:table-cell>
          <table:table-cell table:style-name="ce3" office:value-type="float" office:value="1370">
            <text:p>1370</text:p>
          </table:table-cell>
          <table:table-cell office:value-type="float" office:value="12.9127812958349">
            <text:p>12.9127812958</text:p>
          </table:table-cell>
          <table:table-cell office:value-type="float" office:value="30.6">
            <text:p>30.6</text:p>
          </table:table-cell>
          <table:table-cell office:value-type="float" office:value="0.465958617743769">
            <text:p>0.4659586177</text:p>
          </table:table-cell>
          <table:table-cell office:value-type="float" office:value="1.50654678654679">
            <text:p>1.5065467865</text:p>
          </table:table-cell>
          <table:table-cell office:value-type="float" office:value="22">
            <text:p>22</text:p>
          </table:table-cell>
          <table:table-cell table:style-name="ce3" office:value-type="float" office:value="1370">
            <text:p>1370</text:p>
          </table:table-cell>
          <table:table-cell office:value-type="float" office:value="21.3073776343638">
            <text:p>21.3073776344</text:p>
          </table:table-cell>
          <table:table-cell office:value-type="float" office:value="14.2">
            <text:p>14.2</text:p>
          </table:table-cell>
          <table:table-cell office:value-type="float" office:value="1.57155980482872">
            <text:p>1.5715598048</text:p>
          </table:table-cell>
          <table:table-cell office:value-type="float" office:value="1.14694444444444">
            <text:p>1.1469444444</text:p>
          </table:table-cell>
          <table:table-cell office:value-type="float" office:value="4">
            <text:p>4</text:p>
          </table:table-cell>
          <table:table-cell table:style-name="ce3" office:value-type="float" office:value="1370">
            <text:p>1370</text:p>
          </table:table-cell>
          <table:table-cell office:value-type="float" office:value="17.1333546577091">
            <text:p>17.1333546577</text:p>
          </table:table-cell>
          <table:table-cell office:value-type="float" office:value="34.0666666666667">
            <text:p>34.0666666667</text:p>
          </table:table-cell>
          <table:table-cell office:value-type="float" office:value="0.570216842140581">
            <text:p>0.5702168421</text:p>
          </table:table-cell>
          <table:table-cell office:value-type="float" office:value="1.51330514514725">
            <text:p>1.513305145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375">
            <text:p>1375</text:p>
          </table:table-cell>
          <table:table-cell office:value-type="float" office:value="10.5767765764064">
            <text:p>10.5767765764</text:p>
          </table:table-cell>
          <table:table-cell office:value-type="float" office:value="23">
            <text:p>23</text:p>
          </table:table-cell>
          <table:table-cell office:value-type="float" office:value="0.500347041889156">
            <text:p>0.5003470419</text:p>
          </table:table-cell>
          <table:table-cell office:value-type="float" office:value="1.26282754282754">
            <text:p>1.2628275428</text:p>
          </table:table-cell>
          <table:table-cell office:value-type="float" office:value="3">
            <text:p>3</text:p>
          </table:table-cell>
          <table:table-cell table:style-name="ce3" office:value-type="float" office:value="1375">
            <text:p>1375</text:p>
          </table:table-cell>
          <table:table-cell office:value-type="float" office:value="12.9127812958349">
            <text:p>12.9127812958</text:p>
          </table:table-cell>
          <table:table-cell office:value-type="float" office:value="30.4666666666667">
            <text:p>30.4666666667</text:p>
          </table:table-cell>
          <table:table-cell office:value-type="float" office:value="0.466915193474119">
            <text:p>0.4669151935</text:p>
          </table:table-cell>
          <table:table-cell office:value-type="float" office:value="1.50095238095238">
            <text:p>1.500952381</text:p>
          </table:table-cell>
          <table:table-cell office:value-type="float" office:value="22">
            <text:p>22</text:p>
          </table:table-cell>
          <table:table-cell table:style-name="ce3" office:value-type="float" office:value="1375">
            <text:p>1375</text:p>
          </table:table-cell>
          <table:table-cell office:value-type="float" office:value="21.3073776343638">
            <text:p>21.3073776344</text:p>
          </table:table-cell>
          <table:table-cell office:value-type="float" office:value="14.2">
            <text:p>14.2</text:p>
          </table:table-cell>
          <table:table-cell office:value-type="float" office:value="1.57155980482872">
            <text:p>1.5715598048</text:p>
          </table:table-cell>
          <table:table-cell office:value-type="float" office:value="1.14694444444444">
            <text:p>1.1469444444</text:p>
          </table:table-cell>
          <table:table-cell office:value-type="float" office:value="4">
            <text:p>4</text:p>
          </table:table-cell>
          <table:table-cell table:style-name="ce3" office:value-type="float" office:value="1375">
            <text:p>1375</text:p>
          </table:table-cell>
          <table:table-cell office:value-type="float" office:value="17.1333546577091">
            <text:p>17.1333546577</text:p>
          </table:table-cell>
          <table:table-cell office:value-type="float" office:value="33.6666666666667">
            <text:p>33.6666666667</text:p>
          </table:table-cell>
          <table:table-cell office:value-type="float" office:value="0.573465468981525">
            <text:p>0.573465469</text:p>
          </table:table-cell>
          <table:table-cell office:value-type="float" office:value="1.48933282117493">
            <text:p>1.489332821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380">
            <text:p>1380</text:p>
          </table:table-cell>
          <table:table-cell office:value-type="float" office:value="10.5767765764064">
            <text:p>10.5767765764</text:p>
          </table:table-cell>
          <table:table-cell office:value-type="float" office:value="23">
            <text:p>23</text:p>
          </table:table-cell>
          <table:table-cell office:value-type="float" office:value="0.500347041889156">
            <text:p>0.5003470419</text:p>
          </table:table-cell>
          <table:table-cell office:value-type="float" office:value="1.26282754282754">
            <text:p>1.2628275428</text:p>
          </table:table-cell>
          <table:table-cell office:value-type="float" office:value="3">
            <text:p>3</text:p>
          </table:table-cell>
          <table:table-cell table:style-name="ce3" office:value-type="float" office:value="1380">
            <text:p>1380</text:p>
          </table:table-cell>
          <table:table-cell office:value-type="float" office:value="12.9163488753082">
            <text:p>12.9163488753</text:p>
          </table:table-cell>
          <table:table-cell office:value-type="float" office:value="31">
            <text:p>31</text:p>
          </table:table-cell>
          <table:table-cell office:value-type="float" office:value="0.461025980343504">
            <text:p>0.4610259803</text:p>
          </table:table-cell>
          <table:table-cell office:value-type="float" office:value="1.52578144078144">
            <text:p>1.5257814408</text:p>
          </table:table-cell>
          <table:table-cell office:value-type="float" office:value="22">
            <text:p>22</text:p>
          </table:table-cell>
          <table:table-cell table:style-name="ce3" office:value-type="float" office:value="1380">
            <text:p>1380</text:p>
          </table:table-cell>
          <table:table-cell office:value-type="float" office:value="21.3073776343638">
            <text:p>21.3073776344</text:p>
          </table:table-cell>
          <table:table-cell office:value-type="float" office:value="14.2">
            <text:p>14.2</text:p>
          </table:table-cell>
          <table:table-cell office:value-type="float" office:value="1.57155980482872">
            <text:p>1.5715598048</text:p>
          </table:table-cell>
          <table:table-cell office:value-type="float" office:value="1.14694444444444">
            <text:p>1.1469444444</text:p>
          </table:table-cell>
          <table:table-cell office:value-type="float" office:value="4">
            <text:p>4</text:p>
          </table:table-cell>
          <table:table-cell table:style-name="ce3" office:value-type="float" office:value="1380">
            <text:p>1380</text:p>
          </table:table-cell>
          <table:table-cell office:value-type="float" office:value="17.1333546577091">
            <text:p>17.1333546577</text:p>
          </table:table-cell>
          <table:table-cell office:value-type="float" office:value="33.3333333333333">
            <text:p>33.3333333333</text:p>
          </table:table-cell>
          <table:table-cell office:value-type="float" office:value="0.573916592264596">
            <text:p>0.5739165923</text:p>
          </table:table-cell>
          <table:table-cell office:value-type="float" office:value="1.46885663069874">
            <text:p>1.468856630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385">
            <text:p>1385</text:p>
          </table:table-cell>
          <table:table-cell office:value-type="float" office:value="10.5767765764064">
            <text:p>10.5767765764</text:p>
          </table:table-cell>
          <table:table-cell office:value-type="float" office:value="23">
            <text:p>23</text:p>
          </table:table-cell>
          <table:table-cell office:value-type="float" office:value="0.500347041889156">
            <text:p>0.5003470419</text:p>
          </table:table-cell>
          <table:table-cell office:value-type="float" office:value="1.26282754282754">
            <text:p>1.2628275428</text:p>
          </table:table-cell>
          <table:table-cell office:value-type="float" office:value="3">
            <text:p>3</text:p>
          </table:table-cell>
          <table:table-cell table:style-name="ce3" office:value-type="float" office:value="1385">
            <text:p>1385</text:p>
          </table:table-cell>
          <table:table-cell office:value-type="float" office:value="12.9163488753082">
            <text:p>12.9163488753</text:p>
          </table:table-cell>
          <table:table-cell office:value-type="float" office:value="31">
            <text:p>31</text:p>
          </table:table-cell>
          <table:table-cell office:value-type="float" office:value="0.461025980343504">
            <text:p>0.4610259803</text:p>
          </table:table-cell>
          <table:table-cell office:value-type="float" office:value="1.52578144078144">
            <text:p>1.5257814408</text:p>
          </table:table-cell>
          <table:table-cell office:value-type="float" office:value="22">
            <text:p>22</text:p>
          </table:table-cell>
          <table:table-cell table:style-name="ce3" office:value-type="float" office:value="1385">
            <text:p>1385</text:p>
          </table:table-cell>
          <table:table-cell office:value-type="float" office:value="21.3204904836145">
            <text:p>21.3204904836</text:p>
          </table:table-cell>
          <table:table-cell office:value-type="float" office:value="14.5333333333333">
            <text:p>14.5333333333</text:p>
          </table:table-cell>
          <table:table-cell office:value-type="float" office:value="1.55276373900108">
            <text:p>1.552763739</text:p>
          </table:table-cell>
          <table:table-cell office:value-type="float" office:value="1.15805555555556">
            <text:p>1.1580555556</text:p>
          </table:table-cell>
          <table:table-cell office:value-type="float" office:value="4">
            <text:p>4</text:p>
          </table:table-cell>
          <table:table-cell table:style-name="ce3" office:value-type="float" office:value="1385">
            <text:p>1385</text:p>
          </table:table-cell>
          <table:table-cell office:value-type="float" office:value="17.1333546577091">
            <text:p>17.1333546577</text:p>
          </table:table-cell>
          <table:table-cell office:value-type="float" office:value="32.9333333333333">
            <text:p>32.9333333333</text:p>
          </table:table-cell>
          <table:table-cell office:value-type="float" office:value="0.574580720149366">
            <text:p>0.5745807201</text:p>
          </table:table-cell>
          <table:table-cell office:value-type="float" office:value="1.44885663069874">
            <text:p>1.448856630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390">
            <text:p>1390</text:p>
          </table:table-cell>
          <table:table-cell office:value-type="float" office:value="10.5767765764064">
            <text:p>10.5767765764</text:p>
          </table:table-cell>
          <table:table-cell office:value-type="float" office:value="23">
            <text:p>23</text:p>
          </table:table-cell>
          <table:table-cell office:value-type="float" office:value="0.500347041889156">
            <text:p>0.5003470419</text:p>
          </table:table-cell>
          <table:table-cell office:value-type="float" office:value="1.26282754282754">
            <text:p>1.2628275428</text:p>
          </table:table-cell>
          <table:table-cell office:value-type="float" office:value="3">
            <text:p>3</text:p>
          </table:table-cell>
          <table:table-cell table:style-name="ce3" office:value-type="float" office:value="1390">
            <text:p>1390</text:p>
          </table:table-cell>
          <table:table-cell office:value-type="float" office:value="12.9175326430669">
            <text:p>12.9175326431</text:p>
          </table:table-cell>
          <table:table-cell office:value-type="float" office:value="30.9333333333333">
            <text:p>30.9333333333</text:p>
          </table:table-cell>
          <table:table-cell office:value-type="float" office:value="0.461351347422127">
            <text:p>0.4613513474</text:p>
          </table:table-cell>
          <table:table-cell office:value-type="float" office:value="1.52321733821734">
            <text:p>1.5232173382</text:p>
          </table:table-cell>
          <table:table-cell office:value-type="float" office:value="22">
            <text:p>22</text:p>
          </table:table-cell>
          <table:table-cell table:style-name="ce3" office:value-type="float" office:value="1390">
            <text:p>1390</text:p>
          </table:table-cell>
          <table:table-cell office:value-type="float" office:value="21.3204904836145">
            <text:p>21.3204904836</text:p>
          </table:table-cell>
          <table:table-cell office:value-type="float" office:value="14.5333333333333">
            <text:p>14.5333333333</text:p>
          </table:table-cell>
          <table:table-cell office:value-type="float" office:value="1.55276373900108">
            <text:p>1.552763739</text:p>
          </table:table-cell>
          <table:table-cell office:value-type="float" office:value="1.15805555555556">
            <text:p>1.1580555556</text:p>
          </table:table-cell>
          <table:table-cell office:value-type="float" office:value="4">
            <text:p>4</text:p>
          </table:table-cell>
          <table:table-cell table:style-name="ce3" office:value-type="float" office:value="1390">
            <text:p>1390</text:p>
          </table:table-cell>
          <table:table-cell office:value-type="float" office:value="17.1333546577091">
            <text:p>17.1333546577</text:p>
          </table:table-cell>
          <table:table-cell office:value-type="float" office:value="32.8">
            <text:p>32.8</text:p>
          </table:table-cell>
          <table:table-cell office:value-type="float" office:value="0.574840182297896">
            <text:p>0.5748401823</text:p>
          </table:table-cell>
          <table:table-cell office:value-type="float" office:value="1.45838044022255">
            <text:p>1.458380440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395">
            <text:p>1395</text:p>
          </table:table-cell>
          <table:table-cell office:value-type="float" office:value="10.5767765764064">
            <text:p>10.5767765764</text:p>
          </table:table-cell>
          <table:table-cell office:value-type="float" office:value="22.9333333333333">
            <text:p>22.9333333333</text:p>
          </table:table-cell>
          <table:table-cell office:value-type="float" office:value="0.501142375539917">
            <text:p>0.5011423755</text:p>
          </table:table-cell>
          <table:table-cell office:value-type="float" office:value="1.25979723979724">
            <text:p>1.2597972398</text:p>
          </table:table-cell>
          <table:table-cell office:value-type="float" office:value="3">
            <text:p>3</text:p>
          </table:table-cell>
          <table:table-cell table:style-name="ce3" office:value-type="float" office:value="1395">
            <text:p>1395</text:p>
          </table:table-cell>
          <table:table-cell office:value-type="float" office:value="12.9175326430669">
            <text:p>12.9175326431</text:p>
          </table:table-cell>
          <table:table-cell office:value-type="float" office:value="30.8">
            <text:p>30.8</text:p>
          </table:table-cell>
          <table:table-cell office:value-type="float" office:value="0.462967364534417">
            <text:p>0.4629673645</text:p>
          </table:table-cell>
          <table:table-cell office:value-type="float" office:value="1.51655067155067">
            <text:p>1.5165506716</text:p>
          </table:table-cell>
          <table:table-cell office:value-type="float" office:value="22">
            <text:p>22</text:p>
          </table:table-cell>
          <table:table-cell table:style-name="ce3" office:value-type="float" office:value="1395">
            <text:p>1395</text:p>
          </table:table-cell>
          <table:table-cell office:value-type="float" office:value="21.3204904836145">
            <text:p>21.3204904836</text:p>
          </table:table-cell>
          <table:table-cell office:value-type="float" office:value="14.5333333333333">
            <text:p>14.5333333333</text:p>
          </table:table-cell>
          <table:table-cell office:value-type="float" office:value="1.55276373900108">
            <text:p>1.552763739</text:p>
          </table:table-cell>
          <table:table-cell office:value-type="float" office:value="1.15805555555556">
            <text:p>1.1580555556</text:p>
          </table:table-cell>
          <table:table-cell office:value-type="float" office:value="4">
            <text:p>4</text:p>
          </table:table-cell>
          <table:table-cell table:style-name="ce3" office:value-type="float" office:value="1395">
            <text:p>1395</text:p>
          </table:table-cell>
          <table:table-cell office:value-type="float" office:value="17.1333546577091">
            <text:p>17.1333546577</text:p>
          </table:table-cell>
          <table:table-cell office:value-type="float" office:value="32.6666666666667">
            <text:p>32.6666666667</text:p>
          </table:table-cell>
          <table:table-cell office:value-type="float" office:value="0.575122966886743">
            <text:p>0.5751229669</text:p>
          </table:table-cell>
          <table:table-cell office:value-type="float" office:value="1.45361853546064">
            <text:p>1.453618535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400">
            <text:p>1400</text:p>
          </table:table-cell>
          <table:table-cell office:value-type="float" office:value="10.5767765764064">
            <text:p>10.5767765764</text:p>
          </table:table-cell>
          <table:table-cell office:value-type="float" office:value="22.9333333333333">
            <text:p>22.9333333333</text:p>
          </table:table-cell>
          <table:table-cell office:value-type="float" office:value="0.501142375539917">
            <text:p>0.5011423755</text:p>
          </table:table-cell>
          <table:table-cell office:value-type="float" office:value="1.25979723979724">
            <text:p>1.2597972398</text:p>
          </table:table-cell>
          <table:table-cell office:value-type="float" office:value="3">
            <text:p>3</text:p>
          </table:table-cell>
          <table:table-cell table:style-name="ce3" office:value-type="float" office:value="1400">
            <text:p>1400</text:p>
          </table:table-cell>
          <table:table-cell office:value-type="float" office:value="12.9187164108256">
            <text:p>12.9187164108</text:p>
          </table:table-cell>
          <table:table-cell office:value-type="float" office:value="31.2">
            <text:p>31.2</text:p>
          </table:table-cell>
          <table:table-cell office:value-type="float" office:value="0.461013167920022">
            <text:p>0.4610131679</text:p>
          </table:table-cell>
          <table:table-cell office:value-type="float" office:value="1.52702075702076">
            <text:p>1.527020757</text:p>
          </table:table-cell>
          <table:table-cell office:value-type="float" office:value="22">
            <text:p>22</text:p>
          </table:table-cell>
          <table:table-cell table:style-name="ce3" office:value-type="float" office:value="1400">
            <text:p>1400</text:p>
          </table:table-cell>
          <table:table-cell office:value-type="float" office:value="21.3401711141614">
            <text:p>21.3401711142</text:p>
          </table:table-cell>
          <table:table-cell office:value-type="float" office:value="14.3333333333333">
            <text:p>14.3333333333</text:p>
          </table:table-cell>
          <table:table-cell office:value-type="float" office:value="1.55843069521066">
            <text:p>1.5584306952</text:p>
          </table:table-cell>
          <table:table-cell office:value-type="float" office:value="1.14615079365079">
            <text:p>1.1461507937</text:p>
          </table:table-cell>
          <table:table-cell office:value-type="float" office:value="4">
            <text:p>4</text:p>
          </table:table-cell>
          <table:table-cell table:style-name="ce3" office:value-type="float" office:value="1400">
            <text:p>1400</text:p>
          </table:table-cell>
          <table:table-cell office:value-type="float" office:value="17.1423584670598">
            <text:p>17.1423584671</text:p>
          </table:table-cell>
          <table:table-cell office:value-type="float" office:value="32.8">
            <text:p>32.8</text:p>
          </table:table-cell>
          <table:table-cell office:value-type="float" office:value="0.570984942618529">
            <text:p>0.5709849426</text:p>
          </table:table-cell>
          <table:table-cell office:value-type="float" office:value="1.46250880927352">
            <text:p>1.462508809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405">
            <text:p>1405</text:p>
          </table:table-cell>
          <table:table-cell office:value-type="float" office:value="10.5767765764064">
            <text:p>10.5767765764</text:p>
          </table:table-cell>
          <table:table-cell office:value-type="float" office:value="22.9333333333333">
            <text:p>22.9333333333</text:p>
          </table:table-cell>
          <table:table-cell office:value-type="float" office:value="0.501142375539917">
            <text:p>0.5011423755</text:p>
          </table:table-cell>
          <table:table-cell office:value-type="float" office:value="1.25979723979724">
            <text:p>1.2597972398</text:p>
          </table:table-cell>
          <table:table-cell office:value-type="float" office:value="3">
            <text:p>3</text:p>
          </table:table-cell>
          <table:table-cell table:style-name="ce3" office:value-type="float" office:value="1405">
            <text:p>1405</text:p>
          </table:table-cell>
          <table:table-cell office:value-type="float" office:value="12.9187164108256">
            <text:p>12.9187164108</text:p>
          </table:table-cell>
          <table:table-cell office:value-type="float" office:value="31.0666666666667">
            <text:p>31.0666666667</text:p>
          </table:table-cell>
          <table:table-cell office:value-type="float" office:value="0.461995113672485">
            <text:p>0.4619951137</text:p>
          </table:table-cell>
          <table:table-cell office:value-type="float" office:value="1.51075091575092">
            <text:p>1.5107509158</text:p>
          </table:table-cell>
          <table:table-cell office:value-type="float" office:value="22">
            <text:p>22</text:p>
          </table:table-cell>
          <table:table-cell table:style-name="ce3" office:value-type="float" office:value="1405">
            <text:p>1405</text:p>
          </table:table-cell>
          <table:table-cell office:value-type="float" office:value="21.3401711141614">
            <text:p>21.3401711142</text:p>
          </table:table-cell>
          <table:table-cell office:value-type="float" office:value="14.3333333333333">
            <text:p>14.3333333333</text:p>
          </table:table-cell>
          <table:table-cell office:value-type="float" office:value="1.55843069521066">
            <text:p>1.5584306952</text:p>
          </table:table-cell>
          <table:table-cell office:value-type="float" office:value="1.14615079365079">
            <text:p>1.1461507937</text:p>
          </table:table-cell>
          <table:table-cell office:value-type="float" office:value="4">
            <text:p>4</text:p>
          </table:table-cell>
          <table:table-cell table:style-name="ce3" office:value-type="float" office:value="1405">
            <text:p>1405</text:p>
          </table:table-cell>
          <table:table-cell office:value-type="float" office:value="17.1423584670598">
            <text:p>17.1423584671</text:p>
          </table:table-cell>
          <table:table-cell office:value-type="float" office:value="32.7333333333333">
            <text:p>32.7333333333</text:p>
          </table:table-cell>
          <table:table-cell office:value-type="float" office:value="0.572942845491258">
            <text:p>0.5729428455</text:p>
          </table:table-cell>
          <table:table-cell office:value-type="float" office:value="1.45774690451161">
            <text:p>1.457746904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410">
            <text:p>1410</text:p>
          </table:table-cell>
          <table:table-cell office:value-type="float" office:value="10.5767765764064">
            <text:p>10.5767765764</text:p>
          </table:table-cell>
          <table:table-cell office:value-type="float" office:value="22.8666666666667">
            <text:p>22.8666666667</text:p>
          </table:table-cell>
          <table:table-cell office:value-type="float" office:value="0.502383136776136">
            <text:p>0.5023831368</text:p>
          </table:table-cell>
          <table:table-cell office:value-type="float" office:value="1.25503533503533">
            <text:p>1.255035335</text:p>
          </table:table-cell>
          <table:table-cell office:value-type="float" office:value="22">
            <text:p>22</text:p>
          </table:table-cell>
          <table:table-cell table:style-name="ce3" office:value-type="float" office:value="1410">
            <text:p>1410</text:p>
          </table:table-cell>
          <table:table-cell office:value-type="float" office:value="12.9187164108256">
            <text:p>12.9187164108</text:p>
          </table:table-cell>
          <table:table-cell office:value-type="float" office:value="31">
            <text:p>31</text:p>
          </table:table-cell>
          <table:table-cell office:value-type="float" office:value="0.462308383194411">
            <text:p>0.4623083832</text:p>
          </table:table-cell>
          <table:table-cell office:value-type="float" office:value="1.51313186813187">
            <text:p>1.5131318681</text:p>
          </table:table-cell>
          <table:table-cell office:value-type="float" office:value="22">
            <text:p>22</text:p>
          </table:table-cell>
          <table:table-cell table:style-name="ce3" office:value-type="float" office:value="1410">
            <text:p>1410</text:p>
          </table:table-cell>
          <table:table-cell office:value-type="float" office:value="21.3401711141614">
            <text:p>21.3401711142</text:p>
          </table:table-cell>
          <table:table-cell office:value-type="float" office:value="14.3333333333333">
            <text:p>14.3333333333</text:p>
          </table:table-cell>
          <table:table-cell office:value-type="float" office:value="1.55843069521066">
            <text:p>1.5584306952</text:p>
          </table:table-cell>
          <table:table-cell office:value-type="float" office:value="1.14615079365079">
            <text:p>1.1461507937</text:p>
          </table:table-cell>
          <table:table-cell office:value-type="float" office:value="4">
            <text:p>4</text:p>
          </table:table-cell>
          <table:table-cell table:style-name="ce3" office:value-type="float" office:value="1410">
            <text:p>1410</text:p>
          </table:table-cell>
          <table:table-cell office:value-type="float" office:value="17.1423584670598">
            <text:p>17.1423584671</text:p>
          </table:table-cell>
          <table:table-cell office:value-type="float" office:value="32.7333333333333">
            <text:p>32.7333333333</text:p>
          </table:table-cell>
          <table:table-cell office:value-type="float" office:value="0.572942845491258">
            <text:p>0.5729428455</text:p>
          </table:table-cell>
          <table:table-cell office:value-type="float" office:value="1.45774690451161">
            <text:p>1.457746904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415">
            <text:p>1415</text:p>
          </table:table-cell>
          <table:table-cell office:value-type="float" office:value="10.5767765764064">
            <text:p>10.5767765764</text:p>
          </table:table-cell>
          <table:table-cell office:value-type="float" office:value="22.7333333333333">
            <text:p>22.7333333333</text:p>
          </table:table-cell>
          <table:table-cell office:value-type="float" office:value="0.504547589566593">
            <text:p>0.5045475896</text:p>
          </table:table-cell>
          <table:table-cell office:value-type="float" office:value="1.2486716986717">
            <text:p>1.2486716987</text:p>
          </table:table-cell>
          <table:table-cell office:value-type="float" office:value="22">
            <text:p>22</text:p>
          </table:table-cell>
          <table:table-cell table:style-name="ce3" office:value-type="float" office:value="1415">
            <text:p>1415</text:p>
          </table:table-cell>
          <table:table-cell office:value-type="float" office:value="12.9187164108256">
            <text:p>12.9187164108</text:p>
          </table:table-cell>
          <table:table-cell office:value-type="float" office:value="31">
            <text:p>31</text:p>
          </table:table-cell>
          <table:table-cell office:value-type="float" office:value="0.462308383194411">
            <text:p>0.4623083832</text:p>
          </table:table-cell>
          <table:table-cell office:value-type="float" office:value="1.51313186813187">
            <text:p>1.5131318681</text:p>
          </table:table-cell>
          <table:table-cell office:value-type="float" office:value="22">
            <text:p>22</text:p>
          </table:table-cell>
          <table:table-cell table:style-name="ce3" office:value-type="float" office:value="1415">
            <text:p>1415</text:p>
          </table:table-cell>
          <table:table-cell office:value-type="float" office:value="21.3401711141614">
            <text:p>21.3401711142</text:p>
          </table:table-cell>
          <table:table-cell office:value-type="float" office:value="14.3333333333333">
            <text:p>14.3333333333</text:p>
          </table:table-cell>
          <table:table-cell office:value-type="float" office:value="1.55843069521066">
            <text:p>1.5584306952</text:p>
          </table:table-cell>
          <table:table-cell office:value-type="float" office:value="1.14615079365079">
            <text:p>1.1461507937</text:p>
          </table:table-cell>
          <table:table-cell office:value-type="float" office:value="4">
            <text:p>4</text:p>
          </table:table-cell>
          <table:table-cell table:style-name="ce3" office:value-type="float" office:value="1415">
            <text:p>1415</text:p>
          </table:table-cell>
          <table:table-cell office:value-type="float" office:value="17.1423584670598">
            <text:p>17.1423584671</text:p>
          </table:table-cell>
          <table:table-cell office:value-type="float" office:value="32.5333333333333">
            <text:p>32.5333333333</text:p>
          </table:table-cell>
          <table:table-cell office:value-type="float" office:value="0.573708495108444">
            <text:p>0.5737084951</text:p>
          </table:table-cell>
          <table:table-cell office:value-type="float" office:value="1.45060404736875">
            <text:p>1.450604047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420">
            <text:p>1420</text:p>
          </table:table-cell>
          <table:table-cell office:value-type="float" office:value="10.5767765764064">
            <text:p>10.5767765764</text:p>
          </table:table-cell>
          <table:table-cell office:value-type="float" office:value="22.7333333333333">
            <text:p>22.7333333333</text:p>
          </table:table-cell>
          <table:table-cell office:value-type="float" office:value="0.504547589566593">
            <text:p>0.5045475896</text:p>
          </table:table-cell>
          <table:table-cell office:value-type="float" office:value="1.2486716986717">
            <text:p>1.2486716987</text:p>
          </table:table-cell>
          <table:table-cell office:value-type="float" office:value="22">
            <text:p>22</text:p>
          </table:table-cell>
          <table:table-cell table:style-name="ce3" office:value-type="float" office:value="1420">
            <text:p>1420</text:p>
          </table:table-cell>
          <table:table-cell office:value-type="float" office:value="12.9187164108256">
            <text:p>12.9187164108</text:p>
          </table:table-cell>
          <table:table-cell office:value-type="float" office:value="30.9333333333333">
            <text:p>30.9333333333</text:p>
          </table:table-cell>
          <table:table-cell office:value-type="float" office:value="0.462580403687497">
            <text:p>0.4625804037</text:p>
          </table:table-cell>
          <table:table-cell office:value-type="float" office:value="1.50543956043956">
            <text:p>1.5054395604</text:p>
          </table:table-cell>
          <table:table-cell office:value-type="float" office:value="22">
            <text:p>22</text:p>
          </table:table-cell>
          <table:table-cell table:style-name="ce3" office:value-type="float" office:value="1420">
            <text:p>1420</text:p>
          </table:table-cell>
          <table:table-cell office:value-type="float" office:value="21.3401711141614">
            <text:p>21.3401711142</text:p>
          </table:table-cell>
          <table:table-cell office:value-type="float" office:value="14.3333333333333">
            <text:p>14.3333333333</text:p>
          </table:table-cell>
          <table:table-cell office:value-type="float" office:value="1.55843069521066">
            <text:p>1.5584306952</text:p>
          </table:table-cell>
          <table:table-cell office:value-type="float" office:value="1.14615079365079">
            <text:p>1.1461507937</text:p>
          </table:table-cell>
          <table:table-cell office:value-type="float" office:value="4">
            <text:p>4</text:p>
          </table:table-cell>
          <table:table-cell table:style-name="ce3" office:value-type="float" office:value="1420">
            <text:p>1420</text:p>
          </table:table-cell>
          <table:table-cell office:value-type="float" office:value="17.149224926189">
            <text:p>17.1492249262</text:p>
          </table:table-cell>
          <table:table-cell office:value-type="float" office:value="32.8">
            <text:p>32.8</text:p>
          </table:table-cell>
          <table:table-cell office:value-type="float" office:value="0.569280653078939">
            <text:p>0.5692806531</text:p>
          </table:table-cell>
          <table:table-cell office:value-type="float" office:value="1.46532266208737">
            <text:p>1.465322662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425">
            <text:p>1425</text:p>
          </table:table-cell>
          <table:table-cell office:value-type="float" office:value="10.5767765764064">
            <text:p>10.5767765764</text:p>
          </table:table-cell>
          <table:table-cell office:value-type="float" office:value="22.7333333333333">
            <text:p>22.7333333333</text:p>
          </table:table-cell>
          <table:table-cell office:value-type="float" office:value="0.504547589566593">
            <text:p>0.5045475896</text:p>
          </table:table-cell>
          <table:table-cell office:value-type="float" office:value="1.2486716986717">
            <text:p>1.2486716987</text:p>
          </table:table-cell>
          <table:table-cell office:value-type="float" office:value="22">
            <text:p>22</text:p>
          </table:table-cell>
          <table:table-cell table:style-name="ce3" office:value-type="float" office:value="1425">
            <text:p>1425</text:p>
          </table:table-cell>
          <table:table-cell office:value-type="float" office:value="12.9187164108256">
            <text:p>12.9187164108</text:p>
          </table:table-cell>
          <table:table-cell office:value-type="float" office:value="30.9333333333333">
            <text:p>30.9333333333</text:p>
          </table:table-cell>
          <table:table-cell office:value-type="float" office:value="0.462580403687497">
            <text:p>0.4625804037</text:p>
          </table:table-cell>
          <table:table-cell office:value-type="float" office:value="1.50543956043956">
            <text:p>1.5054395604</text:p>
          </table:table-cell>
          <table:table-cell office:value-type="float" office:value="22">
            <text:p>22</text:p>
          </table:table-cell>
          <table:table-cell table:style-name="ce3" office:value-type="float" office:value="1425">
            <text:p>1425</text:p>
          </table:table-cell>
          <table:table-cell office:value-type="float" office:value="21.3401711141614">
            <text:p>21.3401711142</text:p>
          </table:table-cell>
          <table:table-cell office:value-type="float" office:value="14.3333333333333">
            <text:p>14.3333333333</text:p>
          </table:table-cell>
          <table:table-cell office:value-type="float" office:value="1.55843069521066">
            <text:p>1.5584306952</text:p>
          </table:table-cell>
          <table:table-cell office:value-type="float" office:value="1.14615079365079">
            <text:p>1.1461507937</text:p>
          </table:table-cell>
          <table:table-cell office:value-type="float" office:value="4">
            <text:p>4</text:p>
          </table:table-cell>
          <table:table-cell table:style-name="ce3" office:value-type="float" office:value="1425">
            <text:p>1425</text:p>
          </table:table-cell>
          <table:table-cell office:value-type="float" office:value="17.149224926189">
            <text:p>17.1492249262</text:p>
          </table:table-cell>
          <table:table-cell office:value-type="float" office:value="32.8">
            <text:p>32.8</text:p>
          </table:table-cell>
          <table:table-cell office:value-type="float" office:value="0.569280653078939">
            <text:p>0.5692806531</text:p>
          </table:table-cell>
          <table:table-cell office:value-type="float" office:value="1.46532266208737">
            <text:p>1.465322662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430">
            <text:p>1430</text:p>
          </table:table-cell>
          <table:table-cell office:value-type="float" office:value="10.5767765764064">
            <text:p>10.5767765764</text:p>
          </table:table-cell>
          <table:table-cell office:value-type="float" office:value="22.7333333333333">
            <text:p>22.7333333333</text:p>
          </table:table-cell>
          <table:table-cell office:value-type="float" office:value="0.504547589566593">
            <text:p>0.5045475896</text:p>
          </table:table-cell>
          <table:table-cell office:value-type="float" office:value="1.2486716986717">
            <text:p>1.2486716987</text:p>
          </table:table-cell>
          <table:table-cell office:value-type="float" office:value="22">
            <text:p>22</text:p>
          </table:table-cell>
          <table:table-cell table:style-name="ce3" office:value-type="float" office:value="1430">
            <text:p>1430</text:p>
          </table:table-cell>
          <table:table-cell office:value-type="float" office:value="12.9187164108256">
            <text:p>12.9187164108</text:p>
          </table:table-cell>
          <table:table-cell office:value-type="float" office:value="30.5333333333333">
            <text:p>30.5333333333</text:p>
          </table:table-cell>
          <table:table-cell office:value-type="float" office:value="0.465986983006504">
            <text:p>0.465986983</text:p>
          </table:table-cell>
          <table:table-cell office:value-type="float" office:value="1.49351444851445">
            <text:p>1.4935144485</text:p>
          </table:table-cell>
          <table:table-cell office:value-type="float" office:value="22">
            <text:p>22</text:p>
          </table:table-cell>
          <table:table-cell table:style-name="ce3" office:value-type="float" office:value="1430">
            <text:p>1430</text:p>
          </table:table-cell>
          <table:table-cell office:value-type="float" office:value="21.3401711141614">
            <text:p>21.3401711142</text:p>
          </table:table-cell>
          <table:table-cell office:value-type="float" office:value="14.3333333333333">
            <text:p>14.3333333333</text:p>
          </table:table-cell>
          <table:table-cell office:value-type="float" office:value="1.55843069521066">
            <text:p>1.5584306952</text:p>
          </table:table-cell>
          <table:table-cell office:value-type="float" office:value="1.14615079365079">
            <text:p>1.1461507937</text:p>
          </table:table-cell>
          <table:table-cell office:value-type="float" office:value="4">
            <text:p>4</text:p>
          </table:table-cell>
          <table:table-cell table:style-name="ce3" office:value-type="float" office:value="1430">
            <text:p>1430</text:p>
          </table:table-cell>
          <table:table-cell office:value-type="float" office:value="17.149224926189">
            <text:p>17.1492249262</text:p>
          </table:table-cell>
          <table:table-cell office:value-type="float" office:value="32.7333333333333">
            <text:p>32.7333333333</text:p>
          </table:table-cell>
          <table:table-cell office:value-type="float" office:value="0.569897398855367">
            <text:p>0.5698973989</text:p>
          </table:table-cell>
          <table:table-cell office:value-type="float" office:value="1.46336187777364">
            <text:p>1.463361877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435">
            <text:p>1435</text:p>
          </table:table-cell>
          <table:table-cell office:value-type="float" office:value="10.5767765764064">
            <text:p>10.5767765764</text:p>
          </table:table-cell>
          <table:table-cell office:value-type="float" office:value="22.7333333333333">
            <text:p>22.7333333333</text:p>
          </table:table-cell>
          <table:table-cell office:value-type="float" office:value="0.504547589566593">
            <text:p>0.5045475896</text:p>
          </table:table-cell>
          <table:table-cell office:value-type="float" office:value="1.2486716986717">
            <text:p>1.2486716987</text:p>
          </table:table-cell>
          <table:table-cell office:value-type="float" office:value="22">
            <text:p>22</text:p>
          </table:table-cell>
          <table:table-cell table:style-name="ce3" office:value-type="float" office:value="1435">
            <text:p>1435</text:p>
          </table:table-cell>
          <table:table-cell office:value-type="float" office:value="12.9187164108256">
            <text:p>12.9187164108</text:p>
          </table:table-cell>
          <table:table-cell office:value-type="float" office:value="30.5333333333333">
            <text:p>30.5333333333</text:p>
          </table:table-cell>
          <table:table-cell office:value-type="float" office:value="0.465986983006504">
            <text:p>0.465986983</text:p>
          </table:table-cell>
          <table:table-cell office:value-type="float" office:value="1.49351444851445">
            <text:p>1.4935144485</text:p>
          </table:table-cell>
          <table:table-cell office:value-type="float" office:value="22">
            <text:p>22</text:p>
          </table:table-cell>
          <table:table-cell table:style-name="ce3" office:value-type="float" office:value="1435">
            <text:p>1435</text:p>
          </table:table-cell>
          <table:table-cell office:value-type="float" office:value="21.3401711141614">
            <text:p>21.3401711142</text:p>
          </table:table-cell>
          <table:table-cell office:value-type="float" office:value="14.2666666666667">
            <text:p>14.2666666667</text:p>
          </table:table-cell>
          <table:table-cell office:value-type="float" office:value="1.56421606455704">
            <text:p>1.5642160646</text:p>
          </table:table-cell>
          <table:table-cell office:value-type="float" office:value="1.14694444444444">
            <text:p>1.1469444444</text:p>
          </table:table-cell>
          <table:table-cell office:value-type="float" office:value="4">
            <text:p>4</text:p>
          </table:table-cell>
          <table:table-cell table:style-name="ce3" office:value-type="float" office:value="1435">
            <text:p>1435</text:p>
          </table:table-cell>
          <table:table-cell office:value-type="float" office:value="17.149224926189">
            <text:p>17.1492249262</text:p>
          </table:table-cell>
          <table:table-cell office:value-type="float" office:value="32.7333333333333">
            <text:p>32.7333333333</text:p>
          </table:table-cell>
          <table:table-cell office:value-type="float" office:value="0.569897398855367">
            <text:p>0.5698973989</text:p>
          </table:table-cell>
          <table:table-cell office:value-type="float" office:value="1.46336187777364">
            <text:p>1.463361877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440">
            <text:p>1440</text:p>
          </table:table-cell>
          <table:table-cell office:value-type="float" office:value="10.5767765764064">
            <text:p>10.5767765764</text:p>
          </table:table-cell>
          <table:table-cell office:value-type="float" office:value="22.7333333333333">
            <text:p>22.7333333333</text:p>
          </table:table-cell>
          <table:table-cell office:value-type="float" office:value="0.504547589566593">
            <text:p>0.5045475896</text:p>
          </table:table-cell>
          <table:table-cell office:value-type="float" office:value="1.2486716986717">
            <text:p>1.2486716987</text:p>
          </table:table-cell>
          <table:table-cell office:value-type="float" office:value="22">
            <text:p>22</text:p>
          </table:table-cell>
          <table:table-cell table:style-name="ce3" office:value-type="float" office:value="1440">
            <text:p>1440</text:p>
          </table:table-cell>
          <table:table-cell office:value-type="float" office:value="12.9187164108256">
            <text:p>12.9187164108</text:p>
          </table:table-cell>
          <table:table-cell office:value-type="float" office:value="30.3333333333333">
            <text:p>30.3333333333</text:p>
          </table:table-cell>
          <table:table-cell office:value-type="float" office:value="0.467005318722547">
            <text:p>0.4670053187</text:p>
          </table:table-cell>
          <table:table-cell office:value-type="float" office:value="1.4907671957672">
            <text:p>1.4907671958</text:p>
          </table:table-cell>
          <table:table-cell office:value-type="float" office:value="22">
            <text:p>22</text:p>
          </table:table-cell>
          <table:table-cell table:style-name="ce3" office:value-type="float" office:value="1440">
            <text:p>1440</text:p>
          </table:table-cell>
          <table:table-cell office:value-type="float" office:value="21.3401711141614">
            <text:p>21.3401711142</text:p>
          </table:table-cell>
          <table:table-cell office:value-type="float" office:value="14.2666666666667">
            <text:p>14.2666666667</text:p>
          </table:table-cell>
          <table:table-cell office:value-type="float" office:value="1.56421606455704">
            <text:p>1.5642160646</text:p>
          </table:table-cell>
          <table:table-cell office:value-type="float" office:value="1.14694444444444">
            <text:p>1.1469444444</text:p>
          </table:table-cell>
          <table:table-cell office:value-type="float" office:value="4">
            <text:p>4</text:p>
          </table:table-cell>
          <table:table-cell table:style-name="ce3" office:value-type="float" office:value="1440">
            <text:p>1440</text:p>
          </table:table-cell>
          <table:table-cell office:value-type="float" office:value="17.1556428407199">
            <text:p>17.1556428407</text:p>
          </table:table-cell>
          <table:table-cell office:value-type="float" office:value="33.7333333333333">
            <text:p>33.7333333333</text:p>
          </table:table-cell>
          <table:table-cell office:value-type="float" office:value="0.566838668642154">
            <text:p>0.5668386686</text:p>
          </table:table-cell>
          <table:table-cell office:value-type="float" office:value="1.47601700042877">
            <text:p>1.476017000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445">
            <text:p>1445</text:p>
          </table:table-cell>
          <table:table-cell office:value-type="float" office:value="10.5767765764064">
            <text:p>10.5767765764</text:p>
          </table:table-cell>
          <table:table-cell office:value-type="float" office:value="22.7333333333333">
            <text:p>22.7333333333</text:p>
          </table:table-cell>
          <table:table-cell office:value-type="float" office:value="0.504547589566593">
            <text:p>0.5045475896</text:p>
          </table:table-cell>
          <table:table-cell office:value-type="float" office:value="1.2486716986717">
            <text:p>1.2486716987</text:p>
          </table:table-cell>
          <table:table-cell office:value-type="float" office:value="22">
            <text:p>22</text:p>
          </table:table-cell>
          <table:table-cell table:style-name="ce3" office:value-type="float" office:value="1445">
            <text:p>1445</text:p>
          </table:table-cell>
          <table:table-cell office:value-type="float" office:value="12.9187164108256">
            <text:p>12.9187164108</text:p>
          </table:table-cell>
          <table:table-cell office:value-type="float" office:value="30.2666666666667">
            <text:p>30.2666666667</text:p>
          </table:table-cell>
          <table:table-cell office:value-type="float" office:value="0.467370737152486">
            <text:p>0.4673707372</text:p>
          </table:table-cell>
          <table:table-cell office:value-type="float" office:value="1.4933312983313">
            <text:p>1.4933312983</text:p>
          </table:table-cell>
          <table:table-cell office:value-type="float" office:value="22">
            <text:p>22</text:p>
          </table:table-cell>
          <table:table-cell table:style-name="ce3" office:value-type="float" office:value="1445">
            <text:p>1445</text:p>
          </table:table-cell>
          <table:table-cell office:value-type="float" office:value="21.3401711141614">
            <text:p>21.3401711142</text:p>
          </table:table-cell>
          <table:table-cell office:value-type="float" office:value="14.2666666666667">
            <text:p>14.2666666667</text:p>
          </table:table-cell>
          <table:table-cell office:value-type="float" office:value="1.56421606455704">
            <text:p>1.5642160646</text:p>
          </table:table-cell>
          <table:table-cell office:value-type="float" office:value="1.14694444444444">
            <text:p>1.1469444444</text:p>
          </table:table-cell>
          <table:table-cell office:value-type="float" office:value="4">
            <text:p>4</text:p>
          </table:table-cell>
          <table:table-cell table:style-name="ce3" office:value-type="float" office:value="1445">
            <text:p>1445</text:p>
          </table:table-cell>
          <table:table-cell office:value-type="float" office:value="17.1556428407199">
            <text:p>17.1556428407</text:p>
          </table:table-cell>
          <table:table-cell office:value-type="float" office:value="33.1333333333333">
            <text:p>33.1333333333</text:p>
          </table:table-cell>
          <table:table-cell office:value-type="float" office:value="0.568490646128931">
            <text:p>0.5684906461</text:p>
          </table:table-cell>
          <table:table-cell office:value-type="float" office:value="1.4676409320527">
            <text:p>1.467640932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450">
            <text:p>1450</text:p>
          </table:table-cell>
          <table:table-cell office:value-type="float" office:value="10.5781959220881">
            <text:p>10.5781959221</text:p>
          </table:table-cell>
          <table:table-cell office:value-type="float" office:value="22.8666666666667">
            <text:p>22.8666666667</text:p>
          </table:table-cell>
          <table:table-cell office:value-type="float" office:value="0.502884880402121">
            <text:p>0.5028848804</text:p>
          </table:table-cell>
          <table:table-cell office:value-type="float" office:value="1.25094442594443">
            <text:p>1.2509444259</text:p>
          </table:table-cell>
          <table:table-cell office:value-type="float" office:value="22">
            <text:p>22</text:p>
          </table:table-cell>
          <table:table-cell table:style-name="ce3" office:value-type="float" office:value="1450">
            <text:p>1450</text:p>
          </table:table-cell>
          <table:table-cell office:value-type="float" office:value="12.9187164108256">
            <text:p>12.9187164108</text:p>
          </table:table-cell>
          <table:table-cell office:value-type="float" office:value="30.1333333333333">
            <text:p>30.1333333333</text:p>
          </table:table-cell>
          <table:table-cell office:value-type="float" office:value="0.468164478174918">
            <text:p>0.4681644782</text:p>
          </table:table-cell>
          <table:table-cell office:value-type="float" office:value="1.48798941798942">
            <text:p>1.487989418</text:p>
          </table:table-cell>
          <table:table-cell office:value-type="float" office:value="22">
            <text:p>22</text:p>
          </table:table-cell>
          <table:table-cell table:style-name="ce3" office:value-type="float" office:value="1450">
            <text:p>1450</text:p>
          </table:table-cell>
          <table:table-cell office:value-type="float" office:value="21.3413767070641">
            <text:p>21.3413767071</text:p>
          </table:table-cell>
          <table:table-cell office:value-type="float" office:value="14.8">
            <text:p>14.8</text:p>
          </table:table-cell>
          <table:table-cell office:value-type="float" office:value="1.53887397945365">
            <text:p>1.5388739795</text:p>
          </table:table-cell>
          <table:table-cell office:value-type="float" office:value="1.16361111111111">
            <text:p>1.1636111111</text:p>
          </table:table-cell>
          <table:table-cell office:value-type="float" office:value="4">
            <text:p>4</text:p>
          </table:table-cell>
          <table:table-cell table:style-name="ce3" office:value-type="float" office:value="1450">
            <text:p>1450</text:p>
          </table:table-cell>
          <table:table-cell office:value-type="float" office:value="17.1556428407199">
            <text:p>17.1556428407</text:p>
          </table:table-cell>
          <table:table-cell office:value-type="float" office:value="33.0666666666667">
            <text:p>33.0666666667</text:p>
          </table:table-cell>
          <table:table-cell office:value-type="float" office:value="0.568728991139461">
            <text:p>0.5687289911</text:p>
          </table:table-cell>
          <table:table-cell office:value-type="float" office:value="1.45903287344464">
            <text:p>1.459032873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455">
            <text:p>1455</text:p>
          </table:table-cell>
          <table:table-cell office:value-type="float" office:value="10.5781959220881">
            <text:p>10.5781959221</text:p>
          </table:table-cell>
          <table:table-cell office:value-type="float" office:value="22.8666666666667">
            <text:p>22.8666666667</text:p>
          </table:table-cell>
          <table:table-cell office:value-type="float" office:value="0.502884880402121">
            <text:p>0.5028848804</text:p>
          </table:table-cell>
          <table:table-cell office:value-type="float" office:value="1.25094442594443">
            <text:p>1.2509444259</text:p>
          </table:table-cell>
          <table:table-cell office:value-type="float" office:value="22">
            <text:p>22</text:p>
          </table:table-cell>
          <table:table-cell table:style-name="ce3" office:value-type="float" office:value="1455">
            <text:p>1455</text:p>
          </table:table-cell>
          <table:table-cell office:value-type="float" office:value="12.9187164108256">
            <text:p>12.9187164108</text:p>
          </table:table-cell>
          <table:table-cell office:value-type="float" office:value="30.1333333333333">
            <text:p>30.1333333333</text:p>
          </table:table-cell>
          <table:table-cell office:value-type="float" office:value="0.468164478174918">
            <text:p>0.4681644782</text:p>
          </table:table-cell>
          <table:table-cell office:value-type="float" office:value="1.48798941798942">
            <text:p>1.487989418</text:p>
          </table:table-cell>
          <table:table-cell office:value-type="float" office:value="22">
            <text:p>22</text:p>
          </table:table-cell>
          <table:table-cell table:style-name="ce3" office:value-type="float" office:value="1455">
            <text:p>1455</text:p>
          </table:table-cell>
          <table:table-cell office:value-type="float" office:value="21.3413767070641">
            <text:p>21.3413767071</text:p>
          </table:table-cell>
          <table:table-cell office:value-type="float" office:value="14.7333333333333">
            <text:p>14.7333333333</text:p>
          </table:table-cell>
          <table:table-cell office:value-type="float" office:value="1.54051767285647">
            <text:p>1.5405176729</text:p>
          </table:table-cell>
          <table:table-cell office:value-type="float" office:value="1.15990740740741">
            <text:p>1.1599074074</text:p>
          </table:table-cell>
          <table:table-cell office:value-type="float" office:value="4">
            <text:p>4</text:p>
          </table:table-cell>
          <table:table-cell table:style-name="ce3" office:value-type="float" office:value="1455">
            <text:p>1455</text:p>
          </table:table-cell>
          <table:table-cell office:value-type="float" office:value="17.1556428407199">
            <text:p>17.1556428407</text:p>
          </table:table-cell>
          <table:table-cell office:value-type="float" office:value="33">
            <text:p>33</text:p>
          </table:table-cell>
          <table:table-cell office:value-type="float" office:value="0.568967877447063">
            <text:p>0.5689678774</text:p>
          </table:table-cell>
          <table:table-cell office:value-type="float" office:value="1.46287902729079">
            <text:p>1.462879027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460">
            <text:p>1460</text:p>
          </table:table-cell>
          <table:table-cell office:value-type="float" office:value="10.5781959220881">
            <text:p>10.5781959221</text:p>
          </table:table-cell>
          <table:table-cell office:value-type="float" office:value="22.8666666666667">
            <text:p>22.8666666667</text:p>
          </table:table-cell>
          <table:table-cell office:value-type="float" office:value="0.502884880402121">
            <text:p>0.5028848804</text:p>
          </table:table-cell>
          <table:table-cell office:value-type="float" office:value="1.25094442594443">
            <text:p>1.2509444259</text:p>
          </table:table-cell>
          <table:table-cell office:value-type="float" office:value="22">
            <text:p>22</text:p>
          </table:table-cell>
          <table:table-cell table:style-name="ce3" office:value-type="float" office:value="1460">
            <text:p>1460</text:p>
          </table:table-cell>
          <table:table-cell office:value-type="float" office:value="12.9196846466395">
            <text:p>12.9196846466</text:p>
          </table:table-cell>
          <table:table-cell office:value-type="float" office:value="30.2666666666667">
            <text:p>30.2666666667</text:p>
          </table:table-cell>
          <table:table-cell office:value-type="float" office:value="0.466235554053228">
            <text:p>0.4662355541</text:p>
          </table:table-cell>
          <table:table-cell office:value-type="float" office:value="1.48986975986976">
            <text:p>1.4898697599</text:p>
          </table:table-cell>
          <table:table-cell office:value-type="float" office:value="22">
            <text:p>22</text:p>
          </table:table-cell>
          <table:table-cell table:style-name="ce3" office:value-type="float" office:value="1460">
            <text:p>1460</text:p>
          </table:table-cell>
          <table:table-cell office:value-type="float" office:value="21.3413767070641">
            <text:p>21.3413767071</text:p>
          </table:table-cell>
          <table:table-cell office:value-type="float" office:value="14.6666666666667">
            <text:p>14.6666666667</text:p>
          </table:table-cell>
          <table:table-cell office:value-type="float" office:value="1.54240487639304">
            <text:p>1.5424048764</text:p>
          </table:table-cell>
          <table:table-cell office:value-type="float" office:value="1.16996031746032">
            <text:p>1.1699603175</text:p>
          </table:table-cell>
          <table:table-cell office:value-type="float" office:value="4">
            <text:p>4</text:p>
          </table:table-cell>
          <table:table-cell table:style-name="ce3" office:value-type="float" office:value="1460">
            <text:p>1460</text:p>
          </table:table-cell>
          <table:table-cell office:value-type="float" office:value="17.1556428407199">
            <text:p>17.1556428407</text:p>
          </table:table-cell>
          <table:table-cell office:value-type="float" office:value="32.6666666666667">
            <text:p>32.6666666667</text:p>
          </table:table-cell>
          <table:table-cell office:value-type="float" office:value="0.570410491984481">
            <text:p>0.570410492</text:p>
          </table:table-cell>
          <table:table-cell office:value-type="float" office:value="1.45097426538603">
            <text:p>1.450974265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465">
            <text:p>1465</text:p>
          </table:table-cell>
          <table:table-cell office:value-type="float" office:value="10.5781959220881">
            <text:p>10.5781959221</text:p>
          </table:table-cell>
          <table:table-cell office:value-type="float" office:value="22.8666666666667">
            <text:p>22.8666666667</text:p>
          </table:table-cell>
          <table:table-cell office:value-type="float" office:value="0.502884880402121">
            <text:p>0.5028848804</text:p>
          </table:table-cell>
          <table:table-cell office:value-type="float" office:value="1.25094442594443">
            <text:p>1.2509444259</text:p>
          </table:table-cell>
          <table:table-cell office:value-type="float" office:value="22">
            <text:p>22</text:p>
          </table:table-cell>
          <table:table-cell table:style-name="ce3" office:value-type="float" office:value="1465">
            <text:p>1465</text:p>
          </table:table-cell>
          <table:table-cell office:value-type="float" office:value="12.9196846466395">
            <text:p>12.9196846466</text:p>
          </table:table-cell>
          <table:table-cell office:value-type="float" office:value="30.2666666666667">
            <text:p>30.2666666667</text:p>
          </table:table-cell>
          <table:table-cell office:value-type="float" office:value="0.466235554053228">
            <text:p>0.4662355541</text:p>
          </table:table-cell>
          <table:table-cell office:value-type="float" office:value="1.48986975986976">
            <text:p>1.4898697599</text:p>
          </table:table-cell>
          <table:table-cell office:value-type="float" office:value="22">
            <text:p>22</text:p>
          </table:table-cell>
          <table:table-cell table:style-name="ce3" office:value-type="float" office:value="1465">
            <text:p>1465</text:p>
          </table:table-cell>
          <table:table-cell office:value-type="float" office:value="21.3413767070641">
            <text:p>21.3413767071</text:p>
          </table:table-cell>
          <table:table-cell office:value-type="float" office:value="14.6666666666667">
            <text:p>14.6666666667</text:p>
          </table:table-cell>
          <table:table-cell office:value-type="float" office:value="1.54240487639304">
            <text:p>1.5424048764</text:p>
          </table:table-cell>
          <table:table-cell office:value-type="float" office:value="1.16996031746032">
            <text:p>1.1699603175</text:p>
          </table:table-cell>
          <table:table-cell office:value-type="float" office:value="4">
            <text:p>4</text:p>
          </table:table-cell>
          <table:table-cell table:style-name="ce3" office:value-type="float" office:value="1465">
            <text:p>1465</text:p>
          </table:table-cell>
          <table:table-cell office:value-type="float" office:value="17.1556428407199">
            <text:p>17.1556428407</text:p>
          </table:table-cell>
          <table:table-cell office:value-type="float" office:value="32.5333333333333">
            <text:p>32.5333333333</text:p>
          </table:table-cell>
          <table:table-cell office:value-type="float" office:value="0.570932366687244">
            <text:p>0.5709323667</text:p>
          </table:table-cell>
          <table:table-cell office:value-type="float" office:value="1.43998525439702">
            <text:p>1.439985254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470">
            <text:p>1470</text:p>
          </table:table-cell>
          <table:table-cell office:value-type="float" office:value="10.5781959220881">
            <text:p>10.5781959221</text:p>
          </table:table-cell>
          <table:table-cell office:value-type="float" office:value="22.8666666666667">
            <text:p>22.8666666667</text:p>
          </table:table-cell>
          <table:table-cell office:value-type="float" office:value="0.502884880402121">
            <text:p>0.5028848804</text:p>
          </table:table-cell>
          <table:table-cell office:value-type="float" office:value="1.25094442594443">
            <text:p>1.2509444259</text:p>
          </table:table-cell>
          <table:table-cell office:value-type="float" office:value="22">
            <text:p>22</text:p>
          </table:table-cell>
          <table:table-cell table:style-name="ce3" office:value-type="float" office:value="1470">
            <text:p>1470</text:p>
          </table:table-cell>
          <table:table-cell office:value-type="float" office:value="12.9196846466395">
            <text:p>12.9196846466</text:p>
          </table:table-cell>
          <table:table-cell office:value-type="float" office:value="30.2666666666667">
            <text:p>30.2666666667</text:p>
          </table:table-cell>
          <table:table-cell office:value-type="float" office:value="0.466235554053228">
            <text:p>0.4662355541</text:p>
          </table:table-cell>
          <table:table-cell office:value-type="float" office:value="1.48986975986976">
            <text:p>1.4898697599</text:p>
          </table:table-cell>
          <table:table-cell office:value-type="float" office:value="22">
            <text:p>22</text:p>
          </table:table-cell>
          <table:table-cell table:style-name="ce3" office:value-type="float" office:value="1470">
            <text:p>1470</text:p>
          </table:table-cell>
          <table:table-cell office:value-type="float" office:value="21.3413767070641">
            <text:p>21.3413767071</text:p>
          </table:table-cell>
          <table:table-cell office:value-type="float" office:value="14.5333333333333">
            <text:p>14.5333333333</text:p>
          </table:table-cell>
          <table:table-cell office:value-type="float" office:value="1.5471639113983">
            <text:p>1.5471639114</text:p>
          </table:table-cell>
          <table:table-cell office:value-type="float" office:value="1.16043650793651">
            <text:p>1.1604365079</text:p>
          </table:table-cell>
          <table:table-cell office:value-type="float" office:value="4">
            <text:p>4</text:p>
          </table:table-cell>
          <table:table-cell table:style-name="ce3" office:value-type="float" office:value="1470">
            <text:p>1470</text:p>
          </table:table-cell>
          <table:table-cell office:value-type="float" office:value="17.1556428407199">
            <text:p>17.1556428407</text:p>
          </table:table-cell>
          <table:table-cell office:value-type="float" office:value="32.1333333333333">
            <text:p>32.1333333333</text:p>
          </table:table-cell>
          <table:table-cell office:value-type="float" office:value="0.573509837994097">
            <text:p>0.573509838</text:p>
          </table:table-cell>
          <table:table-cell office:value-type="float" office:value="1.43998525439702">
            <text:p>1.439985254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475">
            <text:p>1475</text:p>
          </table:table-cell>
          <table:table-cell office:value-type="float" office:value="10.5781959220881">
            <text:p>10.5781959221</text:p>
          </table:table-cell>
          <table:table-cell office:value-type="float" office:value="22.8666666666667">
            <text:p>22.8666666667</text:p>
          </table:table-cell>
          <table:table-cell office:value-type="float" office:value="0.502884880402121">
            <text:p>0.5028848804</text:p>
          </table:table-cell>
          <table:table-cell office:value-type="float" office:value="1.25094442594443">
            <text:p>1.2509444259</text:p>
          </table:table-cell>
          <table:table-cell office:value-type="float" office:value="22">
            <text:p>22</text:p>
          </table:table-cell>
          <table:table-cell table:style-name="ce3" office:value-type="float" office:value="1475">
            <text:p>1475</text:p>
          </table:table-cell>
          <table:table-cell office:value-type="float" office:value="12.9198689769758">
            <text:p>12.919868977</text:p>
          </table:table-cell>
          <table:table-cell office:value-type="float" office:value="30.3333333333333">
            <text:p>30.3333333333</text:p>
          </table:table-cell>
          <table:table-cell office:value-type="float" office:value="0.465842798026044">
            <text:p>0.465842798</text:p>
          </table:table-cell>
          <table:table-cell office:value-type="float" office:value="1.49870814370814">
            <text:p>1.4987081437</text:p>
          </table:table-cell>
          <table:table-cell office:value-type="float" office:value="22">
            <text:p>22</text:p>
          </table:table-cell>
          <table:table-cell table:style-name="ce3" office:value-type="float" office:value="1475">
            <text:p>1475</text:p>
          </table:table-cell>
          <table:table-cell office:value-type="float" office:value="21.3413767070641">
            <text:p>21.3413767071</text:p>
          </table:table-cell>
          <table:table-cell office:value-type="float" office:value="14.5333333333333">
            <text:p>14.5333333333</text:p>
          </table:table-cell>
          <table:table-cell office:value-type="float" office:value="1.5471639113983">
            <text:p>1.5471639114</text:p>
          </table:table-cell>
          <table:table-cell office:value-type="float" office:value="1.16043650793651">
            <text:p>1.1604365079</text:p>
          </table:table-cell>
          <table:table-cell office:value-type="float" office:value="4">
            <text:p>4</text:p>
          </table:table-cell>
          <table:table-cell table:style-name="ce3" office:value-type="float" office:value="1475">
            <text:p>1475</text:p>
          </table:table-cell>
          <table:table-cell office:value-type="float" office:value="17.1556428407199">
            <text:p>17.1556428407</text:p>
          </table:table-cell>
          <table:table-cell office:value-type="float" office:value="32.1333333333333">
            <text:p>32.1333333333</text:p>
          </table:table-cell>
          <table:table-cell office:value-type="float" office:value="0.573509837994097">
            <text:p>0.573509838</text:p>
          </table:table-cell>
          <table:table-cell office:value-type="float" office:value="1.43998525439702">
            <text:p>1.439985254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480">
            <text:p>1480</text:p>
          </table:table-cell>
          <table:table-cell office:value-type="float" office:value="10.5784149393576">
            <text:p>10.5784149394</text:p>
          </table:table-cell>
          <table:table-cell office:value-type="float" office:value="22.8">
            <text:p>22.8</text:p>
          </table:table-cell>
          <table:table-cell office:value-type="float" office:value="0.50369289415283">
            <text:p>0.5036928942</text:p>
          </table:table-cell>
          <table:table-cell office:value-type="float" office:value="1.251702001702">
            <text:p>1.2517020017</text:p>
          </table:table-cell>
          <table:table-cell office:value-type="float" office:value="22">
            <text:p>22</text:p>
          </table:table-cell>
          <table:table-cell table:style-name="ce3" office:value-type="float" office:value="1480">
            <text:p>1480</text:p>
          </table:table-cell>
          <table:table-cell office:value-type="float" office:value="12.9198689769758">
            <text:p>12.919868977</text:p>
          </table:table-cell>
          <table:table-cell office:value-type="float" office:value="30.2">
            <text:p>30.2</text:p>
          </table:table-cell>
          <table:table-cell office:value-type="float" office:value="0.467341249980583">
            <text:p>0.46734125</text:p>
          </table:table-cell>
          <table:table-cell office:value-type="float" office:value="1.49204147704148">
            <text:p>1.492041477</text:p>
          </table:table-cell>
          <table:table-cell office:value-type="float" office:value="22">
            <text:p>22</text:p>
          </table:table-cell>
          <table:table-cell table:style-name="ce3" office:value-type="float" office:value="1480">
            <text:p>1480</text:p>
          </table:table-cell>
          <table:table-cell office:value-type="float" office:value="21.3413767070641">
            <text:p>21.3413767071</text:p>
          </table:table-cell>
          <table:table-cell office:value-type="float" office:value="14.5333333333333">
            <text:p>14.5333333333</text:p>
          </table:table-cell>
          <table:table-cell office:value-type="float" office:value="1.5471639113983">
            <text:p>1.5471639114</text:p>
          </table:table-cell>
          <table:table-cell office:value-type="float" office:value="1.16043650793651">
            <text:p>1.1604365079</text:p>
          </table:table-cell>
          <table:table-cell office:value-type="float" office:value="4">
            <text:p>4</text:p>
          </table:table-cell>
          <table:table-cell table:style-name="ce3" office:value-type="float" office:value="1480">
            <text:p>1480</text:p>
          </table:table-cell>
          <table:table-cell office:value-type="float" office:value="17.1556428407199">
            <text:p>17.1556428407</text:p>
          </table:table-cell>
          <table:table-cell office:value-type="float" office:value="31.9333333333333">
            <text:p>31.9333333333</text:p>
          </table:table-cell>
          <table:table-cell office:value-type="float" office:value="0.576644658271743">
            <text:p>0.5766446583</text:p>
          </table:table-cell>
          <table:table-cell office:value-type="float" office:value="1.43347731788908">
            <text:p>1.433477317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485">
            <text:p>1485</text:p>
          </table:table-cell>
          <table:table-cell office:value-type="float" office:value="10.5784149393576">
            <text:p>10.5784149394</text:p>
          </table:table-cell>
          <table:table-cell office:value-type="float" office:value="22.8">
            <text:p>22.8</text:p>
          </table:table-cell>
          <table:table-cell office:value-type="float" office:value="0.50369289415283">
            <text:p>0.5036928942</text:p>
          </table:table-cell>
          <table:table-cell office:value-type="float" office:value="1.251702001702">
            <text:p>1.2517020017</text:p>
          </table:table-cell>
          <table:table-cell office:value-type="float" office:value="22">
            <text:p>22</text:p>
          </table:table-cell>
          <table:table-cell table:style-name="ce3" office:value-type="float" office:value="1485">
            <text:p>1485</text:p>
          </table:table-cell>
          <table:table-cell office:value-type="float" office:value="12.9198689769758">
            <text:p>12.919868977</text:p>
          </table:table-cell>
          <table:table-cell office:value-type="float" office:value="30.2">
            <text:p>30.2</text:p>
          </table:table-cell>
          <table:table-cell office:value-type="float" office:value="0.467341249980583">
            <text:p>0.46734125</text:p>
          </table:table-cell>
          <table:table-cell office:value-type="float" office:value="1.49204147704148">
            <text:p>1.492041477</text:p>
          </table:table-cell>
          <table:table-cell office:value-type="float" office:value="22">
            <text:p>22</text:p>
          </table:table-cell>
          <table:table-cell table:style-name="ce3" office:value-type="float" office:value="1485">
            <text:p>1485</text:p>
          </table:table-cell>
          <table:table-cell office:value-type="float" office:value="21.3413767070641">
            <text:p>21.3413767071</text:p>
          </table:table-cell>
          <table:table-cell office:value-type="float" office:value="14.4666666666667">
            <text:p>14.4666666667</text:p>
          </table:table-cell>
          <table:table-cell office:value-type="float" office:value="1.55022329104453">
            <text:p>1.550223291</text:p>
          </table:table-cell>
          <table:table-cell office:value-type="float" office:value="1.1556746031746">
            <text:p>1.1556746032</text:p>
          </table:table-cell>
          <table:table-cell office:value-type="float" office:value="4">
            <text:p>4</text:p>
          </table:table-cell>
          <table:table-cell table:style-name="ce3" office:value-type="float" office:value="1485">
            <text:p>1485</text:p>
          </table:table-cell>
          <table:table-cell office:value-type="float" office:value="17.1556428407199">
            <text:p>17.1556428407</text:p>
          </table:table-cell>
          <table:table-cell office:value-type="float" office:value="31.9333333333333">
            <text:p>31.9333333333</text:p>
          </table:table-cell>
          <table:table-cell office:value-type="float" office:value="0.576644658271743">
            <text:p>0.5766446583</text:p>
          </table:table-cell>
          <table:table-cell office:value-type="float" office:value="1.43347731788908">
            <text:p>1.433477317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490">
            <text:p>1490</text:p>
          </table:table-cell>
          <table:table-cell office:value-type="float" office:value="10.5784149393576">
            <text:p>10.5784149394</text:p>
          </table:table-cell>
          <table:table-cell office:value-type="float" office:value="22.8">
            <text:p>22.8</text:p>
          </table:table-cell>
          <table:table-cell office:value-type="float" office:value="0.50369289415283">
            <text:p>0.5036928942</text:p>
          </table:table-cell>
          <table:table-cell office:value-type="float" office:value="1.251702001702">
            <text:p>1.2517020017</text:p>
          </table:table-cell>
          <table:table-cell office:value-type="float" office:value="22">
            <text:p>22</text:p>
          </table:table-cell>
          <table:table-cell table:style-name="ce3" office:value-type="float" office:value="1490">
            <text:p>1490</text:p>
          </table:table-cell>
          <table:table-cell office:value-type="float" office:value="12.9198689769758">
            <text:p>12.919868977</text:p>
          </table:table-cell>
          <table:table-cell office:value-type="float" office:value="30.1333333333333">
            <text:p>30.1333333333</text:p>
          </table:table-cell>
          <table:table-cell office:value-type="float" office:value="0.467961073108333">
            <text:p>0.4679610731</text:p>
          </table:table-cell>
          <table:table-cell office:value-type="float" office:value="1.49446571946572">
            <text:p>1.4944657195</text:p>
          </table:table-cell>
          <table:table-cell office:value-type="float" office:value="22">
            <text:p>22</text:p>
          </table:table-cell>
          <table:table-cell table:style-name="ce3" office:value-type="float" office:value="1490">
            <text:p>1490</text:p>
          </table:table-cell>
          <table:table-cell office:value-type="float" office:value="21.3413767070641">
            <text:p>21.3413767071</text:p>
          </table:table-cell>
          <table:table-cell office:value-type="float" office:value="14.4666666666667">
            <text:p>14.4666666667</text:p>
          </table:table-cell>
          <table:table-cell office:value-type="float" office:value="1.55022329104453">
            <text:p>1.550223291</text:p>
          </table:table-cell>
          <table:table-cell office:value-type="float" office:value="1.1556746031746">
            <text:p>1.1556746032</text:p>
          </table:table-cell>
          <table:table-cell office:value-type="float" office:value="4">
            <text:p>4</text:p>
          </table:table-cell>
          <table:table-cell table:style-name="ce3" office:value-type="float" office:value="1490">
            <text:p>1490</text:p>
          </table:table-cell>
          <table:table-cell office:value-type="float" office:value="17.1556428407199">
            <text:p>17.1556428407</text:p>
          </table:table-cell>
          <table:table-cell office:value-type="float" office:value="31.9333333333333">
            <text:p>31.9333333333</text:p>
          </table:table-cell>
          <table:table-cell office:value-type="float" office:value="0.576644658271743">
            <text:p>0.5766446583</text:p>
          </table:table-cell>
          <table:table-cell office:value-type="float" office:value="1.43347731788908">
            <text:p>1.433477317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495">
            <text:p>1495</text:p>
          </table:table-cell>
          <table:table-cell office:value-type="float" office:value="10.5803384673363">
            <text:p>10.5803384673</text:p>
          </table:table-cell>
          <table:table-cell office:value-type="float" office:value="23">
            <text:p>23</text:p>
          </table:table-cell>
          <table:table-cell office:value-type="float" office:value="0.495604607315063">
            <text:p>0.4956046073</text:p>
          </table:table-cell>
          <table:table-cell office:value-type="float" office:value="1.26122581122581">
            <text:p>1.2612258112</text:p>
          </table:table-cell>
          <table:table-cell office:value-type="float" office:value="22">
            <text:p>22</text:p>
          </table:table-cell>
          <table:table-cell table:style-name="ce3" office:value-type="float" office:value="1495">
            <text:p>1495</text:p>
          </table:table-cell>
          <table:table-cell office:value-type="float" office:value="12.9211245781341">
            <text:p>12.9211245781</text:p>
          </table:table-cell>
          <table:table-cell office:value-type="float" office:value="30.3333333333333">
            <text:p>30.3333333333</text:p>
          </table:table-cell>
          <table:table-cell office:value-type="float" office:value="0.459281113164024">
            <text:p>0.4592811132</text:p>
          </table:table-cell>
          <table:table-cell office:value-type="float" office:value="1.50340511340511">
            <text:p>1.5034051134</text:p>
          </table:table-cell>
          <table:table-cell office:value-type="float" office:value="22">
            <text:p>22</text:p>
          </table:table-cell>
          <table:table-cell table:style-name="ce3" office:value-type="float" office:value="1495">
            <text:p>1495</text:p>
          </table:table-cell>
          <table:table-cell office:value-type="float" office:value="21.3413767070641">
            <text:p>21.3413767071</text:p>
          </table:table-cell>
          <table:table-cell office:value-type="float" office:value="14.4666666666667">
            <text:p>14.4666666667</text:p>
          </table:table-cell>
          <table:table-cell office:value-type="float" office:value="1.55022329104453">
            <text:p>1.550223291</text:p>
          </table:table-cell>
          <table:table-cell office:value-type="float" office:value="1.1556746031746">
            <text:p>1.1556746032</text:p>
          </table:table-cell>
          <table:table-cell office:value-type="float" office:value="4">
            <text:p>4</text:p>
          </table:table-cell>
          <table:table-cell table:style-name="ce3" office:value-type="float" office:value="1495">
            <text:p>1495</text:p>
          </table:table-cell>
          <table:table-cell office:value-type="float" office:value="17.1582363581327">
            <text:p>17.1582363581</text:p>
          </table:table-cell>
          <table:table-cell office:value-type="float" office:value="32">
            <text:p>32</text:p>
          </table:table-cell>
          <table:table-cell office:value-type="float" office:value="0.574781026770441">
            <text:p>0.5747810268</text:p>
          </table:table-cell>
          <table:table-cell office:value-type="float" office:value="1.43337630778807">
            <text:p>1.433376307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500">
            <text:p>1500</text:p>
          </table:table-cell>
          <table:table-cell office:value-type="float" office:value="10.5823226419436">
            <text:p>10.5823226419</text:p>
          </table:table-cell>
          <table:table-cell office:value-type="float" office:value="23.1333333333333">
            <text:p>23.1333333333</text:p>
          </table:table-cell>
          <table:table-cell office:value-type="float" office:value="0.492587361084376">
            <text:p>0.4925873611</text:p>
          </table:table-cell>
          <table:table-cell office:value-type="float" office:value="1.27074962074962">
            <text:p>1.2707496207</text:p>
          </table:table-cell>
          <table:table-cell office:value-type="float" office:value="22">
            <text:p>22</text:p>
          </table:table-cell>
          <table:table-cell table:style-name="ce3" office:value-type="float" office:value="1500">
            <text:p>1500</text:p>
          </table:table-cell>
          <table:table-cell office:value-type="float" office:value="12.9211245781341">
            <text:p>12.9211245781</text:p>
          </table:table-cell>
          <table:table-cell office:value-type="float" office:value="30.3333333333333">
            <text:p>30.3333333333</text:p>
          </table:table-cell>
          <table:table-cell office:value-type="float" office:value="0.459281113164024">
            <text:p>0.4592811132</text:p>
          </table:table-cell>
          <table:table-cell office:value-type="float" office:value="1.50340511340511">
            <text:p>1.5034051134</text:p>
          </table:table-cell>
          <table:table-cell office:value-type="float" office:value="22">
            <text:p>22</text:p>
          </table:table-cell>
          <table:table-cell table:style-name="ce3" office:value-type="float" office:value="1500">
            <text:p>1500</text:p>
          </table:table-cell>
          <table:table-cell office:value-type="float" office:value="21.3413767070641">
            <text:p>21.3413767071</text:p>
          </table:table-cell>
          <table:table-cell office:value-type="float" office:value="14.4666666666667">
            <text:p>14.4666666667</text:p>
          </table:table-cell>
          <table:table-cell office:value-type="float" office:value="1.55022329104453">
            <text:p>1.550223291</text:p>
          </table:table-cell>
          <table:table-cell office:value-type="float" office:value="1.1556746031746">
            <text:p>1.1556746032</text:p>
          </table:table-cell>
          <table:table-cell office:value-type="float" office:value="4">
            <text:p>4</text:p>
          </table:table-cell>
          <table:table-cell table:style-name="ce3" office:value-type="float" office:value="1500">
            <text:p>1500</text:p>
          </table:table-cell>
          <table:table-cell office:value-type="float" office:value="17.1582363581327">
            <text:p>17.1582363581</text:p>
          </table:table-cell>
          <table:table-cell office:value-type="float" office:value="32">
            <text:p>32</text:p>
          </table:table-cell>
          <table:table-cell office:value-type="float" office:value="0.574781026770441">
            <text:p>0.5747810268</text:p>
          </table:table-cell>
          <table:table-cell office:value-type="float" office:value="1.43337630778807">
            <text:p>1.433376307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505">
            <text:p>1505</text:p>
          </table:table-cell>
          <table:table-cell office:value-type="float" office:value="10.5823226419436">
            <text:p>10.5823226419</text:p>
          </table:table-cell>
          <table:table-cell office:value-type="float" office:value="23.1333333333333">
            <text:p>23.1333333333</text:p>
          </table:table-cell>
          <table:table-cell office:value-type="float" office:value="0.492587361084376">
            <text:p>0.4925873611</text:p>
          </table:table-cell>
          <table:table-cell office:value-type="float" office:value="1.27074962074962">
            <text:p>1.2707496207</text:p>
          </table:table-cell>
          <table:table-cell office:value-type="float" office:value="22">
            <text:p>22</text:p>
          </table:table-cell>
          <table:table-cell table:style-name="ce3" office:value-type="float" office:value="1505">
            <text:p>1505</text:p>
          </table:table-cell>
          <table:table-cell office:value-type="float" office:value="12.9211245781341">
            <text:p>12.9211245781</text:p>
          </table:table-cell>
          <table:table-cell office:value-type="float" office:value="30.3333333333333">
            <text:p>30.3333333333</text:p>
          </table:table-cell>
          <table:table-cell office:value-type="float" office:value="0.459281113164024">
            <text:p>0.4592811132</text:p>
          </table:table-cell>
          <table:table-cell office:value-type="float" office:value="1.50340511340511">
            <text:p>1.5034051134</text:p>
          </table:table-cell>
          <table:table-cell office:value-type="float" office:value="22">
            <text:p>22</text:p>
          </table:table-cell>
          <table:table-cell table:style-name="ce3" office:value-type="float" office:value="1505">
            <text:p>1505</text:p>
          </table:table-cell>
          <table:table-cell office:value-type="float" office:value="21.3413767070641">
            <text:p>21.3413767071</text:p>
          </table:table-cell>
          <table:table-cell office:value-type="float" office:value="14.4666666666667">
            <text:p>14.4666666667</text:p>
          </table:table-cell>
          <table:table-cell office:value-type="float" office:value="1.55022329104453">
            <text:p>1.550223291</text:p>
          </table:table-cell>
          <table:table-cell office:value-type="float" office:value="1.1556746031746">
            <text:p>1.1556746032</text:p>
          </table:table-cell>
          <table:table-cell office:value-type="float" office:value="4">
            <text:p>4</text:p>
          </table:table-cell>
          <table:table-cell table:style-name="ce3" office:value-type="float" office:value="1505">
            <text:p>1505</text:p>
          </table:table-cell>
          <table:table-cell office:value-type="float" office:value="17.1582363581327">
            <text:p>17.1582363581</text:p>
          </table:table-cell>
          <table:table-cell office:value-type="float" office:value="31.9333333333333">
            <text:p>31.9333333333</text:p>
          </table:table-cell>
          <table:table-cell office:value-type="float" office:value="0.57510620154703">
            <text:p>0.5751062015</text:p>
          </table:table-cell>
          <table:table-cell office:value-type="float" office:value="1.43575726016903">
            <text:p>1.435757260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510">
            <text:p>1510</text:p>
          </table:table-cell>
          <table:table-cell office:value-type="float" office:value="10.5823226419436">
            <text:p>10.5823226419</text:p>
          </table:table-cell>
          <table:table-cell office:value-type="float" office:value="23.1333333333333">
            <text:p>23.1333333333</text:p>
          </table:table-cell>
          <table:table-cell office:value-type="float" office:value="0.492587361084376">
            <text:p>0.4925873611</text:p>
          </table:table-cell>
          <table:table-cell office:value-type="float" office:value="1.27074962074962">
            <text:p>1.2707496207</text:p>
          </table:table-cell>
          <table:table-cell office:value-type="float" office:value="22">
            <text:p>22</text:p>
          </table:table-cell>
          <table:table-cell table:style-name="ce3" office:value-type="float" office:value="1510">
            <text:p>1510</text:p>
          </table:table-cell>
          <table:table-cell office:value-type="float" office:value="12.9211245781341">
            <text:p>12.9211245781</text:p>
          </table:table-cell>
          <table:table-cell office:value-type="float" office:value="30.2666666666667">
            <text:p>30.2666666667</text:p>
          </table:table-cell>
          <table:table-cell office:value-type="float" office:value="0.459713645040263">
            <text:p>0.459713645</text:p>
          </table:table-cell>
          <table:table-cell office:value-type="float" office:value="1.50084101084101">
            <text:p>1.5008410108</text:p>
          </table:table-cell>
          <table:table-cell office:value-type="float" office:value="22">
            <text:p>22</text:p>
          </table:table-cell>
          <table:table-cell table:style-name="ce3" office:value-type="float" office:value="1510">
            <text:p>1510</text:p>
          </table:table-cell>
          <table:table-cell office:value-type="float" office:value="21.3413767070641">
            <text:p>21.3413767071</text:p>
          </table:table-cell>
          <table:table-cell office:value-type="float" office:value="14.4666666666667">
            <text:p>14.4666666667</text:p>
          </table:table-cell>
          <table:table-cell office:value-type="float" office:value="1.55022329104453">
            <text:p>1.550223291</text:p>
          </table:table-cell>
          <table:table-cell office:value-type="float" office:value="1.1556746031746">
            <text:p>1.1556746032</text:p>
          </table:table-cell>
          <table:table-cell office:value-type="float" office:value="4">
            <text:p>4</text:p>
          </table:table-cell>
          <table:table-cell table:style-name="ce3" office:value-type="float" office:value="1510">
            <text:p>1510</text:p>
          </table:table-cell>
          <table:table-cell office:value-type="float" office:value="17.1582363581327">
            <text:p>17.1582363581</text:p>
          </table:table-cell>
          <table:table-cell office:value-type="float" office:value="31.9333333333333">
            <text:p>31.9333333333</text:p>
          </table:table-cell>
          <table:table-cell office:value-type="float" office:value="0.57510620154703">
            <text:p>0.5751062015</text:p>
          </table:table-cell>
          <table:table-cell office:value-type="float" office:value="1.43575726016903">
            <text:p>1.435757260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515">
            <text:p>1515</text:p>
          </table:table-cell>
          <table:table-cell office:value-type="float" office:value="10.5823226419436">
            <text:p>10.5823226419</text:p>
          </table:table-cell>
          <table:table-cell office:value-type="float" office:value="23.0666666666667">
            <text:p>23.0666666667</text:p>
          </table:table-cell>
          <table:table-cell office:value-type="float" office:value="0.493504147346697">
            <text:p>0.4935041473</text:p>
          </table:table-cell>
          <table:table-cell office:value-type="float" office:value="1.26771931771932">
            <text:p>1.2677193177</text:p>
          </table:table-cell>
          <table:table-cell office:value-type="float" office:value="22">
            <text:p>22</text:p>
          </table:table-cell>
          <table:table-cell table:style-name="ce3" office:value-type="float" office:value="1515">
            <text:p>1515</text:p>
          </table:table-cell>
          <table:table-cell office:value-type="float" office:value="12.9211245781341">
            <text:p>12.9211245781</text:p>
          </table:table-cell>
          <table:table-cell office:value-type="float" office:value="30.2666666666667">
            <text:p>30.2666666667</text:p>
          </table:table-cell>
          <table:table-cell office:value-type="float" office:value="0.459713645040263">
            <text:p>0.459713645</text:p>
          </table:table-cell>
          <table:table-cell office:value-type="float" office:value="1.50084101084101">
            <text:p>1.5008410108</text:p>
          </table:table-cell>
          <table:table-cell office:value-type="float" office:value="22">
            <text:p>22</text:p>
          </table:table-cell>
          <table:table-cell table:style-name="ce3" office:value-type="float" office:value="1515">
            <text:p>1515</text:p>
          </table:table-cell>
          <table:table-cell office:value-type="float" office:value="21.3413767070641">
            <text:p>21.3413767071</text:p>
          </table:table-cell>
          <table:table-cell office:value-type="float" office:value="14.4666666666667">
            <text:p>14.4666666667</text:p>
          </table:table-cell>
          <table:table-cell office:value-type="float" office:value="1.55022329104453">
            <text:p>1.550223291</text:p>
          </table:table-cell>
          <table:table-cell office:value-type="float" office:value="1.1556746031746">
            <text:p>1.1556746032</text:p>
          </table:table-cell>
          <table:table-cell office:value-type="float" office:value="4">
            <text:p>4</text:p>
          </table:table-cell>
          <table:table-cell table:style-name="ce3" office:value-type="float" office:value="1515">
            <text:p>1515</text:p>
          </table:table-cell>
          <table:table-cell office:value-type="float" office:value="17.1582363581327">
            <text:p>17.1582363581</text:p>
          </table:table-cell>
          <table:table-cell office:value-type="float" office:value="31.9333333333333">
            <text:p>31.9333333333</text:p>
          </table:table-cell>
          <table:table-cell office:value-type="float" office:value="0.57510620154703">
            <text:p>0.5751062015</text:p>
          </table:table-cell>
          <table:table-cell office:value-type="float" office:value="1.43575726016903">
            <text:p>1.435757260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520">
            <text:p>1520</text:p>
          </table:table-cell>
          <table:table-cell office:value-type="float" office:value="10.5823226419436">
            <text:p>10.5823226419</text:p>
          </table:table-cell>
          <table:table-cell office:value-type="float" office:value="23">
            <text:p>23</text:p>
          </table:table-cell>
          <table:table-cell office:value-type="float" office:value="0.494916334322658">
            <text:p>0.4949163343</text:p>
          </table:table-cell>
          <table:table-cell office:value-type="float" office:value="1.26295741295741">
            <text:p>1.262957413</text:p>
          </table:table-cell>
          <table:table-cell office:value-type="float" office:value="22">
            <text:p>22</text:p>
          </table:table-cell>
          <table:table-cell table:style-name="ce3" office:value-type="float" office:value="1520">
            <text:p>1520</text:p>
          </table:table-cell>
          <table:table-cell office:value-type="float" office:value="12.9264364306792">
            <text:p>12.9264364307</text:p>
          </table:table-cell>
          <table:table-cell office:value-type="float" office:value="30.2">
            <text:p>30.2</text:p>
          </table:table-cell>
          <table:table-cell office:value-type="float" office:value="0.459402012970577">
            <text:p>0.459402013</text:p>
          </table:table-cell>
          <table:table-cell office:value-type="float" office:value="1.51665297665298">
            <text:p>1.5166529767</text:p>
          </table:table-cell>
          <table:table-cell office:value-type="float" office:value="22">
            <text:p>22</text:p>
          </table:table-cell>
          <table:table-cell table:style-name="ce3" office:value-type="float" office:value="1520">
            <text:p>1520</text:p>
          </table:table-cell>
          <table:table-cell office:value-type="float" office:value="21.3413767070641">
            <text:p>21.3413767071</text:p>
          </table:table-cell>
          <table:table-cell office:value-type="float" office:value="14.3333333333333">
            <text:p>14.3333333333</text:p>
          </table:table-cell>
          <table:table-cell office:value-type="float" office:value="1.55850161244023">
            <text:p>1.5585016124</text:p>
          </table:table-cell>
          <table:table-cell office:value-type="float" office:value="1.14615079365079">
            <text:p>1.1461507937</text:p>
          </table:table-cell>
          <table:table-cell office:value-type="float" office:value="4">
            <text:p>4</text:p>
          </table:table-cell>
          <table:table-cell table:style-name="ce3" office:value-type="float" office:value="1520">
            <text:p>1520</text:p>
          </table:table-cell>
          <table:table-cell office:value-type="float" office:value="17.1582363581327">
            <text:p>17.1582363581</text:p>
          </table:table-cell>
          <table:table-cell office:value-type="float" office:value="31.8666666666667">
            <text:p>31.8666666667</text:p>
          </table:table-cell>
          <table:table-cell office:value-type="float" office:value="0.575627564515188">
            <text:p>0.5756275645</text:p>
          </table:table-cell>
          <table:table-cell office:value-type="float" office:value="1.43939362380539">
            <text:p>1.439393623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525">
            <text:p>1525</text:p>
          </table:table-cell>
          <table:table-cell office:value-type="float" office:value="10.5823226419436">
            <text:p>10.5823226419</text:p>
          </table:table-cell>
          <table:table-cell office:value-type="float" office:value="22.9333333333333">
            <text:p>22.9333333333</text:p>
          </table:table-cell>
          <table:table-cell office:value-type="float" office:value="0.49597980638695">
            <text:p>0.4959798064</text:p>
          </table:table-cell>
          <table:table-cell office:value-type="float" office:value="1.26356347356347">
            <text:p>1.2635634736</text:p>
          </table:table-cell>
          <table:table-cell office:value-type="float" office:value="22">
            <text:p>22</text:p>
          </table:table-cell>
          <table:table-cell table:style-name="ce3" office:value-type="float" office:value="1525">
            <text:p>1525</text:p>
          </table:table-cell>
          <table:table-cell office:value-type="float" office:value="12.9264364306792">
            <text:p>12.9264364307</text:p>
          </table:table-cell>
          <table:table-cell office:value-type="float" office:value="30.2">
            <text:p>30.2</text:p>
          </table:table-cell>
          <table:table-cell office:value-type="float" office:value="0.459402012970577">
            <text:p>0.459402013</text:p>
          </table:table-cell>
          <table:table-cell office:value-type="float" office:value="1.51665297665298">
            <text:p>1.5166529767</text:p>
          </table:table-cell>
          <table:table-cell office:value-type="float" office:value="22">
            <text:p>22</text:p>
          </table:table-cell>
          <table:table-cell table:style-name="ce3" office:value-type="float" office:value="1525">
            <text:p>1525</text:p>
          </table:table-cell>
          <table:table-cell office:value-type="float" office:value="21.3413767070641">
            <text:p>21.3413767071</text:p>
          </table:table-cell>
          <table:table-cell office:value-type="float" office:value="14.3333333333333">
            <text:p>14.3333333333</text:p>
          </table:table-cell>
          <table:table-cell office:value-type="float" office:value="1.55850161244023">
            <text:p>1.5585016124</text:p>
          </table:table-cell>
          <table:table-cell office:value-type="float" office:value="1.14615079365079">
            <text:p>1.1461507937</text:p>
          </table:table-cell>
          <table:table-cell office:value-type="float" office:value="4">
            <text:p>4</text:p>
          </table:table-cell>
          <table:table-cell table:style-name="ce3" office:value-type="float" office:value="1525">
            <text:p>1525</text:p>
          </table:table-cell>
          <table:table-cell office:value-type="float" office:value="17.1582363581327">
            <text:p>17.1582363581</text:p>
          </table:table-cell>
          <table:table-cell office:value-type="float" office:value="31.7333333333333">
            <text:p>31.7333333333</text:p>
          </table:table-cell>
          <table:table-cell office:value-type="float" office:value="0.577423087080101">
            <text:p>0.5774230871</text:p>
          </table:table-cell>
          <table:table-cell office:value-type="float" office:value="1.43727241168418">
            <text:p>1.437272411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530">
            <text:p>1530</text:p>
          </table:table-cell>
          <table:table-cell office:value-type="float" office:value="10.5823226419436">
            <text:p>10.5823226419</text:p>
          </table:table-cell>
          <table:table-cell office:value-type="float" office:value="22.8666666666667">
            <text:p>22.8666666667</text:p>
          </table:table-cell>
          <table:table-cell office:value-type="float" office:value="0.497228230114597">
            <text:p>0.4972282301</text:p>
          </table:table-cell>
          <table:table-cell office:value-type="float" office:value="1.26430421430421">
            <text:p>1.2643042143</text:p>
          </table:table-cell>
          <table:table-cell office:value-type="float" office:value="22">
            <text:p>22</text:p>
          </table:table-cell>
          <table:table-cell table:style-name="ce3" office:value-type="float" office:value="1530">
            <text:p>1530</text:p>
          </table:table-cell>
          <table:table-cell office:value-type="float" office:value="12.9264364306792">
            <text:p>12.9264364307</text:p>
          </table:table-cell>
          <table:table-cell office:value-type="float" office:value="30.2">
            <text:p>30.2</text:p>
          </table:table-cell>
          <table:table-cell office:value-type="float" office:value="0.459402012970577">
            <text:p>0.459402013</text:p>
          </table:table-cell>
          <table:table-cell office:value-type="float" office:value="1.51665297665298">
            <text:p>1.5166529767</text:p>
          </table:table-cell>
          <table:table-cell office:value-type="float" office:value="22">
            <text:p>22</text:p>
          </table:table-cell>
          <table:table-cell table:style-name="ce3" office:value-type="float" office:value="1530">
            <text:p>1530</text:p>
          </table:table-cell>
          <table:table-cell office:value-type="float" office:value="21.3413767070641">
            <text:p>21.3413767071</text:p>
          </table:table-cell>
          <table:table-cell office:value-type="float" office:value="14.3333333333333">
            <text:p>14.3333333333</text:p>
          </table:table-cell>
          <table:table-cell office:value-type="float" office:value="1.55850161244023">
            <text:p>1.5585016124</text:p>
          </table:table-cell>
          <table:table-cell office:value-type="float" office:value="1.14615079365079">
            <text:p>1.1461507937</text:p>
          </table:table-cell>
          <table:table-cell office:value-type="float" office:value="4">
            <text:p>4</text:p>
          </table:table-cell>
          <table:table-cell table:style-name="ce3" office:value-type="float" office:value="1530">
            <text:p>1530</text:p>
          </table:table-cell>
          <table:table-cell office:value-type="float" office:value="17.1582363581327">
            <text:p>17.1582363581</text:p>
          </table:table-cell>
          <table:table-cell office:value-type="float" office:value="31.7333333333333">
            <text:p>31.7333333333</text:p>
          </table:table-cell>
          <table:table-cell office:value-type="float" office:value="0.577423087080101">
            <text:p>0.5774230871</text:p>
          </table:table-cell>
          <table:table-cell office:value-type="float" office:value="1.43727241168418">
            <text:p>1.437272411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535">
            <text:p>1535</text:p>
          </table:table-cell>
          <table:table-cell office:value-type="float" office:value="10.5823226419436">
            <text:p>10.5823226419</text:p>
          </table:table-cell>
          <table:table-cell office:value-type="float" office:value="22.8">
            <text:p>22.8</text:p>
          </table:table-cell>
          <table:table-cell office:value-type="float" office:value="0.498937719611813">
            <text:p>0.4989377196</text:p>
          </table:table-cell>
          <table:table-cell office:value-type="float" office:value="1.25954230954231">
            <text:p>1.2595423095</text:p>
          </table:table-cell>
          <table:table-cell office:value-type="float" office:value="22">
            <text:p>22</text:p>
          </table:table-cell>
          <table:table-cell table:style-name="ce3" office:value-type="float" office:value="1535">
            <text:p>1535</text:p>
          </table:table-cell>
          <table:table-cell office:value-type="float" office:value="12.9264364306792">
            <text:p>12.9264364307</text:p>
          </table:table-cell>
          <table:table-cell office:value-type="float" office:value="30">
            <text:p>30</text:p>
          </table:table-cell>
          <table:table-cell office:value-type="float" office:value="0.46311604303422">
            <text:p>0.463116043</text:p>
          </table:table-cell>
          <table:table-cell office:value-type="float" office:value="1.50617678617679">
            <text:p>1.5061767862</text:p>
          </table:table-cell>
          <table:table-cell office:value-type="float" office:value="22">
            <text:p>22</text:p>
          </table:table-cell>
          <table:table-cell table:style-name="ce3" office:value-type="float" office:value="1535">
            <text:p>1535</text:p>
          </table:table-cell>
          <table:table-cell office:value-type="float" office:value="21.3413767070641">
            <text:p>21.3413767071</text:p>
          </table:table-cell>
          <table:table-cell office:value-type="float" office:value="14.3333333333333">
            <text:p>14.3333333333</text:p>
          </table:table-cell>
          <table:table-cell office:value-type="float" office:value="1.55850161244023">
            <text:p>1.5585016124</text:p>
          </table:table-cell>
          <table:table-cell office:value-type="float" office:value="1.14615079365079">
            <text:p>1.1461507937</text:p>
          </table:table-cell>
          <table:table-cell office:value-type="float" office:value="4">
            <text:p>4</text:p>
          </table:table-cell>
          <table:table-cell table:style-name="ce3" office:value-type="float" office:value="1535">
            <text:p>1535</text:p>
          </table:table-cell>
          <table:table-cell office:value-type="float" office:value="17.1582363581327">
            <text:p>17.1582363581</text:p>
          </table:table-cell>
          <table:table-cell office:value-type="float" office:value="31.7333333333333">
            <text:p>31.7333333333</text:p>
          </table:table-cell>
          <table:table-cell office:value-type="float" office:value="0.577423087080101">
            <text:p>0.5774230871</text:p>
          </table:table-cell>
          <table:table-cell office:value-type="float" office:value="1.43727241168418">
            <text:p>1.437272411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540">
            <text:p>1540</text:p>
          </table:table-cell>
          <table:table-cell office:value-type="float" office:value="10.5823226419436">
            <text:p>10.5823226419</text:p>
          </table:table-cell>
          <table:table-cell office:value-type="float" office:value="22.8">
            <text:p>22.8</text:p>
          </table:table-cell>
          <table:table-cell office:value-type="float" office:value="0.498937719611813">
            <text:p>0.4989377196</text:p>
          </table:table-cell>
          <table:table-cell office:value-type="float" office:value="1.25954230954231">
            <text:p>1.2595423095</text:p>
          </table:table-cell>
          <table:table-cell office:value-type="float" office:value="22">
            <text:p>22</text:p>
          </table:table-cell>
          <table:table-cell table:style-name="ce3" office:value-type="float" office:value="1540">
            <text:p>1540</text:p>
          </table:table-cell>
          <table:table-cell office:value-type="float" office:value="12.9303756469957">
            <text:p>12.930375647</text:p>
          </table:table-cell>
          <table:table-cell office:value-type="float" office:value="30.1333333333333">
            <text:p>30.1333333333</text:p>
          </table:table-cell>
          <table:table-cell office:value-type="float" office:value="0.458011044781732">
            <text:p>0.4580110448</text:p>
          </table:table-cell>
          <table:table-cell office:value-type="float" office:value="1.51014504014504">
            <text:p>1.5101450401</text:p>
          </table:table-cell>
          <table:table-cell office:value-type="float" office:value="22">
            <text:p>22</text:p>
          </table:table-cell>
          <table:table-cell table:style-name="ce3" office:value-type="float" office:value="1540">
            <text:p>1540</text:p>
          </table:table-cell>
          <table:table-cell office:value-type="float" office:value="21.3413767070641">
            <text:p>21.3413767071</text:p>
          </table:table-cell>
          <table:table-cell office:value-type="float" office:value="14.3333333333333">
            <text:p>14.3333333333</text:p>
          </table:table-cell>
          <table:table-cell office:value-type="float" office:value="1.55850161244023">
            <text:p>1.5585016124</text:p>
          </table:table-cell>
          <table:table-cell office:value-type="float" office:value="1.14615079365079">
            <text:p>1.1461507937</text:p>
          </table:table-cell>
          <table:table-cell office:value-type="float" office:value="4">
            <text:p>4</text:p>
          </table:table-cell>
          <table:table-cell table:style-name="ce3" office:value-type="float" office:value="1540">
            <text:p>1540</text:p>
          </table:table-cell>
          <table:table-cell office:value-type="float" office:value="17.1582363581327">
            <text:p>17.1582363581</text:p>
          </table:table-cell>
          <table:table-cell office:value-type="float" office:value="31.6">
            <text:p>31.6</text:p>
          </table:table-cell>
          <table:table-cell office:value-type="float" office:value="0.578144383857262">
            <text:p>0.5781443839</text:p>
          </table:table-cell>
          <table:table-cell office:value-type="float" office:value="1.43745556186733">
            <text:p>1.437455561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545">
            <text:p>1545</text:p>
          </table:table-cell>
          <table:table-cell office:value-type="float" office:value="10.5823226419436">
            <text:p>10.5823226419</text:p>
          </table:table-cell>
          <table:table-cell office:value-type="float" office:value="22.8">
            <text:p>22.8</text:p>
          </table:table-cell>
          <table:table-cell office:value-type="float" office:value="0.498937719611813">
            <text:p>0.4989377196</text:p>
          </table:table-cell>
          <table:table-cell office:value-type="float" office:value="1.25954230954231">
            <text:p>1.2595423095</text:p>
          </table:table-cell>
          <table:table-cell office:value-type="float" office:value="22">
            <text:p>22</text:p>
          </table:table-cell>
          <table:table-cell table:style-name="ce3" office:value-type="float" office:value="1545">
            <text:p>1545</text:p>
          </table:table-cell>
          <table:table-cell office:value-type="float" office:value="12.9303756469957">
            <text:p>12.930375647</text:p>
          </table:table-cell>
          <table:table-cell office:value-type="float" office:value="30.1333333333333">
            <text:p>30.1333333333</text:p>
          </table:table-cell>
          <table:table-cell office:value-type="float" office:value="0.458011044781732">
            <text:p>0.4580110448</text:p>
          </table:table-cell>
          <table:table-cell office:value-type="float" office:value="1.51014504014504">
            <text:p>1.5101450401</text:p>
          </table:table-cell>
          <table:table-cell office:value-type="float" office:value="22">
            <text:p>22</text:p>
          </table:table-cell>
          <table:table-cell table:style-name="ce3" office:value-type="float" office:value="1545">
            <text:p>1545</text:p>
          </table:table-cell>
          <table:table-cell office:value-type="float" office:value="21.3413767070641">
            <text:p>21.3413767071</text:p>
          </table:table-cell>
          <table:table-cell office:value-type="float" office:value="14.3333333333333">
            <text:p>14.3333333333</text:p>
          </table:table-cell>
          <table:table-cell office:value-type="float" office:value="1.55850161244023">
            <text:p>1.5585016124</text:p>
          </table:table-cell>
          <table:table-cell office:value-type="float" office:value="1.14615079365079">
            <text:p>1.1461507937</text:p>
          </table:table-cell>
          <table:table-cell office:value-type="float" office:value="4">
            <text:p>4</text:p>
          </table:table-cell>
          <table:table-cell table:style-name="ce3" office:value-type="float" office:value="1545">
            <text:p>1545</text:p>
          </table:table-cell>
          <table:table-cell office:value-type="float" office:value="17.1582363581327">
            <text:p>17.1582363581</text:p>
          </table:table-cell>
          <table:table-cell office:value-type="float" office:value="31.5333333333333">
            <text:p>31.5333333333</text:p>
          </table:table-cell>
          <table:table-cell office:value-type="float" office:value="0.578708640631441">
            <text:p>0.5787086406</text:p>
          </table:table-cell>
          <table:table-cell office:value-type="float" office:value="1.43910391351568">
            <text:p>1.439103913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550">
            <text:p>1550</text:p>
          </table:table-cell>
          <table:table-cell office:value-type="float" office:value="10.5823226419436">
            <text:p>10.5823226419</text:p>
          </table:table-cell>
          <table:table-cell office:value-type="float" office:value="22.8">
            <text:p>22.8</text:p>
          </table:table-cell>
          <table:table-cell office:value-type="float" office:value="0.498937719611813">
            <text:p>0.4989377196</text:p>
          </table:table-cell>
          <table:table-cell office:value-type="float" office:value="1.25954230954231">
            <text:p>1.2595423095</text:p>
          </table:table-cell>
          <table:table-cell office:value-type="float" office:value="22">
            <text:p>22</text:p>
          </table:table-cell>
          <table:table-cell table:style-name="ce3" office:value-type="float" office:value="1550">
            <text:p>1550</text:p>
          </table:table-cell>
          <table:table-cell office:value-type="float" office:value="12.9303756469957">
            <text:p>12.930375647</text:p>
          </table:table-cell>
          <table:table-cell office:value-type="float" office:value="29.9333333333333">
            <text:p>29.9333333333</text:p>
          </table:table-cell>
          <table:table-cell office:value-type="float" office:value="0.461357637178165">
            <text:p>0.4613576372</text:p>
          </table:table-cell>
          <table:table-cell office:value-type="float" office:value="1.49899507899508">
            <text:p>1.498995079</text:p>
          </table:table-cell>
          <table:table-cell office:value-type="float" office:value="22">
            <text:p>22</text:p>
          </table:table-cell>
          <table:table-cell table:style-name="ce3" office:value-type="float" office:value="1550">
            <text:p>1550</text:p>
          </table:table-cell>
          <table:table-cell office:value-type="float" office:value="21.3413767070641">
            <text:p>21.3413767071</text:p>
          </table:table-cell>
          <table:table-cell office:value-type="float" office:value="14.3333333333333">
            <text:p>14.3333333333</text:p>
          </table:table-cell>
          <table:table-cell office:value-type="float" office:value="1.55850161244023">
            <text:p>1.5585016124</text:p>
          </table:table-cell>
          <table:table-cell office:value-type="float" office:value="1.14615079365079">
            <text:p>1.1461507937</text:p>
          </table:table-cell>
          <table:table-cell office:value-type="float" office:value="4">
            <text:p>4</text:p>
          </table:table-cell>
          <table:table-cell table:style-name="ce3" office:value-type="float" office:value="1550">
            <text:p>1550</text:p>
          </table:table-cell>
          <table:table-cell office:value-type="float" office:value="17.1582363581327">
            <text:p>17.1582363581</text:p>
          </table:table-cell>
          <table:table-cell office:value-type="float" office:value="31.2">
            <text:p>31.2</text:p>
          </table:table-cell>
          <table:table-cell office:value-type="float" office:value="0.582040835219629">
            <text:p>0.5820408352</text:p>
          </table:table-cell>
          <table:table-cell office:value-type="float" office:value="1.4137620331738">
            <text:p>1.413762033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555">
            <text:p>1555</text:p>
          </table:table-cell>
          <table:table-cell office:value-type="float" office:value="10.5823226419436">
            <text:p>10.5823226419</text:p>
          </table:table-cell>
          <table:table-cell office:value-type="float" office:value="22.8">
            <text:p>22.8</text:p>
          </table:table-cell>
          <table:table-cell office:value-type="float" office:value="0.498937719611813">
            <text:p>0.4989377196</text:p>
          </table:table-cell>
          <table:table-cell office:value-type="float" office:value="1.25954230954231">
            <text:p>1.2595423095</text:p>
          </table:table-cell>
          <table:table-cell office:value-type="float" office:value="22">
            <text:p>22</text:p>
          </table:table-cell>
          <table:table-cell table:style-name="ce3" office:value-type="float" office:value="1555">
            <text:p>1555</text:p>
          </table:table-cell>
          <table:table-cell office:value-type="float" office:value="12.9303756469957">
            <text:p>12.930375647</text:p>
          </table:table-cell>
          <table:table-cell office:value-type="float" office:value="29.8">
            <text:p>29.8</text:p>
          </table:table-cell>
          <table:table-cell office:value-type="float" office:value="0.462262936454015">
            <text:p>0.4622629365</text:p>
          </table:table-cell>
          <table:table-cell office:value-type="float" office:value="1.48763144263144">
            <text:p>1.4876314426</text:p>
          </table:table-cell>
          <table:table-cell office:value-type="float" office:value="22">
            <text:p>22</text:p>
          </table:table-cell>
          <table:table-cell table:style-name="ce3" office:value-type="float" office:value="1555">
            <text:p>1555</text:p>
          </table:table-cell>
          <table:table-cell office:value-type="float" office:value="21.3413767070641">
            <text:p>21.3413767071</text:p>
          </table:table-cell>
          <table:table-cell office:value-type="float" office:value="14.3333333333333">
            <text:p>14.3333333333</text:p>
          </table:table-cell>
          <table:table-cell office:value-type="float" office:value="1.55850161244023">
            <text:p>1.5585016124</text:p>
          </table:table-cell>
          <table:table-cell office:value-type="float" office:value="1.14615079365079">
            <text:p>1.1461507937</text:p>
          </table:table-cell>
          <table:table-cell office:value-type="float" office:value="4">
            <text:p>4</text:p>
          </table:table-cell>
          <table:table-cell table:style-name="ce3" office:value-type="float" office:value="1555">
            <text:p>1555</text:p>
          </table:table-cell>
          <table:table-cell office:value-type="float" office:value="17.1582363581327">
            <text:p>17.1582363581</text:p>
          </table:table-cell>
          <table:table-cell office:value-type="float" office:value="31.2">
            <text:p>31.2</text:p>
          </table:table-cell>
          <table:table-cell office:value-type="float" office:value="0.582040835219629">
            <text:p>0.5820408352</text:p>
          </table:table-cell>
          <table:table-cell office:value-type="float" office:value="1.4137620331738">
            <text:p>1.413762033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560">
            <text:p>1560</text:p>
          </table:table-cell>
          <table:table-cell office:value-type="float" office:value="10.5823226419436">
            <text:p>10.5823226419</text:p>
          </table:table-cell>
          <table:table-cell office:value-type="float" office:value="22.8">
            <text:p>22.8</text:p>
          </table:table-cell>
          <table:table-cell office:value-type="float" office:value="0.498937719611813">
            <text:p>0.4989377196</text:p>
          </table:table-cell>
          <table:table-cell office:value-type="float" office:value="1.25954230954231">
            <text:p>1.2595423095</text:p>
          </table:table-cell>
          <table:table-cell office:value-type="float" office:value="22">
            <text:p>22</text:p>
          </table:table-cell>
          <table:table-cell table:style-name="ce3" office:value-type="float" office:value="1560">
            <text:p>1560</text:p>
          </table:table-cell>
          <table:table-cell office:value-type="float" office:value="12.9303756469957">
            <text:p>12.930375647</text:p>
          </table:table-cell>
          <table:table-cell office:value-type="float" office:value="29.8">
            <text:p>29.8</text:p>
          </table:table-cell>
          <table:table-cell office:value-type="float" office:value="0.462262936454015">
            <text:p>0.4622629365</text:p>
          </table:table-cell>
          <table:table-cell office:value-type="float" office:value="1.48763144263144">
            <text:p>1.4876314426</text:p>
          </table:table-cell>
          <table:table-cell office:value-type="float" office:value="22">
            <text:p>22</text:p>
          </table:table-cell>
          <table:table-cell table:style-name="ce3" office:value-type="float" office:value="1560">
            <text:p>1560</text:p>
          </table:table-cell>
          <table:table-cell office:value-type="float" office:value="21.3413767070641">
            <text:p>21.3413767071</text:p>
          </table:table-cell>
          <table:table-cell office:value-type="float" office:value="14.3333333333333">
            <text:p>14.3333333333</text:p>
          </table:table-cell>
          <table:table-cell office:value-type="float" office:value="1.55850161244023">
            <text:p>1.5585016124</text:p>
          </table:table-cell>
          <table:table-cell office:value-type="float" office:value="1.14615079365079">
            <text:p>1.1461507937</text:p>
          </table:table-cell>
          <table:table-cell office:value-type="float" office:value="4">
            <text:p>4</text:p>
          </table:table-cell>
          <table:table-cell table:style-name="ce3" office:value-type="float" office:value="1560">
            <text:p>1560</text:p>
          </table:table-cell>
          <table:table-cell office:value-type="float" office:value="17.1582363581327">
            <text:p>17.1582363581</text:p>
          </table:table-cell>
          <table:table-cell office:value-type="float" office:value="31.2">
            <text:p>31.2</text:p>
          </table:table-cell>
          <table:table-cell office:value-type="float" office:value="0.582040835219629">
            <text:p>0.5820408352</text:p>
          </table:table-cell>
          <table:table-cell office:value-type="float" office:value="1.4137620331738">
            <text:p>1.413762033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565">
            <text:p>1565</text:p>
          </table:table-cell>
          <table:table-cell office:value-type="float" office:value="10.5823226419436">
            <text:p>10.5823226419</text:p>
          </table:table-cell>
          <table:table-cell office:value-type="float" office:value="22.8">
            <text:p>22.8</text:p>
          </table:table-cell>
          <table:table-cell office:value-type="float" office:value="0.498937719611813">
            <text:p>0.4989377196</text:p>
          </table:table-cell>
          <table:table-cell office:value-type="float" office:value="1.25954230954231">
            <text:p>1.2595423095</text:p>
          </table:table-cell>
          <table:table-cell office:value-type="float" office:value="22">
            <text:p>22</text:p>
          </table:table-cell>
          <table:table-cell table:style-name="ce3" office:value-type="float" office:value="1565">
            <text:p>1565</text:p>
          </table:table-cell>
          <table:table-cell office:value-type="float" office:value="12.9303756469957">
            <text:p>12.930375647</text:p>
          </table:table-cell>
          <table:table-cell office:value-type="float" office:value="29.7333333333333">
            <text:p>29.7333333333</text:p>
          </table:table-cell>
          <table:table-cell office:value-type="float" office:value="0.462953596510651">
            <text:p>0.4629535965</text:p>
          </table:table-cell>
          <table:table-cell office:value-type="float" office:value="1.48429810929811">
            <text:p>1.4842981093</text:p>
          </table:table-cell>
          <table:table-cell office:value-type="float" office:value="22">
            <text:p>22</text:p>
          </table:table-cell>
          <table:table-cell table:style-name="ce3" office:value-type="float" office:value="1565">
            <text:p>1565</text:p>
          </table:table-cell>
          <table:table-cell office:value-type="float" office:value="21.3413767070641">
            <text:p>21.3413767071</text:p>
          </table:table-cell>
          <table:table-cell office:value-type="float" office:value="14.3333333333333">
            <text:p>14.3333333333</text:p>
          </table:table-cell>
          <table:table-cell office:value-type="float" office:value="1.55850161244023">
            <text:p>1.5585016124</text:p>
          </table:table-cell>
          <table:table-cell office:value-type="float" office:value="1.14615079365079">
            <text:p>1.1461507937</text:p>
          </table:table-cell>
          <table:table-cell office:value-type="float" office:value="4">
            <text:p>4</text:p>
          </table:table-cell>
          <table:table-cell table:style-name="ce3" office:value-type="float" office:value="1565">
            <text:p>1565</text:p>
          </table:table-cell>
          <table:table-cell office:value-type="float" office:value="17.162281705168">
            <text:p>17.1622817052</text:p>
          </table:table-cell>
          <table:table-cell office:value-type="float" office:value="31.6">
            <text:p>31.6</text:p>
          </table:table-cell>
          <table:table-cell office:value-type="float" office:value="0.576579187752802">
            <text:p>0.5765791878</text:p>
          </table:table-cell>
          <table:table-cell office:value-type="float" office:value="1.4337620331738">
            <text:p>1.433762033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570">
            <text:p>1570</text:p>
          </table:table-cell>
          <table:table-cell office:value-type="float" office:value="10.5823226419436">
            <text:p>10.5823226419</text:p>
          </table:table-cell>
          <table:table-cell office:value-type="float" office:value="22.8">
            <text:p>22.8</text:p>
          </table:table-cell>
          <table:table-cell office:value-type="float" office:value="0.498937719611813">
            <text:p>0.4989377196</text:p>
          </table:table-cell>
          <table:table-cell office:value-type="float" office:value="1.25954230954231">
            <text:p>1.2595423095</text:p>
          </table:table-cell>
          <table:table-cell office:value-type="float" office:value="22">
            <text:p>22</text:p>
          </table:table-cell>
          <table:table-cell table:style-name="ce3" office:value-type="float" office:value="1570">
            <text:p>1570</text:p>
          </table:table-cell>
          <table:table-cell office:value-type="float" office:value="12.9303756469957">
            <text:p>12.930375647</text:p>
          </table:table-cell>
          <table:table-cell office:value-type="float" office:value="29.6666666666667">
            <text:p>29.6666666667</text:p>
          </table:table-cell>
          <table:table-cell office:value-type="float" office:value="0.46532166092547">
            <text:p>0.4653216609</text:p>
          </table:table-cell>
          <table:table-cell office:value-type="float" office:value="1.4795362045362">
            <text:p>1.4795362045</text:p>
          </table:table-cell>
          <table:table-cell office:value-type="float" office:value="22">
            <text:p>22</text:p>
          </table:table-cell>
          <table:table-cell table:style-name="ce3" office:value-type="float" office:value="1570">
            <text:p>1570</text:p>
          </table:table-cell>
          <table:table-cell office:value-type="float" office:value="21.3413767070641">
            <text:p>21.3413767071</text:p>
          </table:table-cell>
          <table:table-cell office:value-type="float" office:value="14.3333333333333">
            <text:p>14.3333333333</text:p>
          </table:table-cell>
          <table:table-cell office:value-type="float" office:value="1.55850161244023">
            <text:p>1.5585016124</text:p>
          </table:table-cell>
          <table:table-cell office:value-type="float" office:value="1.14615079365079">
            <text:p>1.1461507937</text:p>
          </table:table-cell>
          <table:table-cell office:value-type="float" office:value="4">
            <text:p>4</text:p>
          </table:table-cell>
          <table:table-cell table:style-name="ce3" office:value-type="float" office:value="1570">
            <text:p>1570</text:p>
          </table:table-cell>
          <table:table-cell office:value-type="float" office:value="17.162281705168">
            <text:p>17.1622817052</text:p>
          </table:table-cell>
          <table:table-cell office:value-type="float" office:value="31.6">
            <text:p>31.6</text:p>
          </table:table-cell>
          <table:table-cell office:value-type="float" office:value="0.576579187752802">
            <text:p>0.5765791878</text:p>
          </table:table-cell>
          <table:table-cell office:value-type="float" office:value="1.4337620331738">
            <text:p>1.433762033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575">
            <text:p>1575</text:p>
          </table:table-cell>
          <table:table-cell office:value-type="float" office:value="10.5823226419436">
            <text:p>10.5823226419</text:p>
          </table:table-cell>
          <table:table-cell office:value-type="float" office:value="22.7333333333333">
            <text:p>22.7333333333</text:p>
          </table:table-cell>
          <table:table-cell office:value-type="float" office:value="0.501049441931903">
            <text:p>0.5010494419</text:p>
          </table:table-cell>
          <table:table-cell office:value-type="float" office:value="1.2547804047804">
            <text:p>1.2547804048</text:p>
          </table:table-cell>
          <table:table-cell office:value-type="float" office:value="22">
            <text:p>22</text:p>
          </table:table-cell>
          <table:table-cell table:style-name="ce3" office:value-type="float" office:value="1575">
            <text:p>1575</text:p>
          </table:table-cell>
          <table:table-cell office:value-type="float" office:value="12.9303756469957">
            <text:p>12.930375647</text:p>
          </table:table-cell>
          <table:table-cell office:value-type="float" office:value="29.6666666666667">
            <text:p>29.6666666667</text:p>
          </table:table-cell>
          <table:table-cell office:value-type="float" office:value="0.46532166092547">
            <text:p>0.4653216609</text:p>
          </table:table-cell>
          <table:table-cell office:value-type="float" office:value="1.4795362045362">
            <text:p>1.4795362045</text:p>
          </table:table-cell>
          <table:table-cell office:value-type="float" office:value="22">
            <text:p>22</text:p>
          </table:table-cell>
          <table:table-cell table:style-name="ce3" office:value-type="float" office:value="1575">
            <text:p>1575</text:p>
          </table:table-cell>
          <table:table-cell office:value-type="float" office:value="21.3413767070641">
            <text:p>21.3413767071</text:p>
          </table:table-cell>
          <table:table-cell office:value-type="float" office:value="14.3333333333333">
            <text:p>14.3333333333</text:p>
          </table:table-cell>
          <table:table-cell office:value-type="float" office:value="1.55850161244023">
            <text:p>1.5585016124</text:p>
          </table:table-cell>
          <table:table-cell office:value-type="float" office:value="1.14615079365079">
            <text:p>1.1461507937</text:p>
          </table:table-cell>
          <table:table-cell office:value-type="float" office:value="4">
            <text:p>4</text:p>
          </table:table-cell>
          <table:table-cell table:style-name="ce3" office:value-type="float" office:value="1575">
            <text:p>1575</text:p>
          </table:table-cell>
          <table:table-cell office:value-type="float" office:value="17.162281705168">
            <text:p>17.1622817052</text:p>
          </table:table-cell>
          <table:table-cell office:value-type="float" office:value="31.3333333333333">
            <text:p>31.3333333333</text:p>
          </table:table-cell>
          <table:table-cell office:value-type="float" office:value="0.580001942622112">
            <text:p>0.5800019426</text:p>
          </table:table-cell>
          <table:table-cell office:value-type="float" office:value="1.43017617458794">
            <text:p>1.430176174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580">
            <text:p>1580</text:p>
          </table:table-cell>
          <table:table-cell office:value-type="float" office:value="10.5823226419436">
            <text:p>10.5823226419</text:p>
          </table:table-cell>
          <table:table-cell office:value-type="float" office:value="22.7333333333333">
            <text:p>22.7333333333</text:p>
          </table:table-cell>
          <table:table-cell office:value-type="float" office:value="0.501049441931903">
            <text:p>0.5010494419</text:p>
          </table:table-cell>
          <table:table-cell office:value-type="float" office:value="1.2547804047804">
            <text:p>1.2547804048</text:p>
          </table:table-cell>
          <table:table-cell office:value-type="float" office:value="22">
            <text:p>22</text:p>
          </table:table-cell>
          <table:table-cell table:style-name="ce3" office:value-type="float" office:value="1580">
            <text:p>1580</text:p>
          </table:table-cell>
          <table:table-cell office:value-type="float" office:value="12.9303756469957">
            <text:p>12.930375647</text:p>
          </table:table-cell>
          <table:table-cell office:value-type="float" office:value="29.6">
            <text:p>29.6</text:p>
          </table:table-cell>
          <table:table-cell office:value-type="float" office:value="0.465706248568968">
            <text:p>0.4657062486</text:p>
          </table:table-cell>
          <table:table-cell office:value-type="float" office:value="1.4769721019721">
            <text:p>1.476972102</text:p>
          </table:table-cell>
          <table:table-cell office:value-type="float" office:value="22">
            <text:p>22</text:p>
          </table:table-cell>
          <table:table-cell table:style-name="ce3" office:value-type="float" office:value="1580">
            <text:p>1580</text:p>
          </table:table-cell>
          <table:table-cell office:value-type="float" office:value="21.3413767070641">
            <text:p>21.3413767071</text:p>
          </table:table-cell>
          <table:table-cell office:value-type="float" office:value="14.3333333333333">
            <text:p>14.3333333333</text:p>
          </table:table-cell>
          <table:table-cell office:value-type="float" office:value="1.55850161244023">
            <text:p>1.5585016124</text:p>
          </table:table-cell>
          <table:table-cell office:value-type="float" office:value="1.14615079365079">
            <text:p>1.1461507937</text:p>
          </table:table-cell>
          <table:table-cell office:value-type="float" office:value="4">
            <text:p>4</text:p>
          </table:table-cell>
          <table:table-cell table:style-name="ce3" office:value-type="float" office:value="1580">
            <text:p>1580</text:p>
          </table:table-cell>
          <table:table-cell office:value-type="float" office:value="17.162281705168">
            <text:p>17.1622817052</text:p>
          </table:table-cell>
          <table:table-cell office:value-type="float" office:value="31.1333333333333">
            <text:p>31.1333333333</text:p>
          </table:table-cell>
          <table:table-cell office:value-type="float" office:value="0.582905062964964">
            <text:p>0.582905063</text:p>
          </table:table-cell>
          <table:table-cell office:value-type="float" office:value="1.41563072004248">
            <text:p>1.4156307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585">
            <text:p>1585</text:p>
          </table:table-cell>
          <table:table-cell office:value-type="float" office:value="10.5823226419436">
            <text:p>10.5823226419</text:p>
          </table:table-cell>
          <table:table-cell office:value-type="float" office:value="22.7333333333333">
            <text:p>22.7333333333</text:p>
          </table:table-cell>
          <table:table-cell office:value-type="float" office:value="0.501049441931903">
            <text:p>0.5010494419</text:p>
          </table:table-cell>
          <table:table-cell office:value-type="float" office:value="1.2547804047804">
            <text:p>1.2547804048</text:p>
          </table:table-cell>
          <table:table-cell office:value-type="float" office:value="22">
            <text:p>22</text:p>
          </table:table-cell>
          <table:table-cell table:style-name="ce3" office:value-type="float" office:value="1585">
            <text:p>1585</text:p>
          </table:table-cell>
          <table:table-cell office:value-type="float" office:value="12.9303756469957">
            <text:p>12.930375647</text:p>
          </table:table-cell>
          <table:table-cell office:value-type="float" office:value="29.6">
            <text:p>29.6</text:p>
          </table:table-cell>
          <table:table-cell office:value-type="float" office:value="0.465706248568968">
            <text:p>0.4657062486</text:p>
          </table:table-cell>
          <table:table-cell office:value-type="float" office:value="1.4769721019721">
            <text:p>1.476972102</text:p>
          </table:table-cell>
          <table:table-cell office:value-type="float" office:value="22">
            <text:p>22</text:p>
          </table:table-cell>
          <table:table-cell table:style-name="ce3" office:value-type="float" office:value="1585">
            <text:p>1585</text:p>
          </table:table-cell>
          <table:table-cell office:value-type="float" office:value="21.3413767070641">
            <text:p>21.3413767071</text:p>
          </table:table-cell>
          <table:table-cell office:value-type="float" office:value="14.3333333333333">
            <text:p>14.3333333333</text:p>
          </table:table-cell>
          <table:table-cell office:value-type="float" office:value="1.55850161244023">
            <text:p>1.5585016124</text:p>
          </table:table-cell>
          <table:table-cell office:value-type="float" office:value="1.14615079365079">
            <text:p>1.1461507937</text:p>
          </table:table-cell>
          <table:table-cell office:value-type="float" office:value="4">
            <text:p>4</text:p>
          </table:table-cell>
          <table:table-cell table:style-name="ce3" office:value-type="float" office:value="1585">
            <text:p>1585</text:p>
          </table:table-cell>
          <table:table-cell office:value-type="float" office:value="17.162281705168">
            <text:p>17.1622817052</text:p>
          </table:table-cell>
          <table:table-cell office:value-type="float" office:value="31.1333333333333">
            <text:p>31.1333333333</text:p>
          </table:table-cell>
          <table:table-cell office:value-type="float" office:value="0.582905062964964">
            <text:p>0.582905063</text:p>
          </table:table-cell>
          <table:table-cell office:value-type="float" office:value="1.41563072004248">
            <text:p>1.4156307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590">
            <text:p>1590</text:p>
          </table:table-cell>
          <table:table-cell office:value-type="float" office:value="10.5823226419436">
            <text:p>10.5823226419</text:p>
          </table:table-cell>
          <table:table-cell office:value-type="float" office:value="22.7333333333333">
            <text:p>22.7333333333</text:p>
          </table:table-cell>
          <table:table-cell office:value-type="float" office:value="0.501049441931903">
            <text:p>0.5010494419</text:p>
          </table:table-cell>
          <table:table-cell office:value-type="float" office:value="1.2547804047804">
            <text:p>1.2547804048</text:p>
          </table:table-cell>
          <table:table-cell office:value-type="float" office:value="22">
            <text:p>22</text:p>
          </table:table-cell>
          <table:table-cell table:style-name="ce3" office:value-type="float" office:value="1590">
            <text:p>1590</text:p>
          </table:table-cell>
          <table:table-cell office:value-type="float" office:value="12.9303756469957">
            <text:p>12.930375647</text:p>
          </table:table-cell>
          <table:table-cell office:value-type="float" office:value="29.6">
            <text:p>29.6</text:p>
          </table:table-cell>
          <table:table-cell office:value-type="float" office:value="0.465706248568968">
            <text:p>0.4657062486</text:p>
          </table:table-cell>
          <table:table-cell office:value-type="float" office:value="1.4769721019721">
            <text:p>1.476972102</text:p>
          </table:table-cell>
          <table:table-cell office:value-type="float" office:value="22">
            <text:p>22</text:p>
          </table:table-cell>
          <table:table-cell table:style-name="ce3" office:value-type="float" office:value="1590">
            <text:p>1590</text:p>
          </table:table-cell>
          <table:table-cell office:value-type="float" office:value="21.3413767070641">
            <text:p>21.3413767071</text:p>
          </table:table-cell>
          <table:table-cell office:value-type="float" office:value="14.3333333333333">
            <text:p>14.3333333333</text:p>
          </table:table-cell>
          <table:table-cell office:value-type="float" office:value="1.55850161244023">
            <text:p>1.5585016124</text:p>
          </table:table-cell>
          <table:table-cell office:value-type="float" office:value="1.14615079365079">
            <text:p>1.1461507937</text:p>
          </table:table-cell>
          <table:table-cell office:value-type="float" office:value="4">
            <text:p>4</text:p>
          </table:table-cell>
          <table:table-cell table:style-name="ce3" office:value-type="float" office:value="1590">
            <text:p>1590</text:p>
          </table:table-cell>
          <table:table-cell office:value-type="float" office:value="17.162281705168">
            <text:p>17.1622817052</text:p>
          </table:table-cell>
          <table:table-cell office:value-type="float" office:value="31.1333333333333">
            <text:p>31.1333333333</text:p>
          </table:table-cell>
          <table:table-cell office:value-type="float" office:value="0.582905062964964">
            <text:p>0.582905063</text:p>
          </table:table-cell>
          <table:table-cell office:value-type="float" office:value="1.41563072004248">
            <text:p>1.4156307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595">
            <text:p>1595</text:p>
          </table:table-cell>
          <table:table-cell office:value-type="float" office:value="10.5882457722918">
            <text:p>10.5882457723</text:p>
          </table:table-cell>
          <table:table-cell office:value-type="float" office:value="22.8">
            <text:p>22.8</text:p>
          </table:table-cell>
          <table:table-cell office:value-type="float" office:value="0.500324846680766">
            <text:p>0.5003248467</text:p>
          </table:table-cell>
          <table:table-cell office:value-type="float" office:value="1.25387131387131">
            <text:p>1.2538713139</text:p>
          </table:table-cell>
          <table:table-cell office:value-type="float" office:value="22">
            <text:p>22</text:p>
          </table:table-cell>
          <table:table-cell table:style-name="ce3" office:value-type="float" office:value="1595">
            <text:p>1595</text:p>
          </table:table-cell>
          <table:table-cell office:value-type="float" office:value="12.9303756469957">
            <text:p>12.930375647</text:p>
          </table:table-cell>
          <table:table-cell office:value-type="float" office:value="29.6">
            <text:p>29.6</text:p>
          </table:table-cell>
          <table:table-cell office:value-type="float" office:value="0.465706248568968">
            <text:p>0.4657062486</text:p>
          </table:table-cell>
          <table:table-cell office:value-type="float" office:value="1.4769721019721">
            <text:p>1.476972102</text:p>
          </table:table-cell>
          <table:table-cell office:value-type="float" office:value="22">
            <text:p>22</text:p>
          </table:table-cell>
          <table:table-cell table:style-name="ce3" office:value-type="float" office:value="1595">
            <text:p>1595</text:p>
          </table:table-cell>
          <table:table-cell office:value-type="float" office:value="21.3413767070641">
            <text:p>21.3413767071</text:p>
          </table:table-cell>
          <table:table-cell office:value-type="float" office:value="14.3333333333333">
            <text:p>14.3333333333</text:p>
          </table:table-cell>
          <table:table-cell office:value-type="float" office:value="1.55850161244023">
            <text:p>1.5585016124</text:p>
          </table:table-cell>
          <table:table-cell office:value-type="float" office:value="1.14615079365079">
            <text:p>1.1461507937</text:p>
          </table:table-cell>
          <table:table-cell office:value-type="float" office:value="4">
            <text:p>4</text:p>
          </table:table-cell>
          <table:table-cell table:style-name="ce3" office:value-type="float" office:value="1595">
            <text:p>1595</text:p>
          </table:table-cell>
          <table:table-cell office:value-type="float" office:value="17.162281705168">
            <text:p>17.1622817052</text:p>
          </table:table-cell>
          <table:table-cell office:value-type="float" office:value="31.1333333333333">
            <text:p>31.1333333333</text:p>
          </table:table-cell>
          <table:table-cell office:value-type="float" office:value="0.582905062964964">
            <text:p>0.582905063</text:p>
          </table:table-cell>
          <table:table-cell office:value-type="float" office:value="1.41563072004248">
            <text:p>1.4156307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600">
            <text:p>1600</text:p>
          </table:table-cell>
          <table:table-cell office:value-type="float" office:value="10.5882457722918">
            <text:p>10.5882457723</text:p>
          </table:table-cell>
          <table:table-cell office:value-type="float" office:value="22.8">
            <text:p>22.8</text:p>
          </table:table-cell>
          <table:table-cell office:value-type="float" office:value="0.500324846680766">
            <text:p>0.5003248467</text:p>
          </table:table-cell>
          <table:table-cell office:value-type="float" office:value="1.25387131387131">
            <text:p>1.2538713139</text:p>
          </table:table-cell>
          <table:table-cell office:value-type="float" office:value="22">
            <text:p>22</text:p>
          </table:table-cell>
          <table:table-cell table:style-name="ce3" office:value-type="float" office:value="1600">
            <text:p>1600</text:p>
          </table:table-cell>
          <table:table-cell office:value-type="float" office:value="12.9341011720143">
            <text:p>12.934101172</text:p>
          </table:table-cell>
          <table:table-cell office:value-type="float" office:value="29.4666666666667">
            <text:p>29.4666666667</text:p>
          </table:table-cell>
          <table:table-cell office:value-type="float" office:value="0.469448816504451">
            <text:p>0.4694488165</text:p>
          </table:table-cell>
          <table:table-cell office:value-type="float" office:value="1.46808321308321">
            <text:p>1.4680832131</text:p>
          </table:table-cell>
          <table:table-cell office:value-type="float" office:value="22">
            <text:p>22</text:p>
          </table:table-cell>
          <table:table-cell table:style-name="ce3" office:value-type="float" office:value="1600">
            <text:p>1600</text:p>
          </table:table-cell>
          <table:table-cell office:value-type="float" office:value="21.3413767070641">
            <text:p>21.3413767071</text:p>
          </table:table-cell>
          <table:table-cell office:value-type="float" office:value="14.3333333333333">
            <text:p>14.3333333333</text:p>
          </table:table-cell>
          <table:table-cell office:value-type="float" office:value="1.55850161244023">
            <text:p>1.5585016124</text:p>
          </table:table-cell>
          <table:table-cell office:value-type="float" office:value="1.14615079365079">
            <text:p>1.1461507937</text:p>
          </table:table-cell>
          <table:table-cell office:value-type="float" office:value="4">
            <text:p>4</text:p>
          </table:table-cell>
          <table:table-cell table:style-name="ce3" office:value-type="float" office:value="1600">
            <text:p>1600</text:p>
          </table:table-cell>
          <table:table-cell office:value-type="float" office:value="17.1637335347905">
            <text:p>17.1637335348</text:p>
          </table:table-cell>
          <table:table-cell office:value-type="float" office:value="31.0666666666667">
            <text:p>31.0666666667</text:p>
          </table:table-cell>
          <table:table-cell office:value-type="float" office:value="0.583382022663625">
            <text:p>0.5833820227</text:p>
          </table:table-cell>
          <table:table-cell office:value-type="float" office:value="1.41356001297178">
            <text:p>1.41356001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605">
            <text:p>1605</text:p>
          </table:table-cell>
          <table:table-cell office:value-type="float" office:value="10.5882457722918">
            <text:p>10.5882457723</text:p>
          </table:table-cell>
          <table:table-cell office:value-type="float" office:value="22.8">
            <text:p>22.8</text:p>
          </table:table-cell>
          <table:table-cell office:value-type="float" office:value="0.500324846680766">
            <text:p>0.5003248467</text:p>
          </table:table-cell>
          <table:table-cell office:value-type="float" office:value="1.25387131387131">
            <text:p>1.2538713139</text:p>
          </table:table-cell>
          <table:table-cell office:value-type="float" office:value="22">
            <text:p>22</text:p>
          </table:table-cell>
          <table:table-cell table:style-name="ce3" office:value-type="float" office:value="1605">
            <text:p>1605</text:p>
          </table:table-cell>
          <table:table-cell office:value-type="float" office:value="12.9341011720143">
            <text:p>12.934101172</text:p>
          </table:table-cell>
          <table:table-cell office:value-type="float" office:value="29.4">
            <text:p>29.4</text:p>
          </table:table-cell>
          <table:table-cell office:value-type="float" office:value="0.470020927147507">
            <text:p>0.4700209271</text:p>
          </table:table-cell>
          <table:table-cell office:value-type="float" office:value="1.47081048581049">
            <text:p>1.4708104858</text:p>
          </table:table-cell>
          <table:table-cell office:value-type="float" office:value="22">
            <text:p>22</text:p>
          </table:table-cell>
          <table:table-cell table:style-name="ce3" office:value-type="float" office:value="1605">
            <text:p>1605</text:p>
          </table:table-cell>
          <table:table-cell office:value-type="float" office:value="21.3413767070641">
            <text:p>21.3413767071</text:p>
          </table:table-cell>
          <table:table-cell office:value-type="float" office:value="14.3333333333333">
            <text:p>14.3333333333</text:p>
          </table:table-cell>
          <table:table-cell office:value-type="float" office:value="1.55850161244023">
            <text:p>1.5585016124</text:p>
          </table:table-cell>
          <table:table-cell office:value-type="float" office:value="1.14615079365079">
            <text:p>1.1461507937</text:p>
          </table:table-cell>
          <table:table-cell office:value-type="float" office:value="4">
            <text:p>4</text:p>
          </table:table-cell>
          <table:table-cell table:style-name="ce3" office:value-type="float" office:value="1605">
            <text:p>1605</text:p>
          </table:table-cell>
          <table:table-cell office:value-type="float" office:value="17.1637335347905">
            <text:p>17.1637335348</text:p>
          </table:table-cell>
          <table:table-cell office:value-type="float" office:value="31.0666666666667">
            <text:p>31.0666666667</text:p>
          </table:table-cell>
          <table:table-cell office:value-type="float" office:value="0.583382022663625">
            <text:p>0.5833820227</text:p>
          </table:table-cell>
          <table:table-cell office:value-type="float" office:value="1.41356001297178">
            <text:p>1.41356001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610">
            <text:p>1610</text:p>
          </table:table-cell>
          <table:table-cell office:value-type="float" office:value="10.5895805950661">
            <text:p>10.5895805951</text:p>
          </table:table-cell>
          <table:table-cell office:value-type="float" office:value="23.2">
            <text:p>23.2</text:p>
          </table:table-cell>
          <table:table-cell office:value-type="float" office:value="0.492158774136516">
            <text:p>0.4921587741</text:p>
          </table:table-cell>
          <table:table-cell office:value-type="float" office:value="1.26720464720465">
            <text:p>1.2672046472</text:p>
          </table:table-cell>
          <table:table-cell office:value-type="float" office:value="22">
            <text:p>22</text:p>
          </table:table-cell>
          <table:table-cell table:style-name="ce3" office:value-type="float" office:value="1610">
            <text:p>1610</text:p>
          </table:table-cell>
          <table:table-cell office:value-type="float" office:value="12.9341011720143">
            <text:p>12.934101172</text:p>
          </table:table-cell>
          <table:table-cell office:value-type="float" office:value="29.4">
            <text:p>29.4</text:p>
          </table:table-cell>
          <table:table-cell office:value-type="float" office:value="0.470020927147507">
            <text:p>0.4700209271</text:p>
          </table:table-cell>
          <table:table-cell office:value-type="float" office:value="1.47081048581049">
            <text:p>1.4708104858</text:p>
          </table:table-cell>
          <table:table-cell office:value-type="float" office:value="22">
            <text:p>22</text:p>
          </table:table-cell>
          <table:table-cell table:style-name="ce3" office:value-type="float" office:value="1610">
            <text:p>1610</text:p>
          </table:table-cell>
          <table:table-cell office:value-type="float" office:value="21.3413767070641">
            <text:p>21.3413767071</text:p>
          </table:table-cell>
          <table:table-cell office:value-type="float" office:value="14.3333333333333">
            <text:p>14.3333333333</text:p>
          </table:table-cell>
          <table:table-cell office:value-type="float" office:value="1.55850161244023">
            <text:p>1.5585016124</text:p>
          </table:table-cell>
          <table:table-cell office:value-type="float" office:value="1.14615079365079">
            <text:p>1.1461507937</text:p>
          </table:table-cell>
          <table:table-cell office:value-type="float" office:value="4">
            <text:p>4</text:p>
          </table:table-cell>
          <table:table-cell table:style-name="ce3" office:value-type="float" office:value="1610">
            <text:p>1610</text:p>
          </table:table-cell>
          <table:table-cell office:value-type="float" office:value="17.1663270522033">
            <text:p>17.1663270522</text:p>
          </table:table-cell>
          <table:table-cell office:value-type="float" office:value="31.3333333333333">
            <text:p>31.3333333333</text:p>
          </table:table-cell>
          <table:table-cell office:value-type="float" office:value="0.580176731257138">
            <text:p>0.5801767313</text:p>
          </table:table-cell>
          <table:table-cell office:value-type="float" office:value="1.42063072004248">
            <text:p>1.4206307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615">
            <text:p>1615</text:p>
          </table:table-cell>
          <table:table-cell office:value-type="float" office:value="10.5895805950661">
            <text:p>10.5895805951</text:p>
          </table:table-cell>
          <table:table-cell office:value-type="float" office:value="23.2">
            <text:p>23.2</text:p>
          </table:table-cell>
          <table:table-cell office:value-type="float" office:value="0.492158774136516">
            <text:p>0.4921587741</text:p>
          </table:table-cell>
          <table:table-cell office:value-type="float" office:value="1.26720464720465">
            <text:p>1.2672046472</text:p>
          </table:table-cell>
          <table:table-cell office:value-type="float" office:value="22">
            <text:p>22</text:p>
          </table:table-cell>
          <table:table-cell table:style-name="ce3" office:value-type="float" office:value="1615">
            <text:p>1615</text:p>
          </table:table-cell>
          <table:table-cell office:value-type="float" office:value="12.93631530012">
            <text:p>12.9363153001</text:p>
          </table:table-cell>
          <table:table-cell office:value-type="float" office:value="29.4666666666667">
            <text:p>29.4666666667</text:p>
          </table:table-cell>
          <table:table-cell office:value-type="float" office:value="0.468997816696664">
            <text:p>0.4689978167</text:p>
          </table:table-cell>
          <table:table-cell office:value-type="float" office:value="1.47414381914382">
            <text:p>1.4741438191</text:p>
          </table:table-cell>
          <table:table-cell office:value-type="float" office:value="22">
            <text:p>22</text:p>
          </table:table-cell>
          <table:table-cell table:style-name="ce3" office:value-type="float" office:value="1615">
            <text:p>1615</text:p>
          </table:table-cell>
          <table:table-cell office:value-type="float" office:value="21.3413767070641">
            <text:p>21.3413767071</text:p>
          </table:table-cell>
          <table:table-cell office:value-type="float" office:value="14.3333333333333">
            <text:p>14.3333333333</text:p>
          </table:table-cell>
          <table:table-cell office:value-type="float" office:value="1.55850161244023">
            <text:p>1.5585016124</text:p>
          </table:table-cell>
          <table:table-cell office:value-type="float" office:value="1.14615079365079">
            <text:p>1.1461507937</text:p>
          </table:table-cell>
          <table:table-cell office:value-type="float" office:value="4">
            <text:p>4</text:p>
          </table:table-cell>
          <table:table-cell table:style-name="ce3" office:value-type="float" office:value="1615">
            <text:p>1615</text:p>
          </table:table-cell>
          <table:table-cell office:value-type="float" office:value="17.1663270522033">
            <text:p>17.1663270522</text:p>
          </table:table-cell>
          <table:table-cell office:value-type="float" office:value="31.3333333333333">
            <text:p>31.3333333333</text:p>
          </table:table-cell>
          <table:table-cell office:value-type="float" office:value="0.580176731257138">
            <text:p>0.5801767313</text:p>
          </table:table-cell>
          <table:table-cell office:value-type="float" office:value="1.42063072004248">
            <text:p>1.4206307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620">
            <text:p>1620</text:p>
          </table:table-cell>
          <table:table-cell office:value-type="float" office:value="10.5909999407478">
            <text:p>10.5909999407</text:p>
          </table:table-cell>
          <table:table-cell office:value-type="float" office:value="23.6">
            <text:p>23.6</text:p>
          </table:table-cell>
          <table:table-cell office:value-type="float" office:value="0.487140432259465">
            <text:p>0.4871404323</text:p>
          </table:table-cell>
          <table:table-cell office:value-type="float" office:value="1.28201946201946">
            <text:p>1.282019462</text:p>
          </table:table-cell>
          <table:table-cell office:value-type="float" office:value="22">
            <text:p>22</text:p>
          </table:table-cell>
          <table:table-cell table:style-name="ce3" office:value-type="float" office:value="1620">
            <text:p>1620</text:p>
          </table:table-cell>
          <table:table-cell office:value-type="float" office:value="12.93631530012">
            <text:p>12.9363153001</text:p>
          </table:table-cell>
          <table:table-cell office:value-type="float" office:value="29.4666666666667">
            <text:p>29.4666666667</text:p>
          </table:table-cell>
          <table:table-cell office:value-type="float" office:value="0.468997816696664">
            <text:p>0.4689978167</text:p>
          </table:table-cell>
          <table:table-cell office:value-type="float" office:value="1.47414381914382">
            <text:p>1.4741438191</text:p>
          </table:table-cell>
          <table:table-cell office:value-type="float" office:value="22">
            <text:p>22</text:p>
          </table:table-cell>
          <table:table-cell table:style-name="ce3" office:value-type="float" office:value="1620">
            <text:p>1620</text:p>
          </table:table-cell>
          <table:table-cell office:value-type="float" office:value="21.3413767070641">
            <text:p>21.3413767071</text:p>
          </table:table-cell>
          <table:table-cell office:value-type="float" office:value="14.3333333333333">
            <text:p>14.3333333333</text:p>
          </table:table-cell>
          <table:table-cell office:value-type="float" office:value="1.55850161244023">
            <text:p>1.5585016124</text:p>
          </table:table-cell>
          <table:table-cell office:value-type="float" office:value="1.14615079365079">
            <text:p>1.1461507937</text:p>
          </table:table-cell>
          <table:table-cell office:value-type="float" office:value="4">
            <text:p>4</text:p>
          </table:table-cell>
          <table:table-cell table:style-name="ce3" office:value-type="float" office:value="1620">
            <text:p>1620</text:p>
          </table:table-cell>
          <table:table-cell office:value-type="float" office:value="17.1663270522033">
            <text:p>17.1663270522</text:p>
          </table:table-cell>
          <table:table-cell office:value-type="float" office:value="31.3333333333333">
            <text:p>31.3333333333</text:p>
          </table:table-cell>
          <table:table-cell office:value-type="float" office:value="0.580176731257138">
            <text:p>0.5801767313</text:p>
          </table:table-cell>
          <table:table-cell office:value-type="float" office:value="1.42063072004248">
            <text:p>1.4206307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625">
            <text:p>1625</text:p>
          </table:table-cell>
          <table:table-cell office:value-type="float" office:value="10.5946791166124">
            <text:p>10.5946791166</text:p>
          </table:table-cell>
          <table:table-cell office:value-type="float" office:value="23.4666666666667">
            <text:p>23.4666666667</text:p>
          </table:table-cell>
          <table:table-cell office:value-type="float" office:value="0.486132984493014">
            <text:p>0.4861329845</text:p>
          </table:table-cell>
          <table:table-cell office:value-type="float" office:value="1.27646390646391">
            <text:p>1.2764639065</text:p>
          </table:table-cell>
          <table:table-cell office:value-type="float" office:value="22">
            <text:p>22</text:p>
          </table:table-cell>
          <table:table-cell table:style-name="ce3" office:value-type="float" office:value="1625">
            <text:p>1625</text:p>
          </table:table-cell>
          <table:table-cell office:value-type="float" office:value="12.93631530012">
            <text:p>12.9363153001</text:p>
          </table:table-cell>
          <table:table-cell office:value-type="float" office:value="29.4">
            <text:p>29.4</text:p>
          </table:table-cell>
          <table:table-cell office:value-type="float" office:value="0.469772193123801">
            <text:p>0.4697721931</text:p>
          </table:table-cell>
          <table:table-cell office:value-type="float" office:value="1.47673641173641">
            <text:p>1.4767364117</text:p>
          </table:table-cell>
          <table:table-cell office:value-type="float" office:value="22">
            <text:p>22</text:p>
          </table:table-cell>
          <table:table-cell table:style-name="ce3" office:value-type="float" office:value="1625">
            <text:p>1625</text:p>
          </table:table-cell>
          <table:table-cell office:value-type="float" office:value="21.3413767070641">
            <text:p>21.3413767071</text:p>
          </table:table-cell>
          <table:table-cell office:value-type="float" office:value="14.3333333333333">
            <text:p>14.3333333333</text:p>
          </table:table-cell>
          <table:table-cell office:value-type="float" office:value="1.55850161244023">
            <text:p>1.5585016124</text:p>
          </table:table-cell>
          <table:table-cell office:value-type="float" office:value="1.14615079365079">
            <text:p>1.1461507937</text:p>
          </table:table-cell>
          <table:table-cell office:value-type="float" office:value="4">
            <text:p>4</text:p>
          </table:table-cell>
          <table:table-cell table:style-name="ce3" office:value-type="float" office:value="1625">
            <text:p>1625</text:p>
          </table:table-cell>
          <table:table-cell office:value-type="float" office:value="17.1663270522033">
            <text:p>17.1663270522</text:p>
          </table:table-cell>
          <table:table-cell office:value-type="float" office:value="31.3333333333333">
            <text:p>31.3333333333</text:p>
          </table:table-cell>
          <table:table-cell office:value-type="float" office:value="0.580176731257138">
            <text:p>0.5801767313</text:p>
          </table:table-cell>
          <table:table-cell office:value-type="float" office:value="1.42063072004248">
            <text:p>1.4206307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630">
            <text:p>1630</text:p>
          </table:table-cell>
          <table:table-cell office:value-type="float" office:value="10.5946791166124">
            <text:p>10.5946791166</text:p>
          </table:table-cell>
          <table:table-cell office:value-type="float" office:value="23.4666666666667">
            <text:p>23.4666666667</text:p>
          </table:table-cell>
          <table:table-cell office:value-type="float" office:value="0.486132984493014">
            <text:p>0.4861329845</text:p>
          </table:table-cell>
          <table:table-cell office:value-type="float" office:value="1.27646390646391">
            <text:p>1.2764639065</text:p>
          </table:table-cell>
          <table:table-cell office:value-type="float" office:value="22">
            <text:p>22</text:p>
          </table:table-cell>
          <table:table-cell table:style-name="ce3" office:value-type="float" office:value="1630">
            <text:p>1630</text:p>
          </table:table-cell>
          <table:table-cell office:value-type="float" office:value="12.93631530012">
            <text:p>12.9363153001</text:p>
          </table:table-cell>
          <table:table-cell office:value-type="float" office:value="29.4">
            <text:p>29.4</text:p>
          </table:table-cell>
          <table:table-cell office:value-type="float" office:value="0.469772193123801">
            <text:p>0.4697721931</text:p>
          </table:table-cell>
          <table:table-cell office:value-type="float" office:value="1.47673641173641">
            <text:p>1.4767364117</text:p>
          </table:table-cell>
          <table:table-cell office:value-type="float" office:value="22">
            <text:p>22</text:p>
          </table:table-cell>
          <table:table-cell table:style-name="ce3" office:value-type="float" office:value="1630">
            <text:p>1630</text:p>
          </table:table-cell>
          <table:table-cell office:value-type="float" office:value="21.3413767070641">
            <text:p>21.3413767071</text:p>
          </table:table-cell>
          <table:table-cell office:value-type="float" office:value="14.3333333333333">
            <text:p>14.3333333333</text:p>
          </table:table-cell>
          <table:table-cell office:value-type="float" office:value="1.55850161244023">
            <text:p>1.5585016124</text:p>
          </table:table-cell>
          <table:table-cell office:value-type="float" office:value="1.14615079365079">
            <text:p>1.1461507937</text:p>
          </table:table-cell>
          <table:table-cell office:value-type="float" office:value="4">
            <text:p>4</text:p>
          </table:table-cell>
          <table:table-cell table:style-name="ce3" office:value-type="float" office:value="1630">
            <text:p>1630</text:p>
          </table:table-cell>
          <table:table-cell office:value-type="float" office:value="17.1663270522033">
            <text:p>17.1663270522</text:p>
          </table:table-cell>
          <table:table-cell office:value-type="float" office:value="31.2666666666667">
            <text:p>31.2666666667</text:p>
          </table:table-cell>
          <table:table-cell office:value-type="float" office:value="0.581411391632834">
            <text:p>0.5814113916</text:p>
          </table:table-cell>
          <table:table-cell office:value-type="float" office:value="1.42184284125461">
            <text:p>1.421842841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635">
            <text:p>1635</text:p>
          </table:table-cell>
          <table:table-cell office:value-type="float" office:value="10.5946791166124">
            <text:p>10.5946791166</text:p>
          </table:table-cell>
          <table:table-cell office:value-type="float" office:value="23.4666666666667">
            <text:p>23.4666666667</text:p>
          </table:table-cell>
          <table:table-cell office:value-type="float" office:value="0.486132984493014">
            <text:p>0.4861329845</text:p>
          </table:table-cell>
          <table:table-cell office:value-type="float" office:value="1.27646390646391">
            <text:p>1.2764639065</text:p>
          </table:table-cell>
          <table:table-cell office:value-type="float" office:value="22">
            <text:p>22</text:p>
          </table:table-cell>
          <table:table-cell table:style-name="ce3" office:value-type="float" office:value="1635">
            <text:p>1635</text:p>
          </table:table-cell>
          <table:table-cell office:value-type="float" office:value="12.93631530012">
            <text:p>12.9363153001</text:p>
          </table:table-cell>
          <table:table-cell office:value-type="float" office:value="29.4">
            <text:p>29.4</text:p>
          </table:table-cell>
          <table:table-cell office:value-type="float" office:value="0.469772193123801">
            <text:p>0.4697721931</text:p>
          </table:table-cell>
          <table:table-cell office:value-type="float" office:value="1.47673641173641">
            <text:p>1.4767364117</text:p>
          </table:table-cell>
          <table:table-cell office:value-type="float" office:value="22">
            <text:p>22</text:p>
          </table:table-cell>
          <table:table-cell table:style-name="ce3" office:value-type="float" office:value="1635">
            <text:p>1635</text:p>
          </table:table-cell>
          <table:table-cell office:value-type="float" office:value="21.3413767070641">
            <text:p>21.3413767071</text:p>
          </table:table-cell>
          <table:table-cell office:value-type="float" office:value="14.3333333333333">
            <text:p>14.3333333333</text:p>
          </table:table-cell>
          <table:table-cell office:value-type="float" office:value="1.55850161244023">
            <text:p>1.5585016124</text:p>
          </table:table-cell>
          <table:table-cell office:value-type="float" office:value="1.14615079365079">
            <text:p>1.1461507937</text:p>
          </table:table-cell>
          <table:table-cell office:value-type="float" office:value="4">
            <text:p>4</text:p>
          </table:table-cell>
          <table:table-cell table:style-name="ce3" office:value-type="float" office:value="1635">
            <text:p>1635</text:p>
          </table:table-cell>
          <table:table-cell office:value-type="float" office:value="17.1663270522033">
            <text:p>17.1663270522</text:p>
          </table:table-cell>
          <table:table-cell office:value-type="float" office:value="31.2">
            <text:p>31.2</text:p>
          </table:table-cell>
          <table:table-cell office:value-type="float" office:value="0.582106059157365">
            <text:p>0.5821060592</text:p>
          </table:table-cell>
          <table:table-cell office:value-type="float" office:value="1.42386304327481">
            <text:p>1.423863043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640">
            <text:p>1640</text:p>
          </table:table-cell>
          <table:table-cell office:value-type="float" office:value="10.5946791166124">
            <text:p>10.5946791166</text:p>
          </table:table-cell>
          <table:table-cell office:value-type="float" office:value="23.3333333333333">
            <text:p>23.3333333333</text:p>
          </table:table-cell>
          <table:table-cell office:value-type="float" office:value="0.49001619857318">
            <text:p>0.4900161986</text:p>
          </table:table-cell>
          <table:table-cell office:value-type="float" office:value="1.27289247789248">
            <text:p>1.2728924779</text:p>
          </table:table-cell>
          <table:table-cell office:value-type="float" office:value="22">
            <text:p>22</text:p>
          </table:table-cell>
          <table:table-cell table:style-name="ce3" office:value-type="float" office:value="1640">
            <text:p>1640</text:p>
          </table:table-cell>
          <table:table-cell office:value-type="float" office:value="12.93631530012">
            <text:p>12.9363153001</text:p>
          </table:table-cell>
          <table:table-cell office:value-type="float" office:value="29.3333333333333">
            <text:p>29.3333333333</text:p>
          </table:table-cell>
          <table:table-cell office:value-type="float" office:value="0.470291084172154">
            <text:p>0.4702910842</text:p>
          </table:table-cell>
          <table:table-cell office:value-type="float" office:value="1.47900913900914">
            <text:p>1.479009139</text:p>
          </table:table-cell>
          <table:table-cell office:value-type="float" office:value="22">
            <text:p>22</text:p>
          </table:table-cell>
          <table:table-cell table:style-name="ce3" office:value-type="float" office:value="1640">
            <text:p>1640</text:p>
          </table:table-cell>
          <table:table-cell office:value-type="float" office:value="21.3413767070641">
            <text:p>21.3413767071</text:p>
          </table:table-cell>
          <table:table-cell office:value-type="float" office:value="14.3333333333333">
            <text:p>14.3333333333</text:p>
          </table:table-cell>
          <table:table-cell office:value-type="float" office:value="1.55850161244023">
            <text:p>1.5585016124</text:p>
          </table:table-cell>
          <table:table-cell office:value-type="float" office:value="1.14615079365079">
            <text:p>1.1461507937</text:p>
          </table:table-cell>
          <table:table-cell office:value-type="float" office:value="4">
            <text:p>4</text:p>
          </table:table-cell>
          <table:table-cell table:style-name="ce3" office:value-type="float" office:value="1640">
            <text:p>1640</text:p>
          </table:table-cell>
          <table:table-cell office:value-type="float" office:value="17.1663270522033">
            <text:p>17.1663270522</text:p>
          </table:table-cell>
          <table:table-cell office:value-type="float" office:value="31.2">
            <text:p>31.2</text:p>
          </table:table-cell>
          <table:table-cell office:value-type="float" office:value="0.582106059157365">
            <text:p>0.5821060592</text:p>
          </table:table-cell>
          <table:table-cell office:value-type="float" office:value="1.42386304327481">
            <text:p>1.423863043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645">
            <text:p>1645</text:p>
          </table:table-cell>
          <table:table-cell office:value-type="float" office:value="10.5946791166124">
            <text:p>10.5946791166</text:p>
          </table:table-cell>
          <table:table-cell office:value-type="float" office:value="23.2666666666667">
            <text:p>23.2666666667</text:p>
          </table:table-cell>
          <table:table-cell office:value-type="float" office:value="0.49057432180631">
            <text:p>0.4905743218</text:p>
          </table:table-cell>
          <table:table-cell office:value-type="float" office:value="1.2701147001147">
            <text:p>1.2701147001</text:p>
          </table:table-cell>
          <table:table-cell office:value-type="float" office:value="22">
            <text:p>22</text:p>
          </table:table-cell>
          <table:table-cell table:style-name="ce3" office:value-type="float" office:value="1645">
            <text:p>1645</text:p>
          </table:table-cell>
          <table:table-cell office:value-type="float" office:value="12.93631530012">
            <text:p>12.9363153001</text:p>
          </table:table-cell>
          <table:table-cell office:value-type="float" office:value="29.3333333333333">
            <text:p>29.3333333333</text:p>
          </table:table-cell>
          <table:table-cell office:value-type="float" office:value="0.470291084172154">
            <text:p>0.4702910842</text:p>
          </table:table-cell>
          <table:table-cell office:value-type="float" office:value="1.47900913900914">
            <text:p>1.479009139</text:p>
          </table:table-cell>
          <table:table-cell office:value-type="float" office:value="22">
            <text:p>22</text:p>
          </table:table-cell>
          <table:table-cell table:style-name="ce3" office:value-type="float" office:value="1645">
            <text:p>1645</text:p>
          </table:table-cell>
          <table:table-cell office:value-type="float" office:value="21.3413767070641">
            <text:p>21.3413767071</text:p>
          </table:table-cell>
          <table:table-cell office:value-type="float" office:value="14.3333333333333">
            <text:p>14.3333333333</text:p>
          </table:table-cell>
          <table:table-cell office:value-type="float" office:value="1.55850161244023">
            <text:p>1.5585016124</text:p>
          </table:table-cell>
          <table:table-cell office:value-type="float" office:value="1.14615079365079">
            <text:p>1.1461507937</text:p>
          </table:table-cell>
          <table:table-cell office:value-type="float" office:value="4">
            <text:p>4</text:p>
          </table:table-cell>
          <table:table-cell table:style-name="ce3" office:value-type="float" office:value="1645">
            <text:p>1645</text:p>
          </table:table-cell>
          <table:table-cell office:value-type="float" office:value="17.1663270522033">
            <text:p>17.1663270522</text:p>
          </table:table-cell>
          <table:table-cell office:value-type="float" office:value="31.2">
            <text:p>31.2</text:p>
          </table:table-cell>
          <table:table-cell office:value-type="float" office:value="0.582106059157365">
            <text:p>0.5821060592</text:p>
          </table:table-cell>
          <table:table-cell office:value-type="float" office:value="1.42386304327481">
            <text:p>1.423863043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650">
            <text:p>1650</text:p>
          </table:table-cell>
          <table:table-cell office:value-type="float" office:value="10.5946791166124">
            <text:p>10.5946791166</text:p>
          </table:table-cell>
          <table:table-cell office:value-type="float" office:value="23.2666666666667">
            <text:p>23.2666666667</text:p>
          </table:table-cell>
          <table:table-cell office:value-type="float" office:value="0.49057432180631">
            <text:p>0.4905743218</text:p>
          </table:table-cell>
          <table:table-cell office:value-type="float" office:value="1.2701147001147">
            <text:p>1.2701147001</text:p>
          </table:table-cell>
          <table:table-cell office:value-type="float" office:value="22">
            <text:p>22</text:p>
          </table:table-cell>
          <table:table-cell table:style-name="ce3" office:value-type="float" office:value="1650">
            <text:p>1650</text:p>
          </table:table-cell>
          <table:table-cell office:value-type="float" office:value="12.93631530012">
            <text:p>12.9363153001</text:p>
          </table:table-cell>
          <table:table-cell office:value-type="float" office:value="29.3333333333333">
            <text:p>29.3333333333</text:p>
          </table:table-cell>
          <table:table-cell office:value-type="float" office:value="0.470291084172154">
            <text:p>0.4702910842</text:p>
          </table:table-cell>
          <table:table-cell office:value-type="float" office:value="1.47900913900914">
            <text:p>1.479009139</text:p>
          </table:table-cell>
          <table:table-cell office:value-type="float" office:value="22">
            <text:p>22</text:p>
          </table:table-cell>
          <table:table-cell table:style-name="ce3" office:value-type="float" office:value="1650">
            <text:p>1650</text:p>
          </table:table-cell>
          <table:table-cell office:value-type="float" office:value="21.3413767070641">
            <text:p>21.3413767071</text:p>
          </table:table-cell>
          <table:table-cell office:value-type="float" office:value="14.3333333333333">
            <text:p>14.3333333333</text:p>
          </table:table-cell>
          <table:table-cell office:value-type="float" office:value="1.55850161244023">
            <text:p>1.5585016124</text:p>
          </table:table-cell>
          <table:table-cell office:value-type="float" office:value="1.14615079365079">
            <text:p>1.1461507937</text:p>
          </table:table-cell>
          <table:table-cell office:value-type="float" office:value="4">
            <text:p>4</text:p>
          </table:table-cell>
          <table:table-cell table:style-name="ce3" office:value-type="float" office:value="1650">
            <text:p>1650</text:p>
          </table:table-cell>
          <table:table-cell office:value-type="float" office:value="17.1663270522033">
            <text:p>17.1663270522</text:p>
          </table:table-cell>
          <table:table-cell office:value-type="float" office:value="31.1333333333333">
            <text:p>31.1333333333</text:p>
          </table:table-cell>
          <table:table-cell office:value-type="float" office:value="0.582574368089316">
            <text:p>0.5825743681</text:p>
          </table:table-cell>
          <table:table-cell office:value-type="float" office:value="1.42108526549703">
            <text:p>1.421085265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655">
            <text:p>1655</text:p>
          </table:table-cell>
          <table:table-cell office:value-type="float" office:value="10.5946791166124">
            <text:p>10.5946791166</text:p>
          </table:table-cell>
          <table:table-cell office:value-type="float" office:value="23.2666666666667">
            <text:p>23.2666666667</text:p>
          </table:table-cell>
          <table:table-cell office:value-type="float" office:value="0.49057432180631">
            <text:p>0.4905743218</text:p>
          </table:table-cell>
          <table:table-cell office:value-type="float" office:value="1.2701147001147">
            <text:p>1.2701147001</text:p>
          </table:table-cell>
          <table:table-cell office:value-type="float" office:value="22">
            <text:p>22</text:p>
          </table:table-cell>
          <table:table-cell table:style-name="ce3" office:value-type="float" office:value="1655">
            <text:p>1655</text:p>
          </table:table-cell>
          <table:table-cell office:value-type="float" office:value="12.93631530012">
            <text:p>12.9363153001</text:p>
          </table:table-cell>
          <table:table-cell office:value-type="float" office:value="29.3333333333333">
            <text:p>29.3333333333</text:p>
          </table:table-cell>
          <table:table-cell office:value-type="float" office:value="0.470291084172154">
            <text:p>0.4702910842</text:p>
          </table:table-cell>
          <table:table-cell office:value-type="float" office:value="1.47900913900914">
            <text:p>1.479009139</text:p>
          </table:table-cell>
          <table:table-cell office:value-type="float" office:value="22">
            <text:p>22</text:p>
          </table:table-cell>
          <table:table-cell table:style-name="ce3" office:value-type="float" office:value="1655">
            <text:p>1655</text:p>
          </table:table-cell>
          <table:table-cell office:value-type="float" office:value="21.3413767070641">
            <text:p>21.3413767071</text:p>
          </table:table-cell>
          <table:table-cell office:value-type="float" office:value="14.3333333333333">
            <text:p>14.3333333333</text:p>
          </table:table-cell>
          <table:table-cell office:value-type="float" office:value="1.55850161244023">
            <text:p>1.5585016124</text:p>
          </table:table-cell>
          <table:table-cell office:value-type="float" office:value="1.14615079365079">
            <text:p>1.1461507937</text:p>
          </table:table-cell>
          <table:table-cell office:value-type="float" office:value="4">
            <text:p>4</text:p>
          </table:table-cell>
          <table:table-cell table:style-name="ce3" office:value-type="float" office:value="1655">
            <text:p>1655</text:p>
          </table:table-cell>
          <table:table-cell office:value-type="float" office:value="17.1663270522033">
            <text:p>17.1663270522</text:p>
          </table:table-cell>
          <table:table-cell office:value-type="float" office:value="31.1333333333333">
            <text:p>31.1333333333</text:p>
          </table:table-cell>
          <table:table-cell office:value-type="float" office:value="0.582574368089316">
            <text:p>0.5825743681</text:p>
          </table:table-cell>
          <table:table-cell office:value-type="float" office:value="1.42108526549703">
            <text:p>1.421085265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660">
            <text:p>1660</text:p>
          </table:table-cell>
          <table:table-cell office:value-type="float" office:value="10.5946791166124">
            <text:p>10.5946791166</text:p>
          </table:table-cell>
          <table:table-cell office:value-type="float" office:value="22.9333333333333">
            <text:p>22.9333333333</text:p>
          </table:table-cell>
          <table:table-cell office:value-type="float" office:value="0.494704433731472">
            <text:p>0.4947044337</text:p>
          </table:table-cell>
          <table:table-cell office:value-type="float" office:value="1.26289247789248">
            <text:p>1.2628924779</text:p>
          </table:table-cell>
          <table:table-cell office:value-type="float" office:value="22">
            <text:p>22</text:p>
          </table:table-cell>
          <table:table-cell table:style-name="ce3" office:value-type="float" office:value="1660">
            <text:p>1660</text:p>
          </table:table-cell>
          <table:table-cell office:value-type="float" office:value="12.93631530012">
            <text:p>12.9363153001</text:p>
          </table:table-cell>
          <table:table-cell office:value-type="float" office:value="29.2666666666667">
            <text:p>29.2666666667</text:p>
          </table:table-cell>
          <table:table-cell office:value-type="float" office:value="0.470709857383964">
            <text:p>0.4707098574</text:p>
          </table:table-cell>
          <table:table-cell office:value-type="float" office:value="1.48114589114589">
            <text:p>1.4811458911</text:p>
          </table:table-cell>
          <table:table-cell office:value-type="float" office:value="22">
            <text:p>22</text:p>
          </table:table-cell>
          <table:table-cell table:style-name="ce3" office:value-type="float" office:value="1660">
            <text:p>1660</text:p>
          </table:table-cell>
          <table:table-cell office:value-type="float" office:value="21.3625262243982">
            <text:p>21.3625262244</text:p>
          </table:table-cell>
          <table:table-cell office:value-type="float" office:value="14.6666666666667">
            <text:p>14.6666666667</text:p>
          </table:table-cell>
          <table:table-cell office:value-type="float" office:value="1.54083141734495">
            <text:p>1.5408314173</text:p>
          </table:table-cell>
          <table:table-cell office:value-type="float" office:value="1.16615079365079">
            <text:p>1.1661507937</text:p>
          </table:table-cell>
          <table:table-cell office:value-type="float" office:value="4">
            <text:p>4</text:p>
          </table:table-cell>
          <table:table-cell table:style-name="ce3" office:value-type="float" office:value="1660">
            <text:p>1660</text:p>
          </table:table-cell>
          <table:table-cell office:value-type="float" office:value="17.1663270522033">
            <text:p>17.1663270522</text:p>
          </table:table-cell>
          <table:table-cell office:value-type="float" office:value="31.0666666666667">
            <text:p>31.0666666667</text:p>
          </table:table-cell>
          <table:table-cell office:value-type="float" office:value="0.583082533100581">
            <text:p>0.5830825331</text:p>
          </table:table-cell>
          <table:table-cell office:value-type="float" office:value="1.41830748771925">
            <text:p>1.418307487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665">
            <text:p>1665</text:p>
          </table:table-cell>
          <table:table-cell office:value-type="float" office:value="10.5946791166124">
            <text:p>10.5946791166</text:p>
          </table:table-cell>
          <table:table-cell office:value-type="float" office:value="22.9333333333333">
            <text:p>22.9333333333</text:p>
          </table:table-cell>
          <table:table-cell office:value-type="float" office:value="0.494704433731472">
            <text:p>0.4947044337</text:p>
          </table:table-cell>
          <table:table-cell office:value-type="float" office:value="1.26289247789248">
            <text:p>1.2628924779</text:p>
          </table:table-cell>
          <table:table-cell office:value-type="float" office:value="22">
            <text:p>22</text:p>
          </table:table-cell>
          <table:table-cell table:style-name="ce3" office:value-type="float" office:value="1665">
            <text:p>1665</text:p>
          </table:table-cell>
          <table:table-cell office:value-type="float" office:value="12.93631530012">
            <text:p>12.9363153001</text:p>
          </table:table-cell>
          <table:table-cell office:value-type="float" office:value="29.2666666666667">
            <text:p>29.2666666667</text:p>
          </table:table-cell>
          <table:table-cell office:value-type="float" office:value="0.470709857383964">
            <text:p>0.4707098574</text:p>
          </table:table-cell>
          <table:table-cell office:value-type="float" office:value="1.48114589114589">
            <text:p>1.4811458911</text:p>
          </table:table-cell>
          <table:table-cell office:value-type="float" office:value="22">
            <text:p>22</text:p>
          </table:table-cell>
          <table:table-cell table:style-name="ce3" office:value-type="float" office:value="1665">
            <text:p>1665</text:p>
          </table:table-cell>
          <table:table-cell office:value-type="float" office:value="21.3625262243982">
            <text:p>21.3625262244</text:p>
          </table:table-cell>
          <table:table-cell office:value-type="float" office:value="14.6666666666667">
            <text:p>14.6666666667</text:p>
          </table:table-cell>
          <table:table-cell office:value-type="float" office:value="1.54083141734495">
            <text:p>1.5408314173</text:p>
          </table:table-cell>
          <table:table-cell office:value-type="float" office:value="1.16615079365079">
            <text:p>1.1661507937</text:p>
          </table:table-cell>
          <table:table-cell office:value-type="float" office:value="4">
            <text:p>4</text:p>
          </table:table-cell>
          <table:table-cell table:style-name="ce3" office:value-type="float" office:value="1665">
            <text:p>1665</text:p>
          </table:table-cell>
          <table:table-cell office:value-type="float" office:value="17.1663270522033">
            <text:p>17.1663270522</text:p>
          </table:table-cell>
          <table:table-cell office:value-type="float" office:value="31.0666666666667">
            <text:p>31.0666666667</text:p>
          </table:table-cell>
          <table:table-cell office:value-type="float" office:value="0.583082533100581">
            <text:p>0.5830825331</text:p>
          </table:table-cell>
          <table:table-cell office:value-type="float" office:value="1.41830748771925">
            <text:p>1.418307487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670">
            <text:p>1670</text:p>
          </table:table-cell>
          <table:table-cell office:value-type="float" office:value="10.5946791166124">
            <text:p>10.5946791166</text:p>
          </table:table-cell>
          <table:table-cell office:value-type="float" office:value="22.9333333333333">
            <text:p>22.9333333333</text:p>
          </table:table-cell>
          <table:table-cell office:value-type="float" office:value="0.494704433731472">
            <text:p>0.4947044337</text:p>
          </table:table-cell>
          <table:table-cell office:value-type="float" office:value="1.26289247789248">
            <text:p>1.2628924779</text:p>
          </table:table-cell>
          <table:table-cell office:value-type="float" office:value="22">
            <text:p>22</text:p>
          </table:table-cell>
          <table:table-cell table:style-name="ce3" office:value-type="float" office:value="1670">
            <text:p>1670</text:p>
          </table:table-cell>
          <table:table-cell office:value-type="float" office:value="12.93631530012">
            <text:p>12.9363153001</text:p>
          </table:table-cell>
          <table:table-cell office:value-type="float" office:value="29.2666666666667">
            <text:p>29.2666666667</text:p>
          </table:table-cell>
          <table:table-cell office:value-type="float" office:value="0.470709857383964">
            <text:p>0.4707098574</text:p>
          </table:table-cell>
          <table:table-cell office:value-type="float" office:value="1.48114589114589">
            <text:p>1.4811458911</text:p>
          </table:table-cell>
          <table:table-cell office:value-type="float" office:value="22">
            <text:p>22</text:p>
          </table:table-cell>
          <table:table-cell table:style-name="ce3" office:value-type="float" office:value="1670">
            <text:p>1670</text:p>
          </table:table-cell>
          <table:table-cell office:value-type="float" office:value="21.3625262243982">
            <text:p>21.3625262244</text:p>
          </table:table-cell>
          <table:table-cell office:value-type="float" office:value="14.6666666666667">
            <text:p>14.6666666667</text:p>
          </table:table-cell>
          <table:table-cell office:value-type="float" office:value="1.54083141734495">
            <text:p>1.5408314173</text:p>
          </table:table-cell>
          <table:table-cell office:value-type="float" office:value="1.16615079365079">
            <text:p>1.1661507937</text:p>
          </table:table-cell>
          <table:table-cell office:value-type="float" office:value="4">
            <text:p>4</text:p>
          </table:table-cell>
          <table:table-cell table:style-name="ce3" office:value-type="float" office:value="1670">
            <text:p>1670</text:p>
          </table:table-cell>
          <table:table-cell office:value-type="float" office:value="17.1663270522033">
            <text:p>17.1663270522</text:p>
          </table:table-cell>
          <table:table-cell office:value-type="float" office:value="31.0666666666667">
            <text:p>31.0666666667</text:p>
          </table:table-cell>
          <table:table-cell office:value-type="float" office:value="0.583082533100581">
            <text:p>0.5830825331</text:p>
          </table:table-cell>
          <table:table-cell office:value-type="float" office:value="1.41830748771925">
            <text:p>1.418307487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675">
            <text:p>1675</text:p>
          </table:table-cell>
          <table:table-cell office:value-type="float" office:value="10.5946791166124">
            <text:p>10.5946791166</text:p>
          </table:table-cell>
          <table:table-cell office:value-type="float" office:value="22.8">
            <text:p>22.8</text:p>
          </table:table-cell>
          <table:table-cell office:value-type="float" office:value="0.497457841681579">
            <text:p>0.4974578417</text:p>
          </table:table-cell>
          <table:table-cell office:value-type="float" office:value="1.25992951492951">
            <text:p>1.2599295149</text:p>
          </table:table-cell>
          <table:table-cell office:value-type="float" office:value="22">
            <text:p>22</text:p>
          </table:table-cell>
          <table:table-cell table:style-name="ce3" office:value-type="float" office:value="1675">
            <text:p>1675</text:p>
          </table:table-cell>
          <table:table-cell office:value-type="float" office:value="12.93631530012">
            <text:p>12.9363153001</text:p>
          </table:table-cell>
          <table:table-cell office:value-type="float" office:value="29.2666666666667">
            <text:p>29.2666666667</text:p>
          </table:table-cell>
          <table:table-cell office:value-type="float" office:value="0.470709857383964">
            <text:p>0.4707098574</text:p>
          </table:table-cell>
          <table:table-cell office:value-type="float" office:value="1.48114589114589">
            <text:p>1.4811458911</text:p>
          </table:table-cell>
          <table:table-cell office:value-type="float" office:value="22">
            <text:p>22</text:p>
          </table:table-cell>
          <table:table-cell table:style-name="ce3" office:value-type="float" office:value="1675">
            <text:p>1675</text:p>
          </table:table-cell>
          <table:table-cell office:value-type="float" office:value="21.3625262243982">
            <text:p>21.3625262244</text:p>
          </table:table-cell>
          <table:table-cell office:value-type="float" office:value="14.5333333333333">
            <text:p>14.5333333333</text:p>
          </table:table-cell>
          <table:table-cell office:value-type="float" office:value="1.54628289246425">
            <text:p>1.5462828925</text:p>
          </table:table-cell>
          <table:table-cell office:value-type="float" office:value="1.15503968253968">
            <text:p>1.1550396825</text:p>
          </table:table-cell>
          <table:table-cell office:value-type="float" office:value="4">
            <text:p>4</text:p>
          </table:table-cell>
          <table:table-cell table:style-name="ce3" office:value-type="float" office:value="1675">
            <text:p>1675</text:p>
          </table:table-cell>
          <table:table-cell office:value-type="float" office:value="17.1663270522033">
            <text:p>17.1663270522</text:p>
          </table:table-cell>
          <table:table-cell office:value-type="float" office:value="31.0666666666667">
            <text:p>31.0666666667</text:p>
          </table:table-cell>
          <table:table-cell office:value-type="float" office:value="0.583082533100581">
            <text:p>0.5830825331</text:p>
          </table:table-cell>
          <table:table-cell office:value-type="float" office:value="1.41830748771925">
            <text:p>1.418307487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680">
            <text:p>1680</text:p>
          </table:table-cell>
          <table:table-cell office:value-type="float" office:value="10.5946791166124">
            <text:p>10.5946791166</text:p>
          </table:table-cell>
          <table:table-cell office:value-type="float" office:value="22.8">
            <text:p>22.8</text:p>
          </table:table-cell>
          <table:table-cell office:value-type="float" office:value="0.497457841681579">
            <text:p>0.4974578417</text:p>
          </table:table-cell>
          <table:table-cell office:value-type="float" office:value="1.25992951492951">
            <text:p>1.2599295149</text:p>
          </table:table-cell>
          <table:table-cell office:value-type="float" office:value="22">
            <text:p>22</text:p>
          </table:table-cell>
          <table:table-cell table:style-name="ce3" office:value-type="float" office:value="1680">
            <text:p>1680</text:p>
          </table:table-cell>
          <table:table-cell office:value-type="float" office:value="12.93631530012">
            <text:p>12.9363153001</text:p>
          </table:table-cell>
          <table:table-cell office:value-type="float" office:value="29.2666666666667">
            <text:p>29.2666666667</text:p>
          </table:table-cell>
          <table:table-cell office:value-type="float" office:value="0.470709857383964">
            <text:p>0.4707098574</text:p>
          </table:table-cell>
          <table:table-cell office:value-type="float" office:value="1.48114589114589">
            <text:p>1.4811458911</text:p>
          </table:table-cell>
          <table:table-cell office:value-type="float" office:value="22">
            <text:p>22</text:p>
          </table:table-cell>
          <table:table-cell table:style-name="ce3" office:value-type="float" office:value="1680">
            <text:p>1680</text:p>
          </table:table-cell>
          <table:table-cell office:value-type="float" office:value="21.3625262243982">
            <text:p>21.3625262244</text:p>
          </table:table-cell>
          <table:table-cell office:value-type="float" office:value="14.5333333333333">
            <text:p>14.5333333333</text:p>
          </table:table-cell>
          <table:table-cell office:value-type="float" office:value="1.54628289246425">
            <text:p>1.5462828925</text:p>
          </table:table-cell>
          <table:table-cell office:value-type="float" office:value="1.15503968253968">
            <text:p>1.1550396825</text:p>
          </table:table-cell>
          <table:table-cell office:value-type="float" office:value="4">
            <text:p>4</text:p>
          </table:table-cell>
          <table:table-cell table:style-name="ce3" office:value-type="float" office:value="1680">
            <text:p>1680</text:p>
          </table:table-cell>
          <table:table-cell office:value-type="float" office:value="17.1663270522033">
            <text:p>17.1663270522</text:p>
          </table:table-cell>
          <table:table-cell office:value-type="float" office:value="31.0666666666667">
            <text:p>31.0666666667</text:p>
          </table:table-cell>
          <table:table-cell office:value-type="float" office:value="0.583082533100581">
            <text:p>0.5830825331</text:p>
          </table:table-cell>
          <table:table-cell office:value-type="float" office:value="1.41830748771925">
            <text:p>1.418307487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685">
            <text:p>1685</text:p>
          </table:table-cell>
          <table:table-cell office:value-type="float" office:value="10.5966632912197">
            <text:p>10.5966632912</text:p>
          </table:table-cell>
          <table:table-cell office:value-type="float" office:value="22.8">
            <text:p>22.8</text:p>
          </table:table-cell>
          <table:table-cell office:value-type="float" office:value="0.497574557834951">
            <text:p>0.4975745578</text:p>
          </table:table-cell>
          <table:table-cell office:value-type="float" office:value="1.25992951492951">
            <text:p>1.2599295149</text:p>
          </table:table-cell>
          <table:table-cell office:value-type="float" office:value="22">
            <text:p>22</text:p>
          </table:table-cell>
          <table:table-cell table:style-name="ce3" office:value-type="float" office:value="1685">
            <text:p>1685</text:p>
          </table:table-cell>
          <table:table-cell office:value-type="float" office:value="12.93631530012">
            <text:p>12.9363153001</text:p>
          </table:table-cell>
          <table:table-cell office:value-type="float" office:value="29.2">
            <text:p>29.2</text:p>
          </table:table-cell>
          <table:table-cell office:value-type="float" office:value="0.471182624783574">
            <text:p>0.4711826248</text:p>
          </table:table-cell>
          <table:table-cell office:value-type="float" office:value="1.47858178858179">
            <text:p>1.4785817886</text:p>
          </table:table-cell>
          <table:table-cell office:value-type="float" office:value="22">
            <text:p>22</text:p>
          </table:table-cell>
          <table:table-cell table:style-name="ce3" office:value-type="float" office:value="1685">
            <text:p>1685</text:p>
          </table:table-cell>
          <table:table-cell office:value-type="float" office:value="21.3625262243982">
            <text:p>21.3625262244</text:p>
          </table:table-cell>
          <table:table-cell office:value-type="float" office:value="14.5333333333333">
            <text:p>14.5333333333</text:p>
          </table:table-cell>
          <table:table-cell office:value-type="float" office:value="1.54628289246425">
            <text:p>1.5462828925</text:p>
          </table:table-cell>
          <table:table-cell office:value-type="float" office:value="1.15503968253968">
            <text:p>1.1550396825</text:p>
          </table:table-cell>
          <table:table-cell office:value-type="float" office:value="4">
            <text:p>4</text:p>
          </table:table-cell>
          <table:table-cell table:style-name="ce3" office:value-type="float" office:value="1685">
            <text:p>1685</text:p>
          </table:table-cell>
          <table:table-cell office:value-type="float" office:value="17.1663270522033">
            <text:p>17.1663270522</text:p>
          </table:table-cell>
          <table:table-cell office:value-type="float" office:value="31.0666666666667">
            <text:p>31.0666666667</text:p>
          </table:table-cell>
          <table:table-cell office:value-type="float" office:value="0.583082533100581">
            <text:p>0.5830825331</text:p>
          </table:table-cell>
          <table:table-cell office:value-type="float" office:value="1.41830748771925">
            <text:p>1.418307487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690">
            <text:p>1690</text:p>
          </table:table-cell>
          <table:table-cell office:value-type="float" office:value="10.5966632912197">
            <text:p>10.5966632912</text:p>
          </table:table-cell>
          <table:table-cell office:value-type="float" office:value="22.8">
            <text:p>22.8</text:p>
          </table:table-cell>
          <table:table-cell office:value-type="float" office:value="0.497574557834951">
            <text:p>0.4975745578</text:p>
          </table:table-cell>
          <table:table-cell office:value-type="float" office:value="1.25992951492951">
            <text:p>1.2599295149</text:p>
          </table:table-cell>
          <table:table-cell office:value-type="float" office:value="22">
            <text:p>22</text:p>
          </table:table-cell>
          <table:table-cell table:style-name="ce3" office:value-type="float" office:value="1690">
            <text:p>1690</text:p>
          </table:table-cell>
          <table:table-cell office:value-type="float" office:value="12.93631530012">
            <text:p>12.9363153001</text:p>
          </table:table-cell>
          <table:table-cell office:value-type="float" office:value="29.2">
            <text:p>29.2</text:p>
          </table:table-cell>
          <table:table-cell office:value-type="float" office:value="0.471182624783574">
            <text:p>0.4711826248</text:p>
          </table:table-cell>
          <table:table-cell office:value-type="float" office:value="1.47858178858179">
            <text:p>1.4785817886</text:p>
          </table:table-cell>
          <table:table-cell office:value-type="float" office:value="22">
            <text:p>22</text:p>
          </table:table-cell>
          <table:table-cell table:style-name="ce3" office:value-type="float" office:value="1690">
            <text:p>1690</text:p>
          </table:table-cell>
          <table:table-cell office:value-type="float" office:value="21.3625262243982">
            <text:p>21.3625262244</text:p>
          </table:table-cell>
          <table:table-cell office:value-type="float" office:value="14.5333333333333">
            <text:p>14.5333333333</text:p>
          </table:table-cell>
          <table:table-cell office:value-type="float" office:value="1.54628289246425">
            <text:p>1.5462828925</text:p>
          </table:table-cell>
          <table:table-cell office:value-type="float" office:value="1.15503968253968">
            <text:p>1.1550396825</text:p>
          </table:table-cell>
          <table:table-cell office:value-type="float" office:value="4">
            <text:p>4</text:p>
          </table:table-cell>
          <table:table-cell table:style-name="ce3" office:value-type="float" office:value="1690">
            <text:p>1690</text:p>
          </table:table-cell>
          <table:table-cell office:value-type="float" office:value="17.1663270522033">
            <text:p>17.1663270522</text:p>
          </table:table-cell>
          <table:table-cell office:value-type="float" office:value="31.0666666666667">
            <text:p>31.0666666667</text:p>
          </table:table-cell>
          <table:table-cell office:value-type="float" office:value="0.583082533100581">
            <text:p>0.5830825331</text:p>
          </table:table-cell>
          <table:table-cell office:value-type="float" office:value="1.41830748771925">
            <text:p>1.418307487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695">
            <text:p>1695</text:p>
          </table:table-cell>
          <table:table-cell office:value-type="float" office:value="10.5966632912197">
            <text:p>10.5966632912</text:p>
          </table:table-cell>
          <table:table-cell office:value-type="float" office:value="22.7333333333333">
            <text:p>22.7333333333</text:p>
          </table:table-cell>
          <table:table-cell office:value-type="float" office:value="0.49851852828417">
            <text:p>0.4985185283</text:p>
          </table:table-cell>
          <table:table-cell office:value-type="float" office:value="1.26083860583861">
            <text:p>1.2608386058</text:p>
          </table:table-cell>
          <table:table-cell office:value-type="float" office:value="22">
            <text:p>22</text:p>
          </table:table-cell>
          <table:table-cell table:style-name="ce3" office:value-type="float" office:value="1695">
            <text:p>1695</text:p>
          </table:table-cell>
          <table:table-cell office:value-type="float" office:value="12.93631530012">
            <text:p>12.9363153001</text:p>
          </table:table-cell>
          <table:table-cell office:value-type="float" office:value="29.2">
            <text:p>29.2</text:p>
          </table:table-cell>
          <table:table-cell office:value-type="float" office:value="0.471182624783574">
            <text:p>0.4711826248</text:p>
          </table:table-cell>
          <table:table-cell office:value-type="float" office:value="1.47858178858179">
            <text:p>1.4785817886</text:p>
          </table:table-cell>
          <table:table-cell office:value-type="float" office:value="22">
            <text:p>22</text:p>
          </table:table-cell>
          <table:table-cell table:style-name="ce3" office:value-type="float" office:value="1695">
            <text:p>1695</text:p>
          </table:table-cell>
          <table:table-cell office:value-type="float" office:value="21.3625262243982">
            <text:p>21.3625262244</text:p>
          </table:table-cell>
          <table:table-cell office:value-type="float" office:value="14.5333333333333">
            <text:p>14.5333333333</text:p>
          </table:table-cell>
          <table:table-cell office:value-type="float" office:value="1.54628289246425">
            <text:p>1.5462828925</text:p>
          </table:table-cell>
          <table:table-cell office:value-type="float" office:value="1.15503968253968">
            <text:p>1.1550396825</text:p>
          </table:table-cell>
          <table:table-cell office:value-type="float" office:value="4">
            <text:p>4</text:p>
          </table:table-cell>
          <table:table-cell table:style-name="ce3" office:value-type="float" office:value="1695">
            <text:p>1695</text:p>
          </table:table-cell>
          <table:table-cell office:value-type="float" office:value="17.1663270522033">
            <text:p>17.1663270522</text:p>
          </table:table-cell>
          <table:table-cell office:value-type="float" office:value="31.0666666666667">
            <text:p>31.0666666667</text:p>
          </table:table-cell>
          <table:table-cell office:value-type="float" office:value="0.583082533100581">
            <text:p>0.5830825331</text:p>
          </table:table-cell>
          <table:table-cell office:value-type="float" office:value="1.41830748771925">
            <text:p>1.418307487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700">
            <text:p>1700</text:p>
          </table:table-cell>
          <table:table-cell office:value-type="float" office:value="10.5966632912197">
            <text:p>10.5966632912</text:p>
          </table:table-cell>
          <table:table-cell office:value-type="float" office:value="22.7333333333333">
            <text:p>22.7333333333</text:p>
          </table:table-cell>
          <table:table-cell office:value-type="float" office:value="0.49851852828417">
            <text:p>0.4985185283</text:p>
          </table:table-cell>
          <table:table-cell office:value-type="float" office:value="1.26083860583861">
            <text:p>1.2608386058</text:p>
          </table:table-cell>
          <table:table-cell office:value-type="float" office:value="22">
            <text:p>22</text:p>
          </table:table-cell>
          <table:table-cell table:style-name="ce3" office:value-type="float" office:value="1700">
            <text:p>1700</text:p>
          </table:table-cell>
          <table:table-cell office:value-type="float" office:value="12.93631530012">
            <text:p>12.9363153001</text:p>
          </table:table-cell>
          <table:table-cell office:value-type="float" office:value="29.2">
            <text:p>29.2</text:p>
          </table:table-cell>
          <table:table-cell office:value-type="float" office:value="0.471182624783574">
            <text:p>0.4711826248</text:p>
          </table:table-cell>
          <table:table-cell office:value-type="float" office:value="1.47858178858179">
            <text:p>1.4785817886</text:p>
          </table:table-cell>
          <table:table-cell office:value-type="float" office:value="22">
            <text:p>22</text:p>
          </table:table-cell>
          <table:table-cell table:style-name="ce3" office:value-type="float" office:value="1700">
            <text:p>1700</text:p>
          </table:table-cell>
          <table:table-cell office:value-type="float" office:value="21.3625262243982">
            <text:p>21.3625262244</text:p>
          </table:table-cell>
          <table:table-cell office:value-type="float" office:value="14.5333333333333">
            <text:p>14.5333333333</text:p>
          </table:table-cell>
          <table:table-cell office:value-type="float" office:value="1.54628289246425">
            <text:p>1.5462828925</text:p>
          </table:table-cell>
          <table:table-cell office:value-type="float" office:value="1.15503968253968">
            <text:p>1.1550396825</text:p>
          </table:table-cell>
          <table:table-cell office:value-type="float" office:value="4">
            <text:p>4</text:p>
          </table:table-cell>
          <table:table-cell table:style-name="ce3" office:value-type="float" office:value="1700">
            <text:p>1700</text:p>
          </table:table-cell>
          <table:table-cell office:value-type="float" office:value="17.1663270522033">
            <text:p>17.1663270522</text:p>
          </table:table-cell>
          <table:table-cell office:value-type="float" office:value="31.0666666666667">
            <text:p>31.0666666667</text:p>
          </table:table-cell>
          <table:table-cell office:value-type="float" office:value="0.583082533100581">
            <text:p>0.5830825331</text:p>
          </table:table-cell>
          <table:table-cell office:value-type="float" office:value="1.41830748771925">
            <text:p>1.418307487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705">
            <text:p>1705</text:p>
          </table:table-cell>
          <table:table-cell office:value-type="float" office:value="10.5966632912197">
            <text:p>10.5966632912</text:p>
          </table:table-cell>
          <table:table-cell office:value-type="float" office:value="22.7333333333333">
            <text:p>22.7333333333</text:p>
          </table:table-cell>
          <table:table-cell office:value-type="float" office:value="0.49851852828417">
            <text:p>0.4985185283</text:p>
          </table:table-cell>
          <table:table-cell office:value-type="float" office:value="1.26083860583861">
            <text:p>1.2608386058</text:p>
          </table:table-cell>
          <table:table-cell office:value-type="float" office:value="22">
            <text:p>22</text:p>
          </table:table-cell>
          <table:table-cell table:style-name="ce3" office:value-type="float" office:value="1705">
            <text:p>1705</text:p>
          </table:table-cell>
          <table:table-cell office:value-type="float" office:value="12.93631530012">
            <text:p>12.9363153001</text:p>
          </table:table-cell>
          <table:table-cell office:value-type="float" office:value="29.1333333333333">
            <text:p>29.1333333333</text:p>
          </table:table-cell>
          <table:table-cell office:value-type="float" office:value="0.471816585225879">
            <text:p>0.4718165852</text:p>
          </table:table-cell>
          <table:table-cell office:value-type="float" office:value="1.47524845524846">
            <text:p>1.4752484552</text:p>
          </table:table-cell>
          <table:table-cell office:value-type="float" office:value="22">
            <text:p>22</text:p>
          </table:table-cell>
          <table:table-cell table:style-name="ce3" office:value-type="float" office:value="1705">
            <text:p>1705</text:p>
          </table:table-cell>
          <table:table-cell office:value-type="float" office:value="21.3625262243982">
            <text:p>21.3625262244</text:p>
          </table:table-cell>
          <table:table-cell office:value-type="float" office:value="14.5333333333333">
            <text:p>14.5333333333</text:p>
          </table:table-cell>
          <table:table-cell office:value-type="float" office:value="1.54628289246425">
            <text:p>1.5462828925</text:p>
          </table:table-cell>
          <table:table-cell office:value-type="float" office:value="1.15503968253968">
            <text:p>1.1550396825</text:p>
          </table:table-cell>
          <table:table-cell office:value-type="float" office:value="4">
            <text:p>4</text:p>
          </table:table-cell>
          <table:table-cell table:style-name="ce3" office:value-type="float" office:value="1705">
            <text:p>1705</text:p>
          </table:table-cell>
          <table:table-cell office:value-type="float" office:value="17.1663270522033">
            <text:p>17.1663270522</text:p>
          </table:table-cell>
          <table:table-cell office:value-type="float" office:value="31.0666666666667">
            <text:p>31.0666666667</text:p>
          </table:table-cell>
          <table:table-cell office:value-type="float" office:value="0.583082533100581">
            <text:p>0.5830825331</text:p>
          </table:table-cell>
          <table:table-cell office:value-type="float" office:value="1.41830748771925">
            <text:p>1.418307487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710">
            <text:p>1710</text:p>
          </table:table-cell>
          <table:table-cell office:value-type="float" office:value="10.5966632912197">
            <text:p>10.5966632912</text:p>
          </table:table-cell>
          <table:table-cell office:value-type="float" office:value="22.7333333333333">
            <text:p>22.7333333333</text:p>
          </table:table-cell>
          <table:table-cell office:value-type="float" office:value="0.49851852828417">
            <text:p>0.4985185283</text:p>
          </table:table-cell>
          <table:table-cell office:value-type="float" office:value="1.26083860583861">
            <text:p>1.2608386058</text:p>
          </table:table-cell>
          <table:table-cell office:value-type="float" office:value="22">
            <text:p>22</text:p>
          </table:table-cell>
          <table:table-cell table:style-name="ce3" office:value-type="float" office:value="1710">
            <text:p>1710</text:p>
          </table:table-cell>
          <table:table-cell office:value-type="float" office:value="12.93631530012">
            <text:p>12.9363153001</text:p>
          </table:table-cell>
          <table:table-cell office:value-type="float" office:value="29.1333333333333">
            <text:p>29.1333333333</text:p>
          </table:table-cell>
          <table:table-cell office:value-type="float" office:value="0.471816585225879">
            <text:p>0.4718165852</text:p>
          </table:table-cell>
          <table:table-cell office:value-type="float" office:value="1.47524845524846">
            <text:p>1.4752484552</text:p>
          </table:table-cell>
          <table:table-cell office:value-type="float" office:value="22">
            <text:p>22</text:p>
          </table:table-cell>
          <table:table-cell table:style-name="ce3" office:value-type="float" office:value="1710">
            <text:p>1710</text:p>
          </table:table-cell>
          <table:table-cell office:value-type="float" office:value="21.3625262243982">
            <text:p>21.3625262244</text:p>
          </table:table-cell>
          <table:table-cell office:value-type="float" office:value="14.4666666666667">
            <text:p>14.4666666667</text:p>
          </table:table-cell>
          <table:table-cell office:value-type="float" office:value="1.54986938925327">
            <text:p>1.5498693893</text:p>
          </table:table-cell>
          <table:table-cell office:value-type="float" office:value="1.14948412698413">
            <text:p>1.149484127</text:p>
          </table:table-cell>
          <table:table-cell office:value-type="float" office:value="4">
            <text:p>4</text:p>
          </table:table-cell>
          <table:table-cell table:style-name="ce3" office:value-type="float" office:value="1710">
            <text:p>1710</text:p>
          </table:table-cell>
          <table:table-cell office:value-type="float" office:value="17.1738408829413">
            <text:p>17.1738408829</text:p>
          </table:table-cell>
          <table:table-cell office:value-type="float" office:value="31">
            <text:p>31</text:p>
          </table:table-cell>
          <table:table-cell office:value-type="float" office:value="0.583413356312458">
            <text:p>0.5834133563</text:p>
          </table:table-cell>
          <table:table-cell office:value-type="float" office:value="1.4167418311536">
            <text:p>1.416741831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715">
            <text:p>1715</text:p>
          </table:table-cell>
          <table:table-cell office:value-type="float" office:value="10.5966632912197">
            <text:p>10.5966632912</text:p>
          </table:table-cell>
          <table:table-cell office:value-type="float" office:value="22.7333333333333">
            <text:p>22.7333333333</text:p>
          </table:table-cell>
          <table:table-cell office:value-type="float" office:value="0.49851852828417">
            <text:p>0.4985185283</text:p>
          </table:table-cell>
          <table:table-cell office:value-type="float" office:value="1.26083860583861">
            <text:p>1.2608386058</text:p>
          </table:table-cell>
          <table:table-cell office:value-type="float" office:value="22">
            <text:p>22</text:p>
          </table:table-cell>
          <table:table-cell table:style-name="ce3" office:value-type="float" office:value="1715">
            <text:p>1715</text:p>
          </table:table-cell>
          <table:table-cell office:value-type="float" office:value="12.93631530012">
            <text:p>12.9363153001</text:p>
          </table:table-cell>
          <table:table-cell office:value-type="float" office:value="29.1333333333333">
            <text:p>29.1333333333</text:p>
          </table:table-cell>
          <table:table-cell office:value-type="float" office:value="0.471816585225879">
            <text:p>0.4718165852</text:p>
          </table:table-cell>
          <table:table-cell office:value-type="float" office:value="1.47524845524846">
            <text:p>1.4752484552</text:p>
          </table:table-cell>
          <table:table-cell office:value-type="float" office:value="22">
            <text:p>22</text:p>
          </table:table-cell>
          <table:table-cell table:style-name="ce3" office:value-type="float" office:value="1715">
            <text:p>1715</text:p>
          </table:table-cell>
          <table:table-cell office:value-type="float" office:value="21.3625262243982">
            <text:p>21.3625262244</text:p>
          </table:table-cell>
          <table:table-cell office:value-type="float" office:value="14.4666666666667">
            <text:p>14.4666666667</text:p>
          </table:table-cell>
          <table:table-cell office:value-type="float" office:value="1.54986938925327">
            <text:p>1.5498693893</text:p>
          </table:table-cell>
          <table:table-cell office:value-type="float" office:value="1.14948412698413">
            <text:p>1.149484127</text:p>
          </table:table-cell>
          <table:table-cell office:value-type="float" office:value="4">
            <text:p>4</text:p>
          </table:table-cell>
          <table:table-cell table:style-name="ce3" office:value-type="float" office:value="1715">
            <text:p>1715</text:p>
          </table:table-cell>
          <table:table-cell office:value-type="float" office:value="17.1738408829413">
            <text:p>17.1738408829</text:p>
          </table:table-cell>
          <table:table-cell office:value-type="float" office:value="31">
            <text:p>31</text:p>
          </table:table-cell>
          <table:table-cell office:value-type="float" office:value="0.583413356312458">
            <text:p>0.5834133563</text:p>
          </table:table-cell>
          <table:table-cell office:value-type="float" office:value="1.4167418311536">
            <text:p>1.416741831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720">
            <text:p>1720</text:p>
          </table:table-cell>
          <table:table-cell office:value-type="float" office:value="10.5966632912197">
            <text:p>10.5966632912</text:p>
          </table:table-cell>
          <table:table-cell office:value-type="float" office:value="22.7333333333333">
            <text:p>22.7333333333</text:p>
          </table:table-cell>
          <table:table-cell office:value-type="float" office:value="0.49851852828417">
            <text:p>0.4985185283</text:p>
          </table:table-cell>
          <table:table-cell office:value-type="float" office:value="1.26083860583861">
            <text:p>1.2608386058</text:p>
          </table:table-cell>
          <table:table-cell office:value-type="float" office:value="22">
            <text:p>22</text:p>
          </table:table-cell>
          <table:table-cell table:style-name="ce3" office:value-type="float" office:value="1720">
            <text:p>1720</text:p>
          </table:table-cell>
          <table:table-cell office:value-type="float" office:value="12.9439710417309">
            <text:p>12.9439710417</text:p>
          </table:table-cell>
          <table:table-cell office:value-type="float" office:value="29.5333333333333">
            <text:p>29.5333333333</text:p>
          </table:table-cell>
          <table:table-cell office:value-type="float" office:value="0.466518168856261">
            <text:p>0.4665181689</text:p>
          </table:table-cell>
          <table:table-cell office:value-type="float" office:value="1.48524845524846">
            <text:p>1.4852484552</text:p>
          </table:table-cell>
          <table:table-cell office:value-type="float" office:value="22">
            <text:p>22</text:p>
          </table:table-cell>
          <table:table-cell table:style-name="ce3" office:value-type="float" office:value="1720">
            <text:p>1720</text:p>
          </table:table-cell>
          <table:table-cell office:value-type="float" office:value="21.3625262243982">
            <text:p>21.3625262244</text:p>
          </table:table-cell>
          <table:table-cell office:value-type="float" office:value="14.4666666666667">
            <text:p>14.4666666667</text:p>
          </table:table-cell>
          <table:table-cell office:value-type="float" office:value="1.54986938925327">
            <text:p>1.5498693893</text:p>
          </table:table-cell>
          <table:table-cell office:value-type="float" office:value="1.14948412698413">
            <text:p>1.149484127</text:p>
          </table:table-cell>
          <table:table-cell office:value-type="float" office:value="4">
            <text:p>4</text:p>
          </table:table-cell>
          <table:table-cell table:style-name="ce3" office:value-type="float" office:value="1720">
            <text:p>1720</text:p>
          </table:table-cell>
          <table:table-cell office:value-type="float" office:value="17.1738408829413">
            <text:p>17.1738408829</text:p>
          </table:table-cell>
          <table:table-cell office:value-type="float" office:value="31">
            <text:p>31</text:p>
          </table:table-cell>
          <table:table-cell office:value-type="float" office:value="0.583413356312458">
            <text:p>0.5834133563</text:p>
          </table:table-cell>
          <table:table-cell office:value-type="float" office:value="1.4167418311536">
            <text:p>1.416741831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725">
            <text:p>1725</text:p>
          </table:table-cell>
          <table:table-cell office:value-type="float" office:value="10.5966632912197">
            <text:p>10.5966632912</text:p>
          </table:table-cell>
          <table:table-cell office:value-type="float" office:value="22.6666666666667">
            <text:p>22.6666666667</text:p>
          </table:table-cell>
          <table:table-cell office:value-type="float" office:value="0.499322011657212">
            <text:p>0.4993220117</text:p>
          </table:table-cell>
          <table:table-cell office:value-type="float" office:value="1.26159618159618">
            <text:p>1.2615961816</text:p>
          </table:table-cell>
          <table:table-cell office:value-type="float" office:value="22">
            <text:p>22</text:p>
          </table:table-cell>
          <table:table-cell table:style-name="ce3" office:value-type="float" office:value="1725">
            <text:p>1725</text:p>
          </table:table-cell>
          <table:table-cell office:value-type="float" office:value="12.9439710417309">
            <text:p>12.9439710417</text:p>
          </table:table-cell>
          <table:table-cell office:value-type="float" office:value="29.5333333333333">
            <text:p>29.5333333333</text:p>
          </table:table-cell>
          <table:table-cell office:value-type="float" office:value="0.466518168856261">
            <text:p>0.4665181689</text:p>
          </table:table-cell>
          <table:table-cell office:value-type="float" office:value="1.48524845524846">
            <text:p>1.4852484552</text:p>
          </table:table-cell>
          <table:table-cell office:value-type="float" office:value="22">
            <text:p>22</text:p>
          </table:table-cell>
          <table:table-cell table:style-name="ce3" office:value-type="float" office:value="1725">
            <text:p>1725</text:p>
          </table:table-cell>
          <table:table-cell office:value-type="float" office:value="21.3625262243982">
            <text:p>21.3625262244</text:p>
          </table:table-cell>
          <table:table-cell office:value-type="float" office:value="14.4666666666667">
            <text:p>14.4666666667</text:p>
          </table:table-cell>
          <table:table-cell office:value-type="float" office:value="1.54986938925327">
            <text:p>1.5498693893</text:p>
          </table:table-cell>
          <table:table-cell office:value-type="float" office:value="1.14948412698413">
            <text:p>1.149484127</text:p>
          </table:table-cell>
          <table:table-cell office:value-type="float" office:value="4">
            <text:p>4</text:p>
          </table:table-cell>
          <table:table-cell table:style-name="ce3" office:value-type="float" office:value="1725">
            <text:p>1725</text:p>
          </table:table-cell>
          <table:table-cell office:value-type="float" office:value="17.1738408829413">
            <text:p>17.1738408829</text:p>
          </table:table-cell>
          <table:table-cell office:value-type="float" office:value="31">
            <text:p>31</text:p>
          </table:table-cell>
          <table:table-cell office:value-type="float" office:value="0.583413356312458">
            <text:p>0.5834133563</text:p>
          </table:table-cell>
          <table:table-cell office:value-type="float" office:value="1.4167418311536">
            <text:p>1.416741831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730">
            <text:p>1730</text:p>
          </table:table-cell>
          <table:table-cell office:value-type="float" office:value="10.5966632912197">
            <text:p>10.5966632912</text:p>
          </table:table-cell>
          <table:table-cell office:value-type="float" office:value="22.6">
            <text:p>22.6</text:p>
          </table:table-cell>
          <table:table-cell office:value-type="float" office:value="0.499951693562876">
            <text:p>0.4999516936</text:p>
          </table:table-cell>
          <table:table-cell office:value-type="float" office:value="1.25903207903208">
            <text:p>1.259032079</text:p>
          </table:table-cell>
          <table:table-cell office:value-type="float" office:value="22">
            <text:p>22</text:p>
          </table:table-cell>
          <table:table-cell table:style-name="ce3" office:value-type="float" office:value="1730">
            <text:p>1730</text:p>
          </table:table-cell>
          <table:table-cell office:value-type="float" office:value="12.9439710417309">
            <text:p>12.9439710417</text:p>
          </table:table-cell>
          <table:table-cell office:value-type="float" office:value="29.5333333333333">
            <text:p>29.5333333333</text:p>
          </table:table-cell>
          <table:table-cell office:value-type="float" office:value="0.466518168856261">
            <text:p>0.4665181689</text:p>
          </table:table-cell>
          <table:table-cell office:value-type="float" office:value="1.48524845524846">
            <text:p>1.4852484552</text:p>
          </table:table-cell>
          <table:table-cell office:value-type="float" office:value="22">
            <text:p>22</text:p>
          </table:table-cell>
          <table:table-cell table:style-name="ce3" office:value-type="float" office:value="1730">
            <text:p>1730</text:p>
          </table:table-cell>
          <table:table-cell office:value-type="float" office:value="21.3625262243982">
            <text:p>21.3625262244</text:p>
          </table:table-cell>
          <table:table-cell office:value-type="float" office:value="14.4666666666667">
            <text:p>14.4666666667</text:p>
          </table:table-cell>
          <table:table-cell office:value-type="float" office:value="1.54986938925327">
            <text:p>1.5498693893</text:p>
          </table:table-cell>
          <table:table-cell office:value-type="float" office:value="1.14948412698413">
            <text:p>1.149484127</text:p>
          </table:table-cell>
          <table:table-cell office:value-type="float" office:value="4">
            <text:p>4</text:p>
          </table:table-cell>
          <table:table-cell table:style-name="ce3" office:value-type="float" office:value="1730">
            <text:p>1730</text:p>
          </table:table-cell>
          <table:table-cell office:value-type="float" office:value="17.1738408829413">
            <text:p>17.1738408829</text:p>
          </table:table-cell>
          <table:table-cell office:value-type="float" office:value="31">
            <text:p>31</text:p>
          </table:table-cell>
          <table:table-cell office:value-type="float" office:value="0.583413356312458">
            <text:p>0.5834133563</text:p>
          </table:table-cell>
          <table:table-cell office:value-type="float" office:value="1.4167418311536">
            <text:p>1.416741831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735">
            <text:p>1735</text:p>
          </table:table-cell>
          <table:table-cell office:value-type="float" office:value="10.5966632912197">
            <text:p>10.5966632912</text:p>
          </table:table-cell>
          <table:table-cell office:value-type="float" office:value="22.6">
            <text:p>22.6</text:p>
          </table:table-cell>
          <table:table-cell office:value-type="float" office:value="0.499951693562876">
            <text:p>0.4999516936</text:p>
          </table:table-cell>
          <table:table-cell office:value-type="float" office:value="1.25903207903208">
            <text:p>1.259032079</text:p>
          </table:table-cell>
          <table:table-cell office:value-type="float" office:value="22">
            <text:p>22</text:p>
          </table:table-cell>
          <table:table-cell table:style-name="ce3" office:value-type="float" office:value="1735">
            <text:p>1735</text:p>
          </table:table-cell>
          <table:table-cell office:value-type="float" office:value="12.9439710417309">
            <text:p>12.9439710417</text:p>
          </table:table-cell>
          <table:table-cell office:value-type="float" office:value="29.4666666666667">
            <text:p>29.4666666667</text:p>
          </table:table-cell>
          <table:table-cell office:value-type="float" office:value="0.46718538862222">
            <text:p>0.4671853886</text:p>
          </table:table-cell>
          <table:table-cell office:value-type="float" office:value="1.48821141821142">
            <text:p>1.4882114182</text:p>
          </table:table-cell>
          <table:table-cell office:value-type="float" office:value="22">
            <text:p>22</text:p>
          </table:table-cell>
          <table:table-cell table:style-name="ce3" office:value-type="float" office:value="1735">
            <text:p>1735</text:p>
          </table:table-cell>
          <table:table-cell office:value-type="float" office:value="21.3625262243982">
            <text:p>21.3625262244</text:p>
          </table:table-cell>
          <table:table-cell office:value-type="float" office:value="14.4">
            <text:p>14.4</text:p>
          </table:table-cell>
          <table:table-cell office:value-type="float" office:value="1.5542997676397">
            <text:p>1.5542997676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735">
            <text:p>1735</text:p>
          </table:table-cell>
          <table:table-cell office:value-type="float" office:value="17.1738408829413">
            <text:p>17.1738408829</text:p>
          </table:table-cell>
          <table:table-cell office:value-type="float" office:value="31">
            <text:p>31</text:p>
          </table:table-cell>
          <table:table-cell office:value-type="float" office:value="0.583413356312458">
            <text:p>0.5834133563</text:p>
          </table:table-cell>
          <table:table-cell office:value-type="float" office:value="1.4167418311536">
            <text:p>1.416741831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740">
            <text:p>1740</text:p>
          </table:table-cell>
          <table:table-cell office:value-type="float" office:value="10.5966632912197">
            <text:p>10.5966632912</text:p>
          </table:table-cell>
          <table:table-cell office:value-type="float" office:value="22.6">
            <text:p>22.6</text:p>
          </table:table-cell>
          <table:table-cell office:value-type="float" office:value="0.499951693562876">
            <text:p>0.4999516936</text:p>
          </table:table-cell>
          <table:table-cell office:value-type="float" office:value="1.25903207903208">
            <text:p>1.259032079</text:p>
          </table:table-cell>
          <table:table-cell office:value-type="float" office:value="22">
            <text:p>22</text:p>
          </table:table-cell>
          <table:table-cell table:style-name="ce3" office:value-type="float" office:value="1740">
            <text:p>1740</text:p>
          </table:table-cell>
          <table:table-cell office:value-type="float" office:value="12.9439710417309">
            <text:p>12.9439710417</text:p>
          </table:table-cell>
          <table:table-cell office:value-type="float" office:value="29.4666666666667">
            <text:p>29.4666666667</text:p>
          </table:table-cell>
          <table:table-cell office:value-type="float" office:value="0.46718538862222">
            <text:p>0.4671853886</text:p>
          </table:table-cell>
          <table:table-cell office:value-type="float" office:value="1.48821141821142">
            <text:p>1.4882114182</text:p>
          </table:table-cell>
          <table:table-cell office:value-type="float" office:value="22">
            <text:p>22</text:p>
          </table:table-cell>
          <table:table-cell table:style-name="ce3" office:value-type="float" office:value="1740">
            <text:p>1740</text:p>
          </table:table-cell>
          <table:table-cell office:value-type="float" office:value="21.3625262243982">
            <text:p>21.3625262244</text:p>
          </table:table-cell>
          <table:table-cell office:value-type="float" office:value="14.4">
            <text:p>14.4</text:p>
          </table:table-cell>
          <table:table-cell office:value-type="float" office:value="1.5542997676397">
            <text:p>1.5542997676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740">
            <text:p>1740</text:p>
          </table:table-cell>
          <table:table-cell office:value-type="float" office:value="17.1738408829413">
            <text:p>17.1738408829</text:p>
          </table:table-cell>
          <table:table-cell office:value-type="float" office:value="31">
            <text:p>31</text:p>
          </table:table-cell>
          <table:table-cell office:value-type="float" office:value="0.583413356312458">
            <text:p>0.5834133563</text:p>
          </table:table-cell>
          <table:table-cell office:value-type="float" office:value="1.4167418311536">
            <text:p>1.416741831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745">
            <text:p>1745</text:p>
          </table:table-cell>
          <table:table-cell office:value-type="float" office:value="10.5966632912197">
            <text:p>10.5966632912</text:p>
          </table:table-cell>
          <table:table-cell office:value-type="float" office:value="22.6">
            <text:p>22.6</text:p>
          </table:table-cell>
          <table:table-cell office:value-type="float" office:value="0.499951693562876">
            <text:p>0.4999516936</text:p>
          </table:table-cell>
          <table:table-cell office:value-type="float" office:value="1.25903207903208">
            <text:p>1.259032079</text:p>
          </table:table-cell>
          <table:table-cell office:value-type="float" office:value="22">
            <text:p>22</text:p>
          </table:table-cell>
          <table:table-cell table:style-name="ce3" office:value-type="float" office:value="1745">
            <text:p>1745</text:p>
          </table:table-cell>
          <table:table-cell office:value-type="float" office:value="12.9439710417309">
            <text:p>12.9439710417</text:p>
          </table:table-cell>
          <table:table-cell office:value-type="float" office:value="29.3333333333333">
            <text:p>29.3333333333</text:p>
          </table:table-cell>
          <table:table-cell office:value-type="float" office:value="0.468778106773219">
            <text:p>0.4687781068</text:p>
          </table:table-cell>
          <table:table-cell office:value-type="float" office:value="1.48080401080401">
            <text:p>1.4808040108</text:p>
          </table:table-cell>
          <table:table-cell office:value-type="float" office:value="22">
            <text:p>22</text:p>
          </table:table-cell>
          <table:table-cell table:style-name="ce3" office:value-type="float" office:value="1745">
            <text:p>1745</text:p>
          </table:table-cell>
          <table:table-cell office:value-type="float" office:value="21.3625262243982">
            <text:p>21.3625262244</text:p>
          </table:table-cell>
          <table:table-cell office:value-type="float" office:value="14.4">
            <text:p>14.4</text:p>
          </table:table-cell>
          <table:table-cell office:value-type="float" office:value="1.5542997676397">
            <text:p>1.5542997676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745">
            <text:p>1745</text:p>
          </table:table-cell>
          <table:table-cell office:value-type="float" office:value="17.1738408829413">
            <text:p>17.1738408829</text:p>
          </table:table-cell>
          <table:table-cell office:value-type="float" office:value="31">
            <text:p>31</text:p>
          </table:table-cell>
          <table:table-cell office:value-type="float" office:value="0.583413356312458">
            <text:p>0.5834133563</text:p>
          </table:table-cell>
          <table:table-cell office:value-type="float" office:value="1.4167418311536">
            <text:p>1.416741831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750">
            <text:p>1750</text:p>
          </table:table-cell>
          <table:table-cell office:value-type="float" office:value="10.5966632912197">
            <text:p>10.5966632912</text:p>
          </table:table-cell>
          <table:table-cell office:value-type="float" office:value="22.6">
            <text:p>22.6</text:p>
          </table:table-cell>
          <table:table-cell office:value-type="float" office:value="0.499951693562876">
            <text:p>0.4999516936</text:p>
          </table:table-cell>
          <table:table-cell office:value-type="float" office:value="1.25903207903208">
            <text:p>1.259032079</text:p>
          </table:table-cell>
          <table:table-cell office:value-type="float" office:value="22">
            <text:p>22</text:p>
          </table:table-cell>
          <table:table-cell table:style-name="ce3" office:value-type="float" office:value="1750">
            <text:p>1750</text:p>
          </table:table-cell>
          <table:table-cell office:value-type="float" office:value="12.9439710417309">
            <text:p>12.9439710417</text:p>
          </table:table-cell>
          <table:table-cell office:value-type="float" office:value="29.3333333333333">
            <text:p>29.3333333333</text:p>
          </table:table-cell>
          <table:table-cell office:value-type="float" office:value="0.468778106773219">
            <text:p>0.4687781068</text:p>
          </table:table-cell>
          <table:table-cell office:value-type="float" office:value="1.48080401080401">
            <text:p>1.4808040108</text:p>
          </table:table-cell>
          <table:table-cell office:value-type="float" office:value="22">
            <text:p>22</text:p>
          </table:table-cell>
          <table:table-cell table:style-name="ce3" office:value-type="float" office:value="1750">
            <text:p>1750</text:p>
          </table:table-cell>
          <table:table-cell office:value-type="float" office:value="21.3625262243982">
            <text:p>21.3625262244</text:p>
          </table:table-cell>
          <table:table-cell office:value-type="float" office:value="14.4">
            <text:p>14.4</text:p>
          </table:table-cell>
          <table:table-cell office:value-type="float" office:value="1.5542997676397">
            <text:p>1.5542997676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750">
            <text:p>1750</text:p>
          </table:table-cell>
          <table:table-cell office:value-type="float" office:value="17.1738408829413">
            <text:p>17.1738408829</text:p>
          </table:table-cell>
          <table:table-cell office:value-type="float" office:value="31">
            <text:p>31</text:p>
          </table:table-cell>
          <table:table-cell office:value-type="float" office:value="0.583413356312458">
            <text:p>0.5834133563</text:p>
          </table:table-cell>
          <table:table-cell office:value-type="float" office:value="1.4167418311536">
            <text:p>1.416741831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755">
            <text:p>1755</text:p>
          </table:table-cell>
          <table:table-cell office:value-type="float" office:value="10.5966632912197">
            <text:p>10.5966632912</text:p>
          </table:table-cell>
          <table:table-cell office:value-type="float" office:value="22.6">
            <text:p>22.6</text:p>
          </table:table-cell>
          <table:table-cell office:value-type="float" office:value="0.499951693562876">
            <text:p>0.4999516936</text:p>
          </table:table-cell>
          <table:table-cell office:value-type="float" office:value="1.25903207903208">
            <text:p>1.259032079</text:p>
          </table:table-cell>
          <table:table-cell office:value-type="float" office:value="22">
            <text:p>22</text:p>
          </table:table-cell>
          <table:table-cell table:style-name="ce3" office:value-type="float" office:value="1755">
            <text:p>1755</text:p>
          </table:table-cell>
          <table:table-cell office:value-type="float" office:value="12.9439710417309">
            <text:p>12.9439710417</text:p>
          </table:table-cell>
          <table:table-cell office:value-type="float" office:value="29.3333333333333">
            <text:p>29.3333333333</text:p>
          </table:table-cell>
          <table:table-cell office:value-type="float" office:value="0.468778106773219">
            <text:p>0.4687781068</text:p>
          </table:table-cell>
          <table:table-cell office:value-type="float" office:value="1.48080401080401">
            <text:p>1.4808040108</text:p>
          </table:table-cell>
          <table:table-cell office:value-type="float" office:value="22">
            <text:p>22</text:p>
          </table:table-cell>
          <table:table-cell table:style-name="ce3" office:value-type="float" office:value="1755">
            <text:p>1755</text:p>
          </table:table-cell>
          <table:table-cell office:value-type="float" office:value="21.3625262243982">
            <text:p>21.3625262244</text:p>
          </table:table-cell>
          <table:table-cell office:value-type="float" office:value="14.4">
            <text:p>14.4</text:p>
          </table:table-cell>
          <table:table-cell office:value-type="float" office:value="1.5542997676397">
            <text:p>1.5542997676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755">
            <text:p>1755</text:p>
          </table:table-cell>
          <table:table-cell office:value-type="float" office:value="17.1738408829413">
            <text:p>17.1738408829</text:p>
          </table:table-cell>
          <table:table-cell office:value-type="float" office:value="31">
            <text:p>31</text:p>
          </table:table-cell>
          <table:table-cell office:value-type="float" office:value="0.583413356312458">
            <text:p>0.5834133563</text:p>
          </table:table-cell>
          <table:table-cell office:value-type="float" office:value="1.4167418311536">
            <text:p>1.416741831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760">
            <text:p>1760</text:p>
          </table:table-cell>
          <table:table-cell office:value-type="float" office:value="10.5966632912197">
            <text:p>10.5966632912</text:p>
          </table:table-cell>
          <table:table-cell office:value-type="float" office:value="22.6">
            <text:p>22.6</text:p>
          </table:table-cell>
          <table:table-cell office:value-type="float" office:value="0.499951693562876">
            <text:p>0.4999516936</text:p>
          </table:table-cell>
          <table:table-cell office:value-type="float" office:value="1.25903207903208">
            <text:p>1.259032079</text:p>
          </table:table-cell>
          <table:table-cell office:value-type="float" office:value="22">
            <text:p>22</text:p>
          </table:table-cell>
          <table:table-cell table:style-name="ce3" office:value-type="float" office:value="1760">
            <text:p>1760</text:p>
          </table:table-cell>
          <table:table-cell office:value-type="float" office:value="12.9439710417309">
            <text:p>12.9439710417</text:p>
          </table:table-cell>
          <table:table-cell office:value-type="float" office:value="29.2666666666667">
            <text:p>29.2666666667</text:p>
          </table:table-cell>
          <table:table-cell office:value-type="float" office:value="0.469739229795373">
            <text:p>0.4697392298</text:p>
          </table:table-cell>
          <table:table-cell office:value-type="float" office:value="1.47710030710031">
            <text:p>1.4771003071</text:p>
          </table:table-cell>
          <table:table-cell office:value-type="float" office:value="22">
            <text:p>22</text:p>
          </table:table-cell>
          <table:table-cell table:style-name="ce3" office:value-type="float" office:value="1760">
            <text:p>1760</text:p>
          </table:table-cell>
          <table:table-cell office:value-type="float" office:value="21.3625262243982">
            <text:p>21.3625262244</text:p>
          </table:table-cell>
          <table:table-cell office:value-type="float" office:value="14.4">
            <text:p>14.4</text:p>
          </table:table-cell>
          <table:table-cell office:value-type="float" office:value="1.5542997676397">
            <text:p>1.5542997676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760">
            <text:p>1760</text:p>
          </table:table-cell>
          <table:table-cell office:value-type="float" office:value="17.1738408829413">
            <text:p>17.1738408829</text:p>
          </table:table-cell>
          <table:table-cell office:value-type="float" office:value="31">
            <text:p>31</text:p>
          </table:table-cell>
          <table:table-cell office:value-type="float" office:value="0.583413356312458">
            <text:p>0.5834133563</text:p>
          </table:table-cell>
          <table:table-cell office:value-type="float" office:value="1.4167418311536">
            <text:p>1.416741831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765">
            <text:p>1765</text:p>
          </table:table-cell>
          <table:table-cell office:value-type="float" office:value="10.5966632912197">
            <text:p>10.5966632912</text:p>
          </table:table-cell>
          <table:table-cell office:value-type="float" office:value="22.6">
            <text:p>22.6</text:p>
          </table:table-cell>
          <table:table-cell office:value-type="float" office:value="0.499951693562876">
            <text:p>0.4999516936</text:p>
          </table:table-cell>
          <table:table-cell office:value-type="float" office:value="1.25903207903208">
            <text:p>1.259032079</text:p>
          </table:table-cell>
          <table:table-cell office:value-type="float" office:value="22">
            <text:p>22</text:p>
          </table:table-cell>
          <table:table-cell table:style-name="ce3" office:value-type="float" office:value="1765">
            <text:p>1765</text:p>
          </table:table-cell>
          <table:table-cell office:value-type="float" office:value="12.9439710417309">
            <text:p>12.9439710417</text:p>
          </table:table-cell>
          <table:table-cell office:value-type="float" office:value="29.2666666666667">
            <text:p>29.2666666667</text:p>
          </table:table-cell>
          <table:table-cell office:value-type="float" office:value="0.469739229795373">
            <text:p>0.4697392298</text:p>
          </table:table-cell>
          <table:table-cell office:value-type="float" office:value="1.47710030710031">
            <text:p>1.4771003071</text:p>
          </table:table-cell>
          <table:table-cell office:value-type="float" office:value="22">
            <text:p>22</text:p>
          </table:table-cell>
          <table:table-cell table:style-name="ce3" office:value-type="float" office:value="1765">
            <text:p>1765</text:p>
          </table:table-cell>
          <table:table-cell office:value-type="float" office:value="21.3625262243982">
            <text:p>21.3625262244</text:p>
          </table:table-cell>
          <table:table-cell office:value-type="float" office:value="14.4">
            <text:p>14.4</text:p>
          </table:table-cell>
          <table:table-cell office:value-type="float" office:value="1.5542997676397">
            <text:p>1.5542997676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765">
            <text:p>1765</text:p>
          </table:table-cell>
          <table:table-cell office:value-type="float" office:value="17.1738408829413">
            <text:p>17.1738408829</text:p>
          </table:table-cell>
          <table:table-cell office:value-type="float" office:value="31">
            <text:p>31</text:p>
          </table:table-cell>
          <table:table-cell office:value-type="float" office:value="0.583413356312458">
            <text:p>0.5834133563</text:p>
          </table:table-cell>
          <table:table-cell office:value-type="float" office:value="1.4167418311536">
            <text:p>1.416741831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770">
            <text:p>1770</text:p>
          </table:table-cell>
          <table:table-cell office:value-type="float" office:value="10.5966632912197">
            <text:p>10.5966632912</text:p>
          </table:table-cell>
          <table:table-cell office:value-type="float" office:value="22.6">
            <text:p>22.6</text:p>
          </table:table-cell>
          <table:table-cell office:value-type="float" office:value="0.499951693562876">
            <text:p>0.4999516936</text:p>
          </table:table-cell>
          <table:table-cell office:value-type="float" office:value="1.25903207903208">
            <text:p>1.259032079</text:p>
          </table:table-cell>
          <table:table-cell office:value-type="float" office:value="22">
            <text:p>22</text:p>
          </table:table-cell>
          <table:table-cell table:style-name="ce3" office:value-type="float" office:value="1770">
            <text:p>1770</text:p>
          </table:table-cell>
          <table:table-cell office:value-type="float" office:value="12.9439710417309">
            <text:p>12.9439710417</text:p>
          </table:table-cell>
          <table:table-cell office:value-type="float" office:value="29.2666666666667">
            <text:p>29.2666666667</text:p>
          </table:table-cell>
          <table:table-cell office:value-type="float" office:value="0.469739229795373">
            <text:p>0.4697392298</text:p>
          </table:table-cell>
          <table:table-cell office:value-type="float" office:value="1.47710030710031">
            <text:p>1.4771003071</text:p>
          </table:table-cell>
          <table:table-cell office:value-type="float" office:value="22">
            <text:p>22</text:p>
          </table:table-cell>
          <table:table-cell table:style-name="ce3" office:value-type="float" office:value="1770">
            <text:p>1770</text:p>
          </table:table-cell>
          <table:table-cell office:value-type="float" office:value="21.3625262243982">
            <text:p>21.3625262244</text:p>
          </table:table-cell>
          <table:table-cell office:value-type="float" office:value="14.4">
            <text:p>14.4</text:p>
          </table:table-cell>
          <table:table-cell office:value-type="float" office:value="1.5542997676397">
            <text:p>1.5542997676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770">
            <text:p>1770</text:p>
          </table:table-cell>
          <table:table-cell office:value-type="float" office:value="17.1738408829413">
            <text:p>17.1738408829</text:p>
          </table:table-cell>
          <table:table-cell office:value-type="float" office:value="30.8666666666667">
            <text:p>30.8666666667</text:p>
          </table:table-cell>
          <table:table-cell office:value-type="float" office:value="0.584875904647402">
            <text:p>0.5848759046</text:p>
          </table:table-cell>
          <table:table-cell office:value-type="float" office:value="1.40547920489097">
            <text:p>1.405479204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775">
            <text:p>1775</text:p>
          </table:table-cell>
          <table:table-cell office:value-type="float" office:value="10.5966632912197">
            <text:p>10.5966632912</text:p>
          </table:table-cell>
          <table:table-cell office:value-type="float" office:value="22.6">
            <text:p>22.6</text:p>
          </table:table-cell>
          <table:table-cell office:value-type="float" office:value="0.499951693562876">
            <text:p>0.4999516936</text:p>
          </table:table-cell>
          <table:table-cell office:value-type="float" office:value="1.25903207903208">
            <text:p>1.259032079</text:p>
          </table:table-cell>
          <table:table-cell office:value-type="float" office:value="22">
            <text:p>22</text:p>
          </table:table-cell>
          <table:table-cell table:style-name="ce3" office:value-type="float" office:value="1775">
            <text:p>1775</text:p>
          </table:table-cell>
          <table:table-cell office:value-type="float" office:value="12.9439710417309">
            <text:p>12.9439710417</text:p>
          </table:table-cell>
          <table:table-cell office:value-type="float" office:value="29.2666666666667">
            <text:p>29.2666666667</text:p>
          </table:table-cell>
          <table:table-cell office:value-type="float" office:value="0.469739229795373">
            <text:p>0.4697392298</text:p>
          </table:table-cell>
          <table:table-cell office:value-type="float" office:value="1.47710030710031">
            <text:p>1.4771003071</text:p>
          </table:table-cell>
          <table:table-cell office:value-type="float" office:value="22">
            <text:p>22</text:p>
          </table:table-cell>
          <table:table-cell table:style-name="ce3" office:value-type="float" office:value="1775">
            <text:p>1775</text:p>
          </table:table-cell>
          <table:table-cell office:value-type="float" office:value="21.3625262243982">
            <text:p>21.3625262244</text:p>
          </table:table-cell>
          <table:table-cell office:value-type="float" office:value="14.4">
            <text:p>14.4</text:p>
          </table:table-cell>
          <table:table-cell office:value-type="float" office:value="1.5542997676397">
            <text:p>1.5542997676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775">
            <text:p>1775</text:p>
          </table:table-cell>
          <table:table-cell office:value-type="float" office:value="17.1738408829413">
            <text:p>17.1738408829</text:p>
          </table:table-cell>
          <table:table-cell office:value-type="float" office:value="30.8666666666667">
            <text:p>30.8666666667</text:p>
          </table:table-cell>
          <table:table-cell office:value-type="float" office:value="0.584875904647402">
            <text:p>0.5848759046</text:p>
          </table:table-cell>
          <table:table-cell office:value-type="float" office:value="1.40547920489097">
            <text:p>1.405479204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780">
            <text:p>1780</text:p>
          </table:table-cell>
          <table:table-cell office:value-type="float" office:value="10.5966632912197">
            <text:p>10.5966632912</text:p>
          </table:table-cell>
          <table:table-cell office:value-type="float" office:value="22.6">
            <text:p>22.6</text:p>
          </table:table-cell>
          <table:table-cell office:value-type="float" office:value="0.499951693562876">
            <text:p>0.4999516936</text:p>
          </table:table-cell>
          <table:table-cell office:value-type="float" office:value="1.25903207903208">
            <text:p>1.259032079</text:p>
          </table:table-cell>
          <table:table-cell office:value-type="float" office:value="22">
            <text:p>22</text:p>
          </table:table-cell>
          <table:table-cell table:style-name="ce3" office:value-type="float" office:value="1780">
            <text:p>1780</text:p>
          </table:table-cell>
          <table:table-cell office:value-type="float" office:value="12.9439710417309">
            <text:p>12.9439710417</text:p>
          </table:table-cell>
          <table:table-cell office:value-type="float" office:value="29.2666666666667">
            <text:p>29.2666666667</text:p>
          </table:table-cell>
          <table:table-cell office:value-type="float" office:value="0.469739229795373">
            <text:p>0.4697392298</text:p>
          </table:table-cell>
          <table:table-cell office:value-type="float" office:value="1.47710030710031">
            <text:p>1.4771003071</text:p>
          </table:table-cell>
          <table:table-cell office:value-type="float" office:value="22">
            <text:p>22</text:p>
          </table:table-cell>
          <table:table-cell table:style-name="ce3" office:value-type="float" office:value="1780">
            <text:p>1780</text:p>
          </table:table-cell>
          <table:table-cell office:value-type="float" office:value="21.3625262243982">
            <text:p>21.3625262244</text:p>
          </table:table-cell>
          <table:table-cell office:value-type="float" office:value="14.4">
            <text:p>14.4</text:p>
          </table:table-cell>
          <table:table-cell office:value-type="float" office:value="1.5542997676397">
            <text:p>1.5542997676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780">
            <text:p>1780</text:p>
          </table:table-cell>
          <table:table-cell office:value-type="float" office:value="17.1738408829413">
            <text:p>17.1738408829</text:p>
          </table:table-cell>
          <table:table-cell office:value-type="float" office:value="30.8666666666667">
            <text:p>30.8666666667</text:p>
          </table:table-cell>
          <table:table-cell office:value-type="float" office:value="0.584875904647402">
            <text:p>0.5848759046</text:p>
          </table:table-cell>
          <table:table-cell office:value-type="float" office:value="1.40547920489097">
            <text:p>1.405479204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785">
            <text:p>1785</text:p>
          </table:table-cell>
          <table:table-cell office:value-type="float" office:value="10.5966632912197">
            <text:p>10.5966632912</text:p>
          </table:table-cell>
          <table:table-cell office:value-type="float" office:value="22.6">
            <text:p>22.6</text:p>
          </table:table-cell>
          <table:table-cell office:value-type="float" office:value="0.499951693562876">
            <text:p>0.4999516936</text:p>
          </table:table-cell>
          <table:table-cell office:value-type="float" office:value="1.25903207903208">
            <text:p>1.259032079</text:p>
          </table:table-cell>
          <table:table-cell office:value-type="float" office:value="22">
            <text:p>22</text:p>
          </table:table-cell>
          <table:table-cell table:style-name="ce3" office:value-type="float" office:value="1785">
            <text:p>1785</text:p>
          </table:table-cell>
          <table:table-cell office:value-type="float" office:value="12.9439710417309">
            <text:p>12.9439710417</text:p>
          </table:table-cell>
          <table:table-cell office:value-type="float" office:value="29.2666666666667">
            <text:p>29.2666666667</text:p>
          </table:table-cell>
          <table:table-cell office:value-type="float" office:value="0.469739229795373">
            <text:p>0.4697392298</text:p>
          </table:table-cell>
          <table:table-cell office:value-type="float" office:value="1.47710030710031">
            <text:p>1.4771003071</text:p>
          </table:table-cell>
          <table:table-cell office:value-type="float" office:value="22">
            <text:p>22</text:p>
          </table:table-cell>
          <table:table-cell table:style-name="ce3" office:value-type="float" office:value="1785">
            <text:p>1785</text:p>
          </table:table-cell>
          <table:table-cell office:value-type="float" office:value="21.3625262243982">
            <text:p>21.3625262244</text:p>
          </table:table-cell>
          <table:table-cell office:value-type="float" office:value="14.4">
            <text:p>14.4</text:p>
          </table:table-cell>
          <table:table-cell office:value-type="float" office:value="1.5542997676397">
            <text:p>1.5542997676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785">
            <text:p>1785</text:p>
          </table:table-cell>
          <table:table-cell office:value-type="float" office:value="17.1738408829413">
            <text:p>17.1738408829</text:p>
          </table:table-cell>
          <table:table-cell office:value-type="float" office:value="30.8666666666667">
            <text:p>30.8666666667</text:p>
          </table:table-cell>
          <table:table-cell office:value-type="float" office:value="0.584875904647402">
            <text:p>0.5848759046</text:p>
          </table:table-cell>
          <table:table-cell office:value-type="float" office:value="1.40547920489097">
            <text:p>1.405479204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790">
            <text:p>1790</text:p>
          </table:table-cell>
          <table:table-cell office:value-type="float" office:value="10.5966632912197">
            <text:p>10.5966632912</text:p>
          </table:table-cell>
          <table:table-cell office:value-type="float" office:value="22.6">
            <text:p>22.6</text:p>
          </table:table-cell>
          <table:table-cell office:value-type="float" office:value="0.499951693562876">
            <text:p>0.4999516936</text:p>
          </table:table-cell>
          <table:table-cell office:value-type="float" office:value="1.25903207903208">
            <text:p>1.259032079</text:p>
          </table:table-cell>
          <table:table-cell office:value-type="float" office:value="22">
            <text:p>22</text:p>
          </table:table-cell>
          <table:table-cell table:style-name="ce3" office:value-type="float" office:value="1790">
            <text:p>1790</text:p>
          </table:table-cell>
          <table:table-cell office:value-type="float" office:value="12.9439710417309">
            <text:p>12.9439710417</text:p>
          </table:table-cell>
          <table:table-cell office:value-type="float" office:value="29.2666666666667">
            <text:p>29.2666666667</text:p>
          </table:table-cell>
          <table:table-cell office:value-type="float" office:value="0.469739229795373">
            <text:p>0.4697392298</text:p>
          </table:table-cell>
          <table:table-cell office:value-type="float" office:value="1.47710030710031">
            <text:p>1.4771003071</text:p>
          </table:table-cell>
          <table:table-cell office:value-type="float" office:value="22">
            <text:p>22</text:p>
          </table:table-cell>
          <table:table-cell table:style-name="ce3" office:value-type="float" office:value="1790">
            <text:p>1790</text:p>
          </table:table-cell>
          <table:table-cell office:value-type="float" office:value="21.3625262243982">
            <text:p>21.3625262244</text:p>
          </table:table-cell>
          <table:table-cell office:value-type="float" office:value="14.4">
            <text:p>14.4</text:p>
          </table:table-cell>
          <table:table-cell office:value-type="float" office:value="1.5542997676397">
            <text:p>1.5542997676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790">
            <text:p>1790</text:p>
          </table:table-cell>
          <table:table-cell office:value-type="float" office:value="17.1738408829413">
            <text:p>17.1738408829</text:p>
          </table:table-cell>
          <table:table-cell office:value-type="float" office:value="30.8666666666667">
            <text:p>30.8666666667</text:p>
          </table:table-cell>
          <table:table-cell office:value-type="float" office:value="0.584875904647402">
            <text:p>0.5848759046</text:p>
          </table:table-cell>
          <table:table-cell office:value-type="float" office:value="1.40547920489097">
            <text:p>1.405479204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795">
            <text:p>1795</text:p>
          </table:table-cell>
          <table:table-cell office:value-type="float" office:value="10.5966632912197">
            <text:p>10.5966632912</text:p>
          </table:table-cell>
          <table:table-cell office:value-type="float" office:value="22.6">
            <text:p>22.6</text:p>
          </table:table-cell>
          <table:table-cell office:value-type="float" office:value="0.499951693562876">
            <text:p>0.4999516936</text:p>
          </table:table-cell>
          <table:table-cell office:value-type="float" office:value="1.25903207903208">
            <text:p>1.259032079</text:p>
          </table:table-cell>
          <table:table-cell office:value-type="float" office:value="22">
            <text:p>22</text:p>
          </table:table-cell>
          <table:table-cell table:style-name="ce3" office:value-type="float" office:value="1795">
            <text:p>1795</text:p>
          </table:table-cell>
          <table:table-cell office:value-type="float" office:value="12.9439710417309">
            <text:p>12.9439710417</text:p>
          </table:table-cell>
          <table:table-cell office:value-type="float" office:value="29.2666666666667">
            <text:p>29.2666666667</text:p>
          </table:table-cell>
          <table:table-cell office:value-type="float" office:value="0.469739229795373">
            <text:p>0.4697392298</text:p>
          </table:table-cell>
          <table:table-cell office:value-type="float" office:value="1.47710030710031">
            <text:p>1.4771003071</text:p>
          </table:table-cell>
          <table:table-cell office:value-type="float" office:value="22">
            <text:p>22</text:p>
          </table:table-cell>
          <table:table-cell table:style-name="ce3" office:value-type="float" office:value="1795">
            <text:p>1795</text:p>
          </table:table-cell>
          <table:table-cell office:value-type="float" office:value="21.3625262243982">
            <text:p>21.3625262244</text:p>
          </table:table-cell>
          <table:table-cell office:value-type="float" office:value="14.4">
            <text:p>14.4</text:p>
          </table:table-cell>
          <table:table-cell office:value-type="float" office:value="1.5542997676397">
            <text:p>1.5542997676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795">
            <text:p>1795</text:p>
          </table:table-cell>
          <table:table-cell office:value-type="float" office:value="17.1738408829413">
            <text:p>17.1738408829</text:p>
          </table:table-cell>
          <table:table-cell office:value-type="float" office:value="30.8666666666667">
            <text:p>30.8666666667</text:p>
          </table:table-cell>
          <table:table-cell office:value-type="float" office:value="0.584875904647402">
            <text:p>0.5848759046</text:p>
          </table:table-cell>
          <table:table-cell office:value-type="float" office:value="1.40547920489097">
            <text:p>1.405479204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800">
            <text:p>1800</text:p>
          </table:table-cell>
          <table:table-cell office:value-type="float" office:value="10.5966632912197">
            <text:p>10.5966632912</text:p>
          </table:table-cell>
          <table:table-cell office:value-type="float" office:value="22.6">
            <text:p>22.6</text:p>
          </table:table-cell>
          <table:table-cell office:value-type="float" office:value="0.499951693562876">
            <text:p>0.4999516936</text:p>
          </table:table-cell>
          <table:table-cell office:value-type="float" office:value="1.25903207903208">
            <text:p>1.259032079</text:p>
          </table:table-cell>
          <table:table-cell office:value-type="float" office:value="22">
            <text:p>22</text:p>
          </table:table-cell>
          <table:table-cell table:style-name="ce3" office:value-type="float" office:value="1800">
            <text:p>1800</text:p>
          </table:table-cell>
          <table:table-cell office:value-type="float" office:value="12.9439710417309">
            <text:p>12.9439710417</text:p>
          </table:table-cell>
          <table:table-cell office:value-type="float" office:value="29.2666666666667">
            <text:p>29.2666666667</text:p>
          </table:table-cell>
          <table:table-cell office:value-type="float" office:value="0.469739229795373">
            <text:p>0.4697392298</text:p>
          </table:table-cell>
          <table:table-cell office:value-type="float" office:value="1.47710030710031">
            <text:p>1.4771003071</text:p>
          </table:table-cell>
          <table:table-cell office:value-type="float" office:value="22">
            <text:p>22</text:p>
          </table:table-cell>
          <table:table-cell table:style-name="ce3" office:value-type="float" office:value="1800">
            <text:p>1800</text:p>
          </table:table-cell>
          <table:table-cell office:value-type="float" office:value="21.3625262243982">
            <text:p>21.3625262244</text:p>
          </table:table-cell>
          <table:table-cell office:value-type="float" office:value="14.4">
            <text:p>14.4</text:p>
          </table:table-cell>
          <table:table-cell office:value-type="float" office:value="1.5542997676397">
            <text:p>1.5542997676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800">
            <text:p>1800</text:p>
          </table:table-cell>
          <table:table-cell office:value-type="float" office:value="17.1738408829413">
            <text:p>17.1738408829</text:p>
          </table:table-cell>
          <table:table-cell office:value-type="float" office:value="30.8">
            <text:p>30.8</text:p>
          </table:table-cell>
          <table:table-cell office:value-type="float" office:value="0.58553971861277">
            <text:p>0.5855397186</text:p>
          </table:table-cell>
          <table:table-cell office:value-type="float" office:value="1.4077519321637">
            <text:p>1.407751932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805">
            <text:p>1805</text:p>
          </table:table-cell>
          <table:table-cell office:value-type="float" office:value="10.5966632912197">
            <text:p>10.5966632912</text:p>
          </table:table-cell>
          <table:table-cell office:value-type="float" office:value="22.6">
            <text:p>22.6</text:p>
          </table:table-cell>
          <table:table-cell office:value-type="float" office:value="0.499951693562876">
            <text:p>0.4999516936</text:p>
          </table:table-cell>
          <table:table-cell office:value-type="float" office:value="1.25903207903208">
            <text:p>1.259032079</text:p>
          </table:table-cell>
          <table:table-cell office:value-type="float" office:value="22">
            <text:p>22</text:p>
          </table:table-cell>
          <table:table-cell table:style-name="ce3" office:value-type="float" office:value="1805">
            <text:p>1805</text:p>
          </table:table-cell>
          <table:table-cell office:value-type="float" office:value="12.9439710417309">
            <text:p>12.9439710417</text:p>
          </table:table-cell>
          <table:table-cell office:value-type="float" office:value="29.2666666666667">
            <text:p>29.2666666667</text:p>
          </table:table-cell>
          <table:table-cell office:value-type="float" office:value="0.469739229795373">
            <text:p>0.4697392298</text:p>
          </table:table-cell>
          <table:table-cell office:value-type="float" office:value="1.47710030710031">
            <text:p>1.4771003071</text:p>
          </table:table-cell>
          <table:table-cell office:value-type="float" office:value="22">
            <text:p>22</text:p>
          </table:table-cell>
          <table:table-cell table:style-name="ce3" office:value-type="float" office:value="1805">
            <text:p>1805</text:p>
          </table:table-cell>
          <table:table-cell office:value-type="float" office:value="21.3858602995561">
            <text:p>21.3858602996</text:p>
          </table:table-cell>
          <table:table-cell office:value-type="float" office:value="14.4666666666667">
            <text:p>14.4666666667</text:p>
          </table:table-cell>
          <table:table-cell office:value-type="float" office:value="1.54635512047979">
            <text:p>1.5463551205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805">
            <text:p>1805</text:p>
          </table:table-cell>
          <table:table-cell office:value-type="float" office:value="17.1740260072345">
            <text:p>17.1740260072</text:p>
          </table:table-cell>
          <table:table-cell office:value-type="float" office:value="31.3333333333333">
            <text:p>31.3333333333</text:p>
          </table:table-cell>
          <table:table-cell office:value-type="float" office:value="0.574486394688318">
            <text:p>0.5744863947</text:p>
          </table:table-cell>
          <table:table-cell office:value-type="float" office:value="1.44108526549703">
            <text:p>1.441085265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810">
            <text:p>1810</text:p>
          </table:table-cell>
          <table:table-cell office:value-type="float" office:value="10.5966632912197">
            <text:p>10.5966632912</text:p>
          </table:table-cell>
          <table:table-cell office:value-type="float" office:value="22.6">
            <text:p>22.6</text:p>
          </table:table-cell>
          <table:table-cell office:value-type="float" office:value="0.499951693562876">
            <text:p>0.4999516936</text:p>
          </table:table-cell>
          <table:table-cell office:value-type="float" office:value="1.25903207903208">
            <text:p>1.259032079</text:p>
          </table:table-cell>
          <table:table-cell office:value-type="float" office:value="22">
            <text:p>22</text:p>
          </table:table-cell>
          <table:table-cell table:style-name="ce3" office:value-type="float" office:value="1810">
            <text:p>1810</text:p>
          </table:table-cell>
          <table:table-cell office:value-type="float" office:value="12.9439710417309">
            <text:p>12.9439710417</text:p>
          </table:table-cell>
          <table:table-cell office:value-type="float" office:value="29.2666666666667">
            <text:p>29.2666666667</text:p>
          </table:table-cell>
          <table:table-cell office:value-type="float" office:value="0.469739229795373">
            <text:p>0.4697392298</text:p>
          </table:table-cell>
          <table:table-cell office:value-type="float" office:value="1.47710030710031">
            <text:p>1.4771003071</text:p>
          </table:table-cell>
          <table:table-cell office:value-type="float" office:value="22">
            <text:p>22</text:p>
          </table:table-cell>
          <table:table-cell table:style-name="ce3" office:value-type="float" office:value="1810">
            <text:p>1810</text:p>
          </table:table-cell>
          <table:table-cell office:value-type="float" office:value="21.3858602995561">
            <text:p>21.3858602996</text:p>
          </table:table-cell>
          <table:table-cell office:value-type="float" office:value="14.4666666666667">
            <text:p>14.4666666667</text:p>
          </table:table-cell>
          <table:table-cell office:value-type="float" office:value="1.54635512047979">
            <text:p>1.5463551205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810">
            <text:p>1810</text:p>
          </table:table-cell>
          <table:table-cell office:value-type="float" office:value="17.1740260072345">
            <text:p>17.1740260072</text:p>
          </table:table-cell>
          <table:table-cell office:value-type="float" office:value="31.1333333333333">
            <text:p>31.1333333333</text:p>
          </table:table-cell>
          <table:table-cell office:value-type="float" office:value="0.577296534930738">
            <text:p>0.5772965349</text:p>
          </table:table-cell>
          <table:table-cell office:value-type="float" office:value="1.42858526549703">
            <text:p>1.428585265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815">
            <text:p>1815</text:p>
          </table:table-cell>
          <table:table-cell office:value-type="float" office:value="10.5966632912197">
            <text:p>10.5966632912</text:p>
          </table:table-cell>
          <table:table-cell office:value-type="float" office:value="22.6">
            <text:p>22.6</text:p>
          </table:table-cell>
          <table:table-cell office:value-type="float" office:value="0.499951693562876">
            <text:p>0.4999516936</text:p>
          </table:table-cell>
          <table:table-cell office:value-type="float" office:value="1.25903207903208">
            <text:p>1.259032079</text:p>
          </table:table-cell>
          <table:table-cell office:value-type="float" office:value="22">
            <text:p>22</text:p>
          </table:table-cell>
          <table:table-cell table:style-name="ce3" office:value-type="float" office:value="1815">
            <text:p>1815</text:p>
          </table:table-cell>
          <table:table-cell office:value-type="float" office:value="12.9439710417309">
            <text:p>12.9439710417</text:p>
          </table:table-cell>
          <table:table-cell office:value-type="float" office:value="29.2666666666667">
            <text:p>29.2666666667</text:p>
          </table:table-cell>
          <table:table-cell office:value-type="float" office:value="0.469739229795373">
            <text:p>0.4697392298</text:p>
          </table:table-cell>
          <table:table-cell office:value-type="float" office:value="1.47710030710031">
            <text:p>1.4771003071</text:p>
          </table:table-cell>
          <table:table-cell office:value-type="float" office:value="22">
            <text:p>22</text:p>
          </table:table-cell>
          <table:table-cell table:style-name="ce3" office:value-type="float" office:value="1815">
            <text:p>1815</text:p>
          </table:table-cell>
          <table:table-cell office:value-type="float" office:value="21.3858602995561">
            <text:p>21.3858602996</text:p>
          </table:table-cell>
          <table:table-cell office:value-type="float" office:value="14.4666666666667">
            <text:p>14.4666666667</text:p>
          </table:table-cell>
          <table:table-cell office:value-type="float" office:value="1.54635512047979">
            <text:p>1.5463551205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815">
            <text:p>1815</text:p>
          </table:table-cell>
          <table:table-cell office:value-type="float" office:value="17.1740260072345">
            <text:p>17.1740260072</text:p>
          </table:table-cell>
          <table:table-cell office:value-type="float" office:value="31.0666666666667">
            <text:p>31.0666666667</text:p>
          </table:table-cell>
          <table:table-cell office:value-type="float" office:value="0.578028432379734">
            <text:p>0.5780284324</text:p>
          </table:table-cell>
          <table:table-cell office:value-type="float" office:value="1.42555496246673">
            <text:p>1.425554962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820">
            <text:p>1820</text:p>
          </table:table-cell>
          <table:table-cell office:value-type="float" office:value="10.5966632912197">
            <text:p>10.5966632912</text:p>
          </table:table-cell>
          <table:table-cell office:value-type="float" office:value="22.6">
            <text:p>22.6</text:p>
          </table:table-cell>
          <table:table-cell office:value-type="float" office:value="0.499951693562876">
            <text:p>0.4999516936</text:p>
          </table:table-cell>
          <table:table-cell office:value-type="float" office:value="1.25903207903208">
            <text:p>1.259032079</text:p>
          </table:table-cell>
          <table:table-cell office:value-type="float" office:value="22">
            <text:p>22</text:p>
          </table:table-cell>
          <table:table-cell table:style-name="ce3" office:value-type="float" office:value="1820">
            <text:p>1820</text:p>
          </table:table-cell>
          <table:table-cell office:value-type="float" office:value="12.9439710417309">
            <text:p>12.9439710417</text:p>
          </table:table-cell>
          <table:table-cell office:value-type="float" office:value="29.2666666666667">
            <text:p>29.2666666667</text:p>
          </table:table-cell>
          <table:table-cell office:value-type="float" office:value="0.469739229795373">
            <text:p>0.4697392298</text:p>
          </table:table-cell>
          <table:table-cell office:value-type="float" office:value="1.47710030710031">
            <text:p>1.4771003071</text:p>
          </table:table-cell>
          <table:table-cell office:value-type="float" office:value="22">
            <text:p>22</text:p>
          </table:table-cell>
          <table:table-cell table:style-name="ce3" office:value-type="float" office:value="1820">
            <text:p>1820</text:p>
          </table:table-cell>
          <table:table-cell office:value-type="float" office:value="21.3858602995561">
            <text:p>21.3858602996</text:p>
          </table:table-cell>
          <table:table-cell office:value-type="float" office:value="14.4666666666667">
            <text:p>14.4666666667</text:p>
          </table:table-cell>
          <table:table-cell office:value-type="float" office:value="1.54635512047979">
            <text:p>1.5463551205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820">
            <text:p>1820</text:p>
          </table:table-cell>
          <table:table-cell office:value-type="float" office:value="17.1740260072345">
            <text:p>17.1740260072</text:p>
          </table:table-cell>
          <table:table-cell office:value-type="float" office:value="31">
            <text:p>31</text:p>
          </table:table-cell>
          <table:table-cell office:value-type="float" office:value="0.578990140926682">
            <text:p>0.5789901409</text:p>
          </table:table-cell>
          <table:table-cell office:value-type="float" office:value="1.42737314428491">
            <text:p>1.427373144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825">
            <text:p>1825</text:p>
          </table:table-cell>
          <table:table-cell office:value-type="float" office:value="10.5966632912197">
            <text:p>10.5966632912</text:p>
          </table:table-cell>
          <table:table-cell office:value-type="float" office:value="22.6">
            <text:p>22.6</text:p>
          </table:table-cell>
          <table:table-cell office:value-type="float" office:value="0.499951693562876">
            <text:p>0.4999516936</text:p>
          </table:table-cell>
          <table:table-cell office:value-type="float" office:value="1.25903207903208">
            <text:p>1.259032079</text:p>
          </table:table-cell>
          <table:table-cell office:value-type="float" office:value="22">
            <text:p>22</text:p>
          </table:table-cell>
          <table:table-cell table:style-name="ce3" office:value-type="float" office:value="1825">
            <text:p>1825</text:p>
          </table:table-cell>
          <table:table-cell office:value-type="float" office:value="12.9439710417309">
            <text:p>12.9439710417</text:p>
          </table:table-cell>
          <table:table-cell office:value-type="float" office:value="29.2666666666667">
            <text:p>29.2666666667</text:p>
          </table:table-cell>
          <table:table-cell office:value-type="float" office:value="0.469739229795373">
            <text:p>0.4697392298</text:p>
          </table:table-cell>
          <table:table-cell office:value-type="float" office:value="1.47710030710031">
            <text:p>1.4771003071</text:p>
          </table:table-cell>
          <table:table-cell office:value-type="float" office:value="22">
            <text:p>22</text:p>
          </table:table-cell>
          <table:table-cell table:style-name="ce3" office:value-type="float" office:value="1825">
            <text:p>1825</text:p>
          </table:table-cell>
          <table:table-cell office:value-type="float" office:value="21.3858602995561">
            <text:p>21.3858602996</text:p>
          </table:table-cell>
          <table:table-cell office:value-type="float" office:value="14.4666666666667">
            <text:p>14.4666666667</text:p>
          </table:table-cell>
          <table:table-cell office:value-type="float" office:value="1.54635512047979">
            <text:p>1.5463551205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825">
            <text:p>1825</text:p>
          </table:table-cell>
          <table:table-cell office:value-type="float" office:value="17.1740260072345">
            <text:p>17.1740260072</text:p>
          </table:table-cell>
          <table:table-cell office:value-type="float" office:value="31">
            <text:p>31</text:p>
          </table:table-cell>
          <table:table-cell office:value-type="float" office:value="0.578990140926682">
            <text:p>0.5789901409</text:p>
          </table:table-cell>
          <table:table-cell office:value-type="float" office:value="1.42737314428491">
            <text:p>1.427373144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830">
            <text:p>1830</text:p>
          </table:table-cell>
          <table:table-cell office:value-type="float" office:value="10.5966632912197">
            <text:p>10.5966632912</text:p>
          </table:table-cell>
          <table:table-cell office:value-type="float" office:value="22.6">
            <text:p>22.6</text:p>
          </table:table-cell>
          <table:table-cell office:value-type="float" office:value="0.499951693562876">
            <text:p>0.4999516936</text:p>
          </table:table-cell>
          <table:table-cell office:value-type="float" office:value="1.25903207903208">
            <text:p>1.259032079</text:p>
          </table:table-cell>
          <table:table-cell office:value-type="float" office:value="22">
            <text:p>22</text:p>
          </table:table-cell>
          <table:table-cell table:style-name="ce3" office:value-type="float" office:value="1830">
            <text:p>1830</text:p>
          </table:table-cell>
          <table:table-cell office:value-type="float" office:value="12.9439710417309">
            <text:p>12.9439710417</text:p>
          </table:table-cell>
          <table:table-cell office:value-type="float" office:value="29.2666666666667">
            <text:p>29.2666666667</text:p>
          </table:table-cell>
          <table:table-cell office:value-type="float" office:value="0.469739229795373">
            <text:p>0.4697392298</text:p>
          </table:table-cell>
          <table:table-cell office:value-type="float" office:value="1.47710030710031">
            <text:p>1.4771003071</text:p>
          </table:table-cell>
          <table:table-cell office:value-type="float" office:value="22">
            <text:p>22</text:p>
          </table:table-cell>
          <table:table-cell table:style-name="ce3" office:value-type="float" office:value="1830">
            <text:p>1830</text:p>
          </table:table-cell>
          <table:table-cell office:value-type="float" office:value="21.3858602995561">
            <text:p>21.3858602996</text:p>
          </table:table-cell>
          <table:table-cell office:value-type="float" office:value="14.4666666666667">
            <text:p>14.4666666667</text:p>
          </table:table-cell>
          <table:table-cell office:value-type="float" office:value="1.54635512047979">
            <text:p>1.5463551205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830">
            <text:p>1830</text:p>
          </table:table-cell>
          <table:table-cell office:value-type="float" office:value="17.1740260072345">
            <text:p>17.1740260072</text:p>
          </table:table-cell>
          <table:table-cell office:value-type="float" office:value="31">
            <text:p>31</text:p>
          </table:table-cell>
          <table:table-cell office:value-type="float" office:value="0.578990140926682">
            <text:p>0.5789901409</text:p>
          </table:table-cell>
          <table:table-cell office:value-type="float" office:value="1.42737314428491">
            <text:p>1.427373144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835">
            <text:p>1835</text:p>
          </table:table-cell>
          <table:table-cell office:value-type="float" office:value="10.5966632912197">
            <text:p>10.5966632912</text:p>
          </table:table-cell>
          <table:table-cell office:value-type="float" office:value="22.6">
            <text:p>22.6</text:p>
          </table:table-cell>
          <table:table-cell office:value-type="float" office:value="0.499951693562876">
            <text:p>0.4999516936</text:p>
          </table:table-cell>
          <table:table-cell office:value-type="float" office:value="1.25903207903208">
            <text:p>1.259032079</text:p>
          </table:table-cell>
          <table:table-cell office:value-type="float" office:value="22">
            <text:p>22</text:p>
          </table:table-cell>
          <table:table-cell table:style-name="ce3" office:value-type="float" office:value="1835">
            <text:p>1835</text:p>
          </table:table-cell>
          <table:table-cell office:value-type="float" office:value="12.9439710417309">
            <text:p>12.9439710417</text:p>
          </table:table-cell>
          <table:table-cell office:value-type="float" office:value="29.2666666666667">
            <text:p>29.2666666667</text:p>
          </table:table-cell>
          <table:table-cell office:value-type="float" office:value="0.469739229795373">
            <text:p>0.4697392298</text:p>
          </table:table-cell>
          <table:table-cell office:value-type="float" office:value="1.47710030710031">
            <text:p>1.4771003071</text:p>
          </table:table-cell>
          <table:table-cell office:value-type="float" office:value="22">
            <text:p>22</text:p>
          </table:table-cell>
          <table:table-cell table:style-name="ce3" office:value-type="float" office:value="1835">
            <text:p>1835</text:p>
          </table:table-cell>
          <table:table-cell office:value-type="float" office:value="21.3858602995561">
            <text:p>21.3858602996</text:p>
          </table:table-cell>
          <table:table-cell office:value-type="float" office:value="14.4666666666667">
            <text:p>14.4666666667</text:p>
          </table:table-cell>
          <table:table-cell office:value-type="float" office:value="1.54635512047979">
            <text:p>1.5463551205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835">
            <text:p>1835</text:p>
          </table:table-cell>
          <table:table-cell office:value-type="float" office:value="17.1921432699189">
            <text:p>17.1921432699</text:p>
          </table:table-cell>
          <table:table-cell office:value-type="float" office:value="31.7333333333333">
            <text:p>31.7333333333</text:p>
          </table:table-cell>
          <table:table-cell office:value-type="float" office:value="0.572241932333015">
            <text:p>0.5722419323</text:p>
          </table:table-cell>
          <table:table-cell office:value-type="float" office:value="1.45237314428491">
            <text:p>1.452373144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840">
            <text:p>1840</text:p>
          </table:table-cell>
          <table:table-cell office:value-type="float" office:value="10.5966632912197">
            <text:p>10.5966632912</text:p>
          </table:table-cell>
          <table:table-cell office:value-type="float" office:value="22.6">
            <text:p>22.6</text:p>
          </table:table-cell>
          <table:table-cell office:value-type="float" office:value="0.499951693562876">
            <text:p>0.4999516936</text:p>
          </table:table-cell>
          <table:table-cell office:value-type="float" office:value="1.25903207903208">
            <text:p>1.259032079</text:p>
          </table:table-cell>
          <table:table-cell office:value-type="float" office:value="22">
            <text:p>22</text:p>
          </table:table-cell>
          <table:table-cell table:style-name="ce3" office:value-type="float" office:value="1840">
            <text:p>1840</text:p>
          </table:table-cell>
          <table:table-cell office:value-type="float" office:value="12.9439710417309">
            <text:p>12.9439710417</text:p>
          </table:table-cell>
          <table:table-cell office:value-type="float" office:value="29.2666666666667">
            <text:p>29.2666666667</text:p>
          </table:table-cell>
          <table:table-cell office:value-type="float" office:value="0.469739229795373">
            <text:p>0.4697392298</text:p>
          </table:table-cell>
          <table:table-cell office:value-type="float" office:value="1.47710030710031">
            <text:p>1.4771003071</text:p>
          </table:table-cell>
          <table:table-cell office:value-type="float" office:value="22">
            <text:p>22</text:p>
          </table:table-cell>
          <table:table-cell table:style-name="ce3" office:value-type="float" office:value="1840">
            <text:p>1840</text:p>
          </table:table-cell>
          <table:table-cell office:value-type="float" office:value="21.3858602995561">
            <text:p>21.3858602996</text:p>
          </table:table-cell>
          <table:table-cell office:value-type="float" office:value="14.4666666666667">
            <text:p>14.4666666667</text:p>
          </table:table-cell>
          <table:table-cell office:value-type="float" office:value="1.54635512047979">
            <text:p>1.5463551205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840">
            <text:p>1840</text:p>
          </table:table-cell>
          <table:table-cell office:value-type="float" office:value="17.1921432699189">
            <text:p>17.1921432699</text:p>
          </table:table-cell>
          <table:table-cell office:value-type="float" office:value="31.6666666666667">
            <text:p>31.6666666667</text:p>
          </table:table-cell>
          <table:table-cell office:value-type="float" office:value="0.573437049447608">
            <text:p>0.5734370494</text:p>
          </table:table-cell>
          <table:table-cell office:value-type="float" office:value="1.44172499613676">
            <text:p>1.441724996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845">
            <text:p>1845</text:p>
          </table:table-cell>
          <table:table-cell office:value-type="float" office:value="10.5966632912197">
            <text:p>10.5966632912</text:p>
          </table:table-cell>
          <table:table-cell office:value-type="float" office:value="22.6">
            <text:p>22.6</text:p>
          </table:table-cell>
          <table:table-cell office:value-type="float" office:value="0.499951693562876">
            <text:p>0.4999516936</text:p>
          </table:table-cell>
          <table:table-cell office:value-type="float" office:value="1.25903207903208">
            <text:p>1.259032079</text:p>
          </table:table-cell>
          <table:table-cell office:value-type="float" office:value="22">
            <text:p>22</text:p>
          </table:table-cell>
          <table:table-cell table:style-name="ce3" office:value-type="float" office:value="1845">
            <text:p>1845</text:p>
          </table:table-cell>
          <table:table-cell office:value-type="float" office:value="12.9439710417309">
            <text:p>12.9439710417</text:p>
          </table:table-cell>
          <table:table-cell office:value-type="float" office:value="29.2666666666667">
            <text:p>29.2666666667</text:p>
          </table:table-cell>
          <table:table-cell office:value-type="float" office:value="0.469739229795373">
            <text:p>0.4697392298</text:p>
          </table:table-cell>
          <table:table-cell office:value-type="float" office:value="1.47710030710031">
            <text:p>1.4771003071</text:p>
          </table:table-cell>
          <table:table-cell office:value-type="float" office:value="22">
            <text:p>22</text:p>
          </table:table-cell>
          <table:table-cell table:style-name="ce3" office:value-type="float" office:value="1845">
            <text:p>1845</text:p>
          </table:table-cell>
          <table:table-cell office:value-type="float" office:value="21.3858602995561">
            <text:p>21.3858602996</text:p>
          </table:table-cell>
          <table:table-cell office:value-type="float" office:value="14.4666666666667">
            <text:p>14.4666666667</text:p>
          </table:table-cell>
          <table:table-cell office:value-type="float" office:value="1.54635512047979">
            <text:p>1.5463551205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845">
            <text:p>1845</text:p>
          </table:table-cell>
          <table:table-cell office:value-type="float" office:value="17.2026915167968">
            <text:p>17.2026915168</text:p>
          </table:table-cell>
          <table:table-cell office:value-type="float" office:value="32.1333333333333">
            <text:p>32.1333333333</text:p>
          </table:table-cell>
          <table:table-cell office:value-type="float" office:value="0.571435487184434">
            <text:p>0.5714354872</text:p>
          </table:table-cell>
          <table:table-cell office:value-type="float" office:value="1.45967371408548">
            <text:p>1.459673714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850">
            <text:p>1850</text:p>
          </table:table-cell>
          <table:table-cell office:value-type="float" office:value="10.5966632912197">
            <text:p>10.5966632912</text:p>
          </table:table-cell>
          <table:table-cell office:value-type="float" office:value="22.6">
            <text:p>22.6</text:p>
          </table:table-cell>
          <table:table-cell office:value-type="float" office:value="0.499951693562876">
            <text:p>0.4999516936</text:p>
          </table:table-cell>
          <table:table-cell office:value-type="float" office:value="1.25903207903208">
            <text:p>1.259032079</text:p>
          </table:table-cell>
          <table:table-cell office:value-type="float" office:value="22">
            <text:p>22</text:p>
          </table:table-cell>
          <table:table-cell table:style-name="ce3" office:value-type="float" office:value="1850">
            <text:p>1850</text:p>
          </table:table-cell>
          <table:table-cell office:value-type="float" office:value="12.9439710417309">
            <text:p>12.9439710417</text:p>
          </table:table-cell>
          <table:table-cell office:value-type="float" office:value="29.2666666666667">
            <text:p>29.2666666667</text:p>
          </table:table-cell>
          <table:table-cell office:value-type="float" office:value="0.469739229795373">
            <text:p>0.4697392298</text:p>
          </table:table-cell>
          <table:table-cell office:value-type="float" office:value="1.47710030710031">
            <text:p>1.4771003071</text:p>
          </table:table-cell>
          <table:table-cell office:value-type="float" office:value="22">
            <text:p>22</text:p>
          </table:table-cell>
          <table:table-cell table:style-name="ce3" office:value-type="float" office:value="1850">
            <text:p>1850</text:p>
          </table:table-cell>
          <table:table-cell office:value-type="float" office:value="21.3858602995561">
            <text:p>21.3858602996</text:p>
          </table:table-cell>
          <table:table-cell office:value-type="float" office:value="14.4666666666667">
            <text:p>14.4666666667</text:p>
          </table:table-cell>
          <table:table-cell office:value-type="float" office:value="1.54635512047979">
            <text:p>1.5463551205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850">
            <text:p>1850</text:p>
          </table:table-cell>
          <table:table-cell office:value-type="float" office:value="17.2026915167968">
            <text:p>17.2026915168</text:p>
          </table:table-cell>
          <table:table-cell office:value-type="float" office:value="32">
            <text:p>32</text:p>
          </table:table-cell>
          <table:table-cell office:value-type="float" office:value="0.571964426172307">
            <text:p>0.5719644262</text:p>
          </table:table-cell>
          <table:table-cell office:value-type="float" office:value="1.45454550895727">
            <text:p>1.45454550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855">
            <text:p>1855</text:p>
          </table:table-cell>
          <table:table-cell office:value-type="float" office:value="10.5966632912197">
            <text:p>10.5966632912</text:p>
          </table:table-cell>
          <table:table-cell office:value-type="float" office:value="22.6">
            <text:p>22.6</text:p>
          </table:table-cell>
          <table:table-cell office:value-type="float" office:value="0.499951693562876">
            <text:p>0.4999516936</text:p>
          </table:table-cell>
          <table:table-cell office:value-type="float" office:value="1.25903207903208">
            <text:p>1.259032079</text:p>
          </table:table-cell>
          <table:table-cell office:value-type="float" office:value="22">
            <text:p>22</text:p>
          </table:table-cell>
          <table:table-cell table:style-name="ce3" office:value-type="float" office:value="1855">
            <text:p>1855</text:p>
          </table:table-cell>
          <table:table-cell office:value-type="float" office:value="12.9439710417309">
            <text:p>12.9439710417</text:p>
          </table:table-cell>
          <table:table-cell office:value-type="float" office:value="29.2">
            <text:p>29.2</text:p>
          </table:table-cell>
          <table:table-cell office:value-type="float" office:value="0.470842741413403">
            <text:p>0.4708427414</text:p>
          </table:table-cell>
          <table:table-cell office:value-type="float" office:value="1.4733966033966">
            <text:p>1.4733966034</text:p>
          </table:table-cell>
          <table:table-cell office:value-type="float" office:value="22">
            <text:p>22</text:p>
          </table:table-cell>
          <table:table-cell table:style-name="ce3" office:value-type="float" office:value="1855">
            <text:p>1855</text:p>
          </table:table-cell>
          <table:table-cell office:value-type="float" office:value="21.3858602995561">
            <text:p>21.3858602996</text:p>
          </table:table-cell>
          <table:table-cell office:value-type="float" office:value="14.4666666666667">
            <text:p>14.4666666667</text:p>
          </table:table-cell>
          <table:table-cell office:value-type="float" office:value="1.54635512047979">
            <text:p>1.5463551205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855">
            <text:p>1855</text:p>
          </table:table-cell>
          <table:table-cell office:value-type="float" office:value="17.2026915167968">
            <text:p>17.2026915168</text:p>
          </table:table-cell>
          <table:table-cell office:value-type="float" office:value="31.5333333333333">
            <text:p>31.5333333333</text:p>
          </table:table-cell>
          <table:table-cell office:value-type="float" office:value="0.574495777042846">
            <text:p>0.574495777</text:p>
          </table:table-cell>
          <table:table-cell office:value-type="float" office:value="1.43659679100856">
            <text:p>1.43659679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860">
            <text:p>1860</text:p>
          </table:table-cell>
          <table:table-cell office:value-type="float" office:value="10.5966632912197">
            <text:p>10.5966632912</text:p>
          </table:table-cell>
          <table:table-cell office:value-type="float" office:value="22.6">
            <text:p>22.6</text:p>
          </table:table-cell>
          <table:table-cell office:value-type="float" office:value="0.499951693562876">
            <text:p>0.4999516936</text:p>
          </table:table-cell>
          <table:table-cell office:value-type="float" office:value="1.25903207903208">
            <text:p>1.259032079</text:p>
          </table:table-cell>
          <table:table-cell office:value-type="float" office:value="22">
            <text:p>22</text:p>
          </table:table-cell>
          <table:table-cell table:style-name="ce3" office:value-type="float" office:value="1860">
            <text:p>1860</text:p>
          </table:table-cell>
          <table:table-cell office:value-type="float" office:value="12.9439710417309">
            <text:p>12.9439710417</text:p>
          </table:table-cell>
          <table:table-cell office:value-type="float" office:value="29.2">
            <text:p>29.2</text:p>
          </table:table-cell>
          <table:table-cell office:value-type="float" office:value="0.470842741413403">
            <text:p>0.4708427414</text:p>
          </table:table-cell>
          <table:table-cell office:value-type="float" office:value="1.4733966033966">
            <text:p>1.4733966034</text:p>
          </table:table-cell>
          <table:table-cell office:value-type="float" office:value="22">
            <text:p>22</text:p>
          </table:table-cell>
          <table:table-cell table:style-name="ce3" office:value-type="float" office:value="1860">
            <text:p>1860</text:p>
          </table:table-cell>
          <table:table-cell office:value-type="float" office:value="21.3858602995561">
            <text:p>21.3858602996</text:p>
          </table:table-cell>
          <table:table-cell office:value-type="float" office:value="14.4666666666667">
            <text:p>14.4666666667</text:p>
          </table:table-cell>
          <table:table-cell office:value-type="float" office:value="1.54635512047979">
            <text:p>1.5463551205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860">
            <text:p>1860</text:p>
          </table:table-cell>
          <table:table-cell office:value-type="float" office:value="17.2026915167968">
            <text:p>17.2026915168</text:p>
          </table:table-cell>
          <table:table-cell office:value-type="float" office:value="31.5333333333333">
            <text:p>31.5333333333</text:p>
          </table:table-cell>
          <table:table-cell office:value-type="float" office:value="0.574495777042846">
            <text:p>0.574495777</text:p>
          </table:table-cell>
          <table:table-cell office:value-type="float" office:value="1.43659679100856">
            <text:p>1.43659679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865">
            <text:p>1865</text:p>
          </table:table-cell>
          <table:table-cell office:value-type="float" office:value="10.5966632912197">
            <text:p>10.5966632912</text:p>
          </table:table-cell>
          <table:table-cell office:value-type="float" office:value="22.6">
            <text:p>22.6</text:p>
          </table:table-cell>
          <table:table-cell office:value-type="float" office:value="0.499951693562876">
            <text:p>0.4999516936</text:p>
          </table:table-cell>
          <table:table-cell office:value-type="float" office:value="1.25903207903208">
            <text:p>1.259032079</text:p>
          </table:table-cell>
          <table:table-cell office:value-type="float" office:value="22">
            <text:p>22</text:p>
          </table:table-cell>
          <table:table-cell table:style-name="ce3" office:value-type="float" office:value="1865">
            <text:p>1865</text:p>
          </table:table-cell>
          <table:table-cell office:value-type="float" office:value="12.9439710417309">
            <text:p>12.9439710417</text:p>
          </table:table-cell>
          <table:table-cell office:value-type="float" office:value="29.2">
            <text:p>29.2</text:p>
          </table:table-cell>
          <table:table-cell office:value-type="float" office:value="0.470842741413403">
            <text:p>0.4708427414</text:p>
          </table:table-cell>
          <table:table-cell office:value-type="float" office:value="1.4733966033966">
            <text:p>1.4733966034</text:p>
          </table:table-cell>
          <table:table-cell office:value-type="float" office:value="22">
            <text:p>22</text:p>
          </table:table-cell>
          <table:table-cell table:style-name="ce3" office:value-type="float" office:value="1865">
            <text:p>1865</text:p>
          </table:table-cell>
          <table:table-cell office:value-type="float" office:value="21.3858602995561">
            <text:p>21.3858602996</text:p>
          </table:table-cell>
          <table:table-cell office:value-type="float" office:value="14.4">
            <text:p>14.4</text:p>
          </table:table-cell>
          <table:table-cell office:value-type="float" office:value="1.5564210471995">
            <text:p>1.5564210472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865">
            <text:p>1865</text:p>
          </table:table-cell>
          <table:table-cell office:value-type="float" office:value="17.2026915167968">
            <text:p>17.2026915168</text:p>
          </table:table-cell>
          <table:table-cell office:value-type="float" office:value="31.4666666666667">
            <text:p>31.4666666667</text:p>
          </table:table-cell>
          <table:table-cell office:value-type="float" office:value="0.575306798540381">
            <text:p>0.5753067985</text:p>
          </table:table-cell>
          <table:table-cell office:value-type="float" office:value="1.43356648797825">
            <text:p>1.43356648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870">
            <text:p>1870</text:p>
          </table:table-cell>
          <table:table-cell office:value-type="float" office:value="10.5966632912197">
            <text:p>10.5966632912</text:p>
          </table:table-cell>
          <table:table-cell office:value-type="float" office:value="22.6">
            <text:p>22.6</text:p>
          </table:table-cell>
          <table:table-cell office:value-type="float" office:value="0.499951693562876">
            <text:p>0.4999516936</text:p>
          </table:table-cell>
          <table:table-cell office:value-type="float" office:value="1.25903207903208">
            <text:p>1.259032079</text:p>
          </table:table-cell>
          <table:table-cell office:value-type="float" office:value="22">
            <text:p>22</text:p>
          </table:table-cell>
          <table:table-cell table:style-name="ce3" office:value-type="float" office:value="1870">
            <text:p>1870</text:p>
          </table:table-cell>
          <table:table-cell office:value-type="float" office:value="12.9439710417309">
            <text:p>12.9439710417</text:p>
          </table:table-cell>
          <table:table-cell office:value-type="float" office:value="29.2">
            <text:p>29.2</text:p>
          </table:table-cell>
          <table:table-cell office:value-type="float" office:value="0.470842741413403">
            <text:p>0.4708427414</text:p>
          </table:table-cell>
          <table:table-cell office:value-type="float" office:value="1.4733966033966">
            <text:p>1.4733966034</text:p>
          </table:table-cell>
          <table:table-cell office:value-type="float" office:value="22">
            <text:p>22</text:p>
          </table:table-cell>
          <table:table-cell table:style-name="ce3" office:value-type="float" office:value="1870">
            <text:p>1870</text:p>
          </table:table-cell>
          <table:table-cell office:value-type="float" office:value="21.3858602995561">
            <text:p>21.3858602996</text:p>
          </table:table-cell>
          <table:table-cell office:value-type="float" office:value="14.4">
            <text:p>14.4</text:p>
          </table:table-cell>
          <table:table-cell office:value-type="float" office:value="1.5564210471995">
            <text:p>1.5564210472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870">
            <text:p>1870</text:p>
          </table:table-cell>
          <table:table-cell office:value-type="float" office:value="17.2026915167968">
            <text:p>17.2026915168</text:p>
          </table:table-cell>
          <table:table-cell office:value-type="float" office:value="31.4666666666667">
            <text:p>31.4666666667</text:p>
          </table:table-cell>
          <table:table-cell office:value-type="float" office:value="0.575306798540381">
            <text:p>0.5753067985</text:p>
          </table:table-cell>
          <table:table-cell office:value-type="float" office:value="1.43356648797825">
            <text:p>1.43356648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875">
            <text:p>1875</text:p>
          </table:table-cell>
          <table:table-cell office:value-type="float" office:value="10.5966632912197">
            <text:p>10.5966632912</text:p>
          </table:table-cell>
          <table:table-cell office:value-type="float" office:value="22.6">
            <text:p>22.6</text:p>
          </table:table-cell>
          <table:table-cell office:value-type="float" office:value="0.499951693562876">
            <text:p>0.4999516936</text:p>
          </table:table-cell>
          <table:table-cell office:value-type="float" office:value="1.25903207903208">
            <text:p>1.259032079</text:p>
          </table:table-cell>
          <table:table-cell office:value-type="float" office:value="22">
            <text:p>22</text:p>
          </table:table-cell>
          <table:table-cell table:style-name="ce3" office:value-type="float" office:value="1875">
            <text:p>1875</text:p>
          </table:table-cell>
          <table:table-cell office:value-type="float" office:value="12.9439710417309">
            <text:p>12.9439710417</text:p>
          </table:table-cell>
          <table:table-cell office:value-type="float" office:value="29.2">
            <text:p>29.2</text:p>
          </table:table-cell>
          <table:table-cell office:value-type="float" office:value="0.470842741413403">
            <text:p>0.4708427414</text:p>
          </table:table-cell>
          <table:table-cell office:value-type="float" office:value="1.4733966033966">
            <text:p>1.4733966034</text:p>
          </table:table-cell>
          <table:table-cell office:value-type="float" office:value="22">
            <text:p>22</text:p>
          </table:table-cell>
          <table:table-cell table:style-name="ce3" office:value-type="float" office:value="1875">
            <text:p>1875</text:p>
          </table:table-cell>
          <table:table-cell office:value-type="float" office:value="21.3858602995561">
            <text:p>21.3858602996</text:p>
          </table:table-cell>
          <table:table-cell office:value-type="float" office:value="14.4">
            <text:p>14.4</text:p>
          </table:table-cell>
          <table:table-cell office:value-type="float" office:value="1.5564210471995">
            <text:p>1.5564210472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875">
            <text:p>1875</text:p>
          </table:table-cell>
          <table:table-cell office:value-type="float" office:value="17.2026915167968">
            <text:p>17.2026915168</text:p>
          </table:table-cell>
          <table:table-cell office:value-type="float" office:value="31.4666666666667">
            <text:p>31.4666666667</text:p>
          </table:table-cell>
          <table:table-cell office:value-type="float" office:value="0.575306798540381">
            <text:p>0.5753067985</text:p>
          </table:table-cell>
          <table:table-cell office:value-type="float" office:value="1.43356648797825">
            <text:p>1.43356648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880">
            <text:p>1880</text:p>
          </table:table-cell>
          <table:table-cell office:value-type="float" office:value="10.5966632912197">
            <text:p>10.5966632912</text:p>
          </table:table-cell>
          <table:table-cell office:value-type="float" office:value="22.6">
            <text:p>22.6</text:p>
          </table:table-cell>
          <table:table-cell office:value-type="float" office:value="0.499951693562876">
            <text:p>0.4999516936</text:p>
          </table:table-cell>
          <table:table-cell office:value-type="float" office:value="1.25903207903208">
            <text:p>1.259032079</text:p>
          </table:table-cell>
          <table:table-cell office:value-type="float" office:value="22">
            <text:p>22</text:p>
          </table:table-cell>
          <table:table-cell table:style-name="ce3" office:value-type="float" office:value="1880">
            <text:p>1880</text:p>
          </table:table-cell>
          <table:table-cell office:value-type="float" office:value="12.9439710417309">
            <text:p>12.9439710417</text:p>
          </table:table-cell>
          <table:table-cell office:value-type="float" office:value="29.2">
            <text:p>29.2</text:p>
          </table:table-cell>
          <table:table-cell office:value-type="float" office:value="0.470842741413403">
            <text:p>0.4708427414</text:p>
          </table:table-cell>
          <table:table-cell office:value-type="float" office:value="1.4733966033966">
            <text:p>1.4733966034</text:p>
          </table:table-cell>
          <table:table-cell office:value-type="float" office:value="22">
            <text:p>22</text:p>
          </table:table-cell>
          <table:table-cell table:style-name="ce3" office:value-type="float" office:value="1880">
            <text:p>1880</text:p>
          </table:table-cell>
          <table:table-cell office:value-type="float" office:value="21.3858602995561">
            <text:p>21.3858602996</text:p>
          </table:table-cell>
          <table:table-cell office:value-type="float" office:value="14.4">
            <text:p>14.4</text:p>
          </table:table-cell>
          <table:table-cell office:value-type="float" office:value="1.5564210471995">
            <text:p>1.5564210472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880">
            <text:p>1880</text:p>
          </table:table-cell>
          <table:table-cell office:value-type="float" office:value="17.2026915167968">
            <text:p>17.2026915168</text:p>
          </table:table-cell>
          <table:table-cell office:value-type="float" office:value="31.4">
            <text:p>31.4</text:p>
          </table:table-cell>
          <table:table-cell office:value-type="float" office:value="0.575791525302825">
            <text:p>0.5757915253</text:p>
          </table:table-cell>
          <table:table-cell office:value-type="float" office:value="1.43100238541415">
            <text:p>1.431002385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885">
            <text:p>1885</text:p>
          </table:table-cell>
          <table:table-cell office:value-type="float" office:value="10.5966632912197">
            <text:p>10.5966632912</text:p>
          </table:table-cell>
          <table:table-cell office:value-type="float" office:value="22.6">
            <text:p>22.6</text:p>
          </table:table-cell>
          <table:table-cell office:value-type="float" office:value="0.499951693562876">
            <text:p>0.4999516936</text:p>
          </table:table-cell>
          <table:table-cell office:value-type="float" office:value="1.25903207903208">
            <text:p>1.259032079</text:p>
          </table:table-cell>
          <table:table-cell office:value-type="float" office:value="22">
            <text:p>22</text:p>
          </table:table-cell>
          <table:table-cell table:style-name="ce3" office:value-type="float" office:value="1885">
            <text:p>1885</text:p>
          </table:table-cell>
          <table:table-cell office:value-type="float" office:value="12.9439710417309">
            <text:p>12.9439710417</text:p>
          </table:table-cell>
          <table:table-cell office:value-type="float" office:value="29.2">
            <text:p>29.2</text:p>
          </table:table-cell>
          <table:table-cell office:value-type="float" office:value="0.470842741413403">
            <text:p>0.4708427414</text:p>
          </table:table-cell>
          <table:table-cell office:value-type="float" office:value="1.4733966033966">
            <text:p>1.4733966034</text:p>
          </table:table-cell>
          <table:table-cell office:value-type="float" office:value="22">
            <text:p>22</text:p>
          </table:table-cell>
          <table:table-cell table:style-name="ce3" office:value-type="float" office:value="1885">
            <text:p>1885</text:p>
          </table:table-cell>
          <table:table-cell office:value-type="float" office:value="21.3858602995561">
            <text:p>21.3858602996</text:p>
          </table:table-cell>
          <table:table-cell office:value-type="float" office:value="14.4">
            <text:p>14.4</text:p>
          </table:table-cell>
          <table:table-cell office:value-type="float" office:value="1.5564210471995">
            <text:p>1.5564210472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885">
            <text:p>1885</text:p>
          </table:table-cell>
          <table:table-cell office:value-type="float" office:value="17.2026915167968">
            <text:p>17.2026915168</text:p>
          </table:table-cell>
          <table:table-cell office:value-type="float" office:value="31.4">
            <text:p>31.4</text:p>
          </table:table-cell>
          <table:table-cell office:value-type="float" office:value="0.575791525302825">
            <text:p>0.5757915253</text:p>
          </table:table-cell>
          <table:table-cell office:value-type="float" office:value="1.43100238541415">
            <text:p>1.431002385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890">
            <text:p>1890</text:p>
          </table:table-cell>
          <table:table-cell office:value-type="float" office:value="10.5966632912197">
            <text:p>10.5966632912</text:p>
          </table:table-cell>
          <table:table-cell office:value-type="float" office:value="22.4666666666667">
            <text:p>22.4666666667</text:p>
          </table:table-cell>
          <table:table-cell office:value-type="float" office:value="0.501471615404134">
            <text:p>0.5014716154</text:p>
          </table:table-cell>
          <table:table-cell office:value-type="float" office:value="1.25689532689533">
            <text:p>1.2568953269</text:p>
          </table:table-cell>
          <table:table-cell office:value-type="float" office:value="22">
            <text:p>22</text:p>
          </table:table-cell>
          <table:table-cell table:style-name="ce3" office:value-type="float" office:value="1890">
            <text:p>1890</text:p>
          </table:table-cell>
          <table:table-cell office:value-type="float" office:value="12.9439710417309">
            <text:p>12.9439710417</text:p>
          </table:table-cell>
          <table:table-cell office:value-type="float" office:value="29.2">
            <text:p>29.2</text:p>
          </table:table-cell>
          <table:table-cell office:value-type="float" office:value="0.470842741413403">
            <text:p>0.4708427414</text:p>
          </table:table-cell>
          <table:table-cell office:value-type="float" office:value="1.4733966033966">
            <text:p>1.4733966034</text:p>
          </table:table-cell>
          <table:table-cell office:value-type="float" office:value="22">
            <text:p>22</text:p>
          </table:table-cell>
          <table:table-cell table:style-name="ce3" office:value-type="float" office:value="1890">
            <text:p>1890</text:p>
          </table:table-cell>
          <table:table-cell office:value-type="float" office:value="21.3858602995561">
            <text:p>21.3858602996</text:p>
          </table:table-cell>
          <table:table-cell office:value-type="float" office:value="14.4">
            <text:p>14.4</text:p>
          </table:table-cell>
          <table:table-cell office:value-type="float" office:value="1.5564210471995">
            <text:p>1.5564210472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890">
            <text:p>1890</text:p>
          </table:table-cell>
          <table:table-cell office:value-type="float" office:value="17.2026915167968">
            <text:p>17.2026915168</text:p>
          </table:table-cell>
          <table:table-cell office:value-type="float" office:value="31.2666666666667">
            <text:p>31.2666666667</text:p>
          </table:table-cell>
          <table:table-cell office:value-type="float" office:value="0.577691510390536">
            <text:p>0.5776915104</text:p>
          </table:table-cell>
          <table:table-cell office:value-type="float" office:value="1.42473457914634">
            <text:p>1.424734579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895">
            <text:p>1895</text:p>
          </table:table-cell>
          <table:table-cell office:value-type="float" office:value="10.5966632912197">
            <text:p>10.5966632912</text:p>
          </table:table-cell>
          <table:table-cell office:value-type="float" office:value="22.4666666666667">
            <text:p>22.4666666667</text:p>
          </table:table-cell>
          <table:table-cell office:value-type="float" office:value="0.501471615404134">
            <text:p>0.5014716154</text:p>
          </table:table-cell>
          <table:table-cell office:value-type="float" office:value="1.25689532689533">
            <text:p>1.2568953269</text:p>
          </table:table-cell>
          <table:table-cell office:value-type="float" office:value="22">
            <text:p>22</text:p>
          </table:table-cell>
          <table:table-cell table:style-name="ce3" office:value-type="float" office:value="1895">
            <text:p>1895</text:p>
          </table:table-cell>
          <table:table-cell office:value-type="float" office:value="12.9439710417309">
            <text:p>12.9439710417</text:p>
          </table:table-cell>
          <table:table-cell office:value-type="float" office:value="29.2">
            <text:p>29.2</text:p>
          </table:table-cell>
          <table:table-cell office:value-type="float" office:value="0.470842741413403">
            <text:p>0.4708427414</text:p>
          </table:table-cell>
          <table:table-cell office:value-type="float" office:value="1.4733966033966">
            <text:p>1.4733966034</text:p>
          </table:table-cell>
          <table:table-cell office:value-type="float" office:value="22">
            <text:p>22</text:p>
          </table:table-cell>
          <table:table-cell table:style-name="ce3" office:value-type="float" office:value="1895">
            <text:p>1895</text:p>
          </table:table-cell>
          <table:table-cell office:value-type="float" office:value="21.3858602995561">
            <text:p>21.3858602996</text:p>
          </table:table-cell>
          <table:table-cell office:value-type="float" office:value="14.3333333333333">
            <text:p>14.3333333333</text:p>
          </table:table-cell>
          <table:table-cell office:value-type="float" office:value="1.56364957271593">
            <text:p>1.5636495727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895">
            <text:p>1895</text:p>
          </table:table-cell>
          <table:table-cell office:value-type="float" office:value="17.2152065234933">
            <text:p>17.2152065235</text:p>
          </table:table-cell>
          <table:table-cell office:value-type="float" office:value="32">
            <text:p>32</text:p>
          </table:table-cell>
          <table:table-cell office:value-type="float" office:value="0.573805471328633">
            <text:p>0.5738054713</text:p>
          </table:table-cell>
          <table:table-cell office:value-type="float" office:value="1.44165765606942">
            <text:p>1.441657656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900">
            <text:p>1900</text:p>
          </table:table-cell>
          <table:table-cell office:value-type="float" office:value="10.5966632912197">
            <text:p>10.5966632912</text:p>
          </table:table-cell>
          <table:table-cell office:value-type="float" office:value="22.4666666666667">
            <text:p>22.4666666667</text:p>
          </table:table-cell>
          <table:table-cell office:value-type="float" office:value="0.501471615404134">
            <text:p>0.5014716154</text:p>
          </table:table-cell>
          <table:table-cell office:value-type="float" office:value="1.25689532689533">
            <text:p>1.2568953269</text:p>
          </table:table-cell>
          <table:table-cell office:value-type="float" office:value="22">
            <text:p>22</text:p>
          </table:table-cell>
          <table:table-cell table:style-name="ce3" office:value-type="float" office:value="1900">
            <text:p>1900</text:p>
          </table:table-cell>
          <table:table-cell office:value-type="float" office:value="12.9439710417309">
            <text:p>12.9439710417</text:p>
          </table:table-cell>
          <table:table-cell office:value-type="float" office:value="29.2">
            <text:p>29.2</text:p>
          </table:table-cell>
          <table:table-cell office:value-type="float" office:value="0.470842741413403">
            <text:p>0.4708427414</text:p>
          </table:table-cell>
          <table:table-cell office:value-type="float" office:value="1.4733966033966">
            <text:p>1.4733966034</text:p>
          </table:table-cell>
          <table:table-cell office:value-type="float" office:value="22">
            <text:p>22</text:p>
          </table:table-cell>
          <table:table-cell table:style-name="ce3" office:value-type="float" office:value="1900">
            <text:p>1900</text:p>
          </table:table-cell>
          <table:table-cell office:value-type="float" office:value="21.3858602995561">
            <text:p>21.3858602996</text:p>
          </table:table-cell>
          <table:table-cell office:value-type="float" office:value="14.3333333333333">
            <text:p>14.3333333333</text:p>
          </table:table-cell>
          <table:table-cell office:value-type="float" office:value="1.56364957271593">
            <text:p>1.5636495727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900">
            <text:p>1900</text:p>
          </table:table-cell>
          <table:table-cell office:value-type="float" office:value="17.2152065234933">
            <text:p>17.2152065235</text:p>
          </table:table-cell>
          <table:table-cell office:value-type="float" office:value="32">
            <text:p>32</text:p>
          </table:table-cell>
          <table:table-cell office:value-type="float" office:value="0.573805471328633">
            <text:p>0.5738054713</text:p>
          </table:table-cell>
          <table:table-cell office:value-type="float" office:value="1.44165765606942">
            <text:p>1.441657656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905">
            <text:p>1905</text:p>
          </table:table-cell>
          <table:table-cell office:value-type="float" office:value="10.5966632912197">
            <text:p>10.5966632912</text:p>
          </table:table-cell>
          <table:table-cell office:value-type="float" office:value="22.4666666666667">
            <text:p>22.4666666667</text:p>
          </table:table-cell>
          <table:table-cell office:value-type="float" office:value="0.501471615404134">
            <text:p>0.5014716154</text:p>
          </table:table-cell>
          <table:table-cell office:value-type="float" office:value="1.25689532689533">
            <text:p>1.2568953269</text:p>
          </table:table-cell>
          <table:table-cell office:value-type="float" office:value="22">
            <text:p>22</text:p>
          </table:table-cell>
          <table:table-cell table:style-name="ce3" office:value-type="float" office:value="1905">
            <text:p>1905</text:p>
          </table:table-cell>
          <table:table-cell office:value-type="float" office:value="12.9444076069506">
            <text:p>12.944407607</text:p>
          </table:table-cell>
          <table:table-cell office:value-type="float" office:value="29.2">
            <text:p>29.2</text:p>
          </table:table-cell>
          <table:table-cell office:value-type="float" office:value="0.470857795386495">
            <text:p>0.4708577954</text:p>
          </table:table-cell>
          <table:table-cell office:value-type="float" office:value="1.4733966033966">
            <text:p>1.4733966034</text:p>
          </table:table-cell>
          <table:table-cell office:value-type="float" office:value="22">
            <text:p>22</text:p>
          </table:table-cell>
          <table:table-cell table:style-name="ce3" office:value-type="float" office:value="1905">
            <text:p>1905</text:p>
          </table:table-cell>
          <table:table-cell office:value-type="float" office:value="21.3858602995561">
            <text:p>21.3858602996</text:p>
          </table:table-cell>
          <table:table-cell office:value-type="float" office:value="14.3333333333333">
            <text:p>14.3333333333</text:p>
          </table:table-cell>
          <table:table-cell office:value-type="float" office:value="1.56364957271593">
            <text:p>1.5636495727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905">
            <text:p>1905</text:p>
          </table:table-cell>
          <table:table-cell office:value-type="float" office:value="17.2152065234933">
            <text:p>17.2152065235</text:p>
          </table:table-cell>
          <table:table-cell office:value-type="float" office:value="32">
            <text:p>32</text:p>
          </table:table-cell>
          <table:table-cell office:value-type="float" office:value="0.573805471328633">
            <text:p>0.5738054713</text:p>
          </table:table-cell>
          <table:table-cell office:value-type="float" office:value="1.44165765606942">
            <text:p>1.441657656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910">
            <text:p>1910</text:p>
          </table:table-cell>
          <table:table-cell office:value-type="float" office:value="10.5966632912197">
            <text:p>10.5966632912</text:p>
          </table:table-cell>
          <table:table-cell office:value-type="float" office:value="22.4666666666667">
            <text:p>22.4666666667</text:p>
          </table:table-cell>
          <table:table-cell office:value-type="float" office:value="0.501471615404134">
            <text:p>0.5014716154</text:p>
          </table:table-cell>
          <table:table-cell office:value-type="float" office:value="1.25689532689533">
            <text:p>1.2568953269</text:p>
          </table:table-cell>
          <table:table-cell office:value-type="float" office:value="22">
            <text:p>22</text:p>
          </table:table-cell>
          <table:table-cell table:style-name="ce3" office:value-type="float" office:value="1910">
            <text:p>1910</text:p>
          </table:table-cell>
          <table:table-cell office:value-type="float" office:value="12.9444076069506">
            <text:p>12.944407607</text:p>
          </table:table-cell>
          <table:table-cell office:value-type="float" office:value="29.2">
            <text:p>29.2</text:p>
          </table:table-cell>
          <table:table-cell office:value-type="float" office:value="0.470857795386495">
            <text:p>0.4708577954</text:p>
          </table:table-cell>
          <table:table-cell office:value-type="float" office:value="1.4733966033966">
            <text:p>1.4733966034</text:p>
          </table:table-cell>
          <table:table-cell office:value-type="float" office:value="22">
            <text:p>22</text:p>
          </table:table-cell>
          <table:table-cell table:style-name="ce3" office:value-type="float" office:value="1910">
            <text:p>1910</text:p>
          </table:table-cell>
          <table:table-cell office:value-type="float" office:value="21.3858602995561">
            <text:p>21.3858602996</text:p>
          </table:table-cell>
          <table:table-cell office:value-type="float" office:value="14.3333333333333">
            <text:p>14.3333333333</text:p>
          </table:table-cell>
          <table:table-cell office:value-type="float" office:value="1.56364957271593">
            <text:p>1.5636495727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910">
            <text:p>1910</text:p>
          </table:table-cell>
          <table:table-cell office:value-type="float" office:value="17.2152065234933">
            <text:p>17.2152065235</text:p>
          </table:table-cell>
          <table:table-cell office:value-type="float" office:value="31.9333333333333">
            <text:p>31.9333333333</text:p>
          </table:table-cell>
          <table:table-cell office:value-type="float" office:value="0.574067550719517">
            <text:p>0.5740675507</text:p>
          </table:table-cell>
          <table:table-cell office:value-type="float" office:value="1.4310694207753">
            <text:p>1.431069420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915">
            <text:p>1915</text:p>
          </table:table-cell>
          <table:table-cell office:value-type="float" office:value="10.5966632912197">
            <text:p>10.5966632912</text:p>
          </table:table-cell>
          <table:table-cell office:value-type="float" office:value="22.4666666666667">
            <text:p>22.4666666667</text:p>
          </table:table-cell>
          <table:table-cell office:value-type="float" office:value="0.501471615404134">
            <text:p>0.5014716154</text:p>
          </table:table-cell>
          <table:table-cell office:value-type="float" office:value="1.25689532689533">
            <text:p>1.2568953269</text:p>
          </table:table-cell>
          <table:table-cell office:value-type="float" office:value="22">
            <text:p>22</text:p>
          </table:table-cell>
          <table:table-cell table:style-name="ce3" office:value-type="float" office:value="1915">
            <text:p>1915</text:p>
          </table:table-cell>
          <table:table-cell office:value-type="float" office:value="12.9444076069506">
            <text:p>12.944407607</text:p>
          </table:table-cell>
          <table:table-cell office:value-type="float" office:value="29.2">
            <text:p>29.2</text:p>
          </table:table-cell>
          <table:table-cell office:value-type="float" office:value="0.470857795386495">
            <text:p>0.4708577954</text:p>
          </table:table-cell>
          <table:table-cell office:value-type="float" office:value="1.4733966033966">
            <text:p>1.4733966034</text:p>
          </table:table-cell>
          <table:table-cell office:value-type="float" office:value="22">
            <text:p>22</text:p>
          </table:table-cell>
          <table:table-cell table:style-name="ce3" office:value-type="float" office:value="1915">
            <text:p>1915</text:p>
          </table:table-cell>
          <table:table-cell office:value-type="float" office:value="21.3858602995561">
            <text:p>21.3858602996</text:p>
          </table:table-cell>
          <table:table-cell office:value-type="float" office:value="14.3333333333333">
            <text:p>14.3333333333</text:p>
          </table:table-cell>
          <table:table-cell office:value-type="float" office:value="1.56364957271593">
            <text:p>1.5636495727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915">
            <text:p>1915</text:p>
          </table:table-cell>
          <table:table-cell office:value-type="float" office:value="17.2152065234933">
            <text:p>17.2152065235</text:p>
          </table:table-cell>
          <table:table-cell office:value-type="float" office:value="31.8666666666667">
            <text:p>31.8666666667</text:p>
          </table:table-cell>
          <table:table-cell office:value-type="float" office:value="0.575659269661767">
            <text:p>0.5756592697</text:p>
          </table:table-cell>
          <table:table-cell office:value-type="float" office:value="1.4273657170716">
            <text:p>1.427365717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920">
            <text:p>1920</text:p>
          </table:table-cell>
          <table:table-cell office:value-type="float" office:value="10.5966632912197">
            <text:p>10.5966632912</text:p>
          </table:table-cell>
          <table:table-cell office:value-type="float" office:value="22.4666666666667">
            <text:p>22.4666666667</text:p>
          </table:table-cell>
          <table:table-cell office:value-type="float" office:value="0.501471615404134">
            <text:p>0.5014716154</text:p>
          </table:table-cell>
          <table:table-cell office:value-type="float" office:value="1.25689532689533">
            <text:p>1.2568953269</text:p>
          </table:table-cell>
          <table:table-cell office:value-type="float" office:value="22">
            <text:p>22</text:p>
          </table:table-cell>
          <table:table-cell table:style-name="ce3" office:value-type="float" office:value="1920">
            <text:p>1920</text:p>
          </table:table-cell>
          <table:table-cell office:value-type="float" office:value="12.9444076069506">
            <text:p>12.944407607</text:p>
          </table:table-cell>
          <table:table-cell office:value-type="float" office:value="29.2">
            <text:p>29.2</text:p>
          </table:table-cell>
          <table:table-cell office:value-type="float" office:value="0.470857795386495">
            <text:p>0.4708577954</text:p>
          </table:table-cell>
          <table:table-cell office:value-type="float" office:value="1.4733966033966">
            <text:p>1.4733966034</text:p>
          </table:table-cell>
          <table:table-cell office:value-type="float" office:value="22">
            <text:p>22</text:p>
          </table:table-cell>
          <table:table-cell table:style-name="ce3" office:value-type="float" office:value="1920">
            <text:p>1920</text:p>
          </table:table-cell>
          <table:table-cell office:value-type="float" office:value="21.3858602995561">
            <text:p>21.3858602996</text:p>
          </table:table-cell>
          <table:table-cell office:value-type="float" office:value="14.3333333333333">
            <text:p>14.3333333333</text:p>
          </table:table-cell>
          <table:table-cell office:value-type="float" office:value="1.56364957271593">
            <text:p>1.5636495727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920">
            <text:p>1920</text:p>
          </table:table-cell>
          <table:table-cell office:value-type="float" office:value="17.2152065234933">
            <text:p>17.2152065235</text:p>
          </table:table-cell>
          <table:table-cell office:value-type="float" office:value="31.8666666666667">
            <text:p>31.8666666667</text:p>
          </table:table-cell>
          <table:table-cell office:value-type="float" office:value="0.575659269661767">
            <text:p>0.5756592697</text:p>
          </table:table-cell>
          <table:table-cell office:value-type="float" office:value="1.4273657170716">
            <text:p>1.427365717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925">
            <text:p>1925</text:p>
          </table:table-cell>
          <table:table-cell office:value-type="float" office:value="10.5966632912197">
            <text:p>10.5966632912</text:p>
          </table:table-cell>
          <table:table-cell office:value-type="float" office:value="22.4666666666667">
            <text:p>22.4666666667</text:p>
          </table:table-cell>
          <table:table-cell office:value-type="float" office:value="0.501471615404134">
            <text:p>0.5014716154</text:p>
          </table:table-cell>
          <table:table-cell office:value-type="float" office:value="1.25689532689533">
            <text:p>1.2568953269</text:p>
          </table:table-cell>
          <table:table-cell office:value-type="float" office:value="22">
            <text:p>22</text:p>
          </table:table-cell>
          <table:table-cell table:style-name="ce3" office:value-type="float" office:value="1925">
            <text:p>1925</text:p>
          </table:table-cell>
          <table:table-cell office:value-type="float" office:value="12.9444076069506">
            <text:p>12.944407607</text:p>
          </table:table-cell>
          <table:table-cell office:value-type="float" office:value="29.2">
            <text:p>29.2</text:p>
          </table:table-cell>
          <table:table-cell office:value-type="float" office:value="0.470857795386495">
            <text:p>0.4708577954</text:p>
          </table:table-cell>
          <table:table-cell office:value-type="float" office:value="1.4733966033966">
            <text:p>1.4733966034</text:p>
          </table:table-cell>
          <table:table-cell office:value-type="float" office:value="22">
            <text:p>22</text:p>
          </table:table-cell>
          <table:table-cell table:style-name="ce3" office:value-type="float" office:value="1925">
            <text:p>1925</text:p>
          </table:table-cell>
          <table:table-cell office:value-type="float" office:value="21.3858602995561">
            <text:p>21.3858602996</text:p>
          </table:table-cell>
          <table:table-cell office:value-type="float" office:value="14.3333333333333">
            <text:p>14.3333333333</text:p>
          </table:table-cell>
          <table:table-cell office:value-type="float" office:value="1.56364957271593">
            <text:p>1.5636495727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925">
            <text:p>1925</text:p>
          </table:table-cell>
          <table:table-cell office:value-type="float" office:value="17.2152065234933">
            <text:p>17.2152065235</text:p>
          </table:table-cell>
          <table:table-cell office:value-type="float" office:value="31.8666666666667">
            <text:p>31.8666666667</text:p>
          </table:table-cell>
          <table:table-cell office:value-type="float" office:value="0.575659269661767">
            <text:p>0.5756592697</text:p>
          </table:table-cell>
          <table:table-cell office:value-type="float" office:value="1.4273657170716">
            <text:p>1.427365717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930">
            <text:p>1930</text:p>
          </table:table-cell>
          <table:table-cell office:value-type="float" office:value="10.5966632912197">
            <text:p>10.5966632912</text:p>
          </table:table-cell>
          <table:table-cell office:value-type="float" office:value="22.4666666666667">
            <text:p>22.4666666667</text:p>
          </table:table-cell>
          <table:table-cell office:value-type="float" office:value="0.501471615404134">
            <text:p>0.5014716154</text:p>
          </table:table-cell>
          <table:table-cell office:value-type="float" office:value="1.25689532689533">
            <text:p>1.2568953269</text:p>
          </table:table-cell>
          <table:table-cell office:value-type="float" office:value="22">
            <text:p>22</text:p>
          </table:table-cell>
          <table:table-cell table:style-name="ce3" office:value-type="float" office:value="1930">
            <text:p>1930</text:p>
          </table:table-cell>
          <table:table-cell office:value-type="float" office:value="12.9444076069506">
            <text:p>12.944407607</text:p>
          </table:table-cell>
          <table:table-cell office:value-type="float" office:value="29.2">
            <text:p>29.2</text:p>
          </table:table-cell>
          <table:table-cell office:value-type="float" office:value="0.470857795386495">
            <text:p>0.4708577954</text:p>
          </table:table-cell>
          <table:table-cell office:value-type="float" office:value="1.4733966033966">
            <text:p>1.4733966034</text:p>
          </table:table-cell>
          <table:table-cell office:value-type="float" office:value="22">
            <text:p>22</text:p>
          </table:table-cell>
          <table:table-cell table:style-name="ce3" office:value-type="float" office:value="1930">
            <text:p>1930</text:p>
          </table:table-cell>
          <table:table-cell office:value-type="float" office:value="21.3858602995561">
            <text:p>21.3858602996</text:p>
          </table:table-cell>
          <table:table-cell office:value-type="float" office:value="14.3333333333333">
            <text:p>14.3333333333</text:p>
          </table:table-cell>
          <table:table-cell office:value-type="float" office:value="1.56364957271593">
            <text:p>1.5636495727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930">
            <text:p>1930</text:p>
          </table:table-cell>
          <table:table-cell office:value-type="float" office:value="17.2152065234933">
            <text:p>17.2152065235</text:p>
          </table:table-cell>
          <table:table-cell office:value-type="float" office:value="31.3333333333333">
            <text:p>31.3333333333</text:p>
          </table:table-cell>
          <table:table-cell office:value-type="float" office:value="0.578526097284499">
            <text:p>0.5785260973</text:p>
          </table:table-cell>
          <table:table-cell office:value-type="float" office:value="1.42615908057085">
            <text:p>1.426159080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935">
            <text:p>1935</text:p>
          </table:table-cell>
          <table:table-cell office:value-type="float" office:value="10.5966632912197">
            <text:p>10.5966632912</text:p>
          </table:table-cell>
          <table:table-cell office:value-type="float" office:value="22.4666666666667">
            <text:p>22.4666666667</text:p>
          </table:table-cell>
          <table:table-cell office:value-type="float" office:value="0.501471615404134">
            <text:p>0.5014716154</text:p>
          </table:table-cell>
          <table:table-cell office:value-type="float" office:value="1.25689532689533">
            <text:p>1.2568953269</text:p>
          </table:table-cell>
          <table:table-cell office:value-type="float" office:value="22">
            <text:p>22</text:p>
          </table:table-cell>
          <table:table-cell table:style-name="ce3" office:value-type="float" office:value="1935">
            <text:p>1935</text:p>
          </table:table-cell>
          <table:table-cell office:value-type="float" office:value="12.9444076069506">
            <text:p>12.944407607</text:p>
          </table:table-cell>
          <table:table-cell office:value-type="float" office:value="29.2">
            <text:p>29.2</text:p>
          </table:table-cell>
          <table:table-cell office:value-type="float" office:value="0.470857795386495">
            <text:p>0.4708577954</text:p>
          </table:table-cell>
          <table:table-cell office:value-type="float" office:value="1.4733966033966">
            <text:p>1.4733966034</text:p>
          </table:table-cell>
          <table:table-cell office:value-type="float" office:value="22">
            <text:p>22</text:p>
          </table:table-cell>
          <table:table-cell table:style-name="ce3" office:value-type="float" office:value="1935">
            <text:p>1935</text:p>
          </table:table-cell>
          <table:table-cell office:value-type="float" office:value="21.3858602995561">
            <text:p>21.3858602996</text:p>
          </table:table-cell>
          <table:table-cell office:value-type="float" office:value="14.3333333333333">
            <text:p>14.3333333333</text:p>
          </table:table-cell>
          <table:table-cell office:value-type="float" office:value="1.56364957271593">
            <text:p>1.5636495727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935">
            <text:p>1935</text:p>
          </table:table-cell>
          <table:table-cell office:value-type="float" office:value="17.2152065234933">
            <text:p>17.2152065235</text:p>
          </table:table-cell>
          <table:table-cell office:value-type="float" office:value="31.3333333333333">
            <text:p>31.3333333333</text:p>
          </table:table-cell>
          <table:table-cell office:value-type="float" office:value="0.578526097284499">
            <text:p>0.5785260973</text:p>
          </table:table-cell>
          <table:table-cell office:value-type="float" office:value="1.42615908057085">
            <text:p>1.426159080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940">
            <text:p>1940</text:p>
          </table:table-cell>
          <table:table-cell office:value-type="float" office:value="10.5966632912197">
            <text:p>10.5966632912</text:p>
          </table:table-cell>
          <table:table-cell office:value-type="float" office:value="22.4666666666667">
            <text:p>22.4666666667</text:p>
          </table:table-cell>
          <table:table-cell office:value-type="float" office:value="0.501471615404134">
            <text:p>0.5014716154</text:p>
          </table:table-cell>
          <table:table-cell office:value-type="float" office:value="1.25689532689533">
            <text:p>1.2568953269</text:p>
          </table:table-cell>
          <table:table-cell office:value-type="float" office:value="22">
            <text:p>22</text:p>
          </table:table-cell>
          <table:table-cell table:style-name="ce3" office:value-type="float" office:value="1940">
            <text:p>1940</text:p>
          </table:table-cell>
          <table:table-cell office:value-type="float" office:value="12.9444076069506">
            <text:p>12.944407607</text:p>
          </table:table-cell>
          <table:table-cell office:value-type="float" office:value="29.2">
            <text:p>29.2</text:p>
          </table:table-cell>
          <table:table-cell office:value-type="float" office:value="0.470857795386495">
            <text:p>0.4708577954</text:p>
          </table:table-cell>
          <table:table-cell office:value-type="float" office:value="1.4733966033966">
            <text:p>1.4733966034</text:p>
          </table:table-cell>
          <table:table-cell office:value-type="float" office:value="22">
            <text:p>22</text:p>
          </table:table-cell>
          <table:table-cell table:style-name="ce3" office:value-type="float" office:value="1940">
            <text:p>1940</text:p>
          </table:table-cell>
          <table:table-cell office:value-type="float" office:value="21.3858602995561">
            <text:p>21.3858602996</text:p>
          </table:table-cell>
          <table:table-cell office:value-type="float" office:value="14.3333333333333">
            <text:p>14.3333333333</text:p>
          </table:table-cell>
          <table:table-cell office:value-type="float" office:value="1.56364957271593">
            <text:p>1.5636495727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940">
            <text:p>1940</text:p>
          </table:table-cell>
          <table:table-cell office:value-type="float" office:value="17.2152065234933">
            <text:p>17.2152065235</text:p>
          </table:table-cell>
          <table:table-cell office:value-type="float" office:value="31.3333333333333">
            <text:p>31.3333333333</text:p>
          </table:table-cell>
          <table:table-cell office:value-type="float" office:value="0.578526097284499">
            <text:p>0.5785260973</text:p>
          </table:table-cell>
          <table:table-cell office:value-type="float" office:value="1.42615908057085">
            <text:p>1.426159080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945">
            <text:p>1945</text:p>
          </table:table-cell>
          <table:table-cell office:value-type="float" office:value="10.5981952259662">
            <text:p>10.598195226</text:p>
          </table:table-cell>
          <table:table-cell office:value-type="float" office:value="22.7333333333333">
            <text:p>22.7333333333</text:p>
          </table:table-cell>
          <table:table-cell office:value-type="float" office:value="0.496955680918614">
            <text:p>0.4969556809</text:p>
          </table:table-cell>
          <table:table-cell office:value-type="float" office:value="1.27022866022866">
            <text:p>1.2702286602</text:p>
          </table:table-cell>
          <table:table-cell office:value-type="float" office:value="22">
            <text:p>22</text:p>
          </table:table-cell>
          <table:table-cell table:style-name="ce3" office:value-type="float" office:value="1945">
            <text:p>1945</text:p>
          </table:table-cell>
          <table:table-cell office:value-type="float" office:value="12.9444076069506">
            <text:p>12.944407607</text:p>
          </table:table-cell>
          <table:table-cell office:value-type="float" office:value="29.2">
            <text:p>29.2</text:p>
          </table:table-cell>
          <table:table-cell office:value-type="float" office:value="0.470857795386495">
            <text:p>0.4708577954</text:p>
          </table:table-cell>
          <table:table-cell office:value-type="float" office:value="1.4733966033966">
            <text:p>1.4733966034</text:p>
          </table:table-cell>
          <table:table-cell office:value-type="float" office:value="22">
            <text:p>22</text:p>
          </table:table-cell>
          <table:table-cell table:style-name="ce3" office:value-type="float" office:value="1945">
            <text:p>1945</text:p>
          </table:table-cell>
          <table:table-cell office:value-type="float" office:value="21.3858602995561">
            <text:p>21.3858602996</text:p>
          </table:table-cell>
          <table:table-cell office:value-type="float" office:value="14.3333333333333">
            <text:p>14.3333333333</text:p>
          </table:table-cell>
          <table:table-cell office:value-type="float" office:value="1.56364957271593">
            <text:p>1.5636495727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945">
            <text:p>1945</text:p>
          </table:table-cell>
          <table:table-cell office:value-type="float" office:value="17.2152065234933">
            <text:p>17.2152065235</text:p>
          </table:table-cell>
          <table:table-cell office:value-type="float" office:value="31.2666666666667">
            <text:p>31.2666666667</text:p>
          </table:table-cell>
          <table:table-cell office:value-type="float" office:value="0.580394636912358">
            <text:p>0.5803946369</text:p>
          </table:table-cell>
          <table:table-cell office:value-type="float" office:value="1.42754796945973">
            <text:p>1.427547969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950">
            <text:p>1950</text:p>
          </table:table-cell>
          <table:table-cell office:value-type="float" office:value="10.5981952259662">
            <text:p>10.598195226</text:p>
          </table:table-cell>
          <table:table-cell office:value-type="float" office:value="22.7333333333333">
            <text:p>22.7333333333</text:p>
          </table:table-cell>
          <table:table-cell office:value-type="float" office:value="0.496955680918614">
            <text:p>0.4969556809</text:p>
          </table:table-cell>
          <table:table-cell office:value-type="float" office:value="1.27022866022866">
            <text:p>1.2702286602</text:p>
          </table:table-cell>
          <table:table-cell office:value-type="float" office:value="22">
            <text:p>22</text:p>
          </table:table-cell>
          <table:table-cell table:style-name="ce3" office:value-type="float" office:value="1950">
            <text:p>1950</text:p>
          </table:table-cell>
          <table:table-cell office:value-type="float" office:value="12.9444076069506">
            <text:p>12.944407607</text:p>
          </table:table-cell>
          <table:table-cell office:value-type="float" office:value="29.2">
            <text:p>29.2</text:p>
          </table:table-cell>
          <table:table-cell office:value-type="float" office:value="0.470857795386495">
            <text:p>0.4708577954</text:p>
          </table:table-cell>
          <table:table-cell office:value-type="float" office:value="1.4733966033966">
            <text:p>1.4733966034</text:p>
          </table:table-cell>
          <table:table-cell office:value-type="float" office:value="22">
            <text:p>22</text:p>
          </table:table-cell>
          <table:table-cell table:style-name="ce3" office:value-type="float" office:value="1950">
            <text:p>1950</text:p>
          </table:table-cell>
          <table:table-cell office:value-type="float" office:value="21.3858602995561">
            <text:p>21.3858602996</text:p>
          </table:table-cell>
          <table:table-cell office:value-type="float" office:value="14.3333333333333">
            <text:p>14.3333333333</text:p>
          </table:table-cell>
          <table:table-cell office:value-type="float" office:value="1.56364957271593">
            <text:p>1.5636495727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950">
            <text:p>1950</text:p>
          </table:table-cell>
          <table:table-cell office:value-type="float" office:value="17.2152065234933">
            <text:p>17.2152065235</text:p>
          </table:table-cell>
          <table:table-cell office:value-type="float" office:value="31.2666666666667">
            <text:p>31.2666666667</text:p>
          </table:table-cell>
          <table:table-cell office:value-type="float" office:value="0.580394636912358">
            <text:p>0.5803946369</text:p>
          </table:table-cell>
          <table:table-cell office:value-type="float" office:value="1.42754796945973">
            <text:p>1.427547969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955">
            <text:p>1955</text:p>
          </table:table-cell>
          <table:table-cell office:value-type="float" office:value="10.5981952259662">
            <text:p>10.598195226</text:p>
          </table:table-cell>
          <table:table-cell office:value-type="float" office:value="22.7333333333333">
            <text:p>22.7333333333</text:p>
          </table:table-cell>
          <table:table-cell office:value-type="float" office:value="0.496955680918614">
            <text:p>0.4969556809</text:p>
          </table:table-cell>
          <table:table-cell office:value-type="float" office:value="1.27022866022866">
            <text:p>1.2702286602</text:p>
          </table:table-cell>
          <table:table-cell office:value-type="float" office:value="22">
            <text:p>22</text:p>
          </table:table-cell>
          <table:table-cell table:style-name="ce3" office:value-type="float" office:value="1955">
            <text:p>1955</text:p>
          </table:table-cell>
          <table:table-cell office:value-type="float" office:value="12.9444076069506">
            <text:p>12.944407607</text:p>
          </table:table-cell>
          <table:table-cell office:value-type="float" office:value="29.2">
            <text:p>29.2</text:p>
          </table:table-cell>
          <table:table-cell office:value-type="float" office:value="0.470857795386495">
            <text:p>0.4708577954</text:p>
          </table:table-cell>
          <table:table-cell office:value-type="float" office:value="1.4733966033966">
            <text:p>1.4733966034</text:p>
          </table:table-cell>
          <table:table-cell office:value-type="float" office:value="22">
            <text:p>22</text:p>
          </table:table-cell>
          <table:table-cell table:style-name="ce3" office:value-type="float" office:value="1955">
            <text:p>1955</text:p>
          </table:table-cell>
          <table:table-cell office:value-type="float" office:value="21.3858602995561">
            <text:p>21.3858602996</text:p>
          </table:table-cell>
          <table:table-cell office:value-type="float" office:value="14.3333333333333">
            <text:p>14.3333333333</text:p>
          </table:table-cell>
          <table:table-cell office:value-type="float" office:value="1.56364957271593">
            <text:p>1.5636495727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955">
            <text:p>1955</text:p>
          </table:table-cell>
          <table:table-cell office:value-type="float" office:value="17.2152065234933">
            <text:p>17.2152065235</text:p>
          </table:table-cell>
          <table:table-cell office:value-type="float" office:value="31.2">
            <text:p>31.2</text:p>
          </table:table-cell>
          <table:table-cell office:value-type="float" office:value="0.580890232113096">
            <text:p>0.5808902321</text:p>
          </table:table-cell>
          <table:table-cell office:value-type="float" office:value="1.42498386689563">
            <text:p>1.424983866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960">
            <text:p>1960</text:p>
          </table:table-cell>
          <table:table-cell office:value-type="float" office:value="10.5981952259662">
            <text:p>10.598195226</text:p>
          </table:table-cell>
          <table:table-cell office:value-type="float" office:value="22.7333333333333">
            <text:p>22.7333333333</text:p>
          </table:table-cell>
          <table:table-cell office:value-type="float" office:value="0.496955680918614">
            <text:p>0.4969556809</text:p>
          </table:table-cell>
          <table:table-cell office:value-type="float" office:value="1.27022866022866">
            <text:p>1.2702286602</text:p>
          </table:table-cell>
          <table:table-cell office:value-type="float" office:value="22">
            <text:p>22</text:p>
          </table:table-cell>
          <table:table-cell table:style-name="ce3" office:value-type="float" office:value="1960">
            <text:p>1960</text:p>
          </table:table-cell>
          <table:table-cell office:value-type="float" office:value="12.9444076069506">
            <text:p>12.944407607</text:p>
          </table:table-cell>
          <table:table-cell office:value-type="float" office:value="29.2">
            <text:p>29.2</text:p>
          </table:table-cell>
          <table:table-cell office:value-type="float" office:value="0.470857795386495">
            <text:p>0.4708577954</text:p>
          </table:table-cell>
          <table:table-cell office:value-type="float" office:value="1.4733966033966">
            <text:p>1.4733966034</text:p>
          </table:table-cell>
          <table:table-cell office:value-type="float" office:value="22">
            <text:p>22</text:p>
          </table:table-cell>
          <table:table-cell table:style-name="ce3" office:value-type="float" office:value="1960">
            <text:p>1960</text:p>
          </table:table-cell>
          <table:table-cell office:value-type="float" office:value="21.3858602995561">
            <text:p>21.3858602996</text:p>
          </table:table-cell>
          <table:table-cell office:value-type="float" office:value="14.3333333333333">
            <text:p>14.3333333333</text:p>
          </table:table-cell>
          <table:table-cell office:value-type="float" office:value="1.56364957271593">
            <text:p>1.5636495727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960">
            <text:p>1960</text:p>
          </table:table-cell>
          <table:table-cell office:value-type="float" office:value="17.2152065234933">
            <text:p>17.2152065235</text:p>
          </table:table-cell>
          <table:table-cell office:value-type="float" office:value="31.2">
            <text:p>31.2</text:p>
          </table:table-cell>
          <table:table-cell office:value-type="float" office:value="0.580890232113096">
            <text:p>0.5808902321</text:p>
          </table:table-cell>
          <table:table-cell office:value-type="float" office:value="1.42498386689563">
            <text:p>1.424983866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965">
            <text:p>1965</text:p>
          </table:table-cell>
          <table:table-cell office:value-type="float" office:value="10.5981952259662">
            <text:p>10.598195226</text:p>
          </table:table-cell>
          <table:table-cell office:value-type="float" office:value="22.7333333333333">
            <text:p>22.7333333333</text:p>
          </table:table-cell>
          <table:table-cell office:value-type="float" office:value="0.496955680918614">
            <text:p>0.4969556809</text:p>
          </table:table-cell>
          <table:table-cell office:value-type="float" office:value="1.27022866022866">
            <text:p>1.2702286602</text:p>
          </table:table-cell>
          <table:table-cell office:value-type="float" office:value="22">
            <text:p>22</text:p>
          </table:table-cell>
          <table:table-cell table:style-name="ce3" office:value-type="float" office:value="1965">
            <text:p>1965</text:p>
          </table:table-cell>
          <table:table-cell office:value-type="float" office:value="12.9444076069506">
            <text:p>12.944407607</text:p>
          </table:table-cell>
          <table:table-cell office:value-type="float" office:value="29.2">
            <text:p>29.2</text:p>
          </table:table-cell>
          <table:table-cell office:value-type="float" office:value="0.470857795386495">
            <text:p>0.4708577954</text:p>
          </table:table-cell>
          <table:table-cell office:value-type="float" office:value="1.4733966033966">
            <text:p>1.4733966034</text:p>
          </table:table-cell>
          <table:table-cell office:value-type="float" office:value="22">
            <text:p>22</text:p>
          </table:table-cell>
          <table:table-cell table:style-name="ce3" office:value-type="float" office:value="1965">
            <text:p>1965</text:p>
          </table:table-cell>
          <table:table-cell office:value-type="float" office:value="21.3858602995561">
            <text:p>21.3858602996</text:p>
          </table:table-cell>
          <table:table-cell office:value-type="float" office:value="14.3333333333333">
            <text:p>14.3333333333</text:p>
          </table:table-cell>
          <table:table-cell office:value-type="float" office:value="1.56364957271593">
            <text:p>1.5636495727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965">
            <text:p>1965</text:p>
          </table:table-cell>
          <table:table-cell office:value-type="float" office:value="17.2152065234933">
            <text:p>17.2152065235</text:p>
          </table:table-cell>
          <table:table-cell office:value-type="float" office:value="31.2">
            <text:p>31.2</text:p>
          </table:table-cell>
          <table:table-cell office:value-type="float" office:value="0.580890232113096">
            <text:p>0.5808902321</text:p>
          </table:table-cell>
          <table:table-cell office:value-type="float" office:value="1.42498386689563">
            <text:p>1.424983866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970">
            <text:p>1970</text:p>
          </table:table-cell>
          <table:table-cell office:value-type="float" office:value="10.5981952259662">
            <text:p>10.598195226</text:p>
          </table:table-cell>
          <table:table-cell office:value-type="float" office:value="22.7333333333333">
            <text:p>22.7333333333</text:p>
          </table:table-cell>
          <table:table-cell office:value-type="float" office:value="0.496955680918614">
            <text:p>0.4969556809</text:p>
          </table:table-cell>
          <table:table-cell office:value-type="float" office:value="1.27022866022866">
            <text:p>1.2702286602</text:p>
          </table:table-cell>
          <table:table-cell office:value-type="float" office:value="22">
            <text:p>22</text:p>
          </table:table-cell>
          <table:table-cell table:style-name="ce3" office:value-type="float" office:value="1970">
            <text:p>1970</text:p>
          </table:table-cell>
          <table:table-cell office:value-type="float" office:value="12.9444076069506">
            <text:p>12.944407607</text:p>
          </table:table-cell>
          <table:table-cell office:value-type="float" office:value="29.2">
            <text:p>29.2</text:p>
          </table:table-cell>
          <table:table-cell office:value-type="float" office:value="0.470857795386495">
            <text:p>0.4708577954</text:p>
          </table:table-cell>
          <table:table-cell office:value-type="float" office:value="1.4733966033966">
            <text:p>1.4733966034</text:p>
          </table:table-cell>
          <table:table-cell office:value-type="float" office:value="22">
            <text:p>22</text:p>
          </table:table-cell>
          <table:table-cell table:style-name="ce3" office:value-type="float" office:value="1970">
            <text:p>1970</text:p>
          </table:table-cell>
          <table:table-cell office:value-type="float" office:value="21.3858602995561">
            <text:p>21.3858602996</text:p>
          </table:table-cell>
          <table:table-cell office:value-type="float" office:value="14.3333333333333">
            <text:p>14.3333333333</text:p>
          </table:table-cell>
          <table:table-cell office:value-type="float" office:value="1.56364957271593">
            <text:p>1.5636495727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970">
            <text:p>1970</text:p>
          </table:table-cell>
          <table:table-cell office:value-type="float" office:value="17.2152065234933">
            <text:p>17.2152065235</text:p>
          </table:table-cell>
          <table:table-cell office:value-type="float" office:value="31.2">
            <text:p>31.2</text:p>
          </table:table-cell>
          <table:table-cell office:value-type="float" office:value="0.580890232113096">
            <text:p>0.5808902321</text:p>
          </table:table-cell>
          <table:table-cell office:value-type="float" office:value="1.42498386689563">
            <text:p>1.424983866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975">
            <text:p>1975</text:p>
          </table:table-cell>
          <table:table-cell office:value-type="float" office:value="10.5981952259662">
            <text:p>10.598195226</text:p>
          </table:table-cell>
          <table:table-cell office:value-type="float" office:value="22.7333333333333">
            <text:p>22.7333333333</text:p>
          </table:table-cell>
          <table:table-cell office:value-type="float" office:value="0.496955680918614">
            <text:p>0.4969556809</text:p>
          </table:table-cell>
          <table:table-cell office:value-type="float" office:value="1.27022866022866">
            <text:p>1.2702286602</text:p>
          </table:table-cell>
          <table:table-cell office:value-type="float" office:value="22">
            <text:p>22</text:p>
          </table:table-cell>
          <table:table-cell table:style-name="ce3" office:value-type="float" office:value="1975">
            <text:p>1975</text:p>
          </table:table-cell>
          <table:table-cell office:value-type="float" office:value="12.9444076069506">
            <text:p>12.944407607</text:p>
          </table:table-cell>
          <table:table-cell office:value-type="float" office:value="29.2">
            <text:p>29.2</text:p>
          </table:table-cell>
          <table:table-cell office:value-type="float" office:value="0.470857795386495">
            <text:p>0.4708577954</text:p>
          </table:table-cell>
          <table:table-cell office:value-type="float" office:value="1.4733966033966">
            <text:p>1.4733966034</text:p>
          </table:table-cell>
          <table:table-cell office:value-type="float" office:value="22">
            <text:p>22</text:p>
          </table:table-cell>
          <table:table-cell table:style-name="ce3" office:value-type="float" office:value="1975">
            <text:p>1975</text:p>
          </table:table-cell>
          <table:table-cell office:value-type="float" office:value="21.3858602995561">
            <text:p>21.3858602996</text:p>
          </table:table-cell>
          <table:table-cell office:value-type="float" office:value="14.3333333333333">
            <text:p>14.3333333333</text:p>
          </table:table-cell>
          <table:table-cell office:value-type="float" office:value="1.56364957271593">
            <text:p>1.5636495727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975">
            <text:p>1975</text:p>
          </table:table-cell>
          <table:table-cell office:value-type="float" office:value="17.2152065234933">
            <text:p>17.2152065235</text:p>
          </table:table-cell>
          <table:table-cell office:value-type="float" office:value="31.1333333333333">
            <text:p>31.1333333333</text:p>
          </table:table-cell>
          <table:table-cell office:value-type="float" office:value="0.582349569757689">
            <text:p>0.5823495698</text:p>
          </table:table-cell>
          <table:table-cell office:value-type="float" office:value="1.42729868171045">
            <text:p>1.427298681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980">
            <text:p>1980</text:p>
          </table:table-cell>
          <table:table-cell office:value-type="float" office:value="10.5981952259662">
            <text:p>10.598195226</text:p>
          </table:table-cell>
          <table:table-cell office:value-type="float" office:value="22.7333333333333">
            <text:p>22.7333333333</text:p>
          </table:table-cell>
          <table:table-cell office:value-type="float" office:value="0.496955680918614">
            <text:p>0.4969556809</text:p>
          </table:table-cell>
          <table:table-cell office:value-type="float" office:value="1.27022866022866">
            <text:p>1.2702286602</text:p>
          </table:table-cell>
          <table:table-cell office:value-type="float" office:value="22">
            <text:p>22</text:p>
          </table:table-cell>
          <table:table-cell table:style-name="ce3" office:value-type="float" office:value="1980">
            <text:p>1980</text:p>
          </table:table-cell>
          <table:table-cell office:value-type="float" office:value="12.9444076069506">
            <text:p>12.944407607</text:p>
          </table:table-cell>
          <table:table-cell office:value-type="float" office:value="29.2">
            <text:p>29.2</text:p>
          </table:table-cell>
          <table:table-cell office:value-type="float" office:value="0.470857795386495">
            <text:p>0.4708577954</text:p>
          </table:table-cell>
          <table:table-cell office:value-type="float" office:value="1.4733966033966">
            <text:p>1.4733966034</text:p>
          </table:table-cell>
          <table:table-cell office:value-type="float" office:value="22">
            <text:p>22</text:p>
          </table:table-cell>
          <table:table-cell table:style-name="ce3" office:value-type="float" office:value="1980">
            <text:p>1980</text:p>
          </table:table-cell>
          <table:table-cell office:value-type="float" office:value="21.3858602995561">
            <text:p>21.3858602996</text:p>
          </table:table-cell>
          <table:table-cell office:value-type="float" office:value="14.3333333333333">
            <text:p>14.3333333333</text:p>
          </table:table-cell>
          <table:table-cell office:value-type="float" office:value="1.56364957271593">
            <text:p>1.5636495727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980">
            <text:p>1980</text:p>
          </table:table-cell>
          <table:table-cell office:value-type="float" office:value="17.2152065234933">
            <text:p>17.2152065235</text:p>
          </table:table-cell>
          <table:table-cell office:value-type="float" office:value="31.1333333333333">
            <text:p>31.1333333333</text:p>
          </table:table-cell>
          <table:table-cell office:value-type="float" office:value="0.582349569757689">
            <text:p>0.5823495698</text:p>
          </table:table-cell>
          <table:table-cell office:value-type="float" office:value="1.42729868171045">
            <text:p>1.427298681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985">
            <text:p>1985</text:p>
          </table:table-cell>
          <table:table-cell office:value-type="float" office:value="10.5981952259662">
            <text:p>10.598195226</text:p>
          </table:table-cell>
          <table:table-cell office:value-type="float" office:value="22.6666666666667">
            <text:p>22.6666666667</text:p>
          </table:table-cell>
          <table:table-cell office:value-type="float" office:value="0.497847963871785">
            <text:p>0.4978479639</text:p>
          </table:table-cell>
          <table:table-cell office:value-type="float" office:value="1.26689532689533">
            <text:p>1.2668953269</text:p>
          </table:table-cell>
          <table:table-cell office:value-type="float" office:value="22">
            <text:p>22</text:p>
          </table:table-cell>
          <table:table-cell table:style-name="ce3" office:value-type="float" office:value="1985">
            <text:p>1985</text:p>
          </table:table-cell>
          <table:table-cell office:value-type="float" office:value="12.9444076069506">
            <text:p>12.944407607</text:p>
          </table:table-cell>
          <table:table-cell office:value-type="float" office:value="29.2">
            <text:p>29.2</text:p>
          </table:table-cell>
          <table:table-cell office:value-type="float" office:value="0.470857795386495">
            <text:p>0.4708577954</text:p>
          </table:table-cell>
          <table:table-cell office:value-type="float" office:value="1.4733966033966">
            <text:p>1.4733966034</text:p>
          </table:table-cell>
          <table:table-cell office:value-type="float" office:value="22">
            <text:p>22</text:p>
          </table:table-cell>
          <table:table-cell table:style-name="ce3" office:value-type="float" office:value="1985">
            <text:p>1985</text:p>
          </table:table-cell>
          <table:table-cell office:value-type="float" office:value="21.3858602995561">
            <text:p>21.3858602996</text:p>
          </table:table-cell>
          <table:table-cell office:value-type="float" office:value="14.3333333333333">
            <text:p>14.3333333333</text:p>
          </table:table-cell>
          <table:table-cell office:value-type="float" office:value="1.56364957271593">
            <text:p>1.5636495727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985">
            <text:p>1985</text:p>
          </table:table-cell>
          <table:table-cell office:value-type="float" office:value="17.2152065234933">
            <text:p>17.2152065235</text:p>
          </table:table-cell>
          <table:table-cell office:value-type="float" office:value="31.1333333333333">
            <text:p>31.1333333333</text:p>
          </table:table-cell>
          <table:table-cell office:value-type="float" office:value="0.582349569757689">
            <text:p>0.5823495698</text:p>
          </table:table-cell>
          <table:table-cell office:value-type="float" office:value="1.42729868171045">
            <text:p>1.427298681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990">
            <text:p>1990</text:p>
          </table:table-cell>
          <table:table-cell office:value-type="float" office:value="10.5981952259662">
            <text:p>10.598195226</text:p>
          </table:table-cell>
          <table:table-cell office:value-type="float" office:value="22.6666666666667">
            <text:p>22.6666666667</text:p>
          </table:table-cell>
          <table:table-cell office:value-type="float" office:value="0.497847963871785">
            <text:p>0.4978479639</text:p>
          </table:table-cell>
          <table:table-cell office:value-type="float" office:value="1.26689532689533">
            <text:p>1.2668953269</text:p>
          </table:table-cell>
          <table:table-cell office:value-type="float" office:value="22">
            <text:p>22</text:p>
          </table:table-cell>
          <table:table-cell table:style-name="ce3" office:value-type="float" office:value="1990">
            <text:p>1990</text:p>
          </table:table-cell>
          <table:table-cell office:value-type="float" office:value="12.9444076069506">
            <text:p>12.944407607</text:p>
          </table:table-cell>
          <table:table-cell office:value-type="float" office:value="29.2">
            <text:p>29.2</text:p>
          </table:table-cell>
          <table:table-cell office:value-type="float" office:value="0.470857795386495">
            <text:p>0.4708577954</text:p>
          </table:table-cell>
          <table:table-cell office:value-type="float" office:value="1.4733966033966">
            <text:p>1.4733966034</text:p>
          </table:table-cell>
          <table:table-cell office:value-type="float" office:value="22">
            <text:p>22</text:p>
          </table:table-cell>
          <table:table-cell table:style-name="ce3" office:value-type="float" office:value="1990">
            <text:p>1990</text:p>
          </table:table-cell>
          <table:table-cell office:value-type="float" office:value="21.3858602995561">
            <text:p>21.3858602996</text:p>
          </table:table-cell>
          <table:table-cell office:value-type="float" office:value="14.3333333333333">
            <text:p>14.3333333333</text:p>
          </table:table-cell>
          <table:table-cell office:value-type="float" office:value="1.56364957271593">
            <text:p>1.5636495727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990">
            <text:p>1990</text:p>
          </table:table-cell>
          <table:table-cell office:value-type="float" office:value="17.2152065234933">
            <text:p>17.2152065235</text:p>
          </table:table-cell>
          <table:table-cell office:value-type="float" office:value="31">
            <text:p>31</text:p>
          </table:table-cell>
          <table:table-cell office:value-type="float" office:value="0.583479065796581">
            <text:p>0.5834790658</text:p>
          </table:table-cell>
          <table:table-cell office:value-type="float" office:value="1.42217047658224">
            <text:p>1.422170476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1995">
            <text:p>1995</text:p>
          </table:table-cell>
          <table:table-cell office:value-type="float" office:value="10.5981952259662">
            <text:p>10.598195226</text:p>
          </table:table-cell>
          <table:table-cell office:value-type="float" office:value="22.6666666666667">
            <text:p>22.6666666667</text:p>
          </table:table-cell>
          <table:table-cell office:value-type="float" office:value="0.497847963871785">
            <text:p>0.4978479639</text:p>
          </table:table-cell>
          <table:table-cell office:value-type="float" office:value="1.26689532689533">
            <text:p>1.2668953269</text:p>
          </table:table-cell>
          <table:table-cell office:value-type="float" office:value="22">
            <text:p>22</text:p>
          </table:table-cell>
          <table:table-cell table:style-name="ce3" office:value-type="float" office:value="1995">
            <text:p>1995</text:p>
          </table:table-cell>
          <table:table-cell office:value-type="float" office:value="12.9444076069506">
            <text:p>12.944407607</text:p>
          </table:table-cell>
          <table:table-cell office:value-type="float" office:value="29.2">
            <text:p>29.2</text:p>
          </table:table-cell>
          <table:table-cell office:value-type="float" office:value="0.470857795386495">
            <text:p>0.4708577954</text:p>
          </table:table-cell>
          <table:table-cell office:value-type="float" office:value="1.4733966033966">
            <text:p>1.4733966034</text:p>
          </table:table-cell>
          <table:table-cell office:value-type="float" office:value="22">
            <text:p>22</text:p>
          </table:table-cell>
          <table:table-cell table:style-name="ce3" office:value-type="float" office:value="1995">
            <text:p>1995</text:p>
          </table:table-cell>
          <table:table-cell office:value-type="float" office:value="21.3858602995561">
            <text:p>21.3858602996</text:p>
          </table:table-cell>
          <table:table-cell office:value-type="float" office:value="14.3333333333333">
            <text:p>14.3333333333</text:p>
          </table:table-cell>
          <table:table-cell office:value-type="float" office:value="1.56364957271593">
            <text:p>1.5636495727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1995">
            <text:p>1995</text:p>
          </table:table-cell>
          <table:table-cell office:value-type="float" office:value="17.2152065234933">
            <text:p>17.2152065235</text:p>
          </table:table-cell>
          <table:table-cell office:value-type="float" office:value="31">
            <text:p>31</text:p>
          </table:table-cell>
          <table:table-cell office:value-type="float" office:value="0.583479065796581">
            <text:p>0.5834790658</text:p>
          </table:table-cell>
          <table:table-cell office:value-type="float" office:value="1.42217047658224">
            <text:p>1.422170476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float" office:value="2000">
            <text:p>2000</text:p>
          </table:table-cell>
          <table:table-cell office:value-type="float" office:value="10.5981952259662">
            <text:p>10.598195226</text:p>
          </table:table-cell>
          <table:table-cell office:value-type="float" office:value="22.6666666666667">
            <text:p>22.6666666667</text:p>
          </table:table-cell>
          <table:table-cell office:value-type="float" office:value="0.497847963871785">
            <text:p>0.4978479639</text:p>
          </table:table-cell>
          <table:table-cell office:value-type="float" office:value="1.26689532689533">
            <text:p>1.2668953269</text:p>
          </table:table-cell>
          <table:table-cell office:value-type="float" office:value="22">
            <text:p>22</text:p>
          </table:table-cell>
          <table:table-cell table:style-name="ce3" office:value-type="float" office:value="2000">
            <text:p>2000</text:p>
          </table:table-cell>
          <table:table-cell office:value-type="float" office:value="12.9444076069506">
            <text:p>12.944407607</text:p>
          </table:table-cell>
          <table:table-cell office:value-type="float" office:value="29.2">
            <text:p>29.2</text:p>
          </table:table-cell>
          <table:table-cell office:value-type="float" office:value="0.470857795386495">
            <text:p>0.4708577954</text:p>
          </table:table-cell>
          <table:table-cell office:value-type="float" office:value="1.4733966033966">
            <text:p>1.4733966034</text:p>
          </table:table-cell>
          <table:table-cell office:value-type="float" office:value="22">
            <text:p>22</text:p>
          </table:table-cell>
          <table:table-cell table:style-name="ce3" office:value-type="float" office:value="2000">
            <text:p>2000</text:p>
          </table:table-cell>
          <table:table-cell office:value-type="float" office:value="21.3858602995561">
            <text:p>21.3858602996</text:p>
          </table:table-cell>
          <table:table-cell office:value-type="float" office:value="14.3333333333333">
            <text:p>14.3333333333</text:p>
          </table:table-cell>
          <table:table-cell office:value-type="float" office:value="1.56364957271593">
            <text:p>1.5636495727</text:p>
          </table:table-cell>
          <table:table-cell office:value-type="float" office:value="1.14392857142857">
            <text:p>1.1439285714</text:p>
          </table:table-cell>
          <table:table-cell office:value-type="float" office:value="4">
            <text:p>4</text:p>
          </table:table-cell>
          <table:table-cell table:style-name="ce3" office:value-type="float" office:value="2000">
            <text:p>2000</text:p>
          </table:table-cell>
          <table:table-cell office:value-type="float" office:value="17.2256429059823">
            <text:p>17.225642906</text:p>
          </table:table-cell>
          <table:table-cell office:value-type="float" office:value="31.8">
            <text:p>31.8</text:p>
          </table:table-cell>
          <table:table-cell office:value-type="float" office:value="0.578880834446155">
            <text:p>0.5788808344</text:p>
          </table:table-cell>
          <table:table-cell office:value-type="float" office:value="1.44165765606942">
            <text:p>1.4416576561</text:p>
          </table:table-cell>
          <table:table-cell office:value-type="float" office:value="32">
            <text:p>32</text:p>
          </table:table-cell>
        </table:table-row>
        <table:table-row table:style-name="ro1" table:number-rows-repeated="1048171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</meta:initial-creator>
    <meta:creation-date>2013-06-01T10:40:21</meta:creation-date>
    <dc:date>2013-06-01T10:58:29</dc:date>
    <dc:creator>Stuart </dc:creator>
    <meta:editing-duration>PT2M57S</meta:editing-duration>
    <meta:editing-cycles>1</meta:editing-cycles>
    <meta:document-statistic meta:table-count="3" meta:cell-count="9652" meta:object-count="0"/>
    <meta:generator>LibreOffice/3.5$Linux_X86_64 LibreOffice_project/350m1$Build-2</meta:generator>
  </office:meta>
</office:document-meta>
</file>